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4.7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cc"/>
    </style:style>
    <style:style style:name="ce11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0000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</style:style>
    <style:style style:name="ce16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0000"/>
      <style:text-properties style:use-window-font-color="true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</style:style>
    <style:style style:name="ce21" style:family="table-cell" style:parent-style-name="Default">
      <style:table-cell-properties fo:border-bottom="none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2" office:value-type="date" office:date-value="2017-11-10">
            <text:p>10.11.17</text:p>
          </table:table-cell>
          <table:table-cell table:style-name="ce2" office:value-type="date" office:date-value="2017-11-11">
            <text:p>11.11.17</text:p>
          </table:table-cell>
          <table:table-cell table:style-name="ce2" office:value-type="date" office:date-value="2017-11-12">
            <text:p>12.11.17</text:p>
          </table:table-cell>
          <table:table-cell table:style-name="ce2" office:value-type="date" office:date-value="2017-11-13">
            <text:p>13.11.17</text:p>
          </table:table-cell>
          <table:table-cell table:style-name="ce2" office:value-type="date" office:date-value="2017-11-14">
            <text:p>14.11.17</text:p>
          </table:table-cell>
          <table:table-cell table:style-name="ce2" office:value-type="date" office:date-value="2017-11-15">
            <text:p>15.11.17</text:p>
          </table:table-cell>
          <table:table-cell table:style-name="ce2" office:value-type="date" office:date-value="2017-11-16">
            <text:p>16.11.17</text:p>
          </table:table-cell>
          <table:table-cell table:style-name="ce2" office:value-type="date" office:date-value="2017-11-17">
            <text:p>17.11.17</text:p>
          </table:table-cell>
          <table:table-cell table:style-name="ce2" office:value-type="date" office:date-value="2017-11-18">
            <text:p>18.11.17</text:p>
          </table:table-cell>
          <table:table-cell table:style-name="ce2" office:value-type="date" office:date-value="2017-11-19">
            <text:p>19.11.17</text:p>
          </table:table-cell>
          <table:table-cell table:style-name="ce2" office:value-type="date" office:date-value="2017-11-20">
            <text:p>20.11.17</text:p>
          </table:table-cell>
          <table:table-cell table:style-name="ce2" office:value-type="date" office:date-value="2017-11-21">
            <text:p>21.11.17</text:p>
          </table:table-cell>
          <table:table-cell table:style-name="ce2" office:value-type="date" office:date-value="2017-11-22">
            <text:p>22.11.17</text:p>
          </table:table-cell>
          <table:table-cell table:style-name="ce2" office:value-type="date" office:date-value="2017-11-23">
            <text:p>23.11.17</text:p>
          </table:table-cell>
          <table:table-cell table:style-name="ce2" office:value-type="date" office:date-value="2017-11-24">
            <text:p>24.11.17</text:p>
          </table:table-cell>
          <table:table-cell table:style-name="ce2" office:value-type="date" office:date-value="2017-11-25">
            <text:p>25.11.17</text:p>
          </table:table-cell>
          <table:table-cell table:style-name="ce2" office:value-type="date" office:date-value="2017-11-26">
            <text:p>26.11.17</text:p>
          </table:table-cell>
          <table:table-cell table:style-name="ce2" office:value-type="date" office:date-value="2017-11-27">
            <text:p>27.11.17</text:p>
          </table:table-cell>
          <table:table-cell table:style-name="ce2" office:value-type="date" office:date-value="2017-11-28">
            <text:p>28.11.17</text:p>
          </table:table-cell>
          <table:table-cell table:style-name="ce2" office:value-type="date" office:date-value="2017-11-29">
            <text:p>29.11.17</text:p>
          </table:table-cell>
          <table:table-cell table:style-name="ce2" office:value-type="date" office:date-value="2017-11-30">
            <text:p>30.11.17</text:p>
          </table:table-cell>
          <table:table-cell table:style-name="ce2" office:value-type="date" office:date-value="2017-12-01">
            <text:p>01.12.17</text:p>
          </table:table-cell>
          <table:table-cell table:style-name="ce2" office:value-type="date" office:date-value="2017-12-02">
            <text:p>02.12.17</text:p>
          </table:table-cell>
          <table:table-cell table:style-name="ce2" office:value-type="date" office:date-value="2017-12-03">
            <text:p>03.12.17</text:p>
          </table:table-cell>
          <table:table-cell table:style-name="ce2" office:value-type="date" office:date-value="2017-12-04">
            <text:p>04.12.17</text:p>
          </table:table-cell>
          <table:table-cell table:style-name="ce2" office:value-type="date" office:date-value="2017-12-05">
            <text:p>05.12.17</text:p>
          </table:table-cell>
          <table:table-cell table:style-name="ce2" office:value-type="date" office:date-value="2017-12-06">
            <text:p>06.12.17</text:p>
          </table:table-cell>
          <table:table-cell table:style-name="ce2" office:value-type="date" office:date-value="2017-12-07">
            <text:p>07.12.17</text:p>
          </table:table-cell>
          <table:table-cell table:style-name="ce2" office:value-type="date" office:date-value="2017-12-08">
            <text:p>08.12.17</text:p>
          </table:table-cell>
          <table:table-cell table:style-name="ce2" office:value-type="date" office:date-value="2017-12-09">
            <text:p>09.12.17</text:p>
          </table:table-cell>
          <table:table-cell table:style-name="ce2" office:value-type="date" office:date-value="2017-12-10">
            <text:p>10.12.17</text:p>
          </table:table-cell>
          <table:table-cell table:style-name="ce2" office:value-type="date" office:date-value="2017-12-11">
            <text:p>11.12.17</text:p>
          </table:table-cell>
          <table:table-cell table:style-name="ce2" office:value-type="date" office:date-value="2017-12-12">
            <text:p>12.12.17</text:p>
          </table:table-cell>
          <table:table-cell table:style-name="ce2" office:value-type="date" office:date-value="2017-12-13">
            <text:p>13.12.17</text:p>
          </table:table-cell>
          <table:table-cell table:style-name="ce2" office:value-type="date" office:date-value="2017-12-14">
            <text:p>14.12.17</text:p>
          </table:table-cell>
          <table:table-cell table:style-name="ce2" office:value-type="date" office:date-value="2017-12-15">
            <text:p>15.12.17</text:p>
          </table:table-cell>
          <table:table-cell table:style-name="ce2" office:value-type="date" office:date-value="2017-12-16">
            <text:p>16.12.17</text:p>
          </table:table-cell>
          <table:table-cell table:style-name="ce2" office:value-type="date" office:date-value="2017-12-17">
            <text:p>17.12.17</text:p>
          </table:table-cell>
          <table:table-cell table:style-name="ce2" office:value-type="date" office:date-value="2017-12-18">
            <text:p>18.12.17</text:p>
          </table:table-cell>
          <table:table-cell table:style-name="ce2" office:value-type="date" office:date-value="2017-12-19">
            <text:p>19.12.17</text:p>
          </table:table-cell>
          <table:table-cell table:style-name="ce2" office:value-type="date" office:date-value="2017-12-20">
            <text:p>20.12.17</text:p>
          </table:table-cell>
          <table:table-cell table:style-name="ce2" office:value-type="date" office:date-value="2017-12-21">
            <text:p>21.12.17</text:p>
          </table:table-cell>
          <table:table-cell table:style-name="ce2" office:value-type="date" office:date-value="2017-12-22">
            <text:p>22.12.17</text:p>
          </table:table-cell>
          <table:table-cell table:style-name="ce2" office:value-type="date" office:date-value="2017-12-23">
            <text:p>23.12.17</text:p>
          </table:table-cell>
          <table:table-cell table:style-name="ce2" office:value-type="date" office:date-value="2017-12-24">
            <text:p>24.12.17</text:p>
          </table:table-cell>
          <table:table-cell table:style-name="ce2" office:value-type="date" office:date-value="2017-12-25">
            <text:p>25.12.17</text:p>
          </table:table-cell>
          <table:table-cell table:style-name="ce2" office:value-type="date" office:date-value="2017-12-26">
            <text:p>26.12.17</text:p>
          </table:table-cell>
          <table:table-cell table:style-name="ce2" office:value-type="date" office:date-value="2017-12-27">
            <text:p>27.12.17</text:p>
          </table:table-cell>
          <table:table-cell table:style-name="ce2" office:value-type="date" office:date-value="2017-12-28">
            <text:p>28.12.17</text:p>
          </table:table-cell>
          <table:table-cell table:style-name="ce2" office:value-type="date" office:date-value="2017-12-29">
            <text:p>29.12.17</text:p>
          </table:table-cell>
          <table:table-cell table:style-name="ce2" office:value-type="date" office:date-value="2017-12-30">
            <text:p>30.12.17</text:p>
          </table:table-cell>
          <table:table-cell table:style-name="ce2" office:value-type="date" office:date-value="2017-12-31">
            <text:p>31.12.17</text:p>
          </table:table-cell>
          <table:table-cell table:style-name="ce2" office:value-type="date" office:date-value="2018-01-01">
            <text:p>01.01.18</text:p>
          </table:table-cell>
          <table:table-cell table:style-name="ce2" office:value-type="date" office:date-value="2018-01-02">
            <text:p>02.01.18</text:p>
          </table:table-cell>
          <table:table-cell table:style-name="ce2" office:value-type="date" office:date-value="2018-01-03">
            <text:p>03.01.18</text:p>
          </table:table-cell>
          <table:table-cell table:style-name="ce2" office:value-type="date" office:date-value="2018-01-04">
            <text:p>04.01.18</text:p>
          </table:table-cell>
          <table:table-cell table:style-name="ce2" office:value-type="date" office:date-value="2018-01-05">
            <text:p>05.01.18</text:p>
          </table:table-cell>
          <table:table-cell table:style-name="ce2" office:value-type="date" office:date-value="2018-01-06">
            <text:p>06.01.18</text:p>
          </table:table-cell>
          <table:table-cell table:style-name="ce2" office:value-type="date" office:date-value="2018-01-07">
            <text:p>07.01.18</text:p>
          </table:table-cell>
          <table:table-cell table:style-name="ce2" office:value-type="date" office:date-value="2018-01-08">
            <text:p>08.01.18</text:p>
          </table:table-cell>
          <table:table-cell table:style-name="ce2" office:value-type="date" office:date-value="2018-01-09">
            <text:p>09.01.18</text:p>
          </table:table-cell>
          <table:table-cell table:style-name="ce2" office:value-type="date" office:date-value="2018-01-10">
            <text:p>10.01.18</text:p>
          </table:table-cell>
          <table:table-cell table:style-name="ce2" office:value-type="date" office:date-value="2018-01-11">
            <text:p>11.01.18</text:p>
          </table:table-cell>
          <table:table-cell table:style-name="ce2" office:value-type="date" office:date-value="2018-01-12">
            <text:p>12.01.18</text:p>
          </table:table-cell>
          <table:table-cell table:style-name="ce2" office:value-type="date" office:date-value="2018-01-13">
            <text:p>13.01.18</text:p>
          </table:table-cell>
          <table:table-cell table:style-name="ce2" office:value-type="date" office:date-value="2018-01-14">
            <text:p>14.01.18</text:p>
          </table:table-cell>
          <table:table-cell table:style-name="ce2" office:value-type="date" office:date-value="2018-01-15">
            <text:p>15.01.18</text:p>
          </table:table-cell>
          <table:table-cell table:style-name="ce2" office:value-type="date" office:date-value="2018-01-16">
            <text:p>16.01.18</text:p>
          </table:table-cell>
          <table:table-cell table:style-name="ce2" office:value-type="date" office:date-value="2018-01-17">
            <text:p>17.01.18</text:p>
          </table:table-cell>
          <table:table-cell table:style-name="ce2" office:value-type="date" office:date-value="2018-01-18">
            <text:p>18.01.18</text:p>
          </table:table-cell>
          <table:table-cell table:style-name="ce2" office:value-type="date" office:date-value="2018-01-19">
            <text:p>19.01.18</text:p>
          </table:table-cell>
          <table:table-cell table:style-name="ce2" office:value-type="date" office:date-value="2018-01-20">
            <text:p>20.01.18</text:p>
          </table:table-cell>
          <table:table-cell table:style-name="ce2" office:value-type="date" office:date-value="2018-01-21">
            <text:p>21.01.18</text:p>
          </table:table-cell>
          <table:table-cell table:style-name="ce2" office:value-type="date" office:date-value="2018-01-22">
            <text:p>22.01.18</text:p>
          </table:table-cell>
          <table:table-cell table:style-name="ce2" office:value-type="date" office:date-value="2018-01-23">
            <text:p>23.01.18</text:p>
          </table:table-cell>
          <table:table-cell table:style-name="ce2" office:value-type="date" office:date-value="2018-01-24">
            <text:p>24.01.18</text:p>
          </table:table-cell>
          <table:table-cell table:style-name="ce2" office:value-type="date" office:date-value="2018-01-25">
            <text:p>25.01.18</text:p>
          </table:table-cell>
          <table:table-cell table:style-name="ce2" office:value-type="date" office:date-value="2018-01-26">
            <text:p>26.01.18</text:p>
          </table:table-cell>
          <table:table-cell table:style-name="ce2" office:value-type="date" office:date-value="2018-01-27">
            <text:p>27.01.18</text:p>
          </table:table-cell>
          <table:table-cell table:style-name="ce2" office:value-type="date" office:date-value="2018-01-28">
            <text:p>28.01.18</text:p>
          </table:table-cell>
          <table:table-cell table:style-name="ce2" office:value-type="date" office:date-value="2018-01-29">
            <text:p>29.01.18</text:p>
          </table:table-cell>
          <table:table-cell table:style-name="ce2" office:value-type="date" office:date-value="2018-01-30">
            <text:p>30.01.18</text:p>
          </table:table-cell>
          <table:table-cell table:style-name="ce2" office:value-type="date" office:date-value="2018-01-31">
            <text:p>31.01.18</text:p>
          </table:table-cell>
          <table:table-cell table:style-name="ce2" office:value-type="date" office:date-value="2018-02-01">
            <text:p>01.02.18</text:p>
          </table:table-cell>
          <table:table-cell table:style-name="ce2" office:value-type="date" office:date-value="2018-02-02">
            <text:p>02.02.18</text:p>
          </table:table-cell>
          <table:table-cell table:style-name="ce2" office:value-type="date" office:date-value="2018-02-03">
            <text:p>03.02.18</text:p>
          </table:table-cell>
          <table:table-cell table:style-name="ce2" office:value-type="date" office:date-value="2018-02-04">
            <text:p>04.02.18</text:p>
          </table:table-cell>
          <table:table-cell table:style-name="ce2" office:value-type="date" office:date-value="2018-02-05">
            <text:p>05.02.18</text:p>
          </table:table-cell>
          <table:table-cell table:style-name="ce2" office:value-type="date" office:date-value="2018-02-06">
            <text:p>06.02.18</text:p>
          </table:table-cell>
          <table:table-cell table:style-name="ce2" office:value-type="date" office:date-value="2018-02-07">
            <text:p>07.02.18</text:p>
          </table:table-cell>
          <table:table-cell table:style-name="ce2" office:value-type="date" office:date-value="2018-02-08">
            <text:p>08.02.18</text:p>
          </table:table-cell>
          <table:table-cell table:style-name="ce2" office:value-type="date" office:date-value="2018-02-09">
            <text:p>09.02.18</text:p>
          </table:table-cell>
          <table:table-cell table:style-name="ce2" office:value-type="date" office:date-value="2018-02-10">
            <text:p>10.02.18</text:p>
          </table:table-cell>
          <table:table-cell table:style-name="ce2" office:value-type="date" office:date-value="2018-02-11">
            <text:p>11.02.18</text:p>
          </table:table-cell>
          <table:table-cell table:style-name="ce2" office:value-type="date" office:date-value="2018-02-12">
            <text:p>12.02.18</text:p>
          </table:table-cell>
          <table:table-cell table:style-name="ce2" office:value-type="date" office:date-value="2018-02-13">
            <text:p>13.02.18</text:p>
          </table:table-cell>
          <table:table-cell table:style-name="ce2" office:value-type="date" office:date-value="2018-02-14">
            <text:p>14.02.18</text:p>
          </table:table-cell>
          <table:table-cell table:style-name="ce2" office:value-type="date" office:date-value="2018-02-15">
            <text:p>15.02.18</text:p>
          </table:table-cell>
          <table:table-cell table:style-name="ce2" office:value-type="date" office:date-value="2018-02-16">
            <text:p>16.02.18</text:p>
          </table:table-cell>
          <table:table-cell table:style-name="ce2" office:value-type="date" office:date-value="2018-02-17">
            <text:p>17.02.18</text:p>
          </table:table-cell>
          <table:table-cell table:style-name="ce2" office:value-type="date" office:date-value="2018-02-18">
            <text:p>18.02.18</text:p>
          </table:table-cell>
          <table:table-cell table:style-name="ce2" office:value-type="date" office:date-value="2018-02-19">
            <text:p>19.02.18</text:p>
          </table:table-cell>
          <table:table-cell table:style-name="ce2" office:value-type="date" office:date-value="2018-02-20">
            <text:p>20.02.18</text:p>
          </table:table-cell>
          <table:table-cell table:style-name="ce2" office:value-type="date" office:date-value="2018-02-21">
            <text:p>21.02.18</text:p>
          </table:table-cell>
          <table:table-cell table:style-name="ce2" office:value-type="date" office:date-value="2018-02-22">
            <text:p>22.02.18</text:p>
          </table:table-cell>
          <table:table-cell table:style-name="ce2" office:value-type="date" office:date-value="2018-02-23">
            <text:p>23.02.18</text:p>
          </table:table-cell>
          <table:table-cell table:style-name="ce2" office:value-type="date" office:date-value="2018-02-24">
            <text:p>24.02.18</text:p>
          </table:table-cell>
          <table:table-cell table:style-name="ce2" office:value-type="date" office:date-value="2018-02-25">
            <text:p>25.02.18</text:p>
          </table:table-cell>
          <table:table-cell table:style-name="ce2" office:value-type="date" office:date-value="2018-02-26">
            <text:p>26.02.18</text:p>
          </table:table-cell>
          <table:table-cell table:style-name="ce2" office:value-type="date" office:date-value="2018-02-27">
            <text:p>27.02.18</text:p>
          </table:table-cell>
          <table:table-cell table:style-name="ce2" office:value-type="date" office:date-value="2018-02-28">
            <text:p>28.02.18</text:p>
          </table:table-cell>
          <table:table-cell table:style-name="ce2" office:value-type="date" office:date-value="2018-03-01">
            <text:p>01.03.18</text:p>
          </table:table-cell>
          <table:table-cell table:style-name="ce2" office:value-type="date" office:date-value="2018-03-02">
            <text:p>02.03.18</text:p>
          </table:table-cell>
          <table:table-cell table:style-name="ce2" office:value-type="date" office:date-value="2018-03-03">
            <text:p>03.03.18</text:p>
          </table:table-cell>
          <table:table-cell table:style-name="ce2" office:value-type="date" office:date-value="2018-03-04">
            <text:p>04.03.18</text:p>
          </table:table-cell>
          <table:table-cell table:style-name="ce2" office:value-type="date" office:date-value="2018-03-05">
            <text:p>05.03.18</text:p>
          </table:table-cell>
          <table:table-cell table:style-name="ce2" office:value-type="date" office:date-value="2018-03-06">
            <text:p>06.03.18</text:p>
          </table:table-cell>
          <table:table-cell table:style-name="ce2" office:value-type="date" office:date-value="2018-03-07">
            <text:p>07.03.18</text:p>
          </table:table-cell>
          <table:table-cell table:style-name="ce2" office:value-type="date" office:date-value="2018-03-08">
            <text:p>08.03.18</text:p>
          </table:table-cell>
          <table:table-cell table:style-name="ce2" office:value-type="date" office:date-value="2018-03-09">
            <text:p>09.03.18</text:p>
          </table:table-cell>
          <table:table-cell table:style-name="ce2" office:value-type="date" office:date-value="2018-03-10">
            <text:p>10.03.18</text:p>
          </table:table-cell>
          <table:table-cell table:style-name="ce2" office:value-type="date" office:date-value="2018-03-11">
            <text:p>11.03.18</text:p>
          </table:table-cell>
          <table:table-cell table:style-name="ce2" office:value-type="date" office:date-value="2018-03-12">
            <text:p>12.03.18</text:p>
          </table:table-cell>
          <table:table-cell table:style-name="ce2" office:value-type="date" office:date-value="2018-03-13">
            <text:p>13.03.18</text:p>
          </table:table-cell>
          <table:table-cell table:style-name="ce2" office:value-type="date" office:date-value="2018-03-14">
            <text:p>14.03.18</text:p>
          </table:table-cell>
          <table:table-cell table:style-name="ce2" office:value-type="date" office:date-value="2018-03-15">
            <text:p>15.03.18</text:p>
          </table:table-cell>
          <table:table-cell table:style-name="ce2" office:value-type="date" office:date-value="2018-03-16">
            <text:p>16.03.18</text:p>
          </table:table-cell>
          <table:table-cell table:style-name="ce2" office:value-type="date" office:date-value="2018-03-17">
            <text:p>17.03.18</text:p>
          </table:table-cell>
          <table:table-cell table:style-name="ce2" office:value-type="date" office:date-value="2018-03-18">
            <text:p>18.03.18</text:p>
          </table:table-cell>
          <table:table-cell table:style-name="ce2" office:value-type="date" office:date-value="2018-03-19">
            <text:p>19.03.18</text:p>
          </table:table-cell>
          <table:table-cell table:style-name="ce2" office:value-type="date" office:date-value="2018-03-20">
            <text:p>20.03.18</text:p>
          </table:table-cell>
          <table:table-cell table:style-name="ce2" office:value-type="date" office:date-value="2018-03-21">
            <text:p>21.03.18</text:p>
          </table:table-cell>
          <table:table-cell table:style-name="ce2" office:value-type="date" office:date-value="2018-03-22">
            <text:p>22.03.18</text:p>
          </table:table-cell>
          <table:table-cell table:style-name="ce2" office:value-type="date" office:date-value="2018-03-23">
            <text:p>23.03.18</text:p>
          </table:table-cell>
          <table:table-cell table:style-name="ce2" office:value-type="date" office:date-value="2018-03-24">
            <text:p>24.03.18</text:p>
          </table:table-cell>
          <table:table-cell table:style-name="ce2" office:value-type="date" office:date-value="2018-03-25">
            <text:p>25.03.18</text:p>
          </table:table-cell>
          <table:table-cell table:style-name="ce2" office:value-type="date" office:date-value="2018-03-26">
            <text:p>26.03.18</text:p>
          </table:table-cell>
          <table:table-cell table:style-name="ce2" office:value-type="date" office:date-value="2018-03-27">
            <text:p>27.03.18</text:p>
          </table:table-cell>
          <table:table-cell table:style-name="ce2" office:value-type="date" office:date-value="2018-03-28">
            <text:p>28.03.18</text:p>
          </table:table-cell>
          <table:table-cell table:style-name="ce2" office:value-type="date" office:date-value="2018-03-29">
            <text:p>29.03.18</text:p>
          </table:table-cell>
          <table:table-cell table:style-name="ce2" office:value-type="date" office:date-value="2018-03-30">
            <text:p>30.03.18</text:p>
          </table:table-cell>
          <table:table-cell table:style-name="ce2" office:value-type="date" office:date-value="2018-03-31">
            <text:p>31.03.18</text:p>
          </table:table-cell>
          <table:table-cell table:style-name="ce2" office:value-type="date" office:date-value="2018-04-01">
            <text:p>01.04.18</text:p>
          </table:table-cell>
          <table:table-cell table:style-name="ce2" office:value-type="date" office:date-value="2018-04-02">
            <text:p>02.04.18</text:p>
          </table:table-cell>
          <table:table-cell table:style-name="ce2" office:value-type="date" office:date-value="2018-04-03">
            <text:p>03.04.18</text:p>
          </table:table-cell>
          <table:table-cell table:style-name="ce2" office:value-type="date" office:date-value="2018-04-04">
            <text:p>04.04.18</text:p>
          </table:table-cell>
          <table:table-cell table:style-name="ce2" office:value-type="date" office:date-value="2018-04-05">
            <text:p>05.04.18</text:p>
          </table:table-cell>
          <table:table-cell table:style-name="ce2" office:value-type="date" office:date-value="2018-04-06">
            <text:p>06.04.18</text:p>
          </table:table-cell>
          <table:table-cell table:style-name="ce2" office:value-type="date" office:date-value="2018-04-07">
            <text:p>07.04.18</text:p>
          </table:table-cell>
          <table:table-cell table:style-name="ce2" office:value-type="date" office:date-value="2018-04-08">
            <text:p>08.04.18</text:p>
          </table:table-cell>
          <table:table-cell table:style-name="ce2" office:value-type="date" office:date-value="2018-04-09">
            <text:p>09.04.18</text:p>
          </table:table-cell>
          <table:table-cell table:style-name="ce2" office:value-type="date" office:date-value="2018-04-10">
            <text:p>10.04.18</text:p>
          </table:table-cell>
          <table:table-cell table:style-name="ce2" office:value-type="date" office:date-value="2018-04-11">
            <text:p>11.04.18</text:p>
          </table:table-cell>
          <table:table-cell table:style-name="ce2" office:value-type="date" office:date-value="2018-04-12">
            <text:p>12.04.18</text:p>
          </table:table-cell>
          <table:table-cell table:style-name="ce2" office:value-type="date" office:date-value="2018-04-13">
            <text:p>13.04.18</text:p>
          </table:table-cell>
          <table:table-cell table:style-name="ce2" office:value-type="date" office:date-value="2018-04-14">
            <text:p>14.04.18</text:p>
          </table:table-cell>
          <table:table-cell table:style-name="ce2" office:value-type="date" office:date-value="2018-04-15">
            <text:p>15.04.18</text:p>
          </table:table-cell>
          <table:table-cell table:style-name="ce2" office:value-type="date" office:date-value="2018-04-16">
            <text:p>16.04.18</text:p>
          </table:table-cell>
          <table:table-cell table:style-name="ce2" office:value-type="date" office:date-value="2018-04-17">
            <text:p>17.04.18</text:p>
          </table:table-cell>
          <table:table-cell table:style-name="ce2" office:value-type="date" office:date-value="2018-04-18">
            <text:p>18.04.18</text:p>
          </table:table-cell>
          <table:table-cell table:style-name="ce2" office:value-type="date" office:date-value="2018-04-19">
            <text:p>19.04.18</text:p>
          </table:table-cell>
          <table:table-cell table:style-name="ce2" office:value-type="date" office:date-value="2018-04-20">
            <text:p>20.04.18</text:p>
          </table:table-cell>
          <table:table-cell table:style-name="ce2" office:value-type="date" office:date-value="2018-04-21">
            <text:p>21.04.18</text:p>
          </table:table-cell>
          <table:table-cell table:style-name="ce2" office:value-type="date" office:date-value="2018-04-22">
            <text:p>22.04.18</text:p>
          </table:table-cell>
          <table:table-cell table:style-name="ce2" office:value-type="date" office:date-value="2018-04-23">
            <text:p>23.04.18</text:p>
          </table:table-cell>
          <table:table-cell table:style-name="ce2" office:value-type="date" office:date-value="2018-04-24">
            <text:p>24.04.18</text:p>
          </table:table-cell>
          <table:table-cell table:style-name="ce2" office:value-type="date" office:date-value="2018-04-25">
            <text:p>25.04.18</text:p>
          </table:table-cell>
          <table:table-cell table:style-name="ce2" office:value-type="date" office:date-value="2018-04-26">
            <text:p>26.04.18</text:p>
          </table:table-cell>
          <table:table-cell table:style-name="ce2" office:value-type="date" office:date-value="2018-04-27">
            <text:p>27.04.18</text:p>
          </table:table-cell>
          <table:table-cell table:style-name="ce2" office:value-type="date" office:date-value="2018-04-28">
            <text:p>28.04.18</text:p>
          </table:table-cell>
          <table:table-cell table:style-name="ce2" office:value-type="date" office:date-value="2018-04-29">
            <text:p>29.04.18</text:p>
          </table:table-cell>
          <table:table-cell table:style-name="ce2" office:value-type="date" office:date-value="2018-04-30">
            <text:p>30.04.18</text:p>
          </table:table-cell>
          <table:table-cell table:style-name="ce2" office:value-type="date" office:date-value="2018-05-01">
            <text:p>01.05.18</text:p>
          </table:table-cell>
          <table:table-cell table:style-name="ce2" office:value-type="date" office:date-value="2018-05-02">
            <text:p>02.05.18</text:p>
          </table:table-cell>
          <table:table-cell table:style-name="ce2" office:value-type="date" office:date-value="2018-05-03">
            <text:p>03.05.18</text:p>
          </table:table-cell>
          <table:table-cell table:style-name="ce2" office:value-type="date" office:date-value="2018-05-04">
            <text:p>04.05.18</text:p>
          </table:table-cell>
          <table:table-cell table:style-name="ce2" office:value-type="date" office:date-value="2018-05-05">
            <text:p>05.05.18</text:p>
          </table:table-cell>
          <table:table-cell table:style-name="ce2" office:value-type="date" office:date-value="2018-05-06">
            <text:p>06.05.18</text:p>
          </table:table-cell>
          <table:table-cell table:style-name="ce2" office:value-type="date" office:date-value="2018-05-07">
            <text:p>07.05.18</text:p>
          </table:table-cell>
          <table:table-cell table:style-name="ce2" office:value-type="date" office:date-value="2018-05-08">
            <text:p>08.05.18</text:p>
          </table:table-cell>
          <table:table-cell table:style-name="ce2" office:value-type="date" office:date-value="2018-05-09">
            <text:p>09.05.18</text:p>
          </table:table-cell>
          <table:table-cell table:style-name="ce2" office:value-type="date" office:date-value="2018-05-10">
            <text:p>10.05.18</text:p>
          </table:table-cell>
          <table:table-cell table:style-name="ce2" office:value-type="date" office:date-value="2018-05-11">
            <text:p>11.05.18</text:p>
          </table:table-cell>
          <table:table-cell table:style-name="ce2" office:value-type="date" office:date-value="2018-05-12">
            <text:p>12.05.18</text:p>
          </table:table-cell>
          <table:table-cell table:style-name="ce2" office:value-type="date" office:date-value="2018-05-13">
            <text:p>13.05.18</text:p>
          </table:table-cell>
          <table:table-cell table:style-name="ce2" office:value-type="date" office:date-value="2018-05-14">
            <text:p>14.05.18</text:p>
          </table:table-cell>
          <table:table-cell table:style-name="ce2" office:value-type="date" office:date-value="2018-05-15">
            <text:p>15.05.18</text:p>
          </table:table-cell>
          <table:table-cell table:style-name="ce2" office:value-type="date" office:date-value="2018-05-16">
            <text:p>16.05.18</text:p>
          </table:table-cell>
          <table:table-cell table:style-name="ce2" office:value-type="date" office:date-value="2018-05-17">
            <text:p>17.05.18</text:p>
          </table:table-cell>
          <table:table-cell table:style-name="ce2" office:value-type="date" office:date-value="2018-05-18">
            <text:p>18.05.18</text:p>
          </table:table-cell>
          <table:table-cell table:style-name="ce2" office:value-type="date" office:date-value="2018-05-19">
            <text:p>19.05.18</text:p>
          </table:table-cell>
          <table:table-cell table:style-name="ce2" office:value-type="date" office:date-value="2018-05-20">
            <text:p>20.05.18</text:p>
          </table:table-cell>
          <table:table-cell table:style-name="ce2" office:value-type="date" office:date-value="2018-05-21">
            <text:p>21.05.18</text:p>
          </table:table-cell>
          <table:table-cell table:style-name="ce2" office:value-type="date" office:date-value="2018-05-22">
            <text:p>22.05.18</text:p>
          </table:table-cell>
          <table:table-cell table:style-name="ce2" office:value-type="date" office:date-value="2018-05-23">
            <text:p>23.05.18</text:p>
          </table:table-cell>
          <table:table-cell table:style-name="ce2" office:value-type="date" office:date-value="2018-05-24">
            <text:p>24.05.18</text:p>
          </table:table-cell>
          <table:table-cell table:style-name="ce2" office:value-type="date" office:date-value="2018-05-25">
            <text:p>25.05.18</text:p>
          </table:table-cell>
          <table:table-cell table:style-name="ce2" office:value-type="date" office:date-value="2018-05-26">
            <text:p>26.05.18</text:p>
          </table:table-cell>
          <table:table-cell table:style-name="ce2" office:value-type="date" office:date-value="2018-05-27">
            <text:p>27.05.18</text:p>
          </table:table-cell>
          <table:table-cell table:style-name="ce2" office:value-type="date" office:date-value="2018-05-28">
            <text:p>28.05.18</text:p>
          </table:table-cell>
          <table:table-cell table:style-name="ce2" office:value-type="date" office:date-value="2018-05-29">
            <text:p>29.05.18</text:p>
          </table:table-cell>
          <table:table-cell table:style-name="ce2" office:value-type="date" office:date-value="2018-05-30">
            <text:p>30.05.18</text:p>
          </table:table-cell>
          <table:table-cell table:style-name="ce2" office:value-type="date" office:date-value="2018-05-31">
            <text:p>31.05.18</text:p>
          </table:table-cell>
          <table:table-cell table:style-name="ce2" office:value-type="date" office:date-value="2018-06-01">
            <text:p>01.06.18</text:p>
          </table:table-cell>
          <table:table-cell table:style-name="ce2" office:value-type="date" office:date-value="2018-06-02">
            <text:p>02.06.18</text:p>
          </table:table-cell>
          <table:table-cell table:style-name="ce2" office:value-type="date" office:date-value="2018-06-03">
            <text:p>03.06.18</text:p>
          </table:table-cell>
          <table:table-cell table:style-name="ce2" office:value-type="date" office:date-value="2018-06-04">
            <text:p>04.06.18</text:p>
          </table:table-cell>
          <table:table-cell table:style-name="ce2" office:value-type="date" office:date-value="2018-06-05">
            <text:p>05.06.18</text:p>
          </table:table-cell>
          <table:table-cell table:style-name="ce2" office:value-type="date" office:date-value="2018-06-06">
            <text:p>06.06.18</text:p>
          </table:table-cell>
          <table:table-cell table:style-name="ce2" office:value-type="date" office:date-value="2018-06-07">
            <text:p>07.06.18</text:p>
          </table:table-cell>
          <table:table-cell table:style-name="ce2" office:value-type="date" office:date-value="2018-06-08">
            <text:p>08.06.18</text:p>
          </table:table-cell>
          <table:table-cell table:style-name="ce2" office:value-type="date" office:date-value="2018-06-09">
            <text:p>09.06.18</text:p>
          </table:table-cell>
          <table:table-cell table:style-name="ce2" office:value-type="date" office:date-value="2018-06-10">
            <text:p>10.06.18</text:p>
          </table:table-cell>
          <table:table-cell table:style-name="ce2" office:value-type="date" office:date-value="2018-06-11">
            <text:p>11.06.18</text:p>
          </table:table-cell>
          <table:table-cell table:style-name="ce2" office:value-type="date" office:date-value="2018-06-12">
            <text:p>12.06.18</text:p>
          </table:table-cell>
          <table:table-cell table:style-name="ce2" office:value-type="date" office:date-value="2018-06-13">
            <text:p>13.06.18</text:p>
          </table:table-cell>
          <table:table-cell table:style-name="ce2" office:value-type="date" office:date-value="2018-06-14">
            <text:p>14.06.18</text:p>
          </table:table-cell>
          <table:table-cell table:style-name="ce2" office:value-type="date" office:date-value="2018-06-15">
            <text:p>15.06.18</text:p>
          </table:table-cell>
          <table:table-cell table:style-name="ce2" office:value-type="date" office:date-value="2018-06-16">
            <text:p>16.06.18</text:p>
          </table:table-cell>
          <table:table-cell table:style-name="ce2" office:value-type="date" office:date-value="2018-06-17">
            <text:p>17.06.18</text:p>
          </table:table-cell>
          <table:table-cell table:style-name="ce2" office:value-type="date" office:date-value="2018-06-18">
            <text:p>18.06.18</text:p>
          </table:table-cell>
          <table:table-cell table:style-name="ce2" office:value-type="date" office:date-value="2018-06-19">
            <text:p>19.06.18</text:p>
          </table:table-cell>
          <table:table-cell table:style-name="ce2" office:value-type="date" office:date-value="2018-06-20">
            <text:p>20.06.18</text:p>
          </table:table-cell>
          <table:table-cell table:style-name="ce2" office:value-type="date" office:date-value="2018-06-21">
            <text:p>21.06.18</text:p>
          </table:table-cell>
          <table:table-cell table:style-name="ce2" office:value-type="date" office:date-value="2018-06-22">
            <text:p>22.06.18</text:p>
          </table:table-cell>
          <table:table-cell table:style-name="ce2" office:value-type="date" office:date-value="2018-06-23">
            <text:p>23.06.18</text:p>
          </table:table-cell>
          <table:table-cell table:style-name="ce2" office:value-type="date" office:date-value="2018-06-24">
            <text:p>24.06.18</text:p>
          </table:table-cell>
          <table:table-cell table:style-name="ce2" office:value-type="date" office:date-value="2018-06-25">
            <text:p>25.06.18</text:p>
          </table:table-cell>
          <table:table-cell table:style-name="ce2" office:value-type="date" office:date-value="2018-06-26">
            <text:p>26.06.18</text:p>
          </table:table-cell>
          <table:table-cell table:style-name="ce2" office:value-type="date" office:date-value="2018-06-27">
            <text:p>27.06.18</text:p>
          </table:table-cell>
          <table:table-cell table:style-name="ce2" office:value-type="date" office:date-value="2018-06-28">
            <text:p>28.06.18</text:p>
          </table:table-cell>
          <table:table-cell table:style-name="ce2" office:value-type="date" office:date-value="2018-06-29">
            <text:p>29.06.18</text:p>
          </table:table-cell>
          <table:table-cell table:style-name="ce2" office:value-type="date" office:date-value="2018-06-30">
            <text:p>30.06.18</text:p>
          </table:table-cell>
          <table:table-cell table:style-name="ce2" office:value-type="date" office:date-value="2018-07-01">
            <text:p>01.07.18</text:p>
          </table:table-cell>
          <table:table-cell table:style-name="ce2" office:value-type="date" office:date-value="2018-07-02">
            <text:p>02.07.18</text:p>
          </table:table-cell>
          <table:table-cell table:style-name="ce2" office:value-type="date" office:date-value="2018-07-03">
            <text:p>03.07.18</text:p>
          </table:table-cell>
          <table:table-cell table:style-name="ce2" office:value-type="date" office:date-value="2018-07-04">
            <text:p>04.07.18</text:p>
          </table:table-cell>
          <table:table-cell table:style-name="ce2" office:value-type="date" office:date-value="2018-07-05">
            <text:p>05.07.18</text:p>
          </table:table-cell>
          <table:table-cell table:style-name="ce2" office:value-type="date" office:date-value="2018-07-06">
            <text:p>06.07.18</text:p>
          </table:table-cell>
          <table:table-cell table:style-name="ce2" office:value-type="date" office:date-value="2018-07-07">
            <text:p>07.07.18</text:p>
          </table:table-cell>
          <table:table-cell table:style-name="ce2" office:value-type="date" office:date-value="2018-07-08">
            <text:p>08.07.18</text:p>
          </table:table-cell>
          <table:table-cell table:style-name="ce2" office:value-type="date" office:date-value="2018-07-09">
            <text:p>09.07.18</text:p>
          </table:table-cell>
          <table:table-cell table:style-name="ce2" office:value-type="date" office:date-value="2018-07-10">
            <text:p>10.07.18</text:p>
          </table:table-cell>
          <table:table-cell table:style-name="ce2" office:value-type="date" office:date-value="2018-07-11">
            <text:p>11.07.18</text:p>
          </table:table-cell>
          <table:table-cell table:style-name="ce2" office:value-type="date" office:date-value="2018-07-12">
            <text:p>12.07.18</text:p>
          </table:table-cell>
          <table:table-cell table:style-name="ce2" office:value-type="date" office:date-value="2018-07-13">
            <text:p>13.07.18</text:p>
          </table:table-cell>
          <table:table-cell table:style-name="ce2" office:value-type="date" office:date-value="2018-07-14">
            <text:p>14.07.18</text:p>
          </table:table-cell>
          <table:table-cell table:style-name="ce2" office:value-type="date" office:date-value="2018-07-15">
            <text:p>15.07.18</text:p>
          </table:table-cell>
          <table:table-cell table:style-name="ce2" office:value-type="date" office:date-value="2018-07-16">
            <text:p>16.07.18</text:p>
          </table:table-cell>
          <table:table-cell table:style-name="ce2" office:value-type="date" office:date-value="2018-07-17">
            <text:p>17.07.18</text:p>
          </table:table-cell>
          <table:table-cell table:style-name="ce2" office:value-type="date" office:date-value="2018-07-18">
            <text:p>18.07.18</text:p>
          </table:table-cell>
          <table:table-cell table:style-name="ce2" office:value-type="date" office:date-value="2018-07-19">
            <text:p>19.07.18</text:p>
          </table:table-cell>
          <table:table-cell table:style-name="ce2" office:value-type="date" office:date-value="2018-07-20">
            <text:p>20.07.18</text:p>
          </table:table-cell>
          <table:table-cell table:style-name="ce2" office:value-type="date" office:date-value="2018-07-21">
            <text:p>21.07.18</text:p>
          </table:table-cell>
          <table:table-cell table:style-name="ce2" office:value-type="date" office:date-value="2018-07-22">
            <text:p>22.07.18</text:p>
          </table:table-cell>
          <table:table-cell table:style-name="ce2" office:value-type="date" office:date-value="2018-07-23">
            <text:p>23.07.18</text:p>
          </table:table-cell>
          <table:table-cell table:style-name="ce2" office:value-type="date" office:date-value="2018-07-24">
            <text:p>24.07.18</text:p>
          </table:table-cell>
          <table:table-cell table:style-name="ce2" office:value-type="date" office:date-value="2018-07-25">
            <text:p>25.07.18</text:p>
          </table:table-cell>
          <table:table-cell table:style-name="ce2" office:value-type="date" office:date-value="2018-07-26">
            <text:p>26.07.18</text:p>
          </table:table-cell>
          <table:table-cell table:style-name="ce2" office:value-type="date" office:date-value="2018-07-27">
            <text:p>27.07.18</text:p>
          </table:table-cell>
          <table:table-cell table:style-name="ce2" office:value-type="date" office:date-value="2018-07-28">
            <text:p>28.07.18</text:p>
          </table:table-cell>
          <table:table-cell table:style-name="ce2" office:value-type="date" office:date-value="2018-07-29">
            <text:p>29.07.18</text:p>
          </table:table-cell>
          <table:table-cell table:style-name="ce2" office:value-type="date" office:date-value="2018-07-30">
            <text:p>30.07.18</text:p>
          </table:table-cell>
          <table:table-cell table:style-name="ce2" office:value-type="date" office:date-value="2018-07-31">
            <text:p>31.07.18</text:p>
          </table:table-cell>
          <table:table-cell table:style-name="ce2" office:value-type="date" office:date-value="2018-08-01">
            <text:p>01.08.18</text:p>
          </table:table-cell>
          <table:table-cell table:style-name="ce2" office:value-type="date" office:date-value="2018-08-02">
            <text:p>02.08.18</text:p>
          </table:table-cell>
          <table:table-cell table:style-name="ce2" office:value-type="date" office:date-value="2018-08-03">
            <text:p>03.08.18</text:p>
          </table:table-cell>
          <table:table-cell table:style-name="ce2" office:value-type="date" office:date-value="2018-08-04">
            <text:p>04.08.18</text:p>
          </table:table-cell>
          <table:table-cell table:style-name="ce2" office:value-type="date" office:date-value="2018-08-05">
            <text:p>05.08.18</text:p>
          </table:table-cell>
          <table:table-cell table:style-name="ce2" office:value-type="date" office:date-value="2018-08-06">
            <text:p>06.08.18</text:p>
          </table:table-cell>
          <table:table-cell table:style-name="ce2" office:value-type="date" office:date-value="2018-08-07">
            <text:p>07.08.18</text:p>
          </table:table-cell>
          <table:table-cell table:style-name="ce2" office:value-type="date" office:date-value="2018-08-08">
            <text:p>08.08.18</text:p>
          </table:table-cell>
          <table:table-cell table:style-name="ce2" office:value-type="date" office:date-value="2018-08-09">
            <text:p>09.08.18</text:p>
          </table:table-cell>
          <table:table-cell table:style-name="ce2" office:value-type="date" office:date-value="2018-08-10">
            <text:p>10.08.18</text:p>
          </table:table-cell>
          <table:table-cell table:style-name="ce2" office:value-type="date" office:date-value="2018-08-11">
            <text:p>11.08.18</text:p>
          </table:table-cell>
          <table:table-cell table:style-name="ce2" office:value-type="date" office:date-value="2018-08-12">
            <text:p>12.08.18</text:p>
          </table:table-cell>
          <table:table-cell table:style-name="ce2" office:value-type="date" office:date-value="2018-08-13">
            <text:p>13.08.18</text:p>
          </table:table-cell>
          <table:table-cell table:style-name="ce2" office:value-type="date" office:date-value="2018-08-14">
            <text:p>14.08.18</text:p>
          </table:table-cell>
          <table:table-cell table:style-name="ce2" office:value-type="date" office:date-value="2018-08-15">
            <text:p>15.08.18</text:p>
          </table:table-cell>
          <table:table-cell table:style-name="ce2" office:value-type="date" office:date-value="2018-08-16">
            <text:p>16.08.18</text:p>
          </table:table-cell>
          <table:table-cell table:style-name="ce2" office:value-type="date" office:date-value="2018-08-17">
            <text:p>17.08.18</text:p>
          </table:table-cell>
          <table:table-cell table:style-name="ce2" office:value-type="date" office:date-value="2018-08-18">
            <text:p>18.08.18</text:p>
          </table:table-cell>
          <table:table-cell table:style-name="ce2" office:value-type="date" office:date-value="2018-08-19">
            <text:p>19.08.18</text:p>
          </table:table-cell>
          <table:table-cell table:style-name="ce2" office:value-type="date" office:date-value="2018-08-20">
            <text:p>20.08.18</text:p>
          </table:table-cell>
          <table:table-cell table:style-name="ce2" office:value-type="date" office:date-value="2018-08-21">
            <text:p>21.08.18</text:p>
          </table:table-cell>
          <table:table-cell table:style-name="ce2" office:value-type="date" office:date-value="2018-08-22">
            <text:p>22.08.18</text:p>
          </table:table-cell>
          <table:table-cell table:style-name="ce2" office:value-type="date" office:date-value="2018-08-23">
            <text:p>23.08.18</text:p>
          </table:table-cell>
          <table:table-cell table:style-name="ce2" office:value-type="date" office:date-value="2018-08-24">
            <text:p>24.08.18</text:p>
          </table:table-cell>
          <table:table-cell table:style-name="ce2" office:value-type="date" office:date-value="2018-08-25">
            <text:p>25.08.18</text:p>
          </table:table-cell>
          <table:table-cell table:style-name="ce2" office:value-type="date" office:date-value="2018-08-26">
            <text:p>26.08.18</text:p>
          </table:table-cell>
          <table:table-cell table:style-name="ce2" office:value-type="date" office:date-value="2018-08-27">
            <text:p>27.08.18</text:p>
          </table:table-cell>
          <table:table-cell table:style-name="ce2" office:value-type="date" office:date-value="2018-08-28">
            <text:p>28.08.18</text:p>
          </table:table-cell>
          <table:table-cell table:style-name="ce2" office:value-type="date" office:date-value="2018-08-29">
            <text:p>29.08.18</text:p>
          </table:table-cell>
          <table:table-cell table:style-name="ce2" office:value-type="date" office:date-value="2018-08-30">
            <text:p>30.08.18</text:p>
          </table:table-cell>
          <table:table-cell table:style-name="ce2" office:value-type="date" office:date-value="2018-08-31">
            <text:p>31.08.18</text:p>
          </table:table-cell>
          <table:table-cell table:style-name="ce2" office:value-type="date" office:date-value="2018-09-01">
            <text:p>01.09.18</text:p>
          </table:table-cell>
        </table:table-row>
        <table:table-row table:style-name="ro2">
          <table:table-cell office:value-type="string">
            <text:p>Ranked Games:</text:p>
          </table:table-cell>
          <table:table-cell office:value-type="float" office:value="267">
            <text:p>267</text:p>
          </table:table-cell>
          <table:table-cell office:value-type="float" office:value="306">
            <text:p>306</text:p>
          </table:table-cell>
          <table:table-cell office:value-type="float" office:value="351">
            <text:p>351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  <table:table-cell office:value-type="float" office:value="219">
            <text:p>219</text:p>
          </table:table-cell>
          <table:table-cell office:value-type="float" office:value="242">
            <text:p>242</text:p>
          </table:table-cell>
          <table:table-cell office:value-type="float" office:value="200">
            <text:p>200</text:p>
          </table:table-cell>
          <table:table-cell office:value-type="float" office:value="317">
            <text:p>317</text:p>
          </table:table-cell>
          <table:table-cell office:value-type="float" office:value="319">
            <text:p>319</text:p>
          </table:table-cell>
          <table:table-cell table:number-columns-repeated="286"/>
        </table:table-row>
        <table:table-row table:style-name="ro2">
          <table:table-cell office:value-type="string">
            <text:p>Custom Games:</text:p>
          </table:table-cell>
          <table:table-cell office:value-type="float" office:value="399">
            <text:p>399</text:p>
          </table:table-cell>
          <table:table-cell office:value-type="float" office:value="371">
            <text:p>371</text:p>
          </table:table-cell>
          <table:table-cell office:value-type="float" office:value="359">
            <text:p>359</text:p>
          </table:table-cell>
          <table:table-cell office:value-type="float" office:value="251">
            <text:p>251</text:p>
          </table:table-cell>
          <table:table-cell office:value-type="float" office:value="310">
            <text:p>310</text:p>
          </table:table-cell>
          <table:table-cell office:value-type="float" office:value="445">
            <text:p>445</text:p>
          </table:table-cell>
          <table:table-cell office:value-type="float" office:value="314">
            <text:p>314</text:p>
          </table:table-cell>
          <table:table-cell office:value-type="float" office:value="331">
            <text:p>331</text:p>
          </table:table-cell>
          <table:table-cell office:value-type="float" office:value="416">
            <text:p>416</text:p>
          </table:table-cell>
          <table:table-cell office:value-type="float" office:value="382">
            <text:p>382</text:p>
          </table:table-cell>
          <table:table-cell table:number-columns-repeated="286"/>
        </table:table-row>
        <table:table-row table:style-name="ro1">
          <table:table-cell office:value-type="string">
            <text:p>Total Players:</text:p>
          </table:table-cell>
          <table:table-cell office:value-type="float" office:value="2136">
            <text:p>2136</text:p>
          </table:table-cell>
          <table:table-cell office:value-type="float" office:value="2448">
            <text:p>2448</text:p>
          </table:table-cell>
          <table:table-cell office:value-type="float" office:value="2808">
            <text:p>2808</text:p>
          </table:table-cell>
          <table:table-cell office:value-type="float" office:value="1816">
            <text:p>1816</text:p>
          </table:table-cell>
          <table:table-cell office:value-type="float" office:value="1944">
            <text:p>1944</text:p>
          </table:table-cell>
          <table:table-cell office:value-type="float" office:value="1752">
            <text:p>1752</text:p>
          </table:table-cell>
          <table:table-cell office:value-type="float" office:value="1942">
            <text:p>1942</text:p>
          </table:table-cell>
          <table:table-cell office:value-type="float" office:value="1600">
            <text:p>1600</text:p>
          </table:table-cell>
          <table:table-cell office:value-type="float" office:value="2538">
            <text:p>2538</text:p>
          </table:table-cell>
          <table:table-cell office:value-type="float" office:value="2552">
            <text:p>2552</text:p>
          </table:table-cell>
          <table:table-cell table:number-columns-repeated="286"/>
        </table:table-row>
        <table:table-row table:style-name="ro2">
          <table:table-cell office:value-type="string">
            <text:p>Avg Gametime:</text:p>
          </table:table-cell>
          <table:table-cell office:value-type="float" office:value="22.4363920099875">
            <text:p>22,43639201</text:p>
          </table:table-cell>
          <table:table-cell office:value-type="float" office:value="24.1307734204793">
            <text:p>24,1307734205</text:p>
          </table:table-cell>
          <table:table-cell office:value-type="float" office:value="23.6883190883191">
            <text:p>23,6883190883</text:p>
          </table:table-cell>
          <table:table-cell office:value-type="float" office:value="23.9297356828194">
            <text:p>23,9297356828</text:p>
          </table:table-cell>
          <table:table-cell office:value-type="float" office:value="23.0458847736626">
            <text:p>23,0458847737</text:p>
          </table:table-cell>
          <table:table-cell office:value-type="float" office:value="23.5360730593607">
            <text:p>23,5360730594</text:p>
          </table:table-cell>
          <table:table-cell office:value-type="float" office:value="24.6464187327824">
            <text:p>24,6464187328</text:p>
          </table:table-cell>
          <table:table-cell office:value-type="float" office:value="24.4344166666667">
            <text:p>24,4344166667</text:p>
          </table:table-cell>
          <table:table-cell office:value-type="float" office:value="23.6912723449001">
            <text:p>23,6912723449</text:p>
          </table:table-cell>
          <table:table-cell office:value-type="float" office:value="24.185736677116">
            <text:p>24,1857366771</text:p>
          </table:table-cell>
          <table:table-cell table:number-columns-repeated="286"/>
        </table:table-row>
        <table:table-row table:style-name="ro2">
          <table:table-cell office:value-type="string">
            <text:p>Avg Level:</text:p>
          </table:table-cell>
          <table:table-cell office:value-type="float" office:value="13.2397003745318">
            <text:p>13,2397003745</text:p>
          </table:table-cell>
          <table:table-cell office:value-type="float" office:value="14.1176470588235">
            <text:p>14,1176470588</text:p>
          </table:table-cell>
          <table:table-cell office:value-type="float" office:value="13.9116809116809">
            <text:p>13,9116809117</text:p>
          </table:table-cell>
          <table:table-cell office:value-type="float" office:value="14.0484581497797">
            <text:p>14,0484581498</text:p>
          </table:table-cell>
          <table:table-cell office:value-type="float" office:value="13.6008230452675">
            <text:p>13,6008230453</text:p>
          </table:table-cell>
          <table:table-cell office:value-type="float" office:value="13.7671232876712">
            <text:p>13,7671232877</text:p>
          </table:table-cell>
          <table:table-cell office:value-type="float" office:value="14.4090909090909">
            <text:p>14,4090909091</text:p>
          </table:table-cell>
          <table:table-cell office:value-type="float" office:value="14.265">
            <text:p>14,265</text:p>
          </table:table-cell>
          <table:table-cell office:value-type="float" office:value="13.9779179810726">
            <text:p>13,9779179811</text:p>
          </table:table-cell>
          <table:table-cell office:value-type="float" office:value="14.2037617554859">
            <text:p>14,2037617555</text:p>
          </table:table-cell>
          <table:table-cell table:number-columns-repeated="286"/>
        </table:table-row>
        <table:table-row table:style-name="ro2">
          <table:table-cell office:value-type="string">
            <text:p>Wins East: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87">
            <text:p>187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05">
            <text:p>105</text:p>
          </table:table-cell>
          <table:table-cell office:value-type="float" office:value="137">
            <text:p>137</text:p>
          </table:table-cell>
          <table:table-cell office:value-type="float" office:value="103">
            <text:p>103</text:p>
          </table:table-cell>
          <table:table-cell office:value-type="float" office:value="146">
            <text:p>146</text:p>
          </table:table-cell>
          <table:table-cell office:value-type="float" office:value="172">
            <text:p>172</text:p>
          </table:table-cell>
          <table:table-cell table:number-columns-repeated="286"/>
        </table:table-row>
        <table:table-row table:style-name="ro2">
          <table:table-cell office:value-type="string">
            <text:p>Wins West:</text:p>
          </table:table-cell>
          <table:table-cell office:value-type="float" office:value="119">
            <text:p>119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office:value-type="float" office:value="171">
            <text:p>171</text:p>
          </table:table-cell>
          <table:table-cell office:value-type="float" office:value="147">
            <text:p>147</text:p>
          </table:table-cell>
          <table:table-cell table:number-columns-repeated="286"/>
        </table:table-row>
        <table:table-row table:style-name="ro2">
          <table:table-cell office:value-type="string">
            <text:p>Forsaken picks:</text:p>
          </table:table-cell>
          <table:table-cell office:value-type="float" office:value="316">
            <text:p>316</text:p>
          </table:table-cell>
          <table:table-cell office:value-type="float" office:value="444">
            <text:p>444</text:p>
          </table:table-cell>
          <table:table-cell office:value-type="float" office:value="443">
            <text:p>443</text:p>
          </table:table-cell>
          <table:table-cell office:value-type="float" office:value="279">
            <text:p>279</text:p>
          </table:table-cell>
          <table:table-cell office:value-type="float" office:value="318">
            <text:p>318</text:p>
          </table:table-cell>
          <table:table-cell office:value-type="float" office:value="219">
            <text:p>219</text:p>
          </table:table-cell>
          <table:table-cell office:value-type="float" office:value="282">
            <text:p>282</text:p>
          </table:table-cell>
          <table:table-cell office:value-type="float" office:value="265">
            <text:p>265</text:p>
          </table:table-cell>
          <table:table-cell office:value-type="float" office:value="416">
            <text:p>416</text:p>
          </table:table-cell>
          <table:table-cell office:value-type="float" office:value="353">
            <text:p>353</text:p>
          </table:table-cell>
          <table:table-cell table:number-columns-repeated="286"/>
        </table:table-row>
        <table:table-row table:style-name="ro2">
          <table:table-cell office:value-type="string">
            <text:p>Grove picks:</text:p>
          </table:table-cell>
          <table:table-cell office:value-type="float" office:value="232">
            <text:p>232</text:p>
          </table:table-cell>
          <table:table-cell office:value-type="float" office:value="291">
            <text:p>291</text:p>
          </table:table-cell>
          <table:table-cell office:value-type="float" office:value="273">
            <text:p>273</text:p>
          </table:table-cell>
          <table:table-cell office:value-type="float" office:value="170">
            <text:p>170</text:p>
          </table:table-cell>
          <table:table-cell office:value-type="float" office:value="202">
            <text:p>202</text:p>
          </table:table-cell>
          <table:table-cell office:value-type="float" office:value="163">
            <text:p>163</text:p>
          </table:table-cell>
          <table:table-cell office:value-type="float" office:value="196">
            <text:p>196</text:p>
          </table:table-cell>
          <table:table-cell office:value-type="float" office:value="179">
            <text:p>179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table:number-columns-repeated="286"/>
        </table:table-row>
        <table:table-row table:style-name="ro2">
          <table:table-cell office:value-type="string">
            <text:p>Mech picks:</text:p>
          </table:table-cell>
          <table:table-cell office:value-type="float" office:value="299">
            <text:p>299</text:p>
          </table:table-cell>
          <table:table-cell office:value-type="float" office:value="374">
            <text:p>374</text:p>
          </table:table-cell>
          <table:table-cell office:value-type="float" office:value="404">
            <text:p>404</text:p>
          </table:table-cell>
          <table:table-cell office:value-type="float" office:value="248">
            <text:p>248</text:p>
          </table:table-cell>
          <table:table-cell office:value-type="float" office:value="269">
            <text:p>269</text:p>
          </table:table-cell>
          <table:table-cell office:value-type="float" office:value="193">
            <text:p>193</text:p>
          </table:table-cell>
          <table:table-cell office:value-type="float" office:value="264">
            <text:p>264</text:p>
          </table:table-cell>
          <table:table-cell office:value-type="float" office:value="195">
            <text:p>195</text:p>
          </table:table-cell>
          <table:table-cell office:value-type="float" office:value="343">
            <text:p>343</text:p>
          </table:table-cell>
          <table:table-cell office:value-type="float" office:value="309">
            <text:p>309</text:p>
          </table:table-cell>
          <table:table-cell table:number-columns-repeated="286"/>
        </table:table-row>
        <table:table-row table:style-name="ro2">
          <table:table-cell office:value-type="string">
            <text:p>Forsaken picks: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303">
            <text:p>303</text:p>
          </table:table-cell>
          <table:table-cell office:value-type="float" office:value="164">
            <text:p>164</text:p>
          </table:table-cell>
          <table:table-cell office:value-type="float" office:value="212">
            <text:p>212</text:p>
          </table:table-cell>
          <table:table-cell office:value-type="float" office:value="173">
            <text:p>173</text:p>
          </table:table-cell>
          <table:table-cell office:value-type="float" office:value="204">
            <text:p>204</text:p>
          </table:table-cell>
          <table:table-cell office:value-type="float" office:value="168">
            <text:p>168</text:p>
          </table:table-cell>
          <table:table-cell office:value-type="float" office:value="336">
            <text:p>336</text:p>
          </table:table-cell>
          <table:table-cell office:value-type="float" office:value="261">
            <text:p>261</text:p>
          </table:table-cell>
          <table:table-cell table:number-columns-repeated="286"/>
        </table:table-row>
        <table:table-row table:style-name="ro2">
          <table:table-cell office:value-type="string">
            <text:p>Mastermind picks:</text:p>
          </table:table-cell>
          <table:table-cell office:value-type="float" office:value="1075">
            <text:p>1075</text:p>
          </table:table-cell>
          <table:table-cell office:value-type="float" office:value="1107">
            <text:p>1107</text:p>
          </table:table-cell>
          <table:table-cell office:value-type="float" office:value="1385">
            <text:p>1385</text:p>
          </table:table-cell>
          <table:table-cell office:value-type="float" office:value="955">
            <text:p>955</text:p>
          </table:table-cell>
          <table:table-cell office:value-type="float" office:value="943">
            <text:p>943</text:p>
          </table:table-cell>
          <table:table-cell office:value-type="float" office:value="1004">
            <text:p>1004</text:p>
          </table:table-cell>
          <table:table-cell office:value-type="float" office:value="996">
            <text:p>996</text:p>
          </table:table-cell>
          <table:table-cell office:value-type="float" office:value="793">
            <text:p>793</text:p>
          </table:table-cell>
          <table:table-cell office:value-type="float" office:value="1151">
            <text:p>1151</text:p>
          </table:table-cell>
          <table:table-cell office:value-type="float" office:value="1338">
            <text:p>1338</text:p>
          </table:table-cell>
          <table:table-cell table:number-columns-repeated="286"/>
        </table:table-row>
        <table:table-row table:style-name="ro2">
          <table:table-cell office:value-type="string">
            <text:p>Element wins:</text:p>
          </table:table-cell>
          <table:table-cell office:value-type="float" office:value="182">
            <text:p>182</text:p>
          </table:table-cell>
          <table:table-cell office:value-type="float" office:value="259">
            <text:p>259</text:p>
          </table:table-cell>
          <table:table-cell office:value-type="float" office:value="246">
            <text:p>246</text:p>
          </table:table-cell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 office:value-type="float" office:value="118">
            <text:p>118</text:p>
          </table:table-cell>
          <table:table-cell office:value-type="float" office:value="157">
            <text:p>157</text:p>
          </table:table-cell>
          <table:table-cell office:value-type="float" office:value="145">
            <text:p>145</text:p>
          </table:table-cell>
          <table:table-cell office:value-type="float" office:value="231">
            <text:p>231</text:p>
          </table:table-cell>
          <table:table-cell office:value-type="float" office:value="179">
            <text:p>179</text:p>
          </table:table-cell>
          <table:table-cell table:number-columns-repeated="286"/>
        </table:table-row>
        <table:table-row table:style-name="ro2">
          <table:table-cell office:value-type="string">
            <text:p>Grove wins:</text:p>
          </table:table-cell>
          <table:table-cell office:value-type="float" office:value="120">
            <text:p>120</text:p>
          </table:table-cell>
          <table:table-cell office:value-type="float" office:value="166">
            <text:p>166</text:p>
          </table:table-cell>
          <table:table-cell office:value-type="float" office:value="147">
            <text:p>147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64">
            <text:p>164</text:p>
          </table:table-cell>
          <table:table-cell office:value-type="float" office:value="153">
            <text:p>153</text:p>
          </table:table-cell>
          <table:table-cell table:number-columns-repeated="286"/>
        </table:table-row>
        <table:table-row table:style-name="ro2">
          <table:table-cell office:value-type="string">
            <text:p>Mech wins:</text:p>
          </table:table-cell>
          <table:table-cell office:value-type="float" office:value="154">
            <text:p>154</text:p>
          </table:table-cell>
          <table:table-cell office:value-type="float" office:value="205">
            <text:p>205</text:p>
          </table:table-cell>
          <table:table-cell office:value-type="float" office:value="224">
            <text:p>224</text:p>
          </table:table-cell>
          <table:table-cell office:value-type="float" office:value="141">
            <text:p>141</text:p>
          </table:table-cell>
          <table:table-cell office:value-type="float" office:value="178">
            <text:p>178</text:p>
          </table:table-cell>
          <table:table-cell office:value-type="float" office:value="114">
            <text:p>114</text:p>
          </table:table-cell>
          <table:table-cell office:value-type="float" office:value="154">
            <text:p>154</text:p>
          </table:table-cell>
          <table:table-cell office:value-type="float" office:value="107">
            <text:p>107</text:p>
          </table:table-cell>
          <table:table-cell office:value-type="float" office:value="204">
            <text:p>204</text:p>
          </table:table-cell>
          <table:table-cell office:value-type="float" office:value="173">
            <text:p>173</text:p>
          </table:table-cell>
          <table:table-cell table:number-columns-repeated="286"/>
        </table:table-row>
        <table:table-row table:style-name="ro2">
          <table:table-cell office:value-type="string">
            <text:p>Forsaken wins: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167">
            <text:p>167</text:p>
          </table:table-cell>
          <table:table-cell office:value-type="float" office:value="133">
            <text:p>133</text:p>
          </table:table-cell>
          <table:table-cell table:number-columns-repeated="286"/>
        </table:table-row>
        <table:table-row table:style-name="ro2">
          <table:table-cell office:value-type="string">
            <text:p>Mastermind wins:</text:p>
          </table:table-cell>
          <table:table-cell office:value-type="float" office:value="496">
            <text:p>496</text:p>
          </table:table-cell>
          <table:table-cell office:value-type="float" office:value="470">
            <text:p>470</text:p>
          </table:table-cell>
          <table:table-cell office:value-type="float" office:value="626">
            <text:p>626</text:p>
          </table:table-cell>
          <table:table-cell office:value-type="float" office:value="430">
            <text:p>430</text:p>
          </table:table-cell>
          <table:table-cell office:value-type="float" office:value="410">
            <text:p>410</text:p>
          </table:table-cell>
          <table:table-cell office:value-type="float" office:value="465">
            <text:p>465</text:p>
          </table:table-cell>
          <table:table-cell office:value-type="float" office:value="452">
            <text:p>452</text:p>
          </table:table-cell>
          <table:table-cell office:value-type="float" office:value="358">
            <text:p>358</text:p>
          </table:table-cell>
          <table:table-cell office:value-type="float" office:value="504">
            <text:p>504</text:p>
          </table:table-cell>
          <table:table-cell office:value-type="float" office:value="638">
            <text:p>638</text:p>
          </table:table-cell>
          <table:table-cell table:number-columns-repeated="286"/>
        </table:table-row>
        <table:table-row table:style-name="ro2">
          <table:table-cell office:value-type="string">
            <text:p>Games ended on 1: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6"/>
        </table:table-row>
        <table:table-row table:style-name="ro2">
          <table:table-cell office:value-type="string">
            <text:p>Games ended on 2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86"/>
        </table:table-row>
        <table:table-row table:style-name="ro2">
          <table:table-cell office:value-type="string">
            <text:p>Games ended on 3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86"/>
        </table:table-row>
        <table:table-row table:style-name="ro2">
          <table:table-cell office:value-type="string">
            <text:p>Games ended on 4: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86"/>
        </table:table-row>
        <table:table-row table:style-name="ro2">
          <table:table-cell office:value-type="string">
            <text:p>Games ended on 5: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86"/>
        </table:table-row>
        <table:table-row table:style-name="ro2">
          <table:table-cell office:value-type="string">
            <text:p>Games ended on 6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86"/>
        </table:table-row>
        <table:table-row table:style-name="ro2">
          <table:table-cell office:value-type="string">
            <text:p>Games ended on 7: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86"/>
        </table:table-row>
        <table:table-row table:style-name="ro2">
          <table:table-cell office:value-type="string">
            <text:p>Games ended on 8: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86"/>
        </table:table-row>
        <table:table-row table:style-name="ro2">
          <table:table-cell office:value-type="string">
            <text:p>Games ended on 9: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86"/>
        </table:table-row>
        <table:table-row table:style-name="ro2">
          <table:table-cell office:value-type="string">
            <text:p>Games ended on 10: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86"/>
        </table:table-row>
        <table:table-row table:style-name="ro2">
          <table:table-cell office:value-type="string">
            <text:p>Games ended on 11: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86"/>
        </table:table-row>
        <table:table-row table:style-name="ro2">
          <table:table-cell office:value-type="string">
            <text:p>Games ended on 12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286"/>
        </table:table-row>
        <table:table-row table:style-name="ro2">
          <table:table-cell office:value-type="string">
            <text:p>Games ended on 13:</text:p>
          </table:table-cell>
          <table:table-cell office:value-type="float" office:value="124">
            <text:p>124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table:number-columns-repeated="286"/>
        </table:table-row>
        <table:table-row table:style-name="ro2">
          <table:table-cell office:value-type="string">
            <text:p>Games ended on 14: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table:number-columns-repeated="286"/>
        </table:table-row>
        <table:table-row table:style-name="ro2">
          <table:table-cell office:value-type="string">
            <text:p>Games ended on 15: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286"/>
        </table:table-row>
        <table:table-row table:style-name="ro2">
          <table:table-cell office:value-type="string">
            <text:p>Games ended on 16: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number-columns-repeated="286"/>
        </table:table-row>
        <table:table-row table:style-name="ro2">
          <table:table-cell office:value-type="string">
            <text:p>Games ended on 17: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286"/>
        </table:table-row>
        <table:table-row table:style-name="ro2">
          <table:table-cell office:value-type="string">
            <text:p>Games ended on 18: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286"/>
        </table:table-row>
        <table:table-row table:style-name="ro2">
          <table:table-cell office:value-type="string">
            <text:p>Games ended on 19: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86"/>
        </table:table-row>
        <table:table-row table:style-name="ro2">
          <table:table-cell office:value-type="string">
            <text:p>Games ended on 20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86"/>
        </table:table-row>
        <table:table-row table:style-name="ro2">
          <table:table-cell office:value-type="string">
            <text:p>Games ended on 21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86"/>
        </table:table-row>
        <table:table-row table:style-name="ro2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">
            <text:p>2</text:p>
          </table:table-cell>
          <table:table-cell table:number-columns-repeated="286"/>
        </table:table-row>
        <table:table-row table:style-name="ro2">
          <table:table-cell office:value-type="string">
            <text:p>Element worker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worker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workers lvl 4</text:p>
          </table:table-cell>
          <table:table-cell office:value-type="float" office:value="2">
            <text:p>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workers lvl 5</text:p>
          </table:table-cell>
          <table:table-cell office:value-type="float" office:value="3.4">
            <text:p>3,4</text:p>
          </table:table-cell>
          <table:table-cell office:value-type="float" office:value="3">
            <text:p>3</text:p>
          </table:table-cell>
          <table:table-cell office:value-type="float" office:value="3.25">
            <text:p>3,25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table:number-columns-repeated="286"/>
        </table:table-row>
        <table:table-row table:style-name="ro2">
          <table:table-cell office:value-type="string">
            <text:p>Element worker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float" office:value="4.33333333333333">
            <text:p>4,3333333333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table:number-columns-repeated="286"/>
        </table:table-row>
        <table:table-row table:style-name="ro2">
          <table:table-cell office:value-type="string">
            <text:p>Element workers lvl 7</text:p>
          </table:table-cell>
          <table:table-cell office:value-type="float" office:value="5.75">
            <text:p>5,75</text:p>
          </table:table-cell>
          <table:table-cell office:value-type="float" office:value="5">
            <text:p>5</text:p>
          </table:table-cell>
          <table:table-cell office:value-type="float" office:value="5.25">
            <text:p>5,25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table:number-columns-repeated="2" office:value-type="float" office:value="5">
            <text:p>5</text:p>
          </table:table-cell>
          <table:table-cell office:value-type="float" office:value="4.85714285714286">
            <text:p>4,8571428571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workers lvl 8</text:p>
          </table:table-cell>
          <table:table-cell office:value-type="float" office:value="6">
            <text:p>6</text:p>
          </table:table-cell>
          <table:table-cell office:value-type="float" office:value="6.16666666666667">
            <text:p>6,1666666667</text:p>
          </table:table-cell>
          <table:table-cell office:value-type="float" office:value="4.5">
            <text:p>4,5</text:p>
          </table:table-cell>
          <table:table-cell office:value-type="float" office:value="4.25">
            <text:p>4,25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6.8">
            <text:p>6,8</text:p>
          </table:table-cell>
          <table:table-cell office:value-type="float" office:value="4.8">
            <text:p>4,8</text:p>
          </table:table-cell>
          <table:table-cell office:value-type="float" office:value="5.375">
            <text:p>5,375</text:p>
          </table:table-cell>
          <table:table-cell office:value-type="float" office:value="6">
            <text:p>6</text:p>
          </table:table-cell>
          <table:table-cell table:number-columns-repeated="286"/>
        </table:table-row>
        <table:table-row table:style-name="ro2">
          <table:table-cell office:value-type="string">
            <text:p>Element workers lvl 9</text:p>
          </table:table-cell>
          <table:table-cell office:value-type="float" office:value="6.71428571428571">
            <text:p>6,7142857143</text:p>
          </table:table-cell>
          <table:table-cell office:value-type="float" office:value="5.25">
            <text:p>5,25</text:p>
          </table:table-cell>
          <table:table-cell table:number-columns-repeated="2" office:value-type="float" office:value="6">
            <text:p>6</text:p>
          </table:table-cell>
          <table:table-cell office:value-type="float" office:value="5.69230769230769">
            <text:p>5,6923076923</text:p>
          </table:table-cell>
          <table:table-cell office:value-type="float" office:value="6">
            <text:p>6</text:p>
          </table:table-cell>
          <table:table-cell office:value-type="float" office:value="6.16666666666667">
            <text:p>6,166666666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.66666666666667">
            <text:p>5,6666666667</text:p>
          </table:table-cell>
          <table:table-cell table:number-columns-repeated="286"/>
        </table:table-row>
        <table:table-row table:style-name="ro2">
          <table:table-cell office:value-type="string">
            <text:p>Element workers lvl 10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.8">
            <text:p>7,8</text:p>
          </table:table-cell>
          <table:table-cell office:value-type="float" office:value="6.5">
            <text:p>6,5</text:p>
          </table:table-cell>
          <table:table-cell office:value-type="string">
            <text:p>NaN</text:p>
          </table:table-cell>
          <table:table-cell office:value-type="float" office:value="6.33333333333333">
            <text:p>6,3333333333</text:p>
          </table:table-cell>
          <table:table-cell office:value-type="float" office:value="6.66666666666667">
            <text:p>6,6666666667</text:p>
          </table:table-cell>
          <table:table-cell office:value-type="float" office:value="13">
            <text:p>1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workers lvl 11</text:p>
          </table:table-cell>
          <table:table-cell office:value-type="float" office:value="8.23076923076923">
            <text:p>8,2307692308</text:p>
          </table:table-cell>
          <table:table-cell office:value-type="float" office:value="8.57142857142857">
            <text:p>8,5714285714</text:p>
          </table:table-cell>
          <table:table-cell office:value-type="float" office:value="8.41666666666667">
            <text:p>8,4166666667</text:p>
          </table:table-cell>
          <table:table-cell office:value-type="float" office:value="6.5">
            <text:p>6,5</text:p>
          </table:table-cell>
          <table:table-cell office:value-type="float" office:value="9.57142857142857">
            <text:p>9,5714285714</text:p>
          </table:table-cell>
          <table:table-cell office:value-type="float" office:value="8.3">
            <text:p>8,3</text:p>
          </table:table-cell>
          <table:table-cell office:value-type="float" office:value="8.25">
            <text:p>8,25</text:p>
          </table:table-cell>
          <table:table-cell office:value-type="float" office:value="6.76923076923077">
            <text:p>6,7692307692</text:p>
          </table:table-cell>
          <table:table-cell office:value-type="float" office:value="6.92857142857143">
            <text:p>6,9285714286</text:p>
          </table:table-cell>
          <table:table-cell office:value-type="float" office:value="8.6">
            <text:p>8,6</text:p>
          </table:table-cell>
          <table:table-cell table:number-columns-repeated="286"/>
        </table:table-row>
        <table:table-row table:style-name="ro2">
          <table:table-cell office:value-type="string">
            <text:p>Element workers lvl 12</text:p>
          </table:table-cell>
          <table:table-cell office:value-type="float" office:value="8.93939393939394">
            <text:p>8,9393939394</text:p>
          </table:table-cell>
          <table:table-cell office:value-type="float" office:value="8.97222222222222">
            <text:p>8,9722222222</text:p>
          </table:table-cell>
          <table:table-cell office:value-type="float" office:value="8.925">
            <text:p>8,925</text:p>
          </table:table-cell>
          <table:table-cell office:value-type="float" office:value="8.57142857142857">
            <text:p>8,5714285714</text:p>
          </table:table-cell>
          <table:table-cell office:value-type="float" office:value="8.16666666666667">
            <text:p>8,1666666667</text:p>
          </table:table-cell>
          <table:table-cell office:value-type="float" office:value="8.25">
            <text:p>8,25</text:p>
          </table:table-cell>
          <table:table-cell office:value-type="float" office:value="7.5">
            <text:p>7,5</text:p>
          </table:table-cell>
          <table:table-cell office:value-type="float" office:value="8.875">
            <text:p>8,875</text:p>
          </table:table-cell>
          <table:table-cell office:value-type="float" office:value="8.4">
            <text:p>8,4</text:p>
          </table:table-cell>
          <table:table-cell office:value-type="float" office:value="8">
            <text:p>8</text:p>
          </table:table-cell>
          <table:table-cell table:number-columns-repeated="286"/>
        </table:table-row>
        <table:table-row table:style-name="ro2">
          <table:table-cell office:value-type="string">
            <text:p>Element workers lvl 13</text:p>
          </table:table-cell>
          <table:table-cell office:value-type="float" office:value="9.26845637583893">
            <text:p>9,2684563758</text:p>
          </table:table-cell>
          <table:table-cell office:value-type="float" office:value="9.59375">
            <text:p>9,59375</text:p>
          </table:table-cell>
          <table:table-cell office:value-type="float" office:value="9.2125">
            <text:p>9,2125</text:p>
          </table:table-cell>
          <table:table-cell office:value-type="float" office:value="9.7280701754386">
            <text:p>9,7280701754</text:p>
          </table:table-cell>
          <table:table-cell office:value-type="float" office:value="9.61333333333333">
            <text:p>9,6133333333</text:p>
          </table:table-cell>
          <table:table-cell office:value-type="float" office:value="9.56578947368421">
            <text:p>9,5657894737</text:p>
          </table:table-cell>
          <table:table-cell office:value-type="float" office:value="9.29885057471264">
            <text:p>9,2988505747</text:p>
          </table:table-cell>
          <table:table-cell office:value-type="float" office:value="9.23636363636364">
            <text:p>9,2363636364</text:p>
          </table:table-cell>
          <table:table-cell office:value-type="float" office:value="8.97619047619048">
            <text:p>8,9761904762</text:p>
          </table:table-cell>
          <table:table-cell office:value-type="float" office:value="8.7258064516129">
            <text:p>8,7258064516</text:p>
          </table:table-cell>
          <table:table-cell table:number-columns-repeated="286"/>
        </table:table-row>
        <table:table-row table:style-name="ro2">
          <table:table-cell office:value-type="string">
            <text:p>Element workers lvl 14</text:p>
          </table:table-cell>
          <table:table-cell office:value-type="float" office:value="9.94444444444444">
            <text:p>9,9444444444</text:p>
          </table:table-cell>
          <table:table-cell office:value-type="float" office:value="10.04">
            <text:p>10,04</text:p>
          </table:table-cell>
          <table:table-cell office:value-type="float" office:value="9.52173913043478">
            <text:p>9,5217391304</text:p>
          </table:table-cell>
          <table:table-cell office:value-type="float" office:value="10.1803278688525">
            <text:p>10,1803278689</text:p>
          </table:table-cell>
          <table:table-cell office:value-type="float" office:value="9.90196078431373">
            <text:p>9,9019607843</text:p>
          </table:table-cell>
          <table:table-cell office:value-type="float" office:value="10.03125">
            <text:p>10,03125</text:p>
          </table:table-cell>
          <table:table-cell office:value-type="float" office:value="9.39622641509434">
            <text:p>9,3962264151</text:p>
          </table:table-cell>
          <table:table-cell office:value-type="float" office:value="9.26865671641791">
            <text:p>9,2686567164</text:p>
          </table:table-cell>
          <table:table-cell office:value-type="float" office:value="9.13709677419355">
            <text:p>9,1370967742</text:p>
          </table:table-cell>
          <table:table-cell office:value-type="float" office:value="9.17142857142857">
            <text:p>9,1714285714</text:p>
          </table:table-cell>
          <table:table-cell table:number-columns-repeated="286"/>
        </table:table-row>
        <table:table-row table:style-name="ro2">
          <table:table-cell office:value-type="string">
            <text:p>Element workers lvl 15</text:p>
          </table:table-cell>
          <table:table-cell office:value-type="float" office:value="13.5">
            <text:p>13,5</text:p>
          </table:table-cell>
          <table:table-cell office:value-type="float" office:value="11.8181818181818">
            <text:p>11,8181818182</text:p>
          </table:table-cell>
          <table:table-cell office:value-type="float" office:value="10.75">
            <text:p>10,75</text:p>
          </table:table-cell>
          <table:table-cell office:value-type="float" office:value="11">
            <text:p>11</text:p>
          </table:table-cell>
          <table:table-cell office:value-type="float" office:value="11.6666666666667">
            <text:p>11,6666666667</text:p>
          </table:table-cell>
          <table:table-cell office:value-type="float" office:value="8.85714285714286">
            <text:p>8,8571428571</text:p>
          </table:table-cell>
          <table:table-cell office:value-type="float" office:value="9.375">
            <text:p>9,375</text:p>
          </table:table-cell>
          <table:table-cell office:value-type="float" office:value="10.9333333333333">
            <text:p>10,9333333333</text:p>
          </table:table-cell>
          <table:table-cell office:value-type="float" office:value="10.0416666666667">
            <text:p>10,0416666667</text:p>
          </table:table-cell>
          <table:table-cell office:value-type="float" office:value="10.0588235294118">
            <text:p>10,0588235294</text:p>
          </table:table-cell>
          <table:table-cell table:number-columns-repeated="286"/>
        </table:table-row>
        <table:table-row table:style-name="ro2">
          <table:table-cell office:value-type="string">
            <text:p>Element workers lvl 16</text:p>
          </table:table-cell>
          <table:table-cell office:value-type="float" office:value="11.5">
            <text:p>11,5</text:p>
          </table:table-cell>
          <table:table-cell office:value-type="float" office:value="11.1780821917808">
            <text:p>11,1780821918</text:p>
          </table:table-cell>
          <table:table-cell office:value-type="float" office:value="11.1318681318681">
            <text:p>11,1318681319</text:p>
          </table:table-cell>
          <table:table-cell office:value-type="float" office:value="11.4318181818182">
            <text:p>11,4318181818</text:p>
          </table:table-cell>
          <table:table-cell office:value-type="float" office:value="10.6410256410256">
            <text:p>10,641025641</text:p>
          </table:table-cell>
          <table:table-cell office:value-type="float" office:value="11.2558139534884">
            <text:p>11,2558139535</text:p>
          </table:table-cell>
          <table:table-cell office:value-type="float" office:value="10.8867924528302">
            <text:p>10,8867924528</text:p>
          </table:table-cell>
          <table:table-cell office:value-type="float" office:value="10.1282051282051">
            <text:p>10,1282051282</text:p>
          </table:table-cell>
          <table:table-cell office:value-type="float" office:value="12.7313432835821">
            <text:p>12,7313432836</text:p>
          </table:table-cell>
          <table:table-cell office:value-type="float" office:value="12.530612244898">
            <text:p>12,5306122449</text:p>
          </table:table-cell>
          <table:table-cell table:number-columns-repeated="286"/>
        </table:table-row>
        <table:table-row table:style-name="ro2">
          <table:table-cell office:value-type="string">
            <text:p>Element workers lvl 17</text:p>
          </table:table-cell>
          <table:table-cell office:value-type="float" office:value="13.25">
            <text:p>13,25</text:p>
          </table:table-cell>
          <table:table-cell office:value-type="float" office:value="11.2962962962963">
            <text:p>11,2962962963</text:p>
          </table:table-cell>
          <table:table-cell office:value-type="float" office:value="10.1764705882353">
            <text:p>10,1764705882</text:p>
          </table:table-cell>
          <table:table-cell office:value-type="float" office:value="10.7368421052632">
            <text:p>10,7368421053</text:p>
          </table:table-cell>
          <table:table-cell office:value-type="float" office:value="11.8636363636364">
            <text:p>11,8636363636</text:p>
          </table:table-cell>
          <table:table-cell office:value-type="float" office:value="10.9411764705882">
            <text:p>10,9411764706</text:p>
          </table:table-cell>
          <table:table-cell office:value-type="float" office:value="10.2857142857143">
            <text:p>10,2857142857</text:p>
          </table:table-cell>
          <table:table-cell office:value-type="float" office:value="11.9444444444444">
            <text:p>11,9444444444</text:p>
          </table:table-cell>
          <table:table-cell office:value-type="float" office:value="14.0588235294118">
            <text:p>14,0588235294</text:p>
          </table:table-cell>
          <table:table-cell office:value-type="float" office:value="15.125">
            <text:p>15,125</text:p>
          </table:table-cell>
          <table:table-cell table:number-columns-repeated="286"/>
        </table:table-row>
        <table:table-row table:style-name="ro2">
          <table:table-cell office:value-type="string">
            <text:p>Element workers lvl 18</text:p>
          </table:table-cell>
          <table:table-cell office:value-type="float" office:value="11.875">
            <text:p>11,875</text:p>
          </table:table-cell>
          <table:table-cell office:value-type="float" office:value="12.5882352941176">
            <text:p>12,5882352941</text:p>
          </table:table-cell>
          <table:table-cell office:value-type="float" office:value="10.1818181818182">
            <text:p>10,18181818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.8">
            <text:p>11,8</text:p>
          </table:table-cell>
          <table:table-cell office:value-type="float" office:value="12.0714285714286">
            <text:p>12,0714285714</text:p>
          </table:table-cell>
          <table:table-cell office:value-type="float" office:value="13.0714285714286">
            <text:p>13,0714285714</text:p>
          </table:table-cell>
          <table:table-cell office:value-type="float" office:value="17.5">
            <text:p>17,5</text:p>
          </table:table-cell>
          <table:table-cell office:value-type="float" office:value="16.8947368421053">
            <text:p>16,8947368421</text:p>
          </table:table-cell>
          <table:table-cell table:number-columns-repeated="286"/>
        </table:table-row>
        <table:table-row table:style-name="ro2">
          <table:table-cell office:value-type="string">
            <text:p>Element workers lvl 19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2.5555555555556">
            <text:p>12,5555555556</text:p>
          </table:table-cell>
          <table:table-cell office:value-type="float" office:value="14.6666666666667">
            <text:p>14,6666666667</text:p>
          </table:table-cell>
          <table:table-cell office:value-type="float" office:value="9.33333333333333">
            <text:p>9,3333333333</text:p>
          </table:table-cell>
          <table:table-cell office:value-type="float" office:value="9.83333333333333">
            <text:p>9,8333333333</text:p>
          </table:table-cell>
          <table:table-cell office:value-type="float" office:value="9.7">
            <text:p>9,7</text:p>
          </table:table-cell>
          <table:table-cell office:value-type="float" office:value="9.75">
            <text:p>9,75</text:p>
          </table:table-cell>
          <table:table-cell office:value-type="float" office:value="16.3333333333333">
            <text:p>16,3333333333</text:p>
          </table:table-cell>
          <table:table-cell office:value-type="float" office:value="18.1818181818182">
            <text:p>18,1818181818</text:p>
          </table:table-cell>
          <table:table-cell table:number-columns-repeated="286"/>
        </table:table-row>
        <table:table-row table:style-name="ro2">
          <table:table-cell office:value-type="string">
            <text:p>Element workers lvl 20</text:p>
          </table:table-cell>
          <table:table-cell office:value-type="string">
            <text:p>NaN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.3333333333333">
            <text:p>18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86"/>
        </table:table-row>
        <table:table-row table:style-name="ro2">
          <table:table-cell office:value-type="string">
            <text:p>Element incom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incom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income lvl 4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4.5">
            <text:p>34,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income lvl 5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string">
            <text:p>NaN</text:p>
          </table:table-cell>
          <table:table-cell office:value-type="float" office:value="48">
            <text:p>4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5">
            <text:p>45</text:p>
          </table:table-cell>
          <table:table-cell table:number-columns-repeated="286"/>
        </table:table-row>
        <table:table-row table:style-name="ro2">
          <table:table-cell office:value-type="string">
            <text:p>Element incom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4">
            <text:p>54</text:p>
          </table:table-cell>
          <table:table-cell office:value-type="string">
            <text:p>NaN</text:p>
          </table:table-cell>
          <table:table-cell office:value-type="float" office:value="76.6666666666667">
            <text:p>76,6666666667</text:p>
          </table:table-cell>
          <table:table-cell office:value-type="float" office:value="72">
            <text:p>7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0.5">
            <text:p>70,5</text:p>
          </table:table-cell>
          <table:table-cell office:value-type="float" office:value="90">
            <text:p>90</text:p>
          </table:table-cell>
          <table:table-cell table:number-columns-repeated="286"/>
        </table:table-row>
        <table:table-row table:style-name="ro2">
          <table:table-cell office:value-type="string">
            <text:p>Element income lvl 7</text:p>
          </table:table-cell>
          <table:table-cell office:value-type="float" office:value="99">
            <text:p>99</text:p>
          </table:table-cell>
          <table:table-cell office:value-type="float" office:value="90.6666666666667">
            <text:p>90,6666666667</text:p>
          </table:table-cell>
          <table:table-cell office:value-type="float" office:value="75.75">
            <text:p>75,75</text:p>
          </table:table-cell>
          <table:table-cell office:value-type="string">
            <text:p>NaN</text:p>
          </table:table-cell>
          <table:table-cell office:value-type="float" office:value="120">
            <text:p>120</text:p>
          </table:table-cell>
          <table:table-cell office:value-type="string">
            <text:p>NaN</text:p>
          </table:table-cell>
          <table:table-cell office:value-type="float" office:value="66">
            <text:p>66</text:p>
          </table:table-cell>
          <table:table-cell office:value-type="float" office:value="45.6666666666667">
            <text:p>45,6666666667</text:p>
          </table:table-cell>
          <table:table-cell office:value-type="float" office:value="86.1428571428571">
            <text:p>86,1428571429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income lvl 8</text:p>
          </table:table-cell>
          <table:table-cell office:value-type="float" office:value="111">
            <text:p>111</text:p>
          </table:table-cell>
          <table:table-cell office:value-type="float" office:value="108.833333333333">
            <text:p>108,8333333333</text:p>
          </table:table-cell>
          <table:table-cell office:value-type="float" office:value="76.5">
            <text:p>76,5</text:p>
          </table:table-cell>
          <table:table-cell office:value-type="float" office:value="83">
            <text:p>83</text:p>
          </table:table-cell>
          <table:table-cell office:value-type="string">
            <text:p>NaN</text:p>
          </table:table-cell>
          <table:table-cell office:value-type="float" office:value="88.5">
            <text:p>88,5</text:p>
          </table:table-cell>
          <table:table-cell office:value-type="float" office:value="109.2">
            <text:p>109,2</text:p>
          </table:table-cell>
          <table:table-cell office:value-type="float" office:value="83.4">
            <text:p>83,4</text:p>
          </table:table-cell>
          <table:table-cell office:value-type="float" office:value="91.5">
            <text:p>91,5</text:p>
          </table:table-cell>
          <table:table-cell office:value-type="float" office:value="89.625">
            <text:p>89,625</text:p>
          </table:table-cell>
          <table:table-cell table:number-columns-repeated="286"/>
        </table:table-row>
        <table:table-row table:style-name="ro2">
          <table:table-cell office:value-type="string">
            <text:p>Element income lvl 9</text:p>
          </table:table-cell>
          <table:table-cell office:value-type="float" office:value="133.928571428571">
            <text:p>133,9285714286</text:p>
          </table:table-cell>
          <table:table-cell office:value-type="float" office:value="73">
            <text:p>73</text:p>
          </table:table-cell>
          <table:table-cell office:value-type="float" office:value="124.636363636364">
            <text:p>124,6363636364</text:p>
          </table:table-cell>
          <table:table-cell office:value-type="float" office:value="125.142857142857">
            <text:p>125,1428571429</text:p>
          </table:table-cell>
          <table:table-cell office:value-type="float" office:value="109.846153846154">
            <text:p>109,8461538462</text:p>
          </table:table-cell>
          <table:table-cell office:value-type="float" office:value="108.125">
            <text:p>108,125</text:p>
          </table:table-cell>
          <table:table-cell office:value-type="float" office:value="132.5">
            <text:p>132,5</text:p>
          </table:table-cell>
          <table:table-cell office:value-type="float" office:value="149.333333333333">
            <text:p>149,3333333333</text:p>
          </table:table-cell>
          <table:table-cell office:value-type="float" office:value="101.6">
            <text:p>101,6</text:p>
          </table:table-cell>
          <table:table-cell office:value-type="float" office:value="115.166666666667">
            <text:p>115,1666666667</text:p>
          </table:table-cell>
          <table:table-cell table:number-columns-repeated="286"/>
        </table:table-row>
        <table:table-row table:style-name="ro2">
          <table:table-cell office:value-type="string">
            <text:p>Element income lvl 10</text:p>
          </table:table-cell>
          <table:table-cell office:value-type="string">
            <text:p>NaN</text:p>
          </table:table-cell>
          <table:table-cell office:value-type="float" office:value="102">
            <text:p>102</text:p>
          </table:table-cell>
          <table:table-cell office:value-type="float" office:value="250.5">
            <text:p>250,5</text:p>
          </table:table-cell>
          <table:table-cell office:value-type="float" office:value="185.2">
            <text:p>185,2</text:p>
          </table:table-cell>
          <table:table-cell office:value-type="float" office:value="135.5">
            <text:p>135,5</text:p>
          </table:table-cell>
          <table:table-cell office:value-type="string">
            <text:p>NaN</text:p>
          </table:table-cell>
          <table:table-cell office:value-type="float" office:value="123">
            <text:p>123</text:p>
          </table:table-cell>
          <table:table-cell office:value-type="float" office:value="149">
            <text:p>149</text:p>
          </table:table-cell>
          <table:table-cell office:value-type="float" office:value="179">
            <text:p>179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income lvl 11</text:p>
          </table:table-cell>
          <table:table-cell office:value-type="float" office:value="183.615384615385">
            <text:p>183,6153846154</text:p>
          </table:table-cell>
          <table:table-cell office:value-type="float" office:value="199.857142857143">
            <text:p>199,8571428571</text:p>
          </table:table-cell>
          <table:table-cell office:value-type="float" office:value="189.25">
            <text:p>189,25</text:p>
          </table:table-cell>
          <table:table-cell office:value-type="float" office:value="178.5">
            <text:p>178,5</text:p>
          </table:table-cell>
          <table:table-cell office:value-type="float" office:value="173.714285714286">
            <text:p>173,7142857143</text:p>
          </table:table-cell>
          <table:table-cell office:value-type="float" office:value="180.8">
            <text:p>180,8</text:p>
          </table:table-cell>
          <table:table-cell office:value-type="float" office:value="165.75">
            <text:p>165,75</text:p>
          </table:table-cell>
          <table:table-cell office:value-type="float" office:value="157.076923076923">
            <text:p>157,0769230769</text:p>
          </table:table-cell>
          <table:table-cell office:value-type="float" office:value="174.428571428571">
            <text:p>174,4285714286</text:p>
          </table:table-cell>
          <table:table-cell office:value-type="float" office:value="172.6">
            <text:p>172,6</text:p>
          </table:table-cell>
          <table:table-cell table:number-columns-repeated="286"/>
        </table:table-row>
        <table:table-row table:style-name="ro2">
          <table:table-cell office:value-type="string">
            <text:p>Element income lvl 12</text:p>
          </table:table-cell>
          <table:table-cell office:value-type="float" office:value="205.454545454545">
            <text:p>205,4545454545</text:p>
          </table:table-cell>
          <table:table-cell office:value-type="float" office:value="217.972222222222">
            <text:p>217,9722222222</text:p>
          </table:table-cell>
          <table:table-cell office:value-type="float" office:value="212.25">
            <text:p>212,25</text:p>
          </table:table-cell>
          <table:table-cell office:value-type="float" office:value="193.142857142857">
            <text:p>193,1428571429</text:p>
          </table:table-cell>
          <table:table-cell office:value-type="float" office:value="205.916666666667">
            <text:p>205,9166666667</text:p>
          </table:table-cell>
          <table:table-cell office:value-type="float" office:value="209.583333333333">
            <text:p>209,5833333333</text:p>
          </table:table-cell>
          <table:table-cell office:value-type="float" office:value="211.416666666667">
            <text:p>211,4166666667</text:p>
          </table:table-cell>
          <table:table-cell office:value-type="float" office:value="204.5">
            <text:p>204,5</text:p>
          </table:table-cell>
          <table:table-cell office:value-type="float" office:value="193.85">
            <text:p>193,85</text:p>
          </table:table-cell>
          <table:table-cell office:value-type="float" office:value="193.2">
            <text:p>193,2</text:p>
          </table:table-cell>
          <table:table-cell table:number-columns-repeated="286"/>
        </table:table-row>
        <table:table-row table:style-name="ro2">
          <table:table-cell office:value-type="string">
            <text:p>Element income lvl 13</text:p>
          </table:table-cell>
          <table:table-cell office:value-type="float" office:value="244.704697986577">
            <text:p>244,7046979866</text:p>
          </table:table-cell>
          <table:table-cell office:value-type="float" office:value="246.6625">
            <text:p>246,6625</text:p>
          </table:table-cell>
          <table:table-cell office:value-type="float" office:value="238.81875">
            <text:p>238,81875</text:p>
          </table:table-cell>
          <table:table-cell office:value-type="float" office:value="248.324561403509">
            <text:p>248,3245614035</text:p>
          </table:table-cell>
          <table:table-cell office:value-type="float" office:value="249.2">
            <text:p>249,2</text:p>
          </table:table-cell>
          <table:table-cell office:value-type="float" office:value="249.684210526316">
            <text:p>249,6842105263</text:p>
          </table:table-cell>
          <table:table-cell office:value-type="float" office:value="243.64367816092">
            <text:p>243,6436781609</text:p>
          </table:table-cell>
          <table:table-cell office:value-type="float" office:value="241.109090909091">
            <text:p>241,1090909091</text:p>
          </table:table-cell>
          <table:table-cell office:value-type="float" office:value="236.630952380952">
            <text:p>236,630952381</text:p>
          </table:table-cell>
          <table:table-cell office:value-type="float" office:value="231.274193548387">
            <text:p>231,2741935484</text:p>
          </table:table-cell>
          <table:table-cell table:number-columns-repeated="286"/>
        </table:table-row>
        <table:table-row table:style-name="ro2">
          <table:table-cell office:value-type="string">
            <text:p>Element income lvl 14</text:p>
          </table:table-cell>
          <table:table-cell office:value-type="float" office:value="279.694444444444">
            <text:p>279,6944444444</text:p>
          </table:table-cell>
          <table:table-cell office:value-type="float" office:value="270.48">
            <text:p>270,48</text:p>
          </table:table-cell>
          <table:table-cell office:value-type="float" office:value="268.63768115942">
            <text:p>268,6376811594</text:p>
          </table:table-cell>
          <table:table-cell office:value-type="float" office:value="293.868852459016">
            <text:p>293,868852459</text:p>
          </table:table-cell>
          <table:table-cell office:value-type="float" office:value="280.176470588235">
            <text:p>280,1764705882</text:p>
          </table:table-cell>
          <table:table-cell office:value-type="float" office:value="285.8125">
            <text:p>285,8125</text:p>
          </table:table-cell>
          <table:table-cell office:value-type="float" office:value="270.981132075472">
            <text:p>270,9811320755</text:p>
          </table:table-cell>
          <table:table-cell office:value-type="float" office:value="265">
            <text:p>265</text:p>
          </table:table-cell>
          <table:table-cell office:value-type="float" office:value="265.177419354839">
            <text:p>265,1774193548</text:p>
          </table:table-cell>
          <table:table-cell office:value-type="float" office:value="270.961904761905">
            <text:p>270,9619047619</text:p>
          </table:table-cell>
          <table:table-cell table:number-columns-repeated="286"/>
        </table:table-row>
        <table:table-row table:style-name="ro2">
          <table:table-cell office:value-type="string">
            <text:p>Element income lvl 15</text:p>
          </table:table-cell>
          <table:table-cell office:value-type="float" office:value="381.333333333333">
            <text:p>381,3333333333</text:p>
          </table:table-cell>
          <table:table-cell office:value-type="float" office:value="345.045454545455">
            <text:p>345,0454545455</text:p>
          </table:table-cell>
          <table:table-cell office:value-type="float" office:value="335.75">
            <text:p>335,75</text:p>
          </table:table-cell>
          <table:table-cell office:value-type="float" office:value="349.666666666667">
            <text:p>349,6666666667</text:p>
          </table:table-cell>
          <table:table-cell office:value-type="float" office:value="334.333333333333">
            <text:p>334,3333333333</text:p>
          </table:table-cell>
          <table:table-cell office:value-type="float" office:value="272.857142857143">
            <text:p>272,8571428571</text:p>
          </table:table-cell>
          <table:table-cell office:value-type="float" office:value="310.875">
            <text:p>310,875</text:p>
          </table:table-cell>
          <table:table-cell office:value-type="float" office:value="323.133333333333">
            <text:p>323,1333333333</text:p>
          </table:table-cell>
          <table:table-cell office:value-type="float" office:value="319.291666666667">
            <text:p>319,2916666667</text:p>
          </table:table-cell>
          <table:table-cell office:value-type="float" office:value="322.137254901961">
            <text:p>322,137254902</text:p>
          </table:table-cell>
          <table:table-cell table:number-columns-repeated="286"/>
        </table:table-row>
        <table:table-row table:style-name="ro2">
          <table:table-cell office:value-type="string">
            <text:p>Element income lvl 16</text:p>
          </table:table-cell>
          <table:table-cell office:value-type="float" office:value="377.366666666667">
            <text:p>377,3666666667</text:p>
          </table:table-cell>
          <table:table-cell office:value-type="float" office:value="383.109589041096">
            <text:p>383,1095890411</text:p>
          </table:table-cell>
          <table:table-cell office:value-type="float" office:value="378.494505494506">
            <text:p>378,4945054945</text:p>
          </table:table-cell>
          <table:table-cell office:value-type="float" office:value="381.568181818182">
            <text:p>381,5681818182</text:p>
          </table:table-cell>
          <table:table-cell office:value-type="float" office:value="353.769230769231">
            <text:p>353,7692307692</text:p>
          </table:table-cell>
          <table:table-cell office:value-type="float" office:value="379.06976744186">
            <text:p>379,0697674419</text:p>
          </table:table-cell>
          <table:table-cell office:value-type="float" office:value="358.849056603774">
            <text:p>358,8490566038</text:p>
          </table:table-cell>
          <table:table-cell office:value-type="float" office:value="352.333333333333">
            <text:p>352,3333333333</text:p>
          </table:table-cell>
          <table:table-cell office:value-type="float" office:value="371.164179104478">
            <text:p>371,1641791045</text:p>
          </table:table-cell>
          <table:table-cell office:value-type="float" office:value="370.448979591837">
            <text:p>370,4489795918</text:p>
          </table:table-cell>
          <table:table-cell table:number-columns-repeated="286"/>
        </table:table-row>
        <table:table-row table:style-name="ro2">
          <table:table-cell office:value-type="string">
            <text:p>Element income lvl 17</text:p>
          </table:table-cell>
          <table:table-cell office:value-type="float" office:value="473.166666666667">
            <text:p>473,1666666667</text:p>
          </table:table-cell>
          <table:table-cell office:value-type="float" office:value="415.555555555556">
            <text:p>415,5555555556</text:p>
          </table:table-cell>
          <table:table-cell office:value-type="float" office:value="390.058823529412">
            <text:p>390,0588235294</text:p>
          </table:table-cell>
          <table:table-cell office:value-type="float" office:value="400.157894736842">
            <text:p>400,1578947368</text:p>
          </table:table-cell>
          <table:table-cell office:value-type="float" office:value="457">
            <text:p>457</text:p>
          </table:table-cell>
          <table:table-cell office:value-type="float" office:value="397.470588235294">
            <text:p>397,4705882353</text:p>
          </table:table-cell>
          <table:table-cell office:value-type="float" office:value="379.142857142857">
            <text:p>379,1428571429</text:p>
          </table:table-cell>
          <table:table-cell office:value-type="float" office:value="432.722222222222">
            <text:p>432,7222222222</text:p>
          </table:table-cell>
          <table:table-cell office:value-type="float" office:value="406.735294117647">
            <text:p>406,7352941176</text:p>
          </table:table-cell>
          <table:table-cell office:value-type="float" office:value="443.875">
            <text:p>443,875</text:p>
          </table:table-cell>
          <table:table-cell table:number-columns-repeated="286"/>
        </table:table-row>
        <table:table-row table:style-name="ro2">
          <table:table-cell office:value-type="string">
            <text:p>Element income lvl 18</text:p>
          </table:table-cell>
          <table:table-cell office:value-type="float" office:value="478.75">
            <text:p>478,75</text:p>
          </table:table-cell>
          <table:table-cell office:value-type="float" office:value="487.235294117647">
            <text:p>487,2352941176</text:p>
          </table:table-cell>
          <table:table-cell office:value-type="float" office:value="427.363636363636">
            <text:p>427,3636363636</text:p>
          </table:table-cell>
          <table:table-cell office:value-type="float" office:value="714">
            <text:p>714</text:p>
          </table:table-cell>
          <table:table-cell office:value-type="float" office:value="498.666666666667">
            <text:p>498,6666666667</text:p>
          </table:table-cell>
          <table:table-cell office:value-type="float" office:value="431.8">
            <text:p>431,8</text:p>
          </table:table-cell>
          <table:table-cell office:value-type="float" office:value="480.642857142857">
            <text:p>480,6428571429</text:p>
          </table:table-cell>
          <table:table-cell office:value-type="float" office:value="493.214285714286">
            <text:p>493,2142857143</text:p>
          </table:table-cell>
          <table:table-cell office:value-type="float" office:value="501.333333333333">
            <text:p>501,3333333333</text:p>
          </table:table-cell>
          <table:table-cell office:value-type="float" office:value="525.526315789474">
            <text:p>525,5263157895</text:p>
          </table:table-cell>
          <table:table-cell table:number-columns-repeated="286"/>
        </table:table-row>
        <table:table-row table:style-name="ro2">
          <table:table-cell office:value-type="string">
            <text:p>Element income lvl 19</text:p>
          </table:table-cell>
          <table:table-cell office:value-type="float" office:value="522.25">
            <text:p>522,25</text:p>
          </table:table-cell>
          <table:table-cell office:value-type="float" office:value="558.555555555556">
            <text:p>558,5555555556</text:p>
          </table:table-cell>
          <table:table-cell office:value-type="float" office:value="522.888888888889">
            <text:p>522,8888888889</text:p>
          </table:table-cell>
          <table:table-cell office:value-type="float" office:value="635.666666666667">
            <text:p>635,6666666667</text:p>
          </table:table-cell>
          <table:table-cell office:value-type="float" office:value="442.333333333333">
            <text:p>442,3333333333</text:p>
          </table:table-cell>
          <table:table-cell office:value-type="float" office:value="453.333333333333">
            <text:p>453,3333333333</text:p>
          </table:table-cell>
          <table:table-cell office:value-type="float" office:value="445.5">
            <text:p>445,5</text:p>
          </table:table-cell>
          <table:table-cell office:value-type="float" office:value="450.75">
            <text:p>450,75</text:p>
          </table:table-cell>
          <table:table-cell office:value-type="float" office:value="551.2">
            <text:p>551,2</text:p>
          </table:table-cell>
          <table:table-cell office:value-type="float" office:value="582.181818181818">
            <text:p>582,1818181818</text:p>
          </table:table-cell>
          <table:table-cell table:number-columns-repeated="286"/>
        </table:table-row>
        <table:table-row table:style-name="ro2">
          <table:table-cell office:value-type="string">
            <text:p>Element income lvl 20</text:p>
          </table:table-cell>
          <table:table-cell office:value-type="string">
            <text:p>NaN</text:p>
          </table:table-cell>
          <table:table-cell office:value-type="float" office:value="848">
            <text:p>848</text:p>
          </table:table-cell>
          <table:table-cell office:value-type="float" office:value="603">
            <text:p>603</text:p>
          </table:table-cell>
          <table:table-cell office:value-type="float" office:value="551">
            <text:p>551</text:p>
          </table:table-cell>
          <table:table-cell office:value-type="float" office:value="476">
            <text:p>476</text:p>
          </table:table-cell>
          <table:table-cell office:value-type="string">
            <text:p>NaN</text:p>
          </table:table-cell>
          <table:table-cell office:value-type="float" office:value="618">
            <text:p>618</text:p>
          </table:table-cell>
          <table:table-cell office:value-type="float" office:value="583.5">
            <text:p>583,5</text:p>
          </table:table-cell>
          <table:table-cell office:value-type="float" office:value="1110">
            <text:p>1110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32">
            <text:p>73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72.66666666667">
            <text:p>1072,666666666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00">
            <text:p>200</text:p>
          </table:table-cell>
          <table:table-cell table:number-columns-repeated="286"/>
        </table:table-row>
        <table:table-row table:style-name="ro2">
          <table:table-cell office:value-type="string">
            <text:p>Element valu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0">
            <text:p>16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valu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value lvl 4</text:p>
          </table:table-cell>
          <table:table-cell office:value-type="float" office:value="425">
            <text:p>4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47.5">
            <text:p>347,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value lvl 5</text:p>
          </table:table-cell>
          <table:table-cell office:value-type="float" office:value="410">
            <text:p>410</text:p>
          </table:table-cell>
          <table:table-cell office:value-type="float" office:value="418.333333333333">
            <text:p>418,3333333333</text:p>
          </table:table-cell>
          <table:table-cell office:value-type="float" office:value="503.75">
            <text:p>503,75</text:p>
          </table:table-cell>
          <table:table-cell office:value-type="float" office:value="475">
            <text:p>475</text:p>
          </table:table-cell>
          <table:table-cell office:value-type="float" office:value="457.5">
            <text:p>457,5</text:p>
          </table:table-cell>
          <table:table-cell office:value-type="string">
            <text:p>NaN</text:p>
          </table:table-cell>
          <table:table-cell office:value-type="float" office:value="325">
            <text:p>3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90">
            <text:p>490</text:p>
          </table:table-cell>
          <table:table-cell table:number-columns-repeated="286"/>
        </table:table-row>
        <table:table-row table:style-name="ro2">
          <table:table-cell office:value-type="string">
            <text:p>Element valu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30">
            <text:p>530</text:p>
          </table:table-cell>
          <table:table-cell office:value-type="string">
            <text:p>NaN</text:p>
          </table:table-cell>
          <table:table-cell office:value-type="float" office:value="558.333333333333">
            <text:p>558,3333333333</text:p>
          </table:table-cell>
          <table:table-cell office:value-type="float" office:value="570">
            <text:p>57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22.5">
            <text:p>622,5</text:p>
          </table:table-cell>
          <table:table-cell office:value-type="float" office:value="630">
            <text:p>630</text:p>
          </table:table-cell>
          <table:table-cell table:number-columns-repeated="286"/>
        </table:table-row>
        <table:table-row table:style-name="ro2">
          <table:table-cell office:value-type="string">
            <text:p>Element value lvl 7</text:p>
          </table:table-cell>
          <table:table-cell office:value-type="float" office:value="382.5">
            <text:p>382,5</text:p>
          </table:table-cell>
          <table:table-cell office:value-type="float" office:value="690">
            <text:p>690</text:p>
          </table:table-cell>
          <table:table-cell office:value-type="float" office:value="640">
            <text:p>640</text:p>
          </table:table-cell>
          <table:table-cell office:value-type="string">
            <text:p>NaN</text:p>
          </table:table-cell>
          <table:table-cell office:value-type="float" office:value="190">
            <text:p>190</text:p>
          </table:table-cell>
          <table:table-cell office:value-type="string">
            <text:p>NaN</text:p>
          </table:table-cell>
          <table:table-cell office:value-type="float" office:value="560">
            <text:p>560</text:p>
          </table:table-cell>
          <table:table-cell office:value-type="float" office:value="268.333333333333">
            <text:p>268,3333333333</text:p>
          </table:table-cell>
          <table:table-cell office:value-type="float" office:value="536.428571428571">
            <text:p>536,4285714286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value lvl 8</text:p>
          </table:table-cell>
          <table:table-cell office:value-type="float" office:value="805">
            <text:p>805</text:p>
          </table:table-cell>
          <table:table-cell office:value-type="float" office:value="797.5">
            <text:p>797,5</text:p>
          </table:table-cell>
          <table:table-cell office:value-type="float" office:value="875">
            <text:p>875</text:p>
          </table:table-cell>
          <table:table-cell office:value-type="float" office:value="863.75">
            <text:p>863,75</text:p>
          </table:table-cell>
          <table:table-cell office:value-type="string">
            <text:p>NaN</text:p>
          </table:table-cell>
          <table:table-cell office:value-type="float" office:value="827.5">
            <text:p>827,5</text:p>
          </table:table-cell>
          <table:table-cell office:value-type="float" office:value="721">
            <text:p>721</text:p>
          </table:table-cell>
          <table:table-cell office:value-type="float" office:value="840">
            <text:p>840</text:p>
          </table:table-cell>
          <table:table-cell office:value-type="float" office:value="743.125">
            <text:p>743,125</text:p>
          </table:table-cell>
          <table:table-cell office:value-type="float" office:value="636.875">
            <text:p>636,875</text:p>
          </table:table-cell>
          <table:table-cell table:number-columns-repeated="286"/>
        </table:table-row>
        <table:table-row table:style-name="ro2">
          <table:table-cell office:value-type="string">
            <text:p>Element value lvl 9</text:p>
          </table:table-cell>
          <table:table-cell office:value-type="float" office:value="966.071428571429">
            <text:p>966,0714285714</text:p>
          </table:table-cell>
          <table:table-cell office:value-type="float" office:value="982.5">
            <text:p>982,5</text:p>
          </table:table-cell>
          <table:table-cell office:value-type="float" office:value="991.818181818182">
            <text:p>991,8181818182</text:p>
          </table:table-cell>
          <table:table-cell office:value-type="float" office:value="1011.42857142857">
            <text:p>1011,4285714286</text:p>
          </table:table-cell>
          <table:table-cell office:value-type="float" office:value="993.076923076923">
            <text:p>993,0769230769</text:p>
          </table:table-cell>
          <table:table-cell office:value-type="float" office:value="968.75">
            <text:p>968,75</text:p>
          </table:table-cell>
          <table:table-cell office:value-type="float" office:value="1015.83333333333">
            <text:p>1015,8333333333</text:p>
          </table:table-cell>
          <table:table-cell office:value-type="float" office:value="963.333333333333">
            <text:p>963,3333333333</text:p>
          </table:table-cell>
          <table:table-cell office:value-type="float" office:value="1194">
            <text:p>1194</text:p>
          </table:table-cell>
          <table:table-cell office:value-type="float" office:value="946.666666666667">
            <text:p>946,6666666667</text:p>
          </table:table-cell>
          <table:table-cell table:number-columns-repeated="286"/>
        </table:table-row>
        <table:table-row table:style-name="ro2">
          <table:table-cell office:value-type="string">
            <text:p>Element value lvl 10</text:p>
          </table:table-cell>
          <table:table-cell office:value-type="string">
            <text:p>NaN</text:p>
          </table:table-cell>
          <table:table-cell office:value-type="float" office:value="1620">
            <text:p>1620</text:p>
          </table:table-cell>
          <table:table-cell office:value-type="float" office:value="1362.5">
            <text:p>1362,5</text:p>
          </table:table-cell>
          <table:table-cell office:value-type="float" office:value="1211">
            <text:p>1211</text:p>
          </table:table-cell>
          <table:table-cell office:value-type="float" office:value="1260">
            <text:p>1260</text:p>
          </table:table-cell>
          <table:table-cell office:value-type="string">
            <text:p>NaN</text:p>
          </table:table-cell>
          <table:table-cell office:value-type="float" office:value="1426.66666666667">
            <text:p>1426,6666666667</text:p>
          </table:table-cell>
          <table:table-cell office:value-type="float" office:value="1358.33333333333">
            <text:p>1358,3333333333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value lvl 11</text:p>
          </table:table-cell>
          <table:table-cell office:value-type="float" office:value="1470.38461538462">
            <text:p>1470,3846153846</text:p>
          </table:table-cell>
          <table:table-cell office:value-type="float" office:value="1116.42857142857">
            <text:p>1116,4285714286</text:p>
          </table:table-cell>
          <table:table-cell office:value-type="float" office:value="1415.41666666667">
            <text:p>1415,4166666667</text:p>
          </table:table-cell>
          <table:table-cell office:value-type="float" office:value="1510">
            <text:p>1510</text:p>
          </table:table-cell>
          <table:table-cell office:value-type="float" office:value="1212.85714285714">
            <text:p>1212,8571428571</text:p>
          </table:table-cell>
          <table:table-cell office:value-type="float" office:value="1564.5">
            <text:p>1564,5</text:p>
          </table:table-cell>
          <table:table-cell office:value-type="float" office:value="1643.75">
            <text:p>1643,75</text:p>
          </table:table-cell>
          <table:table-cell office:value-type="float" office:value="1508.84615384615">
            <text:p>1508,8461538462</text:p>
          </table:table-cell>
          <table:table-cell office:value-type="float" office:value="1563.92857142857">
            <text:p>1563,9285714286</text:p>
          </table:table-cell>
          <table:table-cell office:value-type="float" office:value="1400">
            <text:p>1400</text:p>
          </table:table-cell>
          <table:table-cell table:number-columns-repeated="286"/>
        </table:table-row>
        <table:table-row table:style-name="ro2">
          <table:table-cell office:value-type="string">
            <text:p>Element value lvl 12</text:p>
          </table:table-cell>
          <table:table-cell office:value-type="float" office:value="1731.9696969697">
            <text:p>1731,9696969697</text:p>
          </table:table-cell>
          <table:table-cell office:value-type="float" office:value="1739.44444444444">
            <text:p>1739,4444444444</text:p>
          </table:table-cell>
          <table:table-cell office:value-type="float" office:value="1695">
            <text:p>1695</text:p>
          </table:table-cell>
          <table:table-cell office:value-type="float" office:value="1611.42857142857">
            <text:p>1611,4285714286</text:p>
          </table:table-cell>
          <table:table-cell office:value-type="float" office:value="1722.91666666667">
            <text:p>1722,9166666667</text:p>
          </table:table-cell>
          <table:table-cell office:value-type="float" office:value="1638.75">
            <text:p>1638,75</text:p>
          </table:table-cell>
          <table:table-cell office:value-type="float" office:value="1790.41666666667">
            <text:p>1790,4166666667</text:p>
          </table:table-cell>
          <table:table-cell office:value-type="float" office:value="1740.83333333333">
            <text:p>1740,8333333333</text:p>
          </table:table-cell>
          <table:table-cell office:value-type="float" office:value="1677">
            <text:p>1677</text:p>
          </table:table-cell>
          <table:table-cell office:value-type="float" office:value="1732">
            <text:p>1732</text:p>
          </table:table-cell>
          <table:table-cell table:number-columns-repeated="286"/>
        </table:table-row>
        <table:table-row table:style-name="ro2">
          <table:table-cell office:value-type="string">
            <text:p>Element value lvl 13</text:p>
          </table:table-cell>
          <table:table-cell office:value-type="float" office:value="2046.51006711409">
            <text:p>2046,5100671141</text:p>
          </table:table-cell>
          <table:table-cell office:value-type="float" office:value="2091.75">
            <text:p>2091,75</text:p>
          </table:table-cell>
          <table:table-cell office:value-type="float" office:value="2066.59375">
            <text:p>2066,59375</text:p>
          </table:table-cell>
          <table:table-cell office:value-type="float" office:value="2080.48245614035">
            <text:p>2080,4824561404</text:p>
          </table:table-cell>
          <table:table-cell office:value-type="float" office:value="2074.23333333333">
            <text:p>2074,2333333333</text:p>
          </table:table-cell>
          <table:table-cell office:value-type="float" office:value="2104.34210526316">
            <text:p>2104,3421052632</text:p>
          </table:table-cell>
          <table:table-cell office:value-type="float" office:value="2123.16091954023">
            <text:p>2123,1609195402</text:p>
          </table:table-cell>
          <table:table-cell office:value-type="float" office:value="2064.81818181818">
            <text:p>2064,8181818182</text:p>
          </table:table-cell>
          <table:table-cell office:value-type="float" office:value="2047.91666666667">
            <text:p>2047,9166666667</text:p>
          </table:table-cell>
          <table:table-cell office:value-type="float" office:value="2019.35483870968">
            <text:p>2019,3548387097</text:p>
          </table:table-cell>
          <table:table-cell table:number-columns-repeated="286"/>
        </table:table-row>
        <table:table-row table:style-name="ro2">
          <table:table-cell office:value-type="string">
            <text:p>Element value lvl 14</text:p>
          </table:table-cell>
          <table:table-cell office:value-type="float" office:value="2414.30555555556">
            <text:p>2414,3055555556</text:p>
          </table:table-cell>
          <table:table-cell office:value-type="float" office:value="2376.2">
            <text:p>2376,2</text:p>
          </table:table-cell>
          <table:table-cell office:value-type="float" office:value="2438.33333333333">
            <text:p>2438,3333333333</text:p>
          </table:table-cell>
          <table:table-cell office:value-type="float" office:value="2452.7868852459">
            <text:p>2452,7868852459</text:p>
          </table:table-cell>
          <table:table-cell office:value-type="float" office:value="2511.56862745098">
            <text:p>2511,568627451</text:p>
          </table:table-cell>
          <table:table-cell office:value-type="float" office:value="2507.03125">
            <text:p>2507,03125</text:p>
          </table:table-cell>
          <table:table-cell office:value-type="float" office:value="2449.24528301887">
            <text:p>2449,2452830189</text:p>
          </table:table-cell>
          <table:table-cell office:value-type="float" office:value="2447.38805970149">
            <text:p>2447,3880597015</text:p>
          </table:table-cell>
          <table:table-cell office:value-type="float" office:value="2471.37096774194">
            <text:p>2471,3709677419</text:p>
          </table:table-cell>
          <table:table-cell office:value-type="float" office:value="2458.85714285714">
            <text:p>2458,8571428571</text:p>
          </table:table-cell>
          <table:table-cell table:number-columns-repeated="286"/>
        </table:table-row>
        <table:table-row table:style-name="ro2">
          <table:table-cell office:value-type="string">
            <text:p>Element value lvl 15</text:p>
          </table:table-cell>
          <table:table-cell office:value-type="float" office:value="2864.16666666667">
            <text:p>2864,1666666667</text:p>
          </table:table-cell>
          <table:table-cell office:value-type="float" office:value="2845.45454545455">
            <text:p>2845,4545454546</text:p>
          </table:table-cell>
          <table:table-cell office:value-type="float" office:value="2941.875">
            <text:p>2941,875</text:p>
          </table:table-cell>
          <table:table-cell office:value-type="float" office:value="2934.16666666667">
            <text:p>2934,1666666667</text:p>
          </table:table-cell>
          <table:table-cell office:value-type="float" office:value="2785">
            <text:p>2785</text:p>
          </table:table-cell>
          <table:table-cell office:value-type="float" office:value="2758.57142857143">
            <text:p>2758,5714285714</text:p>
          </table:table-cell>
          <table:table-cell office:value-type="float" office:value="2966.875">
            <text:p>2966,875</text:p>
          </table:table-cell>
          <table:table-cell office:value-type="float" office:value="2923.66666666667">
            <text:p>2923,6666666667</text:p>
          </table:table-cell>
          <table:table-cell office:value-type="float" office:value="2891.66666666667">
            <text:p>2891,6666666667</text:p>
          </table:table-cell>
          <table:table-cell office:value-type="float" office:value="2864.41176470588">
            <text:p>2864,4117647059</text:p>
          </table:table-cell>
          <table:table-cell table:number-columns-repeated="286"/>
        </table:table-row>
        <table:table-row table:style-name="ro2">
          <table:table-cell office:value-type="string">
            <text:p>Element value lvl 16</text:p>
          </table:table-cell>
          <table:table-cell office:value-type="float" office:value="3432.83333333333">
            <text:p>3432,8333333333</text:p>
          </table:table-cell>
          <table:table-cell office:value-type="float" office:value="3473.97260273973">
            <text:p>3473,9726027397</text:p>
          </table:table-cell>
          <table:table-cell office:value-type="float" office:value="3512.36263736264">
            <text:p>3512,3626373626</text:p>
          </table:table-cell>
          <table:table-cell office:value-type="float" office:value="3400.68181818182">
            <text:p>3400,6818181818</text:p>
          </table:table-cell>
          <table:table-cell office:value-type="float" office:value="3397.69230769231">
            <text:p>3397,6923076923</text:p>
          </table:table-cell>
          <table:table-cell office:value-type="float" office:value="3457.09302325581">
            <text:p>3457,0930232558</text:p>
          </table:table-cell>
          <table:table-cell office:value-type="float" office:value="3372.45283018868">
            <text:p>3372,4528301887</text:p>
          </table:table-cell>
          <table:table-cell office:value-type="float" office:value="3452.5641025641">
            <text:p>3452,5641025641</text:p>
          </table:table-cell>
          <table:table-cell office:value-type="float" office:value="3454.92537313433">
            <text:p>3454,9253731343</text:p>
          </table:table-cell>
          <table:table-cell office:value-type="float" office:value="3392.04081632653">
            <text:p>3392,0408163265</text:p>
          </table:table-cell>
          <table:table-cell table:number-columns-repeated="286"/>
        </table:table-row>
        <table:table-row table:style-name="ro2">
          <table:table-cell office:value-type="string">
            <text:p>Element value lvl 17</text:p>
          </table:table-cell>
          <table:table-cell office:value-type="float" office:value="4012.5">
            <text:p>4012,5</text:p>
          </table:table-cell>
          <table:table-cell office:value-type="float" office:value="3904.44444444444">
            <text:p>3904,4444444444</text:p>
          </table:table-cell>
          <table:table-cell office:value-type="float" office:value="3944.41176470588">
            <text:p>3944,4117647059</text:p>
          </table:table-cell>
          <table:table-cell office:value-type="float" office:value="3803.42105263158">
            <text:p>3803,4210526316</text:p>
          </table:table-cell>
          <table:table-cell office:value-type="float" office:value="4145.90909090909">
            <text:p>4145,9090909091</text:p>
          </table:table-cell>
          <table:table-cell office:value-type="float" office:value="4021.17647058824">
            <text:p>4021,1764705882</text:p>
          </table:table-cell>
          <table:table-cell office:value-type="float" office:value="3982.14285714286">
            <text:p>3982,1428571429</text:p>
          </table:table-cell>
          <table:table-cell office:value-type="float" office:value="4082.22222222222">
            <text:p>4082,2222222222</text:p>
          </table:table-cell>
          <table:table-cell office:value-type="float" office:value="4025.44117647059">
            <text:p>4025,4411764706</text:p>
          </table:table-cell>
          <table:table-cell office:value-type="float" office:value="3924.375">
            <text:p>3924,375</text:p>
          </table:table-cell>
          <table:table-cell table:number-columns-repeated="286"/>
        </table:table-row>
        <table:table-row table:style-name="ro2">
          <table:table-cell office:value-type="string">
            <text:p>Element value lvl 18</text:p>
          </table:table-cell>
          <table:table-cell office:value-type="float" office:value="4683.125">
            <text:p>4683,125</text:p>
          </table:table-cell>
          <table:table-cell office:value-type="float" office:value="4665.88235294118">
            <text:p>4665,8823529412</text:p>
          </table:table-cell>
          <table:table-cell office:value-type="float" office:value="4607.27272727273">
            <text:p>4607,2727272727</text:p>
          </table:table-cell>
          <table:table-cell office:value-type="float" office:value="4805">
            <text:p>4805</text:p>
          </table:table-cell>
          <table:table-cell office:value-type="float" office:value="5003.33333333333">
            <text:p>5003,3333333333</text:p>
          </table:table-cell>
          <table:table-cell office:value-type="float" office:value="4111">
            <text:p>4111</text:p>
          </table:table-cell>
          <table:table-cell office:value-type="float" office:value="4799.28571428571">
            <text:p>4799,2857142857</text:p>
          </table:table-cell>
          <table:table-cell office:value-type="float" office:value="4728.92857142857">
            <text:p>4728,9285714286</text:p>
          </table:table-cell>
          <table:table-cell office:value-type="float" office:value="4574.16666666667">
            <text:p>4574,1666666667</text:p>
          </table:table-cell>
          <table:table-cell office:value-type="float" office:value="4634.73684210526">
            <text:p>4634,7368421053</text:p>
          </table:table-cell>
          <table:table-cell table:number-columns-repeated="286"/>
        </table:table-row>
        <table:table-row table:style-name="ro2">
          <table:table-cell office:value-type="string">
            <text:p>Element value lvl 19</text:p>
          </table:table-cell>
          <table:table-cell office:value-type="float" office:value="5160">
            <text:p>5160</text:p>
          </table:table-cell>
          <table:table-cell office:value-type="float" office:value="5673.33333333333">
            <text:p>5673,3333333333</text:p>
          </table:table-cell>
          <table:table-cell office:value-type="float" office:value="5607.22222222222">
            <text:p>5607,2222222222</text:p>
          </table:table-cell>
          <table:table-cell office:value-type="float" office:value="5781.66666666667">
            <text:p>5781,6666666667</text:p>
          </table:table-cell>
          <table:table-cell office:value-type="float" office:value="5498.33333333333">
            <text:p>5498,3333333333</text:p>
          </table:table-cell>
          <table:table-cell office:value-type="float" office:value="5321.66666666667">
            <text:p>5321,6666666667</text:p>
          </table:table-cell>
          <table:table-cell office:value-type="float" office:value="5197">
            <text:p>5197</text:p>
          </table:table-cell>
          <table:table-cell office:value-type="float" office:value="5292.5">
            <text:p>5292,5</text:p>
          </table:table-cell>
          <table:table-cell office:value-type="float" office:value="5365">
            <text:p>5365</text:p>
          </table:table-cell>
          <table:table-cell office:value-type="float" office:value="5265.90909090909">
            <text:p>5265,9090909091</text:p>
          </table:table-cell>
          <table:table-cell table:number-columns-repeated="286"/>
        </table:table-row>
        <table:table-row table:style-name="ro2">
          <table:table-cell office:value-type="string">
            <text:p>Element value lvl 20</text:p>
          </table:table-cell>
          <table:table-cell office:value-type="string">
            <text:p>NaN</text:p>
          </table:table-cell>
          <table:table-cell office:value-type="float" office:value="6735">
            <text:p>6735</text:p>
          </table:table-cell>
          <table:table-cell office:value-type="float" office:value="6390">
            <text:p>6390</text:p>
          </table:table-cell>
          <table:table-cell office:value-type="float" office:value="6055">
            <text:p>6055</text:p>
          </table:table-cell>
          <table:table-cell office:value-type="float" office:value="5890">
            <text:p>5890</text:p>
          </table:table-cell>
          <table:table-cell office:value-type="string">
            <text:p>NaN</text:p>
          </table:table-cell>
          <table:table-cell office:value-type="float" office:value="6350">
            <text:p>6350</text:p>
          </table:table-cell>
          <table:table-cell office:value-type="float" office:value="6027.5">
            <text:p>6027,5</text:p>
          </table:table-cell>
          <table:table-cell office:value-type="float" office:value="6685">
            <text:p>668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740">
            <text:p>774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650">
            <text:p>865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table:number-columns-repeated="286"/>
        </table:table-row>
        <table:table-row table:style-name="ro2">
          <table:table-cell office:value-type="string">
            <text:p>Element kill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">
            <text:p>1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kill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kills lvl 4</text:p>
          </table:table-cell>
          <table:table-cell office:value-type="float" office:value="45">
            <text:p>4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2">
            <text:p>32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kills lvl 5</text:p>
          </table:table-cell>
          <table:table-cell office:value-type="float" office:value="63.8">
            <text:p>63,8</text:p>
          </table:table-cell>
          <table:table-cell office:value-type="float" office:value="60">
            <text:p>60</text:p>
          </table:table-cell>
          <table:table-cell office:value-type="float" office:value="67.25">
            <text:p>67,25</text:p>
          </table:table-cell>
          <table:table-cell office:value-type="float" office:value="70">
            <text:p>70</text:p>
          </table:table-cell>
          <table:table-cell office:value-type="float" office:value="60.5">
            <text:p>60,5</text:p>
          </table:table-cell>
          <table:table-cell office:value-type="string">
            <text:p>NaN</text:p>
          </table:table-cell>
          <table:table-cell office:value-type="float" office:value="59">
            <text:p>5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1">
            <text:p>71</text:p>
          </table:table-cell>
          <table:table-cell table:number-columns-repeated="286"/>
        </table:table-row>
        <table:table-row table:style-name="ro2">
          <table:table-cell office:value-type="string">
            <text:p>Element kill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8">
            <text:p>78</text:p>
          </table:table-cell>
          <table:table-cell office:value-type="string">
            <text:p>NaN</text:p>
          </table:table-cell>
          <table:table-cell office:value-type="float" office:value="70.6666666666667">
            <text:p>70,6666666667</text:p>
          </table:table-cell>
          <table:table-cell office:value-type="float" office:value="69">
            <text:p>6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table:number-columns-repeated="286"/>
        </table:table-row>
        <table:table-row table:style-name="ro2">
          <table:table-cell office:value-type="string">
            <text:p>Element kills lvl 7</text:p>
          </table:table-cell>
          <table:table-cell office:value-type="float" office:value="43.5">
            <text:p>43,5</text:p>
          </table:table-cell>
          <table:table-cell office:value-type="float" office:value="93.3333333333333">
            <text:p>93,3333333333</text:p>
          </table:table-cell>
          <table:table-cell office:value-type="float" office:value="87.5">
            <text:p>87,5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5.8571428571429">
            <text:p>75,8571428571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kills lvl 8</text:p>
          </table:table-cell>
          <table:table-cell office:value-type="float" office:value="91">
            <text:p>91</text:p>
          </table:table-cell>
          <table:table-cell office:value-type="float" office:value="101.666666666667">
            <text:p>101,6666666667</text:p>
          </table:table-cell>
          <table:table-cell office:value-type="float" office:value="88.5">
            <text:p>88,5</text:p>
          </table:table-cell>
          <table:table-cell office:value-type="float" office:value="94.5">
            <text:p>94,5</text:p>
          </table:table-cell>
          <table:table-cell office:value-type="string">
            <text:p>NaN</text:p>
          </table:table-cell>
          <table:table-cell office:value-type="float" office:value="105">
            <text:p>105</text:p>
          </table:table-cell>
          <table:table-cell office:value-type="float" office:value="101.8">
            <text:p>101,8</text:p>
          </table:table-cell>
          <table:table-cell office:value-type="float" office:value="103.2">
            <text:p>103,2</text:p>
          </table:table-cell>
          <table:table-cell office:value-type="float" office:value="97.75">
            <text:p>97,75</text:p>
          </table:table-cell>
          <table:table-cell office:value-type="float" office:value="95.125">
            <text:p>95,125</text:p>
          </table:table-cell>
          <table:table-cell table:number-columns-repeated="286"/>
        </table:table-row>
        <table:table-row table:style-name="ro2">
          <table:table-cell office:value-type="string">
            <text:p>Element kills lvl 9</text:p>
          </table:table-cell>
          <table:table-cell office:value-type="float" office:value="111.642857142857">
            <text:p>111,6428571429</text:p>
          </table:table-cell>
          <table:table-cell office:value-type="float" office:value="108.75">
            <text:p>108,75</text:p>
          </table:table-cell>
          <table:table-cell office:value-type="float" office:value="108.454545454545">
            <text:p>108,4545454545</text:p>
          </table:table-cell>
          <table:table-cell office:value-type="float" office:value="111.571428571429">
            <text:p>111,5714285714</text:p>
          </table:table-cell>
          <table:table-cell office:value-type="float" office:value="107.384615384615">
            <text:p>107,3846153846</text:p>
          </table:table-cell>
          <table:table-cell office:value-type="float" office:value="106.75">
            <text:p>106,75</text:p>
          </table:table-cell>
          <table:table-cell office:value-type="float" office:value="112.666666666667">
            <text:p>112,6666666667</text:p>
          </table:table-cell>
          <table:table-cell office:value-type="float" office:value="120.666666666667">
            <text:p>120,6666666667</text:p>
          </table:table-cell>
          <table:table-cell office:value-type="float" office:value="129.2">
            <text:p>129,2</text:p>
          </table:table-cell>
          <table:table-cell office:value-type="float" office:value="108.833333333333">
            <text:p>108,8333333333</text:p>
          </table:table-cell>
          <table:table-cell table:number-columns-repeated="286"/>
        </table:table-row>
        <table:table-row table:style-name="ro2">
          <table:table-cell office:value-type="string">
            <text:p>Element kills lvl 10</text:p>
          </table:table-cell>
          <table:table-cell office:value-type="string">
            <text:p>NaN</text:p>
          </table:table-cell>
          <table:table-cell office:value-type="float" office:value="156">
            <text:p>156</text:p>
          </table:table-cell>
          <table:table-cell office:value-type="float" office:value="116.5">
            <text:p>116,5</text:p>
          </table:table-cell>
          <table:table-cell office:value-type="float" office:value="114.2">
            <text:p>114,2</text:p>
          </table:table-cell>
          <table:table-cell office:value-type="float" office:value="117.5">
            <text:p>117,5</text:p>
          </table:table-cell>
          <table:table-cell office:value-type="string">
            <text:p>NaN</text:p>
          </table:table-cell>
          <table:table-cell office:value-type="float" office:value="133">
            <text:p>133</text:p>
          </table:table-cell>
          <table:table-cell office:value-type="float" office:value="133.333333333333">
            <text:p>133,3333333333</text:p>
          </table:table-cell>
          <table:table-cell office:value-type="float" office:value="106">
            <text:p>106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kills lvl 11</text:p>
          </table:table-cell>
          <table:table-cell office:value-type="float" office:value="128.692307692308">
            <text:p>128,6923076923</text:p>
          </table:table-cell>
          <table:table-cell office:value-type="float" office:value="96.2857142857143">
            <text:p>96,2857142857</text:p>
          </table:table-cell>
          <table:table-cell office:value-type="float" office:value="115.583333333333">
            <text:p>115,5833333333</text:p>
          </table:table-cell>
          <table:table-cell office:value-type="float" office:value="120.5">
            <text:p>120,5</text:p>
          </table:table-cell>
          <table:table-cell office:value-type="float" office:value="126.428571428571">
            <text:p>126,4285714286</text:p>
          </table:table-cell>
          <table:table-cell office:value-type="float" office:value="143.3">
            <text:p>143,3</text:p>
          </table:table-cell>
          <table:table-cell office:value-type="float" office:value="144.25">
            <text:p>144,25</text:p>
          </table:table-cell>
          <table:table-cell office:value-type="float" office:value="134.076923076923">
            <text:p>134,0769230769</text:p>
          </table:table-cell>
          <table:table-cell office:value-type="float" office:value="139.357142857143">
            <text:p>139,3571428571</text:p>
          </table:table-cell>
          <table:table-cell office:value-type="float" office:value="125.8">
            <text:p>125,8</text:p>
          </table:table-cell>
          <table:table-cell table:number-columns-repeated="286"/>
        </table:table-row>
        <table:table-row table:style-name="ro2">
          <table:table-cell office:value-type="string">
            <text:p>Element kills lvl 12</text:p>
          </table:table-cell>
          <table:table-cell office:value-type="float" office:value="140.30303030303">
            <text:p>140,303030303</text:p>
          </table:table-cell>
          <table:table-cell office:value-type="float" office:value="141">
            <text:p>141</text:p>
          </table:table-cell>
          <table:table-cell office:value-type="float" office:value="139.6">
            <text:p>139,6</text:p>
          </table:table-cell>
          <table:table-cell office:value-type="float" office:value="135.285714285714">
            <text:p>135,2857142857</text:p>
          </table:table-cell>
          <table:table-cell office:value-type="float" office:value="139.75">
            <text:p>139,75</text:p>
          </table:table-cell>
          <table:table-cell office:value-type="float" office:value="136.833333333333">
            <text:p>136,8333333333</text:p>
          </table:table-cell>
          <table:table-cell office:value-type="float" office:value="141.25">
            <text:p>141,25</text:p>
          </table:table-cell>
          <table:table-cell office:value-type="float" office:value="144.291666666667">
            <text:p>144,2916666667</text:p>
          </table:table-cell>
          <table:table-cell office:value-type="float" office:value="135.35">
            <text:p>135,35</text:p>
          </table:table-cell>
          <table:table-cell office:value-type="float" office:value="138">
            <text:p>138</text:p>
          </table:table-cell>
          <table:table-cell table:number-columns-repeated="286"/>
        </table:table-row>
        <table:table-row table:style-name="ro2">
          <table:table-cell office:value-type="string">
            <text:p>Element kills lvl 13</text:p>
          </table:table-cell>
          <table:table-cell office:value-type="float" office:value="144.342281879195">
            <text:p>144,3422818792</text:p>
          </table:table-cell>
          <table:table-cell office:value-type="float" office:value="149.6875">
            <text:p>149,6875</text:p>
          </table:table-cell>
          <table:table-cell office:value-type="float" office:value="148.89375">
            <text:p>148,89375</text:p>
          </table:table-cell>
          <table:table-cell office:value-type="float" office:value="149.929824561404">
            <text:p>149,9298245614</text:p>
          </table:table-cell>
          <table:table-cell office:value-type="float" office:value="148.686666666667">
            <text:p>148,6866666667</text:p>
          </table:table-cell>
          <table:table-cell office:value-type="float" office:value="151.868421052632">
            <text:p>151,8684210526</text:p>
          </table:table-cell>
          <table:table-cell office:value-type="float" office:value="153.563218390805">
            <text:p>153,5632183908</text:p>
          </table:table-cell>
          <table:table-cell office:value-type="float" office:value="148.127272727273">
            <text:p>148,1272727273</text:p>
          </table:table-cell>
          <table:table-cell office:value-type="float" office:value="150.988095238095">
            <text:p>150,9880952381</text:p>
          </table:table-cell>
          <table:table-cell office:value-type="float" office:value="145.612903225806">
            <text:p>145,6129032258</text:p>
          </table:table-cell>
          <table:table-cell table:number-columns-repeated="286"/>
        </table:table-row>
        <table:table-row table:style-name="ro2">
          <table:table-cell office:value-type="string">
            <text:p>Element kills lvl 14</text:p>
          </table:table-cell>
          <table:table-cell office:value-type="float" office:value="162.083333333333">
            <text:p>162,0833333333</text:p>
          </table:table-cell>
          <table:table-cell office:value-type="float" office:value="157.333333333333">
            <text:p>157,3333333333</text:p>
          </table:table-cell>
          <table:table-cell office:value-type="float" office:value="158.31884057971">
            <text:p>158,3188405797</text:p>
          </table:table-cell>
          <table:table-cell office:value-type="float" office:value="159.459016393443">
            <text:p>159,4590163934</text:p>
          </table:table-cell>
          <table:table-cell office:value-type="float" office:value="162.843137254902">
            <text:p>162,8431372549</text:p>
          </table:table-cell>
          <table:table-cell office:value-type="float" office:value="164.71875">
            <text:p>164,71875</text:p>
          </table:table-cell>
          <table:table-cell office:value-type="float" office:value="163.037735849057">
            <text:p>163,0377358491</text:p>
          </table:table-cell>
          <table:table-cell office:value-type="float" office:value="160.253731343284">
            <text:p>160,2537313433</text:p>
          </table:table-cell>
          <table:table-cell office:value-type="float" office:value="162.483870967742">
            <text:p>162,4838709677</text:p>
          </table:table-cell>
          <table:table-cell office:value-type="float" office:value="160.095238095238">
            <text:p>160,0952380952</text:p>
          </table:table-cell>
          <table:table-cell table:number-columns-repeated="286"/>
        </table:table-row>
        <table:table-row table:style-name="ro2">
          <table:table-cell office:value-type="string">
            <text:p>Element kills lvl 15</text:p>
          </table:table-cell>
          <table:table-cell office:value-type="float" office:value="166.166666666667">
            <text:p>166,1666666667</text:p>
          </table:table-cell>
          <table:table-cell office:value-type="float" office:value="169.545454545455">
            <text:p>169,5454545455</text:p>
          </table:table-cell>
          <table:table-cell office:value-type="float" office:value="169.5">
            <text:p>169,5</text:p>
          </table:table-cell>
          <table:table-cell office:value-type="float" office:value="175.833333333333">
            <text:p>175,8333333333</text:p>
          </table:table-cell>
          <table:table-cell office:value-type="float" office:value="168.222222222222">
            <text:p>168,2222222222</text:p>
          </table:table-cell>
          <table:table-cell office:value-type="float" office:value="170.571428571429">
            <text:p>170,5714285714</text:p>
          </table:table-cell>
          <table:table-cell office:value-type="float" office:value="172.25">
            <text:p>172,25</text:p>
          </table:table-cell>
          <table:table-cell office:value-type="float" office:value="183.4">
            <text:p>183,4</text:p>
          </table:table-cell>
          <table:table-cell office:value-type="float" office:value="169.458333333333">
            <text:p>169,4583333333</text:p>
          </table:table-cell>
          <table:table-cell office:value-type="float" office:value="168.21568627451">
            <text:p>168,2156862745</text:p>
          </table:table-cell>
          <table:table-cell table:number-columns-repeated="286"/>
        </table:table-row>
        <table:table-row table:style-name="ro2">
          <table:table-cell office:value-type="string">
            <text:p>Element kills lvl 16</text:p>
          </table:table-cell>
          <table:table-cell office:value-type="float" office:value="191.3">
            <text:p>191,3</text:p>
          </table:table-cell>
          <table:table-cell office:value-type="float" office:value="190.739726027397">
            <text:p>190,7397260274</text:p>
          </table:table-cell>
          <table:table-cell office:value-type="float" office:value="192.835164835165">
            <text:p>192,8351648352</text:p>
          </table:table-cell>
          <table:table-cell office:value-type="float" office:value="187.909090909091">
            <text:p>187,9090909091</text:p>
          </table:table-cell>
          <table:table-cell office:value-type="float" office:value="189.512820512821">
            <text:p>189,5128205128</text:p>
          </table:table-cell>
          <table:table-cell office:value-type="float" office:value="194.441860465116">
            <text:p>194,4418604651</text:p>
          </table:table-cell>
          <table:table-cell office:value-type="float" office:value="189.735849056604">
            <text:p>189,7358490566</text:p>
          </table:table-cell>
          <table:table-cell office:value-type="float" office:value="189.25641025641">
            <text:p>189,2564102564</text:p>
          </table:table-cell>
          <table:table-cell office:value-type="float" office:value="191.208955223881">
            <text:p>191,2089552239</text:p>
          </table:table-cell>
          <table:table-cell office:value-type="float" office:value="184.551020408163">
            <text:p>184,5510204082</text:p>
          </table:table-cell>
          <table:table-cell table:number-columns-repeated="286"/>
        </table:table-row>
        <table:table-row table:style-name="ro2">
          <table:table-cell office:value-type="string">
            <text:p>Element kills lvl 17</text:p>
          </table:table-cell>
          <table:table-cell office:value-type="float" office:value="197">
            <text:p>197</text:p>
          </table:table-cell>
          <table:table-cell office:value-type="float" office:value="195.703703703704">
            <text:p>195,7037037037</text:p>
          </table:table-cell>
          <table:table-cell office:value-type="float" office:value="202.823529411765">
            <text:p>202,8235294118</text:p>
          </table:table-cell>
          <table:table-cell office:value-type="float" office:value="190.947368421053">
            <text:p>190,9473684211</text:p>
          </table:table-cell>
          <table:table-cell office:value-type="float" office:value="204.090909090909">
            <text:p>204,0909090909</text:p>
          </table:table-cell>
          <table:table-cell office:value-type="float" office:value="207.235294117647">
            <text:p>207,2352941176</text:p>
          </table:table-cell>
          <table:table-cell office:value-type="float" office:value="205.428571428571">
            <text:p>205,4285714286</text:p>
          </table:table-cell>
          <table:table-cell office:value-type="float" office:value="208.055555555556">
            <text:p>208,0555555556</text:p>
          </table:table-cell>
          <table:table-cell office:value-type="float" office:value="212.647058823529">
            <text:p>212,6470588235</text:p>
          </table:table-cell>
          <table:table-cell office:value-type="float" office:value="199.625">
            <text:p>199,625</text:p>
          </table:table-cell>
          <table:table-cell table:number-columns-repeated="286"/>
        </table:table-row>
        <table:table-row table:style-name="ro2">
          <table:table-cell office:value-type="string">
            <text:p>Element kills lvl 18</text:p>
          </table:table-cell>
          <table:table-cell office:value-type="float" office:value="209.75">
            <text:p>209,75</text:p>
          </table:table-cell>
          <table:table-cell office:value-type="float" office:value="225.588235294118">
            <text:p>225,5882352941</text:p>
          </table:table-cell>
          <table:table-cell office:value-type="float" office:value="222.818181818182">
            <text:p>222,8181818182</text:p>
          </table:table-cell>
          <table:table-cell office:value-type="float" office:value="203">
            <text:p>203</text:p>
          </table:table-cell>
          <table:table-cell office:value-type="float" office:value="228">
            <text:p>228</text:p>
          </table:table-cell>
          <table:table-cell office:value-type="float" office:value="202.6">
            <text:p>202,6</text:p>
          </table:table-cell>
          <table:table-cell office:value-type="float" office:value="221.5">
            <text:p>221,5</text:p>
          </table:table-cell>
          <table:table-cell office:value-type="float" office:value="227.357142857143">
            <text:p>227,3571428571</text:p>
          </table:table-cell>
          <table:table-cell office:value-type="float" office:value="220.5">
            <text:p>220,5</text:p>
          </table:table-cell>
          <table:table-cell office:value-type="float" office:value="218.947368421053">
            <text:p>218,9473684211</text:p>
          </table:table-cell>
          <table:table-cell table:number-columns-repeated="286"/>
        </table:table-row>
        <table:table-row table:style-name="ro2">
          <table:table-cell office:value-type="string">
            <text:p>Element kills lvl 19</text:p>
          </table:table-cell>
          <table:table-cell office:value-type="float" office:value="220.75">
            <text:p>220,75</text:p>
          </table:table-cell>
          <table:table-cell office:value-type="float" office:value="240.111111111111">
            <text:p>240,1111111111</text:p>
          </table:table-cell>
          <table:table-cell office:value-type="float" office:value="241.777777777778">
            <text:p>241,7777777778</text:p>
          </table:table-cell>
          <table:table-cell office:value-type="float" office:value="251">
            <text:p>251</text:p>
          </table:table-cell>
          <table:table-cell office:value-type="float" office:value="227">
            <text:p>227</text:p>
          </table:table-cell>
          <table:table-cell office:value-type="float" office:value="232.666666666667">
            <text:p>232,6666666667</text:p>
          </table:table-cell>
          <table:table-cell office:value-type="float" office:value="228.2">
            <text:p>228,2</text:p>
          </table:table-cell>
          <table:table-cell office:value-type="float" office:value="226">
            <text:p>226</text:p>
          </table:table-cell>
          <table:table-cell office:value-type="float" office:value="237.333333333333">
            <text:p>237,3333333333</text:p>
          </table:table-cell>
          <table:table-cell office:value-type="float" office:value="220.454545454545">
            <text:p>220,4545454545</text:p>
          </table:table-cell>
          <table:table-cell table:number-columns-repeated="286"/>
        </table:table-row>
        <table:table-row table:style-name="ro2">
          <table:table-cell office:value-type="string">
            <text:p>Element kills lvl 20</text:p>
          </table:table-cell>
          <table:table-cell office:value-type="string">
            <text:p>NaN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0.75">
            <text:p>240,75</text:p>
          </table:table-cell>
          <table:table-cell office:value-type="float" office:value="223">
            <text:p>223</text:p>
          </table:table-cell>
          <table:table-cell office:value-type="string">
            <text:p>NaN</text:p>
          </table:table-cell>
          <table:table-cell office:value-type="float" office:value="258">
            <text:p>258</text:p>
          </table:table-cell>
          <table:table-cell office:value-type="float" office:value="206">
            <text:p>206</text:p>
          </table:table-cell>
          <table:table-cell office:value-type="float" office:value="230">
            <text:p>230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98">
            <text:p>29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80.333333333333">
            <text:p>280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6"/>
        </table:table-row>
        <table:table-row table:style-name="ro2">
          <table:table-cell office:value-type="string">
            <text:p>Element leak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leak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leaks lvl 4</text:p>
          </table:table-cell>
          <table:table-cell office:value-type="float" office:value="25">
            <text:p>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leaks lvl 5</text:p>
          </table:table-cell>
          <table:table-cell office:value-type="float" office:value="4.6">
            <text:p>4,6</text:p>
          </table:table-cell>
          <table:table-cell office:value-type="float" office:value="7">
            <text:p>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table:number-columns-repeated="286"/>
        </table:table-row>
        <table:table-row table:style-name="ro2">
          <table:table-cell office:value-type="string">
            <text:p>Element leak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86"/>
        </table:table-row>
        <table:table-row table:style-name="ro2">
          <table:table-cell office:value-type="string">
            <text:p>Element leaks lvl 7</text:p>
          </table:table-cell>
          <table:table-cell office:value-type="float" office:value="8.25">
            <text:p>8,25</text:p>
          </table:table-cell>
          <table:table-cell office:value-type="float" office:value="3.66666666666667">
            <text:p>3,6666666667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82">
            <text:p>82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26.3333333333333">
            <text:p>26,3333333333</text:p>
          </table:table-cell>
          <table:table-cell office:value-type="float" office:value="12.2857142857143">
            <text:p>12,2857142857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leaks lvl 8</text:p>
          </table:table-cell>
          <table:table-cell office:value-type="float" office:value="25">
            <text:p>25</text:p>
          </table:table-cell>
          <table:table-cell office:value-type="float" office:value="4.33333333333333">
            <text:p>4,3333333333</text:p>
          </table:table-cell>
          <table:table-cell office:value-type="float" office:value="12">
            <text:p>12</text:p>
          </table:table-cell>
          <table:table-cell office:value-type="float" office:value="7.75">
            <text:p>7,75</text:p>
          </table:table-cell>
          <table:table-cell office:value-type="string">
            <text:p>NaN</text:p>
          </table:table-cell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8.4">
            <text:p>8,4</text:p>
          </table:table-cell>
          <table:table-cell office:value-type="float" office:value="5.625">
            <text:p>5,625</text:p>
          </table:table-cell>
          <table:table-cell office:value-type="float" office:value="19.125">
            <text:p>19,125</text:p>
          </table:table-cell>
          <table:table-cell table:number-columns-repeated="286"/>
        </table:table-row>
        <table:table-row table:style-name="ro2">
          <table:table-cell office:value-type="string">
            <text:p>Element leaks lvl 9</text:p>
          </table:table-cell>
          <table:table-cell office:value-type="float" office:value="9.28571428571429">
            <text:p>9,2857142857</text:p>
          </table:table-cell>
          <table:table-cell office:value-type="float" office:value="8.5">
            <text:p>8,5</text:p>
          </table:table-cell>
          <table:table-cell office:value-type="float" office:value="8.18181818181818">
            <text:p>8,1818181818</text:p>
          </table:table-cell>
          <table:table-cell office:value-type="float" office:value="7.57142857142857">
            <text:p>7,5714285714</text:p>
          </table:table-cell>
          <table:table-cell office:value-type="float" office:value="9.69230769230769">
            <text:p>9,6923076923</text:p>
          </table:table-cell>
          <table:table-cell office:value-type="float" office:value="8.75">
            <text:p>8,75</text:p>
          </table:table-cell>
          <table:table-cell office:value-type="float" office:value="9.5">
            <text:p>9,5</text:p>
          </table:table-cell>
          <table:table-cell office:value-type="float" office:value="0.333333333333333">
            <text:p>0,3333333333</text:p>
          </table:table-cell>
          <table:table-cell office:value-type="float" office:value="4">
            <text:p>4</text:p>
          </table:table-cell>
          <table:table-cell office:value-type="float" office:value="8.16666666666667">
            <text:p>8,1666666667</text:p>
          </table:table-cell>
          <table:table-cell table:number-columns-repeated="286"/>
        </table:table-row>
        <table:table-row table:style-name="ro2">
          <table:table-cell office:value-type="string">
            <text:p>Element leaks lvl 10</text:p>
          </table:table-cell>
          <table:table-cell office:value-type="string">
            <text:p>NaN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.2">
            <text:p>9,2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22.6666666666667">
            <text:p>22,666666666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leaks lvl 11</text:p>
          </table:table-cell>
          <table:table-cell office:value-type="float" office:value="4.61538461538462">
            <text:p>4,6153846154</text:p>
          </table:table-cell>
          <table:table-cell office:value-type="float" office:value="4.71428571428571">
            <text:p>4,7142857143</text:p>
          </table:table-cell>
          <table:table-cell office:value-type="float" office:value="12.75">
            <text:p>12,75</text:p>
          </table:table-cell>
          <table:table-cell office:value-type="float" office:value="18.5">
            <text:p>18,5</text:p>
          </table:table-cell>
          <table:table-cell office:value-type="float" office:value="7.42857142857143">
            <text:p>7,4285714286</text:p>
          </table:table-cell>
          <table:table-cell office:value-type="float" office:value="8.1">
            <text:p>8,1</text:p>
          </table:table-cell>
          <table:table-cell office:value-type="float" office:value="7.25">
            <text:p>7,25</text:p>
          </table:table-cell>
          <table:table-cell office:value-type="float" office:value="19.9230769230769">
            <text:p>19,9230769231</text:p>
          </table:table-cell>
          <table:table-cell office:value-type="float" office:value="10.3571428571429">
            <text:p>10,3571428571</text:p>
          </table:table-cell>
          <table:table-cell office:value-type="float" office:value="9.6">
            <text:p>9,6</text:p>
          </table:table-cell>
          <table:table-cell table:number-columns-repeated="286"/>
        </table:table-row>
        <table:table-row table:style-name="ro2">
          <table:table-cell office:value-type="string">
            <text:p>Element leaks lvl 12</text:p>
          </table:table-cell>
          <table:table-cell office:value-type="float" office:value="10.8787878787879">
            <text:p>10,8787878788</text:p>
          </table:table-cell>
          <table:table-cell office:value-type="float" office:value="9.52777777777778">
            <text:p>9,5277777778</text:p>
          </table:table-cell>
          <table:table-cell office:value-type="float" office:value="10">
            <text:p>10</text:p>
          </table:table-cell>
          <table:table-cell office:value-type="float" office:value="14.4285714285714">
            <text:p>14,4285714286</text:p>
          </table:table-cell>
          <table:table-cell office:value-type="float" office:value="11.75">
            <text:p>11,75</text:p>
          </table:table-cell>
          <table:table-cell office:value-type="float" office:value="15.0833333333333">
            <text:p>15,0833333333</text:p>
          </table:table-cell>
          <table:table-cell office:value-type="float" office:value="8.08333333333333">
            <text:p>8,0833333333</text:p>
          </table:table-cell>
          <table:table-cell office:value-type="float" office:value="8.625">
            <text:p>8,625</text:p>
          </table:table-cell>
          <table:table-cell office:value-type="float" office:value="16.1">
            <text:p>16,1</text:p>
          </table:table-cell>
          <table:table-cell office:value-type="float" office:value="10.1333333333333">
            <text:p>10,1333333333</text:p>
          </table:table-cell>
          <table:table-cell table:number-columns-repeated="286"/>
        </table:table-row>
        <table:table-row table:style-name="ro2">
          <table:table-cell office:value-type="string">
            <text:p>Element leaks lvl 13</text:p>
          </table:table-cell>
          <table:table-cell office:value-type="float" office:value="11.751677852349">
            <text:p>11,7516778523</text:p>
          </table:table-cell>
          <table:table-cell office:value-type="float" office:value="9.09375">
            <text:p>9,09375</text:p>
          </table:table-cell>
          <table:table-cell office:value-type="float" office:value="9.24375">
            <text:p>9,24375</text:p>
          </table:table-cell>
          <table:table-cell office:value-type="float" office:value="9.07894736842105">
            <text:p>9,0789473684</text:p>
          </table:table-cell>
          <table:table-cell office:value-type="float" office:value="9.93333333333333">
            <text:p>9,9333333333</text:p>
          </table:table-cell>
          <table:table-cell office:value-type="float" office:value="8.28947368421053">
            <text:p>8,2894736842</text:p>
          </table:table-cell>
          <table:table-cell office:value-type="float" office:value="8.16091954022989">
            <text:p>8,1609195402</text:p>
          </table:table-cell>
          <table:table-cell office:value-type="float" office:value="8.83636363636364">
            <text:p>8,8363636364</text:p>
          </table:table-cell>
          <table:table-cell office:value-type="float" office:value="7.29761904761905">
            <text:p>7,2976190476</text:p>
          </table:table-cell>
          <table:table-cell office:value-type="float" office:value="12.4838709677419">
            <text:p>12,4838709677</text:p>
          </table:table-cell>
          <table:table-cell table:number-columns-repeated="286"/>
        </table:table-row>
        <table:table-row table:style-name="ro2">
          <table:table-cell office:value-type="string">
            <text:p>Element leaks lvl 14</text:p>
          </table:table-cell>
          <table:table-cell office:value-type="float" office:value="12.8055555555556">
            <text:p>12,8055555556</text:p>
          </table:table-cell>
          <table:table-cell office:value-type="float" office:value="13.7466666666667">
            <text:p>13,7466666667</text:p>
          </table:table-cell>
          <table:table-cell office:value-type="float" office:value="13.6376811594203">
            <text:p>13,6376811594</text:p>
          </table:table-cell>
          <table:table-cell office:value-type="float" office:value="13.2459016393443">
            <text:p>13,2459016393</text:p>
          </table:table-cell>
          <table:table-cell office:value-type="float" office:value="11.8823529411765">
            <text:p>11,8823529412</text:p>
          </table:table-cell>
          <table:table-cell office:value-type="float" office:value="11.125">
            <text:p>11,125</text:p>
          </table:table-cell>
          <table:table-cell office:value-type="float" office:value="14.6037735849057">
            <text:p>14,6037735849</text:p>
          </table:table-cell>
          <table:table-cell office:value-type="float" office:value="14.7761194029851">
            <text:p>14,776119403</text:p>
          </table:table-cell>
          <table:table-cell office:value-type="float" office:value="12.6532258064516">
            <text:p>12,6532258065</text:p>
          </table:table-cell>
          <table:table-cell office:value-type="float" office:value="13.6952380952381">
            <text:p>13,6952380952</text:p>
          </table:table-cell>
          <table:table-cell table:number-columns-repeated="286"/>
        </table:table-row>
        <table:table-row table:style-name="ro2">
          <table:table-cell office:value-type="string">
            <text:p>Element leaks lvl 15</text:p>
          </table:table-cell>
          <table:table-cell office:value-type="float" office:value="12.8333333333333">
            <text:p>12,8333333333</text:p>
          </table:table-cell>
          <table:table-cell office:value-type="float" office:value="15.5454545454545">
            <text:p>15,5454545455</text:p>
          </table:table-cell>
          <table:table-cell table:number-columns-repeated="2" office:value-type="float" office:value="12">
            <text:p>12</text:p>
          </table:table-cell>
          <table:table-cell office:value-type="float" office:value="10.4444444444444">
            <text:p>10,4444444444</text:p>
          </table:table-cell>
          <table:table-cell office:value-type="float" office:value="10.1428571428571">
            <text:p>10,1428571429</text:p>
          </table:table-cell>
          <table:table-cell office:value-type="float" office:value="13.625">
            <text:p>13,625</text:p>
          </table:table-cell>
          <table:table-cell office:value-type="float" office:value="12.3333333333333">
            <text:p>12,3333333333</text:p>
          </table:table-cell>
          <table:table-cell office:value-type="float" office:value="11.25">
            <text:p>11,25</text:p>
          </table:table-cell>
          <table:table-cell office:value-type="float" office:value="15.3725490196078">
            <text:p>15,3725490196</text:p>
          </table:table-cell>
          <table:table-cell table:number-columns-repeated="286"/>
        </table:table-row>
        <table:table-row table:style-name="ro2">
          <table:table-cell office:value-type="string">
            <text:p>Element leaks lvl 16</text:p>
          </table:table-cell>
          <table:table-cell office:value-type="float" office:value="15.3666666666667">
            <text:p>15,3666666667</text:p>
          </table:table-cell>
          <table:table-cell office:value-type="float" office:value="12.6712328767123">
            <text:p>12,6712328767</text:p>
          </table:table-cell>
          <table:table-cell office:value-type="float" office:value="15.1318681318681">
            <text:p>15,1318681319</text:p>
          </table:table-cell>
          <table:table-cell office:value-type="float" office:value="16.7272727272727">
            <text:p>16,7272727273</text:p>
          </table:table-cell>
          <table:table-cell office:value-type="float" office:value="14.9487179487179">
            <text:p>14,9487179487</text:p>
          </table:table-cell>
          <table:table-cell office:value-type="float" office:value="15.6046511627907">
            <text:p>15,6046511628</text:p>
          </table:table-cell>
          <table:table-cell office:value-type="float" office:value="16.5471698113208">
            <text:p>16,5471698113</text:p>
          </table:table-cell>
          <table:table-cell office:value-type="float" office:value="14.9230769230769">
            <text:p>14,9230769231</text:p>
          </table:table-cell>
          <table:table-cell office:value-type="float" office:value="16.3134328358209">
            <text:p>16,3134328358</text:p>
          </table:table-cell>
          <table:table-cell office:value-type="float" office:value="19.265306122449">
            <text:p>19,2653061224</text:p>
          </table:table-cell>
          <table:table-cell table:number-columns-repeated="286"/>
        </table:table-row>
        <table:table-row table:style-name="ro2">
          <table:table-cell office:value-type="string">
            <text:p>Element leaks lvl 17</text:p>
          </table:table-cell>
          <table:table-cell office:value-type="float" office:value="24.6666666666667">
            <text:p>24,6666666667</text:p>
          </table:table-cell>
          <table:table-cell office:value-type="float" office:value="20.1851851851852">
            <text:p>20,1851851852</text:p>
          </table:table-cell>
          <table:table-cell office:value-type="float" office:value="18.7058823529412">
            <text:p>18,7058823529</text:p>
          </table:table-cell>
          <table:table-cell office:value-type="float" office:value="25.1052631578947">
            <text:p>25,1052631579</text:p>
          </table:table-cell>
          <table:table-cell office:value-type="float" office:value="16.3181818181818">
            <text:p>16,3181818182</text:p>
          </table:table-cell>
          <table:table-cell office:value-type="float" office:value="17.3529411764706">
            <text:p>17,3529411765</text:p>
          </table:table-cell>
          <table:table-cell office:value-type="float" office:value="16.8095238095238">
            <text:p>16,8095238095</text:p>
          </table:table-cell>
          <table:table-cell office:value-type="float" office:value="17.1666666666667">
            <text:p>17,1666666667</text:p>
          </table:table-cell>
          <table:table-cell office:value-type="float" office:value="16.2352941176471">
            <text:p>16,2352941176</text:p>
          </table:table-cell>
          <table:table-cell office:value-type="float" office:value="18.875">
            <text:p>18,875</text:p>
          </table:table-cell>
          <table:table-cell table:number-columns-repeated="286"/>
        </table:table-row>
        <table:table-row table:style-name="ro2">
          <table:table-cell office:value-type="string">
            <text:p>Element leaks lvl 18</text:p>
          </table:table-cell>
          <table:table-cell office:value-type="float" office:value="24.75">
            <text:p>24,75</text:p>
          </table:table-cell>
          <table:table-cell office:value-type="float" office:value="14.1176470588235">
            <text:p>14,1176470588</text:p>
          </table:table-cell>
          <table:table-cell office:value-type="float" office:value="12.7272727272727">
            <text:p>12,7272727273</text:p>
          </table:table-cell>
          <table:table-cell office:value-type="float" office:value="31">
            <text:p>31</text:p>
          </table:table-cell>
          <table:table-cell office:value-type="float" office:value="6.66666666666667">
            <text:p>6,6666666667</text:p>
          </table:table-cell>
          <table:table-cell office:value-type="float" office:value="31.2">
            <text:p>31,2</text:p>
          </table:table-cell>
          <table:table-cell office:value-type="float" office:value="21.4285714285714">
            <text:p>21,4285714286</text:p>
          </table:table-cell>
          <table:table-cell office:value-type="float" office:value="16.5714285714286">
            <text:p>16,5714285714</text:p>
          </table:table-cell>
          <table:table-cell office:value-type="float" office:value="20.8333333333333">
            <text:p>20,8333333333</text:p>
          </table:table-cell>
          <table:table-cell office:value-type="float" office:value="22.2631578947368">
            <text:p>22,2631578947</text:p>
          </table:table-cell>
          <table:table-cell table:number-columns-repeated="286"/>
        </table:table-row>
        <table:table-row table:style-name="ro2">
          <table:table-cell office:value-type="string">
            <text:p>Element leaks lvl 19</text:p>
          </table:table-cell>
          <table:table-cell office:value-type="float" office:value="27">
            <text:p>27</text:p>
          </table:table-cell>
          <table:table-cell office:value-type="float" office:value="14.8888888888889">
            <text:p>14,8888888889</text:p>
          </table:table-cell>
          <table:table-cell office:value-type="float" office:value="29.6666666666667">
            <text:p>29,6666666667</text:p>
          </table:table-cell>
          <table:table-cell office:value-type="float" office:value="9.66666666666667">
            <text:p>9,6666666667</text:p>
          </table:table-cell>
          <table:table-cell office:value-type="float" office:value="17.3333333333333">
            <text:p>17,3333333333</text:p>
          </table:table-cell>
          <table:table-cell office:value-type="float" office:value="18.1666666666667">
            <text:p>18,1666666667</text:p>
          </table:table-cell>
          <table:table-cell office:value-type="float" office:value="24.3">
            <text:p>24,3</text:p>
          </table:table-cell>
          <table:table-cell office:value-type="float" office:value="25.75">
            <text:p>25,75</text:p>
          </table:table-cell>
          <table:table-cell office:value-type="float" office:value="22.2">
            <text:p>22,2</text:p>
          </table:table-cell>
          <table:table-cell office:value-type="float" office:value="31.3636363636364">
            <text:p>31,3636363636</text:p>
          </table:table-cell>
          <table:table-cell table:number-columns-repeated="286"/>
        </table:table-row>
        <table:table-row table:style-name="ro2">
          <table:table-cell office:value-type="string">
            <text:p>Element leaks lvl 2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4.75">
            <text:p>24,75</text:p>
          </table:table-cell>
          <table:table-cell office:value-type="float" office:value="39">
            <text:p>39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36.5">
            <text:p>36,5</text:p>
          </table:table-cell>
          <table:table-cell office:value-type="float" office:value="31">
            <text:p>31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">
            <text:p>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1.3333333333333">
            <text:p>21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">
            <text:p>2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5</text:p>
          </table:table-cell>
          <table:table-cell office:value-type="float" office:value="3.33333333333333">
            <text:p>3,3333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7</text:p>
          </table:table-cell>
          <table:table-cell office:value-type="float" office:value="3.25">
            <text:p>3,25</text:p>
          </table:table-cell>
          <table:table-cell office:value-type="float" office:value="3.66666666666667">
            <text:p>3,666666666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.85714285714286">
            <text:p>4,8571428571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float" office:value="5.6">
            <text:p>5,6</text:p>
          </table:table-cell>
          <table:table-cell office:value-type="float" office:value="5">
            <text:p>5</text:p>
          </table:table-cell>
          <table:table-cell office:value-type="float" office:value="5.66666666666667">
            <text:p>5,6666666667</text:p>
          </table:table-cell>
          <table:table-cell office:value-type="float" office:value="4">
            <text:p>4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9</text:p>
          </table:table-cell>
          <table:table-cell office:value-type="float" office:value="6.63636363636364">
            <text:p>6,63636363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.25">
            <text:p>5,25</text:p>
          </table:table-cell>
          <table:table-cell office:value-type="float" office:value="5.76923076923077">
            <text:p>5,7692307692</text:p>
          </table:table-cell>
          <table:table-cell office:value-type="float" office:value="5.3">
            <text:p>5,3</text:p>
          </table:table-cell>
          <table:table-cell office:value-type="float" office:value="6.5">
            <text:p>6,5</text:p>
          </table:table-cell>
          <table:table-cell office:value-type="float" office:value="6.66666666666667">
            <text:p>6,6666666667</text:p>
          </table:table-cell>
          <table:table-cell office:value-type="float" office:value="6.57142857142857">
            <text:p>6,5714285714</text:p>
          </table:table-cell>
          <table:table-cell office:value-type="float" office:value="5.75">
            <text:p>5,7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10</text:p>
          </table:table-cell>
          <table:table-cell office:value-type="string">
            <text:p>NaN</text:p>
          </table:table-cell>
          <table:table-cell office:value-type="float" office:value="8.66666666666667">
            <text:p>8,6666666667</text:p>
          </table:table-cell>
          <table:table-cell office:value-type="string">
            <text:p>NaN</text:p>
          </table:table-cell>
          <table:table-cell office:value-type="float" office:value="8.33333333333333">
            <text:p>8,3333333333</text:p>
          </table:table-cell>
          <table:table-cell office:value-type="float" office:value="8">
            <text:p>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11</text:p>
          </table:table-cell>
          <table:table-cell office:value-type="float" office:value="7.66666666666667">
            <text:p>7,6666666667</text:p>
          </table:table-cell>
          <table:table-cell office:value-type="float" office:value="8">
            <text:p>8</text:p>
          </table:table-cell>
          <table:table-cell office:value-type="float" office:value="8.25">
            <text:p>8,25</text:p>
          </table:table-cell>
          <table:table-cell office:value-type="float" office:value="9">
            <text:p>9</text:p>
          </table:table-cell>
          <table:table-cell office:value-type="float" office:value="7.66666666666667">
            <text:p>7,66666666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.875">
            <text:p>7,875</text:p>
          </table:table-cell>
          <table:table-cell office:value-type="float" office:value="9.15384615384615">
            <text:p>9,1538461538</text:p>
          </table:table-cell>
          <table:table-cell office:value-type="float" office:value="8.4">
            <text:p>8,4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12</text:p>
          </table:table-cell>
          <table:table-cell office:value-type="float" office:value="8.6551724137931">
            <text:p>8,6551724138</text:p>
          </table:table-cell>
          <table:table-cell office:value-type="float" office:value="8.33333333333333">
            <text:p>8,3333333333</text:p>
          </table:table-cell>
          <table:table-cell office:value-type="float" office:value="8.72">
            <text:p>8,72</text:p>
          </table:table-cell>
          <table:table-cell office:value-type="float" office:value="8.2">
            <text:p>8,2</text:p>
          </table:table-cell>
          <table:table-cell office:value-type="float" office:value="9.11111111111111">
            <text:p>9,1111111111</text:p>
          </table:table-cell>
          <table:table-cell office:value-type="float" office:value="8.66666666666667">
            <text:p>8,6666666667</text:p>
          </table:table-cell>
          <table:table-cell office:value-type="float" office:value="8.76923076923077">
            <text:p>8,7692307692</text:p>
          </table:table-cell>
          <table:table-cell office:value-type="float" office:value="8.41176470588235">
            <text:p>8,4117647059</text:p>
          </table:table-cell>
          <table:table-cell office:value-type="float" office:value="9.32">
            <text:p>9,32</text:p>
          </table:table-cell>
          <table:table-cell office:value-type="float" office:value="8.78571428571429">
            <text:p>8,7857142857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13</text:p>
          </table:table-cell>
          <table:table-cell office:value-type="float" office:value="8.83962264150943">
            <text:p>8,8396226415</text:p>
          </table:table-cell>
          <table:table-cell office:value-type="float" office:value="8.66666666666667">
            <text:p>8,6666666667</text:p>
          </table:table-cell>
          <table:table-cell office:value-type="float" office:value="8.44086021505376">
            <text:p>8,4408602151</text:p>
          </table:table-cell>
          <table:table-cell office:value-type="float" office:value="8.67796610169492">
            <text:p>8,6779661017</text:p>
          </table:table-cell>
          <table:table-cell office:value-type="float" office:value="8.43529411764706">
            <text:p>8,4352941176</text:p>
          </table:table-cell>
          <table:table-cell office:value-type="float" office:value="8.90384615384615">
            <text:p>8,9038461538</text:p>
          </table:table-cell>
          <table:table-cell office:value-type="float" office:value="8.29166666666667">
            <text:p>8,2916666667</text:p>
          </table:table-cell>
          <table:table-cell office:value-type="float" office:value="8.54761904761905">
            <text:p>8,5476190476</text:p>
          </table:table-cell>
          <table:table-cell office:value-type="float" office:value="8.42424242424242">
            <text:p>8,4242424242</text:p>
          </table:table-cell>
          <table:table-cell office:value-type="float" office:value="8.55">
            <text:p>8,5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14</text:p>
          </table:table-cell>
          <table:table-cell office:value-type="float" office:value="9.8">
            <text:p>9,8</text:p>
          </table:table-cell>
          <table:table-cell office:value-type="float" office:value="9.12765957446809">
            <text:p>9,1276595745</text:p>
          </table:table-cell>
          <table:table-cell office:value-type="float" office:value="9.1025641025641">
            <text:p>9,1025641026</text:p>
          </table:table-cell>
          <table:table-cell office:value-type="float" office:value="9.96296296296296">
            <text:p>9,962962963</text:p>
          </table:table-cell>
          <table:table-cell office:value-type="float" office:value="10.7333333333333">
            <text:p>10,7333333333</text:p>
          </table:table-cell>
          <table:table-cell office:value-type="float" office:value="9.47619047619048">
            <text:p>9,4761904762</text:p>
          </table:table-cell>
          <table:table-cell office:value-type="float" office:value="9.33333333333333">
            <text:p>9,3333333333</text:p>
          </table:table-cell>
          <table:table-cell office:value-type="float" office:value="9.42424242424242">
            <text:p>9,4242424242</text:p>
          </table:table-cell>
          <table:table-cell office:value-type="float" office:value="9.6056338028169">
            <text:p>9,6056338028</text:p>
          </table:table-cell>
          <table:table-cell office:value-type="float" office:value="8.78125">
            <text:p>8,7812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15</text:p>
          </table:table-cell>
          <table:table-cell office:value-type="float" office:value="9.75">
            <text:p>9,75</text:p>
          </table:table-cell>
          <table:table-cell office:value-type="float" office:value="11.2666666666667">
            <text:p>11,2666666667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75">
            <text:p>10,75</text:p>
          </table:table-cell>
          <table:table-cell office:value-type="float" office:value="8.8">
            <text:p>8,8</text:p>
          </table:table-cell>
          <table:table-cell office:value-type="float" office:value="9.6">
            <text:p>9,6</text:p>
          </table:table-cell>
          <table:table-cell office:value-type="float" office:value="9.77777777777778">
            <text:p>9,7777777778</text:p>
          </table:table-cell>
          <table:table-cell office:value-type="float" office:value="9.24">
            <text:p>9,24</text:p>
          </table:table-cell>
          <table:table-cell office:value-type="float" office:value="9.17777777777778">
            <text:p>9,1777777778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16</text:p>
          </table:table-cell>
          <table:table-cell office:value-type="float" office:value="11.4210526315789">
            <text:p>11,4210526316</text:p>
          </table:table-cell>
          <table:table-cell office:value-type="float" office:value="10.7659574468085">
            <text:p>10,7659574468</text:p>
          </table:table-cell>
          <table:table-cell office:value-type="float" office:value="10.0178571428571">
            <text:p>10,0178571429</text:p>
          </table:table-cell>
          <table:table-cell office:value-type="float" office:value="11.695652173913">
            <text:p>11,6956521739</text:p>
          </table:table-cell>
          <table:table-cell office:value-type="float" office:value="9.72">
            <text:p>9,72</text:p>
          </table:table-cell>
          <table:table-cell office:value-type="float" office:value="10.3103448275862">
            <text:p>10,3103448276</text:p>
          </table:table-cell>
          <table:table-cell office:value-type="float" office:value="10.9411764705882">
            <text:p>10,9411764706</text:p>
          </table:table-cell>
          <table:table-cell office:value-type="float" office:value="11.8484848484848">
            <text:p>11,8484848485</text:p>
          </table:table-cell>
          <table:table-cell office:value-type="float" office:value="11.6176470588235">
            <text:p>11,6176470588</text:p>
          </table:table-cell>
          <table:table-cell office:value-type="float" office:value="13.3488372093023">
            <text:p>13,348837209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17</text:p>
          </table:table-cell>
          <table:table-cell office:value-type="float" office:value="12.6">
            <text:p>12,6</text:p>
          </table:table-cell>
          <table:table-cell office:value-type="float" office:value="10.6666666666667">
            <text:p>10,6666666667</text:p>
          </table:table-cell>
          <table:table-cell office:value-type="float" office:value="11.7333333333333">
            <text:p>11,7333333333</text:p>
          </table:table-cell>
          <table:table-cell office:value-type="float" office:value="12.3333333333333">
            <text:p>12,3333333333</text:p>
          </table:table-cell>
          <table:table-cell office:value-type="float" office:value="11">
            <text:p>11</text:p>
          </table:table-cell>
          <table:table-cell office:value-type="float" office:value="11.4444444444444">
            <text:p>11,4444444444</text:p>
          </table:table-cell>
          <table:table-cell office:value-type="float" office:value="12.0869565217391">
            <text:p>12,0869565217</text:p>
          </table:table-cell>
          <table:table-cell office:value-type="float" office:value="11.5714285714286">
            <text:p>11,5714285714</text:p>
          </table:table-cell>
          <table:table-cell office:value-type="float" office:value="13.9285714285714">
            <text:p>13,9285714286</text:p>
          </table:table-cell>
          <table:table-cell office:value-type="float" office:value="14.5833333333333">
            <text:p>14,583333333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18</text:p>
          </table:table-cell>
          <table:table-cell office:value-type="float" office:value="11.4">
            <text:p>11,4</text:p>
          </table:table-cell>
          <table:table-cell office:value-type="float" office:value="12.3">
            <text:p>12,3</text:p>
          </table:table-cell>
          <table:table-cell office:value-type="float" office:value="9.16666666666667">
            <text:p>9,166666666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2.7">
            <text:p>12,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.952380952381">
            <text:p>13,9523809524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19</text:p>
          </table:table-cell>
          <table:table-cell office:value-type="float" office:value="9">
            <text:p>9</text:p>
          </table:table-cell>
          <table:table-cell office:value-type="float" office:value="9.88888888888889">
            <text:p>9,8888888889</text:p>
          </table:table-cell>
          <table:table-cell office:value-type="float" office:value="11.5">
            <text:p>11,5</text:p>
          </table:table-cell>
          <table:table-cell office:value-type="float" office:value="13.1818181818182">
            <text:p>13,1818181818</text:p>
          </table:table-cell>
          <table:table-cell office:value-type="float" office:value="11.5">
            <text:p>11,5</text:p>
          </table:table-cell>
          <table:table-cell office:value-type="float" office:value="10.625">
            <text:p>10,625</text:p>
          </table:table-cell>
          <table:table-cell office:value-type="float" office:value="11.3571428571429">
            <text:p>11,3571428571</text:p>
          </table:table-cell>
          <table:table-cell office:value-type="float" office:value="11.3333333333333">
            <text:p>11,3333333333</text:p>
          </table:table-cell>
          <table:table-cell office:value-type="float" office:value="13.5625">
            <text:p>13,5625</text:p>
          </table:table-cell>
          <table:table-cell office:value-type="float" office:value="15.4666666666667">
            <text:p>15,4666666667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float" office:value="10.3333333333333">
            <text:p>10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4.3333333333333">
            <text:p>14,3333333333</text:p>
          </table:table-cell>
          <table:table-cell office:value-type="float" office:value="13.25">
            <text:p>13,25</text:p>
          </table:table-cell>
          <table:table-cell office:value-type="float" office:value="18.5">
            <text:p>18,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worker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">
            <text:p>1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5</text:p>
          </table:table-cell>
          <table:table-cell office:value-type="float" office:value="36">
            <text:p>36</text:p>
          </table:table-cell>
          <table:table-cell office:value-type="float" office:value="37.2">
            <text:p>37,2</text:p>
          </table:table-cell>
          <table:table-cell office:value-type="float" office:value="40.5">
            <text:p>40,5</text:p>
          </table:table-cell>
          <table:table-cell office:value-type="float" office:value="60">
            <text:p>6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4">
            <text:p>5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0">
            <text:p>5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3">
            <text:p>6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7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7">
            <text:p>87</text:p>
          </table:table-cell>
          <table:table-cell office:value-type="string">
            <text:p>NaN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8</text:p>
          </table:table-cell>
          <table:table-cell office:value-type="float" office:value="105">
            <text:p>105</text:p>
          </table:table-cell>
          <table:table-cell office:value-type="float" office:value="90.5">
            <text:p>90,5</text:p>
          </table:table-cell>
          <table:table-cell office:value-type="float" office:value="81">
            <text:p>81</text:p>
          </table:table-cell>
          <table:table-cell office:value-type="float" office:value="107.571428571429">
            <text:p>107,5714285714</text:p>
          </table:table-cell>
          <table:table-cell office:value-type="string">
            <text:p>NaN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float" office:value="93.75">
            <text:p>93,75</text:p>
          </table:table-cell>
          <table:table-cell office:value-type="float" office:value="87.6666666666667">
            <text:p>87,6666666667</text:p>
          </table:table-cell>
          <table:table-cell office:value-type="float" office:value="81.5">
            <text:p>81,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9</text:p>
          </table:table-cell>
          <table:table-cell office:value-type="float" office:value="136.272727272727">
            <text:p>136,2727272727</text:p>
          </table:table-cell>
          <table:table-cell office:value-type="float" office:value="30">
            <text:p>30</text:p>
          </table:table-cell>
          <table:table-cell office:value-type="float" office:value="105.333333333333">
            <text:p>105,3333333333</text:p>
          </table:table-cell>
          <table:table-cell office:value-type="float" office:value="102.875">
            <text:p>102,875</text:p>
          </table:table-cell>
          <table:table-cell office:value-type="float" office:value="104.769230769231">
            <text:p>104,7692307692</text:p>
          </table:table-cell>
          <table:table-cell office:value-type="float" office:value="104.2">
            <text:p>104,2</text:p>
          </table:table-cell>
          <table:table-cell office:value-type="float" office:value="118.25">
            <text:p>118,25</text:p>
          </table:table-cell>
          <table:table-cell office:value-type="float" office:value="118">
            <text:p>118</text:p>
          </table:table-cell>
          <table:table-cell office:value-type="float" office:value="133.714285714286">
            <text:p>133,7142857143</text:p>
          </table:table-cell>
          <table:table-cell office:value-type="float" office:value="90.5">
            <text:p>90,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10</text:p>
          </table:table-cell>
          <table:table-cell office:value-type="string">
            <text:p>NaN</text:p>
          </table:table-cell>
          <table:table-cell office:value-type="float" office:value="167">
            <text:p>167</text:p>
          </table:table-cell>
          <table:table-cell office:value-type="string">
            <text:p>NaN</text:p>
          </table:table-cell>
          <table:table-cell office:value-type="float" office:value="171.333333333333">
            <text:p>171,3333333333</text:p>
          </table:table-cell>
          <table:table-cell office:value-type="float" office:value="156">
            <text:p>15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8">
            <text:p>188</text:p>
          </table:table-cell>
          <table:table-cell office:value-type="float" office:value="128.5">
            <text:p>128,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11</text:p>
          </table:table-cell>
          <table:table-cell office:value-type="float" office:value="159.933333333333">
            <text:p>159,9333333333</text:p>
          </table:table-cell>
          <table:table-cell office:value-type="float" office:value="182">
            <text:p>182</text:p>
          </table:table-cell>
          <table:table-cell office:value-type="float" office:value="195.5">
            <text:p>195,5</text:p>
          </table:table-cell>
          <table:table-cell office:value-type="float" office:value="158.5">
            <text:p>158,5</text:p>
          </table:table-cell>
          <table:table-cell office:value-type="float" office:value="173.666666666667">
            <text:p>173,6666666667</text:p>
          </table:table-cell>
          <table:table-cell office:value-type="float" office:value="187">
            <text:p>187</text:p>
          </table:table-cell>
          <table:table-cell office:value-type="float" office:value="111">
            <text:p>111</text:p>
          </table:table-cell>
          <table:table-cell office:value-type="float" office:value="179.5">
            <text:p>179,5</text:p>
          </table:table-cell>
          <table:table-cell office:value-type="float" office:value="185.076923076923">
            <text:p>185,0769230769</text:p>
          </table:table-cell>
          <table:table-cell office:value-type="float" office:value="188.6">
            <text:p>188,6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12</text:p>
          </table:table-cell>
          <table:table-cell office:value-type="float" office:value="209.275862068966">
            <text:p>209,275862069</text:p>
          </table:table-cell>
          <table:table-cell office:value-type="float" office:value="202.809523809524">
            <text:p>202,8095238095</text:p>
          </table:table-cell>
          <table:table-cell office:value-type="float" office:value="216.52">
            <text:p>216,52</text:p>
          </table:table-cell>
          <table:table-cell office:value-type="float" office:value="207.2">
            <text:p>207,2</text:p>
          </table:table-cell>
          <table:table-cell office:value-type="float" office:value="202">
            <text:p>202</text:p>
          </table:table-cell>
          <table:table-cell office:value-type="float" office:value="209.777777777778">
            <text:p>209,7777777778</text:p>
          </table:table-cell>
          <table:table-cell office:value-type="float" office:value="221.230769230769">
            <text:p>221,2307692308</text:p>
          </table:table-cell>
          <table:table-cell office:value-type="float" office:value="207.352941176471">
            <text:p>207,3529411765</text:p>
          </table:table-cell>
          <table:table-cell office:value-type="float" office:value="221.32">
            <text:p>221,32</text:p>
          </table:table-cell>
          <table:table-cell office:value-type="float" office:value="212.214285714286">
            <text:p>212,214285714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13</text:p>
          </table:table-cell>
          <table:table-cell office:value-type="float" office:value="233.122641509434">
            <text:p>233,1226415094</text:p>
          </table:table-cell>
          <table:table-cell office:value-type="float" office:value="230.259259259259">
            <text:p>230,2592592593</text:p>
          </table:table-cell>
          <table:table-cell office:value-type="float" office:value="223.10752688172">
            <text:p>223,1075268817</text:p>
          </table:table-cell>
          <table:table-cell office:value-type="float" office:value="234.372881355932">
            <text:p>234,3728813559</text:p>
          </table:table-cell>
          <table:table-cell office:value-type="float" office:value="227.482352941176">
            <text:p>227,4823529412</text:p>
          </table:table-cell>
          <table:table-cell office:value-type="float" office:value="238.923076923077">
            <text:p>238,9230769231</text:p>
          </table:table-cell>
          <table:table-cell office:value-type="float" office:value="233.145833333333">
            <text:p>233,1458333333</text:p>
          </table:table-cell>
          <table:table-cell office:value-type="float" office:value="222.571428571429">
            <text:p>222,5714285714</text:p>
          </table:table-cell>
          <table:table-cell office:value-type="float" office:value="220.606060606061">
            <text:p>220,6060606061</text:p>
          </table:table-cell>
          <table:table-cell office:value-type="float" office:value="232.533333333333">
            <text:p>232,533333333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14</text:p>
          </table:table-cell>
          <table:table-cell office:value-type="float" office:value="281.2">
            <text:p>281,2</text:p>
          </table:table-cell>
          <table:table-cell office:value-type="float" office:value="264.127659574468">
            <text:p>264,1276595745</text:p>
          </table:table-cell>
          <table:table-cell office:value-type="float" office:value="257.74358974359">
            <text:p>257,7435897436</text:p>
          </table:table-cell>
          <table:table-cell office:value-type="float" office:value="279.481481481481">
            <text:p>279,4814814815</text:p>
          </table:table-cell>
          <table:table-cell office:value-type="float" office:value="298.166666666667">
            <text:p>298,1666666667</text:p>
          </table:table-cell>
          <table:table-cell office:value-type="float" office:value="265.428571428571">
            <text:p>265,4285714286</text:p>
          </table:table-cell>
          <table:table-cell office:value-type="float" office:value="273.25">
            <text:p>273,25</text:p>
          </table:table-cell>
          <table:table-cell office:value-type="float" office:value="264.121212121212">
            <text:p>264,1212121212</text:p>
          </table:table-cell>
          <table:table-cell office:value-type="float" office:value="270.464788732394">
            <text:p>270,4647887324</text:p>
          </table:table-cell>
          <table:table-cell office:value-type="float" office:value="248.5625">
            <text:p>248,562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15</text:p>
          </table:table-cell>
          <table:table-cell office:value-type="float" office:value="299.875">
            <text:p>299,875</text:p>
          </table:table-cell>
          <table:table-cell office:value-type="float" office:value="354.266666666667">
            <text:p>354,2666666667</text:p>
          </table:table-cell>
          <table:table-cell office:value-type="float" office:value="332">
            <text:p>332</text:p>
          </table:table-cell>
          <table:table-cell office:value-type="float" office:value="329.9">
            <text:p>329,9</text:p>
          </table:table-cell>
          <table:table-cell office:value-type="float" office:value="306.75">
            <text:p>306,75</text:p>
          </table:table-cell>
          <table:table-cell office:value-type="float" office:value="281.9">
            <text:p>281,9</text:p>
          </table:table-cell>
          <table:table-cell office:value-type="float" office:value="297.8">
            <text:p>297,8</text:p>
          </table:table-cell>
          <table:table-cell office:value-type="float" office:value="296.888888888889">
            <text:p>296,8888888889</text:p>
          </table:table-cell>
          <table:table-cell office:value-type="float" office:value="303.28">
            <text:p>303,28</text:p>
          </table:table-cell>
          <table:table-cell office:value-type="float" office:value="302.377777777778">
            <text:p>302,3777777778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16</text:p>
          </table:table-cell>
          <table:table-cell office:value-type="float" office:value="380.631578947368">
            <text:p>380,6315789474</text:p>
          </table:table-cell>
          <table:table-cell office:value-type="float" office:value="358.170212765957">
            <text:p>358,170212766</text:p>
          </table:table-cell>
          <table:table-cell office:value-type="float" office:value="350.232142857143">
            <text:p>350,2321428571</text:p>
          </table:table-cell>
          <table:table-cell office:value-type="float" office:value="377.391304347826">
            <text:p>377,3913043478</text:p>
          </table:table-cell>
          <table:table-cell office:value-type="float" office:value="334.8">
            <text:p>334,8</text:p>
          </table:table-cell>
          <table:table-cell office:value-type="float" office:value="351.655172413793">
            <text:p>351,6551724138</text:p>
          </table:table-cell>
          <table:table-cell office:value-type="float" office:value="368.970588235294">
            <text:p>368,9705882353</text:p>
          </table:table-cell>
          <table:table-cell office:value-type="float" office:value="383.363636363636">
            <text:p>383,3636363636</text:p>
          </table:table-cell>
          <table:table-cell office:value-type="float" office:value="354.147058823529">
            <text:p>354,1470588235</text:p>
          </table:table-cell>
          <table:table-cell office:value-type="float" office:value="364.53488372093">
            <text:p>364,5348837209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17</text:p>
          </table:table-cell>
          <table:table-cell office:value-type="float" office:value="480.3">
            <text:p>480,3</text:p>
          </table:table-cell>
          <table:table-cell office:value-type="float" office:value="422.75">
            <text:p>422,75</text:p>
          </table:table-cell>
          <table:table-cell office:value-type="float" office:value="423.266666666667">
            <text:p>423,2666666667</text:p>
          </table:table-cell>
          <table:table-cell office:value-type="float" office:value="435.333333333333">
            <text:p>435,3333333333</text:p>
          </table:table-cell>
          <table:table-cell office:value-type="float" office:value="401.545454545455">
            <text:p>401,5454545455</text:p>
          </table:table-cell>
          <table:table-cell office:value-type="float" office:value="432.888888888889">
            <text:p>432,8888888889</text:p>
          </table:table-cell>
          <table:table-cell office:value-type="float" office:value="446.608695652174">
            <text:p>446,6086956522</text:p>
          </table:table-cell>
          <table:table-cell office:value-type="float" office:value="408">
            <text:p>408</text:p>
          </table:table-cell>
          <table:table-cell office:value-type="float" office:value="392.357142857143">
            <text:p>392,3571428571</text:p>
          </table:table-cell>
          <table:table-cell office:value-type="float" office:value="392.666666666667">
            <text:p>392,6666666667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18</text:p>
          </table:table-cell>
          <table:table-cell office:value-type="float" office:value="458">
            <text:p>458</text:p>
          </table:table-cell>
          <table:table-cell office:value-type="float" office:value="482.4">
            <text:p>482,4</text:p>
          </table:table-cell>
          <table:table-cell office:value-type="float" office:value="378.833333333333">
            <text:p>378,8333333333</text:p>
          </table:table-cell>
          <table:table-cell office:value-type="float" office:value="400.5">
            <text:p>400,5</text:p>
          </table:table-cell>
          <table:table-cell office:value-type="float" office:value="478.333333333333">
            <text:p>478,3333333333</text:p>
          </table:table-cell>
          <table:table-cell office:value-type="float" office:value="494">
            <text:p>494</text:p>
          </table:table-cell>
          <table:table-cell office:value-type="float" office:value="478.9">
            <text:p>478,9</text:p>
          </table:table-cell>
          <table:table-cell office:value-type="float" office:value="480">
            <text:p>480</text:p>
          </table:table-cell>
          <table:table-cell office:value-type="float" office:value="415.888888888889">
            <text:p>415,8888888889</text:p>
          </table:table-cell>
          <table:table-cell office:value-type="float" office:value="432.428571428571">
            <text:p>432,4285714286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19</text:p>
          </table:table-cell>
          <table:table-cell office:value-type="float" office:value="492">
            <text:p>492</text:p>
          </table:table-cell>
          <table:table-cell office:value-type="float" office:value="453.111111111111">
            <text:p>453,1111111111</text:p>
          </table:table-cell>
          <table:table-cell office:value-type="float" office:value="522.625">
            <text:p>522,625</text:p>
          </table:table-cell>
          <table:table-cell office:value-type="float" office:value="584.181818181818">
            <text:p>584,1818181818</text:p>
          </table:table-cell>
          <table:table-cell office:value-type="float" office:value="525.5">
            <text:p>525,5</text:p>
          </table:table-cell>
          <table:table-cell office:value-type="float" office:value="456.125">
            <text:p>456,125</text:p>
          </table:table-cell>
          <table:table-cell office:value-type="float" office:value="514.571428571429">
            <text:p>514,5714285714</text:p>
          </table:table-cell>
          <table:table-cell office:value-type="float" office:value="483">
            <text:p>483</text:p>
          </table:table-cell>
          <table:table-cell office:value-type="float" office:value="518.6875">
            <text:p>518,6875</text:p>
          </table:table-cell>
          <table:table-cell office:value-type="float" office:value="522.2">
            <text:p>522,2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29">
            <text:p>729</text:p>
          </table:table-cell>
          <table:table-cell office:value-type="float" office:value="581.333333333333">
            <text:p>581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34.666666666667">
            <text:p>734,6666666667</text:p>
          </table:table-cell>
          <table:table-cell office:value-type="float" office:value="581.25">
            <text:p>581,25</text:p>
          </table:table-cell>
          <table:table-cell office:value-type="float" office:value="640">
            <text:p>640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incom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50">
            <text:p>75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5">
            <text:p>16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0">
            <text:p>1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35">
            <text:p>33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5</text:p>
          </table:table-cell>
          <table:table-cell office:value-type="float" office:value="405">
            <text:p>405</text:p>
          </table:table-cell>
          <table:table-cell office:value-type="float" office:value="489">
            <text:p>489</text:p>
          </table:table-cell>
          <table:table-cell office:value-type="float" office:value="462.5">
            <text:p>462,5</text:p>
          </table:table-cell>
          <table:table-cell office:value-type="float" office:value="450">
            <text:p>45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20">
            <text:p>4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30">
            <text:p>53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72.5">
            <text:p>572,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7</text:p>
          </table:table-cell>
          <table:table-cell office:value-type="float" office:value="883.75">
            <text:p>883,75</text:p>
          </table:table-cell>
          <table:table-cell office:value-type="float" office:value="645">
            <text:p>64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05">
            <text:p>705</text:p>
          </table:table-cell>
          <table:table-cell office:value-type="string">
            <text:p>NaN</text:p>
          </table:table-cell>
          <table:table-cell office:value-type="float" office:value="735">
            <text:p>735</text:p>
          </table:table-cell>
          <table:table-cell office:value-type="float" office:value="712.5">
            <text:p>712,5</text:p>
          </table:table-cell>
          <table:table-cell office:value-type="float" office:value="825">
            <text:p>82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8</text:p>
          </table:table-cell>
          <table:table-cell office:value-type="float" office:value="860">
            <text:p>860</text:p>
          </table:table-cell>
          <table:table-cell office:value-type="float" office:value="862.5">
            <text:p>862,5</text:p>
          </table:table-cell>
          <table:table-cell office:value-type="float" office:value="907.5">
            <text:p>907,5</text:p>
          </table:table-cell>
          <table:table-cell office:value-type="float" office:value="777.857142857143">
            <text:p>777,8571428571</text:p>
          </table:table-cell>
          <table:table-cell office:value-type="string">
            <text:p>NaN</text:p>
          </table:table-cell>
          <table:table-cell office:value-type="float" office:value="800">
            <text:p>800</text:p>
          </table:table-cell>
          <table:table-cell office:value-type="float" office:value="797">
            <text:p>797</text:p>
          </table:table-cell>
          <table:table-cell office:value-type="float" office:value="733.75">
            <text:p>733,75</text:p>
          </table:table-cell>
          <table:table-cell office:value-type="float" office:value="703.333333333333">
            <text:p>703,3333333333</text:p>
          </table:table-cell>
          <table:table-cell office:value-type="float" office:value="906.25">
            <text:p>906,2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9</text:p>
          </table:table-cell>
          <table:table-cell office:value-type="float" office:value="929.090909090909">
            <text:p>929,0909090909</text:p>
          </table:table-cell>
          <table:table-cell office:value-type="float" office:value="995">
            <text:p>995</text:p>
          </table:table-cell>
          <table:table-cell office:value-type="float" office:value="968.333333333333">
            <text:p>968,3333333333</text:p>
          </table:table-cell>
          <table:table-cell office:value-type="float" office:value="991.875">
            <text:p>991,875</text:p>
          </table:table-cell>
          <table:table-cell office:value-type="float" office:value="982.692307692308">
            <text:p>982,6923076923</text:p>
          </table:table-cell>
          <table:table-cell office:value-type="float" office:value="960.5">
            <text:p>960,5</text:p>
          </table:table-cell>
          <table:table-cell office:value-type="float" office:value="992.5">
            <text:p>992,5</text:p>
          </table:table-cell>
          <table:table-cell office:value-type="float" office:value="1010">
            <text:p>1010</text:p>
          </table:table-cell>
          <table:table-cell office:value-type="float" office:value="1052.14285714286">
            <text:p>1052,1428571429</text:p>
          </table:table-cell>
          <table:table-cell office:value-type="float" office:value="895">
            <text:p>89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10</text:p>
          </table:table-cell>
          <table:table-cell office:value-type="string">
            <text:p>NaN</text:p>
          </table:table-cell>
          <table:table-cell office:value-type="float" office:value="1011.66666666667">
            <text:p>1011,6666666667</text:p>
          </table:table-cell>
          <table:table-cell office:value-type="string">
            <text:p>NaN</text:p>
          </table:table-cell>
          <table:table-cell office:value-type="float" office:value="1120">
            <text:p>1120</text:p>
          </table:table-cell>
          <table:table-cell office:value-type="float" office:value="1270">
            <text:p>127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00">
            <text:p>1300</text:p>
          </table:table-cell>
          <table:table-cell office:value-type="float" office:value="580">
            <text:p>580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11</text:p>
          </table:table-cell>
          <table:table-cell office:value-type="float" office:value="1374">
            <text:p>1374</text:p>
          </table:table-cell>
          <table:table-cell office:value-type="float" office:value="1550.83333333333">
            <text:p>1550,8333333333</text:p>
          </table:table-cell>
          <table:table-cell office:value-type="float" office:value="1443.75">
            <text:p>1443,75</text:p>
          </table:table-cell>
          <table:table-cell office:value-type="float" office:value="1390">
            <text:p>1390</text:p>
          </table:table-cell>
          <table:table-cell office:value-type="float" office:value="1296.66666666667">
            <text:p>1296,6666666667</text:p>
          </table:table-cell>
          <table:table-cell office:value-type="float" office:value="1360">
            <text:p>1360</text:p>
          </table:table-cell>
          <table:table-cell office:value-type="float" office:value="1475">
            <text:p>1475</text:p>
          </table:table-cell>
          <table:table-cell office:value-type="float" office:value="1326.25">
            <text:p>1326,25</text:p>
          </table:table-cell>
          <table:table-cell office:value-type="float" office:value="1457.69230769231">
            <text:p>1457,6923076923</text:p>
          </table:table-cell>
          <table:table-cell office:value-type="float" office:value="965">
            <text:p>96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12</text:p>
          </table:table-cell>
          <table:table-cell office:value-type="float" office:value="1710.1724137931">
            <text:p>1710,1724137931</text:p>
          </table:table-cell>
          <table:table-cell office:value-type="float" office:value="1647.85714285714">
            <text:p>1647,8571428571</text:p>
          </table:table-cell>
          <table:table-cell office:value-type="float" office:value="1605.2">
            <text:p>1605,2</text:p>
          </table:table-cell>
          <table:table-cell office:value-type="float" office:value="1680">
            <text:p>1680</text:p>
          </table:table-cell>
          <table:table-cell office:value-type="float" office:value="1671.11111111111">
            <text:p>1671,1111111111</text:p>
          </table:table-cell>
          <table:table-cell office:value-type="float" office:value="1708.33333333333">
            <text:p>1708,3333333333</text:p>
          </table:table-cell>
          <table:table-cell office:value-type="float" office:value="1761.53846153846">
            <text:p>1761,5384615385</text:p>
          </table:table-cell>
          <table:table-cell office:value-type="float" office:value="1720.88235294118">
            <text:p>1720,8823529412</text:p>
          </table:table-cell>
          <table:table-cell office:value-type="float" office:value="1700.4">
            <text:p>1700,4</text:p>
          </table:table-cell>
          <table:table-cell office:value-type="float" office:value="1703.21428571429">
            <text:p>1703,214285714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13</text:p>
          </table:table-cell>
          <table:table-cell office:value-type="float" office:value="2068.6320754717">
            <text:p>2068,6320754717</text:p>
          </table:table-cell>
          <table:table-cell office:value-type="float" office:value="2066.01851851852">
            <text:p>2066,0185185185</text:p>
          </table:table-cell>
          <table:table-cell office:value-type="float" office:value="2077.20430107527">
            <text:p>2077,2043010753</text:p>
          </table:table-cell>
          <table:table-cell office:value-type="float" office:value="2094.66101694915">
            <text:p>2094,6610169492</text:p>
          </table:table-cell>
          <table:table-cell office:value-type="float" office:value="2077.11764705882">
            <text:p>2077,1176470588</text:p>
          </table:table-cell>
          <table:table-cell office:value-type="float" office:value="2104.51923076923">
            <text:p>2104,5192307692</text:p>
          </table:table-cell>
          <table:table-cell office:value-type="float" office:value="2081.25">
            <text:p>2081,25</text:p>
          </table:table-cell>
          <table:table-cell office:value-type="float" office:value="1954.7619047619">
            <text:p>1954,7619047619</text:p>
          </table:table-cell>
          <table:table-cell office:value-type="float" office:value="1984.84848484848">
            <text:p>1984,8484848485</text:p>
          </table:table-cell>
          <table:table-cell office:value-type="float" office:value="2088.16666666667">
            <text:p>2088,1666666667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14</text:p>
          </table:table-cell>
          <table:table-cell office:value-type="float" office:value="2458.5">
            <text:p>2458,5</text:p>
          </table:table-cell>
          <table:table-cell office:value-type="float" office:value="2436.27659574468">
            <text:p>2436,2765957447</text:p>
          </table:table-cell>
          <table:table-cell office:value-type="float" office:value="2481.66666666667">
            <text:p>2481,6666666667</text:p>
          </table:table-cell>
          <table:table-cell office:value-type="float" office:value="2433.7037037037">
            <text:p>2433,7037037037</text:p>
          </table:table-cell>
          <table:table-cell office:value-type="float" office:value="2490.5">
            <text:p>2490,5</text:p>
          </table:table-cell>
          <table:table-cell office:value-type="float" office:value="2435">
            <text:p>2435</text:p>
          </table:table-cell>
          <table:table-cell office:value-type="float" office:value="2492.29166666667">
            <text:p>2492,2916666667</text:p>
          </table:table-cell>
          <table:table-cell office:value-type="float" office:value="2466.51515151515">
            <text:p>2466,5151515152</text:p>
          </table:table-cell>
          <table:table-cell office:value-type="float" office:value="2403.52112676056">
            <text:p>2403,5211267606</text:p>
          </table:table-cell>
          <table:table-cell office:value-type="float" office:value="2493.828125">
            <text:p>2493,82812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15</text:p>
          </table:table-cell>
          <table:table-cell office:value-type="float" office:value="2832.5">
            <text:p>2832,5</text:p>
          </table:table-cell>
          <table:table-cell office:value-type="float" office:value="2911.66666666667">
            <text:p>2911,6666666667</text:p>
          </table:table-cell>
          <table:table-cell office:value-type="float" office:value="2743.75">
            <text:p>2743,75</text:p>
          </table:table-cell>
          <table:table-cell office:value-type="float" office:value="2938.5">
            <text:p>2938,5</text:p>
          </table:table-cell>
          <table:table-cell office:value-type="float" office:value="2831.25">
            <text:p>2831,25</text:p>
          </table:table-cell>
          <table:table-cell office:value-type="float" office:value="2845.5">
            <text:p>2845,5</text:p>
          </table:table-cell>
          <table:table-cell office:value-type="float" office:value="2860.66666666667">
            <text:p>2860,6666666667</text:p>
          </table:table-cell>
          <table:table-cell office:value-type="float" office:value="2910.55555555556">
            <text:p>2910,5555555556</text:p>
          </table:table-cell>
          <table:table-cell office:value-type="float" office:value="2894.4">
            <text:p>2894,4</text:p>
          </table:table-cell>
          <table:table-cell office:value-type="float" office:value="2920.55555555556">
            <text:p>2920,5555555556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16</text:p>
          </table:table-cell>
          <table:table-cell office:value-type="float" office:value="3486.84210526316">
            <text:p>3486,8421052632</text:p>
          </table:table-cell>
          <table:table-cell office:value-type="float" office:value="3395.85106382979">
            <text:p>3395,8510638298</text:p>
          </table:table-cell>
          <table:table-cell office:value-type="float" office:value="3236.25">
            <text:p>3236,25</text:p>
          </table:table-cell>
          <table:table-cell office:value-type="float" office:value="3440.21739130435">
            <text:p>3440,2173913044</text:p>
          </table:table-cell>
          <table:table-cell office:value-type="float" office:value="3295.6">
            <text:p>3295,6</text:p>
          </table:table-cell>
          <table:table-cell office:value-type="float" office:value="3469.13793103448">
            <text:p>3469,1379310345</text:p>
          </table:table-cell>
          <table:table-cell office:value-type="float" office:value="3412.94117647059">
            <text:p>3412,9411764706</text:p>
          </table:table-cell>
          <table:table-cell office:value-type="float" office:value="3420.15151515152">
            <text:p>3420,1515151515</text:p>
          </table:table-cell>
          <table:table-cell office:value-type="float" office:value="3410.73529411765">
            <text:p>3410,7352941177</text:p>
          </table:table-cell>
          <table:table-cell office:value-type="float" office:value="3549.6511627907">
            <text:p>3549,6511627907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17</text:p>
          </table:table-cell>
          <table:table-cell office:value-type="float" office:value="4149.5">
            <text:p>4149,5</text:p>
          </table:table-cell>
          <table:table-cell office:value-type="float" office:value="4158.75">
            <text:p>4158,75</text:p>
          </table:table-cell>
          <table:table-cell office:value-type="float" office:value="4197.33333333333">
            <text:p>4197,3333333333</text:p>
          </table:table-cell>
          <table:table-cell office:value-type="float" office:value="3981.66666666667">
            <text:p>3981,6666666667</text:p>
          </table:table-cell>
          <table:table-cell office:value-type="float" office:value="3961.59090909091">
            <text:p>3961,5909090909</text:p>
          </table:table-cell>
          <table:table-cell office:value-type="float" office:value="4143.33333333333">
            <text:p>4143,3333333333</text:p>
          </table:table-cell>
          <table:table-cell office:value-type="float" office:value="4109.78260869565">
            <text:p>4109,7826086957</text:p>
          </table:table-cell>
          <table:table-cell office:value-type="float" office:value="4062.14285714286">
            <text:p>4062,1428571429</text:p>
          </table:table-cell>
          <table:table-cell office:value-type="float" office:value="3834.28571428571">
            <text:p>3834,2857142857</text:p>
          </table:table-cell>
          <table:table-cell office:value-type="float" office:value="4080.83333333333">
            <text:p>4080,833333333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18</text:p>
          </table:table-cell>
          <table:table-cell office:value-type="float" office:value="4390">
            <text:p>4390</text:p>
          </table:table-cell>
          <table:table-cell office:value-type="float" office:value="4842">
            <text:p>4842</text:p>
          </table:table-cell>
          <table:table-cell office:value-type="float" office:value="4610.83333333333">
            <text:p>4610,8333333333</text:p>
          </table:table-cell>
          <table:table-cell office:value-type="float" office:value="4367.5">
            <text:p>4367,5</text:p>
          </table:table-cell>
          <table:table-cell office:value-type="float" office:value="4906.66666666667">
            <text:p>4906,6666666667</text:p>
          </table:table-cell>
          <table:table-cell office:value-type="float" office:value="4698.75">
            <text:p>4698,75</text:p>
          </table:table-cell>
          <table:table-cell office:value-type="float" office:value="4764.5">
            <text:p>4764,5</text:p>
          </table:table-cell>
          <table:table-cell office:value-type="float" office:value="4841.66666666667">
            <text:p>4841,6666666667</text:p>
          </table:table-cell>
          <table:table-cell office:value-type="float" office:value="4344.44444444444">
            <text:p>4344,4444444444</text:p>
          </table:table-cell>
          <table:table-cell office:value-type="float" office:value="4701.19047619048">
            <text:p>4701,190476190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19</text:p>
          </table:table-cell>
          <table:table-cell office:value-type="float" office:value="6105">
            <text:p>6105</text:p>
          </table:table-cell>
          <table:table-cell office:value-type="float" office:value="5166.66666666667">
            <text:p>5166,6666666667</text:p>
          </table:table-cell>
          <table:table-cell office:value-type="float" office:value="5479.375">
            <text:p>5479,375</text:p>
          </table:table-cell>
          <table:table-cell office:value-type="float" office:value="5683.18181818182">
            <text:p>5683,1818181818</text:p>
          </table:table-cell>
          <table:table-cell office:value-type="float" office:value="5690">
            <text:p>5690</text:p>
          </table:table-cell>
          <table:table-cell office:value-type="float" office:value="5153.125">
            <text:p>5153,125</text:p>
          </table:table-cell>
          <table:table-cell office:value-type="float" office:value="5594.64285714286">
            <text:p>5594,6428571429</text:p>
          </table:table-cell>
          <table:table-cell office:value-type="float" office:value="5150">
            <text:p>5150</text:p>
          </table:table-cell>
          <table:table-cell office:value-type="float" office:value="5334.375">
            <text:p>5334,375</text:p>
          </table:table-cell>
          <table:table-cell office:value-type="float" office:value="5347.66666666667">
            <text:p>5347,6666666667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822.5">
            <text:p>7822,5</text:p>
          </table:table-cell>
          <table:table-cell office:value-type="float" office:value="6318.33333333333">
            <text:p>6318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411.66666666667">
            <text:p>6411,6666666667</text:p>
          </table:table-cell>
          <table:table-cell office:value-type="float" office:value="5751.25">
            <text:p>5751,25</text:p>
          </table:table-cell>
          <table:table-cell office:value-type="float" office:value="6440">
            <text:p>6440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valu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060">
            <text:p>706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.5">
            <text:p>12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9">
            <text:p>49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5</text:p>
          </table:table-cell>
          <table:table-cell office:value-type="float" office:value="63.3333333333333">
            <text:p>63,3333333333</text:p>
          </table:table-cell>
          <table:table-cell office:value-type="float" office:value="66.6">
            <text:p>66,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7">
            <text:p>5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0">
            <text:p>7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2">
            <text:p>52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7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2">
            <text:p>92</text:p>
          </table:table-cell>
          <table:table-cell office:value-type="string">
            <text:p>NaN</text:p>
          </table:table-cell>
          <table:table-cell office:value-type="float" office:value="93">
            <text:p>93</text:p>
          </table:table-cell>
          <table:table-cell office:value-type="float" office:value="88.5">
            <text:p>88,5</text:p>
          </table:table-cell>
          <table:table-cell office:value-type="float" office:value="83">
            <text:p>8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8</text:p>
          </table:table-cell>
          <table:table-cell office:value-type="float" office:value="126">
            <text:p>126</text:p>
          </table:table-cell>
          <table:table-cell office:value-type="float" office:value="96.75">
            <text:p>96,75</text:p>
          </table:table-cell>
          <table:table-cell office:value-type="float" office:value="102.5">
            <text:p>102,5</text:p>
          </table:table-cell>
          <table:table-cell office:value-type="float" office:value="91.2857142857143">
            <text:p>91,2857142857</text:p>
          </table:table-cell>
          <table:table-cell office:value-type="string">
            <text:p>NaN</text:p>
          </table:table-cell>
          <table:table-cell office:value-type="float" office:value="102">
            <text:p>102</text:p>
          </table:table-cell>
          <table:table-cell office:value-type="float" office:value="95.6">
            <text:p>95,6</text:p>
          </table:table-cell>
          <table:table-cell office:value-type="float" office:value="91.75">
            <text:p>91,75</text:p>
          </table:table-cell>
          <table:table-cell office:value-type="float" office:value="97.3333333333333">
            <text:p>97,3333333333</text:p>
          </table:table-cell>
          <table:table-cell office:value-type="float" office:value="96.25">
            <text:p>96,2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9</text:p>
          </table:table-cell>
          <table:table-cell office:value-type="float" office:value="99.9090909090909">
            <text:p>99,9090909091</text:p>
          </table:table-cell>
          <table:table-cell office:value-type="float" office:value="105">
            <text:p>105</text:p>
          </table:table-cell>
          <table:table-cell office:value-type="float" office:value="111.333333333333">
            <text:p>111,3333333333</text:p>
          </table:table-cell>
          <table:table-cell office:value-type="float" office:value="105.375">
            <text:p>105,375</text:p>
          </table:table-cell>
          <table:table-cell office:value-type="float" office:value="109">
            <text:p>109</text:p>
          </table:table-cell>
          <table:table-cell office:value-type="float" office:value="103.3">
            <text:p>103,3</text:p>
          </table:table-cell>
          <table:table-cell office:value-type="float" office:value="110.5">
            <text:p>110,5</text:p>
          </table:table-cell>
          <table:table-cell office:value-type="float" office:value="108.666666666667">
            <text:p>108,6666666667</text:p>
          </table:table-cell>
          <table:table-cell office:value-type="float" office:value="127.142857142857">
            <text:p>127,1428571429</text:p>
          </table:table-cell>
          <table:table-cell office:value-type="float" office:value="113.5">
            <text:p>113,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10</text:p>
          </table:table-cell>
          <table:table-cell office:value-type="string">
            <text:p>NaN</text:p>
          </table:table-cell>
          <table:table-cell office:value-type="float" office:value="96.6666666666667">
            <text:p>96,6666666667</text:p>
          </table:table-cell>
          <table:table-cell office:value-type="string">
            <text:p>NaN</text:p>
          </table:table-cell>
          <table:table-cell office:value-type="float" office:value="108.666666666667">
            <text:p>108,6666666667</text:p>
          </table:table-cell>
          <table:table-cell office:value-type="float" office:value="114">
            <text:p>11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8">
            <text:p>118</text:p>
          </table:table-cell>
          <table:table-cell office:value-type="float" office:value="120.5">
            <text:p>120,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11</text:p>
          </table:table-cell>
          <table:table-cell office:value-type="float" office:value="123.4">
            <text:p>123,4</text:p>
          </table:table-cell>
          <table:table-cell office:value-type="float" office:value="135">
            <text:p>135</text:p>
          </table:table-cell>
          <table:table-cell office:value-type="float" office:value="114.625">
            <text:p>114,625</text:p>
          </table:table-cell>
          <table:table-cell office:value-type="float" office:value="125">
            <text:p>125</text:p>
          </table:table-cell>
          <table:table-cell office:value-type="float" office:value="115.666666666667">
            <text:p>115,6666666667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13.75">
            <text:p>113,75</text:p>
          </table:table-cell>
          <table:table-cell office:value-type="float" office:value="126.384615384615">
            <text:p>126,3846153846</text:p>
          </table:table-cell>
          <table:table-cell office:value-type="float" office:value="73.8">
            <text:p>73,8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12</text:p>
          </table:table-cell>
          <table:table-cell office:value-type="float" office:value="135.413793103448">
            <text:p>135,4137931034</text:p>
          </table:table-cell>
          <table:table-cell office:value-type="float" office:value="135.380952380952">
            <text:p>135,380952381</text:p>
          </table:table-cell>
          <table:table-cell office:value-type="float" office:value="118.36">
            <text:p>118,36</text:p>
          </table:table-cell>
          <table:table-cell office:value-type="float" office:value="139">
            <text:p>139</text:p>
          </table:table-cell>
          <table:table-cell office:value-type="float" office:value="139.777777777778">
            <text:p>139,7777777778</text:p>
          </table:table-cell>
          <table:table-cell office:value-type="float" office:value="134.5">
            <text:p>134,5</text:p>
          </table:table-cell>
          <table:table-cell office:value-type="float" office:value="139.384615384615">
            <text:p>139,3846153846</text:p>
          </table:table-cell>
          <table:table-cell office:value-type="float" office:value="140.588235294118">
            <text:p>140,5882352941</text:p>
          </table:table-cell>
          <table:table-cell office:value-type="float" office:value="140.04">
            <text:p>140,04</text:p>
          </table:table-cell>
          <table:table-cell office:value-type="float" office:value="140.642857142857">
            <text:p>140,6428571429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13</text:p>
          </table:table-cell>
          <table:table-cell office:value-type="float" office:value="145.981132075472">
            <text:p>145,9811320755</text:p>
          </table:table-cell>
          <table:table-cell office:value-type="float" office:value="145.537037037037">
            <text:p>145,537037037</text:p>
          </table:table-cell>
          <table:table-cell office:value-type="float" office:value="146.94623655914">
            <text:p>146,9462365591</text:p>
          </table:table-cell>
          <table:table-cell office:value-type="float" office:value="148.389830508475">
            <text:p>148,3898305085</text:p>
          </table:table-cell>
          <table:table-cell office:value-type="float" office:value="144.811764705882">
            <text:p>144,8117647059</text:p>
          </table:table-cell>
          <table:table-cell office:value-type="float" office:value="146.75">
            <text:p>146,75</text:p>
          </table:table-cell>
          <table:table-cell office:value-type="float" office:value="144.541666666667">
            <text:p>144,5416666667</text:p>
          </table:table-cell>
          <table:table-cell office:value-type="float" office:value="139.214285714286">
            <text:p>139,2142857143</text:p>
          </table:table-cell>
          <table:table-cell office:value-type="float" office:value="141.181818181818">
            <text:p>141,1818181818</text:p>
          </table:table-cell>
          <table:table-cell office:value-type="float" office:value="148.75">
            <text:p>148,7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14</text:p>
          </table:table-cell>
          <table:table-cell office:value-type="float" office:value="151.25">
            <text:p>151,25</text:p>
          </table:table-cell>
          <table:table-cell office:value-type="float" office:value="159.234042553192">
            <text:p>159,2340425532</text:p>
          </table:table-cell>
          <table:table-cell office:value-type="float" office:value="163.897435897436">
            <text:p>163,8974358974</text:p>
          </table:table-cell>
          <table:table-cell office:value-type="float" office:value="156.814814814815">
            <text:p>156,8148148148</text:p>
          </table:table-cell>
          <table:table-cell office:value-type="float" office:value="165.833333333333">
            <text:p>165,8333333333</text:p>
          </table:table-cell>
          <table:table-cell office:value-type="float" office:value="158.666666666667">
            <text:p>158,6666666667</text:p>
          </table:table-cell>
          <table:table-cell office:value-type="float" office:value="161.666666666667">
            <text:p>161,6666666667</text:p>
          </table:table-cell>
          <table:table-cell office:value-type="float" office:value="163.787878787879">
            <text:p>163,7878787879</text:p>
          </table:table-cell>
          <table:table-cell office:value-type="float" office:value="156.154929577465">
            <text:p>156,1549295775</text:p>
          </table:table-cell>
          <table:table-cell office:value-type="float" office:value="163.734375">
            <text:p>163,73437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15</text:p>
          </table:table-cell>
          <table:table-cell office:value-type="float" office:value="169.375">
            <text:p>169,375</text:p>
          </table:table-cell>
          <table:table-cell office:value-type="float" office:value="163.4">
            <text:p>163,4</text:p>
          </table:table-cell>
          <table:table-cell office:value-type="float" office:value="161.833333333333">
            <text:p>161,8333333333</text:p>
          </table:table-cell>
          <table:table-cell office:value-type="float" office:value="164.4">
            <text:p>164,4</text:p>
          </table:table-cell>
          <table:table-cell office:value-type="float" office:value="164.5">
            <text:p>164,5</text:p>
          </table:table-cell>
          <table:table-cell office:value-type="float" office:value="160.5">
            <text:p>160,5</text:p>
          </table:table-cell>
          <table:table-cell office:value-type="float" office:value="170.666666666667">
            <text:p>170,6666666667</text:p>
          </table:table-cell>
          <table:table-cell office:value-type="float" office:value="179.444444444444">
            <text:p>179,4444444444</text:p>
          </table:table-cell>
          <table:table-cell office:value-type="float" office:value="167.56">
            <text:p>167,56</text:p>
          </table:table-cell>
          <table:table-cell office:value-type="float" office:value="169.022222222222">
            <text:p>169,0222222222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16</text:p>
          </table:table-cell>
          <table:table-cell office:value-type="float" office:value="191.105263157895">
            <text:p>191,1052631579</text:p>
          </table:table-cell>
          <table:table-cell office:value-type="float" office:value="184.68085106383">
            <text:p>184,6808510638</text:p>
          </table:table-cell>
          <table:table-cell office:value-type="float" office:value="170.892857142857">
            <text:p>170,8928571429</text:p>
          </table:table-cell>
          <table:table-cell office:value-type="float" office:value="188.739130434783">
            <text:p>188,7391304348</text:p>
          </table:table-cell>
          <table:table-cell office:value-type="float" office:value="181.2">
            <text:p>181,2</text:p>
          </table:table-cell>
          <table:table-cell office:value-type="float" office:value="188.275862068966">
            <text:p>188,275862069</text:p>
          </table:table-cell>
          <table:table-cell office:value-type="float" office:value="188.911764705882">
            <text:p>188,9117647059</text:p>
          </table:table-cell>
          <table:table-cell office:value-type="float" office:value="190.545454545455">
            <text:p>190,5454545455</text:p>
          </table:table-cell>
          <table:table-cell office:value-type="float" office:value="185.970588235294">
            <text:p>185,9705882353</text:p>
          </table:table-cell>
          <table:table-cell office:value-type="float" office:value="195.581395348837">
            <text:p>195,5813953488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17</text:p>
          </table:table-cell>
          <table:table-cell office:value-type="float" office:value="209.4">
            <text:p>209,4</text:p>
          </table:table-cell>
          <table:table-cell office:value-type="float" office:value="202">
            <text:p>202</text:p>
          </table:table-cell>
          <table:table-cell office:value-type="float" office:value="207.2">
            <text:p>207,2</text:p>
          </table:table-cell>
          <table:table-cell office:value-type="float" office:value="210">
            <text:p>210</text:p>
          </table:table-cell>
          <table:table-cell office:value-type="float" office:value="201.681818181818">
            <text:p>201,6818181818</text:p>
          </table:table-cell>
          <table:table-cell office:value-type="float" office:value="205">
            <text:p>205</text:p>
          </table:table-cell>
          <table:table-cell office:value-type="float" office:value="205.521739130435">
            <text:p>205,5217391304</text:p>
          </table:table-cell>
          <table:table-cell office:value-type="float" office:value="205.857142857143">
            <text:p>205,8571428571</text:p>
          </table:table-cell>
          <table:table-cell office:value-type="float" office:value="199.571428571429">
            <text:p>199,5714285714</text:p>
          </table:table-cell>
          <table:table-cell office:value-type="float" office:value="224.166666666667">
            <text:p>224,1666666667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18</text:p>
          </table:table-cell>
          <table:table-cell office:value-type="float" office:value="187.8">
            <text:p>187,8</text:p>
          </table:table-cell>
          <table:table-cell office:value-type="float" office:value="214.8">
            <text:p>214,8</text:p>
          </table:table-cell>
          <table:table-cell office:value-type="float" office:value="212.833333333333">
            <text:p>212,8333333333</text:p>
          </table:table-cell>
          <table:table-cell office:value-type="float" office:value="196.5">
            <text:p>196,5</text:p>
          </table:table-cell>
          <table:table-cell office:value-type="float" office:value="234.333333333333">
            <text:p>234,3333333333</text:p>
          </table:table-cell>
          <table:table-cell office:value-type="float" office:value="210.75">
            <text:p>210,75</text:p>
          </table:table-cell>
          <table:table-cell office:value-type="float" office:value="213.2">
            <text:p>213,2</text:p>
          </table:table-cell>
          <table:table-cell office:value-type="float" office:value="218.833333333333">
            <text:p>218,8333333333</text:p>
          </table:table-cell>
          <table:table-cell office:value-type="float" office:value="209.777777777778">
            <text:p>209,7777777778</text:p>
          </table:table-cell>
          <table:table-cell office:value-type="float" office:value="229.666666666667">
            <text:p>229,6666666667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19</text:p>
          </table:table-cell>
          <table:table-cell office:value-type="float" office:value="245">
            <text:p>245</text:p>
          </table:table-cell>
          <table:table-cell office:value-type="float" office:value="215.777777777778">
            <text:p>215,7777777778</text:p>
          </table:table-cell>
          <table:table-cell office:value-type="float" office:value="222.75">
            <text:p>222,75</text:p>
          </table:table-cell>
          <table:table-cell office:value-type="float" office:value="220.454545454545">
            <text:p>220,4545454545</text:p>
          </table:table-cell>
          <table:table-cell office:value-type="float" office:value="227">
            <text:p>227</text:p>
          </table:table-cell>
          <table:table-cell office:value-type="float" office:value="221">
            <text:p>221</text:p>
          </table:table-cell>
          <table:table-cell office:value-type="float" office:value="225.5">
            <text:p>225,5</text:p>
          </table:table-cell>
          <table:table-cell office:value-type="float" office:value="199.666666666667">
            <text:p>199,6666666667</text:p>
          </table:table-cell>
          <table:table-cell office:value-type="float" office:value="228.125">
            <text:p>228,125</text:p>
          </table:table-cell>
          <table:table-cell office:value-type="float" office:value="226.933333333333">
            <text:p>226,933333333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5">
            <text:p>195</text:p>
          </table:table-cell>
          <table:table-cell office:value-type="float" office:value="230.333333333333">
            <text:p>230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6.333333333333">
            <text:p>176,3333333333</text:p>
          </table:table-cell>
          <table:table-cell office:value-type="float" office:value="213">
            <text:p>213</text:p>
          </table:table-cell>
          <table:table-cell office:value-type="float" office:value="247.5">
            <text:p>247,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kill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3">
            <text:p>22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.5">
            <text:p>9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5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.5">
            <text:p>22,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7</text:p>
          </table:table-cell>
          <table:table-cell office:value-type="float" office:value="24.5">
            <text:p>24,5</text:p>
          </table:table-cell>
          <table:table-cell office:value-type="float" office:value="7.66666666666667">
            <text:p>7,666666666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13.4285714285714">
            <text:p>13,4285714286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7.6">
            <text:p>7,6</text:p>
          </table:table-cell>
          <table:table-cell office:value-type="float" office:value="9.75">
            <text:p>9,75</text:p>
          </table:table-cell>
          <table:table-cell office:value-type="float" office:value="5.66666666666667">
            <text:p>5,6666666667</text:p>
          </table:table-cell>
          <table:table-cell office:value-type="float" office:value="10.75">
            <text:p>10,7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9</text:p>
          </table:table-cell>
          <table:table-cell office:value-type="float" office:value="11.0909090909091">
            <text:p>11,0909090909</text:p>
          </table:table-cell>
          <table:table-cell office:value-type="float" office:value="12">
            <text:p>12</text:p>
          </table:table-cell>
          <table:table-cell office:value-type="float" office:value="3.66666666666667">
            <text:p>3,6666666667</text:p>
          </table:table-cell>
          <table:table-cell office:value-type="float" office:value="15.375">
            <text:p>15,375</text:p>
          </table:table-cell>
          <table:table-cell office:value-type="float" office:value="8">
            <text:p>8</text:p>
          </table:table-cell>
          <table:table-cell office:value-type="float" office:value="10.5">
            <text:p>10,5</text:p>
          </table:table-cell>
          <table:table-cell office:value-type="float" office:value="7.5">
            <text:p>7,5</text:p>
          </table:table-cell>
          <table:table-cell office:value-type="float" office:value="7.66666666666667">
            <text:p>7,6666666667</text:p>
          </table:table-cell>
          <table:table-cell office:value-type="float" office:value="5.28571428571429">
            <text:p>5,2857142857</text:p>
          </table:table-cell>
          <table:table-cell office:value-type="float" office:value="6">
            <text:p>6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10</text:p>
          </table:table-cell>
          <table:table-cell office:value-type="string">
            <text:p>NaN</text:p>
          </table:table-cell>
          <table:table-cell office:value-type="float" office:value="4.33333333333333">
            <text:p>4,3333333333</text:p>
          </table:table-cell>
          <table:table-cell office:value-type="string">
            <text:p>NaN</text:p>
          </table:table-cell>
          <table:table-cell office:value-type="float" office:value="15.3333333333333">
            <text:p>15,3333333333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11</text:p>
          </table:table-cell>
          <table:table-cell office:value-type="float" office:value="12.1333333333333">
            <text:p>12,1333333333</text:p>
          </table:table-cell>
          <table:table-cell office:value-type="float" office:value="4.33333333333333">
            <text:p>4,3333333333</text:p>
          </table:table-cell>
          <table:table-cell office:value-type="float" office:value="9.625">
            <text:p>9,625</text:p>
          </table:table-cell>
          <table:table-cell office:value-type="float" office:value="11.5">
            <text:p>11,5</text:p>
          </table:table-cell>
          <table:table-cell office:value-type="float" office:value="17.1666666666667">
            <text:p>17,166666666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.125">
            <text:p>16,125</text:p>
          </table:table-cell>
          <table:table-cell office:value-type="float" office:value="8.53846153846154">
            <text:p>8,5384615385</text:p>
          </table:table-cell>
          <table:table-cell office:value-type="float" office:value="23.2">
            <text:p>23,2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12</text:p>
          </table:table-cell>
          <table:table-cell office:value-type="float" office:value="12.5172413793103">
            <text:p>12,5172413793</text:p>
          </table:table-cell>
          <table:table-cell office:value-type="float" office:value="10.2380952380952">
            <text:p>10,2380952381</text:p>
          </table:table-cell>
          <table:table-cell office:value-type="float" office:value="20.56">
            <text:p>20,5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.1111111111111">
            <text:p>13,1111111111</text:p>
          </table:table-cell>
          <table:table-cell office:value-type="float" office:value="10.7692307692308">
            <text:p>10,7692307692</text:p>
          </table:table-cell>
          <table:table-cell office:value-type="float" office:value="10.5294117647059">
            <text:p>10,5294117647</text:p>
          </table:table-cell>
          <table:table-cell office:value-type="float" office:value="11.48">
            <text:p>11,48</text:p>
          </table:table-cell>
          <table:table-cell office:value-type="float" office:value="10.1428571428571">
            <text:p>10,1428571429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13</text:p>
          </table:table-cell>
          <table:table-cell office:value-type="float" office:value="11.5188679245283">
            <text:p>11,5188679245</text:p>
          </table:table-cell>
          <table:table-cell office:value-type="float" office:value="10.8796296296296">
            <text:p>10,8796296296</text:p>
          </table:table-cell>
          <table:table-cell office:value-type="float" office:value="10.3655913978495">
            <text:p>10,3655913978</text:p>
          </table:table-cell>
          <table:table-cell office:value-type="float" office:value="10.9322033898305">
            <text:p>10,9322033898</text:p>
          </table:table-cell>
          <table:table-cell office:value-type="float" office:value="11.4117647058824">
            <text:p>11,4117647059</text:p>
          </table:table-cell>
          <table:table-cell office:value-type="float" office:value="10.3846153846154">
            <text:p>10,3846153846</text:p>
          </table:table-cell>
          <table:table-cell office:value-type="float" office:value="13.0625">
            <text:p>13,0625</text:p>
          </table:table-cell>
          <table:table-cell office:value-type="float" office:value="16.047619047619">
            <text:p>16,0476190476</text:p>
          </table:table-cell>
          <table:table-cell office:value-type="float" office:value="11.7121212121212">
            <text:p>11,7121212121</text:p>
          </table:table-cell>
          <table:table-cell office:value-type="float" office:value="10.5">
            <text:p>10,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14</text:p>
          </table:table-cell>
          <table:table-cell office:value-type="float" office:value="12.85">
            <text:p>12,85</text:p>
          </table:table-cell>
          <table:table-cell office:value-type="float" office:value="11.0851063829787">
            <text:p>11,085106383</text:p>
          </table:table-cell>
          <table:table-cell office:value-type="float" office:value="10.5897435897436">
            <text:p>10,5897435897</text:p>
          </table:table-cell>
          <table:table-cell office:value-type="float" office:value="13.3703703703704">
            <text:p>13,3703703704</text:p>
          </table:table-cell>
          <table:table-cell office:value-type="float" office:value="10.9">
            <text:p>10,9</text:p>
          </table:table-cell>
          <table:table-cell office:value-type="float" office:value="11.3333333333333">
            <text:p>11,3333333333</text:p>
          </table:table-cell>
          <table:table-cell office:value-type="float" office:value="9.625">
            <text:p>9,625</text:p>
          </table:table-cell>
          <table:table-cell office:value-type="float" office:value="8.6969696969697">
            <text:p>8,696969697</text:p>
          </table:table-cell>
          <table:table-cell office:value-type="float" office:value="14.3380281690141">
            <text:p>14,338028169</text:p>
          </table:table-cell>
          <table:table-cell office:value-type="float" office:value="9.421875">
            <text:p>9,421875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15</text:p>
          </table:table-cell>
          <table:table-cell office:value-type="float" office:value="18.25">
            <text:p>18,25</text:p>
          </table:table-cell>
          <table:table-cell office:value-type="float" office:value="13">
            <text:p>13</text:p>
          </table:table-cell>
          <table:table-cell office:value-type="float" office:value="17.3333333333333">
            <text:p>17,3333333333</text:p>
          </table:table-cell>
          <table:table-cell office:value-type="float" office:value="16.6">
            <text:p>16,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.7333333333333">
            <text:p>12,7333333333</text:p>
          </table:table-cell>
          <table:table-cell office:value-type="float" office:value="12.2222222222222">
            <text:p>12,2222222222</text:p>
          </table:table-cell>
          <table:table-cell office:value-type="float" office:value="12.84">
            <text:p>12,84</text:p>
          </table:table-cell>
          <table:table-cell office:value-type="float" office:value="13.0444444444444">
            <text:p>13,0444444444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16</text:p>
          </table:table-cell>
          <table:table-cell office:value-type="float" office:value="13.4210526315789">
            <text:p>13,4210526316</text:p>
          </table:table-cell>
          <table:table-cell office:value-type="float" office:value="18.4468085106383">
            <text:p>18,4468085106</text:p>
          </table:table-cell>
          <table:table-cell office:value-type="float" office:value="19.5892857142857">
            <text:p>19,5892857143</text:p>
          </table:table-cell>
          <table:table-cell office:value-type="float" office:value="13.3478260869565">
            <text:p>13,347826087</text:p>
          </table:table-cell>
          <table:table-cell office:value-type="float" office:value="19.68">
            <text:p>19,68</text:p>
          </table:table-cell>
          <table:table-cell office:value-type="float" office:value="17.6206896551724">
            <text:p>17,6206896552</text:p>
          </table:table-cell>
          <table:table-cell office:value-type="float" office:value="15.9117647058824">
            <text:p>15,9117647059</text:p>
          </table:table-cell>
          <table:table-cell office:value-type="float" office:value="13.1818181818182">
            <text:p>13,1818181818</text:p>
          </table:table-cell>
          <table:table-cell office:value-type="float" office:value="14.9411764705882">
            <text:p>14,9411764706</text:p>
          </table:table-cell>
          <table:table-cell office:value-type="float" office:value="16.2790697674419">
            <text:p>16,2790697674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17</text:p>
          </table:table-cell>
          <table:table-cell office:value-type="float" office:value="14.8">
            <text:p>14,8</text:p>
          </table:table-cell>
          <table:table-cell office:value-type="float" office:value="15.9166666666667">
            <text:p>15,9166666667</text:p>
          </table:table-cell>
          <table:table-cell office:value-type="float" office:value="11.7333333333333">
            <text:p>11,7333333333</text:p>
          </table:table-cell>
          <table:table-cell office:value-type="float" office:value="7.66666666666667">
            <text:p>7,6666666667</text:p>
          </table:table-cell>
          <table:table-cell office:value-type="float" office:value="17.7272727272727">
            <text:p>17,7272727273</text:p>
          </table:table-cell>
          <table:table-cell office:value-type="float" office:value="11.3333333333333">
            <text:p>11,3333333333</text:p>
          </table:table-cell>
          <table:table-cell office:value-type="float" office:value="12.5217391304348">
            <text:p>12,5217391304</text:p>
          </table:table-cell>
          <table:table-cell office:value-type="float" office:value="16.9285714285714">
            <text:p>16,9285714286</text:p>
          </table:table-cell>
          <table:table-cell office:value-type="float" office:value="22.6428571428571">
            <text:p>22,6428571429</text:p>
          </table:table-cell>
          <table:table-cell office:value-type="float" office:value="9.83333333333333">
            <text:p>9,8333333333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18</text:p>
          </table:table-cell>
          <table:table-cell office:value-type="float" office:value="48.8">
            <text:p>48,8</text:p>
          </table:table-cell>
          <table:table-cell office:value-type="float" office:value="17.4">
            <text:p>17,4</text:p>
          </table:table-cell>
          <table:table-cell office:value-type="float" office:value="22.8333333333333">
            <text:p>22,8333333333</text:p>
          </table:table-cell>
          <table:table-cell office:value-type="float" office:value="31.5">
            <text:p>31,5</text:p>
          </table:table-cell>
          <table:table-cell office:value-type="float" office:value="7.33333333333333">
            <text:p>7,3333333333</text:p>
          </table:table-cell>
          <table:table-cell office:value-type="float" office:value="21">
            <text:p>21</text:p>
          </table:table-cell>
          <table:table-cell office:value-type="float" office:value="17.2">
            <text:p>17,2</text:p>
          </table:table-cell>
          <table:table-cell office:value-type="float" office:value="12.6666666666667">
            <text:p>12,6666666667</text:p>
          </table:table-cell>
          <table:table-cell office:value-type="float" office:value="19.3333333333333">
            <text:p>19,3333333333</text:p>
          </table:table-cell>
          <table:table-cell office:value-type="float" office:value="18.9047619047619">
            <text:p>18,9047619048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19</text:p>
          </table:table-cell>
          <table:table-cell office:value-type="float" office:value="3">
            <text:p>3</text:p>
          </table:table-cell>
          <table:table-cell office:value-type="float" office:value="29.1111111111111">
            <text:p>29,1111111111</text:p>
          </table:table-cell>
          <table:table-cell office:value-type="float" office:value="23">
            <text:p>23</text:p>
          </table:table-cell>
          <table:table-cell office:value-type="float" office:value="26.6363636363636">
            <text:p>26,6363636364</text:p>
          </table:table-cell>
          <table:table-cell office:value-type="float" office:value="14.5">
            <text:p>14,5</text:p>
          </table:table-cell>
          <table:table-cell office:value-type="float" office:value="23">
            <text:p>23</text:p>
          </table:table-cell>
          <table:table-cell office:value-type="float" office:value="17.5">
            <text:p>17,5</text:p>
          </table:table-cell>
          <table:table-cell office:value-type="float" office:value="40.3333333333333">
            <text:p>40,3333333333</text:p>
          </table:table-cell>
          <table:table-cell office:value-type="float" office:value="22.875">
            <text:p>22,875</text:p>
          </table:table-cell>
          <table:table-cell office:value-type="float" office:value="21">
            <text:p>21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1.6666666666667">
            <text:p>31,6666666667</text:p>
          </table:table-cell>
          <table:table-cell office:value-type="float" office:value="40.25">
            <text:p>40,25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style-name="ce1" office:value-type="string">
            <text:p>Grove leak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9">
            <text:p>3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worker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table:number-columns-repeated="286"/>
        </table:table-row>
        <table:table-row table:style-name="ro2">
          <table:table-cell office:value-type="string">
            <text:p>Mech worker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worker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worker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86"/>
        </table:table-row>
        <table:table-row table:style-name="ro2">
          <table:table-cell office:value-type="string">
            <text:p>Mech workers lvl 5</text:p>
          </table:table-cell>
          <table:table-cell office:value-type="float" office:value="2.33333333333333">
            <text:p>2,3333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3.66666666666667">
            <text:p>3,666666666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table:number-columns-repeated="286"/>
        </table:table-row>
        <table:table-row table:style-name="ro2">
          <table:table-cell office:value-type="string">
            <text:p>Mech worker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workers lvl 7</text:p>
          </table:table-cell>
          <table:table-cell office:value-type="float" office:value="4.5">
            <text:p>4,5</text:p>
          </table:table-cell>
          <table:table-cell office:value-type="float" office:value="5.33333333333333">
            <text:p>5,3333333333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.33333333333333">
            <text:p>4,333333333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workers lvl 8</text:p>
          </table:table-cell>
          <table:table-cell office:value-type="float" office:value="4.5">
            <text:p>4,5</text:p>
          </table:table-cell>
          <table:table-cell office:value-type="float" office:value="5.33333333333333">
            <text:p>5,3333333333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8">
            <text:p>8</text:p>
          </table:table-cell>
          <table:table-cell table:number-columns-repeated="2" office:value-type="float" office:value="5.66666666666667">
            <text:p>5,6666666667</text:p>
          </table:table-cell>
          <table:table-cell office:value-type="float" office:value="4.58333333333333">
            <text:p>4,5833333333</text:p>
          </table:table-cell>
          <table:table-cell office:value-type="float" office:value="5.85714285714286">
            <text:p>5,8571428571</text:p>
          </table:table-cell>
          <table:table-cell table:number-columns-repeated="286"/>
        </table:table-row>
        <table:table-row table:style-name="ro2">
          <table:table-cell office:value-type="string">
            <text:p>Mech workers lvl 9</text:p>
          </table:table-cell>
          <table:table-cell office:value-type="float" office:value="5.9">
            <text:p>5,9</text:p>
          </table:table-cell>
          <table:table-cell office:value-type="float" office:value="5">
            <text:p>5</text:p>
          </table:table-cell>
          <table:table-cell office:value-type="float" office:value="6.16666666666667">
            <text:p>6,1666666667</text:p>
          </table:table-cell>
          <table:table-cell office:value-type="float" office:value="5">
            <text:p>5</text:p>
          </table:table-cell>
          <table:table-cell office:value-type="float" office:value="5.625">
            <text:p>5,625</text:p>
          </table:table-cell>
          <table:table-cell office:value-type="float" office:value="5.55172413793103">
            <text:p>5,5517241379</text:p>
          </table:table-cell>
          <table:table-cell office:value-type="float" office:value="6.33333333333333">
            <text:p>6,3333333333</text:p>
          </table:table-cell>
          <table:table-cell office:value-type="float" office:value="6.66666666666667">
            <text:p>6,6666666667</text:p>
          </table:table-cell>
          <table:table-cell office:value-type="float" office:value="4.8">
            <text:p>4,8</text:p>
          </table:table-cell>
          <table:table-cell office:value-type="float" office:value="5">
            <text:p>5</text:p>
          </table:table-cell>
          <table:table-cell table:number-columns-repeated="286"/>
        </table:table-row>
        <table:table-row table:style-name="ro2">
          <table:table-cell office:value-type="string">
            <text:p>Mech worker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workers lvl 11</text:p>
          </table:table-cell>
          <table:table-cell office:value-type="float" office:value="8.08333333333333">
            <text:p>8,0833333333</text:p>
          </table:table-cell>
          <table:table-cell office:value-type="float" office:value="6">
            <text:p>6</text:p>
          </table:table-cell>
          <table:table-cell office:value-type="float" office:value="6.61538461538462">
            <text:p>6,6153846154</text:p>
          </table:table-cell>
          <table:table-cell office:value-type="string">
            <text:p>NaN</text:p>
          </table:table-cell>
          <table:table-cell office:value-type="float" office:value="6.25">
            <text:p>6,25</text:p>
          </table:table-cell>
          <table:table-cell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8.72727272727273">
            <text:p>8,7272727273</text:p>
          </table:table-cell>
          <table:table-cell office:value-type="float" office:value="7.14285714285714">
            <text:p>7,1428571429</text:p>
          </table:table-cell>
          <table:table-cell office:value-type="float" office:value="7">
            <text:p>7</text:p>
          </table:table-cell>
          <table:table-cell table:number-columns-repeated="286"/>
        </table:table-row>
        <table:table-row table:style-name="ro2">
          <table:table-cell office:value-type="string">
            <text:p>Mech workers lvl 12</text:p>
          </table:table-cell>
          <table:table-cell office:value-type="float" office:value="8.29032258064516">
            <text:p>8,2903225806</text:p>
          </table:table-cell>
          <table:table-cell office:value-type="float" office:value="8.05263157894737">
            <text:p>8,0526315789</text:p>
          </table:table-cell>
          <table:table-cell office:value-type="float" office:value="7.55263157894737">
            <text:p>7,5526315789</text:p>
          </table:table-cell>
          <table:table-cell office:value-type="float" office:value="8">
            <text:p>8</text:p>
          </table:table-cell>
          <table:table-cell office:value-type="float" office:value="7.08333333333333">
            <text:p>7,0833333333</text:p>
          </table:table-cell>
          <table:table-cell office:value-type="float" office:value="8.35294117647059">
            <text:p>8,3529411765</text:p>
          </table:table-cell>
          <table:table-cell office:value-type="float" office:value="8">
            <text:p>8</text:p>
          </table:table-cell>
          <table:table-cell office:value-type="float" office:value="8.95238095238095">
            <text:p>8,9523809524</text:p>
          </table:table-cell>
          <table:table-cell office:value-type="float" office:value="7.38888888888889">
            <text:p>7,3888888889</text:p>
          </table:table-cell>
          <table:table-cell office:value-type="float" office:value="7.77777777777778">
            <text:p>7,7777777778</text:p>
          </table:table-cell>
          <table:table-cell table:number-columns-repeated="286"/>
        </table:table-row>
        <table:table-row table:style-name="ro2">
          <table:table-cell office:value-type="string">
            <text:p>Mech workers lvl 13</text:p>
          </table:table-cell>
          <table:table-cell office:value-type="float" office:value="8.7987012987013">
            <text:p>8,7987012987</text:p>
          </table:table-cell>
          <table:table-cell office:value-type="float" office:value="9.30327868852459">
            <text:p>9,3032786885</text:p>
          </table:table-cell>
          <table:table-cell office:value-type="float" office:value="8.65289256198347">
            <text:p>8,652892562</text:p>
          </table:table-cell>
          <table:table-cell office:value-type="float" office:value="8.64705882352941">
            <text:p>8,6470588235</text:p>
          </table:table-cell>
          <table:table-cell office:value-type="float" office:value="8.47777777777778">
            <text:p>8,4777777778</text:p>
          </table:table-cell>
          <table:table-cell office:value-type="float" office:value="9.05555555555556">
            <text:p>9,0555555556</text:p>
          </table:table-cell>
          <table:table-cell office:value-type="float" office:value="9.11428571428571">
            <text:p>9,1142857143</text:p>
          </table:table-cell>
          <table:table-cell office:value-type="float" office:value="8.75675675675676">
            <text:p>8,7567567568</text:p>
          </table:table-cell>
          <table:table-cell office:value-type="float" office:value="8.18348623853211">
            <text:p>8,1834862385</text:p>
          </table:table-cell>
          <table:table-cell office:value-type="float" office:value="8.98">
            <text:p>8,98</text:p>
          </table:table-cell>
          <table:table-cell table:number-columns-repeated="286"/>
        </table:table-row>
        <table:table-row table:style-name="ro2">
          <table:table-cell office:value-type="string">
            <text:p>Mech workers lvl 14</text:p>
          </table:table-cell>
          <table:table-cell office:value-type="float" office:value="10.35">
            <text:p>10,35</text:p>
          </table:table-cell>
          <table:table-cell office:value-type="float" office:value="8.92857142857143">
            <text:p>8,9285714286</text:p>
          </table:table-cell>
          <table:table-cell office:value-type="float" office:value="8.57142857142857">
            <text:p>8,5714285714</text:p>
          </table:table-cell>
          <table:table-cell office:value-type="float" office:value="9.45945945945946">
            <text:p>9,4594594595</text:p>
          </table:table-cell>
          <table:table-cell office:value-type="float" office:value="9.84615384615385">
            <text:p>9,8461538462</text:p>
          </table:table-cell>
          <table:table-cell office:value-type="float" office:value="9.07692307692308">
            <text:p>9,0769230769</text:p>
          </table:table-cell>
          <table:table-cell office:value-type="float" office:value="10.025">
            <text:p>10,025</text:p>
          </table:table-cell>
          <table:table-cell office:value-type="float" office:value="9.36585365853658">
            <text:p>9,3658536585</text:p>
          </table:table-cell>
          <table:table-cell office:value-type="float" office:value="8.75">
            <text:p>8,75</text:p>
          </table:table-cell>
          <table:table-cell office:value-type="float" office:value="8.83529411764706">
            <text:p>8,8352941176</text:p>
          </table:table-cell>
          <table:table-cell table:number-columns-repeated="286"/>
        </table:table-row>
        <table:table-row table:style-name="ro2">
          <table:table-cell office:value-type="string">
            <text:p>Mech workers lvl 15</text:p>
          </table:table-cell>
          <table:table-cell office:value-type="float" office:value="11.0625">
            <text:p>11,0625</text:p>
          </table:table-cell>
          <table:table-cell office:value-type="float" office:value="10.6111111111111">
            <text:p>10,6111111111</text:p>
          </table:table-cell>
          <table:table-cell office:value-type="float" office:value="9.4">
            <text:p>9,4</text:p>
          </table:table-cell>
          <table:table-cell office:value-type="float" office:value="10.6">
            <text:p>10,6</text:p>
          </table:table-cell>
          <table:table-cell office:value-type="float" office:value="10.3636363636364">
            <text:p>10,3636363636</text:p>
          </table:table-cell>
          <table:table-cell office:value-type="float" office:value="7.5">
            <text:p>7,5</text:p>
          </table:table-cell>
          <table:table-cell office:value-type="float" office:value="8.36842105263158">
            <text:p>8,3684210526</text:p>
          </table:table-cell>
          <table:table-cell office:value-type="float" office:value="11.5333333333333">
            <text:p>11,5333333333</text:p>
          </table:table-cell>
          <table:table-cell office:value-type="float" office:value="9.9">
            <text:p>9,9</text:p>
          </table:table-cell>
          <table:table-cell office:value-type="float" office:value="9.45161290322581">
            <text:p>9,4516129032</text:p>
          </table:table-cell>
          <table:table-cell table:number-columns-repeated="286"/>
        </table:table-row>
        <table:table-row table:style-name="ro2">
          <table:table-cell office:value-type="string">
            <text:p>Mech workers lvl 16</text:p>
          </table:table-cell>
          <table:table-cell office:value-type="float" office:value="10.5925925925926">
            <text:p>10,5925925926</text:p>
          </table:table-cell>
          <table:table-cell office:value-type="float" office:value="11.6363636363636">
            <text:p>11,6363636364</text:p>
          </table:table-cell>
          <table:table-cell office:value-type="float" office:value="10.2045454545455">
            <text:p>10,2045454545</text:p>
          </table:table-cell>
          <table:table-cell office:value-type="float" office:value="10.468085106383">
            <text:p>10,4680851064</text:p>
          </table:table-cell>
          <table:table-cell office:value-type="float" office:value="10.1612903225806">
            <text:p>10,1612903226</text:p>
          </table:table-cell>
          <table:table-cell office:value-type="float" office:value="10.1538461538462">
            <text:p>10,1538461538</text:p>
          </table:table-cell>
          <table:table-cell office:value-type="float" office:value="10.2380952380952">
            <text:p>10,2380952381</text:p>
          </table:table-cell>
          <table:table-cell office:value-type="float" office:value="10.5862068965517">
            <text:p>10,5862068966</text:p>
          </table:table-cell>
          <table:table-cell office:value-type="float" office:value="11.1020408163265">
            <text:p>11,1020408163</text:p>
          </table:table-cell>
          <table:table-cell office:value-type="float" office:value="12.3584905660377">
            <text:p>12,358490566</text:p>
          </table:table-cell>
          <table:table-cell table:number-columns-repeated="286"/>
        </table:table-row>
        <table:table-row table:style-name="ro2">
          <table:table-cell office:value-type="string">
            <text:p>Mech workers lvl 17</text:p>
          </table:table-cell>
          <table:table-cell office:value-type="float" office:value="11.5833333333333">
            <text:p>11,5833333333</text:p>
          </table:table-cell>
          <table:table-cell office:value-type="float" office:value="12.2105263157895">
            <text:p>12,2105263158</text:p>
          </table:table-cell>
          <table:table-cell office:value-type="float" office:value="10.9677419354839">
            <text:p>10,9677419355</text:p>
          </table:table-cell>
          <table:table-cell office:value-type="float" office:value="10.5">
            <text:p>10,5</text:p>
          </table:table-cell>
          <table:table-cell office:value-type="float" office:value="10.0681818181818">
            <text:p>10,0681818182</text:p>
          </table:table-cell>
          <table:table-cell office:value-type="float" office:value="9.06666666666667">
            <text:p>9,0666666667</text:p>
          </table:table-cell>
          <table:table-cell office:value-type="float" office:value="11.8275862068966">
            <text:p>11,8275862069</text:p>
          </table:table-cell>
          <table:table-cell office:value-type="float" office:value="12">
            <text:p>12</text:p>
          </table:table-cell>
          <table:table-cell office:value-type="float" office:value="16.75">
            <text:p>16,75</text:p>
          </table:table-cell>
          <table:table-cell office:value-type="float" office:value="13.1538461538462">
            <text:p>13,1538461538</text:p>
          </table:table-cell>
          <table:table-cell table:number-columns-repeated="286"/>
        </table:table-row>
        <table:table-row table:style-name="ro2">
          <table:table-cell office:value-type="string">
            <text:p>Mech workers lvl 18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11.3333333333333">
            <text:p>11,3333333333</text:p>
          </table:table-cell>
          <table:table-cell office:value-type="float" office:value="16">
            <text:p>16</text:p>
          </table:table-cell>
          <table:table-cell office:value-type="float" office:value="8.66666666666667">
            <text:p>8,6666666667</text:p>
          </table:table-cell>
          <table:table-cell office:value-type="float" office:value="11">
            <text:p>11</text:p>
          </table:table-cell>
          <table:table-cell office:value-type="float" office:value="9.4">
            <text:p>9,4</text:p>
          </table:table-cell>
          <table:table-cell office:value-type="float" office:value="13.1333333333333">
            <text:p>13,1333333333</text:p>
          </table:table-cell>
          <table:table-cell office:value-type="float" office:value="14.8333333333333">
            <text:p>14,8333333333</text:p>
          </table:table-cell>
          <table:table-cell office:value-type="float" office:value="15.2380952380952">
            <text:p>15,2380952381</text:p>
          </table:table-cell>
          <table:table-cell table:number-columns-repeated="286"/>
        </table:table-row>
        <table:table-row table:style-name="ro2">
          <table:table-cell office:value-type="string">
            <text:p>Mech workers lvl 19</text:p>
          </table:table-cell>
          <table:table-cell office:value-type="float" office:value="11.6666666666667">
            <text:p>11,6666666667</text:p>
          </table:table-cell>
          <table:table-cell office:value-type="float" office:value="10.4545454545455">
            <text:p>10,4545454545</text:p>
          </table:table-cell>
          <table:table-cell office:value-type="float" office:value="11.4375">
            <text:p>11,4375</text:p>
          </table:table-cell>
          <table:table-cell office:value-type="float" office:value="10.9090909090909">
            <text:p>10,9090909091</text:p>
          </table:table-cell>
          <table:table-cell office:value-type="float" office:value="11.75">
            <text:p>11,75</text:p>
          </table:table-cell>
          <table:table-cell office:value-type="float" office:value="10.75">
            <text:p>10,75</text:p>
          </table:table-cell>
          <table:table-cell office:value-type="float" office:value="10.7777777777778">
            <text:p>10,7777777778</text:p>
          </table:table-cell>
          <table:table-cell office:value-type="float" office:value="11.75">
            <text:p>11,75</text:p>
          </table:table-cell>
          <table:table-cell office:value-type="float" office:value="18.7857142857143">
            <text:p>18,7857142857</text:p>
          </table:table-cell>
          <table:table-cell office:value-type="float" office:value="18">
            <text:p>18</text:p>
          </table:table-cell>
          <table:table-cell table:number-columns-repeated="286"/>
        </table:table-row>
        <table:table-row table:style-name="ro2">
          <table:table-cell office:value-type="string">
            <text:p>Mech workers lvl 20</text:p>
          </table:table-cell>
          <table:table-cell office:value-type="string">
            <text:p>NaN</text:p>
          </table:table-cell>
          <table:table-cell office:value-type="float" office:value="14">
            <text:p>1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.6666666666667">
            <text:p>12,6666666667</text:p>
          </table:table-cell>
          <table:table-cell office:value-type="float" office:value="19">
            <text:p>19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worker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">
            <text:p>1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4.5">
            <text:p>14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incom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86"/>
        </table:table-row>
        <table:table-row table:style-name="ro2">
          <table:table-cell office:value-type="string">
            <text:p>Mech incom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incom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income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86"/>
        </table:table-row>
        <table:table-row table:style-name="ro2">
          <table:table-cell office:value-type="string">
            <text:p>Mech income lvl 5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4.5">
            <text:p>34,5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string">
            <text:p>NaN</text:p>
          </table:table-cell>
          <table:table-cell office:value-type="float" office:value="47">
            <text:p>4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4">
            <text:p>54</text:p>
          </table:table-cell>
          <table:table-cell table:number-columns-repeated="286"/>
        </table:table-row>
        <table:table-row table:style-name="ro2">
          <table:table-cell office:value-type="string">
            <text:p>Mech incom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NaN</text:p>
          </table:table-cell>
          <table:table-cell office:value-type="float" office:value="53.75">
            <text:p>53,75</text:p>
          </table:table-cell>
          <table:table-cell office:value-type="float" office:value="50.8">
            <text:p>50,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income lvl 7</text:p>
          </table:table-cell>
          <table:table-cell office:value-type="float" office:value="63.5">
            <text:p>63,5</text:p>
          </table:table-cell>
          <table:table-cell office:value-type="float" office:value="102">
            <text:p>102</text:p>
          </table:table-cell>
          <table:table-cell office:value-type="float" office:value="63">
            <text:p>63</text:p>
          </table:table-cell>
          <table:table-cell office:value-type="string">
            <text:p>NaN</text:p>
          </table:table-cell>
          <table:table-cell office:value-type="float" office:value="98">
            <text:p>98</text:p>
          </table:table-cell>
          <table:table-cell office:value-type="string">
            <text:p>NaN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85.5">
            <text:p>85,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income lvl 8</text:p>
          </table:table-cell>
          <table:table-cell office:value-type="float" office:value="79.5">
            <text:p>79,5</text:p>
          </table:table-cell>
          <table:table-cell office:value-type="float" office:value="100">
            <text:p>100</text:p>
          </table:table-cell>
          <table:table-cell office:value-type="float" office:value="103.4">
            <text:p>103,4</text:p>
          </table:table-cell>
          <table:table-cell office:value-type="float" office:value="92.9">
            <text:p>92,9</text:p>
          </table:table-cell>
          <table:table-cell office:value-type="string">
            <text:p>NaN</text:p>
          </table:table-cell>
          <table:table-cell office:value-type="float" office:value="132">
            <text:p>132</text:p>
          </table:table-cell>
          <table:table-cell office:value-type="float" office:value="95.8888888888889">
            <text:p>95,8888888889</text:p>
          </table:table-cell>
          <table:table-cell office:value-type="float" office:value="108">
            <text:p>108</text:p>
          </table:table-cell>
          <table:table-cell office:value-type="float" office:value="86.5">
            <text:p>86,5</text:p>
          </table:table-cell>
          <table:table-cell office:value-type="float" office:value="80.5714285714286">
            <text:p>80,5714285714</text:p>
          </table:table-cell>
          <table:table-cell table:number-columns-repeated="286"/>
        </table:table-row>
        <table:table-row table:style-name="ro2">
          <table:table-cell office:value-type="string">
            <text:p>Mech income lvl 9</text:p>
          </table:table-cell>
          <table:table-cell office:value-type="float" office:value="123.6">
            <text:p>123,6</text:p>
          </table:table-cell>
          <table:table-cell office:value-type="float" office:value="104">
            <text:p>104</text:p>
          </table:table-cell>
          <table:table-cell office:value-type="float" office:value="117.666666666667">
            <text:p>117,6666666667</text:p>
          </table:table-cell>
          <table:table-cell office:value-type="float" office:value="110.75">
            <text:p>110,75</text:p>
          </table:table-cell>
          <table:table-cell office:value-type="float" office:value="100.625">
            <text:p>100,625</text:p>
          </table:table-cell>
          <table:table-cell office:value-type="float" office:value="102.310344827586">
            <text:p>102,3103448276</text:p>
          </table:table-cell>
          <table:table-cell office:value-type="float" office:value="113.444444444444">
            <text:p>113,4444444444</text:p>
          </table:table-cell>
          <table:table-cell office:value-type="float" office:value="126">
            <text:p>126</text:p>
          </table:table-cell>
          <table:table-cell office:value-type="float" office:value="107.2">
            <text:p>107,2</text:p>
          </table:table-cell>
          <table:table-cell office:value-type="float" office:value="90.1666666666667">
            <text:p>90,1666666667</text:p>
          </table:table-cell>
          <table:table-cell table:number-columns-repeated="286"/>
        </table:table-row>
        <table:table-row table:style-name="ro2">
          <table:table-cell office:value-type="string">
            <text:p>Mech income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9">
            <text:p>139</text:p>
          </table:table-cell>
          <table:table-cell office:value-type="float" office:value="189">
            <text:p>18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82">
            <text:p>282</text:p>
          </table:table-cell>
          <table:table-cell office:value-type="float" office:value="179">
            <text:p>17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income lvl 11</text:p>
          </table:table-cell>
          <table:table-cell office:value-type="float" office:value="176.5">
            <text:p>176,5</text:p>
          </table:table-cell>
          <table:table-cell office:value-type="float" office:value="127.875">
            <text:p>127,875</text:p>
          </table:table-cell>
          <table:table-cell office:value-type="float" office:value="148.461538461538">
            <text:p>148,4615384615</text:p>
          </table:table-cell>
          <table:table-cell office:value-type="string">
            <text:p>NaN</text:p>
          </table:table-cell>
          <table:table-cell office:value-type="float" office:value="159">
            <text:p>159</text:p>
          </table:table-cell>
          <table:table-cell office:value-type="float" office:value="209">
            <text:p>209</text:p>
          </table:table-cell>
          <table:table-cell office:value-type="float" office:value="189">
            <text:p>189</text:p>
          </table:table-cell>
          <table:table-cell office:value-type="float" office:value="190.181818181818">
            <text:p>190,1818181818</text:p>
          </table:table-cell>
          <table:table-cell office:value-type="float" office:value="150.714285714286">
            <text:p>150,7142857143</text:p>
          </table:table-cell>
          <table:table-cell office:value-type="float" office:value="155.333333333333">
            <text:p>155,3333333333</text:p>
          </table:table-cell>
          <table:table-cell table:number-columns-repeated="286"/>
        </table:table-row>
        <table:table-row table:style-name="ro2">
          <table:table-cell office:value-type="string">
            <text:p>Mech income lvl 12</text:p>
          </table:table-cell>
          <table:table-cell office:value-type="float" office:value="197.064516129032">
            <text:p>197,064516129</text:p>
          </table:table-cell>
          <table:table-cell office:value-type="float" office:value="178.973684210526">
            <text:p>178,9736842105</text:p>
          </table:table-cell>
          <table:table-cell office:value-type="float" office:value="178.210526315789">
            <text:p>178,2105263158</text:p>
          </table:table-cell>
          <table:table-cell office:value-type="float" office:value="199.533333333333">
            <text:p>199,5333333333</text:p>
          </table:table-cell>
          <table:table-cell office:value-type="float" office:value="191.166666666667">
            <text:p>191,1666666667</text:p>
          </table:table-cell>
          <table:table-cell office:value-type="float" office:value="202.764705882353">
            <text:p>202,7647058824</text:p>
          </table:table-cell>
          <table:table-cell office:value-type="float" office:value="192.888888888889">
            <text:p>192,8888888889</text:p>
          </table:table-cell>
          <table:table-cell office:value-type="float" office:value="216.809523809524">
            <text:p>216,8095238095</text:p>
          </table:table-cell>
          <table:table-cell office:value-type="float" office:value="180.388888888889">
            <text:p>180,3888888889</text:p>
          </table:table-cell>
          <table:table-cell office:value-type="float" office:value="182.833333333333">
            <text:p>182,8333333333</text:p>
          </table:table-cell>
          <table:table-cell table:number-columns-repeated="286"/>
        </table:table-row>
        <table:table-row table:style-name="ro2">
          <table:table-cell office:value-type="string">
            <text:p>Mech income lvl 13</text:p>
          </table:table-cell>
          <table:table-cell office:value-type="float" office:value="233.753246753247">
            <text:p>233,7532467532</text:p>
          </table:table-cell>
          <table:table-cell office:value-type="float" office:value="237.360655737705">
            <text:p>237,3606557377</text:p>
          </table:table-cell>
          <table:table-cell office:value-type="float" office:value="227.157024793388">
            <text:p>227,1570247934</text:p>
          </table:table-cell>
          <table:table-cell office:value-type="float" office:value="231.682352941176">
            <text:p>231,6823529412</text:p>
          </table:table-cell>
          <table:table-cell office:value-type="float" office:value="227.344444444444">
            <text:p>227,3444444444</text:p>
          </table:table-cell>
          <table:table-cell office:value-type="float" office:value="234.407407407407">
            <text:p>234,4074074074</text:p>
          </table:table-cell>
          <table:table-cell office:value-type="float" office:value="239.142857142857">
            <text:p>239,1428571429</text:p>
          </table:table-cell>
          <table:table-cell office:value-type="float" office:value="225.945945945946">
            <text:p>225,9459459459</text:p>
          </table:table-cell>
          <table:table-cell office:value-type="float" office:value="212">
            <text:p>212</text:p>
          </table:table-cell>
          <table:table-cell office:value-type="float" office:value="229.82">
            <text:p>229,82</text:p>
          </table:table-cell>
          <table:table-cell table:number-columns-repeated="286"/>
        </table:table-row>
        <table:table-row table:style-name="ro2">
          <table:table-cell office:value-type="string">
            <text:p>Mech income lvl 14</text:p>
          </table:table-cell>
          <table:table-cell office:value-type="float" office:value="279.05">
            <text:p>279,05</text:p>
          </table:table-cell>
          <table:table-cell office:value-type="float" office:value="246.375">
            <text:p>246,375</text:p>
          </table:table-cell>
          <table:table-cell office:value-type="float" office:value="247.75">
            <text:p>247,75</text:p>
          </table:table-cell>
          <table:table-cell office:value-type="float" office:value="263.567567567568">
            <text:p>263,5675675676</text:p>
          </table:table-cell>
          <table:table-cell office:value-type="float" office:value="272.769230769231">
            <text:p>272,7692307692</text:p>
          </table:table-cell>
          <table:table-cell office:value-type="float" office:value="250">
            <text:p>250</text:p>
          </table:table-cell>
          <table:table-cell office:value-type="float" office:value="290.475">
            <text:p>290,475</text:p>
          </table:table-cell>
          <table:table-cell office:value-type="float" office:value="268.024390243902">
            <text:p>268,0243902439</text:p>
          </table:table-cell>
          <table:table-cell office:value-type="float" office:value="245.592105263158">
            <text:p>245,5921052632</text:p>
          </table:table-cell>
          <table:table-cell office:value-type="float" office:value="242.623529411765">
            <text:p>242,6235294118</text:p>
          </table:table-cell>
          <table:table-cell table:number-columns-repeated="286"/>
        </table:table-row>
        <table:table-row table:style-name="ro2">
          <table:table-cell office:value-type="string">
            <text:p>Mech income lvl 15</text:p>
          </table:table-cell>
          <table:table-cell office:value-type="float" office:value="339.9375">
            <text:p>339,9375</text:p>
          </table:table-cell>
          <table:table-cell office:value-type="float" office:value="305.722222222222">
            <text:p>305,7222222222</text:p>
          </table:table-cell>
          <table:table-cell office:value-type="float" office:value="288.333333333333">
            <text:p>288,3333333333</text:p>
          </table:table-cell>
          <table:table-cell office:value-type="float" office:value="328.45">
            <text:p>328,45</text:p>
          </table:table-cell>
          <table:table-cell office:value-type="float" office:value="328.090909090909">
            <text:p>328,0909090909</text:p>
          </table:table-cell>
          <table:table-cell office:value-type="float" office:value="276.5">
            <text:p>276,5</text:p>
          </table:table-cell>
          <table:table-cell office:value-type="float" office:value="272.947368421053">
            <text:p>272,9473684211</text:p>
          </table:table-cell>
          <table:table-cell office:value-type="float" office:value="351.4">
            <text:p>351,4</text:p>
          </table:table-cell>
          <table:table-cell office:value-type="float" office:value="298.55">
            <text:p>298,55</text:p>
          </table:table-cell>
          <table:table-cell office:value-type="float" office:value="289.387096774194">
            <text:p>289,3870967742</text:p>
          </table:table-cell>
          <table:table-cell table:number-columns-repeated="286"/>
        </table:table-row>
        <table:table-row table:style-name="ro2">
          <table:table-cell office:value-type="string">
            <text:p>Mech income lvl 16</text:p>
          </table:table-cell>
          <table:table-cell office:value-type="float" office:value="336.074074074074">
            <text:p>336,0740740741</text:p>
          </table:table-cell>
          <table:table-cell office:value-type="float" office:value="368.075757575758">
            <text:p>368,0757575758</text:p>
          </table:table-cell>
          <table:table-cell office:value-type="float" office:value="335.647727272727">
            <text:p>335,6477272727</text:p>
          </table:table-cell>
          <table:table-cell office:value-type="float" office:value="347.914893617021">
            <text:p>347,914893617</text:p>
          </table:table-cell>
          <table:table-cell office:value-type="float" office:value="343.41935483871">
            <text:p>343,4193548387</text:p>
          </table:table-cell>
          <table:table-cell office:value-type="float" office:value="331.769230769231">
            <text:p>331,7692307692</text:p>
          </table:table-cell>
          <table:table-cell office:value-type="float" office:value="341.214285714286">
            <text:p>341,2142857143</text:p>
          </table:table-cell>
          <table:table-cell office:value-type="float" office:value="341.413793103448">
            <text:p>341,4137931034</text:p>
          </table:table-cell>
          <table:table-cell office:value-type="float" office:value="338.551020408163">
            <text:p>338,5510204082</text:p>
          </table:table-cell>
          <table:table-cell office:value-type="float" office:value="340.396226415094">
            <text:p>340,3962264151</text:p>
          </table:table-cell>
          <table:table-cell table:number-columns-repeated="286"/>
        </table:table-row>
        <table:table-row table:style-name="ro2">
          <table:table-cell office:value-type="string">
            <text:p>Mech income lvl 17</text:p>
          </table:table-cell>
          <table:table-cell office:value-type="float" office:value="406.5">
            <text:p>406,5</text:p>
          </table:table-cell>
          <table:table-cell office:value-type="float" office:value="418.736842105263">
            <text:p>418,7368421053</text:p>
          </table:table-cell>
          <table:table-cell office:value-type="float" office:value="377.451612903226">
            <text:p>377,4516129032</text:p>
          </table:table-cell>
          <table:table-cell office:value-type="float" office:value="402">
            <text:p>402</text:p>
          </table:table-cell>
          <table:table-cell office:value-type="float" office:value="387.795454545455">
            <text:p>387,7954545455</text:p>
          </table:table-cell>
          <table:table-cell office:value-type="float" office:value="334.9">
            <text:p>334,9</text:p>
          </table:table-cell>
          <table:table-cell office:value-type="float" office:value="423">
            <text:p>423</text:p>
          </table:table-cell>
          <table:table-cell office:value-type="float" office:value="425.2">
            <text:p>425,2</text:p>
          </table:table-cell>
          <table:table-cell office:value-type="float" office:value="484.625">
            <text:p>484,625</text:p>
          </table:table-cell>
          <table:table-cell office:value-type="float" office:value="391.846153846154">
            <text:p>391,8461538462</text:p>
          </table:table-cell>
          <table:table-cell table:number-columns-repeated="286"/>
        </table:table-row>
        <table:table-row table:style-name="ro2">
          <table:table-cell office:value-type="string">
            <text:p>Mech income lvl 18</text:p>
          </table:table-cell>
          <table:table-cell office:value-type="float" office:value="572">
            <text:p>572</text:p>
          </table:table-cell>
          <table:table-cell office:value-type="float" office:value="399.541666666667">
            <text:p>399,5416666667</text:p>
          </table:table-cell>
          <table:table-cell office:value-type="float" office:value="464.111111111111">
            <text:p>464,1111111111</text:p>
          </table:table-cell>
          <table:table-cell office:value-type="float" office:value="570">
            <text:p>570</text:p>
          </table:table-cell>
          <table:table-cell office:value-type="float" office:value="351.666666666667">
            <text:p>351,6666666667</text:p>
          </table:table-cell>
          <table:table-cell office:value-type="float" office:value="412.333333333333">
            <text:p>412,3333333333</text:p>
          </table:table-cell>
          <table:table-cell office:value-type="float" office:value="413.466666666667">
            <text:p>413,4666666667</text:p>
          </table:table-cell>
          <table:table-cell office:value-type="float" office:value="478.533333333333">
            <text:p>478,5333333333</text:p>
          </table:table-cell>
          <table:table-cell office:value-type="float" office:value="461.666666666667">
            <text:p>461,6666666667</text:p>
          </table:table-cell>
          <table:table-cell office:value-type="float" office:value="479.047619047619">
            <text:p>479,0476190476</text:p>
          </table:table-cell>
          <table:table-cell table:number-columns-repeated="286"/>
        </table:table-row>
        <table:table-row table:style-name="ro2">
          <table:table-cell office:value-type="string">
            <text:p>Mech income lvl 19</text:p>
          </table:table-cell>
          <table:table-cell office:value-type="float" office:value="502.166666666667">
            <text:p>502,1666666667</text:p>
          </table:table-cell>
          <table:table-cell office:value-type="float" office:value="487.454545454545">
            <text:p>487,4545454545</text:p>
          </table:table-cell>
          <table:table-cell office:value-type="float" office:value="492.125">
            <text:p>492,125</text:p>
          </table:table-cell>
          <table:table-cell office:value-type="float" office:value="509.636363636364">
            <text:p>509,6363636364</text:p>
          </table:table-cell>
          <table:table-cell office:value-type="float" office:value="470.75">
            <text:p>470,75</text:p>
          </table:table-cell>
          <table:table-cell office:value-type="float" office:value="496">
            <text:p>496</text:p>
          </table:table-cell>
          <table:table-cell office:value-type="float" office:value="512.222222222222">
            <text:p>512,2222222222</text:p>
          </table:table-cell>
          <table:table-cell office:value-type="float" office:value="499.25">
            <text:p>499,25</text:p>
          </table:table-cell>
          <table:table-cell office:value-type="float" office:value="597.142857142857">
            <text:p>597,1428571429</text:p>
          </table:table-cell>
          <table:table-cell office:value-type="float" office:value="603.272727272727">
            <text:p>603,2727272727</text:p>
          </table:table-cell>
          <table:table-cell table:number-columns-repeated="286"/>
        </table:table-row>
        <table:table-row table:style-name="ro2">
          <table:table-cell office:value-type="string">
            <text:p>Mech income lvl 20</text:p>
          </table:table-cell>
          <table:table-cell office:value-type="string">
            <text:p>NaN</text:p>
          </table:table-cell>
          <table:table-cell office:value-type="float" office:value="637">
            <text:p>63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84">
            <text:p>484</text:p>
          </table:table-cell>
          <table:table-cell office:value-type="float" office:value="474">
            <text:p>474</text:p>
          </table:table-cell>
          <table:table-cell office:value-type="float" office:value="623">
            <text:p>623</text:p>
          </table:table-cell>
          <table:table-cell office:value-type="float" office:value="598.666666666667">
            <text:p>598,6666666667</text:p>
          </table:table-cell>
          <table:table-cell office:value-type="float" office:value="716">
            <text:p>716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incom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56">
            <text:p>105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19.5">
            <text:p>919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valu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80">
            <text:p>280</text:p>
          </table:table-cell>
          <table:table-cell table:number-columns-repeated="286"/>
        </table:table-row>
        <table:table-row table:style-name="ro2">
          <table:table-cell office:value-type="string">
            <text:p>Mech valu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valu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value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68.333333333333">
            <text:p>368,3333333333</text:p>
          </table:table-cell>
          <table:table-cell office:value-type="float" office:value="245">
            <text:p>245</text:p>
          </table:table-cell>
          <table:table-cell table:number-columns-repeated="286"/>
        </table:table-row>
        <table:table-row table:style-name="ro2">
          <table:table-cell office:value-type="string">
            <text:p>Mech value lvl 5</text:p>
          </table:table-cell>
          <table:table-cell office:value-type="float" office:value="546.666666666667">
            <text:p>546,6666666667</text:p>
          </table:table-cell>
          <table:table-cell office:value-type="float" office:value="445">
            <text:p>445</text:p>
          </table:table-cell>
          <table:table-cell office:value-type="float" office:value="442.5">
            <text:p>442,5</text:p>
          </table:table-cell>
          <table:table-cell office:value-type="float" office:value="135">
            <text:p>135</text:p>
          </table:table-cell>
          <table:table-cell office:value-type="float" office:value="440">
            <text:p>440</text:p>
          </table:table-cell>
          <table:table-cell office:value-type="string">
            <text:p>NaN</text:p>
          </table:table-cell>
          <table:table-cell office:value-type="float" office:value="525">
            <text:p>5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70">
            <text:p>470</text:p>
          </table:table-cell>
          <table:table-cell table:number-columns-repeated="286"/>
        </table:table-row>
        <table:table-row table:style-name="ro2">
          <table:table-cell office:value-type="string">
            <text:p>Mech valu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95">
            <text:p>595</text:p>
          </table:table-cell>
          <table:table-cell office:value-type="string">
            <text:p>NaN</text:p>
          </table:table-cell>
          <table:table-cell office:value-type="float" office:value="646.25">
            <text:p>646,25</text:p>
          </table:table-cell>
          <table:table-cell office:value-type="float" office:value="549">
            <text:p>54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value lvl 7</text:p>
          </table:table-cell>
          <table:table-cell office:value-type="float" office:value="650">
            <text:p>650</text:p>
          </table:table-cell>
          <table:table-cell office:value-type="float" office:value="751.666666666667">
            <text:p>751,6666666667</text:p>
          </table:table-cell>
          <table:table-cell office:value-type="float" office:value="755">
            <text:p>755</text:p>
          </table:table-cell>
          <table:table-cell office:value-type="string">
            <text:p>NaN</text:p>
          </table:table-cell>
          <table:table-cell office:value-type="float" office:value="770">
            <text:p>770</text:p>
          </table:table-cell>
          <table:table-cell office:value-type="string">
            <text:p>NaN</text:p>
          </table:table-cell>
          <table:table-cell office:value-type="float" office:value="347.5">
            <text:p>347,5</text:p>
          </table:table-cell>
          <table:table-cell office:value-type="float" office:value="25">
            <text:p>25</text:p>
          </table:table-cell>
          <table:table-cell office:value-type="float" office:value="606.666666666667">
            <text:p>606,6666666667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value lvl 8</text:p>
          </table:table-cell>
          <table:table-cell office:value-type="float" office:value="972.5">
            <text:p>972,5</text:p>
          </table:table-cell>
          <table:table-cell office:value-type="float" office:value="911.666666666667">
            <text:p>911,6666666667</text:p>
          </table:table-cell>
          <table:table-cell office:value-type="float" office:value="852">
            <text:p>852</text:p>
          </table:table-cell>
          <table:table-cell office:value-type="float" office:value="782.5">
            <text:p>782,5</text:p>
          </table:table-cell>
          <table:table-cell office:value-type="string">
            <text:p>NaN</text:p>
          </table:table-cell>
          <table:table-cell office:value-type="float" office:value="440">
            <text:p>440</text:p>
          </table:table-cell>
          <table:table-cell office:value-type="float" office:value="836.666666666667">
            <text:p>836,6666666667</text:p>
          </table:table-cell>
          <table:table-cell office:value-type="float" office:value="655">
            <text:p>655</text:p>
          </table:table-cell>
          <table:table-cell office:value-type="float" office:value="793.333333333333">
            <text:p>793,3333333333</text:p>
          </table:table-cell>
          <table:table-cell office:value-type="float" office:value="671.428571428571">
            <text:p>671,4285714286</text:p>
          </table:table-cell>
          <table:table-cell table:number-columns-repeated="286"/>
        </table:table-row>
        <table:table-row table:style-name="ro2">
          <table:table-cell office:value-type="string">
            <text:p>Mech value lvl 9</text:p>
          </table:table-cell>
          <table:table-cell office:value-type="float" office:value="1005">
            <text:p>1005</text:p>
          </table:table-cell>
          <table:table-cell office:value-type="float" office:value="1052.5">
            <text:p>1052,5</text:p>
          </table:table-cell>
          <table:table-cell office:value-type="float" office:value="1075">
            <text:p>1075</text:p>
          </table:table-cell>
          <table:table-cell office:value-type="float" office:value="888.75">
            <text:p>888,75</text:p>
          </table:table-cell>
          <table:table-cell office:value-type="float" office:value="965.9375">
            <text:p>965,9375</text:p>
          </table:table-cell>
          <table:table-cell office:value-type="float" office:value="964.48275862069">
            <text:p>964,4827586207</text:p>
          </table:table-cell>
          <table:table-cell office:value-type="float" office:value="966.666666666667">
            <text:p>966,6666666667</text:p>
          </table:table-cell>
          <table:table-cell office:value-type="float" office:value="915">
            <text:p>915</text:p>
          </table:table-cell>
          <table:table-cell office:value-type="float" office:value="1079">
            <text:p>1079</text:p>
          </table:table-cell>
          <table:table-cell office:value-type="float" office:value="928.333333333333">
            <text:p>928,3333333333</text:p>
          </table:table-cell>
          <table:table-cell table:number-columns-repeated="286"/>
        </table:table-row>
        <table:table-row table:style-name="ro2">
          <table:table-cell office:value-type="string">
            <text:p>Mech value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407.5">
            <text:p>1407,5</text:p>
          </table:table-cell>
          <table:table-cell office:value-type="float" office:value="1315">
            <text:p>131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5">
            <text:p>165</text:p>
          </table:table-cell>
          <table:table-cell office:value-type="float" office:value="1365">
            <text:p>136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value lvl 11</text:p>
          </table:table-cell>
          <table:table-cell office:value-type="float" office:value="1624.58333333333">
            <text:p>1624,5833333333</text:p>
          </table:table-cell>
          <table:table-cell office:value-type="float" office:value="1559.375">
            <text:p>1559,375</text:p>
          </table:table-cell>
          <table:table-cell office:value-type="float" office:value="1692.30769230769">
            <text:p>1692,3076923077</text:p>
          </table:table-cell>
          <table:table-cell office:value-type="string">
            <text:p>NaN</text:p>
          </table:table-cell>
          <table:table-cell office:value-type="float" office:value="1557.5">
            <text:p>1557,5</text:p>
          </table:table-cell>
          <table:table-cell office:value-type="float" office:value="1291.25">
            <text:p>1291,25</text:p>
          </table:table-cell>
          <table:table-cell office:value-type="float" office:value="1281.25">
            <text:p>1281,25</text:p>
          </table:table-cell>
          <table:table-cell office:value-type="float" office:value="1590.45454545455">
            <text:p>1590,4545454546</text:p>
          </table:table-cell>
          <table:table-cell office:value-type="float" office:value="1143.57142857143">
            <text:p>1143,5714285714</text:p>
          </table:table-cell>
          <table:table-cell office:value-type="float" office:value="1855">
            <text:p>1855</text:p>
          </table:table-cell>
          <table:table-cell table:number-columns-repeated="286"/>
        </table:table-row>
        <table:table-row table:style-name="ro2">
          <table:table-cell office:value-type="string">
            <text:p>Mech value lvl 12</text:p>
          </table:table-cell>
          <table:table-cell office:value-type="float" office:value="1780.64516129032">
            <text:p>1780,6451612903</text:p>
          </table:table-cell>
          <table:table-cell office:value-type="float" office:value="1683.55263157895">
            <text:p>1683,552631579</text:p>
          </table:table-cell>
          <table:table-cell office:value-type="float" office:value="1849.73684210526">
            <text:p>1849,7368421053</text:p>
          </table:table-cell>
          <table:table-cell office:value-type="float" office:value="1887.33333333333">
            <text:p>1887,3333333333</text:p>
          </table:table-cell>
          <table:table-cell office:value-type="float" office:value="1795">
            <text:p>1795</text:p>
          </table:table-cell>
          <table:table-cell office:value-type="float" office:value="1751.17647058824">
            <text:p>1751,1764705882</text:p>
          </table:table-cell>
          <table:table-cell office:value-type="float" office:value="1734.44444444444">
            <text:p>1734,4444444444</text:p>
          </table:table-cell>
          <table:table-cell office:value-type="float" office:value="1617.85714285714">
            <text:p>1617,8571428571</text:p>
          </table:table-cell>
          <table:table-cell office:value-type="float" office:value="1736.66666666667">
            <text:p>1736,6666666667</text:p>
          </table:table-cell>
          <table:table-cell office:value-type="float" office:value="1756.94444444444">
            <text:p>1756,9444444444</text:p>
          </table:table-cell>
          <table:table-cell table:number-columns-repeated="286"/>
        </table:table-row>
        <table:table-row table:style-name="ro2">
          <table:table-cell office:value-type="string">
            <text:p>Mech value lvl 13</text:p>
          </table:table-cell>
          <table:table-cell office:value-type="float" office:value="2098.34415584416">
            <text:p>2098,3441558442</text:p>
          </table:table-cell>
          <table:table-cell office:value-type="float" office:value="2105.36885245902">
            <text:p>2105,368852459</text:p>
          </table:table-cell>
          <table:table-cell office:value-type="float" office:value="2163.71900826446">
            <text:p>2163,7190082645</text:p>
          </table:table-cell>
          <table:table-cell office:value-type="float" office:value="2081.70588235294">
            <text:p>2081,7058823529</text:p>
          </table:table-cell>
          <table:table-cell office:value-type="float" office:value="2032.38888888889">
            <text:p>2032,3888888889</text:p>
          </table:table-cell>
          <table:table-cell office:value-type="float" office:value="2044.90740740741">
            <text:p>2044,9074074074</text:p>
          </table:table-cell>
          <table:table-cell office:value-type="float" office:value="2022.28571428571">
            <text:p>2022,2857142857</text:p>
          </table:table-cell>
          <table:table-cell office:value-type="float" office:value="2112.43243243243">
            <text:p>2112,4324324324</text:p>
          </table:table-cell>
          <table:table-cell office:value-type="float" office:value="2084.26605504587">
            <text:p>2084,2660550459</text:p>
          </table:table-cell>
          <table:table-cell office:value-type="float" office:value="2112.3">
            <text:p>2112,3</text:p>
          </table:table-cell>
          <table:table-cell table:number-columns-repeated="286"/>
        </table:table-row>
        <table:table-row table:style-name="ro2">
          <table:table-cell office:value-type="string">
            <text:p>Mech value lvl 14</text:p>
          </table:table-cell>
          <table:table-cell office:value-type="float" office:value="2720.25">
            <text:p>2720,25</text:p>
          </table:table-cell>
          <table:table-cell office:value-type="float" office:value="2360">
            <text:p>2360</text:p>
          </table:table-cell>
          <table:table-cell office:value-type="float" office:value="2386.25">
            <text:p>2386,25</text:p>
          </table:table-cell>
          <table:table-cell office:value-type="float" office:value="2449.05405405405">
            <text:p>2449,0540540541</text:p>
          </table:table-cell>
          <table:table-cell office:value-type="float" office:value="2399.42307692308">
            <text:p>2399,4230769231</text:p>
          </table:table-cell>
          <table:table-cell office:value-type="float" office:value="2550">
            <text:p>2550</text:p>
          </table:table-cell>
          <table:table-cell office:value-type="float" office:value="2311.375">
            <text:p>2311,375</text:p>
          </table:table-cell>
          <table:table-cell office:value-type="float" office:value="2319.75609756098">
            <text:p>2319,756097561</text:p>
          </table:table-cell>
          <table:table-cell office:value-type="float" office:value="2415.59210526316">
            <text:p>2415,5921052632</text:p>
          </table:table-cell>
          <table:table-cell office:value-type="float" office:value="2464.76470588235">
            <text:p>2464,7647058824</text:p>
          </table:table-cell>
          <table:table-cell table:number-columns-repeated="286"/>
        </table:table-row>
        <table:table-row table:style-name="ro2">
          <table:table-cell office:value-type="string">
            <text:p>Mech value lvl 15</text:p>
          </table:table-cell>
          <table:table-cell office:value-type="float" office:value="2956.25">
            <text:p>2956,25</text:p>
          </table:table-cell>
          <table:table-cell office:value-type="float" office:value="2740.83333333333">
            <text:p>2740,8333333333</text:p>
          </table:table-cell>
          <table:table-cell office:value-type="float" office:value="2955.33333333333">
            <text:p>2955,3333333333</text:p>
          </table:table-cell>
          <table:table-cell office:value-type="float" office:value="2886.75">
            <text:p>2886,75</text:p>
          </table:table-cell>
          <table:table-cell office:value-type="float" office:value="2924.09090909091">
            <text:p>2924,0909090909</text:p>
          </table:table-cell>
          <table:table-cell office:value-type="float" office:value="2777.5">
            <text:p>2777,5</text:p>
          </table:table-cell>
          <table:table-cell office:value-type="float" office:value="2822.63157894737">
            <text:p>2822,6315789474</text:p>
          </table:table-cell>
          <table:table-cell office:value-type="float" office:value="2621.66666666667">
            <text:p>2621,6666666667</text:p>
          </table:table-cell>
          <table:table-cell office:value-type="float" office:value="2969.25">
            <text:p>2969,25</text:p>
          </table:table-cell>
          <table:table-cell office:value-type="float" office:value="2841.61290322581">
            <text:p>2841,6129032258</text:p>
          </table:table-cell>
          <table:table-cell table:number-columns-repeated="286"/>
        </table:table-row>
        <table:table-row table:style-name="ro2">
          <table:table-cell office:value-type="string">
            <text:p>Mech value lvl 16</text:p>
          </table:table-cell>
          <table:table-cell office:value-type="float" office:value="3744.07407407407">
            <text:p>3744,0740740741</text:p>
          </table:table-cell>
          <table:table-cell office:value-type="float" office:value="3528.10606060606">
            <text:p>3528,1060606061</text:p>
          </table:table-cell>
          <table:table-cell office:value-type="float" office:value="3466.07954545455">
            <text:p>3466,0795454546</text:p>
          </table:table-cell>
          <table:table-cell office:value-type="float" office:value="3425">
            <text:p>3425</text:p>
          </table:table-cell>
          <table:table-cell office:value-type="float" office:value="3391.45161290323">
            <text:p>3391,4516129032</text:p>
          </table:table-cell>
          <table:table-cell office:value-type="float" office:value="3373.46153846154">
            <text:p>3373,4615384615</text:p>
          </table:table-cell>
          <table:table-cell office:value-type="float" office:value="3385.35714285714">
            <text:p>3385,3571428571</text:p>
          </table:table-cell>
          <table:table-cell office:value-type="float" office:value="3331.03448275862">
            <text:p>3331,0344827586</text:p>
          </table:table-cell>
          <table:table-cell office:value-type="float" office:value="3327.14285714286">
            <text:p>3327,1428571429</text:p>
          </table:table-cell>
          <table:table-cell office:value-type="float" office:value="3476.32075471698">
            <text:p>3476,320754717</text:p>
          </table:table-cell>
          <table:table-cell table:number-columns-repeated="286"/>
        </table:table-row>
        <table:table-row table:style-name="ro2">
          <table:table-cell office:value-type="string">
            <text:p>Mech value lvl 17</text:p>
          </table:table-cell>
          <table:table-cell office:value-type="float" office:value="3948.33333333333">
            <text:p>3948,3333333333</text:p>
          </table:table-cell>
          <table:table-cell office:value-type="float" office:value="3923.68421052632">
            <text:p>3923,6842105263</text:p>
          </table:table-cell>
          <table:table-cell office:value-type="float" office:value="4122.41935483871">
            <text:p>4122,4193548387</text:p>
          </table:table-cell>
          <table:table-cell office:value-type="float" office:value="4049.58333333333">
            <text:p>4049,5833333333</text:p>
          </table:table-cell>
          <table:table-cell office:value-type="float" office:value="4009.77272727273">
            <text:p>4009,7727272727</text:p>
          </table:table-cell>
          <table:table-cell office:value-type="float" office:value="3762">
            <text:p>3762</text:p>
          </table:table-cell>
          <table:table-cell office:value-type="float" office:value="3954.48275862069">
            <text:p>3954,4827586207</text:p>
          </table:table-cell>
          <table:table-cell office:value-type="float" office:value="4139">
            <text:p>4139</text:p>
          </table:table-cell>
          <table:table-cell office:value-type="float" office:value="4023.75">
            <text:p>4023,75</text:p>
          </table:table-cell>
          <table:table-cell office:value-type="float" office:value="3846.53846153846">
            <text:p>3846,5384615385</text:p>
          </table:table-cell>
          <table:table-cell table:number-columns-repeated="286"/>
        </table:table-row>
        <table:table-row table:style-name="ro2">
          <table:table-cell office:value-type="string">
            <text:p>Mech value lvl 18</text:p>
          </table:table-cell>
          <table:table-cell office:value-type="float" office:value="4987.5">
            <text:p>4987,5</text:p>
          </table:table-cell>
          <table:table-cell office:value-type="float" office:value="4515.625">
            <text:p>4515,625</text:p>
          </table:table-cell>
          <table:table-cell office:value-type="float" office:value="4675.55555555556">
            <text:p>4675,5555555556</text:p>
          </table:table-cell>
          <table:table-cell office:value-type="float" office:value="4868.33333333333">
            <text:p>4868,3333333333</text:p>
          </table:table-cell>
          <table:table-cell office:value-type="float" office:value="4585">
            <text:p>4585</text:p>
          </table:table-cell>
          <table:table-cell office:value-type="float" office:value="4620">
            <text:p>4620</text:p>
          </table:table-cell>
          <table:table-cell office:value-type="float" office:value="4573">
            <text:p>4573</text:p>
          </table:table-cell>
          <table:table-cell office:value-type="float" office:value="4565.33333333333">
            <text:p>4565,3333333333</text:p>
          </table:table-cell>
          <table:table-cell office:value-type="float" office:value="4285.83333333333">
            <text:p>4285,8333333333</text:p>
          </table:table-cell>
          <table:table-cell office:value-type="float" office:value="4622.61904761905">
            <text:p>4622,6190476191</text:p>
          </table:table-cell>
          <table:table-cell table:number-columns-repeated="286"/>
        </table:table-row>
        <table:table-row table:style-name="ro2">
          <table:table-cell office:value-type="string">
            <text:p>Mech value lvl 19</text:p>
          </table:table-cell>
          <table:table-cell office:value-type="float" office:value="6349.16666666667">
            <text:p>6349,1666666667</text:p>
          </table:table-cell>
          <table:table-cell office:value-type="float" office:value="5435.45454545455">
            <text:p>5435,4545454546</text:p>
          </table:table-cell>
          <table:table-cell office:value-type="float" office:value="5499.6875">
            <text:p>5499,6875</text:p>
          </table:table-cell>
          <table:table-cell office:value-type="float" office:value="5404.54545454546">
            <text:p>5404,5454545455</text:p>
          </table:table-cell>
          <table:table-cell office:value-type="float" office:value="6048.75">
            <text:p>6048,75</text:p>
          </table:table-cell>
          <table:table-cell office:value-type="float" office:value="5530">
            <text:p>5530</text:p>
          </table:table-cell>
          <table:table-cell office:value-type="float" office:value="5587.77777777778">
            <text:p>5587,7777777778</text:p>
          </table:table-cell>
          <table:table-cell office:value-type="float" office:value="5040">
            <text:p>5040</text:p>
          </table:table-cell>
          <table:table-cell office:value-type="float" office:value="5452.5">
            <text:p>5452,5</text:p>
          </table:table-cell>
          <table:table-cell office:value-type="float" office:value="5436.81818181818">
            <text:p>5436,8181818182</text:p>
          </table:table-cell>
          <table:table-cell table:number-columns-repeated="286"/>
        </table:table-row>
        <table:table-row table:style-name="ro2">
          <table:table-cell office:value-type="string">
            <text:p>Mech value lvl 20</text:p>
          </table:table-cell>
          <table:table-cell office:value-type="string">
            <text:p>NaN</text:p>
          </table:table-cell>
          <table:table-cell office:value-type="float" office:value="6990">
            <text:p>699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957.5">
            <text:p>6957,5</text:p>
          </table:table-cell>
          <table:table-cell office:value-type="float" office:value="9035">
            <text:p>9035</text:p>
          </table:table-cell>
          <table:table-cell office:value-type="float" office:value="7005">
            <text:p>7005</text:p>
          </table:table-cell>
          <table:table-cell office:value-type="float" office:value="6400">
            <text:p>6400</text:p>
          </table:table-cell>
          <table:table-cell office:value-type="float" office:value="7202.5">
            <text:p>7202,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valu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340">
            <text:p>934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502.5">
            <text:p>8502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kill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table:number-columns-repeated="286"/>
        </table:table-row>
        <table:table-row table:style-name="ro2">
          <table:table-cell office:value-type="string">
            <text:p>Mech kill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kill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kill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9.6666666666667">
            <text:p>59,6666666667</text:p>
          </table:table-cell>
          <table:table-cell office:value-type="float" office:value="39">
            <text:p>39</text:p>
          </table:table-cell>
          <table:table-cell table:number-columns-repeated="286"/>
        </table:table-row>
        <table:table-row table:style-name="ro2">
          <table:table-cell office:value-type="string">
            <text:p>Mech kills lvl 5</text:p>
          </table:table-cell>
          <table:table-cell office:value-type="float" office:value="82.3333333333333">
            <text:p>82,333333333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NaN</text:p>
          </table:table-cell>
          <table:table-cell office:value-type="float" office:value="67.6666666666667">
            <text:p>67,666666666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9.3333333333333">
            <text:p>59,3333333333</text:p>
          </table:table-cell>
          <table:table-cell table:number-columns-repeated="286"/>
        </table:table-row>
        <table:table-row table:style-name="ro2">
          <table:table-cell office:value-type="string">
            <text:p>Mech kill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2">
            <text:p>72</text:p>
          </table:table-cell>
          <table:table-cell office:value-type="string">
            <text:p>NaN</text:p>
          </table:table-cell>
          <table:table-cell office:value-type="float" office:value="85.75">
            <text:p>85,75</text:p>
          </table:table-cell>
          <table:table-cell office:value-type="float" office:value="75.6">
            <text:p>75,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kills lvl 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string">
            <text:p>NaN</text:p>
          </table:table-cell>
          <table:table-cell office:value-type="float" office:value="128">
            <text:p>128</text:p>
          </table:table-cell>
          <table:table-cell office:value-type="string">
            <text:p>NaN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82.1666666666667">
            <text:p>82,1666666667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kills lvl 8</text:p>
          </table:table-cell>
          <table:table-cell office:value-type="float" office:value="120">
            <text:p>120</text:p>
          </table:table-cell>
          <table:table-cell office:value-type="float" office:value="104.333333333333">
            <text:p>104,3333333333</text:p>
          </table:table-cell>
          <table:table-cell office:value-type="float" office:value="101.4">
            <text:p>101,4</text:p>
          </table:table-cell>
          <table:table-cell office:value-type="float" office:value="91.6">
            <text:p>91,6</text:p>
          </table:table-cell>
          <table:table-cell office:value-type="string">
            <text:p>NaN</text:p>
          </table:table-cell>
          <table:table-cell office:value-type="float" office:value="57.5">
            <text:p>57,5</text:p>
          </table:table-cell>
          <table:table-cell office:value-type="float" office:value="104.555555555556">
            <text:p>104,5555555556</text:p>
          </table:table-cell>
          <table:table-cell office:value-type="float" office:value="86">
            <text:p>86</text:p>
          </table:table-cell>
          <table:table-cell office:value-type="float" office:value="87.9166666666667">
            <text:p>87,9166666667</text:p>
          </table:table-cell>
          <table:table-cell office:value-type="float" office:value="96.4285714285714">
            <text:p>96,4285714286</text:p>
          </table:table-cell>
          <table:table-cell table:number-columns-repeated="286"/>
        </table:table-row>
        <table:table-row table:style-name="ro2">
          <table:table-cell office:value-type="string">
            <text:p>Mech kills lvl 9</text:p>
          </table:table-cell>
          <table:table-cell office:value-type="float" office:value="111.1">
            <text:p>111,1</text:p>
          </table:table-cell>
          <table:table-cell office:value-type="float" office:value="105.5">
            <text:p>105,5</text:p>
          </table:table-cell>
          <table:table-cell office:value-type="float" office:value="128">
            <text:p>128</text:p>
          </table:table-cell>
          <table:table-cell office:value-type="float" office:value="108.5">
            <text:p>108,5</text:p>
          </table:table-cell>
          <table:table-cell office:value-type="float" office:value="111.15625">
            <text:p>111,15625</text:p>
          </table:table-cell>
          <table:table-cell office:value-type="float" office:value="106.689655172414">
            <text:p>106,6896551724</text:p>
          </table:table-cell>
          <table:table-cell office:value-type="float" office:value="116.111111111111">
            <text:p>116,1111111111</text:p>
          </table:table-cell>
          <table:table-cell office:value-type="float" office:value="100.666666666667">
            <text:p>100,6666666667</text:p>
          </table:table-cell>
          <table:table-cell office:value-type="float" office:value="100">
            <text:p>100</text:p>
          </table:table-cell>
          <table:table-cell office:value-type="float" office:value="101.666666666667">
            <text:p>101,6666666667</text:p>
          </table:table-cell>
          <table:table-cell table:number-columns-repeated="286"/>
        </table:table-row>
        <table:table-row table:style-name="ro2">
          <table:table-cell office:value-type="string">
            <text:p>Mech kill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7">
            <text:p>37</text:p>
          </table:table-cell>
          <table:table-cell office:value-type="float" office:value="125.5">
            <text:p>125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kills lvl 11</text:p>
          </table:table-cell>
          <table:table-cell office:value-type="float" office:value="142.583333333333">
            <text:p>142,5833333333</text:p>
          </table:table-cell>
          <table:table-cell office:value-type="float" office:value="139">
            <text:p>139</text:p>
          </table:table-cell>
          <table:table-cell office:value-type="float" office:value="143.384615384615">
            <text:p>143,3846153846</text:p>
          </table:table-cell>
          <table:table-cell office:value-type="string">
            <text:p>NaN</text:p>
          </table:table-cell>
          <table:table-cell office:value-type="float" office:value="133.625">
            <text:p>133,625</text:p>
          </table:table-cell>
          <table:table-cell office:value-type="float" office:value="108.25">
            <text:p>108,25</text:p>
          </table:table-cell>
          <table:table-cell office:value-type="float" office:value="114.5">
            <text:p>114,5</text:p>
          </table:table-cell>
          <table:table-cell office:value-type="float" office:value="142.454545454545">
            <text:p>142,4545454545</text:p>
          </table:table-cell>
          <table:table-cell office:value-type="float" office:value="91.7142857142857">
            <text:p>91,7142857143</text:p>
          </table:table-cell>
          <table:table-cell office:value-type="float" office:value="160">
            <text:p>160</text:p>
          </table:table-cell>
          <table:table-cell table:number-columns-repeated="286"/>
        </table:table-row>
        <table:table-row table:style-name="ro2">
          <table:table-cell office:value-type="string">
            <text:p>Mech kills lvl 12</text:p>
          </table:table-cell>
          <table:table-cell office:value-type="float" office:value="148.838709677419">
            <text:p>148,8387096774</text:p>
          </table:table-cell>
          <table:table-cell office:value-type="float" office:value="140.052631578947">
            <text:p>140,0526315789</text:p>
          </table:table-cell>
          <table:table-cell office:value-type="float" office:value="153.078947368421">
            <text:p>153,0789473684</text:p>
          </table:table-cell>
          <table:table-cell office:value-type="float" office:value="155.133333333333">
            <text:p>155,1333333333</text:p>
          </table:table-cell>
          <table:table-cell office:value-type="float" office:value="136.416666666667">
            <text:p>136,4166666667</text:p>
          </table:table-cell>
          <table:table-cell office:value-type="float" office:value="140.411764705882">
            <text:p>140,4117647059</text:p>
          </table:table-cell>
          <table:table-cell office:value-type="float" office:value="137.222222222222">
            <text:p>137,2222222222</text:p>
          </table:table-cell>
          <table:table-cell office:value-type="float" office:value="131.809523809524">
            <text:p>131,8095238095</text:p>
          </table:table-cell>
          <table:table-cell office:value-type="float" office:value="134.444444444444">
            <text:p>134,4444444444</text:p>
          </table:table-cell>
          <table:table-cell office:value-type="float" office:value="137.722222222222">
            <text:p>137,7222222222</text:p>
          </table:table-cell>
          <table:table-cell table:number-columns-repeated="286"/>
        </table:table-row>
        <table:table-row table:style-name="ro2">
          <table:table-cell office:value-type="string">
            <text:p>Mech kills lvl 13</text:p>
          </table:table-cell>
          <table:table-cell office:value-type="float" office:value="151.5">
            <text:p>151,5</text:p>
          </table:table-cell>
          <table:table-cell office:value-type="float" office:value="152.327868852459">
            <text:p>152,3278688525</text:p>
          </table:table-cell>
          <table:table-cell office:value-type="float" office:value="157.719008264463">
            <text:p>157,7190082645</text:p>
          </table:table-cell>
          <table:table-cell office:value-type="float" office:value="151.117647058824">
            <text:p>151,1176470588</text:p>
          </table:table-cell>
          <table:table-cell office:value-type="float" office:value="144.533333333333">
            <text:p>144,5333333333</text:p>
          </table:table-cell>
          <table:table-cell office:value-type="float" office:value="146.037037037037">
            <text:p>146,037037037</text:p>
          </table:table-cell>
          <table:table-cell office:value-type="float" office:value="144.557142857143">
            <text:p>144,5571428571</text:p>
          </table:table-cell>
          <table:table-cell office:value-type="float" office:value="150.27027027027">
            <text:p>150,2702702703</text:p>
          </table:table-cell>
          <table:table-cell office:value-type="float" office:value="152.770642201835">
            <text:p>152,7706422018</text:p>
          </table:table-cell>
          <table:table-cell office:value-type="float" office:value="154.56">
            <text:p>154,56</text:p>
          </table:table-cell>
          <table:table-cell table:number-columns-repeated="286"/>
        </table:table-row>
        <table:table-row table:style-name="ro2">
          <table:table-cell office:value-type="string">
            <text:p>Mech kills lvl 14</text:p>
          </table:table-cell>
          <table:table-cell office:value-type="float" office:value="189.3">
            <text:p>189,3</text:p>
          </table:table-cell>
          <table:table-cell office:value-type="float" office:value="157.267857142857">
            <text:p>157,2678571429</text:p>
          </table:table-cell>
          <table:table-cell office:value-type="float" office:value="157.428571428571">
            <text:p>157,4285714286</text:p>
          </table:table-cell>
          <table:table-cell office:value-type="float" office:value="162.756756756757">
            <text:p>162,7567567568</text:p>
          </table:table-cell>
          <table:table-cell office:value-type="float" office:value="162.5">
            <text:p>162,5</text:p>
          </table:table-cell>
          <table:table-cell office:value-type="float" office:value="182.846153846154">
            <text:p>182,8461538462</text:p>
          </table:table-cell>
          <table:table-cell office:value-type="float" office:value="153.775">
            <text:p>153,775</text:p>
          </table:table-cell>
          <table:table-cell office:value-type="float" office:value="153.073170731707">
            <text:p>153,0731707317</text:p>
          </table:table-cell>
          <table:table-cell office:value-type="float" office:value="168.394736842105">
            <text:p>168,3947368421</text:p>
          </table:table-cell>
          <table:table-cell office:value-type="float" office:value="166.176470588235">
            <text:p>166,1764705882</text:p>
          </table:table-cell>
          <table:table-cell table:number-columns-repeated="286"/>
        </table:table-row>
        <table:table-row table:style-name="ro2">
          <table:table-cell office:value-type="string">
            <text:p>Mech kills lvl 15</text:p>
          </table:table-cell>
          <table:table-cell office:value-type="float" office:value="173.1875">
            <text:p>173,1875</text:p>
          </table:table-cell>
          <table:table-cell office:value-type="float" office:value="172.444444444444">
            <text:p>172,4444444444</text:p>
          </table:table-cell>
          <table:table-cell office:value-type="float" office:value="186.866666666667">
            <text:p>186,8666666667</text:p>
          </table:table-cell>
          <table:table-cell office:value-type="float" office:value="173.1">
            <text:p>173,1</text:p>
          </table:table-cell>
          <table:table-cell office:value-type="float" office:value="174.363636363636">
            <text:p>174,3636363636</text:p>
          </table:table-cell>
          <table:table-cell office:value-type="float" office:value="171">
            <text:p>171</text:p>
          </table:table-cell>
          <table:table-cell office:value-type="float" office:value="172.947368421053">
            <text:p>172,9473684211</text:p>
          </table:table-cell>
          <table:table-cell office:value-type="float" office:value="156.533333333333">
            <text:p>156,5333333333</text:p>
          </table:table-cell>
          <table:table-cell office:value-type="float" office:value="194.8">
            <text:p>194,8</text:p>
          </table:table-cell>
          <table:table-cell office:value-type="float" office:value="169.096774193548">
            <text:p>169,0967741935</text:p>
          </table:table-cell>
          <table:table-cell table:number-columns-repeated="286"/>
        </table:table-row>
        <table:table-row table:style-name="ro2">
          <table:table-cell office:value-type="string">
            <text:p>Mech kills lvl 16</text:p>
          </table:table-cell>
          <table:table-cell office:value-type="float" office:value="222.518518518519">
            <text:p>222,5185185185</text:p>
          </table:table-cell>
          <table:table-cell office:value-type="float" office:value="202.575757575758">
            <text:p>202,5757575758</text:p>
          </table:table-cell>
          <table:table-cell office:value-type="float" office:value="200.852272727273">
            <text:p>200,8522727273</text:p>
          </table:table-cell>
          <table:table-cell office:value-type="float" office:value="191.978723404255">
            <text:p>191,9787234043</text:p>
          </table:table-cell>
          <table:table-cell office:value-type="float" office:value="186.41935483871">
            <text:p>186,4193548387</text:p>
          </table:table-cell>
          <table:table-cell office:value-type="float" office:value="192.807692307692">
            <text:p>192,8076923077</text:p>
          </table:table-cell>
          <table:table-cell office:value-type="float" office:value="189.380952380952">
            <text:p>189,380952381</text:p>
          </table:table-cell>
          <table:table-cell office:value-type="float" office:value="184.965517241379">
            <text:p>184,9655172414</text:p>
          </table:table-cell>
          <table:table-cell office:value-type="float" office:value="188.979591836735">
            <text:p>188,9795918367</text:p>
          </table:table-cell>
          <table:table-cell office:value-type="float" office:value="210.377358490566">
            <text:p>210,3773584906</text:p>
          </table:table-cell>
          <table:table-cell table:number-columns-repeated="286"/>
        </table:table-row>
        <table:table-row table:style-name="ro2">
          <table:table-cell office:value-type="string">
            <text:p>Mech kills lvl 17</text:p>
          </table:table-cell>
          <table:table-cell office:value-type="float" office:value="214">
            <text:p>214</text:p>
          </table:table-cell>
          <table:table-cell office:value-type="float" office:value="205.578947368421">
            <text:p>205,5789473684</text:p>
          </table:table-cell>
          <table:table-cell office:value-type="float" office:value="221.774193548387">
            <text:p>221,7741935484</text:p>
          </table:table-cell>
          <table:table-cell office:value-type="float" office:value="209">
            <text:p>209</text:p>
          </table:table-cell>
          <table:table-cell office:value-type="float" office:value="208.295454545455">
            <text:p>208,2954545455</text:p>
          </table:table-cell>
          <table:table-cell office:value-type="float" office:value="202.4">
            <text:p>202,4</text:p>
          </table:table-cell>
          <table:table-cell office:value-type="float" office:value="203.379310344828">
            <text:p>203,3793103448</text:p>
          </table:table-cell>
          <table:table-cell office:value-type="float" office:value="208.4">
            <text:p>208,4</text:p>
          </table:table-cell>
          <table:table-cell office:value-type="float" office:value="206.5">
            <text:p>206,5</text:p>
          </table:table-cell>
          <table:table-cell office:value-type="float" office:value="206.153846153846">
            <text:p>206,1538461538</text:p>
          </table:table-cell>
          <table:table-cell table:number-columns-repeated="286"/>
        </table:table-row>
        <table:table-row table:style-name="ro2">
          <table:table-cell office:value-type="string">
            <text:p>Mech kills lvl 18</text:p>
          </table:table-cell>
          <table:table-cell office:value-type="float" office:value="214">
            <text:p>214</text:p>
          </table:table-cell>
          <table:table-cell office:value-type="float" office:value="211.083333333333">
            <text:p>211,0833333333</text:p>
          </table:table-cell>
          <table:table-cell office:value-type="float" office:value="220.111111111111">
            <text:p>220,1111111111</text:p>
          </table:table-cell>
          <table:table-cell office:value-type="float" office:value="239.333333333333">
            <text:p>239,3333333333</text:p>
          </table:table-cell>
          <table:table-cell office:value-type="float" office:value="212.333333333333">
            <text:p>212,3333333333</text:p>
          </table:table-cell>
          <table:table-cell office:value-type="float" office:value="218.666666666667">
            <text:p>218,6666666667</text:p>
          </table:table-cell>
          <table:table-cell office:value-type="float" office:value="218">
            <text:p>218</text:p>
          </table:table-cell>
          <table:table-cell office:value-type="float" office:value="212.466666666667">
            <text:p>212,4666666667</text:p>
          </table:table-cell>
          <table:table-cell office:value-type="float" office:value="195.833333333333">
            <text:p>195,8333333333</text:p>
          </table:table-cell>
          <table:table-cell office:value-type="float" office:value="228.095238095238">
            <text:p>228,0952380952</text:p>
          </table:table-cell>
          <table:table-cell table:number-columns-repeated="286"/>
        </table:table-row>
        <table:table-row table:style-name="ro2">
          <table:table-cell office:value-type="string">
            <text:p>Mech kills lvl 19</text:p>
          </table:table-cell>
          <table:table-cell office:value-type="float" office:value="289.333333333333">
            <text:p>289,3333333333</text:p>
          </table:table-cell>
          <table:table-cell office:value-type="float" office:value="224.545454545455">
            <text:p>224,5454545455</text:p>
          </table:table-cell>
          <table:table-cell office:value-type="float" office:value="242.125">
            <text:p>242,125</text:p>
          </table:table-cell>
          <table:table-cell office:value-type="float" office:value="237.181818181818">
            <text:p>237,1818181818</text:p>
          </table:table-cell>
          <table:table-cell office:value-type="float" office:value="275.5">
            <text:p>275,5</text:p>
          </table:table-cell>
          <table:table-cell office:value-type="float" office:value="239.75">
            <text:p>239,75</text:p>
          </table:table-cell>
          <table:table-cell office:value-type="float" office:value="215.666666666667">
            <text:p>215,6666666667</text:p>
          </table:table-cell>
          <table:table-cell office:value-type="float" office:value="213.75">
            <text:p>213,75</text:p>
          </table:table-cell>
          <table:table-cell office:value-type="float" office:value="242.5">
            <text:p>242,5</text:p>
          </table:table-cell>
          <table:table-cell office:value-type="float" office:value="233.363636363636">
            <text:p>233,3636363636</text:p>
          </table:table-cell>
          <table:table-cell table:number-columns-repeated="286"/>
        </table:table-row>
        <table:table-row table:style-name="ro2">
          <table:table-cell office:value-type="string">
            <text:p>Mech kills lvl 20</text:p>
          </table:table-cell>
          <table:table-cell office:value-type="string">
            <text:p>NaN</text:p>
          </table:table-cell>
          <table:table-cell office:value-type="float" office:value="242.333333333333">
            <text:p>242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07">
            <text:p>307</text:p>
          </table:table-cell>
          <table:table-cell office:value-type="float" office:value="417">
            <text:p>417</text:p>
          </table:table-cell>
          <table:table-cell office:value-type="float" office:value="268">
            <text:p>268</text:p>
          </table:table-cell>
          <table:table-cell office:value-type="float" office:value="248">
            <text:p>248</text:p>
          </table:table-cell>
          <table:table-cell office:value-type="float" office:value="291.5">
            <text:p>291,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kill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78">
            <text:p>27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39.5">
            <text:p>239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leak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6"/>
        </table:table-row>
        <table:table-row table:style-name="ro2">
          <table:table-cell office:value-type="string">
            <text:p>Mech leak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leak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leak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286"/>
        </table:table-row>
        <table:table-row table:style-name="ro2">
          <table:table-cell office:value-type="string">
            <text:p>Mech leaks lvl 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.6666666666667">
            <text:p>17,6666666667</text:p>
          </table:table-cell>
          <table:table-cell table:number-columns-repeated="286"/>
        </table:table-row>
        <table:table-row table:style-name="ro2">
          <table:table-cell office:value-type="string">
            <text:p>Mech leak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5.25">
            <text:p>5,25</text:p>
          </table:table-cell>
          <table:table-cell office:value-type="float" office:value="5.8">
            <text:p>5,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leaks lvl 7</text:p>
          </table:table-cell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7.5">
            <text:p>27,5</text:p>
          </table:table-cell>
          <table:table-cell office:value-type="float" office:value="17">
            <text:p>17</text:p>
          </table:table-cell>
          <table:table-cell office:value-type="float" office:value="5.33333333333333">
            <text:p>5,333333333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leaks lvl 8</text:p>
          </table:table-cell>
          <table:table-cell office:value-type="float" office:value="5">
            <text:p>5</text:p>
          </table:table-cell>
          <table:table-cell office:value-type="float" office:value="3.66666666666667">
            <text:p>3,6666666667</text:p>
          </table:table-cell>
          <table:table-cell office:value-type="float" office:value="16.2">
            <text:p>16,2</text:p>
          </table:table-cell>
          <table:table-cell office:value-type="float" office:value="13.5">
            <text:p>13,5</text:p>
          </table:table-cell>
          <table:table-cell office:value-type="string">
            <text:p>NaN</text:p>
          </table:table-cell>
          <table:table-cell office:value-type="float" office:value="46.5">
            <text:p>46,5</text:p>
          </table:table-cell>
          <table:table-cell office:value-type="float" office:value="6.44444444444444">
            <text:p>6,4444444444</text:p>
          </table:table-cell>
          <table:table-cell office:value-type="float" office:value="1.33333333333333">
            <text:p>1,3333333333</text:p>
          </table:table-cell>
          <table:table-cell office:value-type="float" office:value="14.5833333333333">
            <text:p>14,5833333333</text:p>
          </table:table-cell>
          <table:table-cell office:value-type="float" office:value="14.8571428571429">
            <text:p>14,8571428571</text:p>
          </table:table-cell>
          <table:table-cell table:number-columns-repeated="286"/>
        </table:table-row>
        <table:table-row table:style-name="ro2">
          <table:table-cell office:value-type="string">
            <text:p>Mech leaks lvl 9</text:p>
          </table:table-cell>
          <table:table-cell office:value-type="float" office:value="9.4">
            <text:p>9,4</text:p>
          </table:table-cell>
          <table:table-cell office:value-type="float" office:value="7">
            <text:p>7</text:p>
          </table:table-cell>
          <table:table-cell office:value-type="float" office:value="8.66666666666667">
            <text:p>8,6666666667</text:p>
          </table:table-cell>
          <table:table-cell office:value-type="float" office:value="12">
            <text:p>12</text:p>
          </table:table-cell>
          <table:table-cell office:value-type="float" office:value="5.1875">
            <text:p>5,1875</text:p>
          </table:table-cell>
          <table:table-cell office:value-type="float" office:value="7.86206896551724">
            <text:p>7,862068965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7.2">
            <text:p>17,2</text:p>
          </table:table-cell>
          <table:table-cell office:value-type="float" office:value="16">
            <text:p>16</text:p>
          </table:table-cell>
          <table:table-cell table:number-columns-repeated="286"/>
        </table:table-row>
        <table:table-row table:style-name="ro2">
          <table:table-cell office:value-type="string">
            <text:p>Mech leak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.5">
            <text:p>12,5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">
            <text:p>9</text:p>
          </table:table-cell>
          <table:table-cell office:value-type="float" office:value="3.5">
            <text:p>3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leaks lvl 11</text:p>
          </table:table-cell>
          <table:table-cell office:value-type="float" office:value="17.5">
            <text:p>17,5</text:p>
          </table:table-cell>
          <table:table-cell office:value-type="float" office:value="37.625">
            <text:p>37,625</text:p>
          </table:table-cell>
          <table:table-cell office:value-type="float" office:value="15.2307692307692">
            <text:p>15,2307692308</text:p>
          </table:table-cell>
          <table:table-cell office:value-type="string">
            <text:p>NaN</text:p>
          </table:table-cell>
          <table:table-cell office:value-type="float" office:value="12.875">
            <text:p>12,875</text:p>
          </table:table-cell>
          <table:table-cell office:value-type="float" office:value="31.25">
            <text:p>31,25</text:p>
          </table:table-cell>
          <table:table-cell office:value-type="float" office:value="5.75">
            <text:p>5,75</text:p>
          </table:table-cell>
          <table:table-cell office:value-type="float" office:value="7.90909090909091">
            <text:p>7,9090909091</text:p>
          </table:table-cell>
          <table:table-cell office:value-type="float" office:value="23.1428571428571">
            <text:p>23,1428571429</text:p>
          </table:table-cell>
          <table:table-cell office:value-type="float" office:value="9.83333333333333">
            <text:p>9,8333333333</text:p>
          </table:table-cell>
          <table:table-cell table:number-columns-repeated="286"/>
        </table:table-row>
        <table:table-row table:style-name="ro2">
          <table:table-cell office:value-type="string">
            <text:p>Mech leaks lvl 12</text:p>
          </table:table-cell>
          <table:table-cell office:value-type="float" office:value="12.8709677419355">
            <text:p>12,8709677419</text:p>
          </table:table-cell>
          <table:table-cell office:value-type="float" office:value="14.7105263157895">
            <text:p>14,7105263158</text:p>
          </table:table-cell>
          <table:table-cell office:value-type="float" office:value="11.5">
            <text:p>11,5</text:p>
          </table:table-cell>
          <table:table-cell office:value-type="float" office:value="12.9333333333333">
            <text:p>12,9333333333</text:p>
          </table:table-cell>
          <table:table-cell office:value-type="float" office:value="12.8333333333333">
            <text:p>12,8333333333</text:p>
          </table:table-cell>
          <table:table-cell office:value-type="float" office:value="10.2352941176471">
            <text:p>10,2352941176</text:p>
          </table:table-cell>
          <table:table-cell office:value-type="float" office:value="10.1111111111111">
            <text:p>10,1111111111</text:p>
          </table:table-cell>
          <table:table-cell office:value-type="float" office:value="14.3809523809524">
            <text:p>14,380952381</text:p>
          </table:table-cell>
          <table:table-cell office:value-type="float" office:value="14.7222222222222">
            <text:p>14,7222222222</text:p>
          </table:table-cell>
          <table:table-cell office:value-type="float" office:value="11.3333333333333">
            <text:p>11,3333333333</text:p>
          </table:table-cell>
          <table:table-cell table:number-columns-repeated="286"/>
        </table:table-row>
        <table:table-row table:style-name="ro2">
          <table:table-cell office:value-type="string">
            <text:p>Mech leaks lvl 13</text:p>
          </table:table-cell>
          <table:table-cell office:value-type="float" office:value="11.4675324675325">
            <text:p>11,4675324675</text:p>
          </table:table-cell>
          <table:table-cell office:value-type="float" office:value="10.8606557377049">
            <text:p>10,8606557377</text:p>
          </table:table-cell>
          <table:table-cell office:value-type="float" office:value="10.9338842975207">
            <text:p>10,9338842975</text:p>
          </table:table-cell>
          <table:table-cell office:value-type="float" office:value="11.1882352941176">
            <text:p>11,1882352941</text:p>
          </table:table-cell>
          <table:table-cell office:value-type="float" office:value="12.6222222222222">
            <text:p>12,6222222222</text:p>
          </table:table-cell>
          <table:table-cell office:value-type="float" office:value="9.57407407407407">
            <text:p>9,5740740741</text:p>
          </table:table-cell>
          <table:table-cell office:value-type="float" office:value="9.87142857142857">
            <text:p>9,8714285714</text:p>
          </table:table-cell>
          <table:table-cell office:value-type="float" office:value="11.2972972972973">
            <text:p>11,2972972973</text:p>
          </table:table-cell>
          <table:table-cell office:value-type="float" office:value="10.7614678899083">
            <text:p>10,7614678899</text:p>
          </table:table-cell>
          <table:table-cell office:value-type="float" office:value="12.36">
            <text:p>12,36</text:p>
          </table:table-cell>
          <table:table-cell table:number-columns-repeated="286"/>
        </table:table-row>
        <table:table-row table:style-name="ro2">
          <table:table-cell office:value-type="string">
            <text:p>Mech leaks lvl 14</text:p>
          </table:table-cell>
          <table:table-cell office:value-type="float" office:value="11.55">
            <text:p>11,55</text:p>
          </table:table-cell>
          <table:table-cell office:value-type="float" office:value="14.625">
            <text:p>14,625</text:p>
          </table:table-cell>
          <table:table-cell office:value-type="float" office:value="11.9821428571429">
            <text:p>11,9821428571</text:p>
          </table:table-cell>
          <table:table-cell office:value-type="float" office:value="9.67567567567568">
            <text:p>9,6756756757</text:p>
          </table:table-cell>
          <table:table-cell office:value-type="float" office:value="13.5769230769231">
            <text:p>13,5769230769</text:p>
          </table:table-cell>
          <table:table-cell office:value-type="float" office:value="11.9230769230769">
            <text:p>11,9230769231</text:p>
          </table:table-cell>
          <table:table-cell office:value-type="float" office:value="10.675">
            <text:p>10,675</text:p>
          </table:table-cell>
          <table:table-cell office:value-type="float" office:value="14.390243902439">
            <text:p>14,3902439024</text:p>
          </table:table-cell>
          <table:table-cell office:value-type="float" office:value="12.8289473684211">
            <text:p>12,8289473684</text:p>
          </table:table-cell>
          <table:table-cell office:value-type="float" office:value="11.2588235294118">
            <text:p>11,2588235294</text:p>
          </table:table-cell>
          <table:table-cell table:number-columns-repeated="286"/>
        </table:table-row>
        <table:table-row table:style-name="ro2">
          <table:table-cell office:value-type="string">
            <text:p>Mech leaks lvl 15</text:p>
          </table:table-cell>
          <table:table-cell office:value-type="float" office:value="16.1875">
            <text:p>16,1875</text:p>
          </table:table-cell>
          <table:table-cell office:value-type="float" office:value="10">
            <text:p>10</text:p>
          </table:table-cell>
          <table:table-cell office:value-type="float" office:value="9.66666666666667">
            <text:p>9,6666666667</text:p>
          </table:table-cell>
          <table:table-cell office:value-type="float" office:value="10.25">
            <text:p>10,25</text:p>
          </table:table-cell>
          <table:table-cell office:value-type="float" office:value="9.45454545454546">
            <text:p>9,4545454545</text:p>
          </table:table-cell>
          <table:table-cell office:value-type="float" office:value="11.5">
            <text:p>11,5</text:p>
          </table:table-cell>
          <table:table-cell office:value-type="float" office:value="8.78947368421053">
            <text:p>8,7894736842</text:p>
          </table:table-cell>
          <table:table-cell office:value-type="float" office:value="15.8">
            <text:p>15,8</text:p>
          </table:table-cell>
          <table:table-cell office:value-type="float" office:value="10.1">
            <text:p>10,1</text:p>
          </table:table-cell>
          <table:table-cell office:value-type="float" office:value="14.9032258064516">
            <text:p>14,9032258065</text:p>
          </table:table-cell>
          <table:table-cell table:number-columns-repeated="286"/>
        </table:table-row>
        <table:table-row table:style-name="ro2">
          <table:table-cell office:value-type="string">
            <text:p>Mech leaks lvl 16</text:p>
          </table:table-cell>
          <table:table-cell office:value-type="float" office:value="17.4444444444444">
            <text:p>17,4444444444</text:p>
          </table:table-cell>
          <table:table-cell office:value-type="float" office:value="16.3333333333333">
            <text:p>16,3333333333</text:p>
          </table:table-cell>
          <table:table-cell office:value-type="float" office:value="16.8863636363636">
            <text:p>16,8863636364</text:p>
          </table:table-cell>
          <table:table-cell office:value-type="float" office:value="15.5106382978723">
            <text:p>15,5106382979</text:p>
          </table:table-cell>
          <table:table-cell office:value-type="float" office:value="18.3870967741935">
            <text:p>18,3870967742</text:p>
          </table:table-cell>
          <table:table-cell office:value-type="float" office:value="16.1153846153846">
            <text:p>16,1153846154</text:p>
          </table:table-cell>
          <table:table-cell office:value-type="float" office:value="18.6190476190476">
            <text:p>18,619047619</text:p>
          </table:table-cell>
          <table:table-cell office:value-type="float" office:value="16.6206896551724">
            <text:p>16,6206896552</text:p>
          </table:table-cell>
          <table:table-cell office:value-type="float" office:value="18.2448979591837">
            <text:p>18,2448979592</text:p>
          </table:table-cell>
          <table:table-cell office:value-type="float" office:value="13.3018867924528">
            <text:p>13,3018867925</text:p>
          </table:table-cell>
          <table:table-cell table:number-columns-repeated="286"/>
        </table:table-row>
        <table:table-row table:style-name="ro2">
          <table:table-cell office:value-type="string">
            <text:p>Mech leaks lvl 17</text:p>
          </table:table-cell>
          <table:table-cell office:value-type="float" office:value="13.75">
            <text:p>13,75</text:p>
          </table:table-cell>
          <table:table-cell office:value-type="float" office:value="17.5263157894737">
            <text:p>17,5263157895</text:p>
          </table:table-cell>
          <table:table-cell office:value-type="float" office:value="13.741935483871">
            <text:p>13,7419354839</text:p>
          </table:table-cell>
          <table:table-cell office:value-type="float" office:value="14.6666666666667">
            <text:p>14,6666666667</text:p>
          </table:table-cell>
          <table:table-cell office:value-type="float" office:value="10.5227272727273">
            <text:p>10,5227272727</text:p>
          </table:table-cell>
          <table:table-cell office:value-type="float" office:value="16.5666666666667">
            <text:p>16,5666666667</text:p>
          </table:table-cell>
          <table:table-cell office:value-type="float" office:value="14.8620689655172">
            <text:p>14,8620689655</text:p>
          </table:table-cell>
          <table:table-cell office:value-type="float" office:value="22.9">
            <text:p>22,9</text:p>
          </table:table-cell>
          <table:table-cell office:value-type="float" office:value="9.4375">
            <text:p>9,4375</text:p>
          </table:table-cell>
          <table:table-cell office:value-type="float" office:value="23.9230769230769">
            <text:p>23,9230769231</text:p>
          </table:table-cell>
          <table:table-cell table:number-columns-repeated="286"/>
        </table:table-row>
        <table:table-row table:style-name="ro2">
          <table:table-cell office:value-type="string">
            <text:p>Mech leaks lvl 18</text:p>
          </table:table-cell>
          <table:table-cell office:value-type="float" office:value="20">
            <text:p>20</text:p>
          </table:table-cell>
          <table:table-cell office:value-type="float" office:value="22.875">
            <text:p>22,875</text:p>
          </table:table-cell>
          <table:table-cell office:value-type="float" office:value="13">
            <text:p>13</text:p>
          </table:table-cell>
          <table:table-cell office:value-type="float" office:value="7.33333333333333">
            <text:p>7,3333333333</text:p>
          </table:table-cell>
          <table:table-cell office:value-type="float" office:value="24.3333333333333">
            <text:p>24,3333333333</text:p>
          </table:table-cell>
          <table:table-cell office:value-type="float" office:value="22.3333333333333">
            <text:p>22,3333333333</text:p>
          </table:table-cell>
          <table:table-cell office:value-type="float" office:value="13.4666666666667">
            <text:p>13,4666666667</text:p>
          </table:table-cell>
          <table:table-cell office:value-type="float" office:value="14.4666666666667">
            <text:p>14,4666666667</text:p>
          </table:table-cell>
          <table:table-cell office:value-type="float" office:value="43.5">
            <text:p>43,5</text:p>
          </table:table-cell>
          <table:table-cell office:value-type="float" office:value="22.3809523809524">
            <text:p>22,380952381</text:p>
          </table:table-cell>
          <table:table-cell table:number-columns-repeated="286"/>
        </table:table-row>
        <table:table-row table:style-name="ro2">
          <table:table-cell office:value-type="string">
            <text:p>Mech leaks lvl 19</text:p>
          </table:table-cell>
          <table:table-cell office:value-type="float" office:value="21.6666666666667">
            <text:p>21,6666666667</text:p>
          </table:table-cell>
          <table:table-cell office:value-type="float" office:value="23.1818181818182">
            <text:p>23,1818181818</text:p>
          </table:table-cell>
          <table:table-cell office:value-type="float" office:value="20.1875">
            <text:p>20,1875</text:p>
          </table:table-cell>
          <table:table-cell office:value-type="float" office:value="17.7272727272727">
            <text:p>17,7272727273</text:p>
          </table:table-cell>
          <table:table-cell office:value-type="float" office:value="14.75">
            <text:p>14,75</text:p>
          </table:table-cell>
          <table:table-cell office:value-type="float" office:value="9.25">
            <text:p>9,25</text:p>
          </table:table-cell>
          <table:table-cell office:value-type="float" office:value="19.5555555555556">
            <text:p>19,5555555556</text:p>
          </table:table-cell>
          <table:table-cell office:value-type="float" office:value="32.5">
            <text:p>32,5</text:p>
          </table:table-cell>
          <table:table-cell office:value-type="float" office:value="20.2142857142857">
            <text:p>20,2142857143</text:p>
          </table:table-cell>
          <table:table-cell office:value-type="float" office:value="25.5454545454545">
            <text:p>25,5454545455</text:p>
          </table:table-cell>
          <table:table-cell table:number-columns-repeated="286"/>
        </table:table-row>
        <table:table-row table:style-name="ro2">
          <table:table-cell office:value-type="string">
            <text:p>Mech leaks lvl 20</text:p>
          </table:table-cell>
          <table:table-cell office:value-type="string">
            <text:p>NaN</text:p>
          </table:table-cell>
          <table:table-cell office:value-type="float" office:value="7.33333333333333">
            <text:p>7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ech leak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0">
            <text:p>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worker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">
            <text:p>2</text:p>
          </table:table-cell>
          <table:table-cell table:number-columns-repeated="286"/>
        </table:table-row>
        <table:table-row table:style-name="ro2">
          <table:table-cell office:value-type="string">
            <text:p>Forsaken worker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worker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workers lvl 4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workers lvl 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worker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3.66666666666667">
            <text:p>3,6666666667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" office:value-type="float" office:value="5">
            <text:p>5</text:p>
          </table:table-cell>
          <table:table-cell table:number-columns-repeated="286"/>
        </table:table-row>
        <table:table-row table:style-name="ro2">
          <table:table-cell office:value-type="string">
            <text:p>Forsaken workers lvl 7</text:p>
          </table:table-cell>
          <table:table-cell office:value-type="float" office:value="4.6">
            <text:p>4,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workers lvl 8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4.5">
            <text:p>4,5</text:p>
          </table:table-cell>
          <table:table-cell office:value-type="float" office:value="5.66666666666667">
            <text:p>5,6666666667</text:p>
          </table:table-cell>
          <table:table-cell office:value-type="float" office:value="6">
            <text:p>6</text:p>
          </table:table-cell>
          <table:table-cell office:value-type="float" office:value="4.4">
            <text:p>4,4</text:p>
          </table:table-cell>
          <table:table-cell office:value-type="float" office:value="6">
            <text:p>6</text:p>
          </table:table-cell>
          <table:table-cell table:number-columns-repeated="286"/>
        </table:table-row>
        <table:table-row table:style-name="ro2">
          <table:table-cell office:value-type="string">
            <text:p>Forsaken workers lvl 9</text:p>
          </table:table-cell>
          <table:table-cell office:value-type="float" office:value="7.25">
            <text:p>7,2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6">
            <text:p>6</text:p>
          </table:table-cell>
          <table:table-cell office:value-type="float" office:value="6.36363636363636">
            <text:p>6,3636363636</text:p>
          </table:table-cell>
          <table:table-cell office:value-type="float" office:value="6.5">
            <text:p>6,5</text:p>
          </table:table-cell>
          <table:table-cell office:value-type="float" office:value="6.6">
            <text:p>6,6</text:p>
          </table:table-cell>
          <table:table-cell office:value-type="float" office:value="6.5">
            <text:p>6,5</text:p>
          </table:table-cell>
          <table:table-cell office:value-type="float" office:value="7.5">
            <text:p>7,5</text:p>
          </table:table-cell>
          <table:table-cell office:value-type="float" office:value="6.75">
            <text:p>6,75</text:p>
          </table:table-cell>
          <table:table-cell table:number-columns-repeated="286"/>
        </table:table-row>
        <table:table-row table:style-name="ro2">
          <table:table-cell office:value-type="string">
            <text:p>Forsaken worker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.5">
            <text:p>7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workers lvl 11</text:p>
          </table:table-cell>
          <table:table-cell office:value-type="float" office:value="7.71428571428571">
            <text:p>7,7142857143</text:p>
          </table:table-cell>
          <table:table-cell office:value-type="float" office:value="7">
            <text:p>7</text:p>
          </table:table-cell>
          <table:table-cell office:value-type="float" office:value="8.11111111111111">
            <text:p>8,1111111111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7.71428571428571">
            <text:p>7,7142857143</text:p>
          </table:table-cell>
          <table:table-cell office:value-type="float" office:value="9.75">
            <text:p>9,75</text:p>
          </table:table-cell>
          <table:table-cell office:value-type="float" office:value="9">
            <text:p>9</text:p>
          </table:table-cell>
          <table:table-cell office:value-type="float" office:value="7.88235294117647">
            <text:p>7,8823529412</text:p>
          </table:table-cell>
          <table:table-cell office:value-type="float" office:value="7.75">
            <text:p>7,75</text:p>
          </table:table-cell>
          <table:table-cell table:number-columns-repeated="286"/>
        </table:table-row>
        <table:table-row table:style-name="ro2">
          <table:table-cell office:value-type="string">
            <text:p>Forsaken workers lvl 12</text:p>
          </table:table-cell>
          <table:table-cell office:value-type="float" office:value="8.25">
            <text:p>8,25</text:p>
          </table:table-cell>
          <table:table-cell office:value-type="float" office:value="8.6">
            <text:p>8,6</text:p>
          </table:table-cell>
          <table:table-cell office:value-type="float" office:value="8">
            <text:p>8</text:p>
          </table:table-cell>
          <table:table-cell office:value-type="float" office:value="8.77777777777778">
            <text:p>8,7777777778</text:p>
          </table:table-cell>
          <table:table-cell office:value-type="float" office:value="8.14285714285714">
            <text:p>8,1428571429</text:p>
          </table:table-cell>
          <table:table-cell office:value-type="float" office:value="8.25">
            <text:p>8,25</text:p>
          </table:table-cell>
          <table:table-cell office:value-type="float" office:value="7.54545454545455">
            <text:p>7,5454545455</text:p>
          </table:table-cell>
          <table:table-cell office:value-type="float" office:value="8.11111111111111">
            <text:p>8,1111111111</text:p>
          </table:table-cell>
          <table:table-cell office:value-type="float" office:value="8.58620689655172">
            <text:p>8,5862068966</text:p>
          </table:table-cell>
          <table:table-cell office:value-type="float" office:value="8.75">
            <text:p>8,75</text:p>
          </table:table-cell>
          <table:table-cell table:number-columns-repeated="286"/>
        </table:table-row>
        <table:table-row table:style-name="ro2">
          <table:table-cell office:value-type="string">
            <text:p>Forsaken workers lvl 13</text:p>
          </table:table-cell>
          <table:table-cell office:value-type="float" office:value="8.8411214953271">
            <text:p>8,8411214953</text:p>
          </table:table-cell>
          <table:table-cell office:value-type="float" office:value="8.71052631578947">
            <text:p>8,7105263158</text:p>
          </table:table-cell>
          <table:table-cell office:value-type="float" office:value="8.97196261682243">
            <text:p>8,9719626168</text:p>
          </table:table-cell>
          <table:table-cell office:value-type="float" office:value="8.01785714285714">
            <text:p>8,0178571429</text:p>
          </table:table-cell>
          <table:table-cell office:value-type="float" office:value="8.76041666666667">
            <text:p>8,7604166667</text:p>
          </table:table-cell>
          <table:table-cell office:value-type="float" office:value="8.87272727272727">
            <text:p>8,8727272727</text:p>
          </table:table-cell>
          <table:table-cell office:value-type="float" office:value="8.38">
            <text:p>8,38</text:p>
          </table:table-cell>
          <table:table-cell office:value-type="float" office:value="8.72727272727273">
            <text:p>8,7272727273</text:p>
          </table:table-cell>
          <table:table-cell office:value-type="float" office:value="8.02777777777778">
            <text:p>8,0277777778</text:p>
          </table:table-cell>
          <table:table-cell office:value-type="float" office:value="9.90566037735849">
            <text:p>9,9056603774</text:p>
          </table:table-cell>
          <table:table-cell table:number-columns-repeated="286"/>
        </table:table-row>
        <table:table-row table:style-name="ro2">
          <table:table-cell office:value-type="string">
            <text:p>Forsaken workers lvl 14</text:p>
          </table:table-cell>
          <table:table-cell office:value-type="float" office:value="9.57894736842105">
            <text:p>9,5789473684</text:p>
          </table:table-cell>
          <table:table-cell office:value-type="float" office:value="9.46875">
            <text:p>9,46875</text:p>
          </table:table-cell>
          <table:table-cell office:value-type="float" office:value="9.97619047619048">
            <text:p>9,9761904762</text:p>
          </table:table-cell>
          <table:table-cell office:value-type="float" office:value="9.8">
            <text:p>9,8</text:p>
          </table:table-cell>
          <table:table-cell office:value-type="float" office:value="10.8">
            <text:p>10,8</text:p>
          </table:table-cell>
          <table:table-cell office:value-type="float" office:value="10.741935483871">
            <text:p>10,7419354839</text:p>
          </table:table-cell>
          <table:table-cell office:value-type="float" office:value="9.45945945945946">
            <text:p>9,4594594595</text:p>
          </table:table-cell>
          <table:table-cell office:value-type="float" office:value="9.65853658536585">
            <text:p>9,6585365854</text:p>
          </table:table-cell>
          <table:table-cell office:value-type="float" office:value="8.75308641975309">
            <text:p>8,7530864198</text:p>
          </table:table-cell>
          <table:table-cell office:value-type="float" office:value="9.58536585365854">
            <text:p>9,5853658537</text:p>
          </table:table-cell>
          <table:table-cell table:number-columns-repeated="286"/>
        </table:table-row>
        <table:table-row table:style-name="ro2">
          <table:table-cell office:value-type="string">
            <text:p>Forsaken workers lvl 15</text:p>
          </table:table-cell>
          <table:table-cell office:value-type="float" office:value="9.1">
            <text:p>9,1</text:p>
          </table:table-cell>
          <table:table-cell office:value-type="float" office:value="7.9">
            <text:p>7,9</text:p>
          </table:table-cell>
          <table:table-cell office:value-type="float" office:value="8.63636363636364">
            <text:p>8,6363636364</text:p>
          </table:table-cell>
          <table:table-cell office:value-type="float" office:value="13">
            <text:p>13</text:p>
          </table:table-cell>
          <table:table-cell office:value-type="float" office:value="9.11111111111111">
            <text:p>9,1111111111</text:p>
          </table:table-cell>
          <table:table-cell office:value-type="float" office:value="9.5">
            <text:p>9,5</text:p>
          </table:table-cell>
          <table:table-cell office:value-type="float" office:value="9.42857142857143">
            <text:p>9,4285714286</text:p>
          </table:table-cell>
          <table:table-cell office:value-type="float" office:value="11.3846153846154">
            <text:p>11,3846153846</text:p>
          </table:table-cell>
          <table:table-cell office:value-type="float" office:value="8.34615384615385">
            <text:p>8,3461538462</text:p>
          </table:table-cell>
          <table:table-cell office:value-type="float" office:value="10.1346153846154">
            <text:p>10,1346153846</text:p>
          </table:table-cell>
          <table:table-cell table:number-columns-repeated="286"/>
        </table:table-row>
        <table:table-row table:style-name="ro2">
          <table:table-cell office:value-type="string">
            <text:p>Forsaken workers lvl 16</text:p>
          </table:table-cell>
          <table:table-cell office:value-type="float" office:value="11.0714285714286">
            <text:p>11,0714285714</text:p>
          </table:table-cell>
          <table:table-cell office:value-type="float" office:value="10.7142857142857">
            <text:p>10,7142857143</text:p>
          </table:table-cell>
          <table:table-cell office:value-type="float" office:value="10.7959183673469">
            <text:p>10,7959183673</text:p>
          </table:table-cell>
          <table:table-cell office:value-type="float" office:value="10.9090909090909">
            <text:p>10,9090909091</text:p>
          </table:table-cell>
          <table:table-cell office:value-type="float" office:value="10.9565217391304">
            <text:p>10,9565217391</text:p>
          </table:table-cell>
          <table:table-cell office:value-type="float" office:value="10.4285714285714">
            <text:p>10,4285714286</text:p>
          </table:table-cell>
          <table:table-cell office:value-type="float" office:value="11.5641025641026">
            <text:p>11,5641025641</text:p>
          </table:table-cell>
          <table:table-cell office:value-type="float" office:value="9.73913043478261">
            <text:p>9,7391304348</text:p>
          </table:table-cell>
          <table:table-cell office:value-type="float" office:value="12.0857142857143">
            <text:p>12,0857142857</text:p>
          </table:table-cell>
          <table:table-cell office:value-type="float" office:value="16.0606060606061">
            <text:p>16,0606060606</text:p>
          </table:table-cell>
          <table:table-cell table:number-columns-repeated="286"/>
        </table:table-row>
        <table:table-row table:style-name="ro2">
          <table:table-cell office:value-type="string">
            <text:p>Forsaken workers lvl 17</text:p>
          </table:table-cell>
          <table:table-cell office:value-type="float" office:value="11.3636363636364">
            <text:p>11,3636363636</text:p>
          </table:table-cell>
          <table:table-cell office:value-type="float" office:value="10.25">
            <text:p>10,25</text:p>
          </table:table-cell>
          <table:table-cell office:value-type="float" office:value="9.73333333333333">
            <text:p>9,7333333333</text:p>
          </table:table-cell>
          <table:table-cell office:value-type="float" office:value="10.2">
            <text:p>10,2</text:p>
          </table:table-cell>
          <table:table-cell office:value-type="float" office:value="11.0384615384615">
            <text:p>11,0384615385</text:p>
          </table:table-cell>
          <table:table-cell office:value-type="float" office:value="10.5263157894737">
            <text:p>10,5263157895</text:p>
          </table:table-cell>
          <table:table-cell office:value-type="float" office:value="11.3448275862069">
            <text:p>11,3448275862</text:p>
          </table:table-cell>
          <table:table-cell office:value-type="float" office:value="12">
            <text:p>12</text:p>
          </table:table-cell>
          <table:table-cell office:value-type="float" office:value="15.15625">
            <text:p>15,15625</text:p>
          </table:table-cell>
          <table:table-cell office:value-type="float" office:value="18">
            <text:p>18</text:p>
          </table:table-cell>
          <table:table-cell table:number-columns-repeated="286"/>
        </table:table-row>
        <table:table-row table:style-name="ro2">
          <table:table-cell office:value-type="string">
            <text:p>Forsaken workers lvl 18</text:p>
          </table:table-cell>
          <table:table-cell office:value-type="float" office:value="8.85714285714286">
            <text:p>8,8571428571</text:p>
          </table:table-cell>
          <table:table-cell office:value-type="float" office:value="9.11111111111111">
            <text:p>9,1111111111</text:p>
          </table:table-cell>
          <table:table-cell office:value-type="float" office:value="11.3333333333333">
            <text:p>11,3333333333</text:p>
          </table:table-cell>
          <table:table-cell office:value-type="string">
            <text:p>NaN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5.3333333333333">
            <text:p>15,3333333333</text:p>
          </table:table-cell>
          <table:table-cell office:value-type="float" office:value="11.5454545454545">
            <text:p>11,5454545455</text:p>
          </table:table-cell>
          <table:table-cell office:value-type="float" office:value="14.7142857142857">
            <text:p>14,7142857143</text:p>
          </table:table-cell>
          <table:table-cell office:value-type="float" office:value="18.2222222222222">
            <text:p>18,2222222222</text:p>
          </table:table-cell>
          <table:table-cell table:number-columns-repeated="286"/>
        </table:table-row>
        <table:table-row table:style-name="ro2">
          <table:table-cell office:value-type="string">
            <text:p>Forsaken workers lvl 19</text:p>
          </table:table-cell>
          <table:table-cell office:value-type="float" office:value="16.3333333333333">
            <text:p>16,3333333333</text:p>
          </table:table-cell>
          <table:table-cell office:value-type="float" office:value="12">
            <text:p>12</text:p>
          </table:table-cell>
          <table:table-cell office:value-type="float" office:value="11.375">
            <text:p>11,375</text:p>
          </table:table-cell>
          <table:table-cell office:value-type="float" office:value="10.9">
            <text:p>10,9</text:p>
          </table:table-cell>
          <table:table-cell office:value-type="float" office:value="8.66666666666667">
            <text:p>8,6666666667</text:p>
          </table:table-cell>
          <table:table-cell office:value-type="float" office:value="12.2">
            <text:p>12,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.6315789473684">
            <text:p>17,6315789474</text:p>
          </table:table-cell>
          <table:table-cell office:value-type="float" office:value="22.0769230769231">
            <text:p>22,0769230769</text:p>
          </table:table-cell>
          <table:table-cell table:number-columns-repeated="286"/>
        </table:table-row>
        <table:table-row table:style-name="ro2">
          <table:table-cell office:value-type="string">
            <text:p>Forsaken workers lvl 20</text:p>
          </table:table-cell>
          <table:table-cell office:value-type="string">
            <text:p>NaN</text:p>
          </table:table-cell>
          <table:table-cell office:value-type="float" office:value="11">
            <text:p>11</text:p>
          </table:table-cell>
          <table:table-cell office:value-type="float" office:value="12.3333333333333">
            <text:p>12,3333333333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float" office:value="11.25">
            <text:p>11,25</text:p>
          </table:table-cell>
          <table:table-cell office:value-type="float" office:value="14">
            <text:p>14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worker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incom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86"/>
        </table:table-row>
        <table:table-row table:style-name="ro2">
          <table:table-cell office:value-type="string">
            <text:p>Forsaken incom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incom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">
            <text:p>18</text:p>
          </table:table-cell>
          <table:table-cell office:value-type="string">
            <text:p>NaN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income lvl 4</text:p>
          </table:table-cell>
          <table:table-cell office:value-type="float" office:value="30">
            <text:p>3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income lvl 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7.5">
            <text:p>37,5</text:p>
          </table:table-cell>
          <table:table-cell office:value-type="string">
            <text:p>NaN</text:p>
          </table:table-cell>
          <table:table-cell office:value-type="float" office:value="42">
            <text:p>4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incom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5">
            <text:p>75</text:p>
          </table:table-cell>
          <table:table-cell office:value-type="string">
            <text:p>NaN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number-columns-repeated="286"/>
        </table:table-row>
        <table:table-row table:style-name="ro2">
          <table:table-cell office:value-type="string">
            <text:p>Forsaken income lvl 7</text:p>
          </table:table-cell>
          <table:table-cell office:value-type="float" office:value="77">
            <text:p>77</text:p>
          </table:table-cell>
          <table:table-cell office:value-type="float" office:value="119.5">
            <text:p>119,5</text:p>
          </table:table-cell>
          <table:table-cell office:value-type="float" office:value="72">
            <text:p>7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8">
            <text:p>10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4">
            <text:p>84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income lvl 8</text:p>
          </table:table-cell>
          <table:table-cell office:value-type="float" office:value="87">
            <text:p>87</text:p>
          </table:table-cell>
          <table:table-cell office:value-type="string">
            <text:p>NaN</text:p>
          </table:table-cell>
          <table:table-cell office:value-type="float" office:value="88.2">
            <text:p>88,2</text:p>
          </table:table-cell>
          <table:table-cell office:value-type="float" office:value="102">
            <text:p>102</text:p>
          </table:table-cell>
          <table:table-cell office:value-type="string">
            <text:p>NaN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2.5">
            <text:p>92,5</text:p>
          </table:table-cell>
          <table:table-cell office:value-type="float" office:value="81.6">
            <text:p>81,6</text:p>
          </table:table-cell>
          <table:table-cell office:value-type="float" office:value="83.4">
            <text:p>83,4</text:p>
          </table:table-cell>
          <table:table-cell table:number-columns-repeated="286"/>
        </table:table-row>
        <table:table-row table:style-name="ro2">
          <table:table-cell office:value-type="string">
            <text:p>Forsaken income lvl 9</text:p>
          </table:table-cell>
          <table:table-cell office:value-type="float" office:value="134.25">
            <text:p>134,25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134">
            <text:p>134</text:p>
          </table:table-cell>
          <table:table-cell office:value-type="float" office:value="109">
            <text:p>109</text:p>
          </table:table-cell>
          <table:table-cell office:value-type="float" office:value="122.75">
            <text:p>122,75</text:p>
          </table:table-cell>
          <table:table-cell office:value-type="float" office:value="128.8">
            <text:p>128,8</text:p>
          </table:table-cell>
          <table:table-cell office:value-type="float" office:value="116.5">
            <text:p>116,5</text:p>
          </table:table-cell>
          <table:table-cell office:value-type="float" office:value="145.25">
            <text:p>145,25</text:p>
          </table:table-cell>
          <table:table-cell office:value-type="float" office:value="114.5">
            <text:p>114,5</text:p>
          </table:table-cell>
          <table:table-cell table:number-columns-repeated="286"/>
        </table:table-row>
        <table:table-row table:style-name="ro2">
          <table:table-cell office:value-type="string">
            <text:p>Forsaken income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6">
            <text:p>15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6">
            <text:p>166</text:p>
          </table:table-cell>
          <table:table-cell office:value-type="float" office:value="136">
            <text:p>136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income lvl 11</text:p>
          </table:table-cell>
          <table:table-cell office:value-type="float" office:value="160.428571428571">
            <text:p>160,4285714286</text:p>
          </table:table-cell>
          <table:table-cell office:value-type="float" office:value="185">
            <text:p>185</text:p>
          </table:table-cell>
          <table:table-cell office:value-type="float" office:value="171.888888888889">
            <text:p>171,8888888889</text:p>
          </table:table-cell>
          <table:table-cell office:value-type="float" office:value="198">
            <text:p>198</text:p>
          </table:table-cell>
          <table:table-cell office:value-type="float" office:value="208">
            <text:p>208</text:p>
          </table:table-cell>
          <table:table-cell office:value-type="float" office:value="165.142857142857">
            <text:p>165,1428571429</text:p>
          </table:table-cell>
          <table:table-cell office:value-type="float" office:value="196.25">
            <text:p>196,25</text:p>
          </table:table-cell>
          <table:table-cell office:value-type="float" office:value="201">
            <text:p>201</text:p>
          </table:table-cell>
          <table:table-cell office:value-type="float" office:value="164.411764705882">
            <text:p>164,4117647059</text:p>
          </table:table-cell>
          <table:table-cell office:value-type="float" office:value="168">
            <text:p>168</text:p>
          </table:table-cell>
          <table:table-cell table:number-columns-repeated="286"/>
        </table:table-row>
        <table:table-row table:style-name="ro2">
          <table:table-cell office:value-type="string">
            <text:p>Forsaken income lvl 12</text:p>
          </table:table-cell>
          <table:table-cell office:value-type="float" office:value="205.041666666667">
            <text:p>205,0416666667</text:p>
          </table:table-cell>
          <table:table-cell office:value-type="float" office:value="209.45">
            <text:p>209,45</text:p>
          </table:table-cell>
          <table:table-cell office:value-type="float" office:value="201.04">
            <text:p>201,04</text:p>
          </table:table-cell>
          <table:table-cell office:value-type="float" office:value="207.444444444444">
            <text:p>207,4444444444</text:p>
          </table:table-cell>
          <table:table-cell office:value-type="float" office:value="198.428571428571">
            <text:p>198,4285714286</text:p>
          </table:table-cell>
          <table:table-cell office:value-type="float" office:value="185.083333333333">
            <text:p>185,0833333333</text:p>
          </table:table-cell>
          <table:table-cell office:value-type="float" office:value="190.636363636364">
            <text:p>190,6363636364</text:p>
          </table:table-cell>
          <table:table-cell office:value-type="float" office:value="198.5">
            <text:p>198,5</text:p>
          </table:table-cell>
          <table:table-cell office:value-type="float" office:value="201.620689655172">
            <text:p>201,6206896552</text:p>
          </table:table-cell>
          <table:table-cell office:value-type="float" office:value="210.625">
            <text:p>210,625</text:p>
          </table:table-cell>
          <table:table-cell table:number-columns-repeated="286"/>
        </table:table-row>
        <table:table-row table:style-name="ro2">
          <table:table-cell office:value-type="string">
            <text:p>Forsaken income lvl 13</text:p>
          </table:table-cell>
          <table:table-cell office:value-type="float" office:value="232.859813084112">
            <text:p>232,8598130841</text:p>
          </table:table-cell>
          <table:table-cell office:value-type="float" office:value="234.631578947368">
            <text:p>234,6315789474</text:p>
          </table:table-cell>
          <table:table-cell office:value-type="float" office:value="237.766355140187">
            <text:p>237,7663551402</text:p>
          </table:table-cell>
          <table:table-cell office:value-type="float" office:value="216.375">
            <text:p>216,375</text:p>
          </table:table-cell>
          <table:table-cell office:value-type="float" office:value="236.270833333333">
            <text:p>236,2708333333</text:p>
          </table:table-cell>
          <table:table-cell office:value-type="float" office:value="228.781818181818">
            <text:p>228,7818181818</text:p>
          </table:table-cell>
          <table:table-cell office:value-type="float" office:value="227.3">
            <text:p>227,3</text:p>
          </table:table-cell>
          <table:table-cell office:value-type="float" office:value="237.212121212121">
            <text:p>237,2121212121</text:p>
          </table:table-cell>
          <table:table-cell office:value-type="float" office:value="218.375">
            <text:p>218,375</text:p>
          </table:table-cell>
          <table:table-cell office:value-type="float" office:value="260.792452830189">
            <text:p>260,7924528302</text:p>
          </table:table-cell>
          <table:table-cell table:number-columns-repeated="286"/>
        </table:table-row>
        <table:table-row table:style-name="ro2">
          <table:table-cell office:value-type="string">
            <text:p>Forsaken income lvl 14</text:p>
          </table:table-cell>
          <table:table-cell office:value-type="float" office:value="271.684210526316">
            <text:p>271,6842105263</text:p>
          </table:table-cell>
          <table:table-cell office:value-type="float" office:value="257.4375">
            <text:p>257,4375</text:p>
          </table:table-cell>
          <table:table-cell office:value-type="float" office:value="276.52380952381">
            <text:p>276,5238095238</text:p>
          </table:table-cell>
          <table:table-cell office:value-type="float" office:value="285.9">
            <text:p>285,9</text:p>
          </table:table-cell>
          <table:table-cell office:value-type="float" office:value="291.72">
            <text:p>291,72</text:p>
          </table:table-cell>
          <table:table-cell office:value-type="float" office:value="294.806451612903">
            <text:p>294,8064516129</text:p>
          </table:table-cell>
          <table:table-cell office:value-type="float" office:value="275.810810810811">
            <text:p>275,8108108108</text:p>
          </table:table-cell>
          <table:table-cell office:value-type="float" office:value="274.024390243902">
            <text:p>274,0243902439</text:p>
          </table:table-cell>
          <table:table-cell office:value-type="float" office:value="251.802469135802">
            <text:p>251,8024691358</text:p>
          </table:table-cell>
          <table:table-cell office:value-type="float" office:value="270.853658536585">
            <text:p>270,8536585366</text:p>
          </table:table-cell>
          <table:table-cell table:number-columns-repeated="286"/>
        </table:table-row>
        <table:table-row table:style-name="ro2">
          <table:table-cell office:value-type="string">
            <text:p>Forsaken income lvl 15</text:p>
          </table:table-cell>
          <table:table-cell office:value-type="float" office:value="295.3">
            <text:p>295,3</text:p>
          </table:table-cell>
          <table:table-cell office:value-type="float" office:value="280.2">
            <text:p>280,2</text:p>
          </table:table-cell>
          <table:table-cell office:value-type="float" office:value="271.909090909091">
            <text:p>271,9090909091</text:p>
          </table:table-cell>
          <table:table-cell office:value-type="float" office:value="395">
            <text:p>395</text:p>
          </table:table-cell>
          <table:table-cell office:value-type="float" office:value="281.666666666667">
            <text:p>281,6666666667</text:p>
          </table:table-cell>
          <table:table-cell office:value-type="float" office:value="303.5">
            <text:p>303,5</text:p>
          </table:table-cell>
          <table:table-cell office:value-type="float" office:value="312.428571428571">
            <text:p>312,4285714286</text:p>
          </table:table-cell>
          <table:table-cell office:value-type="float" office:value="318.846153846154">
            <text:p>318,8461538462</text:p>
          </table:table-cell>
          <table:table-cell office:value-type="float" office:value="284.807692307692">
            <text:p>284,8076923077</text:p>
          </table:table-cell>
          <table:table-cell office:value-type="float" office:value="321.75">
            <text:p>321,75</text:p>
          </table:table-cell>
          <table:table-cell table:number-columns-repeated="286"/>
        </table:table-row>
        <table:table-row table:style-name="ro2">
          <table:table-cell office:value-type="string">
            <text:p>Forsaken income lvl 16</text:p>
          </table:table-cell>
          <table:table-cell office:value-type="float" office:value="382.428571428571">
            <text:p>382,4285714286</text:p>
          </table:table-cell>
          <table:table-cell office:value-type="float" office:value="362.081632653061">
            <text:p>362,0816326531</text:p>
          </table:table-cell>
          <table:table-cell office:value-type="float" office:value="362.857142857143">
            <text:p>362,8571428571</text:p>
          </table:table-cell>
          <table:table-cell office:value-type="float" office:value="350.727272727273">
            <text:p>350,7272727273</text:p>
          </table:table-cell>
          <table:table-cell office:value-type="float" office:value="362.913043478261">
            <text:p>362,9130434783</text:p>
          </table:table-cell>
          <table:table-cell office:value-type="float" office:value="363.047619047619">
            <text:p>363,0476190476</text:p>
          </table:table-cell>
          <table:table-cell office:value-type="float" office:value="371.307692307692">
            <text:p>371,3076923077</text:p>
          </table:table-cell>
          <table:table-cell office:value-type="float" office:value="333.260869565217">
            <text:p>333,2608695652</text:p>
          </table:table-cell>
          <table:table-cell office:value-type="float" office:value="350.057142857143">
            <text:p>350,0571428571</text:p>
          </table:table-cell>
          <table:table-cell office:value-type="float" office:value="437.090909090909">
            <text:p>437,0909090909</text:p>
          </table:table-cell>
          <table:table-cell table:number-columns-repeated="286"/>
        </table:table-row>
        <table:table-row table:style-name="ro2">
          <table:table-cell office:value-type="string">
            <text:p>Forsaken income lvl 17</text:p>
          </table:table-cell>
          <table:table-cell office:value-type="float" office:value="397.818181818182">
            <text:p>397,8181818182</text:p>
          </table:table-cell>
          <table:table-cell office:value-type="float" office:value="374.875">
            <text:p>374,875</text:p>
          </table:table-cell>
          <table:table-cell office:value-type="float" office:value="379">
            <text:p>379</text:p>
          </table:table-cell>
          <table:table-cell office:value-type="float" office:value="394">
            <text:p>394</text:p>
          </table:table-cell>
          <table:table-cell office:value-type="float" office:value="391.076923076923">
            <text:p>391,0769230769</text:p>
          </table:table-cell>
          <table:table-cell office:value-type="float" office:value="370.736842105263">
            <text:p>370,7368421053</text:p>
          </table:table-cell>
          <table:table-cell office:value-type="float" office:value="424">
            <text:p>424</text:p>
          </table:table-cell>
          <table:table-cell office:value-type="float" office:value="437.933333333333">
            <text:p>437,9333333333</text:p>
          </table:table-cell>
          <table:table-cell office:value-type="float" office:value="424.65625">
            <text:p>424,65625</text:p>
          </table:table-cell>
          <table:table-cell office:value-type="float" office:value="519.555555555556">
            <text:p>519,5555555556</text:p>
          </table:table-cell>
          <table:table-cell table:number-columns-repeated="286"/>
        </table:table-row>
        <table:table-row table:style-name="ro2">
          <table:table-cell office:value-type="string">
            <text:p>Forsaken income lvl 18</text:p>
          </table:table-cell>
          <table:table-cell office:value-type="float" office:value="371.285714285714">
            <text:p>371,2857142857</text:p>
          </table:table-cell>
          <table:table-cell office:value-type="float" office:value="393.444444444444">
            <text:p>393,4444444444</text:p>
          </table:table-cell>
          <table:table-cell office:value-type="float" office:value="437.25">
            <text:p>437,25</text:p>
          </table:table-cell>
          <table:table-cell office:value-type="string">
            <text:p>NaN</text:p>
          </table:table-cell>
          <table:table-cell office:value-type="float" office:value="414.25">
            <text:p>414,25</text:p>
          </table:table-cell>
          <table:table-cell office:value-type="float" office:value="487">
            <text:p>487</text:p>
          </table:table-cell>
          <table:table-cell office:value-type="float" office:value="610">
            <text:p>610</text:p>
          </table:table-cell>
          <table:table-cell office:value-type="float" office:value="488.090909090909">
            <text:p>488,0909090909</text:p>
          </table:table-cell>
          <table:table-cell office:value-type="float" office:value="452.428571428571">
            <text:p>452,4285714286</text:p>
          </table:table-cell>
          <table:table-cell office:value-type="float" office:value="620.5">
            <text:p>620,5</text:p>
          </table:table-cell>
          <table:table-cell table:number-columns-repeated="286"/>
        </table:table-row>
        <table:table-row table:style-name="ro2">
          <table:table-cell office:value-type="string">
            <text:p>Forsaken income lvl 19</text:p>
          </table:table-cell>
          <table:table-cell office:value-type="float" office:value="729.333333333333">
            <text:p>729,3333333333</text:p>
          </table:table-cell>
          <table:table-cell office:value-type="float" office:value="520.7">
            <text:p>520,7</text:p>
          </table:table-cell>
          <table:table-cell office:value-type="float" office:value="544.125">
            <text:p>544,125</text:p>
          </table:table-cell>
          <table:table-cell office:value-type="float" office:value="470.8">
            <text:p>470,8</text:p>
          </table:table-cell>
          <table:table-cell office:value-type="float" office:value="454">
            <text:p>454</text:p>
          </table:table-cell>
          <table:table-cell office:value-type="float" office:value="536.6">
            <text:p>536,6</text:p>
          </table:table-cell>
          <table:table-cell office:value-type="float" office:value="451.583333333333">
            <text:p>451,5833333333</text:p>
          </table:table-cell>
          <table:table-cell office:value-type="float" office:value="493">
            <text:p>493</text:p>
          </table:table-cell>
          <table:table-cell office:value-type="float" office:value="638.578947368421">
            <text:p>638,5789473684</text:p>
          </table:table-cell>
          <table:table-cell office:value-type="float" office:value="668.692307692308">
            <text:p>668,6923076923</text:p>
          </table:table-cell>
          <table:table-cell table:number-columns-repeated="286"/>
        </table:table-row>
        <table:table-row table:style-name="ro2">
          <table:table-cell office:value-type="string">
            <text:p>Forsaken income lvl 20</text:p>
          </table:table-cell>
          <table:table-cell office:value-type="string">
            <text:p>NaN</text:p>
          </table:table-cell>
          <table:table-cell office:value-type="float" office:value="544">
            <text:p>544</text:p>
          </table:table-cell>
          <table:table-cell office:value-type="float" office:value="575.666666666667">
            <text:p>575,6666666667</text:p>
          </table:table-cell>
          <table:table-cell office:value-type="string">
            <text:p>NaN</text:p>
          </table:table-cell>
          <table:table-cell office:value-type="float" office:value="649">
            <text:p>649</text:p>
          </table:table-cell>
          <table:table-cell office:value-type="string">
            <text:p>NaN</text:p>
          </table:table-cell>
          <table:table-cell office:value-type="float" office:value="665">
            <text:p>665</text:p>
          </table:table-cell>
          <table:table-cell office:value-type="float" office:value="601.75">
            <text:p>601,75</text:p>
          </table:table-cell>
          <table:table-cell office:value-type="float" office:value="632">
            <text:p>632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incom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70">
            <text:p>87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valu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5">
            <text:p>185</text:p>
          </table:table-cell>
          <table:table-cell table:number-columns-repeated="286"/>
        </table:table-row>
        <table:table-row table:style-name="ro2">
          <table:table-cell office:value-type="string">
            <text:p>Forsaken valu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5">
            <text:p>2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valu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10">
            <text:p>210</text:p>
          </table:table-cell>
          <table:table-cell office:value-type="string">
            <text:p>NaN</text:p>
          </table:table-cell>
          <table:table-cell office:value-type="float" office:value="265">
            <text:p>26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value lvl 4</text:p>
          </table:table-cell>
          <table:table-cell office:value-type="float" office:value="225">
            <text:p>2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value lvl 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07.5">
            <text:p>407,5</text:p>
          </table:table-cell>
          <table:table-cell office:value-type="string">
            <text:p>NaN</text:p>
          </table:table-cell>
          <table:table-cell office:value-type="float" office:value="375">
            <text:p>3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valu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30">
            <text:p>530</text:p>
          </table:table-cell>
          <table:table-cell office:value-type="string">
            <text:p>NaN</text:p>
          </table:table-cell>
          <table:table-cell office:value-type="float" office:value="583.333333333333">
            <text:p>583,3333333333</text:p>
          </table:table-cell>
          <table:table-cell office:value-type="float" office:value="645">
            <text:p>64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05">
            <text:p>705</text:p>
          </table:table-cell>
          <table:table-cell office:value-type="float" office:value="387.5">
            <text:p>387,5</text:p>
          </table:table-cell>
          <table:table-cell table:number-columns-repeated="286"/>
        </table:table-row>
        <table:table-row table:style-name="ro2">
          <table:table-cell office:value-type="string">
            <text:p>Forsaken value lvl 7</text:p>
          </table:table-cell>
          <table:table-cell office:value-type="float" office:value="667">
            <text:p>667</text:p>
          </table:table-cell>
          <table:table-cell office:value-type="float" office:value="625">
            <text:p>625</text:p>
          </table:table-cell>
          <table:table-cell office:value-type="float" office:value="685">
            <text:p>68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95">
            <text:p>59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25">
            <text:p>42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value lvl 8</text:p>
          </table:table-cell>
          <table:table-cell office:value-type="float" office:value="812.5">
            <text:p>812,5</text:p>
          </table:table-cell>
          <table:table-cell office:value-type="string">
            <text:p>NaN</text:p>
          </table:table-cell>
          <table:table-cell office:value-type="float" office:value="918">
            <text:p>918</text:p>
          </table:table-cell>
          <table:table-cell office:value-type="float" office:value="922.5">
            <text:p>922,5</text:p>
          </table:table-cell>
          <table:table-cell office:value-type="string">
            <text:p>NaN</text:p>
          </table:table-cell>
          <table:table-cell office:value-type="float" office:value="935">
            <text:p>935</text:p>
          </table:table-cell>
          <table:table-cell office:value-type="float" office:value="825">
            <text:p>825</text:p>
          </table:table-cell>
          <table:table-cell office:value-type="float" office:value="857.5">
            <text:p>857,5</text:p>
          </table:table-cell>
          <table:table-cell office:value-type="float" office:value="794">
            <text:p>794</text:p>
          </table:table-cell>
          <table:table-cell office:value-type="float" office:value="650">
            <text:p>650</text:p>
          </table:table-cell>
          <table:table-cell table:number-columns-repeated="286"/>
        </table:table-row>
        <table:table-row table:style-name="ro2">
          <table:table-cell office:value-type="string">
            <text:p>Forsaken value lvl 9</text:p>
          </table:table-cell>
          <table:table-cell office:value-type="float" office:value="993.75">
            <text:p>993,75</text:p>
          </table:table-cell>
          <table:table-cell office:value-type="float" office:value="935">
            <text:p>935</text:p>
          </table:table-cell>
          <table:table-cell office:value-type="float" office:value="982.5">
            <text:p>982,5</text:p>
          </table:table-cell>
          <table:table-cell office:value-type="float" office:value="1012.5">
            <text:p>1012,5</text:p>
          </table:table-cell>
          <table:table-cell office:value-type="float" office:value="939.545454545455">
            <text:p>939,5454545455</text:p>
          </table:table-cell>
          <table:table-cell office:value-type="float" office:value="955.625">
            <text:p>955,625</text:p>
          </table:table-cell>
          <table:table-cell office:value-type="float" office:value="950">
            <text:p>950</text:p>
          </table:table-cell>
          <table:table-cell office:value-type="float" office:value="867.5">
            <text:p>867,5</text:p>
          </table:table-cell>
          <table:table-cell office:value-type="float" office:value="898.75">
            <text:p>898,75</text:p>
          </table:table-cell>
          <table:table-cell office:value-type="float" office:value="1203.75">
            <text:p>1203,75</text:p>
          </table:table-cell>
          <table:table-cell table:number-columns-repeated="286"/>
        </table:table-row>
        <table:table-row table:style-name="ro2">
          <table:table-cell office:value-type="string">
            <text:p>Forsaken value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25">
            <text:p>10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90">
            <text:p>1290</text:p>
          </table:table-cell>
          <table:table-cell office:value-type="float" office:value="1275">
            <text:p>127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value lvl 11</text:p>
          </table:table-cell>
          <table:table-cell office:value-type="float" office:value="1412.85714285714">
            <text:p>1412,8571428571</text:p>
          </table:table-cell>
          <table:table-cell office:value-type="float" office:value="1479">
            <text:p>1479</text:p>
          </table:table-cell>
          <table:table-cell office:value-type="float" office:value="1431.66666666667">
            <text:p>1431,6666666667</text:p>
          </table:table-cell>
          <table:table-cell office:value-type="float" office:value="1635">
            <text:p>1635</text:p>
          </table:table-cell>
          <table:table-cell office:value-type="float" office:value="1532.5">
            <text:p>1532,5</text:p>
          </table:table-cell>
          <table:table-cell office:value-type="float" office:value="1367.85714285714">
            <text:p>1367,8571428571</text:p>
          </table:table-cell>
          <table:table-cell office:value-type="float" office:value="1366.25">
            <text:p>1366,25</text:p>
          </table:table-cell>
          <table:table-cell office:value-type="float" office:value="1202.5">
            <text:p>1202,5</text:p>
          </table:table-cell>
          <table:table-cell office:value-type="float" office:value="1486.47058823529">
            <text:p>1486,4705882353</text:p>
          </table:table-cell>
          <table:table-cell office:value-type="float" office:value="1502.5">
            <text:p>1502,5</text:p>
          </table:table-cell>
          <table:table-cell table:number-columns-repeated="286"/>
        </table:table-row>
        <table:table-row table:style-name="ro2">
          <table:table-cell office:value-type="string">
            <text:p>Forsaken value lvl 12</text:p>
          </table:table-cell>
          <table:table-cell office:value-type="float" office:value="1628.75">
            <text:p>1628,75</text:p>
          </table:table-cell>
          <table:table-cell office:value-type="float" office:value="1687.5">
            <text:p>1687,5</text:p>
          </table:table-cell>
          <table:table-cell office:value-type="float" office:value="1695.8">
            <text:p>1695,8</text:p>
          </table:table-cell>
          <table:table-cell office:value-type="float" office:value="1709.44444444444">
            <text:p>1709,4444444444</text:p>
          </table:table-cell>
          <table:table-cell office:value-type="float" office:value="1599.28571428571">
            <text:p>1599,2857142857</text:p>
          </table:table-cell>
          <table:table-cell office:value-type="float" office:value="1768.75">
            <text:p>1768,75</text:p>
          </table:table-cell>
          <table:table-cell office:value-type="float" office:value="1638.63636363636">
            <text:p>1638,6363636364</text:p>
          </table:table-cell>
          <table:table-cell office:value-type="float" office:value="1761.66666666667">
            <text:p>1761,6666666667</text:p>
          </table:table-cell>
          <table:table-cell office:value-type="float" office:value="1789.48275862069">
            <text:p>1789,4827586207</text:p>
          </table:table-cell>
          <table:table-cell office:value-type="float" office:value="1683.75">
            <text:p>1683,75</text:p>
          </table:table-cell>
          <table:table-cell table:number-columns-repeated="286"/>
        </table:table-row>
        <table:table-row table:style-name="ro2">
          <table:table-cell office:value-type="string">
            <text:p>Forsaken value lvl 13</text:p>
          </table:table-cell>
          <table:table-cell office:value-type="float" office:value="2081.26168224299">
            <text:p>2081,261682243</text:p>
          </table:table-cell>
          <table:table-cell office:value-type="float" office:value="2051.05263157895">
            <text:p>2051,052631579</text:p>
          </table:table-cell>
          <table:table-cell office:value-type="float" office:value="2041.8691588785">
            <text:p>2041,8691588785</text:p>
          </table:table-cell>
          <table:table-cell office:value-type="float" office:value="2031.25">
            <text:p>2031,25</text:p>
          </table:table-cell>
          <table:table-cell office:value-type="float" office:value="2111.09375">
            <text:p>2111,09375</text:p>
          </table:table-cell>
          <table:table-cell office:value-type="float" office:value="2027.27272727273">
            <text:p>2027,2727272727</text:p>
          </table:table-cell>
          <table:table-cell office:value-type="float" office:value="2024.7">
            <text:p>2024,7</text:p>
          </table:table-cell>
          <table:table-cell office:value-type="float" office:value="2109.24242424242">
            <text:p>2109,2424242424</text:p>
          </table:table-cell>
          <table:table-cell office:value-type="float" office:value="2052.43055555556">
            <text:p>2052,4305555556</text:p>
          </table:table-cell>
          <table:table-cell office:value-type="float" office:value="1904.43396226415">
            <text:p>1904,4339622642</text:p>
          </table:table-cell>
          <table:table-cell table:number-columns-repeated="286"/>
        </table:table-row>
        <table:table-row table:style-name="ro2">
          <table:table-cell office:value-type="string">
            <text:p>Forsaken value lvl 14</text:p>
          </table:table-cell>
          <table:table-cell office:value-type="float" office:value="2431.84210526316">
            <text:p>2431,8421052632</text:p>
          </table:table-cell>
          <table:table-cell office:value-type="float" office:value="2381.875">
            <text:p>2381,875</text:p>
          </table:table-cell>
          <table:table-cell office:value-type="float" office:value="2362.02380952381">
            <text:p>2362,0238095238</text:p>
          </table:table-cell>
          <table:table-cell office:value-type="float" office:value="2423.16666666667">
            <text:p>2423,1666666667</text:p>
          </table:table-cell>
          <table:table-cell office:value-type="float" office:value="2486.8">
            <text:p>2486,8</text:p>
          </table:table-cell>
          <table:table-cell office:value-type="float" office:value="2331.93548387097">
            <text:p>2331,935483871</text:p>
          </table:table-cell>
          <table:table-cell office:value-type="float" office:value="2467.16216216216">
            <text:p>2467,1621621622</text:p>
          </table:table-cell>
          <table:table-cell office:value-type="float" office:value="2476.82926829268">
            <text:p>2476,8292682927</text:p>
          </table:table-cell>
          <table:table-cell office:value-type="float" office:value="2459.01234567901">
            <text:p>2459,012345679</text:p>
          </table:table-cell>
          <table:table-cell office:value-type="float" office:value="2371.58536585366">
            <text:p>2371,5853658537</text:p>
          </table:table-cell>
          <table:table-cell table:number-columns-repeated="286"/>
        </table:table-row>
        <table:table-row table:style-name="ro2">
          <table:table-cell office:value-type="string">
            <text:p>Forsaken value lvl 15</text:p>
          </table:table-cell>
          <table:table-cell office:value-type="float" office:value="2654">
            <text:p>2654</text:p>
          </table:table-cell>
          <table:table-cell office:value-type="float" office:value="2801">
            <text:p>2801</text:p>
          </table:table-cell>
          <table:table-cell office:value-type="float" office:value="2814.54545454545">
            <text:p>2814,5454545455</text:p>
          </table:table-cell>
          <table:table-cell office:value-type="float" office:value="3011.66666666667">
            <text:p>3011,6666666667</text:p>
          </table:table-cell>
          <table:table-cell office:value-type="float" office:value="2875">
            <text:p>2875</text:p>
          </table:table-cell>
          <table:table-cell office:value-type="float" office:value="2992.5">
            <text:p>2992,5</text:p>
          </table:table-cell>
          <table:table-cell office:value-type="float" office:value="2826.42857142857">
            <text:p>2826,4285714286</text:p>
          </table:table-cell>
          <table:table-cell office:value-type="float" office:value="2623.07692307692">
            <text:p>2623,0769230769</text:p>
          </table:table-cell>
          <table:table-cell office:value-type="float" office:value="3011.73076923077">
            <text:p>3011,7307692308</text:p>
          </table:table-cell>
          <table:table-cell office:value-type="float" office:value="2899.80769230769">
            <text:p>2899,8076923077</text:p>
          </table:table-cell>
          <table:table-cell table:number-columns-repeated="286"/>
        </table:table-row>
        <table:table-row table:style-name="ro2">
          <table:table-cell office:value-type="string">
            <text:p>Forsaken value lvl 16</text:p>
          </table:table-cell>
          <table:table-cell office:value-type="float" office:value="2975">
            <text:p>2975</text:p>
          </table:table-cell>
          <table:table-cell office:value-type="float" office:value="3282.75510204082">
            <text:p>3282,7551020408</text:p>
          </table:table-cell>
          <table:table-cell office:value-type="float" office:value="3306.73469387755">
            <text:p>3306,7346938776</text:p>
          </table:table-cell>
          <table:table-cell office:value-type="float" office:value="3324.77272727273">
            <text:p>3324,7727272727</text:p>
          </table:table-cell>
          <table:table-cell office:value-type="float" office:value="3275">
            <text:p>3275</text:p>
          </table:table-cell>
          <table:table-cell office:value-type="float" office:value="3190">
            <text:p>3190</text:p>
          </table:table-cell>
          <table:table-cell office:value-type="float" office:value="3448.71794871795">
            <text:p>3448,717948718</text:p>
          </table:table-cell>
          <table:table-cell office:value-type="float" office:value="3294.13043478261">
            <text:p>3294,1304347826</text:p>
          </table:table-cell>
          <table:table-cell office:value-type="float" office:value="3360.28571428571">
            <text:p>3360,2857142857</text:p>
          </table:table-cell>
          <table:table-cell office:value-type="float" office:value="3107.87878787879">
            <text:p>3107,8787878788</text:p>
          </table:table-cell>
          <table:table-cell table:number-columns-repeated="286"/>
        </table:table-row>
        <table:table-row table:style-name="ro2">
          <table:table-cell office:value-type="string">
            <text:p>Forsaken value lvl 17</text:p>
          </table:table-cell>
          <table:table-cell office:value-type="float" office:value="3796.81818181818">
            <text:p>3796,8181818182</text:p>
          </table:table-cell>
          <table:table-cell office:value-type="float" office:value="4005.625">
            <text:p>4005,625</text:p>
          </table:table-cell>
          <table:table-cell office:value-type="float" office:value="3820.33333333333">
            <text:p>3820,3333333333</text:p>
          </table:table-cell>
          <table:table-cell office:value-type="float" office:value="4108">
            <text:p>4108</text:p>
          </table:table-cell>
          <table:table-cell office:value-type="float" office:value="3901.73076923077">
            <text:p>3901,7307692308</text:p>
          </table:table-cell>
          <table:table-cell office:value-type="float" office:value="3848.42105263158">
            <text:p>3848,4210526316</text:p>
          </table:table-cell>
          <table:table-cell office:value-type="float" office:value="4104.13793103448">
            <text:p>4104,1379310345</text:p>
          </table:table-cell>
          <table:table-cell office:value-type="float" office:value="4082.66666666667">
            <text:p>4082,6666666667</text:p>
          </table:table-cell>
          <table:table-cell office:value-type="float" office:value="3868.125">
            <text:p>3868,125</text:p>
          </table:table-cell>
          <table:table-cell office:value-type="float" office:value="3708.61111111111">
            <text:p>3708,6111111111</text:p>
          </table:table-cell>
          <table:table-cell table:number-columns-repeated="286"/>
        </table:table-row>
        <table:table-row table:style-name="ro2">
          <table:table-cell office:value-type="string">
            <text:p>Forsaken value lvl 18</text:p>
          </table:table-cell>
          <table:table-cell office:value-type="float" office:value="4728.57142857143">
            <text:p>4728,5714285714</text:p>
          </table:table-cell>
          <table:table-cell office:value-type="float" office:value="4402.22222222222">
            <text:p>4402,2222222222</text:p>
          </table:table-cell>
          <table:table-cell office:value-type="float" office:value="4275.83333333333">
            <text:p>4275,8333333333</text:p>
          </table:table-cell>
          <table:table-cell office:value-type="string">
            <text:p>NaN</text:p>
          </table:table-cell>
          <table:table-cell office:value-type="float" office:value="4413.75">
            <text:p>4413,75</text:p>
          </table:table-cell>
          <table:table-cell office:value-type="float" office:value="5015.625">
            <text:p>5015,625</text:p>
          </table:table-cell>
          <table:table-cell office:value-type="float" office:value="5160">
            <text:p>5160</text:p>
          </table:table-cell>
          <table:table-cell office:value-type="float" office:value="4840">
            <text:p>4840</text:p>
          </table:table-cell>
          <table:table-cell office:value-type="float" office:value="4598.57142857143">
            <text:p>4598,5714285714</text:p>
          </table:table-cell>
          <table:table-cell office:value-type="float" office:value="4111.11111111111">
            <text:p>4111,1111111111</text:p>
          </table:table-cell>
          <table:table-cell table:number-columns-repeated="286"/>
        </table:table-row>
        <table:table-row table:style-name="ro2">
          <table:table-cell office:value-type="string">
            <text:p>Forsaken value lvl 19</text:p>
          </table:table-cell>
          <table:table-cell office:value-type="float" office:value="5716.66666666667">
            <text:p>5716,6666666667</text:p>
          </table:table-cell>
          <table:table-cell office:value-type="float" office:value="5523">
            <text:p>5523</text:p>
          </table:table-cell>
          <table:table-cell office:value-type="float" office:value="5276.25">
            <text:p>5276,25</text:p>
          </table:table-cell>
          <table:table-cell office:value-type="float" office:value="5351">
            <text:p>5351</text:p>
          </table:table-cell>
          <table:table-cell office:value-type="float" office:value="4600">
            <text:p>4600</text:p>
          </table:table-cell>
          <table:table-cell office:value-type="float" office:value="5616">
            <text:p>5616</text:p>
          </table:table-cell>
          <table:table-cell office:value-type="float" office:value="5372.91666666667">
            <text:p>5372,9166666667</text:p>
          </table:table-cell>
          <table:table-cell office:value-type="float" office:value="5310">
            <text:p>5310</text:p>
          </table:table-cell>
          <table:table-cell office:value-type="float" office:value="5512.36842105263">
            <text:p>5512,3684210526</text:p>
          </table:table-cell>
          <table:table-cell office:value-type="float" office:value="5549.23076923077">
            <text:p>5549,2307692308</text:p>
          </table:table-cell>
          <table:table-cell table:number-columns-repeated="286"/>
        </table:table-row>
        <table:table-row table:style-name="ro2">
          <table:table-cell office:value-type="string">
            <text:p>Forsaken value lvl 20</text:p>
          </table:table-cell>
          <table:table-cell office:value-type="string">
            <text:p>NaN</text:p>
          </table:table-cell>
          <table:table-cell office:value-type="float" office:value="6605">
            <text:p>6605</text:p>
          </table:table-cell>
          <table:table-cell office:value-type="float" office:value="6938.33333333333">
            <text:p>6938,3333333333</text:p>
          </table:table-cell>
          <table:table-cell office:value-type="string">
            <text:p>NaN</text:p>
          </table:table-cell>
          <table:table-cell office:value-type="float" office:value="6447.5">
            <text:p>6447,5</text:p>
          </table:table-cell>
          <table:table-cell office:value-type="string">
            <text:p>NaN</text:p>
          </table:table-cell>
          <table:table-cell office:value-type="float" office:value="6717.5">
            <text:p>6717,5</text:p>
          </table:table-cell>
          <table:table-cell office:value-type="float" office:value="6966.25">
            <text:p>6966,25</text:p>
          </table:table-cell>
          <table:table-cell office:value-type="float" office:value="6500">
            <text:p>6500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valu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740">
            <text:p>874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kill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">
            <text:p>16</text:p>
          </table:table-cell>
          <table:table-cell table:number-columns-repeated="286"/>
        </table:table-row>
        <table:table-row table:style-name="ro2">
          <table:table-cell office:value-type="string">
            <text:p>Forsaken kill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kill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1">
            <text:p>31</text:p>
          </table:table-cell>
          <table:table-cell office:value-type="string">
            <text:p>NaN</text:p>
          </table:table-cell>
          <table:table-cell office:value-type="float" office:value="37">
            <text:p>37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kills lvl 4</text:p>
          </table:table-cell>
          <table:table-cell office:value-type="float" office:value="20">
            <text:p>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kills lvl 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9.5">
            <text:p>59,5</text:p>
          </table:table-cell>
          <table:table-cell office:value-type="string">
            <text:p>NaN</text:p>
          </table:table-cell>
          <table:table-cell office:value-type="float" office:value="62">
            <text:p>6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kill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0.5">
            <text:p>70,5</text:p>
          </table:table-cell>
          <table:table-cell office:value-type="string">
            <text:p>NaN</text:p>
          </table:table-cell>
          <table:table-cell office:value-type="float" office:value="71.6666666666667">
            <text:p>71,6666666667</text:p>
          </table:table-cell>
          <table:table-cell office:value-type="float" office:value="79.5">
            <text:p>79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table:number-columns-repeated="286"/>
        </table:table-row>
        <table:table-row table:style-name="ro2">
          <table:table-cell office:value-type="string">
            <text:p>Forsaken kills lvl 7</text:p>
          </table:table-cell>
          <table:table-cell office:value-type="float" office:value="79.4">
            <text:p>79,4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8">
            <text:p>8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1">
            <text:p>71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kills lvl 8</text:p>
          </table:table-cell>
          <table:table-cell office:value-type="float" office:value="98.5">
            <text:p>98,5</text:p>
          </table:table-cell>
          <table:table-cell office:value-type="string">
            <text:p>NaN</text:p>
          </table:table-cell>
          <table:table-cell office:value-type="float" office:value="108.2">
            <text:p>108,2</text:p>
          </table:table-cell>
          <table:table-cell office:value-type="float" office:value="87.5">
            <text:p>87,5</text:p>
          </table:table-cell>
          <table:table-cell office:value-type="string">
            <text:p>NaN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92.2">
            <text:p>92,2</text:p>
          </table:table-cell>
          <table:table-cell table:number-columns-repeated="286"/>
        </table:table-row>
        <table:table-row table:style-name="ro2">
          <table:table-cell office:value-type="string">
            <text:p>Forsaken kills lvl 9</text:p>
          </table:table-cell>
          <table:table-cell office:value-type="float" office:value="119.25">
            <text:p>119,25</text:p>
          </table:table-cell>
          <table:table-cell office:value-type="float" office:value="109">
            <text:p>109</text:p>
          </table:table-cell>
          <table:table-cell office:value-type="float" office:value="107.5">
            <text:p>107,5</text:p>
          </table:table-cell>
          <table:table-cell office:value-type="float" office:value="114.5">
            <text:p>114,5</text:p>
          </table:table-cell>
          <table:table-cell office:value-type="float" office:value="108.636363636364">
            <text:p>108,6363636364</text:p>
          </table:table-cell>
          <table:table-cell office:value-type="float" office:value="114">
            <text:p>114</text:p>
          </table:table-cell>
          <table:table-cell office:value-type="float" office:value="113.8">
            <text:p>113,8</text:p>
          </table:table-cell>
          <table:table-cell office:value-type="float" office:value="107.5">
            <text:p>107,5</text:p>
          </table:table-cell>
          <table:table-cell office:value-type="float" office:value="85.75">
            <text:p>85,75</text:p>
          </table:table-cell>
          <table:table-cell office:value-type="float" office:value="141">
            <text:p>141</text:p>
          </table:table-cell>
          <table:table-cell table:number-columns-repeated="286"/>
        </table:table-row>
        <table:table-row table:style-name="ro2">
          <table:table-cell office:value-type="string">
            <text:p>Forsaken kill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8">
            <text:p>11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kills lvl 11</text:p>
          </table:table-cell>
          <table:table-cell office:value-type="float" office:value="120.571428571429">
            <text:p>120,5714285714</text:p>
          </table:table-cell>
          <table:table-cell office:value-type="float" office:value="130.8">
            <text:p>130,8</text:p>
          </table:table-cell>
          <table:table-cell office:value-type="float" office:value="126.111111111111">
            <text:p>126,1111111111</text:p>
          </table:table-cell>
          <table:table-cell office:value-type="float" office:value="129">
            <text:p>129</text:p>
          </table:table-cell>
          <table:table-cell office:value-type="float" office:value="132.5">
            <text:p>132,5</text:p>
          </table:table-cell>
          <table:table-cell office:value-type="float" office:value="130.571428571429">
            <text:p>130,5714285714</text:p>
          </table:table-cell>
          <table:table-cell office:value-type="float" office:value="128.75">
            <text:p>128,75</text:p>
          </table:table-cell>
          <table:table-cell office:value-type="float" office:value="130.5">
            <text:p>130,5</text:p>
          </table:table-cell>
          <table:table-cell office:value-type="float" office:value="132.647058823529">
            <text:p>132,6470588235</text:p>
          </table:table-cell>
          <table:table-cell office:value-type="float" office:value="129.25">
            <text:p>129,25</text:p>
          </table:table-cell>
          <table:table-cell table:number-columns-repeated="286"/>
        </table:table-row>
        <table:table-row table:style-name="ro2">
          <table:table-cell office:value-type="string">
            <text:p>Forsaken kills lvl 12</text:p>
          </table:table-cell>
          <table:table-cell office:value-type="float" office:value="126.708333333333">
            <text:p>126,7083333333</text:p>
          </table:table-cell>
          <table:table-cell office:value-type="float" office:value="131">
            <text:p>131</text:p>
          </table:table-cell>
          <table:table-cell office:value-type="float" office:value="133.84">
            <text:p>133,84</text:p>
          </table:table-cell>
          <table:table-cell office:value-type="float" office:value="135.888888888889">
            <text:p>135,8888888889</text:p>
          </table:table-cell>
          <table:table-cell office:value-type="float" office:value="130">
            <text:p>130</text:p>
          </table:table-cell>
          <table:table-cell office:value-type="float" office:value="144.416666666667">
            <text:p>144,4166666667</text:p>
          </table:table-cell>
          <table:table-cell office:value-type="float" office:value="131.363636363636">
            <text:p>131,3636363636</text:p>
          </table:table-cell>
          <table:table-cell office:value-type="float" office:value="142.055555555556">
            <text:p>142,0555555556</text:p>
          </table:table-cell>
          <table:table-cell office:value-type="float" office:value="148.620689655172">
            <text:p>148,6206896552</text:p>
          </table:table-cell>
          <table:table-cell office:value-type="float" office:value="141.5">
            <text:p>141,5</text:p>
          </table:table-cell>
          <table:table-cell table:number-columns-repeated="286"/>
        </table:table-row>
        <table:table-row table:style-name="ro2">
          <table:table-cell office:value-type="string">
            <text:p>Forsaken kills lvl 13</text:p>
          </table:table-cell>
          <table:table-cell office:value-type="float" office:value="146.598130841122">
            <text:p>146,5981308411</text:p>
          </table:table-cell>
          <table:table-cell office:value-type="float" office:value="139.736842105263">
            <text:p>139,7368421053</text:p>
          </table:table-cell>
          <table:table-cell office:value-type="float" office:value="144.046728971963">
            <text:p>144,046728972</text:p>
          </table:table-cell>
          <table:table-cell office:value-type="float" office:value="145.357142857143">
            <text:p>145,3571428571</text:p>
          </table:table-cell>
          <table:table-cell office:value-type="float" office:value="149.28125">
            <text:p>149,28125</text:p>
          </table:table-cell>
          <table:table-cell office:value-type="float" office:value="145.345454545455">
            <text:p>145,3454545455</text:p>
          </table:table-cell>
          <table:table-cell office:value-type="float" office:value="142.02">
            <text:p>142,02</text:p>
          </table:table-cell>
          <table:table-cell office:value-type="float" office:value="150.151515151515">
            <text:p>150,1515151515</text:p>
          </table:table-cell>
          <table:table-cell office:value-type="float" office:value="147.069444444444">
            <text:p>147,0694444444</text:p>
          </table:table-cell>
          <table:table-cell office:value-type="float" office:value="138.339622641509">
            <text:p>138,3396226415</text:p>
          </table:table-cell>
          <table:table-cell table:number-columns-repeated="286"/>
        </table:table-row>
        <table:table-row table:style-name="ro2">
          <table:table-cell office:value-type="string">
            <text:p>Forsaken kills lvl 14</text:p>
          </table:table-cell>
          <table:table-cell office:value-type="float" office:value="150.263157894737">
            <text:p>150,2631578947</text:p>
          </table:table-cell>
          <table:table-cell office:value-type="float" office:value="158.15625">
            <text:p>158,15625</text:p>
          </table:table-cell>
          <table:table-cell office:value-type="float" office:value="149.857142857143">
            <text:p>149,8571428571</text:p>
          </table:table-cell>
          <table:table-cell office:value-type="float" office:value="159.166666666667">
            <text:p>159,1666666667</text:p>
          </table:table-cell>
          <table:table-cell office:value-type="float" office:value="165.8">
            <text:p>165,8</text:p>
          </table:table-cell>
          <table:table-cell office:value-type="float" office:value="148.935483870968">
            <text:p>148,935483871</text:p>
          </table:table-cell>
          <table:table-cell office:value-type="float" office:value="163.945945945946">
            <text:p>163,9459459459</text:p>
          </table:table-cell>
          <table:table-cell office:value-type="float" office:value="160">
            <text:p>160</text:p>
          </table:table-cell>
          <table:table-cell office:value-type="float" office:value="163.20987654321">
            <text:p>163,2098765432</text:p>
          </table:table-cell>
          <table:table-cell office:value-type="float" office:value="159.463414634146">
            <text:p>159,4634146341</text:p>
          </table:table-cell>
          <table:table-cell table:number-columns-repeated="286"/>
        </table:table-row>
        <table:table-row table:style-name="ro2">
          <table:table-cell office:value-type="string">
            <text:p>Forsaken kills lvl 15</text:p>
          </table:table-cell>
          <table:table-cell office:value-type="float" office:value="152.8">
            <text:p>152,8</text:p>
          </table:table-cell>
          <table:table-cell office:value-type="float" office:value="157.8">
            <text:p>157,8</text:p>
          </table:table-cell>
          <table:table-cell office:value-type="float" office:value="163.272727272727">
            <text:p>163,2727272727</text:p>
          </table:table-cell>
          <table:table-cell office:value-type="float" office:value="176.333333333333">
            <text:p>176,3333333333</text:p>
          </table:table-cell>
          <table:table-cell office:value-type="float" office:value="171.222222222222">
            <text:p>171,2222222222</text:p>
          </table:table-cell>
          <table:table-cell office:value-type="float" office:value="177.5">
            <text:p>177,5</text:p>
          </table:table-cell>
          <table:table-cell office:value-type="float" office:value="164.428571428571">
            <text:p>164,4285714286</text:p>
          </table:table-cell>
          <table:table-cell office:value-type="float" office:value="161.307692307692">
            <text:p>161,3076923077</text:p>
          </table:table-cell>
          <table:table-cell office:value-type="float" office:value="175.538461538462">
            <text:p>175,5384615385</text:p>
          </table:table-cell>
          <table:table-cell office:value-type="float" office:value="170.903846153846">
            <text:p>170,9038461538</text:p>
          </table:table-cell>
          <table:table-cell table:number-columns-repeated="286"/>
        </table:table-row>
        <table:table-row table:style-name="ro2">
          <table:table-cell office:value-type="string">
            <text:p>Forsaken kills lvl 16</text:p>
          </table:table-cell>
          <table:table-cell office:value-type="float" office:value="155.642857142857">
            <text:p>155,6428571429</text:p>
          </table:table-cell>
          <table:table-cell office:value-type="float" office:value="177.836734693878">
            <text:p>177,8367346939</text:p>
          </table:table-cell>
          <table:table-cell office:value-type="float" office:value="184.163265306122">
            <text:p>184,1632653061</text:p>
          </table:table-cell>
          <table:table-cell office:value-type="float" office:value="188.954545454545">
            <text:p>188,9545454545</text:p>
          </table:table-cell>
          <table:table-cell office:value-type="float" office:value="179.434782608696">
            <text:p>179,4347826087</text:p>
          </table:table-cell>
          <table:table-cell office:value-type="float" office:value="169.571428571429">
            <text:p>169,5714285714</text:p>
          </table:table-cell>
          <table:table-cell office:value-type="float" office:value="198.333333333333">
            <text:p>198,3333333333</text:p>
          </table:table-cell>
          <table:table-cell office:value-type="float" office:value="179.826086956522">
            <text:p>179,8260869565</text:p>
          </table:table-cell>
          <table:table-cell office:value-type="float" office:value="190.428571428571">
            <text:p>190,4285714286</text:p>
          </table:table-cell>
          <table:table-cell office:value-type="float" office:value="174.121212121212">
            <text:p>174,1212121212</text:p>
          </table:table-cell>
          <table:table-cell table:number-columns-repeated="286"/>
        </table:table-row>
        <table:table-row table:style-name="ro2">
          <table:table-cell office:value-type="string">
            <text:p>Forsaken kills lvl 17</text:p>
          </table:table-cell>
          <table:table-cell office:value-type="float" office:value="181.545454545455">
            <text:p>181,5454545455</text:p>
          </table:table-cell>
          <table:table-cell office:value-type="float" office:value="217.125">
            <text:p>217,125</text:p>
          </table:table-cell>
          <table:table-cell office:value-type="float" office:value="190.933333333333">
            <text:p>190,9333333333</text:p>
          </table:table-cell>
          <table:table-cell office:value-type="float" office:value="206.8">
            <text:p>206,8</text:p>
          </table:table-cell>
          <table:table-cell office:value-type="float" office:value="202.884615384615">
            <text:p>202,8846153846</text:p>
          </table:table-cell>
          <table:table-cell office:value-type="float" office:value="196.263157894737">
            <text:p>196,2631578947</text:p>
          </table:table-cell>
          <table:table-cell office:value-type="float" office:value="206.586206896552">
            <text:p>206,5862068966</text:p>
          </table:table-cell>
          <table:table-cell office:value-type="float" office:value="206.6">
            <text:p>206,6</text:p>
          </table:table-cell>
          <table:table-cell office:value-type="float" office:value="200.5625">
            <text:p>200,5625</text:p>
          </table:table-cell>
          <table:table-cell office:value-type="float" office:value="180.944444444444">
            <text:p>180,9444444444</text:p>
          </table:table-cell>
          <table:table-cell table:number-columns-repeated="286"/>
        </table:table-row>
        <table:table-row table:style-name="ro2">
          <table:table-cell office:value-type="string">
            <text:p>Forsaken kills lvl 18</text:p>
          </table:table-cell>
          <table:table-cell office:value-type="float" office:value="231.142857142857">
            <text:p>231,1428571429</text:p>
          </table:table-cell>
          <table:table-cell office:value-type="float" office:value="201.666666666667">
            <text:p>201,6666666667</text:p>
          </table:table-cell>
          <table:table-cell office:value-type="float" office:value="196.083333333333">
            <text:p>196,0833333333</text:p>
          </table:table-cell>
          <table:table-cell office:value-type="string">
            <text:p>NaN</text:p>
          </table:table-cell>
          <table:table-cell office:value-type="float" office:value="203.25">
            <text:p>203,25</text:p>
          </table:table-cell>
          <table:table-cell office:value-type="float" office:value="246.5">
            <text:p>246,5</text:p>
          </table:table-cell>
          <table:table-cell office:value-type="float" office:value="238.333333333333">
            <text:p>238,3333333333</text:p>
          </table:table-cell>
          <table:table-cell office:value-type="float" office:value="218.818181818182">
            <text:p>218,8181818182</text:p>
          </table:table-cell>
          <table:table-cell office:value-type="float" office:value="226.142857142857">
            <text:p>226,1428571429</text:p>
          </table:table-cell>
          <table:table-cell office:value-type="float" office:value="191.777777777778">
            <text:p>191,7777777778</text:p>
          </table:table-cell>
          <table:table-cell table:number-columns-repeated="286"/>
        </table:table-row>
        <table:table-row table:style-name="ro2">
          <table:table-cell office:value-type="string">
            <text:p>Forsaken kills lvl 19</text:p>
          </table:table-cell>
          <table:table-cell office:value-type="float" office:value="159">
            <text:p>159</text:p>
          </table:table-cell>
          <table:table-cell office:value-type="float" office:value="226">
            <text:p>226</text:p>
          </table:table-cell>
          <table:table-cell office:value-type="float" office:value="201.625">
            <text:p>201,625</text:p>
          </table:table-cell>
          <table:table-cell office:value-type="float" office:value="230">
            <text:p>230</text:p>
          </table:table-cell>
          <table:table-cell office:value-type="float" office:value="207">
            <text:p>207</text:p>
          </table:table-cell>
          <table:table-cell office:value-type="float" office:value="232.6">
            <text:p>232,6</text:p>
          </table:table-cell>
          <table:table-cell office:value-type="float" office:value="228.583333333333">
            <text:p>228,5833333333</text:p>
          </table:table-cell>
          <table:table-cell office:value-type="float" office:value="224">
            <text:p>224</text:p>
          </table:table-cell>
          <table:table-cell office:value-type="float" office:value="215.526315789474">
            <text:p>215,5263157895</text:p>
          </table:table-cell>
          <table:table-cell office:value-type="float" office:value="224.923076923077">
            <text:p>224,9230769231</text:p>
          </table:table-cell>
          <table:table-cell table:number-columns-repeated="286"/>
        </table:table-row>
        <table:table-row table:style-name="ro2">
          <table:table-cell office:value-type="string">
            <text:p>Forsaken kills lvl 20</text:p>
          </table:table-cell>
          <table:table-cell office:value-type="string">
            <text:p>NaN</text:p>
          </table:table-cell>
          <table:table-cell office:value-type="float" office:value="313">
            <text:p>313</text:p>
          </table:table-cell>
          <table:table-cell office:value-type="float" office:value="269.666666666667">
            <text:p>269,6666666667</text:p>
          </table:table-cell>
          <table:table-cell office:value-type="string">
            <text:p>NaN</text:p>
          </table:table-cell>
          <table:table-cell office:value-type="float" office:value="253">
            <text:p>253</text:p>
          </table:table-cell>
          <table:table-cell office:value-type="string">
            <text:p>NaN</text:p>
          </table:table-cell>
          <table:table-cell office:value-type="float" office:value="248">
            <text:p>248</text:p>
          </table:table-cell>
          <table:table-cell office:value-type="float" office:value="243.75">
            <text:p>243,75</text:p>
          </table:table-cell>
          <table:table-cell office:value-type="float" office:value="192">
            <text:p>192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kill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94">
            <text:p>29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leak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6"/>
        </table:table-row>
        <table:table-row table:style-name="ro2">
          <table:table-cell office:value-type="string">
            <text:p>Forsaken leak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leak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leaks lvl 4</text:p>
          </table:table-cell>
          <table:table-cell office:value-type="float" office:value="25">
            <text:p>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leaks lvl 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leak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office:value-type="float" office:value="8.66666666666667">
            <text:p>8,6666666667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18.5">
            <text:p>18,5</text:p>
          </table:table-cell>
          <table:table-cell table:number-columns-repeated="286"/>
        </table:table-row>
        <table:table-row table:style-name="ro2">
          <table:table-cell office:value-type="string">
            <text:p>Forsaken leaks lvl 7</text:p>
          </table:table-cell>
          <table:table-cell office:value-type="float" office:value="10.4">
            <text:p>10,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">
            <text:p>16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leaks lvl 8</text:p>
          </table:table-cell>
          <table:table-cell office:value-type="float" office:value="6.5">
            <text:p>6,5</text:p>
          </table:table-cell>
          <table:table-cell office:value-type="string">
            <text:p>NaN</text:p>
          </table:table-cell>
          <table:table-cell office:value-type="float" office:value="7.6">
            <text:p>7,6</text:p>
          </table:table-cell>
          <table:table-cell office:value-type="float" office:value="5.5">
            <text:p>5,5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float" office:value="3.33333333333333">
            <text:p>3,3333333333</text:p>
          </table:table-cell>
          <table:table-cell office:value-type="float" office:value="0">
            <text:p>0</text:p>
          </table:table-cell>
          <table:table-cell office:value-type="float" office:value="15.2">
            <text:p>15,2</text:p>
          </table:table-cell>
          <table:table-cell office:value-type="float" office:value="9">
            <text:p>9</text:p>
          </table:table-cell>
          <table:table-cell table:number-columns-repeated="286"/>
        </table:table-row>
        <table:table-row table:style-name="ro2">
          <table:table-cell office:value-type="string">
            <text:p>Forsaken leaks lvl 9</text:p>
          </table:table-cell>
          <table:table-cell office:value-type="float" office:value="3.25">
            <text:p>3,25</text:p>
          </table:table-cell>
          <table:table-cell office:value-type="float" office:value="8.5">
            <text:p>8,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.36363636363636">
            <text:p>8,3636363636</text:p>
          </table:table-cell>
          <table:table-cell office:value-type="float" office:value="7.5">
            <text:p>7,5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office:value-type="float" office:value="27.5">
            <text:p>27,5</text:p>
          </table:table-cell>
          <table:table-cell office:value-type="float" office:value="11.75">
            <text:p>11,75</text:p>
          </table:table-cell>
          <table:table-cell table:number-columns-repeated="286"/>
        </table:table-row>
        <table:table-row table:style-name="ro2">
          <table:table-cell office:value-type="string">
            <text:p>Forsaken leak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.5">
            <text:p>15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leaks lvl 11</text:p>
          </table:table-cell>
          <table:table-cell office:value-type="float" office:value="6.28571428571429">
            <text:p>6,2857142857</text:p>
          </table:table-cell>
          <table:table-cell office:value-type="float" office:value="9.2">
            <text:p>9,2</text:p>
          </table:table-cell>
          <table:table-cell office:value-type="float" office:value="10.5555555555556">
            <text:p>10,55555555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.2857142857143">
            <text:p>18,2857142857</text:p>
          </table:table-cell>
          <table:table-cell office:value-type="float" office:value="7.25">
            <text:p>7,25</text:p>
          </table:table-cell>
          <table:table-cell office:value-type="float" office:value="14.5">
            <text:p>14,5</text:p>
          </table:table-cell>
          <table:table-cell office:value-type="float" office:value="7.94117647058824">
            <text:p>7,9411764706</text:p>
          </table:table-cell>
          <table:table-cell office:value-type="float" office:value="8.5">
            <text:p>8,5</text:p>
          </table:table-cell>
          <table:table-cell table:number-columns-repeated="286"/>
        </table:table-row>
        <table:table-row table:style-name="ro2">
          <table:table-cell office:value-type="string">
            <text:p>Forsaken leaks lvl 12</text:p>
          </table:table-cell>
          <table:table-cell office:value-type="float" office:value="14.75">
            <text:p>14,75</text:p>
          </table:table-cell>
          <table:table-cell office:value-type="float" office:value="13.35">
            <text:p>13,35</text:p>
          </table:table-cell>
          <table:table-cell office:value-type="float" office:value="15">
            <text:p>15</text:p>
          </table:table-cell>
          <table:table-cell office:value-type="float" office:value="10.6666666666667">
            <text:p>10,6666666667</text:p>
          </table:table-cell>
          <table:table-cell office:value-type="float" office:value="17">
            <text:p>17</text:p>
          </table:table-cell>
          <table:table-cell office:value-type="float" office:value="9.83333333333333">
            <text:p>9,8333333333</text:p>
          </table:table-cell>
          <table:table-cell office:value-type="float" office:value="19.9090909090909">
            <text:p>19,9090909091</text:p>
          </table:table-cell>
          <table:table-cell office:value-type="float" office:value="11">
            <text:p>11</text:p>
          </table:table-cell>
          <table:table-cell office:value-type="float" office:value="9.79310344827586">
            <text:p>9,7931034483</text:p>
          </table:table-cell>
          <table:table-cell office:value-type="float" office:value="14.0625">
            <text:p>14,0625</text:p>
          </table:table-cell>
          <table:table-cell table:number-columns-repeated="286"/>
        </table:table-row>
        <table:table-row table:style-name="ro2">
          <table:table-cell office:value-type="string">
            <text:p>Forsaken leaks lvl 13</text:p>
          </table:table-cell>
          <table:table-cell office:value-type="float" office:value="11.3271028037383">
            <text:p>11,3271028037</text:p>
          </table:table-cell>
          <table:table-cell office:value-type="float" office:value="14.6973684210526">
            <text:p>14,6973684211</text:p>
          </table:table-cell>
          <table:table-cell office:value-type="float" office:value="12.0280373831776">
            <text:p>12,0280373832</text:p>
          </table:table-cell>
          <table:table-cell office:value-type="float" office:value="14.3392857142857">
            <text:p>14,3392857143</text:p>
          </table:table-cell>
          <table:table-cell office:value-type="float" office:value="11.46875">
            <text:p>11,46875</text:p>
          </table:table-cell>
          <table:table-cell office:value-type="float" office:value="13.8363636363636">
            <text:p>13,8363636364</text:p>
          </table:table-cell>
          <table:table-cell office:value-type="float" office:value="15.24">
            <text:p>15,24</text:p>
          </table:table-cell>
          <table:table-cell office:value-type="float" office:value="10.2727272727273">
            <text:p>10,2727272727</text:p>
          </table:table-cell>
          <table:table-cell office:value-type="float" office:value="12.25">
            <text:p>12,25</text:p>
          </table:table-cell>
          <table:table-cell office:value-type="float" office:value="12.8301886792453">
            <text:p>12,8301886792</text:p>
          </table:table-cell>
          <table:table-cell table:number-columns-repeated="286"/>
        </table:table-row>
        <table:table-row table:style-name="ro2">
          <table:table-cell office:value-type="string">
            <text:p>Forsaken leaks lvl 14</text:p>
          </table:table-cell>
          <table:table-cell office:value-type="float" office:value="14.0526315789474">
            <text:p>14,0526315789</text:p>
          </table:table-cell>
          <table:table-cell office:value-type="float" office:value="12.5">
            <text:p>12,5</text:p>
          </table:table-cell>
          <table:table-cell office:value-type="float" office:value="16.7380952380952">
            <text:p>16,7380952381</text:p>
          </table:table-cell>
          <table:table-cell office:value-type="float" office:value="15.7666666666667">
            <text:p>15,7666666667</text:p>
          </table:table-cell>
          <table:table-cell office:value-type="float" office:value="12.88">
            <text:p>12,88</text:p>
          </table:table-cell>
          <table:table-cell office:value-type="float" office:value="14.8387096774194">
            <text:p>14,8387096774</text:p>
          </table:table-cell>
          <table:table-cell office:value-type="float" office:value="11.2702702702703">
            <text:p>11,2702702703</text:p>
          </table:table-cell>
          <table:table-cell office:value-type="float" office:value="13.6829268292683">
            <text:p>13,6829268293</text:p>
          </table:table-cell>
          <table:table-cell office:value-type="float" office:value="14.2098765432099">
            <text:p>14,2098765432</text:p>
          </table:table-cell>
          <table:table-cell office:value-type="float" office:value="12.9024390243902">
            <text:p>12,9024390244</text:p>
          </table:table-cell>
          <table:table-cell table:number-columns-repeated="286"/>
        </table:table-row>
        <table:table-row table:style-name="ro2">
          <table:table-cell office:value-type="string">
            <text:p>Forsaken leaks lvl 15</text:p>
          </table:table-cell>
          <table:table-cell office:value-type="float" office:value="23.3">
            <text:p>23,3</text:p>
          </table:table-cell>
          <table:table-cell office:value-type="float" office:value="22.9">
            <text:p>22,9</text:p>
          </table:table-cell>
          <table:table-cell office:value-type="float" office:value="16.2727272727273">
            <text:p>16,2727272727</text:p>
          </table:table-cell>
          <table:table-cell office:value-type="float" office:value="12">
            <text:p>12</text:p>
          </table:table-cell>
          <table:table-cell office:value-type="float" office:value="16.2222222222222">
            <text:p>16,2222222222</text:p>
          </table:table-cell>
          <table:table-cell office:value-type="float" office:value="9.5">
            <text:p>9,5</text:p>
          </table:table-cell>
          <table:table-cell office:value-type="float" office:value="19.2857142857143">
            <text:p>19,2857142857</text:p>
          </table:table-cell>
          <table:table-cell office:value-type="float" office:value="22.4615384615385">
            <text:p>22,4615384615</text:p>
          </table:table-cell>
          <table:table-cell office:value-type="float" office:value="18.9615384615385">
            <text:p>18,9615384615</text:p>
          </table:table-cell>
          <table:table-cell office:value-type="float" office:value="15.5769230769231">
            <text:p>15,5769230769</text:p>
          </table:table-cell>
          <table:table-cell table:number-columns-repeated="286"/>
        </table:table-row>
        <table:table-row table:style-name="ro2">
          <table:table-cell office:value-type="string">
            <text:p>Forsaken leaks lvl 16</text:p>
          </table:table-cell>
          <table:table-cell office:value-type="float" office:value="25.9285714285714">
            <text:p>25,9285714286</text:p>
          </table:table-cell>
          <table:table-cell office:value-type="float" office:value="20.469387755102">
            <text:p>20,4693877551</text:p>
          </table:table-cell>
          <table:table-cell office:value-type="float" office:value="19.3265306122449">
            <text:p>19,3265306122</text:p>
          </table:table-cell>
          <table:table-cell office:value-type="float" office:value="20.9545454545455">
            <text:p>20,9545454545</text:p>
          </table:table-cell>
          <table:table-cell office:value-type="float" office:value="23.6086956521739">
            <text:p>23,6086956522</text:p>
          </table:table-cell>
          <table:table-cell office:value-type="float" office:value="21.9047619047619">
            <text:p>21,9047619048</text:p>
          </table:table-cell>
          <table:table-cell office:value-type="float" office:value="14.1538461538462">
            <text:p>14,1538461538</text:p>
          </table:table-cell>
          <table:table-cell office:value-type="float" office:value="23.1304347826087">
            <text:p>23,1304347826</text:p>
          </table:table-cell>
          <table:table-cell office:value-type="float" office:value="18.7714285714286">
            <text:p>18,7714285714</text:p>
          </table:table-cell>
          <table:table-cell office:value-type="float" office:value="18.4545454545455">
            <text:p>18,4545454545</text:p>
          </table:table-cell>
          <table:table-cell table:number-columns-repeated="286"/>
        </table:table-row>
        <table:table-row table:style-name="ro2">
          <table:table-cell office:value-type="string">
            <text:p>Forsaken leaks lvl 17</text:p>
          </table:table-cell>
          <table:table-cell office:value-type="float" office:value="24.2727272727273">
            <text:p>24,2727272727</text:p>
          </table:table-cell>
          <table:table-cell office:value-type="float" office:value="12.875">
            <text:p>12,875</text:p>
          </table:table-cell>
          <table:table-cell office:value-type="float" office:value="23.2">
            <text:p>23,2</text:p>
          </table:table-cell>
          <table:table-cell office:value-type="float" office:value="19.8">
            <text:p>19,8</text:p>
          </table:table-cell>
          <table:table-cell office:value-type="float" office:value="20.5384615384615">
            <text:p>20,5384615385</text:p>
          </table:table-cell>
          <table:table-cell office:value-type="float" office:value="21">
            <text:p>21</text:p>
          </table:table-cell>
          <table:table-cell office:value-type="float" office:value="15.2068965517241">
            <text:p>15,2068965517</text:p>
          </table:table-cell>
          <table:table-cell office:value-type="float" office:value="18.5333333333333">
            <text:p>18,5333333333</text:p>
          </table:table-cell>
          <table:table-cell office:value-type="float" office:value="23.65625">
            <text:p>23,65625</text:p>
          </table:table-cell>
          <table:table-cell office:value-type="float" office:value="23.9444444444444">
            <text:p>23,9444444444</text:p>
          </table:table-cell>
          <table:table-cell table:number-columns-repeated="286"/>
        </table:table-row>
        <table:table-row table:style-name="ro2">
          <table:table-cell office:value-type="string">
            <text:p>Forsaken leaks lvl 18</text:p>
          </table:table-cell>
          <table:table-cell office:value-type="float" office:value="15.5714285714286">
            <text:p>15,5714285714</text:p>
          </table:table-cell>
          <table:table-cell office:value-type="float" office:value="34.3333333333333">
            <text:p>34,3333333333</text:p>
          </table:table-cell>
          <table:table-cell office:value-type="float" office:value="32">
            <text:p>32</text:p>
          </table:table-cell>
          <table:table-cell office:value-type="string">
            <text:p>NaN</text:p>
          </table:table-cell>
          <table:table-cell office:value-type="float" office:value="25.25">
            <text:p>25,25</text:p>
          </table:table-cell>
          <table:table-cell office:value-type="float" office:value="7.375">
            <text:p>7,375</text:p>
          </table:table-cell>
          <table:table-cell office:value-type="float" office:value="5.66666666666667">
            <text:p>5,6666666667</text:p>
          </table:table-cell>
          <table:table-cell office:value-type="float" office:value="17.5454545454545">
            <text:p>17,5454545455</text:p>
          </table:table-cell>
          <table:table-cell office:value-type="float" office:value="22.2857142857143">
            <text:p>22,2857142857</text:p>
          </table:table-cell>
          <table:table-cell office:value-type="float" office:value="25.8333333333333">
            <text:p>25,8333333333</text:p>
          </table:table-cell>
          <table:table-cell table:number-columns-repeated="286"/>
        </table:table-row>
        <table:table-row table:style-name="ro2">
          <table:table-cell office:value-type="string">
            <text:p>Forsaken leaks lvl 1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1.75">
            <text:p>31,7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21.9166666666667">
            <text:p>21,9166666667</text:p>
          </table:table-cell>
          <table:table-cell office:value-type="float" office:value="24">
            <text:p>24</text:p>
          </table:table-cell>
          <table:table-cell office:value-type="float" office:value="24.5263157894737">
            <text:p>24,5263157895</text:p>
          </table:table-cell>
          <table:table-cell office:value-type="float" office:value="21.2307692307692">
            <text:p>21,2307692308</text:p>
          </table:table-cell>
          <table:table-cell table:number-columns-repeated="286"/>
        </table:table-row>
        <table:table-row table:style-name="ro2">
          <table:table-cell office:value-type="string">
            <text:p>Forsaken leaks lvl 20</text:p>
          </table:table-cell>
          <table:table-cell office:value-type="string">
            <text:p>NaN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string">
            <text:p>NaN</text:p>
          </table:table-cell>
          <table:table-cell office:value-type="float" office:value="19">
            <text:p>19</text:p>
          </table:table-cell>
          <table:table-cell office:value-type="string">
            <text:p>NaN</text:p>
          </table:table-cell>
          <table:table-cell office:value-type="float" office:value="13.5">
            <text:p>13,5</text:p>
          </table:table-cell>
          <table:table-cell office:value-type="float" office:value="17.5">
            <text:p>17,5</text:p>
          </table:table-cell>
          <table:table-cell office:value-type="float" office:value="50">
            <text:p>50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Forsaken leak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">
            <text:p>2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.25">
            <text:p>2,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4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" office:value-type="float" office:value="3">
            <text:p>3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5</text:p>
          </table:table-cell>
          <table:table-cell office:value-type="float" office:value="3.38461538461538">
            <text:p>3,3846153846</text:p>
          </table:table-cell>
          <table:table-cell office:value-type="float" office:value="3">
            <text:p>3</text:p>
          </table:table-cell>
          <table:table-cell office:value-type="float" office:value="3.13333333333333">
            <text:p>3,1333333333</text:p>
          </table:table-cell>
          <table:table-cell office:value-type="float" office:value="3.2">
            <text:p>3,2</text:p>
          </table:table-cell>
          <table:table-cell office:value-type="float" office:value="3.16666666666667">
            <text:p>3,1666666667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.66666666666667">
            <text:p>3,6666666667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float" office:value="4.4375">
            <text:p>4,43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float" office:value="4.45454545454545">
            <text:p>4,4545454545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7</text:p>
          </table:table-cell>
          <table:table-cell office:value-type="float" office:value="5.05882352941176">
            <text:p>5,0588235294</text:p>
          </table:table-cell>
          <table:table-cell office:value-type="float" office:value="5">
            <text:p>5</text:p>
          </table:table-cell>
          <table:table-cell office:value-type="float" office:value="4.3">
            <text:p>4,3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float" office:value="4.28571428571429">
            <text:p>4,2857142857</text:p>
          </table:table-cell>
          <table:table-cell office:value-type="float" office:value="4.4">
            <text:p>4,4</text:p>
          </table:table-cell>
          <table:table-cell office:value-type="float" office:value="6.5">
            <text:p>6,5</text:p>
          </table:table-cell>
          <table:table-cell office:value-type="float" office:value="3.77777777777778">
            <text:p>3,7777777778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8</text:p>
          </table:table-cell>
          <table:table-cell office:value-type="float" office:value="5.375">
            <text:p>5,375</text:p>
          </table:table-cell>
          <table:table-cell office:value-type="float" office:value="5.27272727272727">
            <text:p>5,2727272727</text:p>
          </table:table-cell>
          <table:table-cell office:value-type="float" office:value="4.8">
            <text:p>4,8</text:p>
          </table:table-cell>
          <table:table-cell office:value-type="float" office:value="4.94117647058824">
            <text:p>4,9411764706</text:p>
          </table:table-cell>
          <table:table-cell office:value-type="string">
            <text:p>NaN</text:p>
          </table:table-cell>
          <table:table-cell office:value-type="float" office:value="5.11764705882353">
            <text:p>5,1176470588</text:p>
          </table:table-cell>
          <table:table-cell office:value-type="float" office:value="5.05555555555556">
            <text:p>5,0555555556</text:p>
          </table:table-cell>
          <table:table-cell office:value-type="float" office:value="4.72222222222222">
            <text:p>4,7222222222</text:p>
          </table:table-cell>
          <table:table-cell office:value-type="float" office:value="4.72727272727273">
            <text:p>4,7272727273</text:p>
          </table:table-cell>
          <table:table-cell office:value-type="float" office:value="5.075">
            <text:p>5,075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9</text:p>
          </table:table-cell>
          <table:table-cell office:value-type="float" office:value="5.36363636363636">
            <text:p>5,3636363636</text:p>
          </table:table-cell>
          <table:table-cell office:value-type="float" office:value="5.57142857142857">
            <text:p>5,5714285714</text:p>
          </table:table-cell>
          <table:table-cell office:value-type="float" office:value="5.92307692307692">
            <text:p>5,9230769231</text:p>
          </table:table-cell>
          <table:table-cell office:value-type="float" office:value="5.47368421052632">
            <text:p>5,4736842105</text:p>
          </table:table-cell>
          <table:table-cell office:value-type="float" office:value="5.25490196078431">
            <text:p>5,2549019608</text:p>
          </table:table-cell>
          <table:table-cell office:value-type="float" office:value="4.97959183673469">
            <text:p>4,9795918367</text:p>
          </table:table-cell>
          <table:table-cell office:value-type="float" office:value="5.125">
            <text:p>5,125</text:p>
          </table:table-cell>
          <table:table-cell office:value-type="float" office:value="5.8">
            <text:p>5,8</text:p>
          </table:table-cell>
          <table:table-cell office:value-type="float" office:value="6.05263157894737">
            <text:p>6,0526315789</text:p>
          </table:table-cell>
          <table:table-cell office:value-type="float" office:value="6.45">
            <text:p>6,45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10</text:p>
          </table:table-cell>
          <table:table-cell office:value-type="string">
            <text:p>NaN</text:p>
          </table:table-cell>
          <table:table-cell office:value-type="float" office:value="7.5">
            <text:p>7,5</text:p>
          </table:table-cell>
          <table:table-cell table:number-columns-repeated="2" office:value-type="float" office:value="6.25">
            <text:p>6,25</text:p>
          </table:table-cell>
          <table:table-cell office:value-type="float" office:value="5.8">
            <text:p>5,8</text:p>
          </table:table-cell>
          <table:table-cell office:value-type="string">
            <text:p>NaN</text:p>
          </table:table-cell>
          <table:table-cell office:value-type="float" office:value="7.5">
            <text:p>7,5</text:p>
          </table:table-cell>
          <table:table-cell office:value-type="float" office:value="8.625">
            <text:p>8,625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11</text:p>
          </table:table-cell>
          <table:table-cell office:value-type="float" office:value="7.55102040816327">
            <text:p>7,5510204082</text:p>
          </table:table-cell>
          <table:table-cell office:value-type="float" office:value="8">
            <text:p>8</text:p>
          </table:table-cell>
          <table:table-cell office:value-type="float" office:value="7.75471698113208">
            <text:p>7,7547169811</text:p>
          </table:table-cell>
          <table:table-cell office:value-type="float" office:value="7.63636363636364">
            <text:p>7,6363636364</text:p>
          </table:table-cell>
          <table:table-cell office:value-type="float" office:value="6.94117647058824">
            <text:p>6,9411764706</text:p>
          </table:table-cell>
          <table:table-cell office:value-type="float" office:value="7.72222222222222">
            <text:p>7,7222222222</text:p>
          </table:table-cell>
          <table:table-cell office:value-type="float" office:value="7.68421052631579">
            <text:p>7,6842105263</text:p>
          </table:table-cell>
          <table:table-cell office:value-type="float" office:value="8.27272727272727">
            <text:p>8,2727272727</text:p>
          </table:table-cell>
          <table:table-cell office:value-type="float" office:value="7.68965517241379">
            <text:p>7,6896551724</text:p>
          </table:table-cell>
          <table:table-cell office:value-type="float" office:value="7.46428571428571">
            <text:p>7,4642857143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12</text:p>
          </table:table-cell>
          <table:table-cell office:value-type="float" office:value="8.04672897196262">
            <text:p>8,046728972</text:p>
          </table:table-cell>
          <table:table-cell office:value-type="float" office:value="7.94623655913979">
            <text:p>7,9462365591</text:p>
          </table:table-cell>
          <table:table-cell office:value-type="float" office:value="8.0859375">
            <text:p>8,0859375</text:p>
          </table:table-cell>
          <table:table-cell office:value-type="float" office:value="7.87301587301587">
            <text:p>7,873015873</text:p>
          </table:table-cell>
          <table:table-cell office:value-type="float" office:value="7.75">
            <text:p>7,75</text:p>
          </table:table-cell>
          <table:table-cell office:value-type="float" office:value="7.59405940594059">
            <text:p>7,5940594059</text:p>
          </table:table-cell>
          <table:table-cell office:value-type="float" office:value="7">
            <text:p>7</text:p>
          </table:table-cell>
          <table:table-cell office:value-type="float" office:value="7.625">
            <text:p>7,625</text:p>
          </table:table-cell>
          <table:table-cell office:value-type="float" office:value="8">
            <text:p>8</text:p>
          </table:table-cell>
          <table:table-cell office:value-type="float" office:value="8.29896907216495">
            <text:p>8,2989690722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13</text:p>
          </table:table-cell>
          <table:table-cell office:value-type="float" office:value="8.53361344537815">
            <text:p>8,5336134454</text:p>
          </table:table-cell>
          <table:table-cell office:value-type="float" office:value="8.41620111731844">
            <text:p>8,4162011173</text:p>
          </table:table-cell>
          <table:table-cell office:value-type="float" office:value="8.32923832923833">
            <text:p>8,3292383292</text:p>
          </table:table-cell>
          <table:table-cell office:value-type="float" office:value="8.37735849056604">
            <text:p>8,3773584906</text:p>
          </table:table-cell>
          <table:table-cell office:value-type="float" office:value="8.18248175182482">
            <text:p>8,1824817518</text:p>
          </table:table-cell>
          <table:table-cell office:value-type="float" office:value="8.00302114803625">
            <text:p>8,003021148</text:p>
          </table:table-cell>
          <table:table-cell office:value-type="float" office:value="8.31379310344828">
            <text:p>8,3137931034</text:p>
          </table:table-cell>
          <table:table-cell office:value-type="float" office:value="8.31360946745562">
            <text:p>8,3136094675</text:p>
          </table:table-cell>
          <table:table-cell office:value-type="float" office:value="8.38314176245211">
            <text:p>8,3831417625</text:p>
          </table:table-cell>
          <table:table-cell office:value-type="float" office:value="8.58039215686274">
            <text:p>8,5803921569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14</text:p>
          </table:table-cell>
          <table:table-cell office:value-type="float" office:value="9.17142857142857">
            <text:p>9,1714285714</text:p>
          </table:table-cell>
          <table:table-cell office:value-type="float" office:value="8.78155339805825">
            <text:p>8,7815533981</text:p>
          </table:table-cell>
          <table:table-cell office:value-type="float" office:value="8.75641025641026">
            <text:p>8,7564102564</text:p>
          </table:table-cell>
          <table:table-cell office:value-type="float" office:value="9.22065727699531">
            <text:p>9,220657277</text:p>
          </table:table-cell>
          <table:table-cell office:value-type="float" office:value="9.03378378378378">
            <text:p>9,0337837838</text:p>
          </table:table-cell>
          <table:table-cell office:value-type="float" office:value="9.09933774834437">
            <text:p>9,0993377483</text:p>
          </table:table-cell>
          <table:table-cell office:value-type="float" office:value="8.56038647342995">
            <text:p>8,5603864734</text:p>
          </table:table-cell>
          <table:table-cell office:value-type="float" office:value="9.09677419354839">
            <text:p>9,0967741935</text:p>
          </table:table-cell>
          <table:table-cell office:value-type="float" office:value="8.79166666666667">
            <text:p>8,7916666667</text:p>
          </table:table-cell>
          <table:table-cell office:value-type="float" office:value="8.68985507246377">
            <text:p>8,6898550725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15</text:p>
          </table:table-cell>
          <table:table-cell office:value-type="float" office:value="9.5625">
            <text:p>9,5625</text:p>
          </table:table-cell>
          <table:table-cell office:value-type="float" office:value="9.58181818181818">
            <text:p>9,5818181818</text:p>
          </table:table-cell>
          <table:table-cell office:value-type="float" office:value="9.88095238095238">
            <text:p>9,880952381</text:p>
          </table:table-cell>
          <table:table-cell office:value-type="float" office:value="9.02439024390244">
            <text:p>9,0243902439</text:p>
          </table:table-cell>
          <table:table-cell office:value-type="float" office:value="8.2">
            <text:p>8,2</text:p>
          </table:table-cell>
          <table:table-cell office:value-type="float" office:value="9.11428571428571">
            <text:p>9,1142857143</text:p>
          </table:table-cell>
          <table:table-cell office:value-type="float" office:value="9.475">
            <text:p>9,475</text:p>
          </table:table-cell>
          <table:table-cell office:value-type="float" office:value="10.9605263157895">
            <text:p>10,9605263158</text:p>
          </table:table-cell>
          <table:table-cell office:value-type="float" office:value="9.83505154639175">
            <text:p>9,8350515464</text:p>
          </table:table-cell>
          <table:table-cell office:value-type="float" office:value="9.27388535031847">
            <text:p>9,2738853503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16</text:p>
          </table:table-cell>
          <table:table-cell office:value-type="float" office:value="10.7985074626866">
            <text:p>10,7985074627</text:p>
          </table:table-cell>
          <table:table-cell office:value-type="float" office:value="10.1834061135371">
            <text:p>10,1834061135</text:p>
          </table:table-cell>
          <table:table-cell office:value-type="float" office:value="9.86904761904762">
            <text:p>9,869047619</text:p>
          </table:table-cell>
          <table:table-cell office:value-type="float" office:value="10.0890410958904">
            <text:p>10,0890410959</text:p>
          </table:table-cell>
          <table:table-cell office:value-type="float" office:value="9.62307692307692">
            <text:p>9,6230769231</text:p>
          </table:table-cell>
          <table:table-cell office:value-type="float" office:value="9.71895424836601">
            <text:p>9,7189542484</text:p>
          </table:table-cell>
          <table:table-cell office:value-type="float" office:value="10.1621621621622">
            <text:p>10,1621621622</text:p>
          </table:table-cell>
          <table:table-cell office:value-type="float" office:value="9.76724137931035">
            <text:p>9,7672413793</text:p>
          </table:table-cell>
          <table:table-cell office:value-type="float" office:value="11.6274509803922">
            <text:p>11,6274509804</text:p>
          </table:table-cell>
          <table:table-cell office:value-type="float" office:value="11.5157894736842">
            <text:p>11,5157894737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17</text:p>
          </table:table-cell>
          <table:table-cell office:value-type="float" office:value="10.5490196078431">
            <text:p>10,5490196078</text:p>
          </table:table-cell>
          <table:table-cell office:value-type="float" office:value="9.33333333333333">
            <text:p>9,3333333333</text:p>
          </table:table-cell>
          <table:table-cell office:value-type="float" office:value="9.85365853658537">
            <text:p>9,8536585366</text:p>
          </table:table-cell>
          <table:table-cell office:value-type="float" office:value="10.280701754386">
            <text:p>10,2807017544</text:p>
          </table:table-cell>
          <table:table-cell office:value-type="float" office:value="10.2571428571429">
            <text:p>10,2571428571</text:p>
          </table:table-cell>
          <table:table-cell office:value-type="float" office:value="9.81159420289855">
            <text:p>9,8115942029</text:p>
          </table:table-cell>
          <table:table-cell office:value-type="float" office:value="10.3555555555556">
            <text:p>10,3555555556</text:p>
          </table:table-cell>
          <table:table-cell office:value-type="float" office:value="11.4545454545455">
            <text:p>11,4545454545</text:p>
          </table:table-cell>
          <table:table-cell office:value-type="float" office:value="12.7678571428571">
            <text:p>12,7678571429</text:p>
          </table:table-cell>
          <table:table-cell office:value-type="float" office:value="14.8961038961039">
            <text:p>14,8961038961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18</text:p>
          </table:table-cell>
          <table:table-cell office:value-type="float" office:value="9.94444444444444">
            <text:p>9,9444444444</text:p>
          </table:table-cell>
          <table:table-cell office:value-type="float" office:value="11.9318181818182">
            <text:p>11,9318181818</text:p>
          </table:table-cell>
          <table:table-cell office:value-type="float" office:value="9.97058823529412">
            <text:p>9,9705882353</text:p>
          </table:table-cell>
          <table:table-cell office:value-type="float" office:value="10.2">
            <text:p>10,2</text:p>
          </table:table-cell>
          <table:table-cell office:value-type="float" office:value="9.45454545454546">
            <text:p>9,4545454545</text:p>
          </table:table-cell>
          <table:table-cell office:value-type="float" office:value="9.6">
            <text:p>9,6</text:p>
          </table:table-cell>
          <table:table-cell office:value-type="float" office:value="10.3947368421053">
            <text:p>10,3947368421</text:p>
          </table:table-cell>
          <table:table-cell office:value-type="float" office:value="9.82352941176471">
            <text:p>9,8235294118</text:p>
          </table:table-cell>
          <table:table-cell office:value-type="float" office:value="15.9722222222222">
            <text:p>15,9722222222</text:p>
          </table:table-cell>
          <table:table-cell office:value-type="float" office:value="16.8245614035088">
            <text:p>16,8245614035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19</text:p>
          </table:table-cell>
          <table:table-cell office:value-type="float" office:value="12.2222222222222">
            <text:p>12,2222222222</text:p>
          </table:table-cell>
          <table:table-cell office:value-type="float" office:value="11.1515151515152">
            <text:p>11,1515151515</text:p>
          </table:table-cell>
          <table:table-cell office:value-type="float" office:value="11.6595744680851">
            <text:p>11,6595744681</text:p>
          </table:table-cell>
          <table:table-cell office:value-type="float" office:value="10.6756756756757">
            <text:p>10,6756756757</text:p>
          </table:table-cell>
          <table:table-cell office:value-type="float" office:value="11">
            <text:p>11</text:p>
          </table:table-cell>
          <table:table-cell office:value-type="float" office:value="10.32">
            <text:p>10,32</text:p>
          </table:table-cell>
          <table:table-cell office:value-type="float" office:value="11.0526315789474">
            <text:p>11,0526315789</text:p>
          </table:table-cell>
          <table:table-cell office:value-type="float" office:value="11.6296296296296">
            <text:p>11,6296296296</text:p>
          </table:table-cell>
          <table:table-cell office:value-type="float" office:value="16.4">
            <text:p>16,4</text:p>
          </table:table-cell>
          <table:table-cell office:value-type="float" office:value="15.9565217391304">
            <text:p>15,9565217391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20</text:p>
          </table:table-cell>
          <table:table-cell office:value-type="string">
            <text:p>NaN</text:p>
          </table:table-cell>
          <table:table-cell office:value-type="float" office:value="11.3333333333333">
            <text:p>11,3333333333</text:p>
          </table:table-cell>
          <table:table-cell office:value-type="float" office:value="11.7222222222222">
            <text:p>11,7222222222</text:p>
          </table:table-cell>
          <table:table-cell office:value-type="float" office:value="8.44444444444444">
            <text:p>8,4444444444</text:p>
          </table:table-cell>
          <table:table-cell office:value-type="float" office:value="12">
            <text:p>12</text:p>
          </table:table-cell>
          <table:table-cell office:value-type="float" office:value="12.5714285714286">
            <text:p>12,5714285714</text:p>
          </table:table-cell>
          <table:table-cell office:value-type="float" office:value="10.7647058823529">
            <text:p>10,7647058824</text:p>
          </table:table-cell>
          <table:table-cell office:value-type="float" office:value="12">
            <text:p>12</text:p>
          </table:table-cell>
          <table:table-cell office:value-type="float" office:value="15.7">
            <text:p>15,7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worker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.2">
            <text:p>12,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">
            <text:p>18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4</text:p>
          </table:table-cell>
          <table:table-cell office:value-type="float" office:value="29">
            <text:p>2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1.5">
            <text:p>31,5</text:p>
          </table:table-cell>
          <table:table-cell office:value-type="float" office:value="27.8571428571429">
            <text:p>27,8571428571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5</text:p>
          </table:table-cell>
          <table:table-cell office:value-type="float" office:value="41.5384615384615">
            <text:p>41,5384615385</text:p>
          </table:table-cell>
          <table:table-cell office:value-type="float" office:value="34.7142857142857">
            <text:p>34,7142857143</text:p>
          </table:table-cell>
          <table:table-cell office:value-type="float" office:value="35.5">
            <text:p>35,5</text:p>
          </table:table-cell>
          <table:table-cell office:value-type="float" office:value="44.4">
            <text:p>44,4</text:p>
          </table:table-cell>
          <table:table-cell office:value-type="float" office:value="30.75">
            <text:p>30,75</text:p>
          </table:table-cell>
          <table:table-cell office:value-type="string">
            <text:p>NaN</text:p>
          </table:table-cell>
          <table:table-cell office:value-type="float" office:value="40.6666666666667">
            <text:p>40,666666666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3">
            <text:p>43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4">
            <text:p>64</text:p>
          </table:table-cell>
          <table:table-cell office:value-type="string">
            <text:p>NaN</text:p>
          </table:table-cell>
          <table:table-cell office:value-type="float" office:value="65.0769230769231">
            <text:p>65,0769230769</text:p>
          </table:table-cell>
          <table:table-cell office:value-type="float" office:value="67.6875">
            <text:p>67,68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4.2">
            <text:p>64,2</text:p>
          </table:table-cell>
          <table:table-cell office:value-type="float" office:value="66.9090909090909">
            <text:p>66,9090909091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7</text:p>
          </table:table-cell>
          <table:table-cell office:value-type="float" office:value="80.0588235294118">
            <text:p>80,0588235294</text:p>
          </table:table-cell>
          <table:table-cell office:value-type="float" office:value="100.2">
            <text:p>100,2</text:p>
          </table:table-cell>
          <table:table-cell office:value-type="float" office:value="61.3">
            <text:p>61,3</text:p>
          </table:table-cell>
          <table:table-cell office:value-type="string">
            <text:p>NaN</text:p>
          </table:table-cell>
          <table:table-cell office:value-type="float" office:value="61.8">
            <text:p>61,8</text:p>
          </table:table-cell>
          <table:table-cell office:value-type="float" office:value="67.7142857142857">
            <text:p>67,7142857143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8</text:p>
          </table:table-cell>
          <table:table-cell office:value-type="float" office:value="89.9375">
            <text:p>89,9375</text:p>
          </table:table-cell>
          <table:table-cell office:value-type="float" office:value="96.2727272727273">
            <text:p>96,2727272727</text:p>
          </table:table-cell>
          <table:table-cell office:value-type="float" office:value="96.4">
            <text:p>96,4</text:p>
          </table:table-cell>
          <table:table-cell office:value-type="float" office:value="95.5294117647059">
            <text:p>95,5294117647</text:p>
          </table:table-cell>
          <table:table-cell office:value-type="string">
            <text:p>NaN</text:p>
          </table:table-cell>
          <table:table-cell office:value-type="float" office:value="97.1176470588235">
            <text:p>97,1176470588</text:p>
          </table:table-cell>
          <table:table-cell office:value-type="float" office:value="92.7222222222222">
            <text:p>92,7222222222</text:p>
          </table:table-cell>
          <table:table-cell office:value-type="float" office:value="88.8333333333333">
            <text:p>88,8333333333</text:p>
          </table:table-cell>
          <table:table-cell office:value-type="float" office:value="87">
            <text:p>87</text:p>
          </table:table-cell>
          <table:table-cell office:value-type="float" office:value="88.45">
            <text:p>88,45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9</text:p>
          </table:table-cell>
          <table:table-cell office:value-type="float" office:value="109.969696969697">
            <text:p>109,9696969697</text:p>
          </table:table-cell>
          <table:table-cell office:value-type="float" office:value="116.142857142857">
            <text:p>116,1428571429</text:p>
          </table:table-cell>
          <table:table-cell office:value-type="float" office:value="111.769230769231">
            <text:p>111,7692307692</text:p>
          </table:table-cell>
          <table:table-cell office:value-type="float" office:value="111.526315789474">
            <text:p>111,5263157895</text:p>
          </table:table-cell>
          <table:table-cell office:value-type="float" office:value="102.372549019608">
            <text:p>102,3725490196</text:p>
          </table:table-cell>
          <table:table-cell office:value-type="float" office:value="102.795918367347">
            <text:p>102,7959183673</text:p>
          </table:table-cell>
          <table:table-cell office:value-type="float" office:value="105.4375">
            <text:p>105,4375</text:p>
          </table:table-cell>
          <table:table-cell office:value-type="float" office:value="119.2">
            <text:p>119,2</text:p>
          </table:table-cell>
          <table:table-cell office:value-type="float" office:value="122.263157894737">
            <text:p>122,2631578947</text:p>
          </table:table-cell>
          <table:table-cell office:value-type="float" office:value="122.25">
            <text:p>122,25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10</text:p>
          </table:table-cell>
          <table:table-cell office:value-type="string">
            <text:p>NaN</text:p>
          </table:table-cell>
          <table:table-cell office:value-type="float" office:value="160.25">
            <text:p>160,25</text:p>
          </table:table-cell>
          <table:table-cell office:value-type="float" office:value="157.25">
            <text:p>157,25</text:p>
          </table:table-cell>
          <table:table-cell office:value-type="float" office:value="137.75">
            <text:p>137,75</text:p>
          </table:table-cell>
          <table:table-cell office:value-type="float" office:value="110.6">
            <text:p>110,6</text:p>
          </table:table-cell>
          <table:table-cell office:value-type="string">
            <text:p>NaN</text:p>
          </table:table-cell>
          <table:table-cell office:value-type="float" office:value="161">
            <text:p>161</text:p>
          </table:table-cell>
          <table:table-cell office:value-type="float" office:value="166.5">
            <text:p>166,5</text:p>
          </table:table-cell>
          <table:table-cell office:value-type="float" office:value="96">
            <text:p>96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11</text:p>
          </table:table-cell>
          <table:table-cell office:value-type="float" office:value="164.163265306122">
            <text:p>164,1632653061</text:p>
          </table:table-cell>
          <table:table-cell office:value-type="float" office:value="181.5">
            <text:p>181,5</text:p>
          </table:table-cell>
          <table:table-cell office:value-type="float" office:value="171.452830188679">
            <text:p>171,4528301887</text:p>
          </table:table-cell>
          <table:table-cell office:value-type="float" office:value="173.727272727273">
            <text:p>173,7272727273</text:p>
          </table:table-cell>
          <table:table-cell office:value-type="float" office:value="145.705882352941">
            <text:p>145,7058823529</text:p>
          </table:table-cell>
          <table:table-cell office:value-type="float" office:value="159.944444444444">
            <text:p>159,9444444444</text:p>
          </table:table-cell>
          <table:table-cell office:value-type="float" office:value="168.368421052632">
            <text:p>168,3684210526</text:p>
          </table:table-cell>
          <table:table-cell office:value-type="float" office:value="181.909090909091">
            <text:p>181,9090909091</text:p>
          </table:table-cell>
          <table:table-cell office:value-type="float" office:value="163">
            <text:p>163</text:p>
          </table:table-cell>
          <table:table-cell office:value-type="float" office:value="159.5">
            <text:p>159,5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12</text:p>
          </table:table-cell>
          <table:table-cell office:value-type="float" office:value="191.028037383178">
            <text:p>191,0280373832</text:p>
          </table:table-cell>
          <table:table-cell office:value-type="float" office:value="186.193548387097">
            <text:p>186,1935483871</text:p>
          </table:table-cell>
          <table:table-cell office:value-type="float" office:value="193.828125">
            <text:p>193,828125</text:p>
          </table:table-cell>
          <table:table-cell office:value-type="float" office:value="189.333333333333">
            <text:p>189,3333333333</text:p>
          </table:table-cell>
          <table:table-cell office:value-type="float" office:value="185.525">
            <text:p>185,525</text:p>
          </table:table-cell>
          <table:table-cell office:value-type="float" office:value="179.435643564356">
            <text:p>179,4356435644</text:p>
          </table:table-cell>
          <table:table-cell office:value-type="float" office:value="183.767441860465">
            <text:p>183,7674418605</text:p>
          </table:table-cell>
          <table:table-cell office:value-type="float" office:value="183.125">
            <text:p>183,125</text:p>
          </table:table-cell>
          <table:table-cell office:value-type="float" office:value="188.513157894737">
            <text:p>188,5131578947</text:p>
          </table:table-cell>
          <table:table-cell office:value-type="float" office:value="202.257731958763">
            <text:p>202,2577319588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13</text:p>
          </table:table-cell>
          <table:table-cell office:value-type="float" office:value="224.361344537815">
            <text:p>224,3613445378</text:p>
          </table:table-cell>
          <table:table-cell office:value-type="float" office:value="223.13407821229">
            <text:p>223,1340782123</text:p>
          </table:table-cell>
          <table:table-cell office:value-type="float" office:value="219.710073710074">
            <text:p>219,7100737101</text:p>
          </table:table-cell>
          <table:table-cell office:value-type="float" office:value="223.688679245283">
            <text:p>223,6886792453</text:p>
          </table:table-cell>
          <table:table-cell office:value-type="float" office:value="220.87104622871">
            <text:p>220,8710462287</text:p>
          </table:table-cell>
          <table:table-cell office:value-type="float" office:value="213.697885196375">
            <text:p>213,6978851964</text:p>
          </table:table-cell>
          <table:table-cell office:value-type="float" office:value="218.055172413793">
            <text:p>218,0551724138</text:p>
          </table:table-cell>
          <table:table-cell office:value-type="float" office:value="222.213017751479">
            <text:p>222,2130177515</text:p>
          </table:table-cell>
          <table:table-cell office:value-type="float" office:value="216.164750957854">
            <text:p>216,1647509579</text:p>
          </table:table-cell>
          <table:table-cell office:value-type="float" office:value="224.76862745098">
            <text:p>224,768627451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14</text:p>
          </table:table-cell>
          <table:table-cell office:value-type="float" office:value="263.295238095238">
            <text:p>263,2952380952</text:p>
          </table:table-cell>
          <table:table-cell office:value-type="float" office:value="242.616504854369">
            <text:p>242,6165048544</text:p>
          </table:table-cell>
          <table:table-cell office:value-type="float" office:value="250.25641025641">
            <text:p>250,2564102564</text:p>
          </table:table-cell>
          <table:table-cell office:value-type="float" office:value="261.816901408451">
            <text:p>261,8169014085</text:p>
          </table:table-cell>
          <table:table-cell office:value-type="float" office:value="258.939189189189">
            <text:p>258,9391891892</text:p>
          </table:table-cell>
          <table:table-cell office:value-type="float" office:value="258.284768211921">
            <text:p>258,2847682119</text:p>
          </table:table-cell>
          <table:table-cell office:value-type="float" office:value="246.850241545894">
            <text:p>246,8502415459</text:p>
          </table:table-cell>
          <table:table-cell office:value-type="float" office:value="260.252688172043">
            <text:p>260,252688172</text:p>
          </table:table-cell>
          <table:table-cell office:value-type="float" office:value="256.298076923077">
            <text:p>256,2980769231</text:p>
          </table:table-cell>
          <table:table-cell office:value-type="float" office:value="248.460869565217">
            <text:p>248,4608695652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15</text:p>
          </table:table-cell>
          <table:table-cell office:value-type="float" office:value="308.6875">
            <text:p>308,6875</text:p>
          </table:table-cell>
          <table:table-cell office:value-type="float" office:value="291.745454545455">
            <text:p>291,7454545455</text:p>
          </table:table-cell>
          <table:table-cell office:value-type="float" office:value="313.452380952381">
            <text:p>313,4523809524</text:p>
          </table:table-cell>
          <table:table-cell office:value-type="float" office:value="283.439024390244">
            <text:p>283,4390243902</text:p>
          </table:table-cell>
          <table:table-cell office:value-type="float" office:value="253.866666666667">
            <text:p>253,8666666667</text:p>
          </table:table-cell>
          <table:table-cell office:value-type="float" office:value="268.828571428571">
            <text:p>268,8285714286</text:p>
          </table:table-cell>
          <table:table-cell office:value-type="float" office:value="294.7">
            <text:p>294,7</text:p>
          </table:table-cell>
          <table:table-cell office:value-type="float" office:value="312.697368421053">
            <text:p>312,6973684211</text:p>
          </table:table-cell>
          <table:table-cell office:value-type="float" office:value="325.556701030928">
            <text:p>325,5567010309</text:p>
          </table:table-cell>
          <table:table-cell office:value-type="float" office:value="296.114649681529">
            <text:p>296,1146496815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16</text:p>
          </table:table-cell>
          <table:table-cell office:value-type="float" office:value="358.388059701493">
            <text:p>358,3880597015</text:p>
          </table:table-cell>
          <table:table-cell office:value-type="float" office:value="346.737991266376">
            <text:p>346,7379912664</text:p>
          </table:table-cell>
          <table:table-cell office:value-type="float" office:value="338.123015873016">
            <text:p>338,123015873</text:p>
          </table:table-cell>
          <table:table-cell office:value-type="float" office:value="339.383561643836">
            <text:p>339,3835616438</text:p>
          </table:table-cell>
          <table:table-cell office:value-type="float" office:value="333.507692307692">
            <text:p>333,5076923077</text:p>
          </table:table-cell>
          <table:table-cell office:value-type="float" office:value="333.444444444444">
            <text:p>333,4444444444</text:p>
          </table:table-cell>
          <table:table-cell office:value-type="float" office:value="343.551351351351">
            <text:p>343,5513513514</text:p>
          </table:table-cell>
          <table:table-cell office:value-type="float" office:value="329.784482758621">
            <text:p>329,7844827586</text:p>
          </table:table-cell>
          <table:table-cell office:value-type="float" office:value="335.660130718954">
            <text:p>335,660130719</text:p>
          </table:table-cell>
          <table:table-cell office:value-type="float" office:value="347.405263157895">
            <text:p>347,4052631579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17</text:p>
          </table:table-cell>
          <table:table-cell office:value-type="float" office:value="393.392156862745">
            <text:p>393,3921568627</text:p>
          </table:table-cell>
          <table:table-cell office:value-type="float" office:value="356.866666666667">
            <text:p>356,8666666667</text:p>
          </table:table-cell>
          <table:table-cell office:value-type="float" office:value="379.573170731707">
            <text:p>379,5731707317</text:p>
          </table:table-cell>
          <table:table-cell office:value-type="float" office:value="374.666666666667">
            <text:p>374,6666666667</text:p>
          </table:table-cell>
          <table:table-cell office:value-type="float" office:value="381.871428571429">
            <text:p>381,8714285714</text:p>
          </table:table-cell>
          <table:table-cell office:value-type="float" office:value="374.623188405797">
            <text:p>374,6231884058</text:p>
          </table:table-cell>
          <table:table-cell office:value-type="float" office:value="390.688888888889">
            <text:p>390,6888888889</text:p>
          </table:table-cell>
          <table:table-cell office:value-type="float" office:value="406.709090909091">
            <text:p>406,7090909091</text:p>
          </table:table-cell>
          <table:table-cell office:value-type="float" office:value="384.464285714286">
            <text:p>384,4642857143</text:p>
          </table:table-cell>
          <table:table-cell office:value-type="float" office:value="426.922077922078">
            <text:p>426,9220779221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18</text:p>
          </table:table-cell>
          <table:table-cell office:value-type="float" office:value="434.555555555556">
            <text:p>434,5555555556</text:p>
          </table:table-cell>
          <table:table-cell office:value-type="float" office:value="482.363636363636">
            <text:p>482,3636363636</text:p>
          </table:table-cell>
          <table:table-cell office:value-type="float" office:value="422.352941176471">
            <text:p>422,3529411765</text:p>
          </table:table-cell>
          <table:table-cell office:value-type="float" office:value="443.7">
            <text:p>443,7</text:p>
          </table:table-cell>
          <table:table-cell office:value-type="float" office:value="420.181818181818">
            <text:p>420,1818181818</text:p>
          </table:table-cell>
          <table:table-cell office:value-type="float" office:value="391.96">
            <text:p>391,96</text:p>
          </table:table-cell>
          <table:table-cell office:value-type="float" office:value="424.157894736842">
            <text:p>424,1578947368</text:p>
          </table:table-cell>
          <table:table-cell office:value-type="float" office:value="418.147058823529">
            <text:p>418,1470588235</text:p>
          </table:table-cell>
          <table:table-cell office:value-type="float" office:value="480.555555555556">
            <text:p>480,5555555556</text:p>
          </table:table-cell>
          <table:table-cell office:value-type="float" office:value="500.385964912281">
            <text:p>500,3859649123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19</text:p>
          </table:table-cell>
          <table:table-cell office:value-type="float" office:value="531.055555555556">
            <text:p>531,0555555556</text:p>
          </table:table-cell>
          <table:table-cell office:value-type="float" office:value="483.909090909091">
            <text:p>483,9090909091</text:p>
          </table:table-cell>
          <table:table-cell office:value-type="float" office:value="528.021276595745">
            <text:p>528,0212765957</text:p>
          </table:table-cell>
          <table:table-cell office:value-type="float" office:value="481.486486486487">
            <text:p>481,4864864865</text:p>
          </table:table-cell>
          <table:table-cell office:value-type="float" office:value="498.083333333333">
            <text:p>498,0833333333</text:p>
          </table:table-cell>
          <table:table-cell office:value-type="float" office:value="479.48">
            <text:p>479,48</text:p>
          </table:table-cell>
          <table:table-cell office:value-type="float" office:value="489.842105263158">
            <text:p>489,8421052632</text:p>
          </table:table-cell>
          <table:table-cell office:value-type="float" office:value="519.703703703704">
            <text:p>519,7037037037</text:p>
          </table:table-cell>
          <table:table-cell office:value-type="float" office:value="569.775">
            <text:p>569,775</text:p>
          </table:table-cell>
          <table:table-cell office:value-type="float" office:value="543.130434782609">
            <text:p>543,1304347826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20</text:p>
          </table:table-cell>
          <table:table-cell office:value-type="string">
            <text:p>NaN</text:p>
          </table:table-cell>
          <table:table-cell office:value-type="float" office:value="683">
            <text:p>683</text:p>
          </table:table-cell>
          <table:table-cell office:value-type="float" office:value="554.277777777778">
            <text:p>554,2777777778</text:p>
          </table:table-cell>
          <table:table-cell office:value-type="float" office:value="477.555555555556">
            <text:p>477,5555555556</text:p>
          </table:table-cell>
          <table:table-cell office:value-type="float" office:value="629">
            <text:p>629</text:p>
          </table:table-cell>
          <table:table-cell office:value-type="float" office:value="601">
            <text:p>601</text:p>
          </table:table-cell>
          <table:table-cell office:value-type="float" office:value="547.294117647059">
            <text:p>547,2941176471</text:p>
          </table:table-cell>
          <table:table-cell office:value-type="float" office:value="607.636363636364">
            <text:p>607,6363636364</text:p>
          </table:table-cell>
          <table:table-cell office:value-type="float" office:value="652.9">
            <text:p>652,9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incom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96.6">
            <text:p>696,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14">
            <text:p>71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valu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0">
            <text:p>110</text:p>
          </table:table-cell>
          <table:table-cell table:number-columns-repeated="286"/>
        </table:table-row>
        <table:table-row table:style-name="ro2">
          <table:table-cell office:value-type="string">
            <text:p>Mastermind valu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1.25">
            <text:p>171,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valu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0.714285714286">
            <text:p>130,714285714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value lvl 4</text:p>
          </table:table-cell>
          <table:table-cell office:value-type="float" office:value="367.5">
            <text:p>367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27.5">
            <text:p>427,5</text:p>
          </table:table-cell>
          <table:table-cell office:value-type="float" office:value="253.571428571429">
            <text:p>253,5714285714</text:p>
          </table:table-cell>
          <table:table-cell table:number-columns-repeated="286"/>
        </table:table-row>
        <table:table-row table:style-name="ro2">
          <table:table-cell office:value-type="string">
            <text:p>Mastermind value lvl 5</text:p>
          </table:table-cell>
          <table:table-cell office:value-type="float" office:value="461.153846153846">
            <text:p>461,1538461538</text:p>
          </table:table-cell>
          <table:table-cell office:value-type="float" office:value="477.142857142857">
            <text:p>477,1428571429</text:p>
          </table:table-cell>
          <table:table-cell office:value-type="float" office:value="463.166666666667">
            <text:p>463,1666666667</text:p>
          </table:table-cell>
          <table:table-cell office:value-type="float" office:value="458">
            <text:p>458</text:p>
          </table:table-cell>
          <table:table-cell office:value-type="float" office:value="447.083333333333">
            <text:p>447,0833333333</text:p>
          </table:table-cell>
          <table:table-cell office:value-type="string">
            <text:p>NaN</text:p>
          </table:table-cell>
          <table:table-cell office:value-type="float" office:value="435">
            <text:p>43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96.666666666667">
            <text:p>396,6666666667</text:p>
          </table:table-cell>
          <table:table-cell table:number-columns-repeated="286"/>
        </table:table-row>
        <table:table-row table:style-name="ro2">
          <table:table-cell office:value-type="string">
            <text:p>Mastermind valu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98.75">
            <text:p>598,75</text:p>
          </table:table-cell>
          <table:table-cell office:value-type="string">
            <text:p>NaN</text:p>
          </table:table-cell>
          <table:table-cell office:value-type="float" office:value="548.461538461538">
            <text:p>548,4615384615</text:p>
          </table:table-cell>
          <table:table-cell office:value-type="float" office:value="512.5">
            <text:p>512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93">
            <text:p>393</text:p>
          </table:table-cell>
          <table:table-cell office:value-type="float" office:value="557.727272727273">
            <text:p>557,7272727273</text:p>
          </table:table-cell>
          <table:table-cell table:number-columns-repeated="286"/>
        </table:table-row>
        <table:table-row table:style-name="ro2">
          <table:table-cell office:value-type="string">
            <text:p>Mastermind value lvl 7</text:p>
          </table:table-cell>
          <table:table-cell office:value-type="float" office:value="684.705882352941">
            <text:p>684,7058823529</text:p>
          </table:table-cell>
          <table:table-cell office:value-type="float" office:value="737">
            <text:p>737</text:p>
          </table:table-cell>
          <table:table-cell office:value-type="float" office:value="635">
            <text:p>635</text:p>
          </table:table-cell>
          <table:table-cell office:value-type="string">
            <text:p>NaN</text:p>
          </table:table-cell>
          <table:table-cell office:value-type="float" office:value="685">
            <text:p>685</text:p>
          </table:table-cell>
          <table:table-cell office:value-type="float" office:value="692.142857142857">
            <text:p>692,1428571429</text:p>
          </table:table-cell>
          <table:table-cell office:value-type="float" office:value="785">
            <text:p>785</text:p>
          </table:table-cell>
          <table:table-cell office:value-type="float" office:value="360">
            <text:p>360</text:p>
          </table:table-cell>
          <table:table-cell office:value-type="float" office:value="621.666666666667">
            <text:p>621,6666666667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value lvl 8</text:p>
          </table:table-cell>
          <table:table-cell office:value-type="float" office:value="755">
            <text:p>755</text:p>
          </table:table-cell>
          <table:table-cell office:value-type="float" office:value="761.363636363636">
            <text:p>761,3636363636</text:p>
          </table:table-cell>
          <table:table-cell office:value-type="float" office:value="745">
            <text:p>745</text:p>
          </table:table-cell>
          <table:table-cell office:value-type="float" office:value="828.529411764706">
            <text:p>828,5294117647</text:p>
          </table:table-cell>
          <table:table-cell office:value-type="string">
            <text:p>NaN</text:p>
          </table:table-cell>
          <table:table-cell office:value-type="float" office:value="860.588235294118">
            <text:p>860,5882352941</text:p>
          </table:table-cell>
          <table:table-cell office:value-type="float" office:value="772.5">
            <text:p>772,5</text:p>
          </table:table-cell>
          <table:table-cell office:value-type="float" office:value="826.944444444444">
            <text:p>826,9444444444</text:p>
          </table:table-cell>
          <table:table-cell office:value-type="float" office:value="834.848484848485">
            <text:p>834,8484848485</text:p>
          </table:table-cell>
          <table:table-cell office:value-type="float" office:value="841.625">
            <text:p>841,625</text:p>
          </table:table-cell>
          <table:table-cell table:number-columns-repeated="286"/>
        </table:table-row>
        <table:table-row table:style-name="ro2">
          <table:table-cell office:value-type="string">
            <text:p>Mastermind value lvl 9</text:p>
          </table:table-cell>
          <table:table-cell office:value-type="float" office:value="1026.21212121212">
            <text:p>1026,2121212121</text:p>
          </table:table-cell>
          <table:table-cell office:value-type="float" office:value="969.285714285714">
            <text:p>969,2857142857</text:p>
          </table:table-cell>
          <table:table-cell office:value-type="float" office:value="961.923076923077">
            <text:p>961,9230769231</text:p>
          </table:table-cell>
          <table:table-cell office:value-type="float" office:value="1001.31578947368">
            <text:p>1001,3157894737</text:p>
          </table:table-cell>
          <table:table-cell office:value-type="float" office:value="1012.25490196078">
            <text:p>1012,2549019608</text:p>
          </table:table-cell>
          <table:table-cell office:value-type="float" office:value="1043.16326530612">
            <text:p>1043,1632653061</text:p>
          </table:table-cell>
          <table:table-cell office:value-type="float" office:value="1024.375">
            <text:p>1024,375</text:p>
          </table:table-cell>
          <table:table-cell office:value-type="float" office:value="975">
            <text:p>975</text:p>
          </table:table-cell>
          <table:table-cell office:value-type="float" office:value="980.526315789474">
            <text:p>980,5263157895</text:p>
          </table:table-cell>
          <table:table-cell office:value-type="float" office:value="917">
            <text:p>917</text:p>
          </table:table-cell>
          <table:table-cell table:number-columns-repeated="286"/>
        </table:table-row>
        <table:table-row table:style-name="ro2">
          <table:table-cell office:value-type="string">
            <text:p>Mastermind value lvl 10</text:p>
          </table:table-cell>
          <table:table-cell office:value-type="string">
            <text:p>NaN</text:p>
          </table:table-cell>
          <table:table-cell office:value-type="float" office:value="1295">
            <text:p>1295</text:p>
          </table:table-cell>
          <table:table-cell office:value-type="float" office:value="1220">
            <text:p>1220</text:p>
          </table:table-cell>
          <table:table-cell office:value-type="float" office:value="1267.5">
            <text:p>1267,5</text:p>
          </table:table-cell>
          <table:table-cell office:value-type="float" office:value="1173">
            <text:p>1173</text:p>
          </table:table-cell>
          <table:table-cell office:value-type="string">
            <text:p>NaN</text:p>
          </table:table-cell>
          <table:table-cell office:value-type="float" office:value="1291.25">
            <text:p>1291,25</text:p>
          </table:table-cell>
          <table:table-cell office:value-type="float" office:value="937.5">
            <text:p>937,5</text:p>
          </table:table-cell>
          <table:table-cell office:value-type="float" office:value="1260">
            <text:p>1260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value lvl 11</text:p>
          </table:table-cell>
          <table:table-cell office:value-type="float" office:value="1367.55102040816">
            <text:p>1367,5510204082</text:p>
          </table:table-cell>
          <table:table-cell office:value-type="float" office:value="1468.63636363636">
            <text:p>1468,6363636364</text:p>
          </table:table-cell>
          <table:table-cell office:value-type="float" office:value="1413.30188679245">
            <text:p>1413,3018867925</text:p>
          </table:table-cell>
          <table:table-cell office:value-type="float" office:value="1419.09090909091">
            <text:p>1419,0909090909</text:p>
          </table:table-cell>
          <table:table-cell office:value-type="float" office:value="1405">
            <text:p>1405</text:p>
          </table:table-cell>
          <table:table-cell office:value-type="float" office:value="1384.72222222222">
            <text:p>1384,7222222222</text:p>
          </table:table-cell>
          <table:table-cell office:value-type="float" office:value="1427.36842105263">
            <text:p>1427,3684210526</text:p>
          </table:table-cell>
          <table:table-cell office:value-type="float" office:value="1277.27272727273">
            <text:p>1277,2727272727</text:p>
          </table:table-cell>
          <table:table-cell office:value-type="float" office:value="1358.27586206897">
            <text:p>1358,275862069</text:p>
          </table:table-cell>
          <table:table-cell office:value-type="float" office:value="1392.5">
            <text:p>1392,5</text:p>
          </table:table-cell>
          <table:table-cell table:number-columns-repeated="286"/>
        </table:table-row>
        <table:table-row table:style-name="ro2">
          <table:table-cell office:value-type="string">
            <text:p>Mastermind value lvl 12</text:p>
          </table:table-cell>
          <table:table-cell office:value-type="float" office:value="1716.77570093458">
            <text:p>1716,7757009346</text:p>
          </table:table-cell>
          <table:table-cell office:value-type="float" office:value="1695">
            <text:p>1695</text:p>
          </table:table-cell>
          <table:table-cell office:value-type="float" office:value="1698.90625">
            <text:p>1698,90625</text:p>
          </table:table-cell>
          <table:table-cell office:value-type="float" office:value="1680.71428571429">
            <text:p>1680,7142857143</text:p>
          </table:table-cell>
          <table:table-cell office:value-type="float" office:value="1698.25">
            <text:p>1698,25</text:p>
          </table:table-cell>
          <table:table-cell office:value-type="float" office:value="1720.54455445545">
            <text:p>1720,5445544555</text:p>
          </table:table-cell>
          <table:table-cell office:value-type="float" office:value="1733.83720930233">
            <text:p>1733,8372093023</text:p>
          </table:table-cell>
          <table:table-cell office:value-type="float" office:value="1685.15625">
            <text:p>1685,15625</text:p>
          </table:table-cell>
          <table:table-cell office:value-type="float" office:value="1687.23684210526">
            <text:p>1687,2368421053</text:p>
          </table:table-cell>
          <table:table-cell office:value-type="float" office:value="1707.26804123711">
            <text:p>1707,2680412371</text:p>
          </table:table-cell>
          <table:table-cell table:number-columns-repeated="286"/>
        </table:table-row>
        <table:table-row table:style-name="ro2">
          <table:table-cell office:value-type="string">
            <text:p>Mastermind value lvl 13</text:p>
          </table:table-cell>
          <table:table-cell office:value-type="float" office:value="2032.8256302521">
            <text:p>2032,8256302521</text:p>
          </table:table-cell>
          <table:table-cell office:value-type="float" office:value="2013.24022346369">
            <text:p>2013,2402234637</text:p>
          </table:table-cell>
          <table:table-cell office:value-type="float" office:value="1998.53808353808">
            <text:p>1998,5380835381</text:p>
          </table:table-cell>
          <table:table-cell office:value-type="float" office:value="2035.45597484277">
            <text:p>2035,4559748428</text:p>
          </table:table-cell>
          <table:table-cell office:value-type="float" office:value="2048.17518248175">
            <text:p>2048,1751824818</text:p>
          </table:table-cell>
          <table:table-cell office:value-type="float" office:value="2037.29607250755">
            <text:p>2037,2960725076</text:p>
          </table:table-cell>
          <table:table-cell office:value-type="float" office:value="2050.8275862069">
            <text:p>2050,8275862069</text:p>
          </table:table-cell>
          <table:table-cell office:value-type="float" office:value="2040.02958579882">
            <text:p>2040,0295857988</text:p>
          </table:table-cell>
          <table:table-cell office:value-type="float" office:value="1982.14559386973">
            <text:p>1982,1455938697</text:p>
          </table:table-cell>
          <table:table-cell office:value-type="float" office:value="2034.50980392157">
            <text:p>2034,5098039216</text:p>
          </table:table-cell>
          <table:table-cell table:number-columns-repeated="286"/>
        </table:table-row>
        <table:table-row table:style-name="ro2">
          <table:table-cell office:value-type="string">
            <text:p>Mastermind value lvl 14</text:p>
          </table:table-cell>
          <table:table-cell office:value-type="float" office:value="2363.2380952381">
            <text:p>2363,2380952381</text:p>
          </table:table-cell>
          <table:table-cell office:value-type="float" office:value="2388.39805825243">
            <text:p>2388,3980582524</text:p>
          </table:table-cell>
          <table:table-cell office:value-type="float" office:value="2418.56837606838">
            <text:p>2418,5683760684</text:p>
          </table:table-cell>
          <table:table-cell office:value-type="float" office:value="2450.89201877934">
            <text:p>2450,8920187793</text:p>
          </table:table-cell>
          <table:table-cell office:value-type="float" office:value="2443.17567567568">
            <text:p>2443,1756756757</text:p>
          </table:table-cell>
          <table:table-cell office:value-type="float" office:value="2414.93377483444">
            <text:p>2414,9337748344</text:p>
          </table:table-cell>
          <table:table-cell office:value-type="float" office:value="2403.45410628019">
            <text:p>2403,4541062802</text:p>
          </table:table-cell>
          <table:table-cell office:value-type="float" office:value="2402.95698924731">
            <text:p>2402,9569892473</text:p>
          </table:table-cell>
          <table:table-cell office:value-type="float" office:value="2384.77564102564">
            <text:p>2384,7756410256</text:p>
          </table:table-cell>
          <table:table-cell office:value-type="float" office:value="2363.78260869565">
            <text:p>2363,7826086957</text:p>
          </table:table-cell>
          <table:table-cell table:number-columns-repeated="286"/>
        </table:table-row>
        <table:table-row table:style-name="ro2">
          <table:table-cell office:value-type="string">
            <text:p>Mastermind value lvl 15</text:p>
          </table:table-cell>
          <table:table-cell office:value-type="float" office:value="2891.5625">
            <text:p>2891,5625</text:p>
          </table:table-cell>
          <table:table-cell office:value-type="float" office:value="2835.09090909091">
            <text:p>2835,0909090909</text:p>
          </table:table-cell>
          <table:table-cell office:value-type="float" office:value="2836.19047619048">
            <text:p>2836,1904761905</text:p>
          </table:table-cell>
          <table:table-cell office:value-type="float" office:value="2755.24390243902">
            <text:p>2755,243902439</text:p>
          </table:table-cell>
          <table:table-cell office:value-type="float" office:value="2768.66666666667">
            <text:p>2768,6666666667</text:p>
          </table:table-cell>
          <table:table-cell office:value-type="float" office:value="2705.28571428571">
            <text:p>2705,2857142857</text:p>
          </table:table-cell>
          <table:table-cell office:value-type="float" office:value="2742.25">
            <text:p>2742,25</text:p>
          </table:table-cell>
          <table:table-cell office:value-type="float" office:value="2844.53947368421">
            <text:p>2844,5394736842</text:p>
          </table:table-cell>
          <table:table-cell office:value-type="float" office:value="2844.48453608247">
            <text:p>2844,4845360825</text:p>
          </table:table-cell>
          <table:table-cell office:value-type="float" office:value="2828.02547770701">
            <text:p>2828,025477707</text:p>
          </table:table-cell>
          <table:table-cell table:number-columns-repeated="286"/>
        </table:table-row>
        <table:table-row table:style-name="ro2">
          <table:table-cell office:value-type="string">
            <text:p>Mastermind value lvl 16</text:p>
          </table:table-cell>
          <table:table-cell office:value-type="float" office:value="3356.00746268657">
            <text:p>3356,0074626866</text:p>
          </table:table-cell>
          <table:table-cell office:value-type="float" office:value="3304.17030567686">
            <text:p>3304,1703056769</text:p>
          </table:table-cell>
          <table:table-cell office:value-type="float" office:value="3275.97222222222">
            <text:p>3275,9722222222</text:p>
          </table:table-cell>
          <table:table-cell office:value-type="float" office:value="3302.22602739726">
            <text:p>3302,2260273973</text:p>
          </table:table-cell>
          <table:table-cell office:value-type="float" office:value="3317.53846153846">
            <text:p>3317,5384615385</text:p>
          </table:table-cell>
          <table:table-cell office:value-type="float" office:value="3299.96732026144">
            <text:p>3299,9673202614</text:p>
          </table:table-cell>
          <table:table-cell office:value-type="float" office:value="3310.48648648649">
            <text:p>3310,4864864865</text:p>
          </table:table-cell>
          <table:table-cell office:value-type="float" office:value="3312.28448275862">
            <text:p>3312,2844827586</text:p>
          </table:table-cell>
          <table:table-cell office:value-type="float" office:value="3269.28104575163">
            <text:p>3269,2810457516</text:p>
          </table:table-cell>
          <table:table-cell office:value-type="float" office:value="3253.26315789474">
            <text:p>3253,2631578947</text:p>
          </table:table-cell>
          <table:table-cell table:number-columns-repeated="286"/>
        </table:table-row>
        <table:table-row table:style-name="ro2">
          <table:table-cell office:value-type="string">
            <text:p>Mastermind value lvl 17</text:p>
          </table:table-cell>
          <table:table-cell office:value-type="float" office:value="3965.39215686275">
            <text:p>3965,3921568628</text:p>
          </table:table-cell>
          <table:table-cell office:value-type="float" office:value="3834.66666666667">
            <text:p>3834,6666666667</text:p>
          </table:table-cell>
          <table:table-cell office:value-type="float" office:value="3792.01219512195">
            <text:p>3792,012195122</text:p>
          </table:table-cell>
          <table:table-cell office:value-type="float" office:value="3927.45614035088">
            <text:p>3927,4561403509</text:p>
          </table:table-cell>
          <table:table-cell office:value-type="float" office:value="3840.92857142857">
            <text:p>3840,9285714286</text:p>
          </table:table-cell>
          <table:table-cell office:value-type="float" office:value="3885.57971014493">
            <text:p>3885,5797101449</text:p>
          </table:table-cell>
          <table:table-cell office:value-type="float" office:value="3868.11111111111">
            <text:p>3868,1111111111</text:p>
          </table:table-cell>
          <table:table-cell office:value-type="float" office:value="3836.18181818182">
            <text:p>3836,1818181818</text:p>
          </table:table-cell>
          <table:table-cell office:value-type="float" office:value="3732.85714285714">
            <text:p>3732,8571428571</text:p>
          </table:table-cell>
          <table:table-cell office:value-type="float" office:value="3925.45454545455">
            <text:p>3925,4545454546</text:p>
          </table:table-cell>
          <table:table-cell table:number-columns-repeated="286"/>
        </table:table-row>
        <table:table-row table:style-name="ro2">
          <table:table-cell office:value-type="string">
            <text:p>Mastermind value lvl 18</text:p>
          </table:table-cell>
          <table:table-cell office:value-type="float" office:value="4691.66666666667">
            <text:p>4691,6666666667</text:p>
          </table:table-cell>
          <table:table-cell office:value-type="float" office:value="4589.43181818182">
            <text:p>4589,4318181818</text:p>
          </table:table-cell>
          <table:table-cell office:value-type="float" office:value="4549.41176470588">
            <text:p>4549,4117647059</text:p>
          </table:table-cell>
          <table:table-cell office:value-type="float" office:value="4748.5">
            <text:p>4748,5</text:p>
          </table:table-cell>
          <table:table-cell office:value-type="float" office:value="4692.27272727273">
            <text:p>4692,2727272727</text:p>
          </table:table-cell>
          <table:table-cell office:value-type="float" office:value="4369">
            <text:p>4369</text:p>
          </table:table-cell>
          <table:table-cell office:value-type="float" office:value="4531.71052631579">
            <text:p>4531,7105263158</text:p>
          </table:table-cell>
          <table:table-cell office:value-type="float" office:value="4472.94117647059">
            <text:p>4472,9411764706</text:p>
          </table:table-cell>
          <table:table-cell office:value-type="float" office:value="4503.88888888889">
            <text:p>4503,8888888889</text:p>
          </table:table-cell>
          <table:table-cell office:value-type="float" office:value="4514.82456140351">
            <text:p>4514,8245614035</text:p>
          </table:table-cell>
          <table:table-cell table:number-columns-repeated="286"/>
        </table:table-row>
        <table:table-row table:style-name="ro2">
          <table:table-cell office:value-type="string">
            <text:p>Mastermind value lvl 19</text:p>
          </table:table-cell>
          <table:table-cell office:value-type="float" office:value="5556.94444444444">
            <text:p>5556,9444444444</text:p>
          </table:table-cell>
          <table:table-cell office:value-type="float" office:value="5270.15151515152">
            <text:p>5270,1515151515</text:p>
          </table:table-cell>
          <table:table-cell office:value-type="float" office:value="5522.44680851064">
            <text:p>5522,4468085106</text:p>
          </table:table-cell>
          <table:table-cell office:value-type="float" office:value="5362.16216216216">
            <text:p>5362,1621621622</text:p>
          </table:table-cell>
          <table:table-cell office:value-type="float" office:value="5157.08333333333">
            <text:p>5157,0833333333</text:p>
          </table:table-cell>
          <table:table-cell office:value-type="float" office:value="5240.2">
            <text:p>5240,2</text:p>
          </table:table-cell>
          <table:table-cell office:value-type="float" office:value="5297.63157894737">
            <text:p>5297,6315789474</text:p>
          </table:table-cell>
          <table:table-cell office:value-type="float" office:value="5419.25925925926">
            <text:p>5419,2592592593</text:p>
          </table:table-cell>
          <table:table-cell office:value-type="float" office:value="5333.625">
            <text:p>5333,625</text:p>
          </table:table-cell>
          <table:table-cell office:value-type="float" office:value="5319.5652173913">
            <text:p>5319,5652173913</text:p>
          </table:table-cell>
          <table:table-cell table:number-columns-repeated="286"/>
        </table:table-row>
        <table:table-row table:style-name="ro2">
          <table:table-cell office:value-type="string">
            <text:p>Mastermind value lvl 20</text:p>
          </table:table-cell>
          <table:table-cell office:value-type="string">
            <text:p>NaN</text:p>
          </table:table-cell>
          <table:table-cell office:value-type="float" office:value="6470">
            <text:p>6470</text:p>
          </table:table-cell>
          <table:table-cell office:value-type="float" office:value="6373.61111111111">
            <text:p>6373,6111111111</text:p>
          </table:table-cell>
          <table:table-cell office:value-type="float" office:value="6279.44444444444">
            <text:p>6279,4444444444</text:p>
          </table:table-cell>
          <table:table-cell office:value-type="float" office:value="6021.66666666667">
            <text:p>6021,6666666667</text:p>
          </table:table-cell>
          <table:table-cell office:value-type="float" office:value="6128.57142857143">
            <text:p>6128,5714285714</text:p>
          </table:table-cell>
          <table:table-cell office:value-type="float" office:value="6417.94117647059">
            <text:p>6417,9411764706</text:p>
          </table:table-cell>
          <table:table-cell office:value-type="float" office:value="6683.63636363636">
            <text:p>6683,6363636364</text:p>
          </table:table-cell>
          <table:table-cell office:value-type="float" office:value="6531">
            <text:p>6531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valu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535">
            <text:p>753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817.5">
            <text:p>7817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kill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.5">
            <text:p>3,5</text:p>
          </table:table-cell>
          <table:table-cell table:number-columns-repeated="286"/>
        </table:table-row>
        <table:table-row table:style-name="ro2">
          <table:table-cell office:value-type="string">
            <text:p>Mastermind kill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.5">
            <text:p>15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kill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2.1428571428571">
            <text:p>32,1428571429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kills lvl 4</text:p>
          </table:table-cell>
          <table:table-cell office:value-type="float" office:value="61.1666666666667">
            <text:p>61,166666666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7">
            <text:p>57</text:p>
          </table:table-cell>
          <table:table-cell office:value-type="float" office:value="45.4285714285714">
            <text:p>45,4285714286</text:p>
          </table:table-cell>
          <table:table-cell table:number-columns-repeated="286"/>
        </table:table-row>
        <table:table-row table:style-name="ro2">
          <table:table-cell office:value-type="string">
            <text:p>Mastermind kills lvl 5</text:p>
          </table:table-cell>
          <table:table-cell office:value-type="float" office:value="55.6153846153846">
            <text:p>55,6153846154</text:p>
          </table:table-cell>
          <table:table-cell office:value-type="float" office:value="66">
            <text:p>66</text:p>
          </table:table-cell>
          <table:table-cell office:value-type="float" office:value="64.4666666666667">
            <text:p>64,4666666667</text:p>
          </table:table-cell>
          <table:table-cell office:value-type="float" office:value="65.6">
            <text:p>65,6</text:p>
          </table:table-cell>
          <table:table-cell office:value-type="float" office:value="63.75">
            <text:p>63,75</text:p>
          </table:table-cell>
          <table:table-cell office:value-type="string">
            <text:p>NaN</text:p>
          </table:table-cell>
          <table:table-cell office:value-type="float" office:value="52.3333333333333">
            <text:p>52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9.3333333333333">
            <text:p>49,3333333333</text:p>
          </table:table-cell>
          <table:table-cell table:number-columns-repeated="286"/>
        </table:table-row>
        <table:table-row table:style-name="ro2">
          <table:table-cell office:value-type="string">
            <text:p>Mastermind kill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3">
            <text:p>73</text:p>
          </table:table-cell>
          <table:table-cell office:value-type="string">
            <text:p>NaN</text:p>
          </table:table-cell>
          <table:table-cell office:value-type="float" office:value="65">
            <text:p>65</text:p>
          </table:table-cell>
          <table:table-cell office:value-type="float" office:value="68.375">
            <text:p>68,3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1.8">
            <text:p>61,8</text:p>
          </table:table-cell>
          <table:table-cell office:value-type="float" office:value="73.0909090909091">
            <text:p>73,0909090909</text:p>
          </table:table-cell>
          <table:table-cell table:number-columns-repeated="286"/>
        </table:table-row>
        <table:table-row table:style-name="ro2">
          <table:table-cell office:value-type="string">
            <text:p>Mastermind kills lvl 7</text:p>
          </table:table-cell>
          <table:table-cell office:value-type="float" office:value="91.8823529411765">
            <text:p>91,8823529412</text:p>
          </table:table-cell>
          <table:table-cell office:value-type="float" office:value="83.2">
            <text:p>83,2</text:p>
          </table:table-cell>
          <table:table-cell office:value-type="float" office:value="77.8">
            <text:p>77,8</text:p>
          </table:table-cell>
          <table:table-cell office:value-type="string">
            <text:p>NaN</text:p>
          </table:table-cell>
          <table:table-cell office:value-type="float" office:value="76.2">
            <text:p>76,2</text:p>
          </table:table-cell>
          <table:table-cell office:value-type="float" office:value="83.5714285714286">
            <text:p>83,5714285714</text:p>
          </table:table-cell>
          <table:table-cell office:value-type="float" office:value="92.6">
            <text:p>92,6</text:p>
          </table:table-cell>
          <table:table-cell office:value-type="float" office:value="82.5">
            <text:p>82,5</text:p>
          </table:table-cell>
          <table:table-cell office:value-type="float" office:value="75.7777777777778">
            <text:p>75,7777777778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kills lvl 8</text:p>
          </table:table-cell>
          <table:table-cell office:value-type="float" office:value="87.5625">
            <text:p>87,5625</text:p>
          </table:table-cell>
          <table:table-cell office:value-type="float" office:value="89.7272727272727">
            <text:p>89,7272727273</text:p>
          </table:table-cell>
          <table:table-cell office:value-type="float" office:value="84.2">
            <text:p>84,2</text:p>
          </table:table-cell>
          <table:table-cell office:value-type="float" office:value="89.1764705882353">
            <text:p>89,1764705882</text:p>
          </table:table-cell>
          <table:table-cell office:value-type="string">
            <text:p>NaN</text:p>
          </table:table-cell>
          <table:table-cell office:value-type="float" office:value="94.7647058823529">
            <text:p>94,7647058824</text:p>
          </table:table-cell>
          <table:table-cell office:value-type="float" office:value="90.4444444444444">
            <text:p>90,4444444444</text:p>
          </table:table-cell>
          <table:table-cell office:value-type="float" office:value="95.1111111111111">
            <text:p>95,1111111111</text:p>
          </table:table-cell>
          <table:table-cell office:value-type="float" office:value="92.7575757575758">
            <text:p>92,7575757576</text:p>
          </table:table-cell>
          <table:table-cell office:value-type="float" office:value="94.6">
            <text:p>94,6</text:p>
          </table:table-cell>
          <table:table-cell table:number-columns-repeated="286"/>
        </table:table-row>
        <table:table-row table:style-name="ro2">
          <table:table-cell office:value-type="string">
            <text:p>Mastermind kills lvl 9</text:p>
          </table:table-cell>
          <table:table-cell office:value-type="float" office:value="107.121212121212">
            <text:p>107,1212121212</text:p>
          </table:table-cell>
          <table:table-cell office:value-type="float" office:value="106">
            <text:p>106</text:p>
          </table:table-cell>
          <table:table-cell office:value-type="float" office:value="103.576923076923">
            <text:p>103,5769230769</text:p>
          </table:table-cell>
          <table:table-cell office:value-type="float" office:value="103.526315789474">
            <text:p>103,5263157895</text:p>
          </table:table-cell>
          <table:table-cell office:value-type="float" office:value="104.647058823529">
            <text:p>104,6470588235</text:p>
          </table:table-cell>
          <table:table-cell office:value-type="float" office:value="108.591836734694">
            <text:p>108,5918367347</text:p>
          </table:table-cell>
          <table:table-cell office:value-type="float" office:value="104.4375">
            <text:p>104,4375</text:p>
          </table:table-cell>
          <table:table-cell office:value-type="float" office:value="104.8">
            <text:p>104,8</text:p>
          </table:table-cell>
          <table:table-cell office:value-type="float" office:value="104.473684210526">
            <text:p>104,4736842105</text:p>
          </table:table-cell>
          <table:table-cell office:value-type="float" office:value="101.5">
            <text:p>101,5</text:p>
          </table:table-cell>
          <table:table-cell table:number-columns-repeated="286"/>
        </table:table-row>
        <table:table-row table:style-name="ro2">
          <table:table-cell office:value-type="string">
            <text:p>Mastermind kills lvl 10</text:p>
          </table:table-cell>
          <table:table-cell office:value-type="string">
            <text:p>NaN</text:p>
          </table:table-cell>
          <table:table-cell office:value-type="float" office:value="117.5">
            <text:p>117,5</text:p>
          </table:table-cell>
          <table:table-cell office:value-type="float" office:value="97.5">
            <text:p>97,5</text:p>
          </table:table-cell>
          <table:table-cell office:value-type="float" office:value="108">
            <text:p>108</text:p>
          </table:table-cell>
          <table:table-cell office:value-type="float" office:value="107.2">
            <text:p>107,2</text:p>
          </table:table-cell>
          <table:table-cell office:value-type="string">
            <text:p>NaN</text:p>
          </table:table-cell>
          <table:table-cell office:value-type="float" office:value="111.25">
            <text:p>111,25</text:p>
          </table:table-cell>
          <table:table-cell office:value-type="float" office:value="95.125">
            <text:p>95,125</text:p>
          </table:table-cell>
          <table:table-cell office:value-type="float" office:value="81">
            <text:p>81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kills lvl 11</text:p>
          </table:table-cell>
          <table:table-cell office:value-type="float" office:value="119.081632653061">
            <text:p>119,0816326531</text:p>
          </table:table-cell>
          <table:table-cell office:value-type="float" office:value="121">
            <text:p>121</text:p>
          </table:table-cell>
          <table:table-cell office:value-type="float" office:value="121.716981132075">
            <text:p>121,7169811321</text:p>
          </table:table-cell>
          <table:table-cell office:value-type="float" office:value="124.545454545455">
            <text:p>124,5454545455</text:p>
          </table:table-cell>
          <table:table-cell office:value-type="float" office:value="116.823529411765">
            <text:p>116,8235294118</text:p>
          </table:table-cell>
          <table:table-cell office:value-type="float" office:value="117.277777777778">
            <text:p>117,2777777778</text:p>
          </table:table-cell>
          <table:table-cell office:value-type="float" office:value="121.736842105263">
            <text:p>121,7368421053</text:p>
          </table:table-cell>
          <table:table-cell office:value-type="float" office:value="112.727272727273">
            <text:p>112,7272727273</text:p>
          </table:table-cell>
          <table:table-cell office:value-type="float" office:value="118.827586206897">
            <text:p>118,8275862069</text:p>
          </table:table-cell>
          <table:table-cell office:value-type="float" office:value="123.107142857143">
            <text:p>123,1071428571</text:p>
          </table:table-cell>
          <table:table-cell table:number-columns-repeated="286"/>
        </table:table-row>
        <table:table-row table:style-name="ro2">
          <table:table-cell office:value-type="string">
            <text:p>Mastermind kills lvl 12</text:p>
          </table:table-cell>
          <table:table-cell office:value-type="float" office:value="134.81308411215">
            <text:p>134,8130841122</text:p>
          </table:table-cell>
          <table:table-cell office:value-type="float" office:value="136.086021505376">
            <text:p>136,0860215054</text:p>
          </table:table-cell>
          <table:table-cell office:value-type="float" office:value="134.1640625">
            <text:p>134,1640625</text:p>
          </table:table-cell>
          <table:table-cell office:value-type="float" office:value="130.825396825397">
            <text:p>130,8253968254</text:p>
          </table:table-cell>
          <table:table-cell office:value-type="float" office:value="133.45">
            <text:p>133,45</text:p>
          </table:table-cell>
          <table:table-cell office:value-type="float" office:value="134.841584158416">
            <text:p>134,8415841584</text:p>
          </table:table-cell>
          <table:table-cell office:value-type="float" office:value="132.395348837209">
            <text:p>132,3953488372</text:p>
          </table:table-cell>
          <table:table-cell office:value-type="float" office:value="133.109375">
            <text:p>133,109375</text:p>
          </table:table-cell>
          <table:table-cell office:value-type="float" office:value="132.644736842105">
            <text:p>132,6447368421</text:p>
          </table:table-cell>
          <table:table-cell office:value-type="float" office:value="135">
            <text:p>135</text:p>
          </table:table-cell>
          <table:table-cell table:number-columns-repeated="286"/>
        </table:table-row>
        <table:table-row table:style-name="ro2">
          <table:table-cell office:value-type="string">
            <text:p>Mastermind kills lvl 13</text:p>
          </table:table-cell>
          <table:table-cell office:value-type="float" office:value="143.035714285714">
            <text:p>143,0357142857</text:p>
          </table:table-cell>
          <table:table-cell office:value-type="float" office:value="142.069832402235">
            <text:p>142,0698324022</text:p>
          </table:table-cell>
          <table:table-cell office:value-type="float" office:value="140.764127764128">
            <text:p>140,7641277641</text:p>
          </table:table-cell>
          <table:table-cell office:value-type="float" office:value="143.062893081761">
            <text:p>143,0628930818</text:p>
          </table:table-cell>
          <table:table-cell office:value-type="float" office:value="144.530413625304">
            <text:p>144,5304136253</text:p>
          </table:table-cell>
          <table:table-cell office:value-type="float" office:value="144.02416918429">
            <text:p>144,0241691843</text:p>
          </table:table-cell>
          <table:table-cell office:value-type="float" office:value="143.520689655172">
            <text:p>143,5206896552</text:p>
          </table:table-cell>
          <table:table-cell office:value-type="float" office:value="143.485207100592">
            <text:p>143,4852071006</text:p>
          </table:table-cell>
          <table:table-cell office:value-type="float" office:value="140.245210727969">
            <text:p>140,245210728</text:p>
          </table:table-cell>
          <table:table-cell office:value-type="float" office:value="145.533333333333">
            <text:p>145,5333333333</text:p>
          </table:table-cell>
          <table:table-cell table:number-columns-repeated="286"/>
        </table:table-row>
        <table:table-row table:style-name="ro2">
          <table:table-cell office:value-type="string">
            <text:p>Mastermind kills lvl 14</text:p>
          </table:table-cell>
          <table:table-cell office:value-type="float" office:value="151.342857142857">
            <text:p>151,3428571429</text:p>
          </table:table-cell>
          <table:table-cell office:value-type="float" office:value="156.888349514563">
            <text:p>156,8883495146</text:p>
          </table:table-cell>
          <table:table-cell office:value-type="float" office:value="157.495726495727">
            <text:p>157,4957264957</text:p>
          </table:table-cell>
          <table:table-cell office:value-type="float" office:value="158.267605633803">
            <text:p>158,2676056338</text:p>
          </table:table-cell>
          <table:table-cell office:value-type="float" office:value="154.527027027027">
            <text:p>154,527027027</text:p>
          </table:table-cell>
          <table:table-cell office:value-type="float" office:value="156.317880794702">
            <text:p>156,3178807947</text:p>
          </table:table-cell>
          <table:table-cell office:value-type="float" office:value="156.323671497585">
            <text:p>156,3236714976</text:p>
          </table:table-cell>
          <table:table-cell office:value-type="float" office:value="156.505376344086">
            <text:p>156,5053763441</text:p>
          </table:table-cell>
          <table:table-cell office:value-type="float" office:value="151.448717948718">
            <text:p>151,4487179487</text:p>
          </table:table-cell>
          <table:table-cell office:value-type="float" office:value="153.788405797101">
            <text:p>153,7884057971</text:p>
          </table:table-cell>
          <table:table-cell table:number-columns-repeated="286"/>
        </table:table-row>
        <table:table-row table:style-name="ro2">
          <table:table-cell office:value-type="string">
            <text:p>Mastermind kills lvl 15</text:p>
          </table:table-cell>
          <table:table-cell office:value-type="float" office:value="167">
            <text:p>167</text:p>
          </table:table-cell>
          <table:table-cell office:value-type="float" office:value="169.072727272727">
            <text:p>169,0727272727</text:p>
          </table:table-cell>
          <table:table-cell office:value-type="float" office:value="161.071428571429">
            <text:p>161,0714285714</text:p>
          </table:table-cell>
          <table:table-cell office:value-type="float" office:value="164.853658536585">
            <text:p>164,8536585366</text:p>
          </table:table-cell>
          <table:table-cell office:value-type="float" office:value="163.2">
            <text:p>163,2</text:p>
          </table:table-cell>
          <table:table-cell office:value-type="float" office:value="164">
            <text:p>164</text:p>
          </table:table-cell>
          <table:table-cell office:value-type="float" office:value="162.4">
            <text:p>162,4</text:p>
          </table:table-cell>
          <table:table-cell office:value-type="float" office:value="168.157894736842">
            <text:p>168,1578947368</text:p>
          </table:table-cell>
          <table:table-cell office:value-type="float" office:value="159.80412371134">
            <text:p>159,8041237113</text:p>
          </table:table-cell>
          <table:table-cell office:value-type="float" office:value="167.165605095541">
            <text:p>167,1656050955</text:p>
          </table:table-cell>
          <table:table-cell table:number-columns-repeated="286"/>
        </table:table-row>
        <table:table-row table:style-name="ro2">
          <table:table-cell office:value-type="string">
            <text:p>Mastermind kills lvl 16</text:p>
          </table:table-cell>
          <table:table-cell office:value-type="float" office:value="179.492537313433">
            <text:p>179,4925373134</text:p>
          </table:table-cell>
          <table:table-cell office:value-type="float" office:value="179.576419213974">
            <text:p>179,576419214</text:p>
          </table:table-cell>
          <table:table-cell office:value-type="float" office:value="178.365079365079">
            <text:p>178,3650793651</text:p>
          </table:table-cell>
          <table:table-cell office:value-type="float" office:value="179.609589041096">
            <text:p>179,6095890411</text:p>
          </table:table-cell>
          <table:table-cell office:value-type="float" office:value="181.169230769231">
            <text:p>181,1692307692</text:p>
          </table:table-cell>
          <table:table-cell office:value-type="float" office:value="179.901960784314">
            <text:p>179,9019607843</text:p>
          </table:table-cell>
          <table:table-cell office:value-type="float" office:value="178.4">
            <text:p>178,4</text:p>
          </table:table-cell>
          <table:table-cell office:value-type="float" office:value="181.551724137931">
            <text:p>181,5517241379</text:p>
          </table:table-cell>
          <table:table-cell office:value-type="float" office:value="179.549019607843">
            <text:p>179,5490196078</text:p>
          </table:table-cell>
          <table:table-cell office:value-type="float" office:value="177.731578947368">
            <text:p>177,7315789474</text:p>
          </table:table-cell>
          <table:table-cell table:number-columns-repeated="286"/>
        </table:table-row>
        <table:table-row table:style-name="ro2">
          <table:table-cell office:value-type="string">
            <text:p>Mastermind kills lvl 17</text:p>
          </table:table-cell>
          <table:table-cell office:value-type="float" office:value="198.450980392157">
            <text:p>198,4509803922</text:p>
          </table:table-cell>
          <table:table-cell office:value-type="float" office:value="192.633333333333">
            <text:p>192,6333333333</text:p>
          </table:table-cell>
          <table:table-cell office:value-type="float" office:value="188.292682926829">
            <text:p>188,2926829268</text:p>
          </table:table-cell>
          <table:table-cell office:value-type="float" office:value="202.19298245614">
            <text:p>202,1929824561</text:p>
          </table:table-cell>
          <table:table-cell office:value-type="float" office:value="193.2">
            <text:p>193,2</text:p>
          </table:table-cell>
          <table:table-cell office:value-type="float" office:value="195.333333333333">
            <text:p>195,3333333333</text:p>
          </table:table-cell>
          <table:table-cell office:value-type="float" office:value="195.388888888889">
            <text:p>195,3888888889</text:p>
          </table:table-cell>
          <table:table-cell office:value-type="float" office:value="195.454545454545">
            <text:p>195,4545454545</text:p>
          </table:table-cell>
          <table:table-cell office:value-type="float" office:value="193.464285714286">
            <text:p>193,4642857143</text:p>
          </table:table-cell>
          <table:table-cell office:value-type="float" office:value="199.987012987013">
            <text:p>199,987012987</text:p>
          </table:table-cell>
          <table:table-cell table:number-columns-repeated="286"/>
        </table:table-row>
        <table:table-row table:style-name="ro2">
          <table:table-cell office:value-type="string">
            <text:p>Mastermind kills lvl 18</text:p>
          </table:table-cell>
          <table:table-cell office:value-type="float" office:value="219.888888888889">
            <text:p>219,8888888889</text:p>
          </table:table-cell>
          <table:table-cell office:value-type="float" office:value="213.568181818182">
            <text:p>213,5681818182</text:p>
          </table:table-cell>
          <table:table-cell office:value-type="float" office:value="215.235294117647">
            <text:p>215,2352941176</text:p>
          </table:table-cell>
          <table:table-cell office:value-type="float" office:value="214.2">
            <text:p>214,2</text:p>
          </table:table-cell>
          <table:table-cell office:value-type="float" office:value="213.090909090909">
            <text:p>213,0909090909</text:p>
          </table:table-cell>
          <table:table-cell office:value-type="float" office:value="201.88">
            <text:p>201,88</text:p>
          </table:table-cell>
          <table:table-cell office:value-type="float" office:value="210.947368421053">
            <text:p>210,9473684211</text:p>
          </table:table-cell>
          <table:table-cell office:value-type="float" office:value="209.558823529412">
            <text:p>209,5588235294</text:p>
          </table:table-cell>
          <table:table-cell office:value-type="float" office:value="214.611111111111">
            <text:p>214,6111111111</text:p>
          </table:table-cell>
          <table:table-cell office:value-type="float" office:value="208.894736842105">
            <text:p>208,8947368421</text:p>
          </table:table-cell>
          <table:table-cell table:number-columns-repeated="286"/>
        </table:table-row>
        <table:table-row table:style-name="ro2">
          <table:table-cell office:value-type="string">
            <text:p>Mastermind kills lvl 19</text:p>
          </table:table-cell>
          <table:table-cell office:value-type="float" office:value="215.666666666667">
            <text:p>215,6666666667</text:p>
          </table:table-cell>
          <table:table-cell office:value-type="float" office:value="221.393939393939">
            <text:p>221,3939393939</text:p>
          </table:table-cell>
          <table:table-cell office:value-type="float" office:value="223.765957446809">
            <text:p>223,7659574468</text:p>
          </table:table-cell>
          <table:table-cell office:value-type="float" office:value="225">
            <text:p>225</text:p>
          </table:table-cell>
          <table:table-cell office:value-type="float" office:value="202.166666666667">
            <text:p>202,1666666667</text:p>
          </table:table-cell>
          <table:table-cell office:value-type="float" office:value="215.6">
            <text:p>215,6</text:p>
          </table:table-cell>
          <table:table-cell office:value-type="float" office:value="222.052631578947">
            <text:p>222,0526315789</text:p>
          </table:table-cell>
          <table:table-cell office:value-type="float" office:value="224.555555555556">
            <text:p>224,5555555556</text:p>
          </table:table-cell>
          <table:table-cell office:value-type="float" office:value="216.975">
            <text:p>216,975</text:p>
          </table:table-cell>
          <table:table-cell office:value-type="float" office:value="224.130434782609">
            <text:p>224,1304347826</text:p>
          </table:table-cell>
          <table:table-cell table:number-columns-repeated="286"/>
        </table:table-row>
        <table:table-row table:style-name="ro2">
          <table:table-cell office:value-type="string">
            <text:p>Mastermind kills lvl 20</text:p>
          </table:table-cell>
          <table:table-cell office:value-type="string">
            <text:p>NaN</text:p>
          </table:table-cell>
          <table:table-cell office:value-type="float" office:value="196">
            <text:p>196</text:p>
          </table:table-cell>
          <table:table-cell office:value-type="float" office:value="228.444444444444">
            <text:p>228,4444444444</text:p>
          </table:table-cell>
          <table:table-cell office:value-type="float" office:value="227.111111111111">
            <text:p>227,1111111111</text:p>
          </table:table-cell>
          <table:table-cell office:value-type="float" office:value="177.333333333333">
            <text:p>177,3333333333</text:p>
          </table:table-cell>
          <table:table-cell office:value-type="float" office:value="204.714285714286">
            <text:p>204,7142857143</text:p>
          </table:table-cell>
          <table:table-cell office:value-type="float" office:value="230.529411764706">
            <text:p>230,5294117647</text:p>
          </table:table-cell>
          <table:table-cell office:value-type="float" office:value="233.090909090909">
            <text:p>233,0909090909</text:p>
          </table:table-cell>
          <table:table-cell office:value-type="float" office:value="222.2">
            <text:p>222,2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kill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59.8">
            <text:p>259,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46">
            <text:p>24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leak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">
            <text:p>9</text:p>
          </table:table-cell>
          <table:table-cell table:number-columns-repeated="286"/>
        </table:table-row>
        <table:table-row table:style-name="ro2">
          <table:table-cell office:value-type="string">
            <text:p>Mastermind leak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.75">
            <text:p>11,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leak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">
            <text:p>17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leaks lvl 4</text:p>
          </table:table-cell>
          <table:table-cell office:value-type="float" office:value="1.33333333333333">
            <text:p>1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11.8571428571429">
            <text:p>11,8571428571</text:p>
          </table:table-cell>
          <table:table-cell table:number-columns-repeated="286"/>
        </table:table-row>
        <table:table-row table:style-name="ro2">
          <table:table-cell office:value-type="string">
            <text:p>Mastermind leaks lvl 5</text:p>
          </table:table-cell>
          <table:table-cell office:value-type="float" office:value="11.3846153846154">
            <text:p>11,3846153846</text:p>
          </table:table-cell>
          <table:table-cell office:value-type="float" office:value="2.71428571428571">
            <text:p>2,7142857143</text:p>
          </table:table-cell>
          <table:table-cell office:value-type="float" office:value="4.16666666666667">
            <text:p>4,1666666667</text:p>
          </table:table-cell>
          <table:table-cell office:value-type="float" office:value="8.6">
            <text:p>8,6</text:p>
          </table:table-cell>
          <table:table-cell office:value-type="float" office:value="5.16666666666667">
            <text:p>5,1666666667</text:p>
          </table:table-cell>
          <table:table-cell office:value-type="string">
            <text:p>NaN</text:p>
          </table:table-cell>
          <table:table-cell office:value-type="float" office:value="15.3333333333333">
            <text:p>15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4">
            <text:p>14</text:p>
          </table:table-cell>
          <table:table-cell table:number-columns-repeated="286"/>
        </table:table-row>
        <table:table-row table:style-name="ro2">
          <table:table-cell office:value-type="string">
            <text:p>Mastermind leak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.5">
            <text:p>5,5</text:p>
          </table:table-cell>
          <table:table-cell office:value-type="string">
            <text:p>NaN</text:p>
          </table:table-cell>
          <table:table-cell office:value-type="float" office:value="8.07692307692308">
            <text:p>8,0769230769</text:p>
          </table:table-cell>
          <table:table-cell office:value-type="float" office:value="11.1875">
            <text:p>11,18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7">
            <text:p>27</text:p>
          </table:table-cell>
          <table:table-cell office:value-type="float" office:value="9.09090909090909">
            <text:p>9,0909090909</text:p>
          </table:table-cell>
          <table:table-cell table:number-columns-repeated="286"/>
        </table:table-row>
        <table:table-row table:style-name="ro2">
          <table:table-cell office:value-type="string">
            <text:p>Mastermind leaks lvl 7</text:p>
          </table:table-cell>
          <table:table-cell office:value-type="float" office:value="6.70588235294118">
            <text:p>6,7058823529</text:p>
          </table:table-cell>
          <table:table-cell office:value-type="float" office:value="11">
            <text:p>11</text:p>
          </table:table-cell>
          <table:table-cell office:value-type="float" office:value="13.2">
            <text:p>13,2</text:p>
          </table:table-cell>
          <table:table-cell office:value-type="string">
            <text:p>NaN</text:p>
          </table:table-cell>
          <table:table-cell office:value-type="float" office:value="29.6">
            <text:p>29,6</text:p>
          </table:table-cell>
          <table:table-cell office:value-type="float" office:value="7.71428571428571">
            <text:p>7,7142857143</text:p>
          </table:table-cell>
          <table:table-cell office:value-type="float" office:value="12.2">
            <text:p>12,2</text:p>
          </table:table-cell>
          <table:table-cell office:value-type="float" office:value="7.5">
            <text:p>7,5</text:p>
          </table:table-cell>
          <table:table-cell office:value-type="float" office:value="14.4444444444444">
            <text:p>14,4444444444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leaks lvl 8</text:p>
          </table:table-cell>
          <table:table-cell office:value-type="float" office:value="12.625">
            <text:p>12,625</text:p>
          </table:table-cell>
          <table:table-cell office:value-type="float" office:value="15.3636363636364">
            <text:p>15,3636363636</text:p>
          </table:table-cell>
          <table:table-cell office:value-type="float" office:value="12.5">
            <text:p>12,5</text:p>
          </table:table-cell>
          <table:table-cell office:value-type="float" office:value="15.4117647058824">
            <text:p>15,4117647059</text:p>
          </table:table-cell>
          <table:table-cell office:value-type="string">
            <text:p>NaN</text:p>
          </table:table-cell>
          <table:table-cell office:value-type="float" office:value="12.2941176470588">
            <text:p>12,2941176471</text:p>
          </table:table-cell>
          <table:table-cell office:value-type="float" office:value="9.16666666666667">
            <text:p>9,1666666667</text:p>
          </table:table-cell>
          <table:table-cell office:value-type="float" office:value="10">
            <text:p>10</text:p>
          </table:table-cell>
          <table:table-cell office:value-type="float" office:value="9.93939393939394">
            <text:p>9,9393939394</text:p>
          </table:table-cell>
          <table:table-cell office:value-type="float" office:value="7.775">
            <text:p>7,775</text:p>
          </table:table-cell>
          <table:table-cell table:number-columns-repeated="286"/>
        </table:table-row>
        <table:table-row table:style-name="ro2">
          <table:table-cell office:value-type="string">
            <text:p>Mastermind leaks lvl 9</text:p>
          </table:table-cell>
          <table:table-cell office:value-type="float" office:value="12.8484848484848">
            <text:p>12,8484848485</text:p>
          </table:table-cell>
          <table:table-cell office:value-type="float" office:value="13">
            <text:p>13</text:p>
          </table:table-cell>
          <table:table-cell office:value-type="float" office:value="10.7692307692308">
            <text:p>10,7692307692</text:p>
          </table:table-cell>
          <table:table-cell office:value-type="float" office:value="13.8421052631579">
            <text:p>13,8421052632</text:p>
          </table:table-cell>
          <table:table-cell office:value-type="float" office:value="11.3921568627451">
            <text:p>11,3921568627</text:p>
          </table:table-cell>
          <table:table-cell office:value-type="float" office:value="11.2857142857143">
            <text:p>11,2857142857</text:p>
          </table:table-cell>
          <table:table-cell office:value-type="float" office:value="13.3125">
            <text:p>13,3125</text:p>
          </table:table-cell>
          <table:table-cell office:value-type="float" office:value="12.4">
            <text:p>12,4</text:p>
          </table:table-cell>
          <table:table-cell office:value-type="float" office:value="11.2105263157895">
            <text:p>11,2105263158</text:p>
          </table:table-cell>
          <table:table-cell office:value-type="float" office:value="11.5">
            <text:p>11,5</text:p>
          </table:table-cell>
          <table:table-cell table:number-columns-repeated="286"/>
        </table:table-row>
        <table:table-row table:style-name="ro2">
          <table:table-cell office:value-type="string">
            <text:p>Mastermind leaks lvl 10</text:p>
          </table:table-cell>
          <table:table-cell office:value-type="string">
            <text:p>NaN</text:p>
          </table:table-cell>
          <table:table-cell office:value-type="float" office:value="4.75">
            <text:p>4,75</text:p>
          </table:table-cell>
          <table:table-cell office:value-type="float" office:value="28.75">
            <text:p>28,75</text:p>
          </table:table-cell>
          <table:table-cell office:value-type="float" office:value="16.75">
            <text:p>16,75</text:p>
          </table:table-cell>
          <table:table-cell office:value-type="float" office:value="13.2">
            <text:p>13,2</text:p>
          </table:table-cell>
          <table:table-cell office:value-type="string">
            <text:p>NaN</text:p>
          </table:table-cell>
          <table:table-cell office:value-type="float" office:value="8.5">
            <text:p>8,5</text:p>
          </table:table-cell>
          <table:table-cell office:value-type="float" office:value="34.5">
            <text:p>34,5</text:p>
          </table:table-cell>
          <table:table-cell office:value-type="float" office:value="39">
            <text:p>39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leaks lvl 11</text:p>
          </table:table-cell>
          <table:table-cell office:value-type="float" office:value="12.5918367346939">
            <text:p>12,5918367347</text:p>
          </table:table-cell>
          <table:table-cell office:value-type="float" office:value="13.1818181818182">
            <text:p>13,1818181818</text:p>
          </table:table-cell>
          <table:table-cell office:value-type="float" office:value="11.7735849056604">
            <text:p>11,7735849057</text:p>
          </table:table-cell>
          <table:table-cell office:value-type="float" office:value="13.4545454545455">
            <text:p>13,4545454545</text:p>
          </table:table-cell>
          <table:table-cell office:value-type="float" office:value="12.8235294117647">
            <text:p>12,8235294118</text:p>
          </table:table-cell>
          <table:table-cell office:value-type="float" office:value="10.7777777777778">
            <text:p>10,7777777778</text:p>
          </table:table-cell>
          <table:table-cell office:value-type="float" office:value="14.7368421052632">
            <text:p>14,7368421053</text:p>
          </table:table-cell>
          <table:table-cell office:value-type="float" office:value="14.5">
            <text:p>14,5</text:p>
          </table:table-cell>
          <table:table-cell office:value-type="float" office:value="15.9310344827586">
            <text:p>15,9310344828</text:p>
          </table:table-cell>
          <table:table-cell office:value-type="float" office:value="11.9642857142857">
            <text:p>11,9642857143</text:p>
          </table:table-cell>
          <table:table-cell table:number-columns-repeated="286"/>
        </table:table-row>
        <table:table-row table:style-name="ro2">
          <table:table-cell office:value-type="string">
            <text:p>Mastermind leaks lvl 12</text:p>
          </table:table-cell>
          <table:table-cell office:value-type="float" office:value="13.8317757009346">
            <text:p>13,8317757009</text:p>
          </table:table-cell>
          <table:table-cell office:value-type="float" office:value="15.2258064516129">
            <text:p>15,2258064516</text:p>
          </table:table-cell>
          <table:table-cell office:value-type="float" office:value="14.3359375">
            <text:p>14,3359375</text:p>
          </table:table-cell>
          <table:table-cell office:value-type="float" office:value="14.984126984127">
            <text:p>14,9841269841</text:p>
          </table:table-cell>
          <table:table-cell office:value-type="float" office:value="15.875">
            <text:p>15,875</text:p>
          </table:table-cell>
          <table:table-cell office:value-type="float" office:value="14.1188118811881">
            <text:p>14,1188118812</text:p>
          </table:table-cell>
          <table:table-cell office:value-type="float" office:value="15.0232558139535">
            <text:p>15,023255814</text:p>
          </table:table-cell>
          <table:table-cell office:value-type="float" office:value="16.90625">
            <text:p>16,90625</text:p>
          </table:table-cell>
          <table:table-cell office:value-type="float" office:value="14.5131578947368">
            <text:p>14,5131578947</text:p>
          </table:table-cell>
          <table:table-cell office:value-type="float" office:value="14.659793814433">
            <text:p>14,6597938144</text:p>
          </table:table-cell>
          <table:table-cell table:number-columns-repeated="286"/>
        </table:table-row>
        <table:table-row table:style-name="ro2">
          <table:table-cell office:value-type="string">
            <text:p>Mastermind leaks lvl 13</text:p>
          </table:table-cell>
          <table:table-cell office:value-type="float" office:value="14.0903361344538">
            <text:p>14,0903361345</text:p>
          </table:table-cell>
          <table:table-cell office:value-type="float" office:value="15.963687150838">
            <text:p>15,9636871508</text:p>
          </table:table-cell>
          <table:table-cell office:value-type="float" office:value="14.5675675675676">
            <text:p>14,5675675676</text:p>
          </table:table-cell>
          <table:table-cell office:value-type="float" office:value="13.8930817610063">
            <text:p>13,893081761</text:p>
          </table:table-cell>
          <table:table-cell office:value-type="float" office:value="14.3990267639903">
            <text:p>14,399026764</text:p>
          </table:table-cell>
          <table:table-cell office:value-type="float" office:value="15.1389728096677">
            <text:p>15,1389728097</text:p>
          </table:table-cell>
          <table:table-cell office:value-type="float" office:value="14.3586206896552">
            <text:p>14,3586206897</text:p>
          </table:table-cell>
          <table:table-cell office:value-type="float" office:value="15.3254437869822">
            <text:p>15,325443787</text:p>
          </table:table-cell>
          <table:table-cell office:value-type="float" office:value="14.9233716475096">
            <text:p>14,9233716475</text:p>
          </table:table-cell>
          <table:table-cell office:value-type="float" office:value="13.3607843137255">
            <text:p>13,3607843137</text:p>
          </table:table-cell>
          <table:table-cell table:number-columns-repeated="286"/>
        </table:table-row>
        <table:table-row table:style-name="ro2">
          <table:table-cell office:value-type="string">
            <text:p>Mastermind leaks lvl 14</text:p>
          </table:table-cell>
          <table:table-cell office:value-type="float" office:value="17.4285714285714">
            <text:p>17,4285714286</text:p>
          </table:table-cell>
          <table:table-cell office:value-type="float" office:value="15.8932038834951">
            <text:p>15,8932038835</text:p>
          </table:table-cell>
          <table:table-cell office:value-type="float" office:value="15.5384615384615">
            <text:p>15,5384615385</text:p>
          </table:table-cell>
          <table:table-cell office:value-type="float" office:value="16.4507042253521">
            <text:p>16,4507042254</text:p>
          </table:table-cell>
          <table:table-cell office:value-type="float" office:value="19.2432432432432">
            <text:p>19,2432432432</text:p>
          </table:table-cell>
          <table:table-cell office:value-type="float" office:value="17.112582781457">
            <text:p>17,1125827815</text:p>
          </table:table-cell>
          <table:table-cell office:value-type="float" office:value="17.1594202898551">
            <text:p>17,1594202899</text:p>
          </table:table-cell>
          <table:table-cell office:value-type="float" office:value="16.510752688172">
            <text:p>16,5107526882</text:p>
          </table:table-cell>
          <table:table-cell office:value-type="float" office:value="17.775641025641">
            <text:p>17,7756410256</text:p>
          </table:table-cell>
          <table:table-cell office:value-type="float" office:value="16.0666666666667">
            <text:p>16,0666666667</text:p>
          </table:table-cell>
          <table:table-cell table:number-columns-repeated="286"/>
        </table:table-row>
        <table:table-row table:style-name="ro2">
          <table:table-cell office:value-type="string">
            <text:p>Mastermind leaks lvl 15</text:p>
          </table:table-cell>
          <table:table-cell office:value-type="float" office:value="16.9375">
            <text:p>16,9375</text:p>
          </table:table-cell>
          <table:table-cell office:value-type="float" office:value="19.1272727272727">
            <text:p>19,1272727273</text:p>
          </table:table-cell>
          <table:table-cell office:value-type="float" office:value="15.7380952380952">
            <text:p>15,7380952381</text:p>
          </table:table-cell>
          <table:table-cell office:value-type="float" office:value="18.5365853658537">
            <text:p>18,5365853659</text:p>
          </table:table-cell>
          <table:table-cell office:value-type="float" office:value="23.4">
            <text:p>23,4</text:p>
          </table:table-cell>
          <table:table-cell office:value-type="float" office:value="16.2">
            <text:p>16,2</text:p>
          </table:table-cell>
          <table:table-cell office:value-type="float" office:value="20.65">
            <text:p>20,65</text:p>
          </table:table-cell>
          <table:table-cell office:value-type="float" office:value="17.9736842105263">
            <text:p>17,9736842105</text:p>
          </table:table-cell>
          <table:table-cell office:value-type="float" office:value="18.020618556701">
            <text:p>18,0206185567</text:p>
          </table:table-cell>
          <table:table-cell office:value-type="float" office:value="17.1974522292994">
            <text:p>17,1974522293</text:p>
          </table:table-cell>
          <table:table-cell table:number-columns-repeated="286"/>
        </table:table-row>
        <table:table-row table:style-name="ro2">
          <table:table-cell office:value-type="string">
            <text:p>Mastermind leaks lvl 16</text:p>
          </table:table-cell>
          <table:table-cell office:value-type="float" office:value="21.0074626865672">
            <text:p>21,0074626866</text:p>
          </table:table-cell>
          <table:table-cell office:value-type="float" office:value="24.2139737991266">
            <text:p>24,2139737991</text:p>
          </table:table-cell>
          <table:table-cell office:value-type="float" office:value="21.7619047619048">
            <text:p>21,7619047619</text:p>
          </table:table-cell>
          <table:table-cell office:value-type="float" office:value="22.5684931506849">
            <text:p>22,5684931507</text:p>
          </table:table-cell>
          <table:table-cell office:value-type="float" office:value="21.9307692307692">
            <text:p>21,9307692308</text:p>
          </table:table-cell>
          <table:table-cell office:value-type="float" office:value="23.6013071895425">
            <text:p>23,6013071895</text:p>
          </table:table-cell>
          <table:table-cell office:value-type="float" office:value="23.6648648648649">
            <text:p>23,6648648649</text:p>
          </table:table-cell>
          <table:table-cell office:value-type="float" office:value="22.0344827586207">
            <text:p>22,0344827586</text:p>
          </table:table-cell>
          <table:table-cell office:value-type="float" office:value="24.1503267973856">
            <text:p>24,1503267974</text:p>
          </table:table-cell>
          <table:table-cell office:value-type="float" office:value="22.0736842105263">
            <text:p>22,0736842105</text:p>
          </table:table-cell>
          <table:table-cell table:number-columns-repeated="286"/>
        </table:table-row>
        <table:table-row table:style-name="ro2">
          <table:table-cell office:value-type="string">
            <text:p>Mastermind leaks lvl 17</text:p>
          </table:table-cell>
          <table:table-cell office:value-type="float" office:value="22.6274509803922">
            <text:p>22,6274509804</text:p>
          </table:table-cell>
          <table:table-cell office:value-type="float" office:value="25.2">
            <text:p>25,2</text:p>
          </table:table-cell>
          <table:table-cell office:value-type="float" office:value="23.8536585365854">
            <text:p>23,8536585366</text:p>
          </table:table-cell>
          <table:table-cell office:value-type="float" office:value="19.2456140350877">
            <text:p>19,2456140351</text:p>
          </table:table-cell>
          <table:table-cell office:value-type="float" office:value="27.8285714285714">
            <text:p>27,8285714286</text:p>
          </table:table-cell>
          <table:table-cell office:value-type="float" office:value="23.3913043478261">
            <text:p>23,3913043478</text:p>
          </table:table-cell>
          <table:table-cell office:value-type="float" office:value="24.8888888888889">
            <text:p>24,8888888889</text:p>
          </table:table-cell>
          <table:table-cell office:value-type="float" office:value="21.9272727272727">
            <text:p>21,9272727273</text:p>
          </table:table-cell>
          <table:table-cell office:value-type="float" office:value="22.6607142857143">
            <text:p>22,6607142857</text:p>
          </table:table-cell>
          <table:table-cell office:value-type="float" office:value="20.2207792207792">
            <text:p>20,2207792208</text:p>
          </table:table-cell>
          <table:table-cell table:number-columns-repeated="286"/>
        </table:table-row>
        <table:table-row table:style-name="ro2">
          <table:table-cell office:value-type="string">
            <text:p>Mastermind leaks lvl 18</text:p>
          </table:table-cell>
          <table:table-cell office:value-type="float" office:value="17.9444444444444">
            <text:p>17,9444444444</text:p>
          </table:table-cell>
          <table:table-cell office:value-type="float" office:value="24.2045454545455">
            <text:p>24,2045454545</text:p>
          </table:table-cell>
          <table:table-cell office:value-type="float" office:value="20.7352941176471">
            <text:p>20,7352941176</text:p>
          </table:table-cell>
          <table:table-cell office:value-type="float" office:value="21.8">
            <text:p>21,8</text:p>
          </table:table-cell>
          <table:table-cell office:value-type="float" office:value="21.9090909090909">
            <text:p>21,9090909091</text:p>
          </table:table-cell>
          <table:table-cell office:value-type="float" office:value="30.92">
            <text:p>30,92</text:p>
          </table:table-cell>
          <table:table-cell office:value-type="float" office:value="22.1842105263158">
            <text:p>22,1842105263</text:p>
          </table:table-cell>
          <table:table-cell office:value-type="float" office:value="24.2647058823529">
            <text:p>24,2647058824</text:p>
          </table:table-cell>
          <table:table-cell office:value-type="float" office:value="23.8333333333333">
            <text:p>23,8333333333</text:p>
          </table:table-cell>
          <table:table-cell office:value-type="float" office:value="25.3684210526316">
            <text:p>25,3684210526</text:p>
          </table:table-cell>
          <table:table-cell table:number-columns-repeated="286"/>
        </table:table-row>
        <table:table-row table:style-name="ro2">
          <table:table-cell office:value-type="string">
            <text:p>Mastermind leaks lvl 19</text:p>
          </table:table-cell>
          <table:table-cell office:value-type="float" office:value="25.9444444444444">
            <text:p>25,9444444444</text:p>
          </table:table-cell>
          <table:table-cell office:value-type="float" office:value="28.6363636363636">
            <text:p>28,6363636364</text:p>
          </table:table-cell>
          <table:table-cell office:value-type="float" office:value="21.2978723404255">
            <text:p>21,2978723404</text:p>
          </table:table-cell>
          <table:table-cell office:value-type="float" office:value="26.6756756756757">
            <text:p>26,6756756757</text:p>
          </table:table-cell>
          <table:table-cell office:value-type="float" office:value="24.8333333333333">
            <text:p>24,8333333333</text:p>
          </table:table-cell>
          <table:table-cell office:value-type="float" office:value="27.84">
            <text:p>27,84</text:p>
          </table:table-cell>
          <table:table-cell office:value-type="float" office:value="21.7368421052632">
            <text:p>21,7368421053</text:p>
          </table:table-cell>
          <table:table-cell office:value-type="float" office:value="24.5185185185185">
            <text:p>24,5185185185</text:p>
          </table:table-cell>
          <table:table-cell office:value-type="float" office:value="33.05">
            <text:p>33,05</text:p>
          </table:table-cell>
          <table:table-cell office:value-type="float" office:value="29">
            <text:p>29</text:p>
          </table:table-cell>
          <table:table-cell table:number-columns-repeated="286"/>
        </table:table-row>
        <table:table-row table:style-name="ro2">
          <table:table-cell office:value-type="string">
            <text:p>Mastermind leaks lvl 20</text:p>
          </table:table-cell>
          <table:table-cell office:value-type="string">
            <text:p>NaN</text:p>
          </table:table-cell>
          <table:table-cell office:value-type="float" office:value="11.6666666666667">
            <text:p>11,6666666667</text:p>
          </table:table-cell>
          <table:table-cell office:value-type="float" office:value="28.8333333333333">
            <text:p>28,8333333333</text:p>
          </table:table-cell>
          <table:table-cell office:value-type="float" office:value="24.8888888888889">
            <text:p>24,8888888889</text:p>
          </table:table-cell>
          <table:table-cell office:value-type="float" office:value="29.3333333333333">
            <text:p>29,3333333333</text:p>
          </table:table-cell>
          <table:table-cell office:value-type="float" office:value="29.1428571428571">
            <text:p>29,1428571429</text:p>
          </table:table-cell>
          <table:table-cell office:value-type="float" office:value="26.2352941176471">
            <text:p>26,2352941176</text:p>
          </table:table-cell>
          <table:table-cell office:value-type="float" office:value="20.8181818181818">
            <text:p>20,8181818182</text:p>
          </table:table-cell>
          <table:table-cell office:value-type="float" office:value="30.3">
            <text:p>30,3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office:value-type="string">
            <text:p>Mastermind leak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2.2">
            <text:p>32,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9">
            <text:p>4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6"/>
        </table:table-row>
        <table:table-row table:style-name="ro2">
          <table:table-cell table:number-columns-repeated="4"/>
          <table:table-cell office:value-type="string">
            <text:p>Most wins:</text:p>
          </table:table-cell>
          <table:table-cell table:number-columns-repeated="2"/>
          <table:table-cell office:value-type="string">
            <text:p>Most wins:</text:p>
          </table:table-cell>
          <table:table-cell office:value-type="string">
            <text:p>Most wins:</text:p>
          </table:table-cell>
          <table:table-cell office:value-type="string">
            <text:p>Most wins:</text:p>
          </table:table-cell>
          <table:table-cell office:value-type="string">
            <text:p>Most wins:</text:p>
          </table:table-cell>
          <table:table-cell table:number-columns-repeated="286"/>
        </table:table-row>
        <table:table-row table:style-name="ro2">
          <table:table-cell table:number-columns-repeated="4"/>
          <table:table-cell office:value-type="string">
            <text:p>marius(32)</text:p>
          </table:table-cell>
          <table:table-cell table:number-columns-repeated="2"/>
          <table:table-cell office:value-type="string">
            <text:p>Nick809a(20)</text:p>
          </table:table-cell>
          <table:table-cell office:value-type="string">
            <text:p>Isotrop(23)</text:p>
          </table:table-cell>
          <table:table-cell office:value-type="string">
            <text:p>Diamondprox(22)</text:p>
          </table:table-cell>
          <table:table-cell office:value-type="string">
            <text:p>Darkoss(21)</text:p>
          </table:table-cell>
          <table:table-cell table:number-columns-repeated="286"/>
        </table:table-row>
        <table:table-row table:style-name="ro2">
          <table:table-cell table:number-columns-repeated="4"/>
          <table:table-cell office:value-type="string">
            <text:p>Mosl(28)</text:p>
          </table:table-cell>
          <table:table-cell table:number-columns-repeated="2"/>
          <table:table-cell office:value-type="string">
            <text:p>Nick809a(20)</text:p>
          </table:table-cell>
          <table:table-cell office:value-type="string">
            <text:p>Doublelift(19)</text:p>
          </table:table-cell>
          <table:table-cell office:value-type="string">
            <text:p>Diamondprox(22)</text:p>
          </table:table-cell>
          <table:table-cell office:value-type="string">
            <text:p>JahPuèreCoco(19)</text:p>
          </table:table-cell>
          <table:table-cell table:number-columns-repeated="286"/>
        </table:table-row>
        <table:table-row table:style-name="ro2">
          <table:table-cell table:number-columns-repeated="4"/>
          <table:table-cell office:value-type="string">
            <text:p>Illane(23)</text:p>
          </table:table-cell>
          <table:table-cell table:number-columns-repeated="2"/>
          <table:table-cell office:value-type="string">
            <text:p>Jean Paul Michel(18)</text:p>
          </table:table-cell>
          <table:table-cell office:value-type="string">
            <text:p>LeChrist(17)</text:p>
          </table:table-cell>
          <table:table-cell office:value-type="string">
            <text:p>Diamondprox(22)</text:p>
          </table:table-cell>
          <table:table-cell office:value-type="string">
            <text:p>JahPuèreCoco(19)</text:p>
          </table:table-cell>
          <table:table-cell table:number-columns-repeated="286"/>
        </table:table-row>
        <table:table-row table:style-name="ro2">
          <table:table-cell table:number-columns-repeated="4"/>
          <table:table-cell office:value-type="string">
            <text:p>Most workers: 23 (SativaMonk)</text:p>
          </table:table-cell>
          <table:table-cell table:number-columns-repeated="2"/>
          <table:table-cell office:value-type="string">
            <text:p>Most workers: 30 (Khitz)</text:p>
          </table:table-cell>
          <table:table-cell office:value-type="string">
            <text:p>Most workers: 26 (Nick809a)</text:p>
          </table:table-cell>
          <table:table-cell office:value-type="string">
            <text:p>Most workers: 41 (beetlejus)</text:p>
          </table:table-cell>
          <table:table-cell office:value-type="string">
            <text:p>Most workers: 76 (ShamanOfHigh)</text:p>
          </table:table-cell>
          <table:table-cell table:number-columns-repeated="286"/>
        </table:table-row>
        <table:table-row table:style-name="ro2">
          <table:table-cell table:number-columns-repeated="4"/>
          <table:table-cell office:value-type="string">
            <text:p>Most income: 1056 (EpoT)</text:p>
          </table:table-cell>
          <table:table-cell table:number-columns-repeated="2"/>
          <table:table-cell office:value-type="string">
            <text:p>Most income: 1290 (PistacjowyJoey)</text:p>
          </table:table-cell>
          <table:table-cell office:value-type="string">
            <text:p>Most income: 1220 (Sehael)</text:p>
          </table:table-cell>
          <table:table-cell office:value-type="string">
            <text:p>Most income: 1242 (Tesch)</text:p>
          </table:table-cell>
          <table:table-cell office:value-type="string">
            <text:p>Most income: 2379 (JahPuèreCoco)</text:p>
          </table:table-cell>
          <table:table-cell table:number-columns-repeated="286"/>
        </table:table-row>
        <table:table-row table:style-name="ro2">
          <table:table-cell table:number-columns-repeated="4"/>
          <table:table-cell office:value-type="string">
            <text:p>Most value: 9340 (EpoT)</text:p>
          </table:table-cell>
          <table:table-cell table:number-columns-repeated="2"/>
          <table:table-cell office:value-type="string">
            <text:p>Most value: 10635 (Nick809a)</text:p>
          </table:table-cell>
          <table:table-cell office:value-type="string">
            <text:p>Most value: 10325 (Sehael)</text:p>
          </table:table-cell>
          <table:table-cell office:value-type="string">
            <text:p>Most value: 7915 (Todator)</text:p>
          </table:table-cell>
          <table:table-cell office:value-type="string">
            <text:p>Most value: 6825 (Todator)</text:p>
          </table:table-cell>
          <table:table-cell table:number-columns-repeated="286"/>
        </table:table-row>
        <table:table-row table:style-name="ro1">
          <table:table-cell table:number-columns-repeated="9"/>
          <table:table-cell office:value-type="string">
            <text:p>mm: 17</text:p>
          </table:table-cell>
          <table:table-cell office:value-type="string">
            <text:p>mm: 0</text:p>
          </table:table-cell>
          <table:table-cell table:number-columns-repeated="286"/>
        </table:table-row>
        <table:table-row table:style-name="ro1" table:number-rows-repeated="444">
          <table:table-cell table:number-columns-repeated="297"/>
        </table:table-row>
        <table:table-row table:style-name="ro1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B19:Overview.B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3" table:default-cell-style-name="Default"/>
        <table:table-column table:style-name="co2" table:number-columns-repeated="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3" office:value-type="string">
            <text:p>Level</text:p>
          </table:table-cell>
          <table:table-cell table:number-columns-repeated="5" table:style-name="ce5" office:value-type="string">
            <text:p>Element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number-columns-repeated="5" table:style-name="ce16" office:value-type="string">
            <text:p>Mastermind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6" table:formula="of:=AVERAGE([Overview.B40:.KK40])" office:value-type="float" office:value="2">
            <text:p>2</text:p>
          </table:table-cell>
          <table:table-cell table:style-name="ce6" table:formula="of:=AVERAGE([Overview.B61:.KK61])" office:value-type="float" office:value="6">
            <text:p>6</text:p>
          </table:table-cell>
          <table:table-cell table:style-name="ce6" table:formula="of:=AVERAGE([Overview.B82:.KK82])" office:value-type="float" office:value="200">
            <text:p>200</text:p>
          </table:table-cell>
          <table:table-cell table:style-name="ce6" table:formula="of:=AVERAGE([Overview.B103:.KK103])" office:value-type="float" office:value="12">
            <text:p>12</text:p>
          </table:table-cell>
          <table:table-cell table:style-name="ce6" table:formula="of:=AVERAGE([Overview.B124:.KK124])" office:value-type="float" office:value="0">
            <text:p>0</text:p>
          </table:table-cell>
          <table:table-cell table:style-name="ce8" table:formula="of:=AVERAGE([Overview.B145:.KK145])" office:value-type="float" office:value="2">
            <text:p>2</text:p>
          </table:table-cell>
          <table:table-cell table:style-name="ce8" table:formula="of:=AVERAGE([Overview.B166:.KK166])" office:value-type="float" office:value="3">
            <text:p>3</text:p>
          </table:table-cell>
          <table:table-cell table:style-name="ce8" table:formula="of:=AVERAGE([Overview.B187:.KK187])" office:value-type="float" office:value="165">
            <text:p>165</text:p>
          </table:table-cell>
          <table:table-cell table:style-name="ce8" table:formula="of:=AVERAGE([Overview.B208:.KK208])" office:value-type="float" office:value="13">
            <text:p>13</text:p>
          </table:table-cell>
          <table:table-cell table:style-name="ce8" table:formula="of:=AVERAGE([Overview.B229:.KK229])" office:value-type="float" office:value="0">
            <text:p>0</text:p>
          </table:table-cell>
          <table:table-cell table:style-name="ce10" table:formula="of:=AVERAGE([Overview.B250:.KK250])" office:value-type="float" office:value="1">
            <text:p>1</text:p>
          </table:table-cell>
          <table:table-cell table:style-name="ce10" table:formula="of:=AVERAGE([Overview.B271:.KK271])" office:value-type="float" office:value="6">
            <text:p>6</text:p>
          </table:table-cell>
          <table:table-cell table:style-name="ce10" table:formula="of:=AVERAGE([Overview.B292:.KK292])" office:value-type="float" office:value="280">
            <text:p>280</text:p>
          </table:table-cell>
          <table:table-cell table:style-name="ce10" table:formula="of:=AVERAGE([Overview.B313:.KK313])" office:value-type="float" office:value="12">
            <text:p>12</text:p>
          </table:table-cell>
          <table:table-cell table:style-name="ce10" table:formula="of:=AVERAGE([Overview.B334:.KK334])" office:value-type="float" office:value="0">
            <text:p>0</text:p>
          </table:table-cell>
          <table:table-cell table:style-name="ce12" table:formula="of:=AVERAGE([Overview.B355:.KK355])" office:value-type="float" office:value="2">
            <text:p>2</text:p>
          </table:table-cell>
          <table:table-cell table:style-name="ce12" table:formula="of:=AVERAGE([Overview.B376:.KK376])" office:value-type="float" office:value="6">
            <text:p>6</text:p>
          </table:table-cell>
          <table:table-cell table:style-name="ce12" table:formula="of:=AVERAGE([Overview.B397:.KK397])" office:value-type="float" office:value="185">
            <text:p>185</text:p>
          </table:table-cell>
          <table:table-cell table:style-name="ce12" table:formula="of:=AVERAGE([Overview.B418:.KK418])" office:value-type="float" office:value="16">
            <text:p>16</text:p>
          </table:table-cell>
          <table:table-cell table:style-name="ce12" table:formula="of:=AVERAGE([Overview.B439:.KK439])" office:value-type="float" office:value="0">
            <text:p>0</text:p>
          </table:table-cell>
          <table:table-cell table:style-name="ce17" table:formula="of:=AVERAGE([Overview.B460:.KK460])" office:value-type="float" office:value="2">
            <text:p>2</text:p>
          </table:table-cell>
          <table:table-cell table:style-name="ce17" table:formula="of:=AVERAGE([Overview.B481:.KK481])" office:value-type="float" office:value="3">
            <text:p>3</text:p>
          </table:table-cell>
          <table:table-cell table:style-name="ce17" table:formula="of:=AVERAGE([Overview.B502:.KK502])" office:value-type="float" office:value="110">
            <text:p>110</text:p>
          </table:table-cell>
          <table:table-cell table:style-name="ce17" table:formula="of:=AVERAGE([Overview.B523:.KK523])" office:value-type="float" office:value="3.5">
            <text:p>3,5</text:p>
          </table:table-cell>
          <table:table-cell table:style-name="ce17" table:formula="of:=AVERAGE([Overview.B544:.KK544])" office:value-type="float" office:value="9">
            <text:p>9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table:formula="of:=AVERAGE([Overview.B41:.KK41])" office:value-type="float" office:value="3">
            <text:p>3</text:p>
          </table:table-cell>
          <table:table-cell table:style-name="ce6" table:formula="of:=AVERAGE([Overview.B62:.KK62])" office:value-type="float" office:value="24">
            <text:p>24</text:p>
          </table:table-cell>
          <table:table-cell table:style-name="ce6" table:formula="of:=AVERAGE([Overview.B83:.KK83])" office:value-type="float" office:value="160">
            <text:p>160</text:p>
          </table:table-cell>
          <table:table-cell table:style-name="ce6" table:formula="of:=AVERAGE([Overview.B104:.KK104])" office:value-type="float" office:value="19">
            <text:p>19</text:p>
          </table:table-cell>
          <table:table-cell table:style-name="ce6" table:formula="of:=AVERAGE([Overview.B125:.KK125])" office:value-type="float" office:value="5">
            <text:p>5</text:p>
          </table:table-cell>
          <table:table-cell table:style-name="ce8" table:formula="of:=AVERAGE([Overview.B146:.KK146])" office:value-type="float" office:value="3">
            <text:p>3</text:p>
          </table:table-cell>
          <table:table-cell table:style-name="ce8" table:formula="of:=AVERAGE([Overview.B167:.KK167])" office:value-type="float" office:value="19">
            <text:p>19</text:p>
          </table:table-cell>
          <table:table-cell table:style-name="ce8" table:formula="of:=AVERAGE([Overview.B188:.KK188])" office:value-type="float" office:value="110">
            <text:p>110</text:p>
          </table:table-cell>
          <table:table-cell table:style-name="ce8" table:formula="of:=AVERAGE([Overview.B209:.KK209])" office:value-type="float" office:value="12.5">
            <text:p>12,5</text:p>
          </table:table-cell>
          <table:table-cell table:style-name="ce8" table:formula="of:=AVERAGE([Overview.B230:.KK230])" office:value-type="float" office:value="9.5">
            <text:p>9,5</text:p>
          </table:table-cell>
          <table:table-cell table:style-name="ce10" table:formula="of:=AVERAGE([Overview.B251:.KK251])" office:value-type="float" office:value="0">
            <text:p>#DIV/0!</text:p>
          </table:table-cell>
          <table:table-cell table:style-name="ce10" table:formula="of:=AVERAGE([Overview.B272:.KK272])" office:value-type="float" office:value="0">
            <text:p>#DIV/0!</text:p>
          </table:table-cell>
          <table:table-cell table:style-name="ce10" table:formula="of:=AVERAGE([Overview.B293:.KK293])" office:value-type="float" office:value="0">
            <text:p>#DIV/0!</text:p>
          </table:table-cell>
          <table:table-cell table:style-name="ce10" table:formula="of:=AVERAGE([Overview.B314:.KK314])" office:value-type="float" office:value="0">
            <text:p>#DIV/0!</text:p>
          </table:table-cell>
          <table:table-cell table:style-name="ce10" table:formula="of:=AVERAGE([Overview.B335:.KK335])" office:value-type="float" office:value="0">
            <text:p>#DIV/0!</text:p>
          </table:table-cell>
          <table:table-cell table:style-name="ce12" table:formula="of:=AVERAGE([Overview.B356:.KK356])" office:value-type="float" office:value="1">
            <text:p>1</text:p>
          </table:table-cell>
          <table:table-cell table:style-name="ce12" table:formula="of:=AVERAGE([Overview.B377:.KK377])" office:value-type="float" office:value="0">
            <text:p>0</text:p>
          </table:table-cell>
          <table:table-cell table:style-name="ce12" table:formula="of:=AVERAGE([Overview.B398:.KK398])" office:value-type="float" office:value="225">
            <text:p>225</text:p>
          </table:table-cell>
          <table:table-cell table:style-name="ce12" table:formula="of:=AVERAGE([Overview.B419:.KK419])" office:value-type="float" office:value="24">
            <text:p>24</text:p>
          </table:table-cell>
          <table:table-cell table:style-name="ce12" table:formula="of:=AVERAGE([Overview.B440:.KK440])" office:value-type="float" office:value="4">
            <text:p>4</text:p>
          </table:table-cell>
          <table:table-cell table:style-name="ce17" table:formula="of:=AVERAGE([Overview.B461:.KK461])" office:value-type="float" office:value="2.25">
            <text:p>2,25</text:p>
          </table:table-cell>
          <table:table-cell table:style-name="ce17" table:formula="of:=AVERAGE([Overview.B482:.KK482])" office:value-type="float" office:value="15">
            <text:p>15</text:p>
          </table:table-cell>
          <table:table-cell table:style-name="ce17" table:formula="of:=AVERAGE([Overview.B503:.KK503])" office:value-type="float" office:value="171.25">
            <text:p>171,25</text:p>
          </table:table-cell>
          <table:table-cell table:style-name="ce17" table:formula="of:=AVERAGE([Overview.B524:.KK524])" office:value-type="float" office:value="15.5">
            <text:p>15,5</text:p>
          </table:table-cell>
          <table:table-cell table:style-name="ce17" table:formula="of:=AVERAGE([Overview.B545:.KK545])" office:value-type="float" office:value="11.75">
            <text:p>11,7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6" table:formula="of:=AVERAGE([Overview.B42:.KK42])" office:value-type="float" office:value="0">
            <text:p>#DIV/0!</text:p>
          </table:table-cell>
          <table:table-cell table:style-name="ce6" table:formula="of:=AVERAGE([Overview.B63:.KK63])" office:value-type="float" office:value="0">
            <text:p>#DIV/0!</text:p>
          </table:table-cell>
          <table:table-cell table:style-name="ce6" table:formula="of:=AVERAGE([Overview.B84:.KK84])" office:value-type="float" office:value="0">
            <text:p>#DIV/0!</text:p>
          </table:table-cell>
          <table:table-cell table:style-name="ce6" table:formula="of:=AVERAGE([Overview.B105:.KK105])" office:value-type="float" office:value="0">
            <text:p>#DIV/0!</text:p>
          </table:table-cell>
          <table:table-cell table:style-name="ce6" table:formula="of:=AVERAGE([Overview.B126:.KK126])" office:value-type="float" office:value="0">
            <text:p>#DIV/0!</text:p>
          </table:table-cell>
          <table:table-cell table:style-name="ce8" table:formula="of:=AVERAGE([Overview.B147:.KK147])" office:value-type="float" office:value="0">
            <text:p>#DIV/0!</text:p>
          </table:table-cell>
          <table:table-cell table:style-name="ce8" table:formula="of:=AVERAGE([Overview.B168:.KK168])" office:value-type="float" office:value="0">
            <text:p>#DIV/0!</text:p>
          </table:table-cell>
          <table:table-cell table:style-name="ce8" table:formula="of:=AVERAGE([Overview.B189:.KK189])" office:value-type="float" office:value="0">
            <text:p>#DIV/0!</text:p>
          </table:table-cell>
          <table:table-cell table:style-name="ce8" table:formula="of:=AVERAGE([Overview.B210:.KK210])" office:value-type="float" office:value="0">
            <text:p>#DIV/0!</text:p>
          </table:table-cell>
          <table:table-cell table:style-name="ce8" table:formula="of:=AVERAGE([Overview.B231:.KK231])" office:value-type="float" office:value="0">
            <text:p>#DIV/0!</text:p>
          </table:table-cell>
          <table:table-cell table:style-name="ce10" table:formula="of:=AVERAGE([Overview.B252:.KK252])" office:value-type="float" office:value="0">
            <text:p>#DIV/0!</text:p>
          </table:table-cell>
          <table:table-cell table:style-name="ce10" table:formula="of:=AVERAGE([Overview.B273:.KK273])" office:value-type="float" office:value="0">
            <text:p>#DIV/0!</text:p>
          </table:table-cell>
          <table:table-cell table:style-name="ce10" table:formula="of:=AVERAGE([Overview.B294:.KK294])" office:value-type="float" office:value="0">
            <text:p>#DIV/0!</text:p>
          </table:table-cell>
          <table:table-cell table:style-name="ce10" table:formula="of:=AVERAGE([Overview.B315:.KK315])" office:value-type="float" office:value="0">
            <text:p>#DIV/0!</text:p>
          </table:table-cell>
          <table:table-cell table:style-name="ce10" table:formula="of:=AVERAGE([Overview.B336:.KK336])" office:value-type="float" office:value="0">
            <text:p>#DIV/0!</text:p>
          </table:table-cell>
          <table:table-cell table:style-name="ce12" table:formula="of:=AVERAGE([Overview.B357:.KK357])" office:value-type="float" office:value="3">
            <text:p>3</text:p>
          </table:table-cell>
          <table:table-cell table:style-name="ce12" table:formula="of:=AVERAGE([Overview.B378:.KK378])" office:value-type="float" office:value="21">
            <text:p>21</text:p>
          </table:table-cell>
          <table:table-cell table:style-name="ce12" table:formula="of:=AVERAGE([Overview.B399:.KK399])" office:value-type="float" office:value="237.5">
            <text:p>237,5</text:p>
          </table:table-cell>
          <table:table-cell table:style-name="ce12" table:formula="of:=AVERAGE([Overview.B420:.KK420])" office:value-type="float" office:value="34">
            <text:p>34</text:p>
          </table:table-cell>
          <table:table-cell table:style-name="ce12" table:formula="of:=AVERAGE([Overview.B441:.KK441])" office:value-type="float" office:value="9.5">
            <text:p>9,5</text:p>
          </table:table-cell>
          <table:table-cell table:style-name="ce17" table:formula="of:=AVERAGE([Overview.B462:.KK462])" office:value-type="float" office:value="3">
            <text:p>3</text:p>
          </table:table-cell>
          <table:table-cell table:style-name="ce17" table:formula="of:=AVERAGE([Overview.B483:.KK483])" office:value-type="float" office:value="18">
            <text:p>18</text:p>
          </table:table-cell>
          <table:table-cell table:style-name="ce17" table:formula="of:=AVERAGE([Overview.B504:.KK504])" office:value-type="float" office:value="130.714285714286">
            <text:p>130,7142857143</text:p>
          </table:table-cell>
          <table:table-cell table:style-name="ce17" table:formula="of:=AVERAGE([Overview.B525:.KK525])" office:value-type="float" office:value="32.1428571428571">
            <text:p>32,1428571429</text:p>
          </table:table-cell>
          <table:table-cell table:style-name="ce17" table:formula="of:=AVERAGE([Overview.B546:.KK546])" office:value-type="float" office:value="17">
            <text:p>17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6" table:formula="of:=AVERAGE([Overview.B43:.KK43])" office:value-type="float" office:value="2.5">
            <text:p>2,5</text:p>
          </table:table-cell>
          <table:table-cell table:style-name="ce6" table:formula="of:=AVERAGE([Overview.B64:.KK64])" office:value-type="float" office:value="29.25">
            <text:p>29,25</text:p>
          </table:table-cell>
          <table:table-cell table:style-name="ce6" table:formula="of:=AVERAGE([Overview.B85:.KK85])" office:value-type="float" office:value="386.25">
            <text:p>386,25</text:p>
          </table:table-cell>
          <table:table-cell table:style-name="ce6" table:formula="of:=AVERAGE([Overview.B106:.KK106])" office:value-type="float" office:value="38.5">
            <text:p>38,5</text:p>
          </table:table-cell>
          <table:table-cell table:style-name="ce6" table:formula="of:=AVERAGE([Overview.B127:.KK127])" office:value-type="float" office:value="24.5">
            <text:p>24,5</text:p>
          </table:table-cell>
          <table:table-cell table:style-name="ce8" table:formula="of:=AVERAGE([Overview.B148:.KK148])" office:value-type="float" office:value="3">
            <text:p>3</text:p>
          </table:table-cell>
          <table:table-cell table:style-name="ce8" table:formula="of:=AVERAGE([Overview.B169:.KK169])" office:value-type="float" office:value="24">
            <text:p>24</text:p>
          </table:table-cell>
          <table:table-cell table:style-name="ce8" table:formula="of:=AVERAGE([Overview.B190:.KK190])" office:value-type="float" office:value="335">
            <text:p>335</text:p>
          </table:table-cell>
          <table:table-cell table:style-name="ce8" table:formula="of:=AVERAGE([Overview.B211:.KK211])" office:value-type="float" office:value="49">
            <text:p>49</text:p>
          </table:table-cell>
          <table:table-cell table:style-name="ce8" table:formula="of:=AVERAGE([Overview.B232:.KK232])" office:value-type="float" office:value="13">
            <text:p>13</text:p>
          </table:table-cell>
          <table:table-cell table:style-name="ce10" table:formula="of:=AVERAGE([Overview.B253:.KK253])" office:value-type="float" office:value="2">
            <text:p>2</text:p>
          </table:table-cell>
          <table:table-cell table:style-name="ce10" table:formula="of:=AVERAGE([Overview.B274:.KK274])" office:value-type="float" office:value="13.5">
            <text:p>13,5</text:p>
          </table:table-cell>
          <table:table-cell table:style-name="ce10" table:formula="of:=AVERAGE([Overview.B295:.KK295])" office:value-type="float" office:value="306.666666666666">
            <text:p>306,6666666667</text:p>
          </table:table-cell>
          <table:table-cell table:style-name="ce10" table:formula="of:=AVERAGE([Overview.B316:.KK316])" office:value-type="float" office:value="49.3333333333334">
            <text:p>49,3333333333</text:p>
          </table:table-cell>
          <table:table-cell table:style-name="ce10" table:formula="of:=AVERAGE([Overview.B337:.KK337])" office:value-type="float" office:value="24">
            <text:p>24</text:p>
          </table:table-cell>
          <table:table-cell table:style-name="ce12" table:formula="of:=AVERAGE([Overview.B358:.KK358])" office:value-type="float" office:value="3">
            <text:p>3</text:p>
          </table:table-cell>
          <table:table-cell table:style-name="ce12" table:formula="of:=AVERAGE([Overview.B379:.KK379])" office:value-type="float" office:value="30">
            <text:p>30</text:p>
          </table:table-cell>
          <table:table-cell table:style-name="ce12" table:formula="of:=AVERAGE([Overview.B400:.KK400])" office:value-type="float" office:value="225">
            <text:p>225</text:p>
          </table:table-cell>
          <table:table-cell table:style-name="ce12" table:formula="of:=AVERAGE([Overview.B421:.KK421])" office:value-type="float" office:value="20">
            <text:p>20</text:p>
          </table:table-cell>
          <table:table-cell table:style-name="ce12" table:formula="of:=AVERAGE([Overview.B442:.KK442])" office:value-type="float" office:value="25">
            <text:p>25</text:p>
          </table:table-cell>
          <table:table-cell table:style-name="ce17" table:formula="of:=AVERAGE([Overview.B463:.KK463])" office:value-type="float" office:value="3">
            <text:p>3</text:p>
          </table:table-cell>
          <table:table-cell table:style-name="ce17" table:formula="of:=AVERAGE([Overview.B484:.KK484])" office:value-type="float" office:value="29.452380952381">
            <text:p>29,4523809524</text:p>
          </table:table-cell>
          <table:table-cell table:style-name="ce17" table:formula="of:=AVERAGE([Overview.B505:.KK505])" office:value-type="float" office:value="349.52380952381">
            <text:p>349,5238095238</text:p>
          </table:table-cell>
          <table:table-cell table:style-name="ce17" table:formula="of:=AVERAGE([Overview.B526:.KK526])" office:value-type="float" office:value="54.531746031746">
            <text:p>54,5317460317</text:p>
          </table:table-cell>
          <table:table-cell table:style-name="ce17" table:formula="of:=AVERAGE([Overview.B547:.KK547])" office:value-type="float" office:value="4.39682539682541">
            <text:p>4,396825396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6" table:formula="of:=AVERAGE([Overview.B44:.KK44])" office:value-type="float" office:value="3.59285714285714">
            <text:p>3,5928571429</text:p>
          </table:table-cell>
          <table:table-cell table:style-name="ce6" table:formula="of:=AVERAGE([Overview.B65:.KK65])" office:value-type="float" office:value="44">
            <text:p>44</text:p>
          </table:table-cell>
          <table:table-cell table:style-name="ce6" table:formula="of:=AVERAGE([Overview.B86:.KK86])" office:value-type="float" office:value="439.940476190476">
            <text:p>439,9404761905</text:p>
          </table:table-cell>
          <table:table-cell table:style-name="ce6" table:formula="of:=AVERAGE([Overview.B107:.KK107])" office:value-type="float" office:value="64.5071428571429">
            <text:p>64,5071428571</text:p>
          </table:table-cell>
          <table:table-cell table:style-name="ce6" table:formula="of:=AVERAGE([Overview.B128:.KK128])" office:value-type="float" office:value="4.26428571428571">
            <text:p>4,2642857143</text:p>
          </table:table-cell>
          <table:table-cell table:style-name="ce8" table:formula="of:=AVERAGE([Overview.B149:.KK149])" office:value-type="float" office:value="3.26666666666667">
            <text:p>3,2666666667</text:p>
          </table:table-cell>
          <table:table-cell table:style-name="ce8" table:formula="of:=AVERAGE([Overview.B170:.KK170])" office:value-type="float" office:value="45.54">
            <text:p>45,54</text:p>
          </table:table-cell>
          <table:table-cell table:style-name="ce8" table:formula="of:=AVERAGE([Overview.B191:.KK191])" office:value-type="float" office:value="445.3">
            <text:p>445,3</text:p>
          </table:table-cell>
          <table:table-cell table:style-name="ce8" table:formula="of:=AVERAGE([Overview.B212:.KK212])" office:value-type="float" office:value="62.7866666666667">
            <text:p>62,7866666667</text:p>
          </table:table-cell>
          <table:table-cell table:style-name="ce8" table:formula="of:=AVERAGE([Overview.B233:.KK233])" office:value-type="float" office:value="6.72">
            <text:p>6,72</text:p>
          </table:table-cell>
          <table:table-cell table:style-name="ce10" table:formula="of:=AVERAGE([Overview.B254:.KK254])" office:value-type="float" office:value="3.42857142857143">
            <text:p>3,4285714286</text:p>
          </table:table-cell>
          <table:table-cell table:style-name="ce10" table:formula="of:=AVERAGE([Overview.B275:.KK275])" office:value-type="float" office:value="42.5">
            <text:p>42,5</text:p>
          </table:table-cell>
          <table:table-cell table:style-name="ce10" table:formula="of:=AVERAGE([Overview.B296:.KK296])" office:value-type="float" office:value="429.166666666667">
            <text:p>429,1666666667</text:p>
          </table:table-cell>
          <table:table-cell table:style-name="ce10" table:formula="of:=AVERAGE([Overview.B317:.KK317])" office:value-type="float" office:value="58.4761904761905">
            <text:p>58,4761904762</text:p>
          </table:table-cell>
          <table:table-cell table:style-name="ce10" table:formula="of:=AVERAGE([Overview.B338:.KK338])" office:value-type="float" office:value="14.5238095238095">
            <text:p>14,5238095238</text:p>
          </table:table-cell>
          <table:table-cell table:style-name="ce12" table:formula="of:=AVERAGE([Overview.B359:.KK359])" office:value-type="float" office:value="3.5">
            <text:p>3,5</text:p>
          </table:table-cell>
          <table:table-cell table:style-name="ce12" table:formula="of:=AVERAGE([Overview.B380:.KK380])" office:value-type="float" office:value="39.75">
            <text:p>39,75</text:p>
          </table:table-cell>
          <table:table-cell table:style-name="ce12" table:formula="of:=AVERAGE([Overview.B401:.KK401])" office:value-type="float" office:value="391.25">
            <text:p>391,25</text:p>
          </table:table-cell>
          <table:table-cell table:style-name="ce12" table:formula="of:=AVERAGE([Overview.B422:.KK422])" office:value-type="float" office:value="60.75">
            <text:p>60,75</text:p>
          </table:table-cell>
          <table:table-cell table:style-name="ce12" table:formula="of:=AVERAGE([Overview.B443:.KK443])" office:value-type="float" office:value="6">
            <text:p>6</text:p>
          </table:table-cell>
          <table:table-cell table:style-name="ce17" table:formula="of:=AVERAGE([Overview.B464:.KK464])" office:value-type="float" office:value="3.22161172161172">
            <text:p>3,2216117216</text:p>
          </table:table-cell>
          <table:table-cell table:style-name="ce17" table:formula="of:=AVERAGE([Overview.B485:.KK485])" office:value-type="float" office:value="38.6527734170591">
            <text:p>38,6527734171</text:p>
          </table:table-cell>
          <table:table-cell table:style-name="ce17" table:formula="of:=AVERAGE([Overview.B506:.KK506])" office:value-type="float" office:value="448.316195709053">
            <text:p>448,3161957091</text:p>
          </table:table-cell>
          <table:table-cell table:style-name="ce17" table:formula="of:=AVERAGE([Overview.B527:.KK527])" office:value-type="float" office:value="59.5855311355311">
            <text:p>59,5855311355</text:p>
          </table:table-cell>
          <table:table-cell table:style-name="ce17" table:formula="of:=AVERAGE([Overview.B548:.KK548])" office:value-type="float" office:value="8.76650968079539">
            <text:p>8,7665096808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6" table:formula="of:=AVERAGE([Overview.B45:.KK45])" office:value-type="float" office:value="5.16666666666667">
            <text:p>5,1666666667</text:p>
          </table:table-cell>
          <table:table-cell table:style-name="ce6" table:formula="of:=AVERAGE([Overview.B66:.KK66])" office:value-type="float" office:value="72.6333333333333">
            <text:p>72,6333333333</text:p>
          </table:table-cell>
          <table:table-cell table:style-name="ce6" table:formula="of:=AVERAGE([Overview.B87:.KK87])" office:value-type="float" office:value="582.166666666667">
            <text:p>582,1666666667</text:p>
          </table:table-cell>
          <table:table-cell table:style-name="ce6" table:formula="of:=AVERAGE([Overview.B108:.KK108])" office:value-type="float" office:value="74.5333333333333">
            <text:p>74,5333333333</text:p>
          </table:table-cell>
          <table:table-cell table:style-name="ce6" table:formula="of:=AVERAGE([Overview.B129:.KK129])" office:value-type="float" office:value="4.3">
            <text:p>4,3</text:p>
          </table:table-cell>
          <table:table-cell table:style-name="ce8" table:formula="of:=AVERAGE([Overview.B150:.KK150])" office:value-type="float" office:value="3.5">
            <text:p>3,5</text:p>
          </table:table-cell>
          <table:table-cell table:style-name="ce8" table:formula="of:=AVERAGE([Overview.B171:.KK171])" office:value-type="float" office:value="56.5">
            <text:p>56,5</text:p>
          </table:table-cell>
          <table:table-cell table:style-name="ce8" table:formula="of:=AVERAGE([Overview.B192:.KK192])" office:value-type="float" office:value="551.25">
            <text:p>551,25</text:p>
          </table:table-cell>
          <table:table-cell table:style-name="ce8" table:formula="of:=AVERAGE([Overview.B213:.KK213])" office:value-type="float" office:value="61">
            <text:p>61</text:p>
          </table:table-cell>
          <table:table-cell table:style-name="ce8" table:formula="of:=AVERAGE([Overview.B234:.KK234])" office:value-type="float" office:value="14.75">
            <text:p>14,75</text:p>
          </table:table-cell>
          <table:table-cell table:style-name="ce10" table:formula="of:=AVERAGE([Overview.B255:.KK255])" office:value-type="float" office:value="4">
            <text:p>4</text:p>
          </table:table-cell>
          <table:table-cell table:style-name="ce10" table:formula="of:=AVERAGE([Overview.B276:.KK276])" office:value-type="float" office:value="54.85">
            <text:p>54,85</text:p>
          </table:table-cell>
          <table:table-cell table:style-name="ce10" table:formula="of:=AVERAGE([Overview.B297:.KK297])" office:value-type="float" office:value="596.75">
            <text:p>596,75</text:p>
          </table:table-cell>
          <table:table-cell table:style-name="ce10" table:formula="of:=AVERAGE([Overview.B318:.KK318])" office:value-type="float" office:value="77.7833333333333">
            <text:p>77,7833333333</text:p>
          </table:table-cell>
          <table:table-cell table:style-name="ce10" table:formula="of:=AVERAGE([Overview.B339:.KK339])" office:value-type="float" office:value="4.68333333333333">
            <text:p>4,6833333333</text:p>
          </table:table-cell>
          <table:table-cell table:style-name="ce12" table:formula="of:=AVERAGE([Overview.B360:.KK360])" office:value-type="float" office:value="4.63333333333333">
            <text:p>4,6333333333</text:p>
          </table:table-cell>
          <table:table-cell table:style-name="ce12" table:formula="of:=AVERAGE([Overview.B381:.KK381])" office:value-type="float" office:value="66">
            <text:p>66</text:p>
          </table:table-cell>
          <table:table-cell table:style-name="ce12" table:formula="of:=AVERAGE([Overview.B402:.KK402])" office:value-type="float" office:value="570.166666666667">
            <text:p>570,1666666667</text:p>
          </table:table-cell>
          <table:table-cell table:style-name="ce12" table:formula="of:=AVERAGE([Overview.B423:.KK423])" office:value-type="float" office:value="71.7333333333333">
            <text:p>71,7333333333</text:p>
          </table:table-cell>
          <table:table-cell table:style-name="ce12" table:formula="of:=AVERAGE([Overview.B444:.KK444])" office:value-type="float" office:value="8.13333333333333">
            <text:p>8,1333333333</text:p>
          </table:table-cell>
          <table:table-cell table:style-name="ce17" table:formula="of:=AVERAGE([Overview.B465:.KK465])" office:value-type="float" office:value="4.17840909090909">
            <text:p>4,1784090909</text:p>
          </table:table-cell>
          <table:table-cell table:style-name="ce17" table:formula="of:=AVERAGE([Overview.B486:.KK486])" office:value-type="float" office:value="65.5747027972028">
            <text:p>65,5747027972</text:p>
          </table:table-cell>
          <table:table-cell table:style-name="ce17" table:formula="of:=AVERAGE([Overview.B507:.KK507])" office:value-type="float" office:value="522.087762237762">
            <text:p>522,0877622378</text:p>
          </table:table-cell>
          <table:table-cell table:style-name="ce17" table:formula="of:=AVERAGE([Overview.B528:.KK528])" office:value-type="float" office:value="68.2531818181818">
            <text:p>68,2531818182</text:p>
          </table:table-cell>
          <table:table-cell table:style-name="ce17" table:formula="of:=AVERAGE([Overview.B549:.KK549])" office:value-type="float" office:value="12.1710664335664">
            <text:p>12,1710664336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table:formula="of:=AVERAGE([Overview.B46:.KK46])" office:value-type="float" office:value="5.40816326530612">
            <text:p>5,4081632653</text:p>
          </table:table-cell>
          <table:table-cell table:style-name="ce6" table:formula="of:=AVERAGE([Overview.B67:.KK67])" office:value-type="float" office:value="83.3180272108844">
            <text:p>83,3180272109</text:p>
          </table:table-cell>
          <table:table-cell table:style-name="ce6" table:formula="of:=AVERAGE([Overview.B88:.KK88])" office:value-type="float" office:value="466.751700680272">
            <text:p>466,7517006803</text:p>
          </table:table-cell>
          <table:table-cell table:style-name="ce6" table:formula="of:=AVERAGE([Overview.B109:.KK109])" office:value-type="float" office:value="62.7414965986395">
            <text:p>62,7414965986</text:p>
          </table:table-cell>
          <table:table-cell table:style-name="ce6" table:formula="of:=AVERAGE([Overview.B130:.KK130])" office:value-type="float" office:value="20.219387755102">
            <text:p>20,2193877551</text:p>
          </table:table-cell>
          <table:table-cell table:style-name="ce8" table:formula="of:=AVERAGE([Overview.B151:.KK151])" office:value-type="float" office:value="4.65277777777778">
            <text:p>4,6527777778</text:p>
          </table:table-cell>
          <table:table-cell table:style-name="ce8" table:formula="of:=AVERAGE([Overview.B172:.KK172])" office:value-type="float" office:value="74.8333333333333">
            <text:p>74,8333333333</text:p>
          </table:table-cell>
          <table:table-cell table:style-name="ce8" table:formula="of:=AVERAGE([Overview.B193:.KK193])" office:value-type="float" office:value="751.041666666667">
            <text:p>751,0416666667</text:p>
          </table:table-cell>
          <table:table-cell table:style-name="ce8" table:formula="of:=AVERAGE([Overview.B214:.KK214])" office:value-type="float" office:value="86.75">
            <text:p>86,75</text:p>
          </table:table-cell>
          <table:table-cell table:style-name="ce8" table:formula="of:=AVERAGE([Overview.B235:.KK235])" office:value-type="float" office:value="7.52777777777778">
            <text:p>7,5277777778</text:p>
          </table:table-cell>
          <table:table-cell table:style-name="ce10" table:formula="of:=AVERAGE([Overview.B256:.KK256])" office:value-type="float" office:value="5.59523809523809">
            <text:p>5,5952380952</text:p>
          </table:table-cell>
          <table:table-cell table:style-name="ce10" table:formula="of:=AVERAGE([Overview.B277:.KK277])" office:value-type="float" office:value="82.8571428571429">
            <text:p>82,8571428571</text:p>
          </table:table-cell>
          <table:table-cell table:style-name="ce10" table:formula="of:=AVERAGE([Overview.B298:.KK298])" office:value-type="float" office:value="557.976190476191">
            <text:p>557,9761904762</text:p>
          </table:table-cell>
          <table:table-cell table:style-name="ce10" table:formula="of:=AVERAGE([Overview.B319:.KK319])" office:value-type="float" office:value="81.5952380952381">
            <text:p>81,5952380952</text:p>
          </table:table-cell>
          <table:table-cell table:style-name="ce10" table:formula="of:=AVERAGE([Overview.B340:.KK340])" office:value-type="float" office:value="10.7619047619048">
            <text:p>10,7619047619</text:p>
          </table:table-cell>
          <table:table-cell table:style-name="ce12" table:formula="of:=AVERAGE([Overview.B361:.KK361])" office:value-type="float" office:value="5.12">
            <text:p>5,12</text:p>
          </table:table-cell>
          <table:table-cell table:style-name="ce12" table:formula="of:=AVERAGE([Overview.B382:.KK382])" office:value-type="float" office:value="92.1">
            <text:p>92,1</text:p>
          </table:table-cell>
          <table:table-cell table:style-name="ce12" table:formula="of:=AVERAGE([Overview.B403:.KK403])" office:value-type="float" office:value="599.4">
            <text:p>599,4</text:p>
          </table:table-cell>
          <table:table-cell table:style-name="ce12" table:formula="of:=AVERAGE([Overview.B424:.KK424])" office:value-type="float" office:value="74.48">
            <text:p>74,48</text:p>
          </table:table-cell>
          <table:table-cell table:style-name="ce12" table:formula="of:=AVERAGE([Overview.B445:.KK445])" office:value-type="float" office:value="13.88">
            <text:p>13,88</text:p>
          </table:table-cell>
          <table:table-cell table:style-name="ce17" table:formula="of:=AVERAGE([Overview.B466:.KK466])" office:value-type="float" office:value="4.66528944911298">
            <text:p>4,6652894491</text:p>
          </table:table-cell>
          <table:table-cell table:style-name="ce17" table:formula="of:=AVERAGE([Overview.B487:.KK487])" office:value-type="float" office:value="72.5091386554622">
            <text:p>72,5091386555</text:p>
          </table:table-cell>
          <table:table-cell table:style-name="ce17" table:formula="of:=AVERAGE([Overview.B508:.KK508])" office:value-type="float" office:value="650.064425770308">
            <text:p>650,0644257703</text:p>
          </table:table-cell>
          <table:table-cell table:style-name="ce17" table:formula="of:=AVERAGE([Overview.B529:.KK529])" office:value-type="float" office:value="82.9414449112979">
            <text:p>82,9414449113</text:p>
          </table:table-cell>
          <table:table-cell table:style-name="ce17" table:formula="of:=AVERAGE([Overview.B550:.KK550])" office:value-type="float" office:value="12.7955765639589">
            <text:p>12,795576564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table:formula="of:=AVERAGE([Overview.B47:.KK47])" office:value-type="float" office:value="5.43240740740741">
            <text:p>5,4324074074</text:p>
          </table:table-cell>
          <table:table-cell table:style-name="ce6" table:formula="of:=AVERAGE([Overview.B68:.KK68])" office:value-type="float" office:value="93.5064814814814">
            <text:p>93,5064814815</text:p>
          </table:table-cell>
          <table:table-cell table:style-name="ce6" table:formula="of:=AVERAGE([Overview.B89:.KK89])" office:value-type="float" office:value="789.972222222222">
            <text:p>789,9722222222</text:p>
          </table:table-cell>
          <table:table-cell table:style-name="ce6" table:formula="of:=AVERAGE([Overview.B110:.KK110])" office:value-type="float" office:value="97.6157407407408">
            <text:p>97,6157407407</text:p>
          </table:table-cell>
          <table:table-cell table:style-name="ce6" table:formula="of:=AVERAGE([Overview.B131:.KK131])" office:value-type="float" office:value="10.637037037037">
            <text:p>10,637037037</text:p>
          </table:table-cell>
          <table:table-cell table:style-name="ce8" table:formula="of:=AVERAGE([Overview.B152:.KK152])" office:value-type="float" office:value="5.34708994708995">
            <text:p>5,3470899471</text:p>
          </table:table-cell>
          <table:table-cell table:style-name="ce8" table:formula="of:=AVERAGE([Overview.B173:.KK173])" office:value-type="float" office:value="94.7764550264551">
            <text:p>94,7764550265</text:p>
          </table:table-cell>
          <table:table-cell table:style-name="ce8" table:formula="of:=AVERAGE([Overview.B194:.KK194])" office:value-type="float" office:value="816.465608465609">
            <text:p>816,4656084656</text:p>
          </table:table-cell>
          <table:table-cell table:style-name="ce8" table:formula="of:=AVERAGE([Overview.B215:.KK215])" office:value-type="float" office:value="99.9410052910053">
            <text:p>99,941005291</text:p>
          </table:table-cell>
          <table:table-cell table:style-name="ce8" table:formula="of:=AVERAGE([Overview.B236:.KK236])" office:value-type="float" office:value="7.07724867724868">
            <text:p>7,0772486772</text:p>
          </table:table-cell>
          <table:table-cell table:style-name="ce10" table:formula="of:=AVERAGE([Overview.B257:.KK257])" office:value-type="float" office:value="5.45634920634921">
            <text:p>5,4563492063</text:p>
          </table:table-cell>
          <table:table-cell table:style-name="ce10" table:formula="of:=AVERAGE([Overview.B278:.KK278])" office:value-type="float" office:value="97.6400352733686">
            <text:p>97,6400352734</text:p>
          </table:table-cell>
          <table:table-cell table:style-name="ce10" table:formula="of:=AVERAGE([Overview.B299:.KK299])" office:value-type="float" office:value="768.343915343915">
            <text:p>768,3439153439</text:p>
          </table:table-cell>
          <table:table-cell table:style-name="ce10" table:formula="of:=AVERAGE([Overview.B320:.KK320])" office:value-type="float" office:value="94.4149029982364">
            <text:p>94,4149029982</text:p>
          </table:table-cell>
          <table:table-cell table:style-name="ce10" table:formula="of:=AVERAGE([Overview.B341:.KK341])" office:value-type="float" office:value="13.5649911816579">
            <text:p>13,5649911817</text:p>
          </table:table-cell>
          <table:table-cell table:style-name="ce12" table:formula="of:=AVERAGE([Overview.B362:.KK362])" office:value-type="float" office:value="5.07083333333333">
            <text:p>5,0708333333</text:p>
          </table:table-cell>
          <table:table-cell table:style-name="ce12" table:formula="of:=AVERAGE([Overview.B383:.KK383])" office:value-type="float" office:value="89.7125">
            <text:p>89,7125</text:p>
          </table:table-cell>
          <table:table-cell table:style-name="ce12" table:formula="of:=AVERAGE([Overview.B404:.KK404])" office:value-type="float" office:value="839.3125">
            <text:p>839,3125</text:p>
          </table:table-cell>
          <table:table-cell table:style-name="ce12" table:formula="of:=AVERAGE([Overview.B425:.KK425])" office:value-type="float" office:value="98.55">
            <text:p>98,55</text:p>
          </table:table-cell>
          <table:table-cell table:style-name="ce12" table:formula="of:=AVERAGE([Overview.B446:.KK446])" office:value-type="float" office:value="6.26666666666667">
            <text:p>6,2666666667</text:p>
          </table:table-cell>
          <table:table-cell table:style-name="ce17" table:formula="of:=AVERAGE([Overview.B467:.KK467])" office:value-type="float" office:value="5.00962236746551">
            <text:p>5,0096223675</text:p>
          </table:table-cell>
          <table:table-cell table:style-name="ce17" table:formula="of:=AVERAGE([Overview.B488:.KK488])" office:value-type="float" office:value="92.4736490724236">
            <text:p>92,4736490724</text:p>
          </table:table-cell>
          <table:table-cell table:style-name="ce17" table:formula="of:=AVERAGE([Overview.B509:.KK509])" office:value-type="float" office:value="802.933245857265">
            <text:p>802,9332458573</text:p>
          </table:table-cell>
          <table:table-cell table:style-name="ce17" table:formula="of:=AVERAGE([Overview.B530:.KK530])" office:value-type="float" office:value="90.9271200567769">
            <text:p>90,9271200568</text:p>
          </table:table-cell>
          <table:table-cell table:style-name="ce17" table:formula="of:=AVERAGE([Overview.B551:.KK551])" office:value-type="float" office:value="11.675064369182">
            <text:p>11,6750643692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6" table:formula="of:=AVERAGE([Overview.B48:.KK48])" office:value-type="float" office:value="6.04899267399267">
            <text:p>6,048992674</text:p>
          </table:table-cell>
          <table:table-cell table:style-name="ce6" table:formula="of:=AVERAGE([Overview.B69:.KK69])" office:value-type="float" office:value="117.327894605395">
            <text:p>117,3278946054</text:p>
          </table:table-cell>
          <table:table-cell table:style-name="ce6" table:formula="of:=AVERAGE([Overview.B90:.KK90])" office:value-type="float" office:value="1003.34784382284">
            <text:p>1003,3478438229</text:p>
          </table:table-cell>
          <table:table-cell table:style-name="ce6" table:formula="of:=AVERAGE([Overview.B111:.KK111])" office:value-type="float" office:value="112.592011322011">
            <text:p>112,592011322</text:p>
          </table:table-cell>
          <table:table-cell table:style-name="ce6" table:formula="of:=AVERAGE([Overview.B132:.KK132])" office:value-type="float" office:value="7.39812687312687">
            <text:p>7,3981268731</text:p>
          </table:table-cell>
          <table:table-cell table:style-name="ce8" table:formula="of:=AVERAGE([Overview.B153:.KK153])" office:value-type="float" office:value="5.84436896436897">
            <text:p>5,8443689644</text:p>
          </table:table-cell>
          <table:table-cell table:style-name="ce8" table:formula="of:=AVERAGE([Overview.B174:.KK174])" office:value-type="float" office:value="104.391457708958">
            <text:p>104,391457709</text:p>
          </table:table-cell>
          <table:table-cell table:style-name="ce8" table:formula="of:=AVERAGE([Overview.B195:.KK195])" office:value-type="float" office:value="977.713440725941">
            <text:p>977,7134407259</text:p>
          </table:table-cell>
          <table:table-cell table:style-name="ce8" table:formula="of:=AVERAGE([Overview.B216:.KK216])" office:value-type="float" office:value="109.372694805195">
            <text:p>109,3726948052</text:p>
          </table:table-cell>
          <table:table-cell table:style-name="ce8" table:formula="of:=AVERAGE([Overview.B237:.KK237])" office:value-type="float" office:value="8.70849567099567">
            <text:p>8,708495671</text:p>
          </table:table-cell>
          <table:table-cell table:style-name="ce10" table:formula="of:=AVERAGE([Overview.B258:.KK258])" office:value-type="float" office:value="5.60433908045977">
            <text:p>5,6043390805</text:p>
          </table:table-cell>
          <table:table-cell table:style-name="ce10" table:formula="of:=AVERAGE([Overview.B279:.KK279])" office:value-type="float" office:value="109.576312260536">
            <text:p>109,5763122605</text:p>
          </table:table-cell>
          <table:table-cell table:style-name="ce10" table:formula="of:=AVERAGE([Overview.B300:.KK300])" office:value-type="float" office:value="984.067025862069">
            <text:p>984,0670258621</text:p>
          </table:table-cell>
          <table:table-cell table:style-name="ce10" table:formula="of:=AVERAGE([Overview.B321:.KK321])" office:value-type="float" office:value="108.939034961686">
            <text:p>108,9390349617</text:p>
          </table:table-cell>
          <table:table-cell table:style-name="ce10" table:formula="of:=AVERAGE([Overview.B342:.KK342])" office:value-type="float" office:value="10.3316235632184">
            <text:p>10,3316235632</text:p>
          </table:table-cell>
          <table:table-cell table:style-name="ce12" table:formula="of:=AVERAGE([Overview.B363:.KK363])" office:value-type="float" office:value="6.49636363636364">
            <text:p>6,4963636364</text:p>
          </table:table-cell>
          <table:table-cell table:style-name="ce12" table:formula="of:=AVERAGE([Overview.B384:.KK384])" office:value-type="float" office:value="117.305">
            <text:p>117,305</text:p>
          </table:table-cell>
          <table:table-cell table:style-name="ce12" table:formula="of:=AVERAGE([Overview.B405:.KK405])" office:value-type="float" office:value="973.892045454546">
            <text:p>973,8920454545</text:p>
          </table:table-cell>
          <table:table-cell table:style-name="ce12" table:formula="of:=AVERAGE([Overview.B426:.KK426])" office:value-type="float" office:value="112.093636363636">
            <text:p>112,0936363636</text:p>
          </table:table-cell>
          <table:table-cell table:style-name="ce12" table:formula="of:=AVERAGE([Overview.B447:.KK447])" office:value-type="float" office:value="10.7363636363636">
            <text:p>10,7363636364</text:p>
          </table:table-cell>
          <table:table-cell table:style-name="ce17" table:formula="of:=AVERAGE([Overview.B468:.KK468])" office:value-type="float" office:value="5.59939514451345">
            <text:p>5,5993951445</text:p>
          </table:table-cell>
          <table:table-cell table:style-name="ce17" table:formula="of:=AVERAGE([Overview.B489:.KK489])" office:value-type="float" office:value="112.372722595295">
            <text:p>112,3727225953</text:p>
          </table:table-cell>
          <table:table-cell table:style-name="ce17" table:formula="of:=AVERAGE([Overview.B510:.KK510])" office:value-type="float" office:value="991.105618495097">
            <text:p>991,1056184951</text:p>
          </table:table-cell>
          <table:table-cell table:style-name="ce17" table:formula="of:=AVERAGE([Overview.B531:.KK531])" office:value-type="float" office:value="104.867453075636">
            <text:p>104,8674530756</text:p>
          </table:table-cell>
          <table:table-cell table:style-name="ce17" table:formula="of:=AVERAGE([Overview.B552:.KK552])" office:value-type="float" office:value="12.1560718345122">
            <text:p>12,1560718345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table:formula="of:=AVERAGE([Overview.B49:.KK49])" office:value-type="float" office:value="8.04285714285714">
            <text:p>8,0428571429</text:p>
          </table:table-cell>
          <table:table-cell table:style-name="ce6" table:formula="of:=AVERAGE([Overview.B70:.KK70])" office:value-type="float" office:value="160.6">
            <text:p>160,6</text:p>
          </table:table-cell>
          <table:table-cell table:style-name="ce6" table:formula="of:=AVERAGE([Overview.B91:.KK91])" office:value-type="float" office:value="1176.92857142857">
            <text:p>1176,9285714286</text:p>
          </table:table-cell>
          <table:table-cell table:style-name="ce6" table:formula="of:=AVERAGE([Overview.B112:.KK112])" office:value-type="float" office:value="125.219047619048">
            <text:p>125,219047619</text:p>
          </table:table-cell>
          <table:table-cell table:style-name="ce6" table:formula="of:=AVERAGE([Overview.B133:.KK133])" office:value-type="float" office:value="12.2666666666667">
            <text:p>12,2666666667</text:p>
          </table:table-cell>
          <table:table-cell table:style-name="ce8" table:formula="of:=AVERAGE([Overview.B154:.KK154])" office:value-type="float" office:value="9.2">
            <text:p>9,2</text:p>
          </table:table-cell>
          <table:table-cell table:style-name="ce8" table:formula="of:=AVERAGE([Overview.B175:.KK175])" office:value-type="float" office:value="162.166666666667">
            <text:p>162,1666666667</text:p>
          </table:table-cell>
          <table:table-cell table:style-name="ce8" table:formula="of:=AVERAGE([Overview.B196:.KK196])" office:value-type="float" office:value="1056.33333333333">
            <text:p>1056,3333333333</text:p>
          </table:table-cell>
          <table:table-cell table:style-name="ce8" table:formula="of:=AVERAGE([Overview.B217:.KK217])" office:value-type="float" office:value="111.566666666667">
            <text:p>111,5666666667</text:p>
          </table:table-cell>
          <table:table-cell table:style-name="ce8" table:formula="of:=AVERAGE([Overview.B238:.KK238])" office:value-type="float" office:value="5.53333333333333">
            <text:p>5,5333333333</text:p>
          </table:table-cell>
          <table:table-cell table:style-name="ce10" table:formula="of:=AVERAGE([Overview.B259:.KK259])" office:value-type="float" office:value="9.125">
            <text:p>9,125</text:p>
          </table:table-cell>
          <table:table-cell table:style-name="ce10" table:formula="of:=AVERAGE([Overview.B280:.KK280])" office:value-type="float" office:value="197.25">
            <text:p>197,25</text:p>
          </table:table-cell>
          <table:table-cell table:style-name="ce10" table:formula="of:=AVERAGE([Overview.B301:.KK301])" office:value-type="float" office:value="1063.125">
            <text:p>1063,125</text:p>
          </table:table-cell>
          <table:table-cell table:style-name="ce10" table:formula="of:=AVERAGE([Overview.B322:.KK322])" office:value-type="float" office:value="106.625">
            <text:p>106,625</text:p>
          </table:table-cell>
          <table:table-cell table:style-name="ce10" table:formula="of:=AVERAGE([Overview.B343:.KK343])" office:value-type="float" office:value="7.25">
            <text:p>7,25</text:p>
          </table:table-cell>
          <table:table-cell table:style-name="ce12" table:formula="of:=AVERAGE([Overview.B364:.KK364])" office:value-type="float" office:value="7.83333333333333">
            <text:p>7,8333333333</text:p>
          </table:table-cell>
          <table:table-cell table:style-name="ce12" table:formula="of:=AVERAGE([Overview.B385:.KK385])" office:value-type="float" office:value="152.666666666667">
            <text:p>152,6666666667</text:p>
          </table:table-cell>
          <table:table-cell table:style-name="ce12" table:formula="of:=AVERAGE([Overview.B406:.KK406])" office:value-type="float" office:value="1196.66666666667">
            <text:p>1196,6666666667</text:p>
          </table:table-cell>
          <table:table-cell table:style-name="ce12" table:formula="of:=AVERAGE([Overview.B427:.KK427])" office:value-type="float" office:value="119">
            <text:p>119</text:p>
          </table:table-cell>
          <table:table-cell table:style-name="ce12" table:formula="of:=AVERAGE([Overview.B448:.KK448])" office:value-type="float" office:value="8.75">
            <text:p>8,75</text:p>
          </table:table-cell>
          <table:table-cell table:style-name="ce17" table:formula="of:=AVERAGE([Overview.B469:.KK469])" office:value-type="float" office:value="6.41785714285714">
            <text:p>6,4178571429</text:p>
          </table:table-cell>
          <table:table-cell table:style-name="ce17" table:formula="of:=AVERAGE([Overview.B490:.KK490])" office:value-type="float" office:value="141.335714285714">
            <text:p>141,3357142857</text:p>
          </table:table-cell>
          <table:table-cell table:style-name="ce17" table:formula="of:=AVERAGE([Overview.B511:.KK511])" office:value-type="float" office:value="1206.32142857143">
            <text:p>1206,3214285714</text:p>
          </table:table-cell>
          <table:table-cell table:style-name="ce17" table:formula="of:=AVERAGE([Overview.B532:.KK532])" office:value-type="float" office:value="102.510714285714">
            <text:p>102,5107142857</text:p>
          </table:table-cell>
          <table:table-cell table:style-name="ce17" table:formula="of:=AVERAGE([Overview.B553:.KK553])" office:value-type="float" office:value="20.7785714285714">
            <text:p>20,7785714286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6" table:formula="of:=AVERAGE([Overview.B50:.KK50])" office:value-type="float" office:value="8.01380952380952">
            <text:p>8,0138095238</text:p>
          </table:table-cell>
          <table:table-cell table:style-name="ce6" table:formula="of:=AVERAGE([Overview.B71:.KK71])" office:value-type="float" office:value="177.559230769231">
            <text:p>177,5592307692</text:p>
          </table:table-cell>
          <table:table-cell table:style-name="ce6" table:formula="of:=AVERAGE([Overview.B92:.KK92])" office:value-type="float" office:value="1440.61117216117">
            <text:p>1440,6111721612</text:p>
          </table:table-cell>
          <table:table-cell table:style-name="ce6" table:formula="of:=AVERAGE([Overview.B113:.KK113])" office:value-type="float" office:value="127.427399267399">
            <text:p>127,4273992674</text:p>
          </table:table-cell>
          <table:table-cell table:style-name="ce6" table:formula="of:=AVERAGE([Overview.B134:.KK134])" office:value-type="float" office:value="10.3238461538462">
            <text:p>10,3238461538</text:p>
          </table:table-cell>
          <table:table-cell table:style-name="ce8" table:formula="of:=AVERAGE([Overview.B155:.KK155])" office:value-type="float" office:value="8.10121794871795">
            <text:p>8,1012179487</text:p>
          </table:table-cell>
          <table:table-cell table:style-name="ce8" table:formula="of:=AVERAGE([Overview.B176:.KK176])" office:value-type="float" office:value="172.077692307692">
            <text:p>172,0776923077</text:p>
          </table:table-cell>
          <table:table-cell table:style-name="ce8" table:formula="of:=AVERAGE([Overview.B197:.KK197])" office:value-type="float" office:value="1363.91923076923">
            <text:p>1363,9192307692</text:p>
          </table:table-cell>
          <table:table-cell table:style-name="ce8" table:formula="of:=AVERAGE([Overview.B218:.KK218])" office:value-type="float" office:value="117.862628205128">
            <text:p>117,8626282051</text:p>
          </table:table-cell>
          <table:table-cell table:style-name="ce8" table:formula="of:=AVERAGE([Overview.B239:.KK239])" office:value-type="float" office:value="12.5621794871795">
            <text:p>12,5621794872</text:p>
          </table:table-cell>
          <table:table-cell table:style-name="ce10" table:formula="of:=AVERAGE([Overview.B260:.KK260])" office:value-type="float" office:value="7.7020942020942">
            <text:p>7,7020942021</text:p>
          </table:table-cell>
          <table:table-cell table:style-name="ce10" table:formula="of:=AVERAGE([Overview.B281:.KK281])" office:value-type="float" office:value="167.340663965664">
            <text:p>167,3406639657</text:p>
          </table:table-cell>
          <table:table-cell table:style-name="ce10" table:formula="of:=AVERAGE([Overview.B302:.KK302])" office:value-type="float" office:value="1510.587999963">
            <text:p>1510,587999963</text:p>
          </table:table-cell>
          <table:table-cell table:style-name="ce10" table:formula="of:=AVERAGE([Overview.B323:.KK323])" office:value-type="float" office:value="130.61241998742">
            <text:p>130,6124199874</text:p>
          </table:table-cell>
          <table:table-cell table:style-name="ce10" table:formula="of:=AVERAGE([Overview.B344:.KK344])" office:value-type="float" office:value="17.9017834017834">
            <text:p>17,9017834018</text:p>
          </table:table-cell>
          <table:table-cell table:style-name="ce12" table:formula="of:=AVERAGE([Overview.B365:.KK365])" office:value-type="float" office:value="8.1422035480859">
            <text:p>8,1422035481</text:p>
          </table:table-cell>
          <table:table-cell table:style-name="ce12" table:formula="of:=AVERAGE([Overview.B386:.KK386])" office:value-type="float" office:value="181.81220821662">
            <text:p>181,8122082166</text:p>
          </table:table-cell>
          <table:table-cell table:style-name="ce12" table:formula="of:=AVERAGE([Overview.B407:.KK407])" office:value-type="float" office:value="1441.66015406162">
            <text:p>1441,6601540616</text:p>
          </table:table-cell>
          <table:table-cell table:style-name="ce12" table:formula="of:=AVERAGE([Overview.B428:.KK428])" office:value-type="float" office:value="129.07010270775">
            <text:p>129,0701027078</text:p>
          </table:table-cell>
          <table:table-cell table:style-name="ce12" table:formula="of:=AVERAGE([Overview.B449:.KK449])" office:value-type="float" office:value="9.05181605975724">
            <text:p>9,0518160598</text:p>
          </table:table-cell>
          <table:table-cell table:style-name="ce17" table:formula="of:=AVERAGE([Overview.B470:.KK470])" office:value-type="float" office:value="7.6716378404212">
            <text:p>7,6716378404</text:p>
          </table:table-cell>
          <table:table-cell table:style-name="ce17" table:formula="of:=AVERAGE([Overview.B491:.KK491])" office:value-type="float" office:value="166.927120698118">
            <text:p>166,9271206981</text:p>
          </table:table-cell>
          <table:table-cell table:style-name="ce17" table:formula="of:=AVERAGE([Overview.B512:.KK512])" office:value-type="float" office:value="1391.37194125444">
            <text:p>1391,3719412545</text:p>
          </table:table-cell>
          <table:table-cell table:style-name="ce17" table:formula="of:=AVERAGE([Overview.B533:.KK533])" office:value-type="float" office:value="119.684421941671">
            <text:p>119,6844219417</text:p>
          </table:table-cell>
          <table:table-cell table:style-name="ce17" table:formula="of:=AVERAGE([Overview.B554:.KK554])" office:value-type="float" office:value="13.1735254768568">
            <text:p>13,1735254769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6" table:formula="of:=AVERAGE([Overview.B51:.KK51])" office:value-type="float" office:value="8.45997113997114">
            <text:p>8,45997114</text:p>
          </table:table-cell>
          <table:table-cell table:style-name="ce6" table:formula="of:=AVERAGE([Overview.B72:.KK72])" office:value-type="float" office:value="204.728629148629">
            <text:p>204,7286291486</text:p>
          </table:table-cell>
          <table:table-cell table:style-name="ce6" table:formula="of:=AVERAGE([Overview.B93:.KK93])" office:value-type="float" office:value="1707.97593795094">
            <text:p>1707,9759379509</text:p>
          </table:table-cell>
          <table:table-cell table:style-name="ce6" table:formula="of:=AVERAGE([Overview.B114:.KK114])" office:value-type="float" office:value="139.166374458874">
            <text:p>139,1663744589</text:p>
          </table:table-cell>
          <table:table-cell table:style-name="ce6" table:formula="of:=AVERAGE([Overview.B135:.KK135])" office:value-type="float" office:value="11.4610137085137">
            <text:p>11,4610137085</text:p>
          </table:table-cell>
          <table:table-cell table:style-name="ce8" table:formula="of:=AVERAGE([Overview.B156:.KK156])" office:value-type="float" office:value="8.69729932857316">
            <text:p>8,6972993286</text:p>
          </table:table-cell>
          <table:table-cell table:style-name="ce8" table:formula="of:=AVERAGE([Overview.B177:.KK177])" office:value-type="float" office:value="210.970115977779">
            <text:p>210,9701159778</text:p>
          </table:table-cell>
          <table:table-cell table:style-name="ce8" table:formula="of:=AVERAGE([Overview.B198:.KK198])" office:value-type="float" office:value="1690.87091012886">
            <text:p>1690,8709101289</text:p>
          </table:table-cell>
          <table:table-cell table:style-name="ce8" table:formula="of:=AVERAGE([Overview.B219:.KK219])" office:value-type="float" office:value="136.308823108377">
            <text:p>136,3088231084</text:p>
          </table:table-cell>
          <table:table-cell table:style-name="ce8" table:formula="of:=AVERAGE([Overview.B240:.KK240])" office:value-type="float" office:value="11.834794740531">
            <text:p>11,8347947405</text:p>
          </table:table-cell>
          <table:table-cell table:style-name="ce10" table:formula="of:=AVERAGE([Overview.B261:.KK261])" office:value-type="float" office:value="7.94509078673914">
            <text:p>7,9450907867</text:p>
          </table:table-cell>
          <table:table-cell table:style-name="ce10" table:formula="of:=AVERAGE([Overview.B282:.KK282])" office:value-type="float" office:value="192.063406745834">
            <text:p>192,0634067458</text:p>
          </table:table-cell>
          <table:table-cell table:style-name="ce10" table:formula="of:=AVERAGE([Overview.B303:.KK303])" office:value-type="float" office:value="1759.33571373088">
            <text:p>1759,3357137309</text:p>
          </table:table-cell>
          <table:table-cell table:style-name="ce10" table:formula="of:=AVERAGE([Overview.B324:.KK324])" office:value-type="float" office:value="141.513046602908">
            <text:p>141,5130466029</text:p>
          </table:table-cell>
          <table:table-cell table:style-name="ce10" table:formula="of:=AVERAGE([Overview.B345:.KK345])" office:value-type="float" office:value="12.5631073889658">
            <text:p>12,563107389</text:p>
          </table:table-cell>
          <table:table-cell table:style-name="ce12" table:formula="of:=AVERAGE([Overview.B366:.KK366])" office:value-type="float" office:value="8.30134074737523">
            <text:p>8,3013407474</text:p>
          </table:table-cell>
          <table:table-cell table:style-name="ce12" table:formula="of:=AVERAGE([Overview.B387:.KK387])" office:value-type="float" office:value="200.787006916455">
            <text:p>200,7870069165</text:p>
          </table:table-cell>
          <table:table-cell table:style-name="ce12" table:formula="of:=AVERAGE([Overview.B408:.KK408])" office:value-type="float" office:value="1696.30659476539">
            <text:p>1696,3065947654</text:p>
          </table:table-cell>
          <table:table-cell table:style-name="ce12" table:formula="of:=AVERAGE([Overview.B429:.KK429])" office:value-type="float" office:value="136.539377046325">
            <text:p>136,5393770463</text:p>
          </table:table-cell>
          <table:table-cell table:style-name="ce12" table:formula="of:=AVERAGE([Overview.B450:.KK450])" office:value-type="float" office:value="13.5364694357367">
            <text:p>13,5364694357</text:p>
          </table:table-cell>
          <table:table-cell table:style-name="ce17" table:formula="of:=AVERAGE([Overview.B471:.KK471])" office:value-type="float" office:value="7.82199473822238">
            <text:p>7,8219947382</text:p>
          </table:table-cell>
          <table:table-cell table:style-name="ce17" table:formula="of:=AVERAGE([Overview.B492:.KK492])" office:value-type="float" office:value="188.300701938193">
            <text:p>188,3007019382</text:p>
          </table:table-cell>
          <table:table-cell table:style-name="ce17" table:formula="of:=AVERAGE([Overview.B513:.KK513])" office:value-type="float" office:value="1702.3689133749">
            <text:p>1702,3689133749</text:p>
          </table:table-cell>
          <table:table-cell table:style-name="ce17" table:formula="of:=AVERAGE([Overview.B534:.KK534])" office:value-type="float" office:value="133.732960978065">
            <text:p>133,7329609781</text:p>
          </table:table-cell>
          <table:table-cell table:style-name="ce17" table:formula="of:=AVERAGE([Overview.B555:.KK555])" office:value-type="float" office:value="14.9473916040986">
            <text:p>14,9473916041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table:formula="of:=AVERAGE([Overview.B52:.KK52])" office:value-type="float" office:value="9.32191104971747">
            <text:p>9,3219110497</text:p>
          </table:table-cell>
          <table:table-cell table:style-name="ce6" table:formula="of:=AVERAGE([Overview.B73:.KK73])" office:value-type="float" office:value="243.005263491575">
            <text:p>243,0052634916</text:p>
          </table:table-cell>
          <table:table-cell table:style-name="ce6" table:formula="of:=AVERAGE([Overview.B94:.KK94])" office:value-type="float" office:value="2071.91623185857">
            <text:p>2071,9162318586</text:p>
          </table:table-cell>
          <table:table-cell table:style-name="ce6" table:formula="of:=AVERAGE([Overview.B115:.KK115])" office:value-type="float" office:value="149.169993374188">
            <text:p>149,1699933742</text:p>
          </table:table-cell>
          <table:table-cell table:style-name="ce6" table:formula="of:=AVERAGE([Overview.B136:.KK136])" office:value-type="float" office:value="9.41697054302684">
            <text:p>9,416970543</text:p>
          </table:table-cell>
          <table:table-cell table:style-name="ce8" table:formula="of:=AVERAGE([Overview.B157:.KK157])" office:value-type="float" office:value="8.57777840349461">
            <text:p>8,5777784035</text:p>
          </table:table-cell>
          <table:table-cell table:style-name="ce8" table:formula="of:=AVERAGE([Overview.B178:.KK178])" office:value-type="float" office:value="229.612439471475">
            <text:p>229,6124394715</text:p>
          </table:table-cell>
          <table:table-cell table:style-name="ce8" table:formula="of:=AVERAGE([Overview.B199:.KK199])" office:value-type="float" office:value="2059.71798461197">
            <text:p>2059,717984612</text:p>
          </table:table-cell>
          <table:table-cell table:style-name="ce8" table:formula="of:=AVERAGE([Overview.B220:.KK220])" office:value-type="float" office:value="145.210377144878">
            <text:p>145,2103771449</text:p>
          </table:table-cell>
          <table:table-cell table:style-name="ce8" table:formula="of:=AVERAGE([Overview.B241:.KK241])" office:value-type="float" office:value="11.6814912692076">
            <text:p>11,6814912692</text:p>
          </table:table-cell>
          <table:table-cell table:style-name="ce10" table:formula="of:=AVERAGE([Overview.B262:.KK262])" office:value-type="float" office:value="8.79697934156467">
            <text:p>8,7969793416</text:p>
          </table:table-cell>
          <table:table-cell table:style-name="ce10" table:formula="of:=AVERAGE([Overview.B283:.KK283])" office:value-type="float" office:value="229.861393516617">
            <text:p>229,8613935166</text:p>
          </table:table-cell>
          <table:table-cell table:style-name="ce10" table:formula="of:=AVERAGE([Overview.B304:.KK304])" office:value-type="float" office:value="2085.77183969809">
            <text:p>2085,7718396981</text:p>
          </table:table-cell>
          <table:table-cell table:style-name="ce10" table:formula="of:=AVERAGE([Overview.B325:.KK325])" office:value-type="float" office:value="150.539294987536">
            <text:p>150,5392949875</text:p>
          </table:table-cell>
          <table:table-cell table:style-name="ce10" table:formula="of:=AVERAGE([Overview.B346:.KK346])" office:value-type="float" office:value="11.0936797851806">
            <text:p>11,0936797852</text:p>
          </table:table-cell>
          <table:table-cell table:style-name="ce12" table:formula="of:=AVERAGE([Overview.B367:.KK367])" office:value-type="float" office:value="8.72153223925991">
            <text:p>8,7215322393</text:p>
          </table:table-cell>
          <table:table-cell table:style-name="ce12" table:formula="of:=AVERAGE([Overview.B388:.KK388])" office:value-type="float" office:value="233.036497272913">
            <text:p>233,0364972729</text:p>
          </table:table-cell>
          <table:table-cell table:style-name="ce12" table:formula="of:=AVERAGE([Overview.B409:.KK409])" office:value-type="float" office:value="2043.46068920353">
            <text:p>2043,4606892035</text:p>
          </table:table-cell>
          <table:table-cell table:style-name="ce12" table:formula="of:=AVERAGE([Overview.B430:.KK430])" office:value-type="float" office:value="144.794613155841">
            <text:p>144,7946131558</text:p>
          </table:table-cell>
          <table:table-cell table:style-name="ce12" table:formula="of:=AVERAGE([Overview.B451:.KK451])" office:value-type="float" office:value="12.828982391059">
            <text:p>12,8289823911</text:p>
          </table:table-cell>
          <table:table-cell table:style-name="ce17" table:formula="of:=AVERAGE([Overview.B472:.KK472])" office:value-type="float" office:value="8.34328507725808">
            <text:p>8,3432850773</text:p>
          </table:table-cell>
          <table:table-cell table:style-name="ce17" table:formula="of:=AVERAGE([Overview.B493:.KK493])" office:value-type="float" office:value="220.666467570465">
            <text:p>220,6664675705</text:p>
          </table:table-cell>
          <table:table-cell table:style-name="ce17" table:formula="of:=AVERAGE([Overview.B514:.KK514])" office:value-type="float" office:value="2027.3043736883">
            <text:p>2027,3043736883</text:p>
          </table:table-cell>
          <table:table-cell table:style-name="ce17" table:formula="of:=AVERAGE([Overview.B535:.KK535])" office:value-type="float" office:value="143.02715911605">
            <text:p>143,0271591161</text:p>
          </table:table-cell>
          <table:table-cell table:style-name="ce17" table:formula="of:=AVERAGE([Overview.B556:.KK556])" office:value-type="float" office:value="14.6020892625396">
            <text:p>14,6020892625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6" table:formula="of:=AVERAGE([Overview.B53:.KK53])" office:value-type="float" office:value="9.65931307051798">
            <text:p>9,6593130705</text:p>
          </table:table-cell>
          <table:table-cell table:style-name="ce6" table:formula="of:=AVERAGE([Overview.B74:.KK74])" office:value-type="float" office:value="275.079040484333">
            <text:p>275,0790404843</text:p>
          </table:table-cell>
          <table:table-cell table:style-name="ce6" table:formula="of:=AVERAGE([Overview.B95:.KK95])" office:value-type="float" office:value="2452.70871049052">
            <text:p>2452,7087104905</text:p>
          </table:table-cell>
          <table:table-cell table:style-name="ce6" table:formula="of:=AVERAGE([Overview.B116:.KK116])" office:value-type="float" office:value="161.062698715004">
            <text:p>161,062698715</text:p>
          </table:table-cell>
          <table:table-cell table:style-name="ce6" table:formula="of:=AVERAGE([Overview.B137:.KK137])" office:value-type="float" office:value="13.2171514851744">
            <text:p>13,2171514852</text:p>
          </table:table-cell>
          <table:table-cell table:style-name="ce8" table:formula="of:=AVERAGE([Overview.B158:.KK158])" office:value-type="float" office:value="9.53471700099116">
            <text:p>9,534717001</text:p>
          </table:table-cell>
          <table:table-cell table:style-name="ce8" table:formula="of:=AVERAGE([Overview.B179:.KK179])" office:value-type="float" office:value="270.254646974838">
            <text:p>270,2546469748</text:p>
          </table:table-cell>
          <table:table-cell table:style-name="ce8" table:formula="of:=AVERAGE([Overview.B200:.KK200])" office:value-type="float" office:value="2459.18030360574">
            <text:p>2459,1803036058</text:p>
          </table:table-cell>
          <table:table-cell table:style-name="ce8" table:formula="of:=AVERAGE([Overview.B221:.KK221])" office:value-type="float" office:value="160.104014329745">
            <text:p>160,1040143297</text:p>
          </table:table-cell>
          <table:table-cell table:style-name="ce8" table:formula="of:=AVERAGE([Overview.B242:.KK242])" office:value-type="float" office:value="11.221042654241">
            <text:p>11,2210426542</text:p>
          </table:table-cell>
          <table:table-cell table:style-name="ce10" table:formula="of:=AVERAGE([Overview.B263:.KK263])" office:value-type="float" office:value="9.320868415872">
            <text:p>9,3208684159</text:p>
          </table:table-cell>
          <table:table-cell table:style-name="ce10" table:formula="of:=AVERAGE([Overview.B284:.KK284])" office:value-type="float" office:value="260.622682325562">
            <text:p>260,6226823256</text:p>
          </table:table-cell>
          <table:table-cell table:style-name="ce10" table:formula="of:=AVERAGE([Overview.B305:.KK305])" office:value-type="float" office:value="2437.64650396836">
            <text:p>2437,6465039684</text:p>
          </table:table-cell>
          <table:table-cell table:style-name="ce10" table:formula="of:=AVERAGE([Overview.B326:.KK326])" office:value-type="float" office:value="165.351871733639">
            <text:p>165,3518717336</text:p>
          </table:table-cell>
          <table:table-cell table:style-name="ce10" table:formula="of:=AVERAGE([Overview.B347:.KK347])" office:value-type="float" office:value="12.248583333309">
            <text:p>12,2485833333</text:p>
          </table:table-cell>
          <table:table-cell table:style-name="ce12" table:formula="of:=AVERAGE([Overview.B368:.KK368])" office:value-type="float" office:value="9.78222716467195">
            <text:p>9,7822271647</text:p>
          </table:table-cell>
          <table:table-cell table:style-name="ce12" table:formula="of:=AVERAGE([Overview.B389:.KK389])" office:value-type="float" office:value="275.056330039013">
            <text:p>275,056330039</text:p>
          </table:table-cell>
          <table:table-cell table:style-name="ce12" table:formula="of:=AVERAGE([Overview.B410:.KK410])" office:value-type="float" office:value="2419.22322073121">
            <text:p>2419,2232207312</text:p>
          </table:table-cell>
          <table:table-cell table:style-name="ce12" table:formula="of:=AVERAGE([Overview.B431:.KK431])" office:value-type="float" office:value="157.879793841282">
            <text:p>157,8797938413</text:p>
          </table:table-cell>
          <table:table-cell table:style-name="ce12" table:formula="of:=AVERAGE([Overview.B452:.KK452])" office:value-type="float" office:value="13.8841615828267">
            <text:p>13,8841615828</text:p>
          </table:table-cell>
          <table:table-cell table:style-name="ce17" table:formula="of:=AVERAGE([Overview.B473:.KK473])" office:value-type="float" office:value="8.92018534411293">
            <text:p>8,9201853441</text:p>
          </table:table-cell>
          <table:table-cell table:style-name="ce17" table:formula="of:=AVERAGE([Overview.B494:.KK494])" office:value-type="float" office:value="254.707088822181">
            <text:p>254,7070888222</text:p>
          </table:table-cell>
          <table:table-cell table:style-name="ce17" table:formula="of:=AVERAGE([Overview.B515:.KK515])" office:value-type="float" office:value="2403.41753440972">
            <text:p>2403,4175344097</text:p>
          </table:table-cell>
          <table:table-cell table:style-name="ce17" table:formula="of:=AVERAGE([Overview.B536:.KK536])" office:value-type="float" office:value="155.290561819617">
            <text:p>155,2905618196</text:p>
          </table:table-cell>
          <table:table-cell table:style-name="ce17" table:formula="of:=AVERAGE([Overview.B557:.KK557])" office:value-type="float" office:value="16.9179247770915">
            <text:p>16,9179247771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6" table:formula="of:=AVERAGE([Overview.B54:.KK54])" office:value-type="float" office:value="10.8000814871403">
            <text:p>10,8000814871</text:p>
          </table:table-cell>
          <table:table-cell table:style-name="ce6" table:formula="of:=AVERAGE([Overview.B75:.KK75])" office:value-type="float" office:value="329.442318563789">
            <text:p>329,4423185638</text:p>
          </table:table-cell>
          <table:table-cell table:style-name="ce6" table:formula="of:=AVERAGE([Overview.B96:.KK96])" office:value-type="float" office:value="2877.58544053985">
            <text:p>2877,5854405399</text:p>
          </table:table-cell>
          <table:table-cell table:style-name="ce6" table:formula="of:=AVERAGE([Overview.B117:.KK117])" office:value-type="float" office:value="171.316312494695">
            <text:p>171,3163124947</text:p>
          </table:table-cell>
          <table:table-cell table:style-name="ce6" table:formula="of:=AVERAGE([Overview.B138:.KK138])" office:value-type="float" office:value="12.554697181903">
            <text:p>12,5546971819</text:p>
          </table:table-cell>
          <table:table-cell table:style-name="ce8" table:formula="of:=AVERAGE([Overview.B159:.KK159])" office:value-type="float" office:value="9.94622222222223">
            <text:p>9,9462222222</text:p>
          </table:table-cell>
          <table:table-cell table:style-name="ce8" table:formula="of:=AVERAGE([Overview.B180:.KK180])" office:value-type="float" office:value="310.503833333333">
            <text:p>310,5038333333</text:p>
          </table:table-cell>
          <table:table-cell table:style-name="ce8" table:formula="of:=AVERAGE([Overview.B201:.KK201])" office:value-type="float" office:value="2868.93444444445">
            <text:p>2868,9344444445</text:p>
          </table:table-cell>
          <table:table-cell table:style-name="ce8" table:formula="of:=AVERAGE([Overview.B222:.KK222])" office:value-type="float" office:value="167.070166666667">
            <text:p>167,0701666667</text:p>
          </table:table-cell>
          <table:table-cell table:style-name="ce8" table:formula="of:=AVERAGE([Overview.B243:.KK243])" office:value-type="float" office:value="14.2023333333333">
            <text:p>14,2023333333</text:p>
          </table:table-cell>
          <table:table-cell table:style-name="ce10" table:formula="of:=AVERAGE([Overview.B264:.KK264])" office:value-type="float" office:value="9.87906147639382">
            <text:p>9,8790614764</text:p>
          </table:table-cell>
          <table:table-cell table:style-name="ce10" table:formula="of:=AVERAGE([Overview.B285:.KK285])" office:value-type="float" office:value="307.931842984171">
            <text:p>307,9318429842</text:p>
          </table:table-cell>
          <table:table-cell table:style-name="ce10" table:formula="of:=AVERAGE([Overview.B306:.KK306])" office:value-type="float" office:value="2849.59187245974">
            <text:p>2849,5918724598</text:p>
          </table:table-cell>
          <table:table-cell table:style-name="ce10" table:formula="of:=AVERAGE([Overview.B327:.KK327])" office:value-type="float" office:value="174.433972342268">
            <text:p>174,4339723423</text:p>
          </table:table-cell>
          <table:table-cell table:style-name="ce10" table:formula="of:=AVERAGE([Overview.B348:.KK348])" office:value-type="float" office:value="11.6651411611874">
            <text:p>11,6651411612</text:p>
          </table:table-cell>
          <table:table-cell table:style-name="ce12" table:formula="of:=AVERAGE([Overview.B369:.KK369])" office:value-type="float" office:value="9.65414307914308">
            <text:p>9,6541430791</text:p>
          </table:table-cell>
          <table:table-cell table:style-name="ce12" table:formula="of:=AVERAGE([Overview.B390:.KK390])" office:value-type="float" office:value="306.540817515817">
            <text:p>306,5408175158</text:p>
          </table:table-cell>
          <table:table-cell table:style-name="ce12" table:formula="of:=AVERAGE([Overview.B411:.KK411])" office:value-type="float" office:value="2850.97560772561">
            <text:p>2850,9756077256</text:p>
          </table:table-cell>
          <table:table-cell table:style-name="ce12" table:formula="of:=AVERAGE([Overview.B432:.KK432])" office:value-type="float" office:value="167.110685425685">
            <text:p>167,1106854257</text:p>
          </table:table-cell>
          <table:table-cell table:style-name="ce12" table:formula="of:=AVERAGE([Overview.B453:.KK453])" office:value-type="float" office:value="17.6480663780664">
            <text:p>17,6480663781</text:p>
          </table:table-cell>
          <table:table-cell table:style-name="ce17" table:formula="of:=AVERAGE([Overview.B474:.KK474])" office:value-type="float" office:value="9.49084097334584">
            <text:p>9,4908409733</text:p>
          </table:table-cell>
          <table:table-cell table:style-name="ce17" table:formula="of:=AVERAGE([Overview.B495:.KK495])" office:value-type="float" office:value="294.908831711683">
            <text:p>294,9088317117</text:p>
          </table:table-cell>
          <table:table-cell table:style-name="ce17" table:formula="of:=AVERAGE([Overview.B516:.KK516])" office:value-type="float" office:value="2805.13396561465">
            <text:p>2805,1339656147</text:p>
          </table:table-cell>
          <table:table-cell table:style-name="ce17" table:formula="of:=AVERAGE([Overview.B537:.KK537])" office:value-type="float" office:value="164.672543792446">
            <text:p>164,6725437924</text:p>
          </table:table-cell>
          <table:table-cell table:style-name="ce17" table:formula="of:=AVERAGE([Overview.B558:.KK558])" office:value-type="float" office:value="18.3781208327748">
            <text:p>18,3781208328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6" table:formula="of:=AVERAGE([Overview.B55:.KK55])" office:value-type="float" office:value="11.3415561209497">
            <text:p>11,3415561209</text:p>
          </table:table-cell>
          <table:table-cell table:style-name="ce6" table:formula="of:=AVERAGE([Overview.B76:.KK76])" office:value-type="float" office:value="370.617348986496">
            <text:p>370,6173489865</text:p>
          </table:table-cell>
          <table:table-cell table:style-name="ce6" table:formula="of:=AVERAGE([Overview.B97:.KK97])" office:value-type="float" office:value="3434.66188447793">
            <text:p>3434,6618844779</text:p>
          </table:table-cell>
          <table:table-cell table:style-name="ce6" table:formula="of:=AVERAGE([Overview.B118:.KK118])" office:value-type="float" office:value="190.149089769465">
            <text:p>190,1490897695</text:p>
          </table:table-cell>
          <table:table-cell table:style-name="ce6" table:formula="of:=AVERAGE([Overview.B139:.KK139])" office:value-type="float" office:value="15.7499395206696">
            <text:p>15,7499395207</text:p>
          </table:table-cell>
          <table:table-cell table:style-name="ce8" table:formula="of:=AVERAGE([Overview.B160:.KK160])" office:value-type="float" office:value="11.1687009809943">
            <text:p>11,168700981</text:p>
          </table:table-cell>
          <table:table-cell table:style-name="ce8" table:formula="of:=AVERAGE([Overview.B181:.KK181])" office:value-type="float" office:value="362.389657847548">
            <text:p>362,3896578475</text:p>
          </table:table-cell>
          <table:table-cell table:style-name="ce8" table:formula="of:=AVERAGE([Overview.B202:.KK202])" office:value-type="float" office:value="3411.73776399622">
            <text:p>3411,7377639962</text:p>
          </table:table-cell>
          <table:table-cell table:style-name="ce8" table:formula="of:=AVERAGE([Overview.B223:.KK223])" office:value-type="float" office:value="186.59031667038">
            <text:p>186,5903166704</text:p>
          </table:table-cell>
          <table:table-cell table:style-name="ce8" table:formula="of:=AVERAGE([Overview.B244:.KK244])" office:value-type="float" office:value="16.2419491724363">
            <text:p>16,2419491724</text:p>
          </table:table-cell>
          <table:table-cell table:style-name="ce10" table:formula="of:=AVERAGE([Overview.B265:.KK265])" office:value-type="float" office:value="10.7501556783323">
            <text:p>10,7501556783</text:p>
          </table:table-cell>
          <table:table-cell table:style-name="ce10" table:formula="of:=AVERAGE([Overview.B286:.KK286])" office:value-type="float" office:value="342.447636378851">
            <text:p>342,4476363789</text:p>
          </table:table-cell>
          <table:table-cell table:style-name="ce10" table:formula="of:=AVERAGE([Overview.B307:.KK307])" office:value-type="float" office:value="3444.8028068975">
            <text:p>3444,8028068975</text:p>
          </table:table-cell>
          <table:table-cell table:style-name="ce10" table:formula="of:=AVERAGE([Overview.B328:.KK328])" office:value-type="float" office:value="197.085573932184">
            <text:p>197,0855739322</text:p>
          </table:table-cell>
          <table:table-cell table:style-name="ce10" table:formula="of:=AVERAGE([Overview.B349:.KK349])" office:value-type="float" office:value="16.7463783127448">
            <text:p>16,7463783127</text:p>
          </table:table-cell>
          <table:table-cell table:style-name="ce12" table:formula="of:=AVERAGE([Overview.B370:.KK370])" office:value-type="float" office:value="11.432537007506">
            <text:p>11,4325370075</text:p>
          </table:table-cell>
          <table:table-cell table:style-name="ce12" table:formula="of:=AVERAGE([Overview.B391:.KK391])" office:value-type="float" office:value="367.577189601289">
            <text:p>367,5771896013</text:p>
          </table:table-cell>
          <table:table-cell table:style-name="ce12" table:formula="of:=AVERAGE([Overview.B412:.KK412])" office:value-type="float" office:value="3256.52754088562">
            <text:p>3256,5275408856</text:p>
          </table:table-cell>
          <table:table-cell table:style-name="ce12" table:formula="of:=AVERAGE([Overview.B433:.KK433])" office:value-type="float" office:value="179.831281761717">
            <text:p>179,8312817617</text:p>
          </table:table-cell>
          <table:table-cell table:style-name="ce12" table:formula="of:=AVERAGE([Overview.B454:.KK454])" office:value-type="float" office:value="20.6702747769829">
            <text:p>20,670274777</text:p>
          </table:table-cell>
          <table:table-cell table:style-name="ce17" table:formula="of:=AVERAGE([Overview.B475:.KK475])" office:value-type="float" office:value="10.3354677458154">
            <text:p>10,3354677458</text:p>
          </table:table-cell>
          <table:table-cell table:style-name="ce17" table:formula="of:=AVERAGE([Overview.B496:.KK496])" office:value-type="float" office:value="340.598599322368">
            <text:p>340,5985993224</text:p>
          </table:table-cell>
          <table:table-cell table:style-name="ce17" table:formula="of:=AVERAGE([Overview.B517:.KK517])" office:value-type="float" office:value="3300.11969726743">
            <text:p>3300,1196972674</text:p>
          </table:table-cell>
          <table:table-cell table:style-name="ce17" table:formula="of:=AVERAGE([Overview.B538:.KK538])" office:value-type="float" office:value="179.534713918027">
            <text:p>179,534713918</text:p>
          </table:table-cell>
          <table:table-cell table:style-name="ce17" table:formula="of:=AVERAGE([Overview.B559:.KK559])" office:value-type="float" office:value="22.7007269449993">
            <text:p>22,700726945</text:p>
          </table:table-cell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6" table:formula="of:=AVERAGE([Overview.B56:.KK56])" office:value-type="float" office:value="11.967840408359">
            <text:p>11,9678404084</text:p>
          </table:table-cell>
          <table:table-cell table:style-name="ce6" table:formula="of:=AVERAGE([Overview.B77:.KK77])" office:value-type="float" office:value="419.58849022065">
            <text:p>419,5884902207</text:p>
          </table:table-cell>
          <table:table-cell table:style-name="ce6" table:formula="of:=AVERAGE([Overview.B98:.KK98])" office:value-type="float" office:value="3984.60440791149">
            <text:p>3984,6044079115</text:p>
          </table:table-cell>
          <table:table-cell table:style-name="ce6" table:formula="of:=AVERAGE([Overview.B119:.KK119])" office:value-type="float" office:value="202.355699055273">
            <text:p>202,3556990553</text:p>
          </table:table-cell>
          <table:table-cell table:style-name="ce6" table:formula="of:=AVERAGE([Overview.B140:.KK140])" office:value-type="float" office:value="19.1420604951178">
            <text:p>19,1420604951</text:p>
          </table:table-cell>
          <table:table-cell table:style-name="ce8" table:formula="of:=AVERAGE([Overview.B161:.KK161])" office:value-type="float" office:value="12.194806763285">
            <text:p>12,1948067633</text:p>
          </table:table-cell>
          <table:table-cell table:style-name="ce8" table:formula="of:=AVERAGE([Overview.B182:.KK182])" office:value-type="float" office:value="423.571684861033">
            <text:p>423,571684861</text:p>
          </table:table-cell>
          <table:table-cell table:style-name="ce8" table:formula="of:=AVERAGE([Overview.B203:.KK203])" office:value-type="float" office:value="4067.92187558818">
            <text:p>4067,9218755882</text:p>
          </table:table-cell>
          <table:table-cell table:style-name="ce8" table:formula="of:=AVERAGE([Overview.B224:.KK224])" office:value-type="float" office:value="207.039879540749">
            <text:p>207,0398795408</text:p>
          </table:table-cell>
          <table:table-cell table:style-name="ce8" table:formula="of:=AVERAGE([Overview.B245:.KK245])" office:value-type="float" office:value="14.1103773762469">
            <text:p>14,1103773762</text:p>
          </table:table-cell>
          <table:table-cell table:style-name="ce10" table:formula="of:=AVERAGE([Overview.B266:.KK266])" office:value-type="float" office:value="11.8127882430198">
            <text:p>11,812788243</text:p>
          </table:table-cell>
          <table:table-cell table:style-name="ce10" table:formula="of:=AVERAGE([Overview.B287:.KK287])" office:value-type="float" office:value="405.20550634001">
            <text:p>405,20550634</text:p>
          </table:table-cell>
          <table:table-cell table:style-name="ce10" table:formula="of:=AVERAGE([Overview.B308:.KK308])" office:value-type="float" office:value="3977.95641794636">
            <text:p>3977,9564179464</text:p>
          </table:table-cell>
          <table:table-cell table:style-name="ce10" table:formula="of:=AVERAGE([Overview.B329:.KK329])" office:value-type="float" office:value="208.548175196094">
            <text:p>208,5481751961</text:p>
          </table:table-cell>
          <table:table-cell table:style-name="ce10" table:formula="of:=AVERAGE([Overview.B350:.KK350])" office:value-type="float" office:value="15.7896957768">
            <text:p>15,7896957768</text:p>
          </table:table-cell>
          <table:table-cell table:style-name="ce12" table:formula="of:=AVERAGE([Overview.B371:.KK371])" office:value-type="float" office:value="11.9612824611112">
            <text:p>11,9612824611</text:p>
          </table:table-cell>
          <table:table-cell table:style-name="ce12" table:formula="of:=AVERAGE([Overview.B392:.KK392])" office:value-type="float" office:value="411.365208588926">
            <text:p>411,3652085889</text:p>
          </table:table-cell>
          <table:table-cell table:style-name="ce12" table:formula="of:=AVERAGE([Overview.B413:.KK413])" office:value-type="float" office:value="3924.44690458261">
            <text:p>3924,4469045826</text:p>
          </table:table-cell>
          <table:table-cell table:style-name="ce12" table:formula="of:=AVERAGE([Overview.B434:.KK434])" office:value-type="float" office:value="199.024471249914">
            <text:p>199,0244712499</text:p>
          </table:table-cell>
          <table:table-cell table:style-name="ce12" table:formula="of:=AVERAGE([Overview.B455:.KK455])" office:value-type="float" office:value="20.3027113140691">
            <text:p>20,3027113141</text:p>
          </table:table-cell>
          <table:table-cell table:style-name="ce17" table:formula="of:=AVERAGE([Overview.B476:.KK476])" office:value-type="float" office:value="10.9559512341251">
            <text:p>10,9559512341</text:p>
          </table:table-cell>
          <table:table-cell table:style-name="ce17" table:formula="of:=AVERAGE([Overview.B497:.KK497])" office:value-type="float" office:value="386.977762133936">
            <text:p>386,9777621339</text:p>
          </table:table-cell>
          <table:table-cell table:style-name="ce17" table:formula="of:=AVERAGE([Overview.B518:.KK518])" office:value-type="float" office:value="3860.86400581804">
            <text:p>3860,864005818</text:p>
          </table:table-cell>
          <table:table-cell table:style-name="ce17" table:formula="of:=AVERAGE([Overview.B539:.KK539])" office:value-type="float" office:value="195.439804548652">
            <text:p>195,4398045487</text:p>
          </table:table-cell>
          <table:table-cell table:style-name="ce17" table:formula="of:=AVERAGE([Overview.B560:.KK560])" office:value-type="float" office:value="23.1844254451118">
            <text:p>23,1844254451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6" table:formula="of:=AVERAGE([Overview.B57:.KK57])" office:value-type="float" office:value="13.3982647460898">
            <text:p>13,3982647461</text:p>
          </table:table-cell>
          <table:table-cell table:style-name="ce6" table:formula="of:=AVERAGE([Overview.B78:.KK78])" office:value-type="float" office:value="503.85323891279">
            <text:p>503,8532389128</text:p>
          </table:table-cell>
          <table:table-cell table:style-name="ce6" table:formula="of:=AVERAGE([Overview.B99:.KK99])" office:value-type="float" office:value="4661.27312080334">
            <text:p>4661,2731208034</text:p>
          </table:table-cell>
          <table:table-cell table:style-name="ce6" table:formula="of:=AVERAGE([Overview.B120:.KK120])" office:value-type="float" office:value="218.00609283905">
            <text:p>218,0060928391</text:p>
          </table:table-cell>
          <table:table-cell table:style-name="ce6" table:formula="of:=AVERAGE([Overview.B141:.KK141])" office:value-type="float" office:value="20.1558077680833">
            <text:p>20,1558077681</text:p>
          </table:table-cell>
          <table:table-cell table:style-name="ce8" table:formula="of:=AVERAGE([Overview.B162:.KK162])" office:value-type="float" office:value="11.9019047619048">
            <text:p>11,9019047619</text:p>
          </table:table-cell>
          <table:table-cell table:style-name="ce8" table:formula="of:=AVERAGE([Overview.B183:.KK183])" office:value-type="float" office:value="449.928412698413">
            <text:p>449,9284126984</text:p>
          </table:table-cell>
          <table:table-cell table:style-name="ce8" table:formula="of:=AVERAGE([Overview.B204:.KK204])" office:value-type="float" office:value="4646.75515873016">
            <text:p>4646,7551587302</text:p>
          </table:table-cell>
          <table:table-cell table:style-name="ce8" table:formula="of:=AVERAGE([Overview.B225:.KK225])" office:value-type="float" office:value="212.849444444444">
            <text:p>212,8494444444</text:p>
          </table:table-cell>
          <table:table-cell table:style-name="ce8" table:formula="of:=AVERAGE([Overview.B246:.KK246])" office:value-type="float" office:value="21.6971428571429">
            <text:p>21,6971428571</text:p>
          </table:table-cell>
          <table:table-cell table:style-name="ce10" table:formula="of:=AVERAGE([Overview.B267:.KK267])" office:value-type="float" office:value="12.3104761904762">
            <text:p>12,3104761905</text:p>
          </table:table-cell>
          <table:table-cell table:style-name="ce10" table:formula="of:=AVERAGE([Overview.B288:.KK288])" office:value-type="float" office:value="460.236706349206">
            <text:p>460,2367063492</text:p>
          </table:table-cell>
          <table:table-cell table:style-name="ce10" table:formula="of:=AVERAGE([Overview.B309:.KK309])" office:value-type="float" office:value="4629.87996031746">
            <text:p>4629,8799603175</text:p>
          </table:table-cell>
          <table:table-cell table:style-name="ce10" table:formula="of:=AVERAGE([Overview.B330:.KK330])" office:value-type="float" office:value="216.992301587302">
            <text:p>216,9923015873</text:p>
          </table:table-cell>
          <table:table-cell table:style-name="ce10" table:formula="of:=AVERAGE([Overview.B351:.KK351])" office:value-type="float" office:value="20.3689285714286">
            <text:p>20,3689285714</text:p>
          </table:table-cell>
          <table:table-cell table:style-name="ce12" table:formula="of:=AVERAGE([Overview.B372:.KK372])" office:value-type="float" office:value="12.4018759018759">
            <text:p>12,4018759019</text:p>
          </table:table-cell>
          <table:table-cell table:style-name="ce12" table:formula="of:=AVERAGE([Overview.B393:.KK393])" office:value-type="float" office:value="474.916626583293">
            <text:p>474,9166265833</text:p>
          </table:table-cell>
          <table:table-cell table:style-name="ce12" table:formula="of:=AVERAGE([Overview.B414:.KK414])" office:value-type="float" office:value="4616.18716931217">
            <text:p>4616,1871693122</text:p>
          </table:table-cell>
          <table:table-cell table:style-name="ce12" table:formula="of:=AVERAGE([Overview.B435:.KK435])" office:value-type="float" office:value="217.079445246112">
            <text:p>217,0794452461</text:p>
          </table:table-cell>
          <table:table-cell table:style-name="ce12" table:formula="of:=AVERAGE([Overview.B456:.KK456])" office:value-type="float" office:value="20.6512145262145">
            <text:p>20,6512145262</text:p>
          </table:table-cell>
          <table:table-cell table:style-name="ce17" table:formula="of:=AVERAGE([Overview.B477:.KK477])" office:value-type="float" office:value="11.4116446195703">
            <text:p>11,4116446196</text:p>
          </table:table-cell>
          <table:table-cell table:style-name="ce17" table:formula="of:=AVERAGE([Overview.B498:.KK498])" office:value-type="float" office:value="441.836042530569">
            <text:p>441,8360425306</text:p>
          </table:table-cell>
          <table:table-cell table:style-name="ce17" table:formula="of:=AVERAGE([Overview.B519:.KK519])" office:value-type="float" office:value="4566.36481299059">
            <text:p>4566,3648129906</text:p>
          </table:table-cell>
          <table:table-cell table:style-name="ce17" table:formula="of:=AVERAGE([Overview.B540:.KK540])" office:value-type="float" office:value="212.187531381931">
            <text:p>212,1875313819</text:p>
          </table:table-cell>
          <table:table-cell table:style-name="ce17" table:formula="of:=AVERAGE([Overview.B561:.KK561])" office:value-type="float" office:value="23.3164045720361">
            <text:p>23,316404572</text:p>
          </table:table-cell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6" table:formula="of:=AVERAGE([Overview.B58:.KK58])" office:value-type="float" office:value="12.685404040404">
            <text:p>12,6854040404</text:p>
          </table:table-cell>
          <table:table-cell table:style-name="ce6" table:formula="of:=AVERAGE([Overview.B79:.KK79])" office:value-type="float" office:value="516.46595959596">
            <text:p>516,465959596</text:p>
          </table:table-cell>
          <table:table-cell table:style-name="ce6" table:formula="of:=AVERAGE([Overview.B100:.KK100])" office:value-type="float" office:value="5416.26313131313">
            <text:p>5416,2631313131</text:p>
          </table:table-cell>
          <table:table-cell table:style-name="ce6" table:formula="of:=AVERAGE([Overview.B121:.KK121])" office:value-type="float" office:value="232.529343434343">
            <text:p>232,5293434343</text:p>
          </table:table-cell>
          <table:table-cell table:style-name="ce6" table:formula="of:=AVERAGE([Overview.B142:.KK142])" office:value-type="float" office:value="22.0335858585859">
            <text:p>22,0335858586</text:p>
          </table:table-cell>
          <table:table-cell table:style-name="ce8" table:formula="of:=AVERAGE([Overview.B163:.KK163])" office:value-type="float" office:value="11.741534992785">
            <text:p>11,7415349928</text:p>
          </table:table-cell>
          <table:table-cell table:style-name="ce8" table:formula="of:=AVERAGE([Overview.B184:.KK184])" office:value-type="float" office:value="507.200185786436">
            <text:p>507,2001857864</text:p>
          </table:table-cell>
          <table:table-cell table:style-name="ce8" table:formula="of:=AVERAGE([Overview.B205:.KK205])" office:value-type="float" office:value="5470.4033008658">
            <text:p>5470,4033008658</text:p>
          </table:table-cell>
          <table:table-cell table:style-name="ce8" table:formula="of:=AVERAGE([Overview.B226:.KK226])" office:value-type="float" office:value="223.220732323232">
            <text:p>223,2207323232</text:p>
          </table:table-cell>
          <table:table-cell table:style-name="ce8" table:formula="of:=AVERAGE([Overview.B247:.KK247])" office:value-type="float" office:value="22.0955808080808">
            <text:p>22,0955808081</text:p>
          </table:table-cell>
          <table:table-cell table:style-name="ce10" table:formula="of:=AVERAGE([Overview.B268:.KK268])" office:value-type="float" office:value="12.6281295093795">
            <text:p>12,6281295094</text:p>
          </table:table-cell>
          <table:table-cell table:style-name="ce10" table:formula="of:=AVERAGE([Overview.B289:.KK289])" office:value-type="float" office:value="517.002038239538">
            <text:p>517,0020382395</text:p>
          </table:table-cell>
          <table:table-cell table:style-name="ce10" table:formula="of:=AVERAGE([Overview.B310:.KK310])" office:value-type="float" office:value="5578.47001262626">
            <text:p>5578,4700126263</text:p>
          </table:table-cell>
          <table:table-cell table:style-name="ce10" table:formula="of:=AVERAGE([Overview.B331:.KK331])" office:value-type="float" office:value="241.371590909091">
            <text:p>241,3715909091</text:p>
          </table:table-cell>
          <table:table-cell table:style-name="ce10" table:formula="of:=AVERAGE([Overview.B352:.KK352])" office:value-type="float" office:value="20.4578553391053">
            <text:p>20,4578553391</text:p>
          </table:table-cell>
          <table:table-cell table:style-name="ce12" table:formula="of:=AVERAGE([Overview.B373:.KK373])" office:value-type="float" office:value="13.7183502024291">
            <text:p>13,7183502024</text:p>
          </table:table-cell>
          <table:table-cell table:style-name="ce12" table:formula="of:=AVERAGE([Overview.B394:.KK394])" office:value-type="float" office:value="550.741292172739">
            <text:p>550,7412921727</text:p>
          </table:table-cell>
          <table:table-cell table:style-name="ce12" table:formula="of:=AVERAGE([Overview.B415:.KK415])" office:value-type="float" office:value="5382.74325236167">
            <text:p>5382,7432523617</text:p>
          </table:table-cell>
          <table:table-cell table:style-name="ce12" table:formula="of:=AVERAGE([Overview.B436:.KK436])" office:value-type="float" office:value="214.925772604588">
            <text:p>214,9257726046</text:p>
          </table:table-cell>
          <table:table-cell table:style-name="ce12" table:formula="of:=AVERAGE([Overview.B457:.KK457])" office:value-type="float" office:value="25.242375168691">
            <text:p>25,2423751687</text:p>
          </table:table-cell>
          <table:table-cell table:style-name="ce17" table:formula="of:=AVERAGE([Overview.B478:.KK478])" office:value-type="float" office:value="12.2067770465206">
            <text:p>12,2067770465</text:p>
          </table:table-cell>
          <table:table-cell table:style-name="ce17" table:formula="of:=AVERAGE([Overview.B499:.KK499])" office:value-type="float" office:value="512.448698662968">
            <text:p>512,448698663</text:p>
          </table:table-cell>
          <table:table-cell table:style-name="ce17" table:formula="of:=AVERAGE([Overview.B520:.KK520])" office:value-type="float" office:value="5347.90693192">
            <text:p>5347,90693192</text:p>
          </table:table-cell>
          <table:table-cell table:style-name="ce17" table:formula="of:=AVERAGE([Overview.B541:.KK541])" office:value-type="float" office:value="219.130685209119">
            <text:p>219,1306852091</text:p>
          </table:table-cell>
          <table:table-cell table:style-name="ce17" table:formula="of:=AVERAGE([Overview.B562:.KK562])" office:value-type="float" office:value="26.3533050054024">
            <text:p>26,3533050054</text:p>
          </table:table-cell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6" table:formula="of:=AVERAGE([Overview.B59:.KK59])" office:value-type="float" office:value="17.1428571428571">
            <text:p>17,1428571429</text:p>
          </table:table-cell>
          <table:table-cell table:style-name="ce6" table:formula="of:=AVERAGE([Overview.B80:.KK80])" office:value-type="float" office:value="684.214285714286">
            <text:p>684,2142857143</text:p>
          </table:table-cell>
          <table:table-cell table:style-name="ce6" table:formula="of:=AVERAGE([Overview.B101:.KK101])" office:value-type="float" office:value="6304.64285714286">
            <text:p>6304,6428571429</text:p>
          </table:table-cell>
          <table:table-cell table:style-name="ce6" table:formula="of:=AVERAGE([Overview.B122:.KK122])" office:value-type="float" office:value="234.964285714286">
            <text:p>234,9642857143</text:p>
          </table:table-cell>
          <table:table-cell table:style-name="ce6" table:formula="of:=AVERAGE([Overview.B143:.KK143])" office:value-type="float" office:value="22.75">
            <text:p>22,75</text:p>
          </table:table-cell>
          <table:table-cell table:style-name="ce8" table:formula="of:=AVERAGE([Overview.B164:.KK164])" office:value-type="float" office:value="13.8833333333333">
            <text:p>13,8833333333</text:p>
          </table:table-cell>
          <table:table-cell table:style-name="ce8" table:formula="of:=AVERAGE([Overview.B185:.KK185])" office:value-type="float" office:value="653.25">
            <text:p>653,25</text:p>
          </table:table-cell>
          <table:table-cell table:style-name="ce8" table:formula="of:=AVERAGE([Overview.B206:.KK206])" office:value-type="float" office:value="6548.75">
            <text:p>6548,75</text:p>
          </table:table-cell>
          <table:table-cell table:style-name="ce8" table:formula="of:=AVERAGE([Overview.B227:.KK227])" office:value-type="float" office:value="212.433333333333">
            <text:p>212,4333333333</text:p>
          </table:table-cell>
          <table:table-cell table:style-name="ce8" table:formula="of:=AVERAGE([Overview.B248:.KK248])" office:value-type="float" office:value="23.9833333333333">
            <text:p>23,9833333333</text:p>
          </table:table-cell>
          <table:table-cell table:style-name="ce10" table:formula="of:=AVERAGE([Overview.B269:.KK269])" office:value-type="float" office:value="12.6111111111111">
            <text:p>12,6111111111</text:p>
          </table:table-cell>
          <table:table-cell table:style-name="ce10" table:formula="of:=AVERAGE([Overview.B290:.KK290])" office:value-type="float" office:value="588.777777777778">
            <text:p>588,7777777778</text:p>
          </table:table-cell>
          <table:table-cell table:style-name="ce10" table:formula="of:=AVERAGE([Overview.B311:.KK311])" office:value-type="float" office:value="7265">
            <text:p>7265</text:p>
          </table:table-cell>
          <table:table-cell table:style-name="ce10" table:formula="of:=AVERAGE([Overview.B332:.KK332])" office:value-type="float" office:value="295.638888888889">
            <text:p>295,6388888889</text:p>
          </table:table-cell>
          <table:table-cell table:style-name="ce10" table:formula="of:=AVERAGE([Overview.B353:.KK353])" office:value-type="float" office:value="14.5555555555556">
            <text:p>14,5555555556</text:p>
          </table:table-cell>
          <table:table-cell table:style-name="ce12" table:formula="of:=AVERAGE([Overview.B374:.KK374])" office:value-type="float" office:value="12.7638888888889">
            <text:p>12,7638888889</text:p>
          </table:table-cell>
          <table:table-cell table:style-name="ce12" table:formula="of:=AVERAGE([Overview.B395:.KK395])" office:value-type="float" office:value="611.236111111111">
            <text:p>611,2361111111</text:p>
          </table:table-cell>
          <table:table-cell table:style-name="ce12" table:formula="of:=AVERAGE([Overview.B416:.KK416])" office:value-type="float" office:value="6695.76388888889">
            <text:p>6695,7638888889</text:p>
          </table:table-cell>
          <table:table-cell table:style-name="ce12" table:formula="of:=AVERAGE([Overview.B437:.KK437])" office:value-type="float" office:value="253.236111111111">
            <text:p>253,2361111111</text:p>
          </table:table-cell>
          <table:table-cell table:style-name="ce12" table:formula="of:=AVERAGE([Overview.B458:.KK458])" office:value-type="float" office:value="32.6666666666667">
            <text:p>32,6666666667</text:p>
          </table:table-cell>
          <table:table-cell table:style-name="ce17" table:formula="of:=AVERAGE([Overview.B479:.KK479])" office:value-type="float" office:value="11.8170168067227">
            <text:p>11,8170168067</text:p>
          </table:table-cell>
          <table:table-cell table:style-name="ce17" table:formula="of:=AVERAGE([Overview.B500:.KK500])" office:value-type="float" office:value="594.082976827095">
            <text:p>594,0829768271</text:p>
          </table:table-cell>
          <table:table-cell table:style-name="ce17" table:formula="of:=AVERAGE([Overview.B521:.KK521])" office:value-type="float" office:value="6363.23389886258">
            <text:p>6363,2338988626</text:p>
          </table:table-cell>
          <table:table-cell table:style-name="ce17" table:formula="of:=AVERAGE([Overview.B542:.KK542])" office:value-type="float" office:value="214.927936932349">
            <text:p>214,9279369323</text:p>
          </table:table-cell>
          <table:table-cell table:style-name="ce17" table:formula="of:=AVERAGE([Overview.B563:.KK563])" office:value-type="float" office:value="25.1523194126135">
            <text:p>25,1523194126</text:p>
          </table:table-cell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6" table:formula="of:=AVERAGE([Overview.B60:.KK60])" office:value-type="float" office:value="15.1666666666667">
            <text:p>15,1666666667</text:p>
          </table:table-cell>
          <table:table-cell table:style-name="ce6" table:formula="of:=AVERAGE([Overview.B81:.KK81])" office:value-type="float" office:value="902.333333333335">
            <text:p>902,3333333333</text:p>
          </table:table-cell>
          <table:table-cell table:style-name="ce6" table:formula="of:=AVERAGE([Overview.B102:.KK102])" office:value-type="float" office:value="8195">
            <text:p>8195</text:p>
          </table:table-cell>
          <table:table-cell table:style-name="ce6" table:formula="of:=AVERAGE([Overview.B123:.KK123])" office:value-type="float" office:value="289.166666666667">
            <text:p>289,1666666667</text:p>
          </table:table-cell>
          <table:table-cell table:style-name="ce6" table:formula="of:=AVERAGE([Overview.B144:.KK144])" office:value-type="float" office:value="11.6666666666667">
            <text:p>11,6666666667</text:p>
          </table:table-cell>
          <table:table-cell table:style-name="ce8" table:formula="of:=AVERAGE([Overview.B165:.KK165])" office:value-type="float" office:value="13">
            <text:p>13</text:p>
          </table:table-cell>
          <table:table-cell table:style-name="ce8" table:formula="of:=AVERAGE([Overview.B186:.KK186])" office:value-type="float" office:value="750">
            <text:p>750</text:p>
          </table:table-cell>
          <table:table-cell table:style-name="ce8" table:formula="of:=AVERAGE([Overview.B207:.KK207])" office:value-type="float" office:value="7060">
            <text:p>7060</text:p>
          </table:table-cell>
          <table:table-cell table:style-name="ce8" table:formula="of:=AVERAGE([Overview.B228:.KK228])" office:value-type="float" office:value="223">
            <text:p>223</text:p>
          </table:table-cell>
          <table:table-cell table:style-name="ce8" table:formula="of:=AVERAGE([Overview.B249:.KK249])" office:value-type="float" office:value="39">
            <text:p>39</text:p>
          </table:table-cell>
          <table:table-cell table:style-name="ce10" table:formula="of:=AVERAGE([Overview.B270:.KK270])" office:value-type="float" office:value="16.25">
            <text:p>16,25</text:p>
          </table:table-cell>
          <table:table-cell table:style-name="ce10" table:formula="of:=AVERAGE([Overview.B291:.KK291])" office:value-type="float" office:value="987.75">
            <text:p>987,75</text:p>
          </table:table-cell>
          <table:table-cell table:style-name="ce10" table:formula="of:=AVERAGE([Overview.B312:.KK312])" office:value-type="float" office:value="8921.25">
            <text:p>8921,25</text:p>
          </table:table-cell>
          <table:table-cell table:style-name="ce10" table:formula="of:=AVERAGE([Overview.B333:.KK333])" office:value-type="float" office:value="258.75">
            <text:p>258,75</text:p>
          </table:table-cell>
          <table:table-cell table:style-name="ce10" table:formula="of:=AVERAGE([Overview.B354:.KK354])" office:value-type="float" office:value="13">
            <text:p>13</text:p>
          </table:table-cell>
          <table:table-cell table:style-name="ce12" table:formula="of:=AVERAGE([Overview.B375:.KK375])" office:value-type="float" office:value="15">
            <text:p>15</text:p>
          </table:table-cell>
          <table:table-cell table:style-name="ce12" table:formula="of:=AVERAGE([Overview.B396:.KK396])" office:value-type="float" office:value="870">
            <text:p>870</text:p>
          </table:table-cell>
          <table:table-cell table:style-name="ce12" table:formula="of:=AVERAGE([Overview.B417:.KK417])" office:value-type="float" office:value="8740">
            <text:p>8740</text:p>
          </table:table-cell>
          <table:table-cell table:style-name="ce12" table:formula="of:=AVERAGE([Overview.B438:.KK438])" office:value-type="float" office:value="294">
            <text:p>294</text:p>
          </table:table-cell>
          <table:table-cell table:style-name="ce12" table:formula="of:=AVERAGE([Overview.B459:.KK459])" office:value-type="float" office:value="3">
            <text:p>3</text:p>
          </table:table-cell>
          <table:table-cell table:style-name="ce17" table:formula="of:=AVERAGE([Overview.B480:.KK480])" office:value-type="float" office:value="11.1">
            <text:p>11,1</text:p>
          </table:table-cell>
          <table:table-cell table:style-name="ce17" table:formula="of:=AVERAGE([Overview.B501:.KK501])" office:value-type="float" office:value="705.3">
            <text:p>705,3</text:p>
          </table:table-cell>
          <table:table-cell table:style-name="ce17" table:formula="of:=AVERAGE([Overview.B522:.KK522])" office:value-type="float" office:value="7676.25">
            <text:p>7676,25</text:p>
          </table:table-cell>
          <table:table-cell table:style-name="ce17" table:formula="of:=AVERAGE([Overview.B543:.KK543])" office:value-type="float" office:value="252.9">
            <text:p>252,9</text:p>
          </table:table-cell>
          <table:table-cell table:style-name="ce17" table:formula="of:=AVERAGE([Overview.B564:.KK564])" office:value-type="float" office:value="40.6">
            <text:p>40,6</text:p>
          </table:table-cell>
        </table:table-row>
        <table:table-row table:style-name="ro1">
          <table:table-cell table:style-name="ce3" office:value-type="string">
            <text:p>Level</text:p>
          </table:table-cell>
          <table:table-cell table:style-name="ce5" office:value-type="string">
            <text:p>Worker</text:p>
          </table:table-cell>
          <table:table-cell table:style-name="ce5" office:value-type="string">
            <text:p>Inco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Kills</text:p>
          </table:table-cell>
          <table:table-cell table:style-name="ce5" office:value-type="string">
            <text:p>Leaks</text:p>
          </table:table-cell>
          <table:table-cell table:style-name="ce7" office:value-type="string">
            <text:p>Worker</text:p>
          </table:table-cell>
          <table:table-cell table:style-name="ce7" office:value-type="string">
            <text:p>Income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Kills</text:p>
          </table:table-cell>
          <table:table-cell table:style-name="ce7" office:value-type="string">
            <text:p>Leaks</text:p>
          </table:table-cell>
          <table:table-cell table:style-name="ce9" office:value-type="string">
            <text:p>Worker</text:p>
          </table:table-cell>
          <table:table-cell table:style-name="ce9" office:value-type="string">
            <text:p>Income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Kills</text:p>
          </table:table-cell>
          <table:table-cell table:style-name="ce9" office:value-type="string">
            <text:p>Leaks</text:p>
          </table:table-cell>
          <table:table-cell table:style-name="ce11" office:value-type="string">
            <text:p>Worker</text:p>
          </table:table-cell>
          <table:table-cell table:style-name="ce11" office:value-type="string">
            <text:p>Income</text:p>
          </table:table-cell>
          <table:table-cell table:style-name="ce11" office:value-type="string">
            <text:p>Value</text:p>
          </table:table-cell>
          <table:table-cell table:style-name="ce11" office:value-type="string">
            <text:p>Kills</text:p>
          </table:table-cell>
          <table:table-cell table:style-name="ce11" office:value-type="string">
            <text:p>Leaks</text:p>
          </table:table-cell>
          <table:table-cell table:style-name="ce16" office:value-type="string">
            <text:p>Worker</text:p>
          </table:table-cell>
          <table:table-cell table:style-name="ce16" office:value-type="string">
            <text:p>Income</text:p>
          </table:table-cell>
          <table:table-cell table:style-name="ce16" office:value-type="string">
            <text:p>Value</text:p>
          </table:table-cell>
          <table:table-cell table:style-name="ce16" office:value-type="string">
            <text:p>Kills</text:p>
          </table:table-cell>
          <table:table-cell table:style-name="ce16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2153.6">
            <text:p>2153,6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3" office:value-type="string">
            <text:p>Element</text:p>
          </table:table-cell>
          <table:table-cell table:style-name="ce18" table:formula="of:=AVERAGE([Overview.B9:.KK9])" office:value-type="float" office:value="333.5">
            <text:p>333,5</text:p>
          </table:table-cell>
          <table:table-cell table:style-name="ce20" office:value-type="string">
            <text:p>Picks</text:p>
          </table:table-cell>
          <table:table-cell table:formula="of:=([.V267]/[.V266])*100" office:value-type="float" office:value="15.4856983655275">
            <text:p>15,485698365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Grove</text:p>
          </table:table-cell>
          <table:table-cell table:formula="of:=AVERAGE([Overview.B10:.KK10])" office:value-type="float" office:value="228.9">
            <text:p>228,9</text:p>
          </table:table-cell>
          <table:table-cell table:style-name="ce21"/>
          <table:table-cell table:formula="of:=([.V268]/[.V266])*100" office:value-type="float" office:value="10.6287147102526">
            <text:p>10,628714710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Mech</text:p>
          </table:table-cell>
          <table:table-cell table:formula="of:=AVERAGE([Overview.B11:.KK11])" office:value-type="float" office:value="289.8">
            <text:p>289,8</text:p>
          </table:table-cell>
          <table:table-cell table:style-name="ce21"/>
          <table:table-cell table:formula="of:=([.V269]/[.V266])*100" office:value-type="float" office:value="13.4565378900446">
            <text:p>13,4565378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Forsaken</text:p>
          </table:table-cell>
          <table:table-cell table:formula="of:=AVERAGE([Overview.B12:.KK12])" office:value-type="float" office:value="226.7">
            <text:p>226,7</text:p>
          </table:table-cell>
          <table:table-cell table:style-name="ce21"/>
          <table:table-cell table:formula="of:=([.V270]/[.V266])*100" office:value-type="float" office:value="10.5265601783061">
            <text:p>10,526560178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astermind</text:p>
          </table:table-cell>
          <table:table-cell table:style-name="ce19" table:formula="of:=AVERAGE([Overview.B13:.KK13])" office:value-type="float" office:value="1074.7">
            <text:p>1074,7</text:p>
          </table:table-cell>
          <table:table-cell table:style-name="ce22"/>
          <table:table-cell table:formula="of:=([.V271]/[.V266])*100" office:value-type="float" office:value="49.9024888558692">
            <text:p>49,902488855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3" office:value-type="string">
            <text:p>Element</text:p>
          </table:table-cell>
          <table:table-cell table:style-name="ce18" table:formula="of:=AVERAGE([Overview.B14:.KK14])" office:value-type="float" office:value="185.7">
            <text:p>185,7</text:p>
          </table:table-cell>
          <table:table-cell table:style-name="ce20" office:value-type="string">
            <text:p>Wins</text:p>
          </table:table-cell>
          <table:table-cell table:formula="of:=([.V272]/[.V267])*100" office:value-type="float" office:value="55.6821589205397">
            <text:p>55,6821589205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4" office:value-type="string">
            <text:p>Grove</text:p>
          </table:table-cell>
          <table:table-cell table:formula="of:=AVERAGE([Overview.B15:.KK15])" office:value-type="float" office:value="126.2">
            <text:p>126,2</text:p>
          </table:table-cell>
          <table:table-cell table:style-name="ce21"/>
          <table:table-cell table:formula="of:=([.V273]/[.V268])*100" office:value-type="float" office:value="55.133245958934">
            <text:p>55,133245958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Mech</text:p>
          </table:table-cell>
          <table:table-cell table:formula="of:=AVERAGE([Overview.B16:.KK16])" office:value-type="float" office:value="165.4">
            <text:p>165,4</text:p>
          </table:table-cell>
          <table:table-cell table:style-name="ce21"/>
          <table:table-cell table:formula="of:=([.V274]/[.V269])*100" office:value-type="float" office:value="57.0738440303658">
            <text:p>57,073844030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Forsaken</text:p>
          </table:table-cell>
          <table:table-cell table:formula="of:=AVERAGE([Overview.B17:.KK17])" office:value-type="float" office:value="114.8">
            <text:p>114,8</text:p>
          </table:table-cell>
          <table:table-cell table:style-name="ce21"/>
          <table:table-cell table:formula="of:=([.V275]/[.V270])*100" office:value-type="float" office:value="50.6396118217909">
            <text:p>50,639611821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astermind</text:p>
          </table:table-cell>
          <table:table-cell table:style-name="ce19" table:formula="of:=AVERAGE([Overview.B18:.KK18])" office:value-type="float" office:value="484.9">
            <text:p>484,9</text:p>
          </table:table-cell>
          <table:table-cell table:style-name="ce22"/>
          <table:table-cell table:formula="of:=([.V276]/[.V271])*100" office:value-type="float" office:value="45.1195682516051">
            <text:p>45,1195682516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1077">
            <text:p>1077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T420" table:end-x="0.174cm" table:end-y="0.09cm" draw:z-index="7" draw:style-name="gr1" draw:text-style-name="P1" svg:width="42.008cm" svg:height="22.18cm" svg:x="0cm" svg:y="0.04cm">
              <draw:object draw:notify-on-update-of-ranges="Graph.V376:Graph.V396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.1">
            <text:p>0,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.1">
            <text:p>0,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.1">
            <text:p>0,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.3">
            <text:p>0,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1.6">
            <text:p>1,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1.1">
            <text:p>1,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1.5">
            <text:p>1,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4.2">
            <text:p>4,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6.7">
            <text:p>6,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0.9">
            <text:p>0,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19.9">
            <text:p>19,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83.6">
            <text:p>83,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49.8">
            <text:p>49,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15.1">
            <text:p>15,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41.8">
            <text:p>41,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17.2">
            <text:p>17,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8.3">
            <text:p>8,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1.6">
            <text:p>1,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.2">
            <text:p>0,2</text:p>
          </table:table-cell>
          <table:table-cell table:number-columns-repeated="4"/>
        </table:table-row>
      </table:table>
      <table:table table:name="OverallData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anked Games:</text:p>
          </table:table-cell>
          <table:table-cell table:formula="of:=SUM([Overview.B2:.KK2])" office:value-type="float" office:value="2691">
            <text:p>2691</text:p>
          </table:table-cell>
          <table:table-cell table:number-columns-repeated="2"/>
        </table:table-row>
        <table:table-row table:style-name="ro1">
          <table:table-cell office:value-type="string">
            <text:p>Custom Games:</text:p>
          </table:table-cell>
          <table:table-cell table:formula="of:=SUM([Overview.B3:.KK3])" office:value-type="float" office:value="3578">
            <text:p>3578</text:p>
          </table:table-cell>
          <table:table-cell table:number-columns-repeated="2"/>
        </table:table-row>
        <table:table-row table:style-name="ro1">
          <table:table-cell office:value-type="string">
            <text:p>Total Players:</text:p>
          </table:table-cell>
          <table:table-cell table:formula="of:=SUM([Overview.B4:.KK4])" office:value-type="float" office:value="21536">
            <text:p>21536</text:p>
          </table:table-cell>
          <table:table-cell table:number-columns-repeated="2"/>
        </table:table-row>
        <table:table-row table:style-name="ro1">
          <table:table-cell office:value-type="string">
            <text:p>Avg Gametime:</text:p>
          </table:table-cell>
          <table:table-cell table:formula="of:=AVERAGE([Overview.B5:.KK5])" office:value-type="float" office:value="23.7725022456094">
            <text:p>23,7725022456</text:p>
          </table:table-cell>
          <table:table-cell table:number-columns-repeated="2"/>
        </table:table-row>
        <table:table-row table:style-name="ro1">
          <table:table-cell office:value-type="string">
            <text:p>Avg Level:</text:p>
          </table:table-cell>
          <table:table-cell table:formula="of:=AVERAGE([Overview.B6:.KK6])" office:value-type="float" office:value="13.9541203473404">
            <text:p>13,9541203473</text:p>
          </table:table-cell>
          <table:table-cell table:number-columns-repeated="2"/>
        </table:table-row>
        <table:table-row table:style-name="ro1">
          <table:table-cell office:value-type="string">
            <text:p>Wins East:</text:p>
          </table:table-cell>
          <table:table-cell table:formula="of:=SUM([Overview.B7:.KK7])" office:value-type="float" office:value="1389">
            <text:p>1389</text:p>
          </table:table-cell>
          <table:table-cell table:number-columns-repeated="2"/>
        </table:table-row>
        <table:table-row table:style-name="ro1">
          <table:table-cell office:value-type="string">
            <text:p>Wins West:</text:p>
          </table:table-cell>
          <table:table-cell table:formula="of:=SUM([Overview.B8:.KK8])" office:value-type="float" office:value="1302">
            <text:p>1302</text:p>
          </table:table-cell>
          <table:table-cell table:number-columns-repeated="2"/>
        </table:table-row>
        <table:table-row table:style-name="ro1">
          <table:table-cell office:value-type="string">
            <text:p>Forsaken picks:</text:p>
          </table:table-cell>
          <table:table-cell table:formula="of:=SUM([Overview.B9:.KK9])" office:value-type="float" office:value="3335">
            <text:p>3335</text:p>
          </table:table-cell>
          <table:table-cell table:number-columns-repeated="2"/>
        </table:table-row>
        <table:table-row table:style-name="ro1">
          <table:table-cell office:value-type="string">
            <text:p>Grove picks:</text:p>
          </table:table-cell>
          <table:table-cell table:formula="of:=SUM([Overview.B10:.KK10])" office:value-type="float" office:value="2289">
            <text:p>2289</text:p>
          </table:table-cell>
          <table:table-cell table:number-columns-repeated="2"/>
        </table:table-row>
        <table:table-row table:style-name="ro1">
          <table:table-cell office:value-type="string">
            <text:p>Mech picks:</text:p>
          </table:table-cell>
          <table:table-cell table:formula="of:=SUM([Overview.B11:.KK11])" office:value-type="float" office:value="2898">
            <text:p>2898</text:p>
          </table:table-cell>
          <table:table-cell table:number-columns-repeated="2"/>
        </table:table-row>
        <table:table-row table:style-name="ro1">
          <table:table-cell office:value-type="string">
            <text:p>Forsaken picks:</text:p>
          </table:table-cell>
          <table:table-cell table:formula="of:=SUM([Overview.B12:.KK12])" office:value-type="float" office:value="2267">
            <text:p>2267</text:p>
          </table:table-cell>
          <table:table-cell/>
          <table:table-cell>
            <draw:frame table:end-cell-address="OverallData.K30" table:end-x="1.065cm" table:end-y="0.428cm" draw:z-index="0" draw:style-name="gr1" draw:text-style-name="P1" svg:width="15.999cm" svg:height="8.999cm" svg:x="0.873cm" svg:y="0.01cm">
              <draw:object draw:notify-on-update-of-ranges="OverallData.B18:OverallData.B3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string">
            <text:p>Mastermind picks:</text:p>
          </table:table-cell>
          <table:table-cell table:formula="of:=SUM([Overview.B13:.KK13])" office:value-type="float" office:value="10747">
            <text:p>10747</text:p>
          </table:table-cell>
          <table:table-cell table:number-columns-repeated="2"/>
        </table:table-row>
        <table:table-row table:style-name="ro1">
          <table:table-cell office:value-type="string">
            <text:p>Element wins:</text:p>
          </table:table-cell>
          <table:table-cell table:formula="of:=SUM([Overview.B14:.KK14])" office:value-type="float" office:value="1857">
            <text:p>1857</text:p>
          </table:table-cell>
          <table:table-cell table:number-columns-repeated="2"/>
        </table:table-row>
        <table:table-row table:style-name="ro1">
          <table:table-cell office:value-type="string">
            <text:p>Grove wins:</text:p>
          </table:table-cell>
          <table:table-cell table:formula="of:=SUM([Overview.B15:.KK15])" office:value-type="float" office:value="1262">
            <text:p>1262</text:p>
          </table:table-cell>
          <table:table-cell table:number-columns-repeated="2"/>
        </table:table-row>
        <table:table-row table:style-name="ro1">
          <table:table-cell office:value-type="string">
            <text:p>Mech wins:</text:p>
          </table:table-cell>
          <table:table-cell table:formula="of:=SUM([Overview.B16:.KK16])" office:value-type="float" office:value="1654">
            <text:p>1654</text:p>
          </table:table-cell>
          <table:table-cell table:number-columns-repeated="2"/>
        </table:table-row>
        <table:table-row table:style-name="ro1">
          <table:table-cell office:value-type="string">
            <text:p>Forsaken wins:</text:p>
          </table:table-cell>
          <table:table-cell table:formula="of:=SUM([Overview.B17:.KK17])"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Mastermind wins:</text:p>
          </table:table-cell>
          <table:table-cell table:formula="of:=SUM([Overview.B18:.KK18])" office:value-type="float" office:value="4849">
            <text:p>4849</text:p>
          </table:table-cell>
          <table:table-cell table:number-columns-repeated="2"/>
        </table:table-row>
        <table:table-row table:style-name="ro1">
          <table:table-cell office:value-type="string">
            <text:p>Games ended on 1:</text:p>
          </table:table-cell>
          <table:table-cell table:formula="of:=SUM([Overview.B19:.KK19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ames ended on 2:</text:p>
          </table:table-cell>
          <table:table-cell table:formula="of:=SUM([Overview.B20:.KK20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ames ended on 3:</text:p>
          </table:table-cell>
          <table:table-cell table:formula="of:=SUM([Overview.B21:.KK21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ames ended on 4:</text:p>
          </table:table-cell>
          <table:table-cell table:formula="of:=SUM([Overview.B22:.KK22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Games ended on 5:</text:p>
          </table:table-cell>
          <table:table-cell table:formula="of:=SUM([Overview.B23:.KK23])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Games ended on 6:</text:p>
          </table:table-cell>
          <table:table-cell table:formula="of:=SUM([Overview.B24:.KK24])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Games ended on 7:</text:p>
          </table:table-cell>
          <table:table-cell table:formula="of:=SUM([Overview.B25:.KK25])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Games ended on 8:</text:p>
          </table:table-cell>
          <table:table-cell table:formula="of:=SUM([Overview.B26:.KK26])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Games ended on 9:</text:p>
          </table:table-cell>
          <table:table-cell table:formula="of:=SUM([Overview.B27:.KK27])"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Games ended on 10:</text:p>
          </table:table-cell>
          <table:table-cell table:formula="of:=SUM([Overview.B28:.KK28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Games ended on 11:</text:p>
          </table:table-cell>
          <table:table-cell table:formula="of:=SUM([Overview.B29:.KK29])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Games ended on 12</text:p>
          </table:table-cell>
          <table:table-cell table:formula="of:=SUM([Overview.B30:.KK30])"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string">
            <text:p>Games ended on 13:</text:p>
          </table:table-cell>
          <table:table-cell table:formula="of:=SUM([Overview.B31:.KK31])" office:value-type="float" office:value="836">
            <text:p>836</text:p>
          </table:table-cell>
          <table:table-cell table:number-columns-repeated="2"/>
        </table:table-row>
        <table:table-row table:style-name="ro1">
          <table:table-cell office:value-type="string">
            <text:p>Games ended on 14:</text:p>
          </table:table-cell>
          <table:table-cell table:formula="of:=SUM([Overview.B32:.KK32])"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string">
            <text:p>Games ended on 15:</text:p>
          </table:table-cell>
          <table:table-cell table:formula="of:=SUM([Overview.B33:.KK33])"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string">
            <text:p>Games ended on 16:</text:p>
          </table:table-cell>
          <table:table-cell table:formula="of:=SUM([Overview.B34:.KK34])"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string">
            <text:p>Games ended on 17:</text:p>
          </table:table-cell>
          <table:table-cell table:formula="of:=SUM([Overview.B35:.KK35])"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string">
            <text:p>Games ended on 18:</text:p>
          </table:table-cell>
          <table:table-cell table:formula="of:=SUM([Overview.B36:.KK36])"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Games ended on 19:</text:p>
          </table:table-cell>
          <table:table-cell table:formula="of:=SUM([Overview.B37:.KK37])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Games ended on 20:</text:p>
          </table:table-cell>
          <table:table-cell table:formula="of:=SUM([Overview.B38:.KK38])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Games ended on 21:</text:p>
          </table:table-cell>
          <table:table-cell table:formula="of:=SUM([Overview.B39:.KK39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Element workers lvl 1</text:p>
          </table:table-cell>
          <table:table-cell table:formula="of:=AVERAGE([Overview.B40:.KK40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Element workers lvl 2</text:p>
          </table:table-cell>
          <table:table-cell table:formula="of:=AVERAGE([Overview.B41:.KK41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Element workers lvl 3</text:p>
          </table:table-cell>
          <table:table-cell table:formula="of:=AVERAGE([Overview.B42:.KK4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workers lvl 4</text:p>
          </table:table-cell>
          <table:table-cell table:formula="of:=AVERAGE([Overview.B43:.KK43])" office:value-type="float" office:value="2.5">
            <text:p>2,5</text:p>
          </table:table-cell>
          <table:table-cell table:number-columns-repeated="2"/>
        </table:table-row>
        <table:table-row table:style-name="ro1">
          <table:table-cell office:value-type="string">
            <text:p>Element workers lvl 5</text:p>
          </table:table-cell>
          <table:table-cell table:formula="of:=AVERAGE([Overview.B44:.KK44])" office:value-type="float" office:value="3.59285714285714">
            <text:p>3,5928571429</text:p>
          </table:table-cell>
          <table:table-cell table:number-columns-repeated="2"/>
        </table:table-row>
        <table:table-row table:style-name="ro1">
          <table:table-cell office:value-type="string">
            <text:p>Element workers lvl 6</text:p>
          </table:table-cell>
          <table:table-cell table:formula="of:=AVERAGE([Overview.B45:.KK45])" office:value-type="float" office:value="5.16666666666667">
            <text:p>5,1666666667</text:p>
          </table:table-cell>
          <table:table-cell table:number-columns-repeated="2"/>
        </table:table-row>
        <table:table-row table:style-name="ro1">
          <table:table-cell office:value-type="string">
            <text:p>Element workers lvl 7</text:p>
          </table:table-cell>
          <table:table-cell table:formula="of:=AVERAGE([Overview.B46:.KK46])" office:value-type="float" office:value="5.40816326530612">
            <text:p>5,4081632653</text:p>
          </table:table-cell>
          <table:table-cell table:number-columns-repeated="2"/>
        </table:table-row>
        <table:table-row table:style-name="ro1">
          <table:table-cell office:value-type="string">
            <text:p>Element workers lvl 8</text:p>
          </table:table-cell>
          <table:table-cell table:formula="of:=AVERAGE([Overview.B47:.KK47])" office:value-type="float" office:value="5.43240740740741">
            <text:p>5,4324074074</text:p>
          </table:table-cell>
          <table:table-cell table:number-columns-repeated="2"/>
        </table:table-row>
        <table:table-row table:style-name="ro1">
          <table:table-cell office:value-type="string">
            <text:p>Element workers lvl 9</text:p>
          </table:table-cell>
          <table:table-cell table:formula="of:=AVERAGE([Overview.B48:.KK48])" office:value-type="float" office:value="6.04899267399267">
            <text:p>6,048992674</text:p>
          </table:table-cell>
          <table:table-cell table:number-columns-repeated="2"/>
        </table:table-row>
        <table:table-row table:style-name="ro1">
          <table:table-cell office:value-type="string">
            <text:p>Element workers lvl 10</text:p>
          </table:table-cell>
          <table:table-cell table:formula="of:=AVERAGE([Overview.B49:.KK49])" office:value-type="float" office:value="8.04285714285714">
            <text:p>8,0428571429</text:p>
          </table:table-cell>
          <table:table-cell table:number-columns-repeated="2"/>
        </table:table-row>
        <table:table-row table:style-name="ro1">
          <table:table-cell office:value-type="string">
            <text:p>Element workers lvl 11</text:p>
          </table:table-cell>
          <table:table-cell table:formula="of:=AVERAGE([Overview.B50:.KK50])" office:value-type="float" office:value="8.01380952380952">
            <text:p>8,0138095238</text:p>
          </table:table-cell>
          <table:table-cell table:number-columns-repeated="2"/>
        </table:table-row>
        <table:table-row table:style-name="ro1">
          <table:table-cell office:value-type="string">
            <text:p>Element workers lvl 12</text:p>
          </table:table-cell>
          <table:table-cell table:formula="of:=AVERAGE([Overview.B51:.KK51])" office:value-type="float" office:value="8.45997113997114">
            <text:p>8,45997114</text:p>
          </table:table-cell>
          <table:table-cell table:number-columns-repeated="2"/>
        </table:table-row>
        <table:table-row table:style-name="ro1">
          <table:table-cell office:value-type="string">
            <text:p>Element workers lvl 13</text:p>
          </table:table-cell>
          <table:table-cell table:formula="of:=AVERAGE([Overview.B52:.KK52])" office:value-type="float" office:value="9.32191104971747">
            <text:p>9,3219110497</text:p>
          </table:table-cell>
          <table:table-cell table:number-columns-repeated="2"/>
        </table:table-row>
        <table:table-row table:style-name="ro1">
          <table:table-cell office:value-type="string">
            <text:p>Element workers lvl 14</text:p>
          </table:table-cell>
          <table:table-cell table:formula="of:=AVERAGE([Overview.B53:.KK53])" office:value-type="float" office:value="9.65931307051798">
            <text:p>9,6593130705</text:p>
          </table:table-cell>
          <table:table-cell table:number-columns-repeated="2"/>
        </table:table-row>
        <table:table-row table:style-name="ro1">
          <table:table-cell office:value-type="string">
            <text:p>Element workers lvl 15</text:p>
          </table:table-cell>
          <table:table-cell table:formula="of:=AVERAGE([Overview.B54:.KK54])" office:value-type="float" office:value="10.8000814871403">
            <text:p>10,8000814871</text:p>
          </table:table-cell>
          <table:table-cell table:number-columns-repeated="2"/>
        </table:table-row>
        <table:table-row table:style-name="ro1">
          <table:table-cell office:value-type="string">
            <text:p>Element workers lvl 16</text:p>
          </table:table-cell>
          <table:table-cell table:formula="of:=AVERAGE([Overview.B55:.KK55])" office:value-type="float" office:value="11.3415561209497">
            <text:p>11,3415561209</text:p>
          </table:table-cell>
          <table:table-cell table:number-columns-repeated="2"/>
        </table:table-row>
        <table:table-row table:style-name="ro1">
          <table:table-cell office:value-type="string">
            <text:p>Element workers lvl 17</text:p>
          </table:table-cell>
          <table:table-cell table:formula="of:=AVERAGE([Overview.B56:.KK56])" office:value-type="float" office:value="11.967840408359">
            <text:p>11,9678404084</text:p>
          </table:table-cell>
          <table:table-cell table:number-columns-repeated="2"/>
        </table:table-row>
        <table:table-row table:style-name="ro1">
          <table:table-cell office:value-type="string">
            <text:p>Element workers lvl 18</text:p>
          </table:table-cell>
          <table:table-cell table:formula="of:=AVERAGE([Overview.B57:.KK57])" office:value-type="float" office:value="13.3982647460898">
            <text:p>13,3982647461</text:p>
          </table:table-cell>
          <table:table-cell table:number-columns-repeated="2"/>
        </table:table-row>
        <table:table-row table:style-name="ro1">
          <table:table-cell office:value-type="string">
            <text:p>Element workers lvl 19</text:p>
          </table:table-cell>
          <table:table-cell table:formula="of:=AVERAGE([Overview.B58:.KK58])" office:value-type="float" office:value="12.685404040404">
            <text:p>12,6854040404</text:p>
          </table:table-cell>
          <table:table-cell table:number-columns-repeated="2"/>
        </table:table-row>
        <table:table-row table:style-name="ro1">
          <table:table-cell office:value-type="string">
            <text:p>Element workers lvl 20</text:p>
          </table:table-cell>
          <table:table-cell table:formula="of:=AVERAGE([Overview.B59:.KK59])" office:value-type="float" office:value="17.1428571428571">
            <text:p>17,1428571429</text:p>
          </table:table-cell>
          <table:table-cell table:number-columns-repeated="2"/>
        </table:table-row>
        <table:table-row table:style-name="ro1">
          <table:table-cell office:value-type="string">
            <text:p>Element workers lvl 21</text:p>
          </table:table-cell>
          <table:table-cell table:formula="of:=AVERAGE([Overview.B60:.KK60])" office:value-type="float" office:value="15.1666666666667">
            <text:p>15,1666666667</text:p>
          </table:table-cell>
          <table:table-cell table:number-columns-repeated="2"/>
        </table:table-row>
        <table:table-row table:style-name="ro1">
          <table:table-cell office:value-type="string">
            <text:p>Element income lvl 1</text:p>
          </table:table-cell>
          <table:table-cell table:formula="of:=AVERAGE([Overview.B61:.KK61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Element income lvl 2</text:p>
          </table:table-cell>
          <table:table-cell table:formula="of:=AVERAGE([Overview.B62:.KK62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Element income lvl 3</text:p>
          </table:table-cell>
          <table:table-cell table:formula="of:=AVERAGE([Overview.B63:.KK6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income lvl 4</text:p>
          </table:table-cell>
          <table:table-cell table:formula="of:=AVERAGE([Overview.B64:.KK64])" office:value-type="float" office:value="29.25">
            <text:p>29,25</text:p>
          </table:table-cell>
          <table:table-cell table:number-columns-repeated="2"/>
        </table:table-row>
        <table:table-row table:style-name="ro1">
          <table:table-cell office:value-type="string">
            <text:p>Element income lvl 5</text:p>
          </table:table-cell>
          <table:table-cell table:formula="of:=AVERAGE([Overview.B65:.KK65])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Element income lvl 6</text:p>
          </table:table-cell>
          <table:table-cell table:formula="of:=AVERAGE([Overview.B66:.KK66])" office:value-type="float" office:value="72.6333333333333">
            <text:p>72,6333333333</text:p>
          </table:table-cell>
          <table:table-cell table:number-columns-repeated="2"/>
        </table:table-row>
        <table:table-row table:style-name="ro1">
          <table:table-cell office:value-type="string">
            <text:p>Element income lvl 7</text:p>
          </table:table-cell>
          <table:table-cell table:formula="of:=AVERAGE([Overview.B67:.KK67])" office:value-type="float" office:value="83.3180272108844">
            <text:p>83,3180272109</text:p>
          </table:table-cell>
          <table:table-cell table:number-columns-repeated="2"/>
        </table:table-row>
        <table:table-row table:style-name="ro1">
          <table:table-cell office:value-type="string">
            <text:p>Element income lvl 8</text:p>
          </table:table-cell>
          <table:table-cell table:formula="of:=AVERAGE([Overview.B68:.KK68])" office:value-type="float" office:value="93.5064814814814">
            <text:p>93,5064814815</text:p>
          </table:table-cell>
          <table:table-cell table:number-columns-repeated="2"/>
        </table:table-row>
        <table:table-row table:style-name="ro1">
          <table:table-cell office:value-type="string">
            <text:p>Element income lvl 9</text:p>
          </table:table-cell>
          <table:table-cell table:formula="of:=AVERAGE([Overview.B69:.KK69])" office:value-type="float" office:value="117.327894605395">
            <text:p>117,3278946054</text:p>
          </table:table-cell>
          <table:table-cell table:number-columns-repeated="2"/>
        </table:table-row>
        <table:table-row table:style-name="ro1">
          <table:table-cell office:value-type="string">
            <text:p>Element income lvl 10</text:p>
          </table:table-cell>
          <table:table-cell table:formula="of:=AVERAGE([Overview.B70:.KK70])" office:value-type="float" office:value="160.6">
            <text:p>160,6</text:p>
          </table:table-cell>
          <table:table-cell table:number-columns-repeated="2"/>
        </table:table-row>
        <table:table-row table:style-name="ro1">
          <table:table-cell office:value-type="string">
            <text:p>Element income lvl 11</text:p>
          </table:table-cell>
          <table:table-cell table:formula="of:=AVERAGE([Overview.B71:.KK71])" office:value-type="float" office:value="177.559230769231">
            <text:p>177,5592307692</text:p>
          </table:table-cell>
          <table:table-cell table:number-columns-repeated="2"/>
        </table:table-row>
        <table:table-row table:style-name="ro1">
          <table:table-cell office:value-type="string">
            <text:p>Element income lvl 12</text:p>
          </table:table-cell>
          <table:table-cell table:formula="of:=AVERAGE([Overview.B72:.KK72])" office:value-type="float" office:value="204.728629148629">
            <text:p>204,7286291486</text:p>
          </table:table-cell>
          <table:table-cell table:number-columns-repeated="2"/>
        </table:table-row>
        <table:table-row table:style-name="ro1">
          <table:table-cell office:value-type="string">
            <text:p>Element income lvl 13</text:p>
          </table:table-cell>
          <table:table-cell table:formula="of:=AVERAGE([Overview.B73:.KK73])" office:value-type="float" office:value="243.005263491575">
            <text:p>243,0052634916</text:p>
          </table:table-cell>
          <table:table-cell table:number-columns-repeated="2"/>
        </table:table-row>
        <table:table-row table:style-name="ro1">
          <table:table-cell office:value-type="string">
            <text:p>Element income lvl 14</text:p>
          </table:table-cell>
          <table:table-cell table:formula="of:=AVERAGE([Overview.B74:.KK74])" office:value-type="float" office:value="275.079040484333">
            <text:p>275,0790404843</text:p>
          </table:table-cell>
          <table:table-cell table:number-columns-repeated="2"/>
        </table:table-row>
        <table:table-row table:style-name="ro1">
          <table:table-cell office:value-type="string">
            <text:p>Element income lvl 15</text:p>
          </table:table-cell>
          <table:table-cell table:formula="of:=AVERAGE([Overview.B75:.KK75])" office:value-type="float" office:value="329.442318563789">
            <text:p>329,4423185638</text:p>
          </table:table-cell>
          <table:table-cell table:number-columns-repeated="2"/>
        </table:table-row>
        <table:table-row table:style-name="ro1">
          <table:table-cell office:value-type="string">
            <text:p>Element income lvl 16</text:p>
          </table:table-cell>
          <table:table-cell table:formula="of:=AVERAGE([Overview.B76:.KK76])" office:value-type="float" office:value="370.617348986496">
            <text:p>370,6173489865</text:p>
          </table:table-cell>
          <table:table-cell table:number-columns-repeated="2"/>
        </table:table-row>
        <table:table-row table:style-name="ro1">
          <table:table-cell office:value-type="string">
            <text:p>Element income lvl 17</text:p>
          </table:table-cell>
          <table:table-cell table:formula="of:=AVERAGE([Overview.B77:.KK77])" office:value-type="float" office:value="419.58849022065">
            <text:p>419,5884902207</text:p>
          </table:table-cell>
          <table:table-cell table:number-columns-repeated="2"/>
        </table:table-row>
        <table:table-row table:style-name="ro1">
          <table:table-cell office:value-type="string">
            <text:p>Element income lvl 18</text:p>
          </table:table-cell>
          <table:table-cell table:formula="of:=AVERAGE([Overview.B78:.KK78])" office:value-type="float" office:value="503.85323891279">
            <text:p>503,8532389128</text:p>
          </table:table-cell>
          <table:table-cell table:number-columns-repeated="2"/>
        </table:table-row>
        <table:table-row table:style-name="ro1">
          <table:table-cell office:value-type="string">
            <text:p>Element income lvl 19</text:p>
          </table:table-cell>
          <table:table-cell table:formula="of:=AVERAGE([Overview.B79:.KK79])" office:value-type="float" office:value="516.46595959596">
            <text:p>516,465959596</text:p>
          </table:table-cell>
          <table:table-cell table:number-columns-repeated="2"/>
        </table:table-row>
        <table:table-row table:style-name="ro1">
          <table:table-cell office:value-type="string">
            <text:p>Element income lvl 20</text:p>
          </table:table-cell>
          <table:table-cell table:formula="of:=AVERAGE([Overview.B80:.KK80])" office:value-type="float" office:value="684.214285714286">
            <text:p>684,2142857143</text:p>
          </table:table-cell>
          <table:table-cell table:number-columns-repeated="2"/>
        </table:table-row>
        <table:table-row table:style-name="ro1">
          <table:table-cell office:value-type="string">
            <text:p>Element income lvl 21</text:p>
          </table:table-cell>
          <table:table-cell table:formula="of:=AVERAGE([Overview.B81:.KK81])" office:value-type="float" office:value="902.333333333335">
            <text:p>902,3333333333</text:p>
          </table:table-cell>
          <table:table-cell table:number-columns-repeated="2"/>
        </table:table-row>
        <table:table-row table:style-name="ro1">
          <table:table-cell office:value-type="string">
            <text:p>Element value lvl 1</text:p>
          </table:table-cell>
          <table:table-cell table:formula="of:=AVERAGE([Overview.B82:.KK82])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Element value lvl 2</text:p>
          </table:table-cell>
          <table:table-cell table:formula="of:=AVERAGE([Overview.B83:.KK83])"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Element value lvl 3</text:p>
          </table:table-cell>
          <table:table-cell table:formula="of:=AVERAGE([Overview.B84:.KK8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value lvl 4</text:p>
          </table:table-cell>
          <table:table-cell table:formula="of:=AVERAGE([Overview.B85:.KK85])" office:value-type="float" office:value="386.25">
            <text:p>386,25</text:p>
          </table:table-cell>
          <table:table-cell table:number-columns-repeated="2"/>
        </table:table-row>
        <table:table-row table:style-name="ro1">
          <table:table-cell office:value-type="string">
            <text:p>Element value lvl 5</text:p>
          </table:table-cell>
          <table:table-cell table:formula="of:=AVERAGE([Overview.B86:.KK86])" office:value-type="float" office:value="439.940476190476">
            <text:p>439,9404761905</text:p>
          </table:table-cell>
          <table:table-cell table:number-columns-repeated="2"/>
        </table:table-row>
        <table:table-row table:style-name="ro1">
          <table:table-cell office:value-type="string">
            <text:p>Element value lvl 6</text:p>
          </table:table-cell>
          <table:table-cell table:formula="of:=AVERAGE([Overview.B87:.KK87])" office:value-type="float" office:value="582.166666666667">
            <text:p>582,1666666667</text:p>
          </table:table-cell>
          <table:table-cell table:number-columns-repeated="2"/>
        </table:table-row>
        <table:table-row table:style-name="ro1">
          <table:table-cell office:value-type="string">
            <text:p>Element value lvl 7</text:p>
          </table:table-cell>
          <table:table-cell table:formula="of:=AVERAGE([Overview.B88:.KK88])" office:value-type="float" office:value="466.751700680272">
            <text:p>466,7517006803</text:p>
          </table:table-cell>
          <table:table-cell table:number-columns-repeated="2"/>
        </table:table-row>
        <table:table-row table:style-name="ro1">
          <table:table-cell office:value-type="string">
            <text:p>Element value lvl 8</text:p>
          </table:table-cell>
          <table:table-cell table:formula="of:=AVERAGE([Overview.B89:.KK89])" office:value-type="float" office:value="789.972222222222">
            <text:p>789,9722222222</text:p>
          </table:table-cell>
          <table:table-cell table:number-columns-repeated="2"/>
        </table:table-row>
        <table:table-row table:style-name="ro1">
          <table:table-cell office:value-type="string">
            <text:p>Element value lvl 9</text:p>
          </table:table-cell>
          <table:table-cell table:formula="of:=AVERAGE([Overview.B90:.KK90])" office:value-type="float" office:value="1003.34784382284">
            <text:p>1003,3478438229</text:p>
          </table:table-cell>
          <table:table-cell table:number-columns-repeated="2"/>
        </table:table-row>
        <table:table-row table:style-name="ro1">
          <table:table-cell office:value-type="string">
            <text:p>Element value lvl 10</text:p>
          </table:table-cell>
          <table:table-cell table:formula="of:=AVERAGE([Overview.B91:.KK91])" office:value-type="float" office:value="1176.92857142857">
            <text:p>1176,9285714286</text:p>
          </table:table-cell>
          <table:table-cell table:number-columns-repeated="2"/>
        </table:table-row>
        <table:table-row table:style-name="ro1">
          <table:table-cell office:value-type="string">
            <text:p>Element value lvl 11</text:p>
          </table:table-cell>
          <table:table-cell table:formula="of:=AVERAGE([Overview.B92:.KK92])" office:value-type="float" office:value="1440.61117216117">
            <text:p>1440,6111721612</text:p>
          </table:table-cell>
          <table:table-cell table:number-columns-repeated="2"/>
        </table:table-row>
        <table:table-row table:style-name="ro1">
          <table:table-cell office:value-type="string">
            <text:p>Element value lvl 12</text:p>
          </table:table-cell>
          <table:table-cell table:formula="of:=AVERAGE([Overview.B93:.KK93])" office:value-type="float" office:value="1707.97593795094">
            <text:p>1707,9759379509</text:p>
          </table:table-cell>
          <table:table-cell table:number-columns-repeated="2"/>
        </table:table-row>
        <table:table-row table:style-name="ro1">
          <table:table-cell office:value-type="string">
            <text:p>Element value lvl 13</text:p>
          </table:table-cell>
          <table:table-cell table:formula="of:=AVERAGE([Overview.B94:.KK94])" office:value-type="float" office:value="2071.91623185857">
            <text:p>2071,9162318586</text:p>
          </table:table-cell>
          <table:table-cell table:number-columns-repeated="2"/>
        </table:table-row>
        <table:table-row table:style-name="ro1">
          <table:table-cell office:value-type="string">
            <text:p>Element value lvl 14</text:p>
          </table:table-cell>
          <table:table-cell table:formula="of:=AVERAGE([Overview.B95:.KK95])" office:value-type="float" office:value="2452.70871049052">
            <text:p>2452,7087104905</text:p>
          </table:table-cell>
          <table:table-cell table:number-columns-repeated="2"/>
        </table:table-row>
        <table:table-row table:style-name="ro1">
          <table:table-cell office:value-type="string">
            <text:p>Element value lvl 15</text:p>
          </table:table-cell>
          <table:table-cell table:formula="of:=AVERAGE([Overview.B96:.KK96])" office:value-type="float" office:value="2877.58544053985">
            <text:p>2877,5854405399</text:p>
          </table:table-cell>
          <table:table-cell table:number-columns-repeated="2"/>
        </table:table-row>
        <table:table-row table:style-name="ro1">
          <table:table-cell office:value-type="string">
            <text:p>Element value lvl 16</text:p>
          </table:table-cell>
          <table:table-cell table:formula="of:=AVERAGE([Overview.B97:.KK97])" office:value-type="float" office:value="3434.66188447793">
            <text:p>3434,6618844779</text:p>
          </table:table-cell>
          <table:table-cell table:number-columns-repeated="2"/>
        </table:table-row>
        <table:table-row table:style-name="ro1">
          <table:table-cell office:value-type="string">
            <text:p>Element value lvl 17</text:p>
          </table:table-cell>
          <table:table-cell table:formula="of:=AVERAGE([Overview.B98:.KK98])" office:value-type="float" office:value="3984.60440791149">
            <text:p>3984,6044079115</text:p>
          </table:table-cell>
          <table:table-cell table:number-columns-repeated="2"/>
        </table:table-row>
        <table:table-row table:style-name="ro1">
          <table:table-cell office:value-type="string">
            <text:p>Element value lvl 18</text:p>
          </table:table-cell>
          <table:table-cell table:formula="of:=AVERAGE([Overview.B99:.KK99])" office:value-type="float" office:value="4661.27312080334">
            <text:p>4661,2731208034</text:p>
          </table:table-cell>
          <table:table-cell table:number-columns-repeated="2"/>
        </table:table-row>
        <table:table-row table:style-name="ro1">
          <table:table-cell office:value-type="string">
            <text:p>Element value lvl 19</text:p>
          </table:table-cell>
          <table:table-cell table:formula="of:=AVERAGE([Overview.B100:.KK100])" office:value-type="float" office:value="5416.26313131313">
            <text:p>5416,2631313131</text:p>
          </table:table-cell>
          <table:table-cell table:number-columns-repeated="2"/>
        </table:table-row>
        <table:table-row table:style-name="ro1">
          <table:table-cell office:value-type="string">
            <text:p>Element value lvl 20</text:p>
          </table:table-cell>
          <table:table-cell table:formula="of:=AVERAGE([Overview.B101:.KK101])" office:value-type="float" office:value="6304.64285714286">
            <text:p>6304,6428571429</text:p>
          </table:table-cell>
          <table:table-cell table:number-columns-repeated="2"/>
        </table:table-row>
        <table:table-row table:style-name="ro1">
          <table:table-cell office:value-type="string">
            <text:p>Element value lvl 21</text:p>
          </table:table-cell>
          <table:table-cell table:formula="of:=AVERAGE([Overview.B102:.KK102])" office:value-type="float" office:value="8195">
            <text:p>8195</text:p>
          </table:table-cell>
          <table:table-cell table:number-columns-repeated="2"/>
        </table:table-row>
        <table:table-row table:style-name="ro1">
          <table:table-cell office:value-type="string">
            <text:p>Element kills lvl 1</text:p>
          </table:table-cell>
          <table:table-cell table:formula="of:=AVERAGE([Overview.B103:.KK103]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Element kills lvl 2</text:p>
          </table:table-cell>
          <table:table-cell table:formula="of:=AVERAGE([Overview.B104:.KK104])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Element kills lvl 3</text:p>
          </table:table-cell>
          <table:table-cell table:formula="of:=AVERAGE([Overview.B105:.KK10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kills lvl 4</text:p>
          </table:table-cell>
          <table:table-cell table:formula="of:=AVERAGE([Overview.B106:.KK106])" office:value-type="float" office:value="38.5">
            <text:p>38,5</text:p>
          </table:table-cell>
          <table:table-cell table:number-columns-repeated="2"/>
        </table:table-row>
        <table:table-row table:style-name="ro1">
          <table:table-cell office:value-type="string">
            <text:p>Element kills lvl 5</text:p>
          </table:table-cell>
          <table:table-cell table:formula="of:=AVERAGE([Overview.B107:.KK107])" office:value-type="float" office:value="64.5071428571429">
            <text:p>64,5071428571</text:p>
          </table:table-cell>
          <table:table-cell table:number-columns-repeated="2"/>
        </table:table-row>
        <table:table-row table:style-name="ro1">
          <table:table-cell office:value-type="string">
            <text:p>Element kills lvl 6</text:p>
          </table:table-cell>
          <table:table-cell table:formula="of:=AVERAGE([Overview.B108:.KK108])" office:value-type="float" office:value="74.5333333333333">
            <text:p>74,5333333333</text:p>
          </table:table-cell>
          <table:table-cell table:number-columns-repeated="2"/>
        </table:table-row>
        <table:table-row table:style-name="ro1">
          <table:table-cell office:value-type="string">
            <text:p>Element kills lvl 7</text:p>
          </table:table-cell>
          <table:table-cell table:formula="of:=AVERAGE([Overview.B109:.KK109])" office:value-type="float" office:value="62.7414965986395">
            <text:p>62,7414965986</text:p>
          </table:table-cell>
          <table:table-cell table:number-columns-repeated="2"/>
        </table:table-row>
        <table:table-row table:style-name="ro1">
          <table:table-cell office:value-type="string">
            <text:p>Element kills lvl 8</text:p>
          </table:table-cell>
          <table:table-cell table:formula="of:=AVERAGE([Overview.B110:.KK110])" office:value-type="float" office:value="97.6157407407408">
            <text:p>97,6157407407</text:p>
          </table:table-cell>
          <table:table-cell table:number-columns-repeated="2"/>
        </table:table-row>
        <table:table-row table:style-name="ro1">
          <table:table-cell office:value-type="string">
            <text:p>Element kills lvl 9</text:p>
          </table:table-cell>
          <table:table-cell table:formula="of:=AVERAGE([Overview.B111:.KK111])" office:value-type="float" office:value="112.592011322011">
            <text:p>112,592011322</text:p>
          </table:table-cell>
          <table:table-cell table:number-columns-repeated="2"/>
        </table:table-row>
        <table:table-row table:style-name="ro1">
          <table:table-cell office:value-type="string">
            <text:p>Element kills lvl 10</text:p>
          </table:table-cell>
          <table:table-cell table:formula="of:=AVERAGE([Overview.B112:.KK112])" office:value-type="float" office:value="125.219047619048">
            <text:p>125,219047619</text:p>
          </table:table-cell>
          <table:table-cell table:number-columns-repeated="2"/>
        </table:table-row>
        <table:table-row table:style-name="ro1">
          <table:table-cell office:value-type="string">
            <text:p>Element kills lvl 11</text:p>
          </table:table-cell>
          <table:table-cell table:formula="of:=AVERAGE([Overview.B113:.KK113])" office:value-type="float" office:value="127.427399267399">
            <text:p>127,4273992674</text:p>
          </table:table-cell>
          <table:table-cell table:number-columns-repeated="2"/>
        </table:table-row>
        <table:table-row table:style-name="ro1">
          <table:table-cell office:value-type="string">
            <text:p>Element kills lvl 12</text:p>
          </table:table-cell>
          <table:table-cell table:formula="of:=AVERAGE([Overview.B114:.KK114])" office:value-type="float" office:value="139.166374458874">
            <text:p>139,1663744589</text:p>
          </table:table-cell>
          <table:table-cell table:number-columns-repeated="2"/>
        </table:table-row>
        <table:table-row table:style-name="ro1">
          <table:table-cell office:value-type="string">
            <text:p>Element kills lvl 13</text:p>
          </table:table-cell>
          <table:table-cell table:formula="of:=AVERAGE([Overview.B115:.KK115])" office:value-type="float" office:value="149.169993374188">
            <text:p>149,1699933742</text:p>
          </table:table-cell>
          <table:table-cell table:number-columns-repeated="2"/>
        </table:table-row>
        <table:table-row table:style-name="ro1">
          <table:table-cell office:value-type="string">
            <text:p>Element kills lvl 14</text:p>
          </table:table-cell>
          <table:table-cell table:formula="of:=AVERAGE([Overview.B116:.KK116])" office:value-type="float" office:value="161.062698715004">
            <text:p>161,062698715</text:p>
          </table:table-cell>
          <table:table-cell table:number-columns-repeated="2"/>
        </table:table-row>
        <table:table-row table:style-name="ro1">
          <table:table-cell office:value-type="string">
            <text:p>Element kills lvl 15</text:p>
          </table:table-cell>
          <table:table-cell table:formula="of:=AVERAGE([Overview.B117:.KK117])" office:value-type="float" office:value="171.316312494695">
            <text:p>171,3163124947</text:p>
          </table:table-cell>
          <table:table-cell table:number-columns-repeated="2"/>
        </table:table-row>
        <table:table-row table:style-name="ro1">
          <table:table-cell office:value-type="string">
            <text:p>Element kills lvl 16</text:p>
          </table:table-cell>
          <table:table-cell table:formula="of:=AVERAGE([Overview.B118:.KK118])" office:value-type="float" office:value="190.149089769465">
            <text:p>190,1490897695</text:p>
          </table:table-cell>
          <table:table-cell table:number-columns-repeated="2"/>
        </table:table-row>
        <table:table-row table:style-name="ro1">
          <table:table-cell office:value-type="string">
            <text:p>Element kills lvl 17</text:p>
          </table:table-cell>
          <table:table-cell table:formula="of:=AVERAGE([Overview.B119:.KK119])" office:value-type="float" office:value="202.355699055273">
            <text:p>202,3556990553</text:p>
          </table:table-cell>
          <table:table-cell table:number-columns-repeated="2"/>
        </table:table-row>
        <table:table-row table:style-name="ro1">
          <table:table-cell office:value-type="string">
            <text:p>Element kills lvl 18</text:p>
          </table:table-cell>
          <table:table-cell table:formula="of:=AVERAGE([Overview.B120:.KK120])" office:value-type="float" office:value="218.00609283905">
            <text:p>218,0060928391</text:p>
          </table:table-cell>
          <table:table-cell table:number-columns-repeated="2"/>
        </table:table-row>
        <table:table-row table:style-name="ro1">
          <table:table-cell office:value-type="string">
            <text:p>Element kills lvl 19</text:p>
          </table:table-cell>
          <table:table-cell table:formula="of:=AVERAGE([Overview.B121:.KK121])" office:value-type="float" office:value="232.529343434343">
            <text:p>232,5293434343</text:p>
          </table:table-cell>
          <table:table-cell table:number-columns-repeated="2"/>
        </table:table-row>
        <table:table-row table:style-name="ro1">
          <table:table-cell office:value-type="string">
            <text:p>Element kills lvl 20</text:p>
          </table:table-cell>
          <table:table-cell table:formula="of:=AVERAGE([Overview.B122:.KK122])" office:value-type="float" office:value="234.964285714286">
            <text:p>234,9642857143</text:p>
          </table:table-cell>
          <table:table-cell table:number-columns-repeated="2"/>
        </table:table-row>
        <table:table-row table:style-name="ro1">
          <table:table-cell office:value-type="string">
            <text:p>Element kills lvl 21</text:p>
          </table:table-cell>
          <table:table-cell table:formula="of:=AVERAGE([Overview.B123:.KK123])" office:value-type="float" office:value="289.166666666667">
            <text:p>289,1666666667</text:p>
          </table:table-cell>
          <table:table-cell table:number-columns-repeated="2"/>
        </table:table-row>
        <table:table-row table:style-name="ro1">
          <table:table-cell office:value-type="string">
            <text:p>Element leaks lvl 1</text:p>
          </table:table-cell>
          <table:table-cell table:formula="of:=AVERAGE([Overview.B124:.KK12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Element leaks lvl 2</text:p>
          </table:table-cell>
          <table:table-cell table:formula="of:=AVERAGE([Overview.B125:.KK125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Element leaks lvl 3</text:p>
          </table:table-cell>
          <table:table-cell table:formula="of:=AVERAGE([Overview.B126:.KK12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leaks lvl 4</text:p>
          </table:table-cell>
          <table:table-cell table:formula="of:=AVERAGE([Overview.B127:.KK127])" office:value-type="float" office:value="24.5">
            <text:p>24,5</text:p>
          </table:table-cell>
          <table:table-cell table:number-columns-repeated="2"/>
        </table:table-row>
        <table:table-row table:style-name="ro1">
          <table:table-cell office:value-type="string">
            <text:p>Element leaks lvl 5</text:p>
          </table:table-cell>
          <table:table-cell table:formula="of:=AVERAGE([Overview.B128:.KK128])" office:value-type="float" office:value="4.26428571428571">
            <text:p>4,2642857143</text:p>
          </table:table-cell>
          <table:table-cell table:number-columns-repeated="2"/>
        </table:table-row>
        <table:table-row table:style-name="ro1">
          <table:table-cell office:value-type="string">
            <text:p>Element leaks lvl 6</text:p>
          </table:table-cell>
          <table:table-cell table:formula="of:=AVERAGE([Overview.B129:.KK129])" office:value-type="float" office:value="4.3">
            <text:p>4,3</text:p>
          </table:table-cell>
          <table:table-cell table:number-columns-repeated="2"/>
        </table:table-row>
        <table:table-row table:style-name="ro1">
          <table:table-cell office:value-type="string">
            <text:p>Element leaks lvl 7</text:p>
          </table:table-cell>
          <table:table-cell table:formula="of:=AVERAGE([Overview.B130:.KK130])" office:value-type="float" office:value="20.219387755102">
            <text:p>20,2193877551</text:p>
          </table:table-cell>
          <table:table-cell table:number-columns-repeated="2"/>
        </table:table-row>
        <table:table-row table:style-name="ro1">
          <table:table-cell office:value-type="string">
            <text:p>Element leaks lvl 8</text:p>
          </table:table-cell>
          <table:table-cell table:formula="of:=AVERAGE([Overview.B131:.KK131])" office:value-type="float" office:value="10.637037037037">
            <text:p>10,637037037</text:p>
          </table:table-cell>
          <table:table-cell table:number-columns-repeated="2"/>
        </table:table-row>
        <table:table-row table:style-name="ro1">
          <table:table-cell office:value-type="string">
            <text:p>Element leaks lvl 9</text:p>
          </table:table-cell>
          <table:table-cell table:formula="of:=AVERAGE([Overview.B132:.KK132])" office:value-type="float" office:value="7.39812687312687">
            <text:p>7,3981268731</text:p>
          </table:table-cell>
          <table:table-cell table:number-columns-repeated="2"/>
        </table:table-row>
        <table:table-row table:style-name="ro1">
          <table:table-cell office:value-type="string">
            <text:p>Element leaks lvl 10</text:p>
          </table:table-cell>
          <table:table-cell table:formula="of:=AVERAGE([Overview.B133:.KK133])" office:value-type="float" office:value="12.2666666666667">
            <text:p>12,2666666667</text:p>
          </table:table-cell>
          <table:table-cell table:number-columns-repeated="2"/>
        </table:table-row>
        <table:table-row table:style-name="ro1">
          <table:table-cell office:value-type="string">
            <text:p>Element leaks lvl 11</text:p>
          </table:table-cell>
          <table:table-cell table:formula="of:=AVERAGE([Overview.B134:.KK134])" office:value-type="float" office:value="10.3238461538462">
            <text:p>10,3238461538</text:p>
          </table:table-cell>
          <table:table-cell table:number-columns-repeated="2"/>
        </table:table-row>
        <table:table-row table:style-name="ro1">
          <table:table-cell office:value-type="string">
            <text:p>Element leaks lvl 12</text:p>
          </table:table-cell>
          <table:table-cell table:formula="of:=AVERAGE([Overview.B135:.KK135])" office:value-type="float" office:value="11.4610137085137">
            <text:p>11,4610137085</text:p>
          </table:table-cell>
          <table:table-cell table:number-columns-repeated="2"/>
        </table:table-row>
        <table:table-row table:style-name="ro1">
          <table:table-cell office:value-type="string">
            <text:p>Element leaks lvl 13</text:p>
          </table:table-cell>
          <table:table-cell table:formula="of:=AVERAGE([Overview.B136:.KK136])" office:value-type="float" office:value="9.41697054302684">
            <text:p>9,416970543</text:p>
          </table:table-cell>
          <table:table-cell table:number-columns-repeated="2"/>
        </table:table-row>
        <table:table-row table:style-name="ro1">
          <table:table-cell office:value-type="string">
            <text:p>Element leaks lvl 14</text:p>
          </table:table-cell>
          <table:table-cell table:formula="of:=AVERAGE([Overview.B137:.KK137])" office:value-type="float" office:value="13.2171514851744">
            <text:p>13,2171514852</text:p>
          </table:table-cell>
          <table:table-cell table:number-columns-repeated="2"/>
        </table:table-row>
        <table:table-row table:style-name="ro1">
          <table:table-cell office:value-type="string">
            <text:p>Element leaks lvl 15</text:p>
          </table:table-cell>
          <table:table-cell table:formula="of:=AVERAGE([Overview.B138:.KK138])" office:value-type="float" office:value="12.554697181903">
            <text:p>12,5546971819</text:p>
          </table:table-cell>
          <table:table-cell table:number-columns-repeated="2"/>
        </table:table-row>
        <table:table-row table:style-name="ro1">
          <table:table-cell office:value-type="string">
            <text:p>Element leaks lvl 16</text:p>
          </table:table-cell>
          <table:table-cell table:formula="of:=AVERAGE([Overview.B139:.KK139])" office:value-type="float" office:value="15.7499395206696">
            <text:p>15,7499395207</text:p>
          </table:table-cell>
          <table:table-cell table:number-columns-repeated="2"/>
        </table:table-row>
        <table:table-row table:style-name="ro1">
          <table:table-cell office:value-type="string">
            <text:p>Element leaks lvl 17</text:p>
          </table:table-cell>
          <table:table-cell table:formula="of:=AVERAGE([Overview.B140:.KK140])" office:value-type="float" office:value="19.1420604951178">
            <text:p>19,1420604951</text:p>
          </table:table-cell>
          <table:table-cell table:number-columns-repeated="2"/>
        </table:table-row>
        <table:table-row table:style-name="ro1">
          <table:table-cell office:value-type="string">
            <text:p>Element leaks lvl 18</text:p>
          </table:table-cell>
          <table:table-cell table:formula="of:=AVERAGE([Overview.B141:.KK141])" office:value-type="float" office:value="20.1558077680833">
            <text:p>20,1558077681</text:p>
          </table:table-cell>
          <table:table-cell table:number-columns-repeated="2"/>
        </table:table-row>
        <table:table-row table:style-name="ro1">
          <table:table-cell office:value-type="string">
            <text:p>Element leaks lvl 19</text:p>
          </table:table-cell>
          <table:table-cell table:formula="of:=AVERAGE([Overview.B142:.KK142])" office:value-type="float" office:value="22.0335858585859">
            <text:p>22,0335858586</text:p>
          </table:table-cell>
          <table:table-cell table:number-columns-repeated="2"/>
        </table:table-row>
        <table:table-row table:style-name="ro1">
          <table:table-cell office:value-type="string">
            <text:p>Element leaks lvl 20</text:p>
          </table:table-cell>
          <table:table-cell table:formula="of:=AVERAGE([Overview.B143:.KK143])" office:value-type="float" office:value="22.75">
            <text:p>22,75</text:p>
          </table:table-cell>
          <table:table-cell table:number-columns-repeated="2"/>
        </table:table-row>
        <table:table-row table:style-name="ro1">
          <table:table-cell office:value-type="string">
            <text:p>Element leaks lvl 21</text:p>
          </table:table-cell>
          <table:table-cell table:formula="of:=AVERAGE([Overview.B144:.KK144])" office:value-type="float" office:value="11.6666666666667">
            <text:p>11,6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</text:p>
          </table:table-cell>
          <table:table-cell table:formula="of:=AVERAGE([Overview.B145:.KK14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</text:p>
          </table:table-cell>
          <table:table-cell table:formula="of:=AVERAGE([Overview.B146:.KK146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3</text:p>
          </table:table-cell>
          <table:table-cell table:formula="of:=AVERAGE([Overview.B147:.KK14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4</text:p>
          </table:table-cell>
          <table:table-cell table:formula="of:=AVERAGE([Overview.B148:.KK148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5</text:p>
          </table:table-cell>
          <table:table-cell table:formula="of:=AVERAGE([Overview.B149:.KK149])" office:value-type="float" office:value="3.26666666666667">
            <text:p>3,2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6</text:p>
          </table:table-cell>
          <table:table-cell table:formula="of:=AVERAGE([Overview.B150:.KK150])" office:value-type="float" office:value="3.5">
            <text:p>3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7</text:p>
          </table:table-cell>
          <table:table-cell table:formula="of:=AVERAGE([Overview.B151:.KK151])" office:value-type="float" office:value="4.65277777777778">
            <text:p>4,65277777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8</text:p>
          </table:table-cell>
          <table:table-cell table:formula="of:=AVERAGE([Overview.B152:.KK152])" office:value-type="float" office:value="5.34708994708995">
            <text:p>5,34708994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9</text:p>
          </table:table-cell>
          <table:table-cell table:formula="of:=AVERAGE([Overview.B153:.KK153])" office:value-type="float" office:value="5.84436896436897">
            <text:p>5,84436896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0</text:p>
          </table:table-cell>
          <table:table-cell table:formula="of:=AVERAGE([Overview.B154:.KK154])" office:value-type="float" office:value="9.2">
            <text:p>9,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1</text:p>
          </table:table-cell>
          <table:table-cell table:formula="of:=AVERAGE([Overview.B155:.KK155])" office:value-type="float" office:value="8.10121794871795">
            <text:p>8,10121794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2</text:p>
          </table:table-cell>
          <table:table-cell table:formula="of:=AVERAGE([Overview.B156:.KK156])" office:value-type="float" office:value="8.69729932857316">
            <text:p>8,697299328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3</text:p>
          </table:table-cell>
          <table:table-cell table:formula="of:=AVERAGE([Overview.B157:.KK157])" office:value-type="float" office:value="8.57777840349461">
            <text:p>8,57777840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4</text:p>
          </table:table-cell>
          <table:table-cell table:formula="of:=AVERAGE([Overview.B158:.KK158])" office:value-type="float" office:value="9.53471700099116">
            <text:p>9,53471700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5</text:p>
          </table:table-cell>
          <table:table-cell table:formula="of:=AVERAGE([Overview.B159:.KK159])" office:value-type="float" office:value="9.94622222222223">
            <text:p>9,94622222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6</text:p>
          </table:table-cell>
          <table:table-cell table:formula="of:=AVERAGE([Overview.B160:.KK160])" office:value-type="float" office:value="11.1687009809943">
            <text:p>11,16870098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7</text:p>
          </table:table-cell>
          <table:table-cell table:formula="of:=AVERAGE([Overview.B161:.KK161])" office:value-type="float" office:value="12.194806763285">
            <text:p>12,19480676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8</text:p>
          </table:table-cell>
          <table:table-cell table:formula="of:=AVERAGE([Overview.B162:.KK162])" office:value-type="float" office:value="11.9019047619048">
            <text:p>11,90190476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9</text:p>
          </table:table-cell>
          <table:table-cell table:formula="of:=AVERAGE([Overview.B163:.KK163])" office:value-type="float" office:value="11.741534992785">
            <text:p>11,74153499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0</text:p>
          </table:table-cell>
          <table:table-cell table:formula="of:=AVERAGE([Overview.B164:.KK164])" office:value-type="float" office:value="13.8833333333333">
            <text:p>13,8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1</text:p>
          </table:table-cell>
          <table:table-cell table:formula="of:=AVERAGE([Overview.B165:.KK165])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</text:p>
          </table:table-cell>
          <table:table-cell table:formula="of:=AVERAGE([Overview.B166:.KK166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</text:p>
          </table:table-cell>
          <table:table-cell table:formula="of:=AVERAGE([Overview.B167:.KK167])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3</text:p>
          </table:table-cell>
          <table:table-cell table:formula="of:=AVERAGE([Overview.B168:.KK16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4</text:p>
          </table:table-cell>
          <table:table-cell table:formula="of:=AVERAGE([Overview.B169:.KK16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5</text:p>
          </table:table-cell>
          <table:table-cell table:formula="of:=AVERAGE([Overview.B170:.KK170])" office:value-type="float" office:value="45.54">
            <text:p>45,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6</text:p>
          </table:table-cell>
          <table:table-cell table:formula="of:=AVERAGE([Overview.B171:.KK171])" office:value-type="float" office:value="56.5">
            <text:p>56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7</text:p>
          </table:table-cell>
          <table:table-cell table:formula="of:=AVERAGE([Overview.B172:.KK172])" office:value-type="float" office:value="74.8333333333333">
            <text:p>74,8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8</text:p>
          </table:table-cell>
          <table:table-cell table:formula="of:=AVERAGE([Overview.B173:.KK173])" office:value-type="float" office:value="94.7764550264551">
            <text:p>94,77645502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9</text:p>
          </table:table-cell>
          <table:table-cell table:formula="of:=AVERAGE([Overview.B174:.KK174])" office:value-type="float" office:value="104.391457708958">
            <text:p>104,39145770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0</text:p>
          </table:table-cell>
          <table:table-cell table:formula="of:=AVERAGE([Overview.B175:.KK175])" office:value-type="float" office:value="162.166666666667">
            <text:p>162,1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1</text:p>
          </table:table-cell>
          <table:table-cell table:formula="of:=AVERAGE([Overview.B176:.KK176])" office:value-type="float" office:value="172.077692307692">
            <text:p>172,07769230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2</text:p>
          </table:table-cell>
          <table:table-cell table:formula="of:=AVERAGE([Overview.B177:.KK177])" office:value-type="float" office:value="210.970115977779">
            <text:p>210,97011597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3</text:p>
          </table:table-cell>
          <table:table-cell table:formula="of:=AVERAGE([Overview.B178:.KK178])" office:value-type="float" office:value="229.612439471475">
            <text:p>229,61243947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4</text:p>
          </table:table-cell>
          <table:table-cell table:formula="of:=AVERAGE([Overview.B179:.KK179])" office:value-type="float" office:value="270.254646974838">
            <text:p>270,254646974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5</text:p>
          </table:table-cell>
          <table:table-cell table:formula="of:=AVERAGE([Overview.B180:.KK180])" office:value-type="float" office:value="310.503833333333">
            <text:p>310,5038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6</text:p>
          </table:table-cell>
          <table:table-cell table:formula="of:=AVERAGE([Overview.B181:.KK181])" office:value-type="float" office:value="362.389657847548">
            <text:p>362,38965784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7</text:p>
          </table:table-cell>
          <table:table-cell table:formula="of:=AVERAGE([Overview.B182:.KK182])" office:value-type="float" office:value="423.571684861033">
            <text:p>423,57168486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8</text:p>
          </table:table-cell>
          <table:table-cell table:formula="of:=AVERAGE([Overview.B183:.KK183])" office:value-type="float" office:value="449.928412698413">
            <text:p>449,92841269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9</text:p>
          </table:table-cell>
          <table:table-cell table:formula="of:=AVERAGE([Overview.B184:.KK184])" office:value-type="float" office:value="507.200185786436">
            <text:p>507,200185786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0</text:p>
          </table:table-cell>
          <table:table-cell table:formula="of:=AVERAGE([Overview.B185:.KK185])" office:value-type="float" office:value="653.25">
            <text:p>653,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1</text:p>
          </table:table-cell>
          <table:table-cell table:formula="of:=AVERAGE([Overview.B186:.KK186])" office:value-type="float" office:value="750">
            <text:p>7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</text:p>
          </table:table-cell>
          <table:table-cell table:formula="of:=AVERAGE([Overview.B187:.KK187])" office:value-type="float" office:value="165">
            <text:p>1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</text:p>
          </table:table-cell>
          <table:table-cell table:formula="of:=AVERAGE([Overview.B188:.KK188])" office:value-type="float" office:value="110">
            <text:p>1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3</text:p>
          </table:table-cell>
          <table:table-cell table:formula="of:=AVERAGE([Overview.B189:.KK18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4</text:p>
          </table:table-cell>
          <table:table-cell table:formula="of:=AVERAGE([Overview.B190:.KK190])" office:value-type="float" office:value="335">
            <text:p>3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5</text:p>
          </table:table-cell>
          <table:table-cell table:formula="of:=AVERAGE([Overview.B191:.KK191])" office:value-type="float" office:value="445.3">
            <text:p>445,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6</text:p>
          </table:table-cell>
          <table:table-cell table:formula="of:=AVERAGE([Overview.B192:.KK192])" office:value-type="float" office:value="551.25">
            <text:p>551,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7</text:p>
          </table:table-cell>
          <table:table-cell table:formula="of:=AVERAGE([Overview.B193:.KK193])" office:value-type="float" office:value="751.041666666667">
            <text:p>751,041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8</text:p>
          </table:table-cell>
          <table:table-cell table:formula="of:=AVERAGE([Overview.B194:.KK194])" office:value-type="float" office:value="816.465608465609">
            <text:p>816,46560846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9</text:p>
          </table:table-cell>
          <table:table-cell table:formula="of:=AVERAGE([Overview.B195:.KK195])" office:value-type="float" office:value="977.713440725941">
            <text:p>977,71344072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0</text:p>
          </table:table-cell>
          <table:table-cell table:formula="of:=AVERAGE([Overview.B196:.KK196])" office:value-type="float" office:value="1056.33333333333">
            <text:p>1056,3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1</text:p>
          </table:table-cell>
          <table:table-cell table:formula="of:=AVERAGE([Overview.B197:.KK197])" office:value-type="float" office:value="1363.91923076923">
            <text:p>1363,919230769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2</text:p>
          </table:table-cell>
          <table:table-cell table:formula="of:=AVERAGE([Overview.B198:.KK198])" office:value-type="float" office:value="1690.87091012886">
            <text:p>1690,87091012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3</text:p>
          </table:table-cell>
          <table:table-cell table:formula="of:=AVERAGE([Overview.B199:.KK199])" office:value-type="float" office:value="2059.71798461197">
            <text:p>2059,7179846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4</text:p>
          </table:table-cell>
          <table:table-cell table:formula="of:=AVERAGE([Overview.B200:.KK200])" office:value-type="float" office:value="2459.18030360574">
            <text:p>2459,18030360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5</text:p>
          </table:table-cell>
          <table:table-cell table:formula="of:=AVERAGE([Overview.B201:.KK201])" office:value-type="float" office:value="2868.93444444445">
            <text:p>2868,934444444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6</text:p>
          </table:table-cell>
          <table:table-cell table:formula="of:=AVERAGE([Overview.B202:.KK202])" office:value-type="float" office:value="3411.73776399622">
            <text:p>3411,73776399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7</text:p>
          </table:table-cell>
          <table:table-cell table:formula="of:=AVERAGE([Overview.B203:.KK203])" office:value-type="float" office:value="4067.92187558818">
            <text:p>4067,92187558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8</text:p>
          </table:table-cell>
          <table:table-cell table:formula="of:=AVERAGE([Overview.B204:.KK204])" office:value-type="float" office:value="4646.75515873016">
            <text:p>4646,75515873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9</text:p>
          </table:table-cell>
          <table:table-cell table:formula="of:=AVERAGE([Overview.B205:.KK205])" office:value-type="float" office:value="5470.4033008658">
            <text:p>5470,40330086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0</text:p>
          </table:table-cell>
          <table:table-cell table:formula="of:=AVERAGE([Overview.B206:.KK206])" office:value-type="float" office:value="6548.75">
            <text:p>6548,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1</text:p>
          </table:table-cell>
          <table:table-cell table:formula="of:=AVERAGE([Overview.B207:.KK207])" office:value-type="float" office:value="7060">
            <text:p>706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</text:p>
          </table:table-cell>
          <table:table-cell table:formula="of:=AVERAGE([Overview.B208:.KK208])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</text:p>
          </table:table-cell>
          <table:table-cell table:formula="of:=AVERAGE([Overview.B209:.KK209])"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3</text:p>
          </table:table-cell>
          <table:table-cell table:formula="of:=AVERAGE([Overview.B210:.KK21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4</text:p>
          </table:table-cell>
          <table:table-cell table:formula="of:=AVERAGE([Overview.B211:.KK211])" office:value-type="float" office:value="49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5</text:p>
          </table:table-cell>
          <table:table-cell table:formula="of:=AVERAGE([Overview.B212:.KK212])" office:value-type="float" office:value="62.7866666666667">
            <text:p>62,78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6</text:p>
          </table:table-cell>
          <table:table-cell table:formula="of:=AVERAGE([Overview.B213:.KK213])"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7</text:p>
          </table:table-cell>
          <table:table-cell table:formula="of:=AVERAGE([Overview.B214:.KK214])" office:value-type="float" office:value="86.75">
            <text:p>86,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8</text:p>
          </table:table-cell>
          <table:table-cell table:formula="of:=AVERAGE([Overview.B215:.KK215])" office:value-type="float" office:value="99.9410052910053">
            <text:p>99,9410052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9</text:p>
          </table:table-cell>
          <table:table-cell table:formula="of:=AVERAGE([Overview.B216:.KK216])" office:value-type="float" office:value="109.372694805195">
            <text:p>109,372694805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0</text:p>
          </table:table-cell>
          <table:table-cell table:formula="of:=AVERAGE([Overview.B217:.KK217])" office:value-type="float" office:value="111.566666666667">
            <text:p>111,5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1</text:p>
          </table:table-cell>
          <table:table-cell table:formula="of:=AVERAGE([Overview.B218:.KK218])" office:value-type="float" office:value="117.862628205128">
            <text:p>117,862628205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2</text:p>
          </table:table-cell>
          <table:table-cell table:formula="of:=AVERAGE([Overview.B219:.KK219])" office:value-type="float" office:value="136.308823108377">
            <text:p>136,30882310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3</text:p>
          </table:table-cell>
          <table:table-cell table:formula="of:=AVERAGE([Overview.B220:.KK220])" office:value-type="float" office:value="145.210377144878">
            <text:p>145,210377144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4</text:p>
          </table:table-cell>
          <table:table-cell table:formula="of:=AVERAGE([Overview.B221:.KK221])" office:value-type="float" office:value="160.104014329745">
            <text:p>160,10401432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5</text:p>
          </table:table-cell>
          <table:table-cell table:formula="of:=AVERAGE([Overview.B222:.KK222])" office:value-type="float" office:value="167.070166666667">
            <text:p>167,0701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6</text:p>
          </table:table-cell>
          <table:table-cell table:formula="of:=AVERAGE([Overview.B223:.KK223])" office:value-type="float" office:value="186.59031667038">
            <text:p>186,59031667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7</text:p>
          </table:table-cell>
          <table:table-cell table:formula="of:=AVERAGE([Overview.B224:.KK224])" office:value-type="float" office:value="207.039879540749">
            <text:p>207,039879540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8</text:p>
          </table:table-cell>
          <table:table-cell table:formula="of:=AVERAGE([Overview.B225:.KK225])" office:value-type="float" office:value="212.849444444444">
            <text:p>212,84944444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9</text:p>
          </table:table-cell>
          <table:table-cell table:formula="of:=AVERAGE([Overview.B226:.KK226])" office:value-type="float" office:value="223.220732323232">
            <text:p>223,22073232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0</text:p>
          </table:table-cell>
          <table:table-cell table:formula="of:=AVERAGE([Overview.B227:.KK227])" office:value-type="float" office:value="212.433333333333">
            <text:p>212,4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1</text:p>
          </table:table-cell>
          <table:table-cell table:formula="of:=AVERAGE([Overview.B228:.KK228])" office:value-type="float" office:value="223">
            <text:p>2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</text:p>
          </table:table-cell>
          <table:table-cell table:formula="of:=AVERAGE([Overview.B229:.KK2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</text:p>
          </table:table-cell>
          <table:table-cell table:formula="of:=AVERAGE([Overview.B230:.KK230])" office:value-type="float" office:value="9.5">
            <text:p>9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3</text:p>
          </table:table-cell>
          <table:table-cell table:formula="of:=AVERAGE([Overview.B231:.KK23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4</text:p>
          </table:table-cell>
          <table:table-cell table:formula="of:=AVERAGE([Overview.B232:.KK232])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5</text:p>
          </table:table-cell>
          <table:table-cell table:formula="of:=AVERAGE([Overview.B233:.KK233])" office:value-type="float" office:value="6.72">
            <text:p>6,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6</text:p>
          </table:table-cell>
          <table:table-cell table:formula="of:=AVERAGE([Overview.B234:.KK234])" office:value-type="float" office:value="14.75">
            <text:p>14,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7</text:p>
          </table:table-cell>
          <table:table-cell table:formula="of:=AVERAGE([Overview.B235:.KK235])" office:value-type="float" office:value="7.52777777777778">
            <text:p>7,52777777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8</text:p>
          </table:table-cell>
          <table:table-cell table:formula="of:=AVERAGE([Overview.B236:.KK236])" office:value-type="float" office:value="7.07724867724868">
            <text:p>7,07724867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9</text:p>
          </table:table-cell>
          <table:table-cell table:formula="of:=AVERAGE([Overview.B237:.KK237])" office:value-type="float" office:value="8.70849567099567">
            <text:p>8,7084956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0</text:p>
          </table:table-cell>
          <table:table-cell table:formula="of:=AVERAGE([Overview.B238:.KK238])" office:value-type="float" office:value="5.53333333333333">
            <text:p>5,5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1</text:p>
          </table:table-cell>
          <table:table-cell table:formula="of:=AVERAGE([Overview.B239:.KK239])" office:value-type="float" office:value="12.5621794871795">
            <text:p>12,56217948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2</text:p>
          </table:table-cell>
          <table:table-cell table:formula="of:=AVERAGE([Overview.B240:.KK240])" office:value-type="float" office:value="11.834794740531">
            <text:p>11,834794740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3</text:p>
          </table:table-cell>
          <table:table-cell table:formula="of:=AVERAGE([Overview.B241:.KK241])" office:value-type="float" office:value="11.6814912692076">
            <text:p>11,681491269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4</text:p>
          </table:table-cell>
          <table:table-cell table:formula="of:=AVERAGE([Overview.B242:.KK242])" office:value-type="float" office:value="11.221042654241">
            <text:p>11,22104265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5</text:p>
          </table:table-cell>
          <table:table-cell table:formula="of:=AVERAGE([Overview.B243:.KK243])" office:value-type="float" office:value="14.2023333333333">
            <text:p>14,202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6</text:p>
          </table:table-cell>
          <table:table-cell table:formula="of:=AVERAGE([Overview.B244:.KK244])" office:value-type="float" office:value="16.2419491724363">
            <text:p>16,241949172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7</text:p>
          </table:table-cell>
          <table:table-cell table:formula="of:=AVERAGE([Overview.B245:.KK245])" office:value-type="float" office:value="14.1103773762469">
            <text:p>14,11037737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8</text:p>
          </table:table-cell>
          <table:table-cell table:formula="of:=AVERAGE([Overview.B246:.KK246])" office:value-type="float" office:value="21.6971428571429">
            <text:p>21,69714285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9</text:p>
          </table:table-cell>
          <table:table-cell table:formula="of:=AVERAGE([Overview.B247:.KK247])" office:value-type="float" office:value="22.0955808080808">
            <text:p>22,095580808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0</text:p>
          </table:table-cell>
          <table:table-cell table:formula="of:=AVERAGE([Overview.B248:.KK248])" office:value-type="float" office:value="23.9833333333333">
            <text:p>23,9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1</text:p>
          </table:table-cell>
          <table:table-cell table:formula="of:=AVERAGE([Overview.B249:.KK249])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Mech workers lvl 1</text:p>
          </table:table-cell>
          <table:table-cell table:formula="of:=AVERAGE([Overview.B250:.KK250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ech workers lvl 2</text:p>
          </table:table-cell>
          <table:table-cell table:formula="of:=AVERAGE([Overview.B251:.KK25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workers lvl 3</text:p>
          </table:table-cell>
          <table:table-cell table:formula="of:=AVERAGE([Overview.B252:.KK25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workers lvl 4</text:p>
          </table:table-cell>
          <table:table-cell table:formula="of:=AVERAGE([Overview.B253:.KK253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Mech workers lvl 5</text:p>
          </table:table-cell>
          <table:table-cell table:formula="of:=AVERAGE([Overview.B254:.KK254])" office:value-type="float" office:value="3.42857142857143">
            <text:p>3,4285714286</text:p>
          </table:table-cell>
          <table:table-cell table:number-columns-repeated="2"/>
        </table:table-row>
        <table:table-row table:style-name="ro1">
          <table:table-cell office:value-type="string">
            <text:p>Mech workers lvl 6</text:p>
          </table:table-cell>
          <table:table-cell table:formula="of:=AVERAGE([Overview.B255:.KK255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ech workers lvl 7</text:p>
          </table:table-cell>
          <table:table-cell table:formula="of:=AVERAGE([Overview.B256:.KK256])" office:value-type="float" office:value="5.59523809523809">
            <text:p>5,5952380952</text:p>
          </table:table-cell>
          <table:table-cell table:number-columns-repeated="2"/>
        </table:table-row>
        <table:table-row table:style-name="ro1">
          <table:table-cell office:value-type="string">
            <text:p>Mech workers lvl 8</text:p>
          </table:table-cell>
          <table:table-cell table:formula="of:=AVERAGE([Overview.B257:.KK257])" office:value-type="float" office:value="5.45634920634921">
            <text:p>5,4563492063</text:p>
          </table:table-cell>
          <table:table-cell table:number-columns-repeated="2"/>
        </table:table-row>
        <table:table-row table:style-name="ro1">
          <table:table-cell office:value-type="string">
            <text:p>Mech workers lvl 9</text:p>
          </table:table-cell>
          <table:table-cell table:formula="of:=AVERAGE([Overview.B258:.KK258])" office:value-type="float" office:value="5.60433908045977">
            <text:p>5,6043390805</text:p>
          </table:table-cell>
          <table:table-cell table:number-columns-repeated="2"/>
        </table:table-row>
        <table:table-row table:style-name="ro1">
          <table:table-cell office:value-type="string">
            <text:p>Mech workers lvl 10</text:p>
          </table:table-cell>
          <table:table-cell table:formula="of:=AVERAGE([Overview.B259:.KK259])" office:value-type="float" office:value="9.125">
            <text:p>9,125</text:p>
          </table:table-cell>
          <table:table-cell table:number-columns-repeated="2"/>
        </table:table-row>
        <table:table-row table:style-name="ro1">
          <table:table-cell office:value-type="string">
            <text:p>Mech workers lvl 11</text:p>
          </table:table-cell>
          <table:table-cell table:formula="of:=AVERAGE([Overview.B260:.KK260])" office:value-type="float" office:value="7.7020942020942">
            <text:p>7,7020942021</text:p>
          </table:table-cell>
          <table:table-cell table:number-columns-repeated="2"/>
        </table:table-row>
        <table:table-row table:style-name="ro1">
          <table:table-cell office:value-type="string">
            <text:p>Mech workers lvl 12</text:p>
          </table:table-cell>
          <table:table-cell table:formula="of:=AVERAGE([Overview.B261:.KK261])" office:value-type="float" office:value="7.94509078673914">
            <text:p>7,9450907867</text:p>
          </table:table-cell>
          <table:table-cell table:number-columns-repeated="2"/>
        </table:table-row>
        <table:table-row table:style-name="ro1">
          <table:table-cell office:value-type="string">
            <text:p>Mech workers lvl 13</text:p>
          </table:table-cell>
          <table:table-cell table:formula="of:=AVERAGE([Overview.B262:.KK262])" office:value-type="float" office:value="8.79697934156467">
            <text:p>8,7969793416</text:p>
          </table:table-cell>
          <table:table-cell table:number-columns-repeated="2"/>
        </table:table-row>
        <table:table-row table:style-name="ro1">
          <table:table-cell office:value-type="string">
            <text:p>Mech workers lvl 14</text:p>
          </table:table-cell>
          <table:table-cell table:formula="of:=AVERAGE([Overview.B263:.KK263])" office:value-type="float" office:value="9.320868415872">
            <text:p>9,3208684159</text:p>
          </table:table-cell>
          <table:table-cell table:number-columns-repeated="2"/>
        </table:table-row>
        <table:table-row table:style-name="ro1">
          <table:table-cell office:value-type="string">
            <text:p>Mech workers lvl 15</text:p>
          </table:table-cell>
          <table:table-cell table:formula="of:=AVERAGE([Overview.B264:.KK264])" office:value-type="float" office:value="9.87906147639382">
            <text:p>9,8790614764</text:p>
          </table:table-cell>
          <table:table-cell table:number-columns-repeated="2"/>
        </table:table-row>
        <table:table-row table:style-name="ro1">
          <table:table-cell office:value-type="string">
            <text:p>Mech workers lvl 16</text:p>
          </table:table-cell>
          <table:table-cell table:formula="of:=AVERAGE([Overview.B265:.KK265])" office:value-type="float" office:value="10.7501556783323">
            <text:p>10,7501556783</text:p>
          </table:table-cell>
          <table:table-cell table:number-columns-repeated="2"/>
        </table:table-row>
        <table:table-row table:style-name="ro1">
          <table:table-cell office:value-type="string">
            <text:p>Mech workers lvl 17</text:p>
          </table:table-cell>
          <table:table-cell table:formula="of:=AVERAGE([Overview.B266:.KK266])" office:value-type="float" office:value="11.8127882430198">
            <text:p>11,812788243</text:p>
          </table:table-cell>
          <table:table-cell table:number-columns-repeated="2"/>
        </table:table-row>
        <table:table-row table:style-name="ro1">
          <table:table-cell office:value-type="string">
            <text:p>Mech workers lvl 18</text:p>
          </table:table-cell>
          <table:table-cell table:formula="of:=AVERAGE([Overview.B267:.KK267])" office:value-type="float" office:value="12.3104761904762">
            <text:p>12,3104761905</text:p>
          </table:table-cell>
          <table:table-cell table:number-columns-repeated="2"/>
        </table:table-row>
        <table:table-row table:style-name="ro1">
          <table:table-cell office:value-type="string">
            <text:p>Mech workers lvl 19</text:p>
          </table:table-cell>
          <table:table-cell table:formula="of:=AVERAGE([Overview.B268:.KK268])" office:value-type="float" office:value="12.6281295093795">
            <text:p>12,6281295094</text:p>
          </table:table-cell>
          <table:table-cell table:number-columns-repeated="2"/>
        </table:table-row>
        <table:table-row table:style-name="ro1">
          <table:table-cell office:value-type="string">
            <text:p>Mech workers lvl 20</text:p>
          </table:table-cell>
          <table:table-cell table:formula="of:=AVERAGE([Overview.B269:.KK269])" office:value-type="float" office:value="12.6111111111111">
            <text:p>12,6111111111</text:p>
          </table:table-cell>
          <table:table-cell table:number-columns-repeated="2"/>
        </table:table-row>
        <table:table-row table:style-name="ro1">
          <table:table-cell office:value-type="string">
            <text:p>Mech workers lvl 21</text:p>
          </table:table-cell>
          <table:table-cell table:formula="of:=AVERAGE([Overview.B270:.KK270])" office:value-type="float" office:value="16.25">
            <text:p>16,25</text:p>
          </table:table-cell>
          <table:table-cell table:number-columns-repeated="2"/>
        </table:table-row>
        <table:table-row table:style-name="ro1">
          <table:table-cell office:value-type="string">
            <text:p>Mech income lvl 1</text:p>
          </table:table-cell>
          <table:table-cell table:formula="of:=AVERAGE([Overview.B271:.KK271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Mech income lvl 2</text:p>
          </table:table-cell>
          <table:table-cell table:formula="of:=AVERAGE([Overview.B272:.KK27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income lvl 3</text:p>
          </table:table-cell>
          <table:table-cell table:formula="of:=AVERAGE([Overview.B273:.KK27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income lvl 4</text:p>
          </table:table-cell>
          <table:table-cell table:formula="of:=AVERAGE([Overview.B274:.KK274])" office:value-type="float" office:value="13.5">
            <text:p>13,5</text:p>
          </table:table-cell>
          <table:table-cell table:number-columns-repeated="2"/>
        </table:table-row>
        <table:table-row table:style-name="ro1">
          <table:table-cell office:value-type="string">
            <text:p>Mech income lvl 5</text:p>
          </table:table-cell>
          <table:table-cell table:formula="of:=AVERAGE([Overview.B275:.KK275])" office:value-type="float" office:value="42.5">
            <text:p>42,5</text:p>
          </table:table-cell>
          <table:table-cell table:number-columns-repeated="2"/>
        </table:table-row>
        <table:table-row table:style-name="ro1">
          <table:table-cell office:value-type="string">
            <text:p>Mech income lvl 6</text:p>
          </table:table-cell>
          <table:table-cell table:formula="of:=AVERAGE([Overview.B276:.KK276])" office:value-type="float" office:value="54.85">
            <text:p>54,85</text:p>
          </table:table-cell>
          <table:table-cell table:number-columns-repeated="2"/>
        </table:table-row>
        <table:table-row table:style-name="ro1">
          <table:table-cell office:value-type="string">
            <text:p>Mech income lvl 7</text:p>
          </table:table-cell>
          <table:table-cell table:formula="of:=AVERAGE([Overview.B277:.KK277])" office:value-type="float" office:value="82.8571428571429">
            <text:p>82,8571428571</text:p>
          </table:table-cell>
          <table:table-cell table:number-columns-repeated="2"/>
        </table:table-row>
        <table:table-row table:style-name="ro1">
          <table:table-cell office:value-type="string">
            <text:p>Mech income lvl 8</text:p>
          </table:table-cell>
          <table:table-cell table:formula="of:=AVERAGE([Overview.B278:.KK278])" office:value-type="float" office:value="97.6400352733686">
            <text:p>97,6400352734</text:p>
          </table:table-cell>
          <table:table-cell table:number-columns-repeated="2"/>
        </table:table-row>
        <table:table-row table:style-name="ro1">
          <table:table-cell office:value-type="string">
            <text:p>Mech income lvl 9</text:p>
          </table:table-cell>
          <table:table-cell table:formula="of:=AVERAGE([Overview.B279:.KK279])" office:value-type="float" office:value="109.576312260536">
            <text:p>109,5763122605</text:p>
          </table:table-cell>
          <table:table-cell table:number-columns-repeated="2"/>
        </table:table-row>
        <table:table-row table:style-name="ro1">
          <table:table-cell office:value-type="string">
            <text:p>Mech income lvl 10</text:p>
          </table:table-cell>
          <table:table-cell table:formula="of:=AVERAGE([Overview.B280:.KK280])" office:value-type="float" office:value="197.25">
            <text:p>197,25</text:p>
          </table:table-cell>
          <table:table-cell table:number-columns-repeated="2"/>
        </table:table-row>
        <table:table-row table:style-name="ro1">
          <table:table-cell office:value-type="string">
            <text:p>Mech income lvl 11</text:p>
          </table:table-cell>
          <table:table-cell table:formula="of:=AVERAGE([Overview.B281:.KK281])" office:value-type="float" office:value="167.340663965664">
            <text:p>167,3406639657</text:p>
          </table:table-cell>
          <table:table-cell table:number-columns-repeated="2"/>
        </table:table-row>
        <table:table-row table:style-name="ro1">
          <table:table-cell office:value-type="string">
            <text:p>Mech income lvl 12</text:p>
          </table:table-cell>
          <table:table-cell table:formula="of:=AVERAGE([Overview.B282:.KK282])" office:value-type="float" office:value="192.063406745834">
            <text:p>192,0634067458</text:p>
          </table:table-cell>
          <table:table-cell table:number-columns-repeated="2"/>
        </table:table-row>
        <table:table-row table:style-name="ro1">
          <table:table-cell office:value-type="string">
            <text:p>Mech income lvl 13</text:p>
          </table:table-cell>
          <table:table-cell table:formula="of:=AVERAGE([Overview.B283:.KK283])" office:value-type="float" office:value="229.861393516617">
            <text:p>229,8613935166</text:p>
          </table:table-cell>
          <table:table-cell table:number-columns-repeated="2"/>
        </table:table-row>
        <table:table-row table:style-name="ro1">
          <table:table-cell office:value-type="string">
            <text:p>Mech income lvl 14</text:p>
          </table:table-cell>
          <table:table-cell table:formula="of:=AVERAGE([Overview.B284:.KK284])" office:value-type="float" office:value="260.622682325562">
            <text:p>260,6226823256</text:p>
          </table:table-cell>
          <table:table-cell table:number-columns-repeated="2"/>
        </table:table-row>
        <table:table-row table:style-name="ro1">
          <table:table-cell office:value-type="string">
            <text:p>Mech income lvl 15</text:p>
          </table:table-cell>
          <table:table-cell table:formula="of:=AVERAGE([Overview.B285:.KK285])" office:value-type="float" office:value="307.931842984171">
            <text:p>307,9318429842</text:p>
          </table:table-cell>
          <table:table-cell table:number-columns-repeated="2"/>
        </table:table-row>
        <table:table-row table:style-name="ro1">
          <table:table-cell office:value-type="string">
            <text:p>Mech income lvl 16</text:p>
          </table:table-cell>
          <table:table-cell table:formula="of:=AVERAGE([Overview.B286:.KK286])" office:value-type="float" office:value="342.447636378851">
            <text:p>342,4476363789</text:p>
          </table:table-cell>
          <table:table-cell table:number-columns-repeated="2"/>
        </table:table-row>
        <table:table-row table:style-name="ro1">
          <table:table-cell office:value-type="string">
            <text:p>Mech income lvl 17</text:p>
          </table:table-cell>
          <table:table-cell table:formula="of:=AVERAGE([Overview.B287:.KK287])" office:value-type="float" office:value="405.20550634001">
            <text:p>405,20550634</text:p>
          </table:table-cell>
          <table:table-cell table:number-columns-repeated="2"/>
        </table:table-row>
        <table:table-row table:style-name="ro1">
          <table:table-cell office:value-type="string">
            <text:p>Mech income lvl 18</text:p>
          </table:table-cell>
          <table:table-cell table:formula="of:=AVERAGE([Overview.B288:.KK288])" office:value-type="float" office:value="460.236706349206">
            <text:p>460,2367063492</text:p>
          </table:table-cell>
          <table:table-cell table:number-columns-repeated="2"/>
        </table:table-row>
        <table:table-row table:style-name="ro1">
          <table:table-cell office:value-type="string">
            <text:p>Mech income lvl 19</text:p>
          </table:table-cell>
          <table:table-cell table:formula="of:=AVERAGE([Overview.B289:.KK289])" office:value-type="float" office:value="517.002038239538">
            <text:p>517,0020382395</text:p>
          </table:table-cell>
          <table:table-cell table:number-columns-repeated="2"/>
        </table:table-row>
        <table:table-row table:style-name="ro1">
          <table:table-cell office:value-type="string">
            <text:p>Mech income lvl 20</text:p>
          </table:table-cell>
          <table:table-cell table:formula="of:=AVERAGE([Overview.B290:.KK290])" office:value-type="float" office:value="588.777777777778">
            <text:p>588,7777777778</text:p>
          </table:table-cell>
          <table:table-cell table:number-columns-repeated="2"/>
        </table:table-row>
        <table:table-row table:style-name="ro1">
          <table:table-cell office:value-type="string">
            <text:p>Mech income lvl 21</text:p>
          </table:table-cell>
          <table:table-cell table:formula="of:=AVERAGE([Overview.B291:.KK291])" office:value-type="float" office:value="987.75">
            <text:p>987,75</text:p>
          </table:table-cell>
          <table:table-cell table:number-columns-repeated="2"/>
        </table:table-row>
        <table:table-row table:style-name="ro1">
          <table:table-cell office:value-type="string">
            <text:p>Mech value lvl 1</text:p>
          </table:table-cell>
          <table:table-cell table:formula="of:=AVERAGE([Overview.B292:.KK292])" office:value-type="float" office:value="280">
            <text:p>280</text:p>
          </table:table-cell>
          <table:table-cell table:number-columns-repeated="2"/>
        </table:table-row>
        <table:table-row table:style-name="ro1">
          <table:table-cell office:value-type="string">
            <text:p>Mech value lvl 2</text:p>
          </table:table-cell>
          <table:table-cell table:formula="of:=AVERAGE([Overview.B293:.KK29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value lvl 3</text:p>
          </table:table-cell>
          <table:table-cell table:formula="of:=AVERAGE([Overview.B294:.KK29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value lvl 4</text:p>
          </table:table-cell>
          <table:table-cell table:formula="of:=AVERAGE([Overview.B295:.KK295])" office:value-type="float" office:value="306.666666666666">
            <text:p>306,6666666667</text:p>
          </table:table-cell>
          <table:table-cell table:number-columns-repeated="2"/>
        </table:table-row>
        <table:table-row table:style-name="ro1">
          <table:table-cell office:value-type="string">
            <text:p>Mech value lvl 5</text:p>
          </table:table-cell>
          <table:table-cell table:formula="of:=AVERAGE([Overview.B296:.KK296])" office:value-type="float" office:value="429.166666666667">
            <text:p>429,1666666667</text:p>
          </table:table-cell>
          <table:table-cell table:number-columns-repeated="2"/>
        </table:table-row>
        <table:table-row table:style-name="ro1">
          <table:table-cell office:value-type="string">
            <text:p>Mech value lvl 6</text:p>
          </table:table-cell>
          <table:table-cell table:formula="of:=AVERAGE([Overview.B297:.KK297])" office:value-type="float" office:value="596.75">
            <text:p>596,75</text:p>
          </table:table-cell>
          <table:table-cell table:number-columns-repeated="2"/>
        </table:table-row>
        <table:table-row table:style-name="ro1">
          <table:table-cell office:value-type="string">
            <text:p>Mech value lvl 7</text:p>
          </table:table-cell>
          <table:table-cell table:formula="of:=AVERAGE([Overview.B298:.KK298])" office:value-type="float" office:value="557.976190476191">
            <text:p>557,9761904762</text:p>
          </table:table-cell>
          <table:table-cell table:number-columns-repeated="2"/>
        </table:table-row>
        <table:table-row table:style-name="ro1">
          <table:table-cell office:value-type="string">
            <text:p>Mech value lvl 8</text:p>
          </table:table-cell>
          <table:table-cell table:formula="of:=AVERAGE([Overview.B299:.KK299])" office:value-type="float" office:value="768.343915343915">
            <text:p>768,3439153439</text:p>
          </table:table-cell>
          <table:table-cell table:number-columns-repeated="2"/>
        </table:table-row>
        <table:table-row table:style-name="ro1">
          <table:table-cell office:value-type="string">
            <text:p>Mech value lvl 9</text:p>
          </table:table-cell>
          <table:table-cell table:formula="of:=AVERAGE([Overview.B300:.KK300])" office:value-type="float" office:value="984.067025862069">
            <text:p>984,0670258621</text:p>
          </table:table-cell>
          <table:table-cell table:number-columns-repeated="2"/>
        </table:table-row>
        <table:table-row table:style-name="ro1">
          <table:table-cell office:value-type="string">
            <text:p>Mech value lvl 10</text:p>
          </table:table-cell>
          <table:table-cell table:formula="of:=AVERAGE([Overview.B301:.KK301])" office:value-type="float" office:value="1063.125">
            <text:p>1063,125</text:p>
          </table:table-cell>
          <table:table-cell table:number-columns-repeated="2"/>
        </table:table-row>
        <table:table-row table:style-name="ro1">
          <table:table-cell office:value-type="string">
            <text:p>Mech value lvl 11</text:p>
          </table:table-cell>
          <table:table-cell table:formula="of:=AVERAGE([Overview.B302:.KK302])" office:value-type="float" office:value="1510.587999963">
            <text:p>1510,587999963</text:p>
          </table:table-cell>
          <table:table-cell table:number-columns-repeated="2"/>
        </table:table-row>
        <table:table-row table:style-name="ro1">
          <table:table-cell office:value-type="string">
            <text:p>Mech value lvl 12</text:p>
          </table:table-cell>
          <table:table-cell table:formula="of:=AVERAGE([Overview.B303:.KK303])" office:value-type="float" office:value="1759.33571373088">
            <text:p>1759,3357137309</text:p>
          </table:table-cell>
          <table:table-cell table:number-columns-repeated="2"/>
        </table:table-row>
        <table:table-row table:style-name="ro1">
          <table:table-cell office:value-type="string">
            <text:p>Mech value lvl 13</text:p>
          </table:table-cell>
          <table:table-cell table:formula="of:=AVERAGE([Overview.B304:.KK304])" office:value-type="float" office:value="2085.77183969809">
            <text:p>2085,7718396981</text:p>
          </table:table-cell>
          <table:table-cell table:number-columns-repeated="2"/>
        </table:table-row>
        <table:table-row table:style-name="ro1">
          <table:table-cell office:value-type="string">
            <text:p>Mech value lvl 14</text:p>
          </table:table-cell>
          <table:table-cell table:formula="of:=AVERAGE([Overview.B305:.KK305])" office:value-type="float" office:value="2437.64650396836">
            <text:p>2437,6465039684</text:p>
          </table:table-cell>
          <table:table-cell table:number-columns-repeated="2"/>
        </table:table-row>
        <table:table-row table:style-name="ro1">
          <table:table-cell office:value-type="string">
            <text:p>Mech value lvl 15</text:p>
          </table:table-cell>
          <table:table-cell table:formula="of:=AVERAGE([Overview.B306:.KK306])" office:value-type="float" office:value="2849.59187245974">
            <text:p>2849,5918724598</text:p>
          </table:table-cell>
          <table:table-cell table:number-columns-repeated="2"/>
        </table:table-row>
        <table:table-row table:style-name="ro1">
          <table:table-cell office:value-type="string">
            <text:p>Mech value lvl 16</text:p>
          </table:table-cell>
          <table:table-cell table:formula="of:=AVERAGE([Overview.B307:.KK307])" office:value-type="float" office:value="3444.8028068975">
            <text:p>3444,8028068975</text:p>
          </table:table-cell>
          <table:table-cell table:number-columns-repeated="2"/>
        </table:table-row>
        <table:table-row table:style-name="ro1">
          <table:table-cell office:value-type="string">
            <text:p>Mech value lvl 17</text:p>
          </table:table-cell>
          <table:table-cell table:formula="of:=AVERAGE([Overview.B308:.KK308])" office:value-type="float" office:value="3977.95641794636">
            <text:p>3977,9564179464</text:p>
          </table:table-cell>
          <table:table-cell table:number-columns-repeated="2"/>
        </table:table-row>
        <table:table-row table:style-name="ro1">
          <table:table-cell office:value-type="string">
            <text:p>Mech value lvl 18</text:p>
          </table:table-cell>
          <table:table-cell table:formula="of:=AVERAGE([Overview.B309:.KK309])" office:value-type="float" office:value="4629.87996031746">
            <text:p>4629,8799603175</text:p>
          </table:table-cell>
          <table:table-cell table:number-columns-repeated="2"/>
        </table:table-row>
        <table:table-row table:style-name="ro1">
          <table:table-cell office:value-type="string">
            <text:p>Mech value lvl 19</text:p>
          </table:table-cell>
          <table:table-cell table:formula="of:=AVERAGE([Overview.B310:.KK310])" office:value-type="float" office:value="5578.47001262626">
            <text:p>5578,4700126263</text:p>
          </table:table-cell>
          <table:table-cell table:number-columns-repeated="2"/>
        </table:table-row>
        <table:table-row table:style-name="ro1">
          <table:table-cell office:value-type="string">
            <text:p>Mech value lvl 20</text:p>
          </table:table-cell>
          <table:table-cell table:formula="of:=AVERAGE([Overview.B311:.KK311])" office:value-type="float" office:value="7265">
            <text:p>7265</text:p>
          </table:table-cell>
          <table:table-cell table:number-columns-repeated="2"/>
        </table:table-row>
        <table:table-row table:style-name="ro1">
          <table:table-cell office:value-type="string">
            <text:p>Mech value lvl 21</text:p>
          </table:table-cell>
          <table:table-cell table:formula="of:=AVERAGE([Overview.B312:.KK312])" office:value-type="float" office:value="8921.25">
            <text:p>8921,25</text:p>
          </table:table-cell>
          <table:table-cell table:number-columns-repeated="2"/>
        </table:table-row>
        <table:table-row table:style-name="ro1">
          <table:table-cell office:value-type="string">
            <text:p>Mech kills lvl 1</text:p>
          </table:table-cell>
          <table:table-cell table:formula="of:=AVERAGE([Overview.B313:.KK313]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Mech kills lvl 2</text:p>
          </table:table-cell>
          <table:table-cell table:formula="of:=AVERAGE([Overview.B314:.KK31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kills lvl 3</text:p>
          </table:table-cell>
          <table:table-cell table:formula="of:=AVERAGE([Overview.B315:.KK31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kills lvl 4</text:p>
          </table:table-cell>
          <table:table-cell table:formula="of:=AVERAGE([Overview.B316:.KK316])" office:value-type="float" office:value="49.3333333333334">
            <text:p>49,3333333333</text:p>
          </table:table-cell>
          <table:table-cell table:number-columns-repeated="2"/>
        </table:table-row>
        <table:table-row table:style-name="ro1">
          <table:table-cell office:value-type="string">
            <text:p>Mech kills lvl 5</text:p>
          </table:table-cell>
          <table:table-cell table:formula="of:=AVERAGE([Overview.B317:.KK317])" office:value-type="float" office:value="58.4761904761905">
            <text:p>58,4761904762</text:p>
          </table:table-cell>
          <table:table-cell table:number-columns-repeated="2"/>
        </table:table-row>
        <table:table-row table:style-name="ro1">
          <table:table-cell office:value-type="string">
            <text:p>Mech kills lvl 6</text:p>
          </table:table-cell>
          <table:table-cell table:formula="of:=AVERAGE([Overview.B318:.KK318])" office:value-type="float" office:value="77.7833333333333">
            <text:p>77,7833333333</text:p>
          </table:table-cell>
          <table:table-cell table:number-columns-repeated="2"/>
        </table:table-row>
        <table:table-row table:style-name="ro1">
          <table:table-cell office:value-type="string">
            <text:p>Mech kills lvl 7</text:p>
          </table:table-cell>
          <table:table-cell table:formula="of:=AVERAGE([Overview.B319:.KK319])" office:value-type="float" office:value="81.5952380952381">
            <text:p>81,5952380952</text:p>
          </table:table-cell>
          <table:table-cell table:number-columns-repeated="2"/>
        </table:table-row>
        <table:table-row table:style-name="ro1">
          <table:table-cell office:value-type="string">
            <text:p>Mech kills lvl 8</text:p>
          </table:table-cell>
          <table:table-cell table:formula="of:=AVERAGE([Overview.B320:.KK320])" office:value-type="float" office:value="94.4149029982364">
            <text:p>94,4149029982</text:p>
          </table:table-cell>
          <table:table-cell table:number-columns-repeated="2"/>
        </table:table-row>
        <table:table-row table:style-name="ro1">
          <table:table-cell office:value-type="string">
            <text:p>Mech kills lvl 9</text:p>
          </table:table-cell>
          <table:table-cell table:formula="of:=AVERAGE([Overview.B321:.KK321])" office:value-type="float" office:value="108.939034961686">
            <text:p>108,9390349617</text:p>
          </table:table-cell>
          <table:table-cell table:number-columns-repeated="2"/>
        </table:table-row>
        <table:table-row table:style-name="ro1">
          <table:table-cell office:value-type="string">
            <text:p>Mech kills lvl 10</text:p>
          </table:table-cell>
          <table:table-cell table:formula="of:=AVERAGE([Overview.B322:.KK322])" office:value-type="float" office:value="106.625">
            <text:p>106,625</text:p>
          </table:table-cell>
          <table:table-cell table:number-columns-repeated="2"/>
        </table:table-row>
        <table:table-row table:style-name="ro1">
          <table:table-cell office:value-type="string">
            <text:p>Mech kills lvl 11</text:p>
          </table:table-cell>
          <table:table-cell table:formula="of:=AVERAGE([Overview.B323:.KK323])" office:value-type="float" office:value="130.61241998742">
            <text:p>130,6124199874</text:p>
          </table:table-cell>
          <table:table-cell table:number-columns-repeated="2"/>
        </table:table-row>
        <table:table-row table:style-name="ro1">
          <table:table-cell office:value-type="string">
            <text:p>Mech kills lvl 12</text:p>
          </table:table-cell>
          <table:table-cell table:formula="of:=AVERAGE([Overview.B324:.KK324])" office:value-type="float" office:value="141.513046602908">
            <text:p>141,5130466029</text:p>
          </table:table-cell>
          <table:table-cell table:number-columns-repeated="2"/>
        </table:table-row>
        <table:table-row table:style-name="ro1">
          <table:table-cell office:value-type="string">
            <text:p>Mech kills lvl 13</text:p>
          </table:table-cell>
          <table:table-cell table:formula="of:=AVERAGE([Overview.B325:.KK325])" office:value-type="float" office:value="150.539294987536">
            <text:p>150,5392949875</text:p>
          </table:table-cell>
          <table:table-cell table:number-columns-repeated="2"/>
        </table:table-row>
        <table:table-row table:style-name="ro1">
          <table:table-cell office:value-type="string">
            <text:p>Mech kills lvl 14</text:p>
          </table:table-cell>
          <table:table-cell table:formula="of:=AVERAGE([Overview.B326:.KK326])" office:value-type="float" office:value="165.351871733639">
            <text:p>165,3518717336</text:p>
          </table:table-cell>
          <table:table-cell table:number-columns-repeated="2"/>
        </table:table-row>
        <table:table-row table:style-name="ro1">
          <table:table-cell office:value-type="string">
            <text:p>Mech kills lvl 15</text:p>
          </table:table-cell>
          <table:table-cell table:formula="of:=AVERAGE([Overview.B327:.KK327])" office:value-type="float" office:value="174.433972342268">
            <text:p>174,4339723423</text:p>
          </table:table-cell>
          <table:table-cell table:number-columns-repeated="2"/>
        </table:table-row>
        <table:table-row table:style-name="ro1">
          <table:table-cell office:value-type="string">
            <text:p>Mech kills lvl 16</text:p>
          </table:table-cell>
          <table:table-cell table:formula="of:=AVERAGE([Overview.B328:.KK328])" office:value-type="float" office:value="197.085573932184">
            <text:p>197,0855739322</text:p>
          </table:table-cell>
          <table:table-cell table:number-columns-repeated="2"/>
        </table:table-row>
        <table:table-row table:style-name="ro1">
          <table:table-cell office:value-type="string">
            <text:p>Mech kills lvl 17</text:p>
          </table:table-cell>
          <table:table-cell table:formula="of:=AVERAGE([Overview.B329:.KK329])" office:value-type="float" office:value="208.548175196094">
            <text:p>208,5481751961</text:p>
          </table:table-cell>
          <table:table-cell table:number-columns-repeated="2"/>
        </table:table-row>
        <table:table-row table:style-name="ro1">
          <table:table-cell office:value-type="string">
            <text:p>Mech kills lvl 18</text:p>
          </table:table-cell>
          <table:table-cell table:formula="of:=AVERAGE([Overview.B330:.KK330])" office:value-type="float" office:value="216.992301587302">
            <text:p>216,9923015873</text:p>
          </table:table-cell>
          <table:table-cell table:number-columns-repeated="2"/>
        </table:table-row>
        <table:table-row table:style-name="ro1">
          <table:table-cell office:value-type="string">
            <text:p>Mech kills lvl 19</text:p>
          </table:table-cell>
          <table:table-cell table:formula="of:=AVERAGE([Overview.B331:.KK331])" office:value-type="float" office:value="241.371590909091">
            <text:p>241,3715909091</text:p>
          </table:table-cell>
          <table:table-cell table:number-columns-repeated="2"/>
        </table:table-row>
        <table:table-row table:style-name="ro1">
          <table:table-cell office:value-type="string">
            <text:p>Mech kills lvl 20</text:p>
          </table:table-cell>
          <table:table-cell table:formula="of:=AVERAGE([Overview.B332:.KK332])" office:value-type="float" office:value="295.638888888889">
            <text:p>295,6388888889</text:p>
          </table:table-cell>
          <table:table-cell table:number-columns-repeated="2"/>
        </table:table-row>
        <table:table-row table:style-name="ro1">
          <table:table-cell office:value-type="string">
            <text:p>Mech kills lvl 21</text:p>
          </table:table-cell>
          <table:table-cell table:formula="of:=AVERAGE([Overview.B333:.KK333])" office:value-type="float" office:value="258.75">
            <text:p>258,75</text:p>
          </table:table-cell>
          <table:table-cell table:number-columns-repeated="2"/>
        </table:table-row>
        <table:table-row table:style-name="ro1">
          <table:table-cell office:value-type="string">
            <text:p>Mech leaks lvl 1</text:p>
          </table:table-cell>
          <table:table-cell table:formula="of:=AVERAGE([Overview.B334:.KK33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ech leaks lvl 2</text:p>
          </table:table-cell>
          <table:table-cell table:formula="of:=AVERAGE([Overview.B335:.KK33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leaks lvl 3</text:p>
          </table:table-cell>
          <table:table-cell table:formula="of:=AVERAGE([Overview.B336:.KK33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leaks lvl 4</text:p>
          </table:table-cell>
          <table:table-cell table:formula="of:=AVERAGE([Overview.B337:.KK337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Mech leaks lvl 5</text:p>
          </table:table-cell>
          <table:table-cell table:formula="of:=AVERAGE([Overview.B338:.KK338])" office:value-type="float" office:value="14.5238095238095">
            <text:p>14,5238095238</text:p>
          </table:table-cell>
          <table:table-cell table:number-columns-repeated="2"/>
        </table:table-row>
        <table:table-row table:style-name="ro1">
          <table:table-cell office:value-type="string">
            <text:p>Mech leaks lvl 6</text:p>
          </table:table-cell>
          <table:table-cell table:formula="of:=AVERAGE([Overview.B339:.KK339])" office:value-type="float" office:value="4.68333333333333">
            <text:p>4,6833333333</text:p>
          </table:table-cell>
          <table:table-cell table:number-columns-repeated="2"/>
        </table:table-row>
        <table:table-row table:style-name="ro1">
          <table:table-cell office:value-type="string">
            <text:p>Mech leaks lvl 7</text:p>
          </table:table-cell>
          <table:table-cell table:formula="of:=AVERAGE([Overview.B340:.KK340])" office:value-type="float" office:value="10.7619047619048">
            <text:p>10,7619047619</text:p>
          </table:table-cell>
          <table:table-cell table:number-columns-repeated="2"/>
        </table:table-row>
        <table:table-row table:style-name="ro1">
          <table:table-cell office:value-type="string">
            <text:p>Mech leaks lvl 8</text:p>
          </table:table-cell>
          <table:table-cell table:formula="of:=AVERAGE([Overview.B341:.KK341])" office:value-type="float" office:value="13.5649911816579">
            <text:p>13,5649911817</text:p>
          </table:table-cell>
          <table:table-cell table:number-columns-repeated="2"/>
        </table:table-row>
        <table:table-row table:style-name="ro1">
          <table:table-cell office:value-type="string">
            <text:p>Mech leaks lvl 9</text:p>
          </table:table-cell>
          <table:table-cell table:formula="of:=AVERAGE([Overview.B342:.KK342])" office:value-type="float" office:value="10.3316235632184">
            <text:p>10,3316235632</text:p>
          </table:table-cell>
          <table:table-cell table:number-columns-repeated="2"/>
        </table:table-row>
        <table:table-row table:style-name="ro1">
          <table:table-cell office:value-type="string">
            <text:p>Mech leaks lvl 10</text:p>
          </table:table-cell>
          <table:table-cell table:formula="of:=AVERAGE([Overview.B343:.KK343])" office:value-type="float" office:value="7.25">
            <text:p>7,25</text:p>
          </table:table-cell>
          <table:table-cell table:number-columns-repeated="2"/>
        </table:table-row>
        <table:table-row table:style-name="ro1">
          <table:table-cell office:value-type="string">
            <text:p>Mech leaks lvl 11</text:p>
          </table:table-cell>
          <table:table-cell table:formula="of:=AVERAGE([Overview.B344:.KK344])" office:value-type="float" office:value="17.9017834017834">
            <text:p>17,9017834018</text:p>
          </table:table-cell>
          <table:table-cell table:number-columns-repeated="2"/>
        </table:table-row>
        <table:table-row table:style-name="ro1">
          <table:table-cell office:value-type="string">
            <text:p>Mech leaks lvl 12</text:p>
          </table:table-cell>
          <table:table-cell table:formula="of:=AVERAGE([Overview.B345:.KK345])" office:value-type="float" office:value="12.5631073889658">
            <text:p>12,563107389</text:p>
          </table:table-cell>
          <table:table-cell table:number-columns-repeated="2"/>
        </table:table-row>
        <table:table-row table:style-name="ro1">
          <table:table-cell office:value-type="string">
            <text:p>Mech leaks lvl 13</text:p>
          </table:table-cell>
          <table:table-cell table:formula="of:=AVERAGE([Overview.B346:.KK346])" office:value-type="float" office:value="11.0936797851806">
            <text:p>11,0936797852</text:p>
          </table:table-cell>
          <table:table-cell table:number-columns-repeated="2"/>
        </table:table-row>
        <table:table-row table:style-name="ro1">
          <table:table-cell office:value-type="string">
            <text:p>Mech leaks lvl 14</text:p>
          </table:table-cell>
          <table:table-cell table:formula="of:=AVERAGE([Overview.B347:.KK347])" office:value-type="float" office:value="12.248583333309">
            <text:p>12,2485833333</text:p>
          </table:table-cell>
          <table:table-cell table:number-columns-repeated="2"/>
        </table:table-row>
        <table:table-row table:style-name="ro1">
          <table:table-cell office:value-type="string">
            <text:p>Mech leaks lvl 15</text:p>
          </table:table-cell>
          <table:table-cell table:formula="of:=AVERAGE([Overview.B348:.KK348])" office:value-type="float" office:value="11.6651411611874">
            <text:p>11,6651411612</text:p>
          </table:table-cell>
          <table:table-cell table:number-columns-repeated="2"/>
        </table:table-row>
        <table:table-row table:style-name="ro1">
          <table:table-cell office:value-type="string">
            <text:p>Mech leaks lvl 16</text:p>
          </table:table-cell>
          <table:table-cell table:formula="of:=AVERAGE([Overview.B349:.KK349])" office:value-type="float" office:value="16.7463783127448">
            <text:p>16,7463783127</text:p>
          </table:table-cell>
          <table:table-cell table:number-columns-repeated="2"/>
        </table:table-row>
        <table:table-row table:style-name="ro1">
          <table:table-cell office:value-type="string">
            <text:p>Mech leaks lvl 17</text:p>
          </table:table-cell>
          <table:table-cell table:formula="of:=AVERAGE([Overview.B350:.KK350])" office:value-type="float" office:value="15.7896957768">
            <text:p>15,7896957768</text:p>
          </table:table-cell>
          <table:table-cell table:number-columns-repeated="2"/>
        </table:table-row>
        <table:table-row table:style-name="ro1">
          <table:table-cell office:value-type="string">
            <text:p>Mech leaks lvl 18</text:p>
          </table:table-cell>
          <table:table-cell table:formula="of:=AVERAGE([Overview.B351:.KK351])" office:value-type="float" office:value="20.3689285714286">
            <text:p>20,3689285714</text:p>
          </table:table-cell>
          <table:table-cell table:number-columns-repeated="2"/>
        </table:table-row>
        <table:table-row table:style-name="ro1">
          <table:table-cell office:value-type="string">
            <text:p>Mech leaks lvl 19</text:p>
          </table:table-cell>
          <table:table-cell table:formula="of:=AVERAGE([Overview.B352:.KK352])" office:value-type="float" office:value="20.4578553391053">
            <text:p>20,4578553391</text:p>
          </table:table-cell>
          <table:table-cell table:number-columns-repeated="2"/>
        </table:table-row>
        <table:table-row table:style-name="ro1">
          <table:table-cell office:value-type="string">
            <text:p>Mech leaks lvl 20</text:p>
          </table:table-cell>
          <table:table-cell table:formula="of:=AVERAGE([Overview.B353:.KK353])" office:value-type="float" office:value="14.5555555555556">
            <text:p>14,5555555556</text:p>
          </table:table-cell>
          <table:table-cell table:number-columns-repeated="2"/>
        </table:table-row>
        <table:table-row table:style-name="ro1">
          <table:table-cell office:value-type="string">
            <text:p>Mech leaks lvl 21</text:p>
          </table:table-cell>
          <table:table-cell table:formula="of:=AVERAGE([Overview.B354:.KK354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Forsaken workers lvl 1</text:p>
          </table:table-cell>
          <table:table-cell table:formula="of:=AVERAGE([Overview.B355:.KK355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Forsaken workers lvl 2</text:p>
          </table:table-cell>
          <table:table-cell table:formula="of:=AVERAGE([Overview.B356:.KK356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orsaken workers lvl 3</text:p>
          </table:table-cell>
          <table:table-cell table:formula="of:=AVERAGE([Overview.B357:.KK357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Forsaken workers lvl 4</text:p>
          </table:table-cell>
          <table:table-cell table:formula="of:=AVERAGE([Overview.B358:.KK358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Forsaken workers lvl 5</text:p>
          </table:table-cell>
          <table:table-cell table:formula="of:=AVERAGE([Overview.B359:.KK359])" office:value-type="float" office:value="3.5">
            <text:p>3,5</text:p>
          </table:table-cell>
          <table:table-cell table:number-columns-repeated="2"/>
        </table:table-row>
        <table:table-row table:style-name="ro1">
          <table:table-cell office:value-type="string">
            <text:p>Forsaken workers lvl 6</text:p>
          </table:table-cell>
          <table:table-cell table:formula="of:=AVERAGE([Overview.B360:.KK360])" office:value-type="float" office:value="4.63333333333333">
            <text:p>4,6333333333</text:p>
          </table:table-cell>
          <table:table-cell table:number-columns-repeated="2"/>
        </table:table-row>
        <table:table-row table:style-name="ro1">
          <table:table-cell office:value-type="string">
            <text:p>Forsaken workers lvl 7</text:p>
          </table:table-cell>
          <table:table-cell table:formula="of:=AVERAGE([Overview.B361:.KK361])" office:value-type="float" office:value="5.12">
            <text:p>5,12</text:p>
          </table:table-cell>
          <table:table-cell table:number-columns-repeated="2"/>
        </table:table-row>
        <table:table-row table:style-name="ro1">
          <table:table-cell office:value-type="string">
            <text:p>Forsaken workers lvl 8</text:p>
          </table:table-cell>
          <table:table-cell table:formula="of:=AVERAGE([Overview.B362:.KK362])" office:value-type="float" office:value="5.07083333333333">
            <text:p>5,0708333333</text:p>
          </table:table-cell>
          <table:table-cell table:number-columns-repeated="2"/>
        </table:table-row>
        <table:table-row table:style-name="ro1">
          <table:table-cell office:value-type="string">
            <text:p>Forsaken workers lvl 9</text:p>
          </table:table-cell>
          <table:table-cell table:formula="of:=AVERAGE([Overview.B363:.KK363])" office:value-type="float" office:value="6.49636363636364">
            <text:p>6,4963636364</text:p>
          </table:table-cell>
          <table:table-cell table:number-columns-repeated="2"/>
        </table:table-row>
        <table:table-row table:style-name="ro1">
          <table:table-cell office:value-type="string">
            <text:p>Forsaken workers lvl 10</text:p>
          </table:table-cell>
          <table:table-cell table:formula="of:=AVERAGE([Overview.B364:.KK364])" office:value-type="float" office:value="7.83333333333333">
            <text:p>7,8333333333</text:p>
          </table:table-cell>
          <table:table-cell table:number-columns-repeated="2"/>
        </table:table-row>
        <table:table-row table:style-name="ro1">
          <table:table-cell office:value-type="string">
            <text:p>Forsaken workers lvl 11</text:p>
          </table:table-cell>
          <table:table-cell table:formula="of:=AVERAGE([Overview.B365:.KK365])" office:value-type="float" office:value="8.1422035480859">
            <text:p>8,1422035481</text:p>
          </table:table-cell>
          <table:table-cell table:number-columns-repeated="2"/>
        </table:table-row>
        <table:table-row table:style-name="ro1">
          <table:table-cell office:value-type="string">
            <text:p>Forsaken workers lvl 12</text:p>
          </table:table-cell>
          <table:table-cell table:formula="of:=AVERAGE([Overview.B366:.KK366])" office:value-type="float" office:value="8.30134074737523">
            <text:p>8,3013407474</text:p>
          </table:table-cell>
          <table:table-cell table:number-columns-repeated="2"/>
        </table:table-row>
        <table:table-row table:style-name="ro1">
          <table:table-cell office:value-type="string">
            <text:p>Forsaken workers lvl 13</text:p>
          </table:table-cell>
          <table:table-cell table:formula="of:=AVERAGE([Overview.B367:.KK367])" office:value-type="float" office:value="8.72153223925991">
            <text:p>8,7215322393</text:p>
          </table:table-cell>
          <table:table-cell table:number-columns-repeated="2"/>
        </table:table-row>
        <table:table-row table:style-name="ro1">
          <table:table-cell office:value-type="string">
            <text:p>Forsaken workers lvl 14</text:p>
          </table:table-cell>
          <table:table-cell table:formula="of:=AVERAGE([Overview.B368:.KK368])" office:value-type="float" office:value="9.78222716467195">
            <text:p>9,7822271647</text:p>
          </table:table-cell>
          <table:table-cell table:number-columns-repeated="2"/>
        </table:table-row>
        <table:table-row table:style-name="ro1">
          <table:table-cell office:value-type="string">
            <text:p>Forsaken workers lvl 15</text:p>
          </table:table-cell>
          <table:table-cell table:formula="of:=AVERAGE([Overview.B369:.KK369])" office:value-type="float" office:value="9.65414307914308">
            <text:p>9,6541430791</text:p>
          </table:table-cell>
          <table:table-cell table:number-columns-repeated="2"/>
        </table:table-row>
        <table:table-row table:style-name="ro1">
          <table:table-cell office:value-type="string">
            <text:p>Forsaken workers lvl 16</text:p>
          </table:table-cell>
          <table:table-cell table:formula="of:=AVERAGE([Overview.B370:.KK370])" office:value-type="float" office:value="11.432537007506">
            <text:p>11,4325370075</text:p>
          </table:table-cell>
          <table:table-cell table:number-columns-repeated="2"/>
        </table:table-row>
        <table:table-row table:style-name="ro1">
          <table:table-cell office:value-type="string">
            <text:p>Forsaken workers lvl 17</text:p>
          </table:table-cell>
          <table:table-cell table:formula="of:=AVERAGE([Overview.B371:.KK371])" office:value-type="float" office:value="11.9612824611112">
            <text:p>11,9612824611</text:p>
          </table:table-cell>
          <table:table-cell table:number-columns-repeated="2"/>
        </table:table-row>
        <table:table-row table:style-name="ro1">
          <table:table-cell office:value-type="string">
            <text:p>Forsaken workers lvl 18</text:p>
          </table:table-cell>
          <table:table-cell table:formula="of:=AVERAGE([Overview.B372:.KK372])" office:value-type="float" office:value="12.4018759018759">
            <text:p>12,4018759019</text:p>
          </table:table-cell>
          <table:table-cell table:number-columns-repeated="2"/>
        </table:table-row>
        <table:table-row table:style-name="ro1">
          <table:table-cell office:value-type="string">
            <text:p>Forsaken workers lvl 19</text:p>
          </table:table-cell>
          <table:table-cell table:formula="of:=AVERAGE([Overview.B373:.KK373])" office:value-type="float" office:value="13.7183502024291">
            <text:p>13,7183502024</text:p>
          </table:table-cell>
          <table:table-cell table:number-columns-repeated="2"/>
        </table:table-row>
        <table:table-row table:style-name="ro1">
          <table:table-cell office:value-type="string">
            <text:p>Forsaken workers lvl 20</text:p>
          </table:table-cell>
          <table:table-cell table:formula="of:=AVERAGE([Overview.B374:.KK374])" office:value-type="float" office:value="12.7638888888889">
            <text:p>12,7638888889</text:p>
          </table:table-cell>
          <table:table-cell table:number-columns-repeated="2"/>
        </table:table-row>
        <table:table-row table:style-name="ro1">
          <table:table-cell office:value-type="string">
            <text:p>Forsaken workers lvl 21</text:p>
          </table:table-cell>
          <table:table-cell table:formula="of:=AVERAGE([Overview.B375:.KK375])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Forsaken income lvl 1</text:p>
          </table:table-cell>
          <table:table-cell table:formula="of:=AVERAGE([Overview.B376:.KK376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Forsaken income lvl 2</text:p>
          </table:table-cell>
          <table:table-cell table:formula="of:=AVERAGE([Overview.B377:.KK37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orsaken income lvl 3</text:p>
          </table:table-cell>
          <table:table-cell table:formula="of:=AVERAGE([Overview.B378:.KK378])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Forsaken income lvl 4</text:p>
          </table:table-cell>
          <table:table-cell table:formula="of:=AVERAGE([Overview.B379:.KK379])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Forsaken income lvl 5</text:p>
          </table:table-cell>
          <table:table-cell table:formula="of:=AVERAGE([Overview.B380:.KK380])" office:value-type="float" office:value="39.75">
            <text:p>39,75</text:p>
          </table:table-cell>
          <table:table-cell table:number-columns-repeated="2"/>
        </table:table-row>
        <table:table-row table:style-name="ro1">
          <table:table-cell office:value-type="string">
            <text:p>Forsaken income lvl 6</text:p>
          </table:table-cell>
          <table:table-cell table:formula="of:=AVERAGE([Overview.B381:.KK381])"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Forsaken income lvl 7</text:p>
          </table:table-cell>
          <table:table-cell table:formula="of:=AVERAGE([Overview.B382:.KK382])" office:value-type="float" office:value="92.1">
            <text:p>92,1</text:p>
          </table:table-cell>
          <table:table-cell table:number-columns-repeated="2"/>
        </table:table-row>
        <table:table-row table:style-name="ro1">
          <table:table-cell office:value-type="string">
            <text:p>Forsaken income lvl 8</text:p>
          </table:table-cell>
          <table:table-cell table:formula="of:=AVERAGE([Overview.B383:.KK383])" office:value-type="float" office:value="89.7125">
            <text:p>89,7125</text:p>
          </table:table-cell>
          <table:table-cell table:number-columns-repeated="2"/>
        </table:table-row>
        <table:table-row table:style-name="ro1">
          <table:table-cell office:value-type="string">
            <text:p>Forsaken income lvl 9</text:p>
          </table:table-cell>
          <table:table-cell table:formula="of:=AVERAGE([Overview.B384:.KK384])" office:value-type="float" office:value="117.305">
            <text:p>117,305</text:p>
          </table:table-cell>
          <table:table-cell table:number-columns-repeated="2"/>
        </table:table-row>
        <table:table-row table:style-name="ro1">
          <table:table-cell office:value-type="string">
            <text:p>Forsaken income lvl 10</text:p>
          </table:table-cell>
          <table:table-cell table:formula="of:=AVERAGE([Overview.B385:.KK385])" office:value-type="float" office:value="152.666666666667">
            <text:p>152,6666666667</text:p>
          </table:table-cell>
          <table:table-cell table:number-columns-repeated="2"/>
        </table:table-row>
        <table:table-row table:style-name="ro1">
          <table:table-cell office:value-type="string">
            <text:p>Forsaken income lvl 11</text:p>
          </table:table-cell>
          <table:table-cell table:formula="of:=AVERAGE([Overview.B386:.KK386])" office:value-type="float" office:value="181.81220821662">
            <text:p>181,8122082166</text:p>
          </table:table-cell>
          <table:table-cell table:number-columns-repeated="2"/>
        </table:table-row>
        <table:table-row table:style-name="ro1">
          <table:table-cell office:value-type="string">
            <text:p>Forsaken income lvl 12</text:p>
          </table:table-cell>
          <table:table-cell table:formula="of:=AVERAGE([Overview.B387:.KK387])" office:value-type="float" office:value="200.787006916455">
            <text:p>200,7870069165</text:p>
          </table:table-cell>
          <table:table-cell table:number-columns-repeated="2"/>
        </table:table-row>
        <table:table-row table:style-name="ro1">
          <table:table-cell office:value-type="string">
            <text:p>Forsaken income lvl 13</text:p>
          </table:table-cell>
          <table:table-cell table:formula="of:=AVERAGE([Overview.B388:.KK388])" office:value-type="float" office:value="233.036497272913">
            <text:p>233,0364972729</text:p>
          </table:table-cell>
          <table:table-cell table:number-columns-repeated="2"/>
        </table:table-row>
        <table:table-row table:style-name="ro1">
          <table:table-cell office:value-type="string">
            <text:p>Forsaken income lvl 14</text:p>
          </table:table-cell>
          <table:table-cell table:formula="of:=AVERAGE([Overview.B389:.KK389])" office:value-type="float" office:value="275.056330039013">
            <text:p>275,056330039</text:p>
          </table:table-cell>
          <table:table-cell table:number-columns-repeated="2"/>
        </table:table-row>
        <table:table-row table:style-name="ro1">
          <table:table-cell office:value-type="string">
            <text:p>Forsaken income lvl 15</text:p>
          </table:table-cell>
          <table:table-cell table:formula="of:=AVERAGE([Overview.B390:.KK390])" office:value-type="float" office:value="306.540817515817">
            <text:p>306,5408175158</text:p>
          </table:table-cell>
          <table:table-cell table:number-columns-repeated="2"/>
        </table:table-row>
        <table:table-row table:style-name="ro1">
          <table:table-cell office:value-type="string">
            <text:p>Forsaken income lvl 16</text:p>
          </table:table-cell>
          <table:table-cell table:formula="of:=AVERAGE([Overview.B391:.KK391])" office:value-type="float" office:value="367.577189601289">
            <text:p>367,5771896013</text:p>
          </table:table-cell>
          <table:table-cell table:number-columns-repeated="2"/>
        </table:table-row>
        <table:table-row table:style-name="ro1">
          <table:table-cell office:value-type="string">
            <text:p>Forsaken income lvl 17</text:p>
          </table:table-cell>
          <table:table-cell table:formula="of:=AVERAGE([Overview.B392:.KK392])" office:value-type="float" office:value="411.365208588926">
            <text:p>411,3652085889</text:p>
          </table:table-cell>
          <table:table-cell table:number-columns-repeated="2"/>
        </table:table-row>
        <table:table-row table:style-name="ro1">
          <table:table-cell office:value-type="string">
            <text:p>Forsaken income lvl 18</text:p>
          </table:table-cell>
          <table:table-cell table:formula="of:=AVERAGE([Overview.B393:.KK393])" office:value-type="float" office:value="474.916626583293">
            <text:p>474,9166265833</text:p>
          </table:table-cell>
          <table:table-cell table:number-columns-repeated="2"/>
        </table:table-row>
        <table:table-row table:style-name="ro1">
          <table:table-cell office:value-type="string">
            <text:p>Forsaken income lvl 19</text:p>
          </table:table-cell>
          <table:table-cell table:formula="of:=AVERAGE([Overview.B394:.KK394])" office:value-type="float" office:value="550.741292172739">
            <text:p>550,7412921727</text:p>
          </table:table-cell>
          <table:table-cell table:number-columns-repeated="2"/>
        </table:table-row>
        <table:table-row table:style-name="ro1">
          <table:table-cell office:value-type="string">
            <text:p>Forsaken income lvl 20</text:p>
          </table:table-cell>
          <table:table-cell table:formula="of:=AVERAGE([Overview.B395:.KK395])" office:value-type="float" office:value="611.236111111111">
            <text:p>611,2361111111</text:p>
          </table:table-cell>
          <table:table-cell table:number-columns-repeated="2"/>
        </table:table-row>
        <table:table-row table:style-name="ro1">
          <table:table-cell office:value-type="string">
            <text:p>Forsaken income lvl 21</text:p>
          </table:table-cell>
          <table:table-cell table:formula="of:=AVERAGE([Overview.B396:.KK396])" office:value-type="float" office:value="870">
            <text:p>870</text:p>
          </table:table-cell>
          <table:table-cell table:number-columns-repeated="2"/>
        </table:table-row>
        <table:table-row table:style-name="ro1">
          <table:table-cell office:value-type="string">
            <text:p>Forsaken value lvl 1</text:p>
          </table:table-cell>
          <table:table-cell table:formula="of:=AVERAGE([Overview.B397:.KK397])"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string">
            <text:p>Forsaken value lvl 2</text:p>
          </table:table-cell>
          <table:table-cell table:formula="of:=AVERAGE([Overview.B398:.KK398])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Forsaken value lvl 3</text:p>
          </table:table-cell>
          <table:table-cell table:formula="of:=AVERAGE([Overview.B399:.KK399])" office:value-type="float" office:value="237.5">
            <text:p>237,5</text:p>
          </table:table-cell>
          <table:table-cell table:number-columns-repeated="2"/>
        </table:table-row>
        <table:table-row table:style-name="ro1">
          <table:table-cell office:value-type="string">
            <text:p>Forsaken value lvl 4</text:p>
          </table:table-cell>
          <table:table-cell table:formula="of:=AVERAGE([Overview.B400:.KK400])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Forsaken value lvl 5</text:p>
          </table:table-cell>
          <table:table-cell table:formula="of:=AVERAGE([Overview.B401:.KK401])" office:value-type="float" office:value="391.25">
            <text:p>391,25</text:p>
          </table:table-cell>
          <table:table-cell table:number-columns-repeated="2"/>
        </table:table-row>
        <table:table-row table:style-name="ro1">
          <table:table-cell office:value-type="string">
            <text:p>Forsaken value lvl 6</text:p>
          </table:table-cell>
          <table:table-cell table:formula="of:=AVERAGE([Overview.B402:.KK402])" office:value-type="float" office:value="570.166666666667">
            <text:p>570,1666666667</text:p>
          </table:table-cell>
          <table:table-cell table:number-columns-repeated="2"/>
        </table:table-row>
        <table:table-row table:style-name="ro1">
          <table:table-cell office:value-type="string">
            <text:p>Forsaken value lvl 7</text:p>
          </table:table-cell>
          <table:table-cell table:formula="of:=AVERAGE([Overview.B403:.KK403])" office:value-type="float" office:value="599.4">
            <text:p>599,4</text:p>
          </table:table-cell>
          <table:table-cell table:number-columns-repeated="2"/>
        </table:table-row>
        <table:table-row table:style-name="ro1">
          <table:table-cell office:value-type="string">
            <text:p>Forsaken value lvl 8</text:p>
          </table:table-cell>
          <table:table-cell table:formula="of:=AVERAGE([Overview.B404:.KK404])" office:value-type="float" office:value="839.3125">
            <text:p>839,3125</text:p>
          </table:table-cell>
          <table:table-cell table:number-columns-repeated="2"/>
        </table:table-row>
        <table:table-row table:style-name="ro1">
          <table:table-cell office:value-type="string">
            <text:p>Forsaken value lvl 9</text:p>
          </table:table-cell>
          <table:table-cell table:formula="of:=AVERAGE([Overview.B405:.KK405])" office:value-type="float" office:value="973.892045454546">
            <text:p>973,8920454545</text:p>
          </table:table-cell>
          <table:table-cell table:number-columns-repeated="2"/>
        </table:table-row>
        <table:table-row table:style-name="ro1">
          <table:table-cell office:value-type="string">
            <text:p>Forsaken value lvl 10</text:p>
          </table:table-cell>
          <table:table-cell table:formula="of:=AVERAGE([Overview.B406:.KK406])" office:value-type="float" office:value="1196.66666666667">
            <text:p>1196,6666666667</text:p>
          </table:table-cell>
          <table:table-cell table:number-columns-repeated="2"/>
        </table:table-row>
        <table:table-row table:style-name="ro1">
          <table:table-cell office:value-type="string">
            <text:p>Forsaken value lvl 11</text:p>
          </table:table-cell>
          <table:table-cell table:formula="of:=AVERAGE([Overview.B407:.KK407])" office:value-type="float" office:value="1441.66015406162">
            <text:p>1441,6601540616</text:p>
          </table:table-cell>
          <table:table-cell table:number-columns-repeated="2"/>
        </table:table-row>
        <table:table-row table:style-name="ro1">
          <table:table-cell office:value-type="string">
            <text:p>Forsaken value lvl 12</text:p>
          </table:table-cell>
          <table:table-cell table:formula="of:=AVERAGE([Overview.B408:.KK408])" office:value-type="float" office:value="1696.30659476539">
            <text:p>1696,3065947654</text:p>
          </table:table-cell>
          <table:table-cell table:number-columns-repeated="2"/>
        </table:table-row>
        <table:table-row table:style-name="ro1">
          <table:table-cell office:value-type="string">
            <text:p>Forsaken value lvl 13</text:p>
          </table:table-cell>
          <table:table-cell table:formula="of:=AVERAGE([Overview.B409:.KK409])" office:value-type="float" office:value="2043.46068920353">
            <text:p>2043,4606892035</text:p>
          </table:table-cell>
          <table:table-cell table:number-columns-repeated="2"/>
        </table:table-row>
        <table:table-row table:style-name="ro1">
          <table:table-cell office:value-type="string">
            <text:p>Forsaken value lvl 14</text:p>
          </table:table-cell>
          <table:table-cell table:formula="of:=AVERAGE([Overview.B410:.KK410])" office:value-type="float" office:value="2419.22322073121">
            <text:p>2419,2232207312</text:p>
          </table:table-cell>
          <table:table-cell table:number-columns-repeated="2"/>
        </table:table-row>
        <table:table-row table:style-name="ro1">
          <table:table-cell office:value-type="string">
            <text:p>Forsaken value lvl 15</text:p>
          </table:table-cell>
          <table:table-cell table:formula="of:=AVERAGE([Overview.B411:.KK411])" office:value-type="float" office:value="2850.97560772561">
            <text:p>2850,9756077256</text:p>
          </table:table-cell>
          <table:table-cell table:number-columns-repeated="2"/>
        </table:table-row>
        <table:table-row table:style-name="ro1">
          <table:table-cell office:value-type="string">
            <text:p>Forsaken value lvl 16</text:p>
          </table:table-cell>
          <table:table-cell table:formula="of:=AVERAGE([Overview.B412:.KK412])" office:value-type="float" office:value="3256.52754088562">
            <text:p>3256,5275408856</text:p>
          </table:table-cell>
          <table:table-cell table:number-columns-repeated="2"/>
        </table:table-row>
        <table:table-row table:style-name="ro1">
          <table:table-cell office:value-type="string">
            <text:p>Forsaken value lvl 17</text:p>
          </table:table-cell>
          <table:table-cell table:formula="of:=AVERAGE([Overview.B413:.KK413])" office:value-type="float" office:value="3924.44690458261">
            <text:p>3924,4469045826</text:p>
          </table:table-cell>
          <table:table-cell table:number-columns-repeated="2"/>
        </table:table-row>
        <table:table-row table:style-name="ro1">
          <table:table-cell office:value-type="string">
            <text:p>Forsaken value lvl 18</text:p>
          </table:table-cell>
          <table:table-cell table:formula="of:=AVERAGE([Overview.B414:.KK414])" office:value-type="float" office:value="4616.18716931217">
            <text:p>4616,1871693122</text:p>
          </table:table-cell>
          <table:table-cell table:number-columns-repeated="2"/>
        </table:table-row>
        <table:table-row table:style-name="ro1">
          <table:table-cell office:value-type="string">
            <text:p>Forsaken value lvl 19</text:p>
          </table:table-cell>
          <table:table-cell table:formula="of:=AVERAGE([Overview.B415:.KK415])" office:value-type="float" office:value="5382.74325236167">
            <text:p>5382,7432523617</text:p>
          </table:table-cell>
          <table:table-cell table:number-columns-repeated="2"/>
        </table:table-row>
        <table:table-row table:style-name="ro1">
          <table:table-cell office:value-type="string">
            <text:p>Forsaken value lvl 20</text:p>
          </table:table-cell>
          <table:table-cell table:formula="of:=AVERAGE([Overview.B416:.KK416])" office:value-type="float" office:value="6695.76388888889">
            <text:p>6695,7638888889</text:p>
          </table:table-cell>
          <table:table-cell table:number-columns-repeated="2"/>
        </table:table-row>
        <table:table-row table:style-name="ro1">
          <table:table-cell office:value-type="string">
            <text:p>Forsaken value lvl 21</text:p>
          </table:table-cell>
          <table:table-cell table:formula="of:=AVERAGE([Overview.B417:.KK417])" office:value-type="float" office:value="8740">
            <text:p>8740</text:p>
          </table:table-cell>
          <table:table-cell table:number-columns-repeated="2"/>
        </table:table-row>
        <table:table-row table:style-name="ro1">
          <table:table-cell office:value-type="string">
            <text:p>Forsaken kills lvl 1</text:p>
          </table:table-cell>
          <table:table-cell table:formula="of:=AVERAGE([Overview.B418:.KK418])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Forsaken kills lvl 2</text:p>
          </table:table-cell>
          <table:table-cell table:formula="of:=AVERAGE([Overview.B419:.KK41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Forsaken kills lvl 3</text:p>
          </table:table-cell>
          <table:table-cell table:formula="of:=AVERAGE([Overview.B420:.KK420])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Forsaken kills lvl 4</text:p>
          </table:table-cell>
          <table:table-cell table:formula="of:=AVERAGE([Overview.B421:.KK421])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Forsaken kills lvl 5</text:p>
          </table:table-cell>
          <table:table-cell table:formula="of:=AVERAGE([Overview.B422:.KK422])" office:value-type="float" office:value="60.75">
            <text:p>60,75</text:p>
          </table:table-cell>
          <table:table-cell table:number-columns-repeated="2"/>
        </table:table-row>
        <table:table-row table:style-name="ro1">
          <table:table-cell office:value-type="string">
            <text:p>Forsaken kills lvl 6</text:p>
          </table:table-cell>
          <table:table-cell table:formula="of:=AVERAGE([Overview.B423:.KK423])" office:value-type="float" office:value="71.7333333333333">
            <text:p>71,7333333333</text:p>
          </table:table-cell>
          <table:table-cell table:number-columns-repeated="2"/>
        </table:table-row>
        <table:table-row table:style-name="ro1">
          <table:table-cell office:value-type="string">
            <text:p>Forsaken kills lvl 7</text:p>
          </table:table-cell>
          <table:table-cell table:formula="of:=AVERAGE([Overview.B424:.KK424])" office:value-type="float" office:value="74.48">
            <text:p>74,48</text:p>
          </table:table-cell>
          <table:table-cell table:number-columns-repeated="2"/>
        </table:table-row>
        <table:table-row table:style-name="ro1">
          <table:table-cell office:value-type="string">
            <text:p>Forsaken kills lvl 8</text:p>
          </table:table-cell>
          <table:table-cell table:formula="of:=AVERAGE([Overview.B425:.KK425])" office:value-type="float" office:value="98.55">
            <text:p>98,55</text:p>
          </table:table-cell>
          <table:table-cell table:number-columns-repeated="2"/>
        </table:table-row>
        <table:table-row table:style-name="ro1">
          <table:table-cell office:value-type="string">
            <text:p>Forsaken kills lvl 9</text:p>
          </table:table-cell>
          <table:table-cell table:formula="of:=AVERAGE([Overview.B426:.KK426])" office:value-type="float" office:value="112.093636363636">
            <text:p>112,0936363636</text:p>
          </table:table-cell>
          <table:table-cell table:number-columns-repeated="2"/>
        </table:table-row>
        <table:table-row table:style-name="ro1">
          <table:table-cell office:value-type="string">
            <text:p>Forsaken kills lvl 10</text:p>
          </table:table-cell>
          <table:table-cell table:formula="of:=AVERAGE([Overview.B427:.KK427])"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Forsaken kills lvl 11</text:p>
          </table:table-cell>
          <table:table-cell table:formula="of:=AVERAGE([Overview.B428:.KK428])" office:value-type="float" office:value="129.07010270775">
            <text:p>129,0701027078</text:p>
          </table:table-cell>
          <table:table-cell table:number-columns-repeated="2"/>
        </table:table-row>
        <table:table-row table:style-name="ro1">
          <table:table-cell office:value-type="string">
            <text:p>Forsaken kills lvl 12</text:p>
          </table:table-cell>
          <table:table-cell table:formula="of:=AVERAGE([Overview.B429:.KK429])" office:value-type="float" office:value="136.539377046325">
            <text:p>136,5393770463</text:p>
          </table:table-cell>
          <table:table-cell table:number-columns-repeated="2"/>
        </table:table-row>
        <table:table-row table:style-name="ro1">
          <table:table-cell office:value-type="string">
            <text:p>Forsaken kills lvl 13</text:p>
          </table:table-cell>
          <table:table-cell table:formula="of:=AVERAGE([Overview.B430:.KK430])" office:value-type="float" office:value="144.794613155841">
            <text:p>144,7946131558</text:p>
          </table:table-cell>
          <table:table-cell table:number-columns-repeated="2"/>
        </table:table-row>
        <table:table-row table:style-name="ro1">
          <table:table-cell office:value-type="string">
            <text:p>Forsaken kills lvl 14</text:p>
          </table:table-cell>
          <table:table-cell table:formula="of:=AVERAGE([Overview.B431:.KK431])" office:value-type="float" office:value="157.879793841282">
            <text:p>157,8797938413</text:p>
          </table:table-cell>
          <table:table-cell table:number-columns-repeated="2"/>
        </table:table-row>
        <table:table-row table:style-name="ro1">
          <table:table-cell office:value-type="string">
            <text:p>Forsaken kills lvl 15</text:p>
          </table:table-cell>
          <table:table-cell table:formula="of:=AVERAGE([Overview.B432:.KK432])" office:value-type="float" office:value="167.110685425685">
            <text:p>167,1106854257</text:p>
          </table:table-cell>
          <table:table-cell table:number-columns-repeated="2"/>
        </table:table-row>
        <table:table-row table:style-name="ro1">
          <table:table-cell office:value-type="string">
            <text:p>Forsaken kills lvl 16</text:p>
          </table:table-cell>
          <table:table-cell table:formula="of:=AVERAGE([Overview.B433:.KK433])" office:value-type="float" office:value="179.831281761717">
            <text:p>179,8312817617</text:p>
          </table:table-cell>
          <table:table-cell table:number-columns-repeated="2"/>
        </table:table-row>
        <table:table-row table:style-name="ro1">
          <table:table-cell office:value-type="string">
            <text:p>Forsaken kills lvl 17</text:p>
          </table:table-cell>
          <table:table-cell table:formula="of:=AVERAGE([Overview.B434:.KK434])" office:value-type="float" office:value="199.024471249914">
            <text:p>199,0244712499</text:p>
          </table:table-cell>
          <table:table-cell table:number-columns-repeated="2"/>
        </table:table-row>
        <table:table-row table:style-name="ro1">
          <table:table-cell office:value-type="string">
            <text:p>Forsaken kills lvl 18</text:p>
          </table:table-cell>
          <table:table-cell table:formula="of:=AVERAGE([Overview.B435:.KK435])" office:value-type="float" office:value="217.079445246112">
            <text:p>217,0794452461</text:p>
          </table:table-cell>
          <table:table-cell table:number-columns-repeated="2"/>
        </table:table-row>
        <table:table-row table:style-name="ro1">
          <table:table-cell office:value-type="string">
            <text:p>Forsaken kills lvl 19</text:p>
          </table:table-cell>
          <table:table-cell table:formula="of:=AVERAGE([Overview.B436:.KK436])" office:value-type="float" office:value="214.925772604588">
            <text:p>214,9257726046</text:p>
          </table:table-cell>
          <table:table-cell table:number-columns-repeated="2"/>
        </table:table-row>
        <table:table-row table:style-name="ro1">
          <table:table-cell office:value-type="string">
            <text:p>Forsaken kills lvl 20</text:p>
          </table:table-cell>
          <table:table-cell table:formula="of:=AVERAGE([Overview.B437:.KK437])" office:value-type="float" office:value="253.236111111111">
            <text:p>253,2361111111</text:p>
          </table:table-cell>
          <table:table-cell table:number-columns-repeated="2"/>
        </table:table-row>
        <table:table-row table:style-name="ro1">
          <table:table-cell office:value-type="string">
            <text:p>Forsaken kills lvl 21</text:p>
          </table:table-cell>
          <table:table-cell table:formula="of:=AVERAGE([Overview.B438:.KK438])" office:value-type="float" office:value="294">
            <text:p>294</text:p>
          </table:table-cell>
          <table:table-cell table:number-columns-repeated="2"/>
        </table:table-row>
        <table:table-row table:style-name="ro1">
          <table:table-cell office:value-type="string">
            <text:p>Forsaken leaks lvl 1</text:p>
          </table:table-cell>
          <table:table-cell table:formula="of:=AVERAGE([Overview.B439:.KK43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orsaken leaks lvl 2</text:p>
          </table:table-cell>
          <table:table-cell table:formula="of:=AVERAGE([Overview.B440:.KK440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Forsaken leaks lvl 3</text:p>
          </table:table-cell>
          <table:table-cell table:formula="of:=AVERAGE([Overview.B441:.KK441])" office:value-type="float" office:value="9.5">
            <text:p>9,5</text:p>
          </table:table-cell>
          <table:table-cell table:number-columns-repeated="2"/>
        </table:table-row>
        <table:table-row table:style-name="ro1">
          <table:table-cell office:value-type="string">
            <text:p>Forsaken leaks lvl 4</text:p>
          </table:table-cell>
          <table:table-cell table:formula="of:=AVERAGE([Overview.B442:.KK442]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Forsaken leaks lvl 5</text:p>
          </table:table-cell>
          <table:table-cell table:formula="of:=AVERAGE([Overview.B443:.KK443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Forsaken leaks lvl 6</text:p>
          </table:table-cell>
          <table:table-cell table:formula="of:=AVERAGE([Overview.B444:.KK444])" office:value-type="float" office:value="8.13333333333333">
            <text:p>8,1333333333</text:p>
          </table:table-cell>
          <table:table-cell table:number-columns-repeated="2"/>
        </table:table-row>
        <table:table-row table:style-name="ro1">
          <table:table-cell office:value-type="string">
            <text:p>Forsaken leaks lvl 7</text:p>
          </table:table-cell>
          <table:table-cell table:formula="of:=AVERAGE([Overview.B445:.KK445])" office:value-type="float" office:value="13.88">
            <text:p>13,88</text:p>
          </table:table-cell>
          <table:table-cell table:number-columns-repeated="2"/>
        </table:table-row>
        <table:table-row table:style-name="ro1">
          <table:table-cell office:value-type="string">
            <text:p>Forsaken leaks lvl 8</text:p>
          </table:table-cell>
          <table:table-cell table:formula="of:=AVERAGE([Overview.B446:.KK446])" office:value-type="float" office:value="6.26666666666667">
            <text:p>6,2666666667</text:p>
          </table:table-cell>
          <table:table-cell table:number-columns-repeated="2"/>
        </table:table-row>
        <table:table-row table:style-name="ro1">
          <table:table-cell office:value-type="string">
            <text:p>Forsaken leaks lvl 9</text:p>
          </table:table-cell>
          <table:table-cell table:formula="of:=AVERAGE([Overview.B447:.KK447])" office:value-type="float" office:value="10.7363636363636">
            <text:p>10,7363636364</text:p>
          </table:table-cell>
          <table:table-cell table:number-columns-repeated="2"/>
        </table:table-row>
        <table:table-row table:style-name="ro1">
          <table:table-cell office:value-type="string">
            <text:p>Forsaken leaks lvl 10</text:p>
          </table:table-cell>
          <table:table-cell table:formula="of:=AVERAGE([Overview.B448:.KK448])" office:value-type="float" office:value="8.75">
            <text:p>8,75</text:p>
          </table:table-cell>
          <table:table-cell table:number-columns-repeated="2"/>
        </table:table-row>
        <table:table-row table:style-name="ro1">
          <table:table-cell office:value-type="string">
            <text:p>Forsaken leaks lvl 11</text:p>
          </table:table-cell>
          <table:table-cell table:formula="of:=AVERAGE([Overview.B449:.KK449])" office:value-type="float" office:value="9.05181605975724">
            <text:p>9,0518160598</text:p>
          </table:table-cell>
          <table:table-cell table:number-columns-repeated="2"/>
        </table:table-row>
        <table:table-row table:style-name="ro1">
          <table:table-cell office:value-type="string">
            <text:p>Forsaken leaks lvl 12</text:p>
          </table:table-cell>
          <table:table-cell table:formula="of:=AVERAGE([Overview.B450:.KK450])" office:value-type="float" office:value="13.5364694357367">
            <text:p>13,5364694357</text:p>
          </table:table-cell>
          <table:table-cell table:number-columns-repeated="2"/>
        </table:table-row>
        <table:table-row table:style-name="ro1">
          <table:table-cell office:value-type="string">
            <text:p>Forsaken leaks lvl 13</text:p>
          </table:table-cell>
          <table:table-cell table:formula="of:=AVERAGE([Overview.B451:.KK451])" office:value-type="float" office:value="12.828982391059">
            <text:p>12,8289823911</text:p>
          </table:table-cell>
          <table:table-cell table:number-columns-repeated="2"/>
        </table:table-row>
        <table:table-row table:style-name="ro1">
          <table:table-cell office:value-type="string">
            <text:p>Forsaken leaks lvl 14</text:p>
          </table:table-cell>
          <table:table-cell table:formula="of:=AVERAGE([Overview.B452:.KK452])" office:value-type="float" office:value="13.8841615828267">
            <text:p>13,8841615828</text:p>
          </table:table-cell>
          <table:table-cell table:number-columns-repeated="2"/>
        </table:table-row>
        <table:table-row table:style-name="ro1">
          <table:table-cell office:value-type="string">
            <text:p>Forsaken leaks lvl 15</text:p>
          </table:table-cell>
          <table:table-cell table:formula="of:=AVERAGE([Overview.B453:.KK453])" office:value-type="float" office:value="17.6480663780664">
            <text:p>17,6480663781</text:p>
          </table:table-cell>
          <table:table-cell table:number-columns-repeated="2"/>
        </table:table-row>
        <table:table-row table:style-name="ro1">
          <table:table-cell office:value-type="string">
            <text:p>Forsaken leaks lvl 16</text:p>
          </table:table-cell>
          <table:table-cell table:formula="of:=AVERAGE([Overview.B454:.KK454])" office:value-type="float" office:value="20.6702747769829">
            <text:p>20,670274777</text:p>
          </table:table-cell>
          <table:table-cell table:number-columns-repeated="2"/>
        </table:table-row>
        <table:table-row table:style-name="ro1">
          <table:table-cell office:value-type="string">
            <text:p>Forsaken leaks lvl 17</text:p>
          </table:table-cell>
          <table:table-cell table:formula="of:=AVERAGE([Overview.B455:.KK455])" office:value-type="float" office:value="20.3027113140691">
            <text:p>20,3027113141</text:p>
          </table:table-cell>
          <table:table-cell table:number-columns-repeated="2"/>
        </table:table-row>
        <table:table-row table:style-name="ro1">
          <table:table-cell office:value-type="string">
            <text:p>Forsaken leaks lvl 18</text:p>
          </table:table-cell>
          <table:table-cell table:formula="of:=AVERAGE([Overview.B456:.KK456])" office:value-type="float" office:value="20.6512145262145">
            <text:p>20,6512145262</text:p>
          </table:table-cell>
          <table:table-cell table:number-columns-repeated="2"/>
        </table:table-row>
        <table:table-row table:style-name="ro1">
          <table:table-cell office:value-type="string">
            <text:p>Forsaken leaks lvl 19</text:p>
          </table:table-cell>
          <table:table-cell table:formula="of:=AVERAGE([Overview.B457:.KK457])" office:value-type="float" office:value="25.242375168691">
            <text:p>25,2423751687</text:p>
          </table:table-cell>
          <table:table-cell table:number-columns-repeated="2"/>
        </table:table-row>
        <table:table-row table:style-name="ro1">
          <table:table-cell office:value-type="string">
            <text:p>Forsaken leaks lvl 20</text:p>
          </table:table-cell>
          <table:table-cell table:formula="of:=AVERAGE([Overview.B458:.KK458])" office:value-type="float" office:value="32.6666666666667">
            <text:p>32,6666666667</text:p>
          </table:table-cell>
          <table:table-cell table:number-columns-repeated="2"/>
        </table:table-row>
        <table:table-row table:style-name="ro1">
          <table:table-cell office:value-type="string">
            <text:p>Forsaken leaks lvl 21</text:p>
          </table:table-cell>
          <table:table-cell table:formula="of:=AVERAGE([Overview.B459:.KK459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</text:p>
          </table:table-cell>
          <table:table-cell table:formula="of:=AVERAGE([Overview.B460:.KK460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</text:p>
          </table:table-cell>
          <table:table-cell table:formula="of:=AVERAGE([Overview.B461:.KK461])" office:value-type="float" office:value="2.25">
            <text:p>2,2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3</text:p>
          </table:table-cell>
          <table:table-cell table:formula="of:=AVERAGE([Overview.B462:.KK462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4</text:p>
          </table:table-cell>
          <table:table-cell table:formula="of:=AVERAGE([Overview.B463:.KK463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5</text:p>
          </table:table-cell>
          <table:table-cell table:formula="of:=AVERAGE([Overview.B464:.KK464])" office:value-type="float" office:value="3.22161172161172">
            <text:p>3,2216117216</text:p>
          </table:table-cell>
          <table:table-cell table:number-columns-repeated="2"/>
        </table:table-row>
        <table:table-row table:style-name="ro1">
          <table:table-cell office:value-type="string">
            <text:p>Mastermind workers lvl 6</text:p>
          </table:table-cell>
          <table:table-cell table:formula="of:=AVERAGE([Overview.B465:.KK465])" office:value-type="float" office:value="4.17840909090909">
            <text:p>4,1784090909</text:p>
          </table:table-cell>
          <table:table-cell table:number-columns-repeated="2"/>
        </table:table-row>
        <table:table-row table:style-name="ro1">
          <table:table-cell office:value-type="string">
            <text:p>Mastermind workers lvl 7</text:p>
          </table:table-cell>
          <table:table-cell table:formula="of:=AVERAGE([Overview.B466:.KK466])" office:value-type="float" office:value="4.66528944911298">
            <text:p>4,6652894491</text:p>
          </table:table-cell>
          <table:table-cell table:number-columns-repeated="2"/>
        </table:table-row>
        <table:table-row table:style-name="ro1">
          <table:table-cell office:value-type="string">
            <text:p>Mastermind workers lvl 8</text:p>
          </table:table-cell>
          <table:table-cell table:formula="of:=AVERAGE([Overview.B467:.KK467])" office:value-type="float" office:value="5.00962236746551">
            <text:p>5,009622367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9</text:p>
          </table:table-cell>
          <table:table-cell table:formula="of:=AVERAGE([Overview.B468:.KK468])" office:value-type="float" office:value="5.59939514451345">
            <text:p>5,599395144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0</text:p>
          </table:table-cell>
          <table:table-cell table:formula="of:=AVERAGE([Overview.B469:.KK469])" office:value-type="float" office:value="6.41785714285714">
            <text:p>6,4178571429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1</text:p>
          </table:table-cell>
          <table:table-cell table:formula="of:=AVERAGE([Overview.B470:.KK470])" office:value-type="float" office:value="7.6716378404212">
            <text:p>7,6716378404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2</text:p>
          </table:table-cell>
          <table:table-cell table:formula="of:=AVERAGE([Overview.B471:.KK471])" office:value-type="float" office:value="7.82199473822238">
            <text:p>7,8219947382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3</text:p>
          </table:table-cell>
          <table:table-cell table:formula="of:=AVERAGE([Overview.B472:.KK472])" office:value-type="float" office:value="8.34328507725808">
            <text:p>8,343285077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4</text:p>
          </table:table-cell>
          <table:table-cell table:formula="of:=AVERAGE([Overview.B473:.KK473])" office:value-type="float" office:value="8.92018534411293">
            <text:p>8,9201853441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5</text:p>
          </table:table-cell>
          <table:table-cell table:formula="of:=AVERAGE([Overview.B474:.KK474])" office:value-type="float" office:value="9.49084097334584">
            <text:p>9,490840973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6</text:p>
          </table:table-cell>
          <table:table-cell table:formula="of:=AVERAGE([Overview.B475:.KK475])" office:value-type="float" office:value="10.3354677458154">
            <text:p>10,3354677458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7</text:p>
          </table:table-cell>
          <table:table-cell table:formula="of:=AVERAGE([Overview.B476:.KK476])" office:value-type="float" office:value="10.9559512341251">
            <text:p>10,9559512341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8</text:p>
          </table:table-cell>
          <table:table-cell table:formula="of:=AVERAGE([Overview.B477:.KK477])" office:value-type="float" office:value="11.4116446195703">
            <text:p>11,4116446196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9</text:p>
          </table:table-cell>
          <table:table-cell table:formula="of:=AVERAGE([Overview.B478:.KK478])" office:value-type="float" office:value="12.2067770465206">
            <text:p>12,206777046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0</text:p>
          </table:table-cell>
          <table:table-cell table:formula="of:=AVERAGE([Overview.B479:.KK479])" office:value-type="float" office:value="11.8170168067227">
            <text:p>11,817016806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1</text:p>
          </table:table-cell>
          <table:table-cell table:formula="of:=AVERAGE([Overview.B480:.KK480])" office:value-type="float" office:value="11.1">
            <text:p>11,1</text:p>
          </table:table-cell>
          <table:table-cell table:number-columns-repeated="2"/>
        </table:table-row>
        <table:table-row table:style-name="ro1">
          <table:table-cell office:value-type="string">
            <text:p>Mastermind income lvl 1</text:p>
          </table:table-cell>
          <table:table-cell table:formula="of:=AVERAGE([Overview.B481:.KK481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stermind income lvl 2</text:p>
          </table:table-cell>
          <table:table-cell table:formula="of:=AVERAGE([Overview.B482:.KK482])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Mastermind income lvl 3</text:p>
          </table:table-cell>
          <table:table-cell table:formula="of:=AVERAGE([Overview.B483:.KK483])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Mastermind income lvl 4</text:p>
          </table:table-cell>
          <table:table-cell table:formula="of:=AVERAGE([Overview.B484:.KK484])" office:value-type="float" office:value="29.452380952381">
            <text:p>29,4523809524</text:p>
          </table:table-cell>
          <table:table-cell table:number-columns-repeated="2"/>
        </table:table-row>
        <table:table-row table:style-name="ro1">
          <table:table-cell office:value-type="string">
            <text:p>Mastermind income lvl 5</text:p>
          </table:table-cell>
          <table:table-cell table:formula="of:=AVERAGE([Overview.B485:.KK485])" office:value-type="float" office:value="38.6527734170591">
            <text:p>38,6527734171</text:p>
          </table:table-cell>
          <table:table-cell table:number-columns-repeated="2"/>
        </table:table-row>
        <table:table-row table:style-name="ro1">
          <table:table-cell office:value-type="string">
            <text:p>Mastermind income lvl 6</text:p>
          </table:table-cell>
          <table:table-cell table:formula="of:=AVERAGE([Overview.B486:.KK486])" office:value-type="float" office:value="65.5747027972028">
            <text:p>65,5747027972</text:p>
          </table:table-cell>
          <table:table-cell table:number-columns-repeated="2"/>
        </table:table-row>
        <table:table-row table:style-name="ro1">
          <table:table-cell office:value-type="string">
            <text:p>Mastermind income lvl 7</text:p>
          </table:table-cell>
          <table:table-cell table:formula="of:=AVERAGE([Overview.B487:.KK487])" office:value-type="float" office:value="72.5091386554622">
            <text:p>72,5091386555</text:p>
          </table:table-cell>
          <table:table-cell table:number-columns-repeated="2"/>
        </table:table-row>
        <table:table-row table:style-name="ro1">
          <table:table-cell office:value-type="string">
            <text:p>Mastermind income lvl 8</text:p>
          </table:table-cell>
          <table:table-cell table:formula="of:=AVERAGE([Overview.B488:.KK488])" office:value-type="float" office:value="92.4736490724236">
            <text:p>92,4736490724</text:p>
          </table:table-cell>
          <table:table-cell table:number-columns-repeated="2"/>
        </table:table-row>
        <table:table-row table:style-name="ro1">
          <table:table-cell office:value-type="string">
            <text:p>Mastermind income lvl 9</text:p>
          </table:table-cell>
          <table:table-cell table:formula="of:=AVERAGE([Overview.B489:.KK489])" office:value-type="float" office:value="112.372722595295">
            <text:p>112,3727225953</text:p>
          </table:table-cell>
          <table:table-cell table:number-columns-repeated="2"/>
        </table:table-row>
        <table:table-row table:style-name="ro1">
          <table:table-cell office:value-type="string">
            <text:p>Mastermind income lvl 10</text:p>
          </table:table-cell>
          <table:table-cell table:formula="of:=AVERAGE([Overview.B490:.KK490])" office:value-type="float" office:value="141.335714285714">
            <text:p>141,3357142857</text:p>
          </table:table-cell>
          <table:table-cell table:number-columns-repeated="2"/>
        </table:table-row>
        <table:table-row table:style-name="ro1">
          <table:table-cell office:value-type="string">
            <text:p>Mastermind income lvl 11</text:p>
          </table:table-cell>
          <table:table-cell table:formula="of:=AVERAGE([Overview.B491:.KK491])" office:value-type="float" office:value="166.927120698118">
            <text:p>166,9271206981</text:p>
          </table:table-cell>
          <table:table-cell table:number-columns-repeated="2"/>
        </table:table-row>
        <table:table-row table:style-name="ro1">
          <table:table-cell office:value-type="string">
            <text:p>Mastermind income lvl 12</text:p>
          </table:table-cell>
          <table:table-cell table:formula="of:=AVERAGE([Overview.B492:.KK492])" office:value-type="float" office:value="188.300701938193">
            <text:p>188,3007019382</text:p>
          </table:table-cell>
          <table:table-cell table:number-columns-repeated="2"/>
        </table:table-row>
        <table:table-row table:style-name="ro1">
          <table:table-cell office:value-type="string">
            <text:p>Mastermind income lvl 13</text:p>
          </table:table-cell>
          <table:table-cell table:formula="of:=AVERAGE([Overview.B493:.KK493])" office:value-type="float" office:value="220.666467570465">
            <text:p>220,6664675705</text:p>
          </table:table-cell>
          <table:table-cell table:number-columns-repeated="2"/>
        </table:table-row>
        <table:table-row table:style-name="ro1">
          <table:table-cell office:value-type="string">
            <text:p>Mastermind income lvl 14</text:p>
          </table:table-cell>
          <table:table-cell table:formula="of:=AVERAGE([Overview.B494:.KK494])" office:value-type="float" office:value="254.707088822181">
            <text:p>254,7070888222</text:p>
          </table:table-cell>
          <table:table-cell table:number-columns-repeated="2"/>
        </table:table-row>
        <table:table-row table:style-name="ro1">
          <table:table-cell office:value-type="string">
            <text:p>Mastermind income lvl 15</text:p>
          </table:table-cell>
          <table:table-cell table:formula="of:=AVERAGE([Overview.B495:.KK495])" office:value-type="float" office:value="294.908831711683">
            <text:p>294,9088317117</text:p>
          </table:table-cell>
          <table:table-cell table:number-columns-repeated="2"/>
        </table:table-row>
        <table:table-row table:style-name="ro1">
          <table:table-cell office:value-type="string">
            <text:p>Mastermind income lvl 16</text:p>
          </table:table-cell>
          <table:table-cell table:formula="of:=AVERAGE([Overview.B496:.KK496])" office:value-type="float" office:value="340.598599322368">
            <text:p>340,5985993224</text:p>
          </table:table-cell>
          <table:table-cell table:number-columns-repeated="2"/>
        </table:table-row>
        <table:table-row table:style-name="ro1">
          <table:table-cell office:value-type="string">
            <text:p>Mastermind income lvl 17</text:p>
          </table:table-cell>
          <table:table-cell table:formula="of:=AVERAGE([Overview.B497:.KK497])" office:value-type="float" office:value="386.977762133936">
            <text:p>386,9777621339</text:p>
          </table:table-cell>
          <table:table-cell table:number-columns-repeated="2"/>
        </table:table-row>
        <table:table-row table:style-name="ro1">
          <table:table-cell office:value-type="string">
            <text:p>Mastermind income lvl 18</text:p>
          </table:table-cell>
          <table:table-cell table:formula="of:=AVERAGE([Overview.B498:.KK498])" office:value-type="float" office:value="441.836042530569">
            <text:p>441,8360425306</text:p>
          </table:table-cell>
          <table:table-cell table:number-columns-repeated="2"/>
        </table:table-row>
        <table:table-row table:style-name="ro1">
          <table:table-cell office:value-type="string">
            <text:p>Mastermind income lvl 19</text:p>
          </table:table-cell>
          <table:table-cell table:formula="of:=AVERAGE([Overview.B499:.KK499])" office:value-type="float" office:value="512.448698662968">
            <text:p>512,448698663</text:p>
          </table:table-cell>
          <table:table-cell table:number-columns-repeated="2"/>
        </table:table-row>
        <table:table-row table:style-name="ro1">
          <table:table-cell office:value-type="string">
            <text:p>Mastermind income lvl 20</text:p>
          </table:table-cell>
          <table:table-cell table:formula="of:=AVERAGE([Overview.B500:.KK500])" office:value-type="float" office:value="594.082976827095">
            <text:p>594,0829768271</text:p>
          </table:table-cell>
          <table:table-cell table:number-columns-repeated="2"/>
        </table:table-row>
        <table:table-row table:style-name="ro1">
          <table:table-cell office:value-type="string">
            <text:p>Mastermind income lvl 21</text:p>
          </table:table-cell>
          <table:table-cell table:formula="of:=AVERAGE([Overview.B501:.KK501])" office:value-type="float" office:value="705.3">
            <text:p>705,3</text:p>
          </table:table-cell>
          <table:table-cell table:number-columns-repeated="2"/>
        </table:table-row>
        <table:table-row table:style-name="ro1">
          <table:table-cell office:value-type="string">
            <text:p>Mastermind value lvl 1</text:p>
          </table:table-cell>
          <table:table-cell table:formula="of:=AVERAGE([Overview.B502:.KK502])"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Mastermind value lvl 2</text:p>
          </table:table-cell>
          <table:table-cell table:formula="of:=AVERAGE([Overview.B503:.KK503])" office:value-type="float" office:value="171.25">
            <text:p>171,25</text:p>
          </table:table-cell>
          <table:table-cell table:number-columns-repeated="2"/>
        </table:table-row>
        <table:table-row table:style-name="ro1">
          <table:table-cell office:value-type="string">
            <text:p>Mastermind value lvl 3</text:p>
          </table:table-cell>
          <table:table-cell table:formula="of:=AVERAGE([Overview.B504:.KK504])" office:value-type="float" office:value="130.714285714286">
            <text:p>130,7142857143</text:p>
          </table:table-cell>
          <table:table-cell table:number-columns-repeated="2"/>
        </table:table-row>
        <table:table-row table:style-name="ro1">
          <table:table-cell office:value-type="string">
            <text:p>Mastermind value lvl 4</text:p>
          </table:table-cell>
          <table:table-cell table:formula="of:=AVERAGE([Overview.B505:.KK505])" office:value-type="float" office:value="349.52380952381">
            <text:p>349,5238095238</text:p>
          </table:table-cell>
          <table:table-cell table:number-columns-repeated="2"/>
        </table:table-row>
        <table:table-row table:style-name="ro1">
          <table:table-cell office:value-type="string">
            <text:p>Mastermind value lvl 5</text:p>
          </table:table-cell>
          <table:table-cell table:formula="of:=AVERAGE([Overview.B506:.KK506])" office:value-type="float" office:value="448.316195709053">
            <text:p>448,3161957091</text:p>
          </table:table-cell>
          <table:table-cell table:number-columns-repeated="2"/>
        </table:table-row>
        <table:table-row table:style-name="ro1">
          <table:table-cell office:value-type="string">
            <text:p>Mastermind value lvl 6</text:p>
          </table:table-cell>
          <table:table-cell table:formula="of:=AVERAGE([Overview.B507:.KK507])" office:value-type="float" office:value="522.087762237762">
            <text:p>522,0877622378</text:p>
          </table:table-cell>
          <table:table-cell table:number-columns-repeated="2"/>
        </table:table-row>
        <table:table-row table:style-name="ro1">
          <table:table-cell office:value-type="string">
            <text:p>Mastermind value lvl 7</text:p>
          </table:table-cell>
          <table:table-cell table:formula="of:=AVERAGE([Overview.B508:.KK508])" office:value-type="float" office:value="650.064425770308">
            <text:p>650,0644257703</text:p>
          </table:table-cell>
          <table:table-cell table:number-columns-repeated="2"/>
        </table:table-row>
        <table:table-row table:style-name="ro1">
          <table:table-cell office:value-type="string">
            <text:p>Mastermind value lvl 8</text:p>
          </table:table-cell>
          <table:table-cell table:formula="of:=AVERAGE([Overview.B509:.KK509])" office:value-type="float" office:value="802.933245857265">
            <text:p>802,9332458573</text:p>
          </table:table-cell>
          <table:table-cell table:number-columns-repeated="2"/>
        </table:table-row>
        <table:table-row table:style-name="ro1">
          <table:table-cell office:value-type="string">
            <text:p>Mastermind value lvl 9</text:p>
          </table:table-cell>
          <table:table-cell table:formula="of:=AVERAGE([Overview.B510:.KK510])" office:value-type="float" office:value="991.105618495097">
            <text:p>991,1056184951</text:p>
          </table:table-cell>
          <table:table-cell table:number-columns-repeated="2"/>
        </table:table-row>
        <table:table-row table:style-name="ro1">
          <table:table-cell office:value-type="string">
            <text:p>Mastermind value lvl 10</text:p>
          </table:table-cell>
          <table:table-cell table:formula="of:=AVERAGE([Overview.B511:.KK511])" office:value-type="float" office:value="1206.32142857143">
            <text:p>1206,3214285714</text:p>
          </table:table-cell>
          <table:table-cell table:number-columns-repeated="2"/>
        </table:table-row>
        <table:table-row table:style-name="ro1">
          <table:table-cell office:value-type="string">
            <text:p>Mastermind value lvl 11</text:p>
          </table:table-cell>
          <table:table-cell table:formula="of:=AVERAGE([Overview.B512:.KK512])" office:value-type="float" office:value="1391.37194125444">
            <text:p>1391,3719412545</text:p>
          </table:table-cell>
          <table:table-cell table:number-columns-repeated="2"/>
        </table:table-row>
        <table:table-row table:style-name="ro1">
          <table:table-cell office:value-type="string">
            <text:p>Mastermind value lvl 12</text:p>
          </table:table-cell>
          <table:table-cell table:formula="of:=AVERAGE([Overview.B513:.KK513])" office:value-type="float" office:value="1702.3689133749">
            <text:p>1702,3689133749</text:p>
          </table:table-cell>
          <table:table-cell table:number-columns-repeated="2"/>
        </table:table-row>
        <table:table-row table:style-name="ro1">
          <table:table-cell office:value-type="string">
            <text:p>Mastermind value lvl 13</text:p>
          </table:table-cell>
          <table:table-cell table:formula="of:=AVERAGE([Overview.B514:.KK514])" office:value-type="float" office:value="2027.3043736883">
            <text:p>2027,3043736883</text:p>
          </table:table-cell>
          <table:table-cell table:number-columns-repeated="2"/>
        </table:table-row>
        <table:table-row table:style-name="ro1">
          <table:table-cell office:value-type="string">
            <text:p>Mastermind value lvl 14</text:p>
          </table:table-cell>
          <table:table-cell table:formula="of:=AVERAGE([Overview.B515:.KK515])" office:value-type="float" office:value="2403.41753440972">
            <text:p>2403,4175344097</text:p>
          </table:table-cell>
          <table:table-cell table:number-columns-repeated="2"/>
        </table:table-row>
        <table:table-row table:style-name="ro1">
          <table:table-cell office:value-type="string">
            <text:p>Mastermind value lvl 15</text:p>
          </table:table-cell>
          <table:table-cell table:formula="of:=AVERAGE([Overview.B516:.KK516])" office:value-type="float" office:value="2805.13396561465">
            <text:p>2805,1339656147</text:p>
          </table:table-cell>
          <table:table-cell table:number-columns-repeated="2"/>
        </table:table-row>
        <table:table-row table:style-name="ro1">
          <table:table-cell office:value-type="string">
            <text:p>Mastermind value lvl 16</text:p>
          </table:table-cell>
          <table:table-cell table:formula="of:=AVERAGE([Overview.B517:.KK517])" office:value-type="float" office:value="3300.11969726743">
            <text:p>3300,1196972674</text:p>
          </table:table-cell>
          <table:table-cell table:number-columns-repeated="2"/>
        </table:table-row>
        <table:table-row table:style-name="ro1">
          <table:table-cell office:value-type="string">
            <text:p>Mastermind value lvl 17</text:p>
          </table:table-cell>
          <table:table-cell table:formula="of:=AVERAGE([Overview.B518:.KK518])" office:value-type="float" office:value="3860.86400581804">
            <text:p>3860,864005818</text:p>
          </table:table-cell>
          <table:table-cell table:number-columns-repeated="2"/>
        </table:table-row>
        <table:table-row table:style-name="ro1">
          <table:table-cell office:value-type="string">
            <text:p>Mastermind value lvl 18</text:p>
          </table:table-cell>
          <table:table-cell table:formula="of:=AVERAGE([Overview.B519:.KK519])" office:value-type="float" office:value="4566.36481299059">
            <text:p>4566,3648129906</text:p>
          </table:table-cell>
          <table:table-cell table:number-columns-repeated="2"/>
        </table:table-row>
        <table:table-row table:style-name="ro1">
          <table:table-cell office:value-type="string">
            <text:p>Mastermind value lvl 19</text:p>
          </table:table-cell>
          <table:table-cell table:formula="of:=AVERAGE([Overview.B520:.KK520])" office:value-type="float" office:value="5347.90693192">
            <text:p>5347,90693192</text:p>
          </table:table-cell>
          <table:table-cell table:number-columns-repeated="2"/>
        </table:table-row>
        <table:table-row table:style-name="ro1">
          <table:table-cell office:value-type="string">
            <text:p>Mastermind value lvl 20</text:p>
          </table:table-cell>
          <table:table-cell table:formula="of:=AVERAGE([Overview.B521:.KK521])" office:value-type="float" office:value="6363.23389886258">
            <text:p>6363,2338988626</text:p>
          </table:table-cell>
          <table:table-cell table:number-columns-repeated="2"/>
        </table:table-row>
        <table:table-row table:style-name="ro1">
          <table:table-cell office:value-type="string">
            <text:p>Mastermind value lvl 21</text:p>
          </table:table-cell>
          <table:table-cell table:formula="of:=AVERAGE([Overview.B522:.KK522])" office:value-type="float" office:value="7676.25">
            <text:p>7676,25</text:p>
          </table:table-cell>
          <table:table-cell table:number-columns-repeated="2"/>
        </table:table-row>
        <table:table-row table:style-name="ro1">
          <table:table-cell office:value-type="string">
            <text:p>Mastermind kills lvl 1</text:p>
          </table:table-cell>
          <table:table-cell table:formula="of:=AVERAGE([Overview.B523:.KK523])" office:value-type="float" office:value="3.5">
            <text:p>3,5</text:p>
          </table:table-cell>
          <table:table-cell table:number-columns-repeated="2"/>
        </table:table-row>
        <table:table-row table:style-name="ro1">
          <table:table-cell office:value-type="string">
            <text:p>Mastermind kills lvl 2</text:p>
          </table:table-cell>
          <table:table-cell table:formula="of:=AVERAGE([Overview.B524:.KK524])" office:value-type="float" office:value="15.5">
            <text:p>15,5</text:p>
          </table:table-cell>
          <table:table-cell table:number-columns-repeated="2"/>
        </table:table-row>
        <table:table-row table:style-name="ro1">
          <table:table-cell office:value-type="string">
            <text:p>Mastermind kills lvl 3</text:p>
          </table:table-cell>
          <table:table-cell table:formula="of:=AVERAGE([Overview.B525:.KK525])" office:value-type="float" office:value="32.1428571428571">
            <text:p>32,1428571429</text:p>
          </table:table-cell>
          <table:table-cell table:number-columns-repeated="2"/>
        </table:table-row>
        <table:table-row table:style-name="ro1">
          <table:table-cell office:value-type="string">
            <text:p>Mastermind kills lvl 4</text:p>
          </table:table-cell>
          <table:table-cell table:formula="of:=AVERAGE([Overview.B526:.KK526])" office:value-type="float" office:value="54.531746031746">
            <text:p>54,5317460317</text:p>
          </table:table-cell>
          <table:table-cell table:number-columns-repeated="2"/>
        </table:table-row>
        <table:table-row table:style-name="ro1">
          <table:table-cell office:value-type="string">
            <text:p>Mastermind kills lvl 5</text:p>
          </table:table-cell>
          <table:table-cell table:formula="of:=AVERAGE([Overview.B527:.KK527])" office:value-type="float" office:value="59.5855311355311">
            <text:p>59,5855311355</text:p>
          </table:table-cell>
          <table:table-cell table:number-columns-repeated="2"/>
        </table:table-row>
        <table:table-row table:style-name="ro1">
          <table:table-cell office:value-type="string">
            <text:p>Mastermind kills lvl 6</text:p>
          </table:table-cell>
          <table:table-cell table:formula="of:=AVERAGE([Overview.B528:.KK528])" office:value-type="float" office:value="68.2531818181818">
            <text:p>68,2531818182</text:p>
          </table:table-cell>
          <table:table-cell table:number-columns-repeated="2"/>
        </table:table-row>
        <table:table-row table:style-name="ro1">
          <table:table-cell office:value-type="string">
            <text:p>Mastermind kills lvl 7</text:p>
          </table:table-cell>
          <table:table-cell table:formula="of:=AVERAGE([Overview.B529:.KK529])" office:value-type="float" office:value="82.9414449112979">
            <text:p>82,9414449113</text:p>
          </table:table-cell>
          <table:table-cell table:number-columns-repeated="2"/>
        </table:table-row>
        <table:table-row table:style-name="ro1">
          <table:table-cell office:value-type="string">
            <text:p>Mastermind kills lvl 8</text:p>
          </table:table-cell>
          <table:table-cell table:formula="of:=AVERAGE([Overview.B530:.KK530])" office:value-type="float" office:value="90.9271200567769">
            <text:p>90,9271200568</text:p>
          </table:table-cell>
          <table:table-cell table:number-columns-repeated="2"/>
        </table:table-row>
        <table:table-row table:style-name="ro1">
          <table:table-cell office:value-type="string">
            <text:p>Mastermind kills lvl 9</text:p>
          </table:table-cell>
          <table:table-cell table:formula="of:=AVERAGE([Overview.B531:.KK531])" office:value-type="float" office:value="104.867453075636">
            <text:p>104,8674530756</text:p>
          </table:table-cell>
          <table:table-cell table:number-columns-repeated="2"/>
        </table:table-row>
        <table:table-row table:style-name="ro1">
          <table:table-cell office:value-type="string">
            <text:p>Mastermind kills lvl 10</text:p>
          </table:table-cell>
          <table:table-cell table:formula="of:=AVERAGE([Overview.B532:.KK532])" office:value-type="float" office:value="102.510714285714">
            <text:p>102,5107142857</text:p>
          </table:table-cell>
          <table:table-cell table:number-columns-repeated="2"/>
        </table:table-row>
        <table:table-row table:style-name="ro1">
          <table:table-cell office:value-type="string">
            <text:p>Mastermind kills lvl 11</text:p>
          </table:table-cell>
          <table:table-cell table:formula="of:=AVERAGE([Overview.B533:.KK533])" office:value-type="float" office:value="119.684421941671">
            <text:p>119,6844219417</text:p>
          </table:table-cell>
          <table:table-cell table:number-columns-repeated="2"/>
        </table:table-row>
        <table:table-row table:style-name="ro1">
          <table:table-cell office:value-type="string">
            <text:p>Mastermind kills lvl 12</text:p>
          </table:table-cell>
          <table:table-cell table:formula="of:=AVERAGE([Overview.B534:.KK534])" office:value-type="float" office:value="133.732960978065">
            <text:p>133,7329609781</text:p>
          </table:table-cell>
          <table:table-cell table:number-columns-repeated="2"/>
        </table:table-row>
        <table:table-row table:style-name="ro1">
          <table:table-cell office:value-type="string">
            <text:p>Mastermind kills lvl 13</text:p>
          </table:table-cell>
          <table:table-cell table:formula="of:=AVERAGE([Overview.B535:.KK535])" office:value-type="float" office:value="143.02715911605">
            <text:p>143,0271591161</text:p>
          </table:table-cell>
          <table:table-cell table:number-columns-repeated="2"/>
        </table:table-row>
        <table:table-row table:style-name="ro1">
          <table:table-cell office:value-type="string">
            <text:p>Mastermind kills lvl 14</text:p>
          </table:table-cell>
          <table:table-cell table:formula="of:=AVERAGE([Overview.B536:.KK536])" office:value-type="float" office:value="155.290561819617">
            <text:p>155,2905618196</text:p>
          </table:table-cell>
          <table:table-cell table:number-columns-repeated="2"/>
        </table:table-row>
        <table:table-row table:style-name="ro1">
          <table:table-cell office:value-type="string">
            <text:p>Mastermind kills lvl 15</text:p>
          </table:table-cell>
          <table:table-cell table:formula="of:=AVERAGE([Overview.B537:.KK537])" office:value-type="float" office:value="164.672543792446">
            <text:p>164,6725437924</text:p>
          </table:table-cell>
          <table:table-cell table:number-columns-repeated="2"/>
        </table:table-row>
        <table:table-row table:style-name="ro1">
          <table:table-cell office:value-type="string">
            <text:p>Mastermind kills lvl 16</text:p>
          </table:table-cell>
          <table:table-cell table:formula="of:=AVERAGE([Overview.B538:.KK538])" office:value-type="float" office:value="179.534713918027">
            <text:p>179,534713918</text:p>
          </table:table-cell>
          <table:table-cell table:number-columns-repeated="2"/>
        </table:table-row>
        <table:table-row table:style-name="ro1">
          <table:table-cell office:value-type="string">
            <text:p>Mastermind kills lvl 17</text:p>
          </table:table-cell>
          <table:table-cell table:formula="of:=AVERAGE([Overview.B539:.KK539])" office:value-type="float" office:value="195.439804548652">
            <text:p>195,4398045487</text:p>
          </table:table-cell>
          <table:table-cell table:number-columns-repeated="2"/>
        </table:table-row>
        <table:table-row table:style-name="ro1">
          <table:table-cell office:value-type="string">
            <text:p>Mastermind kills lvl 18</text:p>
          </table:table-cell>
          <table:table-cell table:formula="of:=AVERAGE([Overview.B540:.KK540])" office:value-type="float" office:value="212.187531381931">
            <text:p>212,1875313819</text:p>
          </table:table-cell>
          <table:table-cell table:number-columns-repeated="2"/>
        </table:table-row>
        <table:table-row table:style-name="ro1">
          <table:table-cell office:value-type="string">
            <text:p>Mastermind kills lvl 19</text:p>
          </table:table-cell>
          <table:table-cell table:formula="of:=AVERAGE([Overview.B541:.KK541])" office:value-type="float" office:value="219.130685209119">
            <text:p>219,1306852091</text:p>
          </table:table-cell>
          <table:table-cell table:number-columns-repeated="2"/>
        </table:table-row>
        <table:table-row table:style-name="ro1">
          <table:table-cell office:value-type="string">
            <text:p>Mastermind kills lvl 20</text:p>
          </table:table-cell>
          <table:table-cell table:formula="of:=AVERAGE([Overview.B542:.KK542])" office:value-type="float" office:value="214.927936932349">
            <text:p>214,9279369323</text:p>
          </table:table-cell>
          <table:table-cell table:number-columns-repeated="2"/>
        </table:table-row>
        <table:table-row table:style-name="ro1">
          <table:table-cell office:value-type="string">
            <text:p>Mastermind kills lvl 21</text:p>
          </table:table-cell>
          <table:table-cell table:formula="of:=AVERAGE([Overview.B543:.KK543])" office:value-type="float" office:value="252.9">
            <text:p>252,9</text:p>
          </table:table-cell>
          <table:table-cell table:number-columns-repeated="2"/>
        </table:table-row>
        <table:table-row table:style-name="ro1">
          <table:table-cell office:value-type="string">
            <text:p>Mastermind leaks lvl 1</text:p>
          </table:table-cell>
          <table:table-cell table:formula="of:=AVERAGE([Overview.B544:.KK544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Mastermind leaks lvl 2</text:p>
          </table:table-cell>
          <table:table-cell table:formula="of:=AVERAGE([Overview.B545:.KK545])" office:value-type="float" office:value="11.75">
            <text:p>11,75</text:p>
          </table:table-cell>
          <table:table-cell table:number-columns-repeated="2"/>
        </table:table-row>
        <table:table-row table:style-name="ro1">
          <table:table-cell office:value-type="string">
            <text:p>Mastermind leaks lvl 3</text:p>
          </table:table-cell>
          <table:table-cell table:formula="of:=AVERAGE([Overview.B546:.KK546])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Mastermind leaks lvl 4</text:p>
          </table:table-cell>
          <table:table-cell table:formula="of:=AVERAGE([Overview.B547:.KK547])" office:value-type="float" office:value="4.39682539682541">
            <text:p>4,3968253968</text:p>
          </table:table-cell>
          <table:table-cell table:number-columns-repeated="2"/>
        </table:table-row>
        <table:table-row table:style-name="ro1">
          <table:table-cell office:value-type="string">
            <text:p>Mastermind leaks lvl 5</text:p>
          </table:table-cell>
          <table:table-cell table:formula="of:=AVERAGE([Overview.B548:.KK548])" office:value-type="float" office:value="8.76650968079539">
            <text:p>8,7665096808</text:p>
          </table:table-cell>
          <table:table-cell table:number-columns-repeated="2"/>
        </table:table-row>
        <table:table-row table:style-name="ro1">
          <table:table-cell office:value-type="string">
            <text:p>Mastermind leaks lvl 6</text:p>
          </table:table-cell>
          <table:table-cell table:formula="of:=AVERAGE([Overview.B549:.KK549])" office:value-type="float" office:value="12.1710664335664">
            <text:p>12,1710664336</text:p>
          </table:table-cell>
          <table:table-cell table:number-columns-repeated="2"/>
        </table:table-row>
        <table:table-row table:style-name="ro1">
          <table:table-cell office:value-type="string">
            <text:p>Mastermind leaks lvl 7</text:p>
          </table:table-cell>
          <table:table-cell table:formula="of:=AVERAGE([Overview.B550:.KK550])" office:value-type="float" office:value="12.7955765639589">
            <text:p>12,795576564</text:p>
          </table:table-cell>
          <table:table-cell table:number-columns-repeated="2"/>
        </table:table-row>
        <table:table-row table:style-name="ro1">
          <table:table-cell office:value-type="string">
            <text:p>Mastermind leaks lvl 8</text:p>
          </table:table-cell>
          <table:table-cell table:formula="of:=AVERAGE([Overview.B551:.KK551])" office:value-type="float" office:value="11.675064369182">
            <text:p>11,6750643692</text:p>
          </table:table-cell>
          <table:table-cell table:number-columns-repeated="2"/>
        </table:table-row>
        <table:table-row table:style-name="ro1">
          <table:table-cell office:value-type="string">
            <text:p>Mastermind leaks lvl 9</text:p>
          </table:table-cell>
          <table:table-cell table:formula="of:=AVERAGE([Overview.B552:.KK552])" office:value-type="float" office:value="12.1560718345122">
            <text:p>12,1560718345</text:p>
          </table:table-cell>
          <table:table-cell table:number-columns-repeated="2"/>
        </table:table-row>
        <table:table-row table:style-name="ro1">
          <table:table-cell office:value-type="string">
            <text:p>Mastermind leaks lvl 10</text:p>
          </table:table-cell>
          <table:table-cell table:formula="of:=AVERAGE([Overview.B553:.KK553])" office:value-type="float" office:value="20.7785714285714">
            <text:p>20,7785714286</text:p>
          </table:table-cell>
          <table:table-cell table:number-columns-repeated="2"/>
        </table:table-row>
        <table:table-row table:style-name="ro1">
          <table:table-cell office:value-type="string">
            <text:p>Mastermind leaks lvl 11</text:p>
          </table:table-cell>
          <table:table-cell table:formula="of:=AVERAGE([Overview.B554:.KK554])" office:value-type="float" office:value="13.1735254768568">
            <text:p>13,1735254769</text:p>
          </table:table-cell>
          <table:table-cell table:number-columns-repeated="2"/>
        </table:table-row>
        <table:table-row table:style-name="ro1">
          <table:table-cell office:value-type="string">
            <text:p>Mastermind leaks lvl 12</text:p>
          </table:table-cell>
          <table:table-cell table:formula="of:=AVERAGE([Overview.B555:.KK555])" office:value-type="float" office:value="14.9473916040986">
            <text:p>14,9473916041</text:p>
          </table:table-cell>
          <table:table-cell table:number-columns-repeated="2"/>
        </table:table-row>
        <table:table-row table:style-name="ro1">
          <table:table-cell office:value-type="string">
            <text:p>Mastermind leaks lvl 13</text:p>
          </table:table-cell>
          <table:table-cell table:formula="of:=AVERAGE([Overview.B556:.KK556])" office:value-type="float" office:value="14.6020892625396">
            <text:p>14,6020892625</text:p>
          </table:table-cell>
          <table:table-cell table:number-columns-repeated="2"/>
        </table:table-row>
        <table:table-row table:style-name="ro1">
          <table:table-cell office:value-type="string">
            <text:p>Mastermind leaks lvl 14</text:p>
          </table:table-cell>
          <table:table-cell table:formula="of:=AVERAGE([Overview.B557:.KK557])" office:value-type="float" office:value="16.9179247770915">
            <text:p>16,9179247771</text:p>
          </table:table-cell>
          <table:table-cell table:number-columns-repeated="2"/>
        </table:table-row>
        <table:table-row table:style-name="ro1">
          <table:table-cell office:value-type="string">
            <text:p>Mastermind leaks lvl 15</text:p>
          </table:table-cell>
          <table:table-cell table:formula="of:=AVERAGE([Overview.B558:.KK558])" office:value-type="float" office:value="18.3781208327748">
            <text:p>18,3781208328</text:p>
          </table:table-cell>
          <table:table-cell table:number-columns-repeated="2"/>
        </table:table-row>
        <table:table-row table:style-name="ro1">
          <table:table-cell office:value-type="string">
            <text:p>Mastermind leaks lvl 16</text:p>
          </table:table-cell>
          <table:table-cell table:formula="of:=AVERAGE([Overview.B559:.KK559])" office:value-type="float" office:value="22.7007269449993">
            <text:p>22,700726945</text:p>
          </table:table-cell>
          <table:table-cell table:number-columns-repeated="2"/>
        </table:table-row>
        <table:table-row table:style-name="ro1">
          <table:table-cell office:value-type="string">
            <text:p>Mastermind leaks lvl 17</text:p>
          </table:table-cell>
          <table:table-cell table:formula="of:=AVERAGE([Overview.B560:.KK560])" office:value-type="float" office:value="23.1844254451118">
            <text:p>23,1844254451</text:p>
          </table:table-cell>
          <table:table-cell table:number-columns-repeated="2"/>
        </table:table-row>
        <table:table-row table:style-name="ro1">
          <table:table-cell office:value-type="string">
            <text:p>Mastermind leaks lvl 18</text:p>
          </table:table-cell>
          <table:table-cell table:formula="of:=AVERAGE([Overview.B561:.KK561])" office:value-type="float" office:value="23.3164045720361">
            <text:p>23,316404572</text:p>
          </table:table-cell>
          <table:table-cell table:number-columns-repeated="2"/>
        </table:table-row>
        <table:table-row table:style-name="ro1">
          <table:table-cell office:value-type="string">
            <text:p>Mastermind leaks lvl 19</text:p>
          </table:table-cell>
          <table:table-cell table:formula="of:=AVERAGE([Overview.B562:.KK562])" office:value-type="float" office:value="26.3533050054024">
            <text:p>26,3533050054</text:p>
          </table:table-cell>
          <table:table-cell table:number-columns-repeated="2"/>
        </table:table-row>
        <table:table-row table:style-name="ro1">
          <table:table-cell office:value-type="string">
            <text:p>Mastermind leaks lvl 20</text:p>
          </table:table-cell>
          <table:table-cell table:formula="of:=AVERAGE([Overview.B563:.KK563])" office:value-type="float" office:value="25.1523194126135">
            <text:p>25,1523194126</text:p>
          </table:table-cell>
          <table:table-cell table:number-columns-repeated="2"/>
        </table:table-row>
        <table:table-row table:style-name="ro1">
          <table:table-cell office:value-type="string">
            <text:p>Mastermind leaks lvl 21</text:p>
          </table:table-cell>
          <table:table-cell table:formula="of:=AVERAGE([Overview.B564:.KK564])" office:value-type="float" office:value="40.6">
            <text:p>40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.11.2017</text:date>, <text:time>22:17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21T22:17:19.15</dc:date>
    <meta:editing-duration>PT13H35M13S</meta:editing-duration>
    <meta:editing-cycles>12</meta:editing-cycles>
    <meta:generator>OpenOffice/4.1.2$Win32 OpenOffice.org_project/412m3$Build-9782</meta:generator>
    <meta:document-statistic meta:table-count="3" meta:cell-count="832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.B2:Graph.B22</svg:desc>
                </draw:g>
              </table:table-cell>
              <table:table-cell office:value-type="float" office:value="2">
                <text:p>2</text:p>
                <draw:g>
                  <svg:desc>Graph.G2:Graph.G22</svg:desc>
                </draw:g>
              </table:table-cell>
              <table:table-cell office:value-type="float" office:value="1">
                <text:p>1</text:p>
                <draw:g>
                  <svg:desc>Graph.L2:Graph.L22</svg:desc>
                </draw:g>
              </table:table-cell>
              <table:table-cell office:value-type="float" office:value="2">
                <text:p>2</text:p>
                <draw:g>
                  <svg:desc>Graph.Q2:Graph.Q22</svg:desc>
                </draw:g>
              </table:table-cell>
              <table:table-cell office:value-type="float" office:value="2">
                <text:p>2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9285714285714">
                <text:p>3.59285714285714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3.5">
                <text:p>3.5</text:p>
              </table:table-cell>
              <table:table-cell office:value-type="float" office:value="3.22161172161172">
                <text:p>3.22161172161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4.17840909090909">
                <text:p>4.1784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0816326530612">
                <text:p>5.40816326530612</text:p>
              </table:table-cell>
              <table:table-cell office:value-type="float" office:value="4.65277777777778">
                <text:p>4.65277777777778</text:p>
              </table:table-cell>
              <table:table-cell office:value-type="float" office:value="5.59523809523809">
                <text:p>5.59523809523809</text:p>
              </table:table-cell>
              <table:table-cell office:value-type="float" office:value="5.12">
                <text:p>5.12</text:p>
              </table:table-cell>
              <table:table-cell office:value-type="float" office:value="4.66528944911298">
                <text:p>4.66528944911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3240740740741">
                <text:p>5.43240740740741</text:p>
              </table:table-cell>
              <table:table-cell office:value-type="float" office:value="5.34708994708995">
                <text:p>5.34708994708995</text:p>
              </table:table-cell>
              <table:table-cell office:value-type="float" office:value="5.45634920634921">
                <text:p>5.45634920634921</text:p>
              </table:table-cell>
              <table:table-cell office:value-type="float" office:value="5.07083333333333">
                <text:p>5.07083333333333</text:p>
              </table:table-cell>
              <table:table-cell office:value-type="float" office:value="5.00962236746551">
                <text:p>5.00962236746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4899267399267">
                <text:p>6.04899267399267</text:p>
              </table:table-cell>
              <table:table-cell office:value-type="float" office:value="5.84436896436897">
                <text:p>5.84436896436897</text:p>
              </table:table-cell>
              <table:table-cell office:value-type="float" office:value="5.60433908045977">
                <text:p>5.60433908045977</text:p>
              </table:table-cell>
              <table:table-cell office:value-type="float" office:value="6.49636363636364">
                <text:p>6.49636363636364</text:p>
              </table:table-cell>
              <table:table-cell office:value-type="float" office:value="5.59939514451345">
                <text:p>5.59939514451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04285714285714">
                <text:p>8.04285714285714</text:p>
              </table:table-cell>
              <table:table-cell office:value-type="float" office:value="9.2">
                <text:p>9.2</text:p>
              </table:table-cell>
              <table:table-cell office:value-type="float" office:value="9.125">
                <text:p>9.12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6.41785714285714">
                <text:p>6.417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1380952380952">
                <text:p>8.01380952380952</text:p>
              </table:table-cell>
              <table:table-cell office:value-type="float" office:value="8.10121794871795">
                <text:p>8.10121794871795</text:p>
              </table:table-cell>
              <table:table-cell office:value-type="float" office:value="7.7020942020942">
                <text:p>7.7020942020942</text:p>
              </table:table-cell>
              <table:table-cell office:value-type="float" office:value="8.1422035480859">
                <text:p>8.1422035480859</text:p>
              </table:table-cell>
              <table:table-cell office:value-type="float" office:value="7.6716378404212">
                <text:p>7.6716378404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5997113997114">
                <text:p>8.45997113997114</text:p>
              </table:table-cell>
              <table:table-cell office:value-type="float" office:value="8.69729932857316">
                <text:p>8.69729932857316</text:p>
              </table:table-cell>
              <table:table-cell office:value-type="float" office:value="7.94509078673914">
                <text:p>7.94509078673914</text:p>
              </table:table-cell>
              <table:table-cell office:value-type="float" office:value="8.30134074737523">
                <text:p>8.30134074737523</text:p>
              </table:table-cell>
              <table:table-cell office:value-type="float" office:value="7.82199473822238">
                <text:p>7.82199473822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32191104971747">
                <text:p>9.32191104971747</text:p>
              </table:table-cell>
              <table:table-cell office:value-type="float" office:value="8.57777840349461">
                <text:p>8.57777840349461</text:p>
              </table:table-cell>
              <table:table-cell office:value-type="float" office:value="8.79697934156467">
                <text:p>8.79697934156467</text:p>
              </table:table-cell>
              <table:table-cell office:value-type="float" office:value="8.72153223925991">
                <text:p>8.72153223925991</text:p>
              </table:table-cell>
              <table:table-cell office:value-type="float" office:value="8.34328507725808">
                <text:p>8.34328507725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65931307051798">
                <text:p>9.65931307051798</text:p>
              </table:table-cell>
              <table:table-cell office:value-type="float" office:value="9.53471700099116">
                <text:p>9.53471700099116</text:p>
              </table:table-cell>
              <table:table-cell office:value-type="float" office:value="9.320868415872">
                <text:p>9.320868415872</text:p>
              </table:table-cell>
              <table:table-cell office:value-type="float" office:value="9.78222716467195">
                <text:p>9.78222716467195</text:p>
              </table:table-cell>
              <table:table-cell office:value-type="float" office:value="8.92018534411293">
                <text:p>8.9201853441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8000814871403">
                <text:p>10.8000814871403</text:p>
              </table:table-cell>
              <table:table-cell office:value-type="float" office:value="9.94622222222223">
                <text:p>9.94622222222223</text:p>
              </table:table-cell>
              <table:table-cell office:value-type="float" office:value="9.87906147639382">
                <text:p>9.87906147639382</text:p>
              </table:table-cell>
              <table:table-cell office:value-type="float" office:value="9.65414307914308">
                <text:p>9.65414307914308</text:p>
              </table:table-cell>
              <table:table-cell office:value-type="float" office:value="9.49084097334584">
                <text:p>9.49084097334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415561209497">
                <text:p>11.3415561209497</text:p>
              </table:table-cell>
              <table:table-cell office:value-type="float" office:value="11.1687009809943">
                <text:p>11.1687009809943</text:p>
              </table:table-cell>
              <table:table-cell office:value-type="float" office:value="10.7501556783323">
                <text:p>10.7501556783323</text:p>
              </table:table-cell>
              <table:table-cell office:value-type="float" office:value="11.432537007506">
                <text:p>11.432537007506</text:p>
              </table:table-cell>
              <table:table-cell office:value-type="float" office:value="10.3354677458154">
                <text:p>10.3354677458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967840408359">
                <text:p>11.967840408359</text:p>
              </table:table-cell>
              <table:table-cell office:value-type="float" office:value="12.194806763285">
                <text:p>12.194806763285</text:p>
              </table:table-cell>
              <table:table-cell office:value-type="float" office:value="11.8127882430198">
                <text:p>11.8127882430198</text:p>
              </table:table-cell>
              <table:table-cell office:value-type="float" office:value="11.9612824611112">
                <text:p>11.9612824611112</text:p>
              </table:table-cell>
              <table:table-cell office:value-type="float" office:value="10.9559512341251">
                <text:p>10.9559512341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3982647460898">
                <text:p>13.3982647460898</text:p>
              </table:table-cell>
              <table:table-cell office:value-type="float" office:value="11.9019047619048">
                <text:p>11.9019047619048</text:p>
              </table:table-cell>
              <table:table-cell office:value-type="float" office:value="12.3104761904762">
                <text:p>12.3104761904762</text:p>
              </table:table-cell>
              <table:table-cell office:value-type="float" office:value="12.4018759018759">
                <text:p>12.4018759018759</text:p>
              </table:table-cell>
              <table:table-cell office:value-type="float" office:value="11.4116446195703">
                <text:p>11.41164461957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685404040404">
                <text:p>12.685404040404</text:p>
              </table:table-cell>
              <table:table-cell office:value-type="float" office:value="11.741534992785">
                <text:p>11.741534992785</text:p>
              </table:table-cell>
              <table:table-cell office:value-type="float" office:value="12.6281295093795">
                <text:p>12.6281295093795</text:p>
              </table:table-cell>
              <table:table-cell office:value-type="float" office:value="13.7183502024291">
                <text:p>13.7183502024291</text:p>
              </table:table-cell>
              <table:table-cell office:value-type="float" office:value="12.2067770465206">
                <text:p>12.2067770465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13.8833333333333">
                <text:p>13.8833333333333</text:p>
              </table:table-cell>
              <table:table-cell office:value-type="float" office:value="12.6111111111111">
                <text:p>12.6111111111111</text:p>
              </table:table-cell>
              <table:table-cell office:value-type="float" office:value="12.7638888888889">
                <text:p>12.7638888888889</text:p>
              </table:table-cell>
              <table:table-cell office:value-type="float" office:value="11.8170168067227">
                <text:p>11.8170168067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13">
                <text:p>13</text:p>
              </table:table-cell>
              <table:table-cell office:value-type="float" office:value="16.25">
                <text:p>16.25</text:p>
              </table:table-cell>
              <table:table-cell office:value-type="float" office:value="15">
                <text:p>15</text:p>
              </table:table-cell>
              <table:table-cell office:value-type="float" office:value="11.1">
                <text:p>1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42cm" xlink:href=".." xlink:type="simple" chart:class="chart:bar" chart:style-name="ch1">
        <chart:title svg:x="5.959cm" svg:y="0.316cm" chart:style-name="ch2">
          <text:p>Lvl Games ended on</text:p>
        </chart:title>
        <chart:plot-area chart:style-name="ch3" table:cell-range-address="OverallData.B18:OverallData.B38" svg:x="1.358cm" svg:y="1.635cm" svg:width="14.002cm" svg:height="6.219cm">
          <chartooo:coordinate-region svg:x="2.165cm" svg:y="1.847cm" svg:width="13.195cm" svg:height="5.334cm"/>
          <chart:axis chart:dimension="x" chart:name="primary-x" chart:style-name="ch4">
            <chart:title svg:x="7.918cm" svg:y="8.035cm" chart:style-name="ch5">
              <text:p>Level</text:p>
            </chart:title>
          </chart:axis>
          <chart:axis chart:dimension="y" chart:name="primary-y" chart:style-name="ch6">
            <chart:title svg:x="0.451cm" svg:y="5.344cm" chart:style-name="ch7">
              <text:p>Games</text:p>
            </chart:title>
            <chart:grid chart:style-name="ch8" chart:class="major"/>
          </chart:axis>
          <chart:series chart:style-name="ch9" chart:values-cell-range-address="OverallData.B18:OverallData.B38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verallData.B18:OverallData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B19:Overview.B39" svg:x="1.568cm" svg:y="2.255cm" svg:width="23.912cm" svg:height="13.162cm">
          <chartooo:coordinate-region svg:x="2.375cm" svg:y="2.467cm" svg:width="23.105cm" svg:height="12.277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B19:Overview.B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view.B19:Overview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879cm" svg:y="2.944cm" svg:width="35.348cm" svg:height="17.654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Graph.C2:Graph.C23</svg:desc>
                </draw:g>
              </table:table-cell>
              <table:table-cell office:value-type="float" office:value="3">
                <text:p>3</text:p>
                <draw:g>
                  <svg:desc>Graph.H2:Graph.H23</svg:desc>
                </draw:g>
              </table:table-cell>
              <table:table-cell office:value-type="float" office:value="6">
                <text:p>6</text:p>
                <draw:g>
                  <svg:desc>Graph.M2:Graph.M23</svg:desc>
                </draw:g>
              </table:table-cell>
              <table:table-cell office:value-type="float" office:value="6">
                <text:p>6</text:p>
                <draw:g>
                  <svg:desc>Graph.R2:Graph.R23</svg:desc>
                </draw:g>
              </table:table-cell>
              <table:table-cell office:value-type="float" office:value="3">
                <text:p>3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25">
                <text:p>29.25</text:p>
              </table:table-cell>
              <table:table-cell office:value-type="float" office:value="24">
                <text:p>24</text:p>
              </table:table-cell>
              <table:table-cell office:value-type="float" office:value="13.5">
                <text:p>13.5</text:p>
              </table:table-cell>
              <table:table-cell office:value-type="float" office:value="30">
                <text:p>30</text:p>
              </table:table-cell>
              <table:table-cell office:value-type="float" office:value="29.452380952381">
                <text:p>29.45238095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45.54">
                <text:p>45.54</text:p>
              </table:table-cell>
              <table:table-cell office:value-type="float" office:value="42.5">
                <text:p>42.5</text:p>
              </table:table-cell>
              <table:table-cell office:value-type="float" office:value="39.75">
                <text:p>39.75</text:p>
              </table:table-cell>
              <table:table-cell office:value-type="float" office:value="38.6527734170591">
                <text:p>38.6527734170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6333333333333">
                <text:p>72.6333333333333</text:p>
              </table:table-cell>
              <table:table-cell office:value-type="float" office:value="56.5">
                <text:p>56.5</text:p>
              </table:table-cell>
              <table:table-cell office:value-type="float" office:value="54.85">
                <text:p>54.85</text:p>
              </table:table-cell>
              <table:table-cell office:value-type="float" office:value="66">
                <text:p>66</text:p>
              </table:table-cell>
              <table:table-cell office:value-type="float" office:value="65.5747027972028">
                <text:p>65.5747027972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3180272108844">
                <text:p>83.3180272108844</text:p>
              </table:table-cell>
              <table:table-cell office:value-type="float" office:value="74.8333333333333">
                <text:p>74.8333333333333</text:p>
              </table:table-cell>
              <table:table-cell office:value-type="float" office:value="82.8571428571429">
                <text:p>82.8571428571429</text:p>
              </table:table-cell>
              <table:table-cell office:value-type="float" office:value="92.1">
                <text:p>92.1</text:p>
              </table:table-cell>
              <table:table-cell office:value-type="float" office:value="72.5091386554622">
                <text:p>72.5091386554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.5064814814814">
                <text:p>93.5064814814814</text:p>
              </table:table-cell>
              <table:table-cell office:value-type="float" office:value="94.7764550264551">
                <text:p>94.7764550264551</text:p>
              </table:table-cell>
              <table:table-cell office:value-type="float" office:value="97.6400352733686">
                <text:p>97.6400352733686</text:p>
              </table:table-cell>
              <table:table-cell office:value-type="float" office:value="89.7125">
                <text:p>89.7125</text:p>
              </table:table-cell>
              <table:table-cell office:value-type="float" office:value="92.4736490724236">
                <text:p>92.4736490724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327894605395">
                <text:p>117.327894605395</text:p>
              </table:table-cell>
              <table:table-cell office:value-type="float" office:value="104.391457708958">
                <text:p>104.391457708958</text:p>
              </table:table-cell>
              <table:table-cell office:value-type="float" office:value="109.576312260536">
                <text:p>109.576312260536</text:p>
              </table:table-cell>
              <table:table-cell office:value-type="float" office:value="117.305">
                <text:p>117.305</text:p>
              </table:table-cell>
              <table:table-cell office:value-type="float" office:value="112.372722595295">
                <text:p>112.372722595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.6">
                <text:p>160.6</text:p>
              </table:table-cell>
              <table:table-cell office:value-type="float" office:value="162.166666666667">
                <text:p>162.166666666667</text:p>
              </table:table-cell>
              <table:table-cell office:value-type="float" office:value="197.25">
                <text:p>197.25</text:p>
              </table:table-cell>
              <table:table-cell office:value-type="float" office:value="152.666666666667">
                <text:p>152.666666666667</text:p>
              </table:table-cell>
              <table:table-cell office:value-type="float" office:value="141.335714285714">
                <text:p>141.33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7.559230769231">
                <text:p>177.559230769231</text:p>
              </table:table-cell>
              <table:table-cell office:value-type="float" office:value="172.077692307692">
                <text:p>172.077692307692</text:p>
              </table:table-cell>
              <table:table-cell office:value-type="float" office:value="167.340663965664">
                <text:p>167.340663965664</text:p>
              </table:table-cell>
              <table:table-cell office:value-type="float" office:value="181.81220821662">
                <text:p>181.81220821662</text:p>
              </table:table-cell>
              <table:table-cell office:value-type="float" office:value="166.927120698118">
                <text:p>166.927120698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.728629148629">
                <text:p>204.728629148629</text:p>
              </table:table-cell>
              <table:table-cell office:value-type="float" office:value="210.970115977779">
                <text:p>210.970115977779</text:p>
              </table:table-cell>
              <table:table-cell office:value-type="float" office:value="192.063406745834">
                <text:p>192.063406745834</text:p>
              </table:table-cell>
              <table:table-cell office:value-type="float" office:value="200.787006916455">
                <text:p>200.787006916455</text:p>
              </table:table-cell>
              <table:table-cell office:value-type="float" office:value="188.300701938193">
                <text:p>188.300701938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3.005263491575">
                <text:p>243.005263491575</text:p>
              </table:table-cell>
              <table:table-cell office:value-type="float" office:value="229.612439471475">
                <text:p>229.612439471475</text:p>
              </table:table-cell>
              <table:table-cell office:value-type="float" office:value="229.861393516617">
                <text:p>229.861393516617</text:p>
              </table:table-cell>
              <table:table-cell office:value-type="float" office:value="233.036497272913">
                <text:p>233.036497272913</text:p>
              </table:table-cell>
              <table:table-cell office:value-type="float" office:value="220.666467570465">
                <text:p>220.666467570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5.079040484333">
                <text:p>275.079040484333</text:p>
              </table:table-cell>
              <table:table-cell office:value-type="float" office:value="270.254646974838">
                <text:p>270.254646974838</text:p>
              </table:table-cell>
              <table:table-cell office:value-type="float" office:value="260.622682325562">
                <text:p>260.622682325562</text:p>
              </table:table-cell>
              <table:table-cell office:value-type="float" office:value="275.056330039013">
                <text:p>275.056330039013</text:p>
              </table:table-cell>
              <table:table-cell office:value-type="float" office:value="254.707088822181">
                <text:p>254.707088822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9.442318563789">
                <text:p>329.442318563789</text:p>
              </table:table-cell>
              <table:table-cell office:value-type="float" office:value="310.503833333333">
                <text:p>310.503833333333</text:p>
              </table:table-cell>
              <table:table-cell office:value-type="float" office:value="307.931842984171">
                <text:p>307.931842984171</text:p>
              </table:table-cell>
              <table:table-cell office:value-type="float" office:value="306.540817515817">
                <text:p>306.540817515817</text:p>
              </table:table-cell>
              <table:table-cell office:value-type="float" office:value="294.908831711683">
                <text:p>294.9088317116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.617348986496">
                <text:p>370.617348986496</text:p>
              </table:table-cell>
              <table:table-cell office:value-type="float" office:value="362.389657847548">
                <text:p>362.389657847548</text:p>
              </table:table-cell>
              <table:table-cell office:value-type="float" office:value="342.447636378851">
                <text:p>342.447636378851</text:p>
              </table:table-cell>
              <table:table-cell office:value-type="float" office:value="367.577189601289">
                <text:p>367.577189601289</text:p>
              </table:table-cell>
              <table:table-cell office:value-type="float" office:value="340.598599322368">
                <text:p>340.598599322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9.58849022065">
                <text:p>419.58849022065</text:p>
              </table:table-cell>
              <table:table-cell office:value-type="float" office:value="423.571684861033">
                <text:p>423.571684861033</text:p>
              </table:table-cell>
              <table:table-cell office:value-type="float" office:value="405.20550634001">
                <text:p>405.20550634001</text:p>
              </table:table-cell>
              <table:table-cell office:value-type="float" office:value="411.365208588926">
                <text:p>411.365208588926</text:p>
              </table:table-cell>
              <table:table-cell office:value-type="float" office:value="386.977762133936">
                <text:p>386.977762133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3.85323891279">
                <text:p>503.85323891279</text:p>
              </table:table-cell>
              <table:table-cell office:value-type="float" office:value="449.928412698413">
                <text:p>449.928412698413</text:p>
              </table:table-cell>
              <table:table-cell office:value-type="float" office:value="460.236706349206">
                <text:p>460.236706349206</text:p>
              </table:table-cell>
              <table:table-cell office:value-type="float" office:value="474.916626583293">
                <text:p>474.916626583293</text:p>
              </table:table-cell>
              <table:table-cell office:value-type="float" office:value="441.836042530569">
                <text:p>441.836042530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.46595959596">
                <text:p>516.46595959596</text:p>
              </table:table-cell>
              <table:table-cell office:value-type="float" office:value="507.200185786436">
                <text:p>507.200185786436</text:p>
              </table:table-cell>
              <table:table-cell office:value-type="float" office:value="517.002038239538">
                <text:p>517.002038239538</text:p>
              </table:table-cell>
              <table:table-cell office:value-type="float" office:value="550.741292172739">
                <text:p>550.741292172739</text:p>
              </table:table-cell>
              <table:table-cell office:value-type="float" office:value="512.448698662968">
                <text:p>512.448698662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4.214285714286">
                <text:p>684.214285714286</text:p>
              </table:table-cell>
              <table:table-cell office:value-type="float" office:value="653.25">
                <text:p>653.25</text:p>
              </table:table-cell>
              <table:table-cell office:value-type="float" office:value="588.777777777778">
                <text:p>588.777777777778</text:p>
              </table:table-cell>
              <table:table-cell office:value-type="float" office:value="611.236111111111">
                <text:p>611.236111111111</text:p>
              </table:table-cell>
              <table:table-cell office:value-type="float" office:value="594.082976827095">
                <text:p>594.082976827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2.333333333335">
                <text:p>902.333333333335</text:p>
              </table:table-cell>
              <table:table-cell office:value-type="float" office:value="750">
                <text:p>750</text:p>
              </table:table-cell>
              <table:table-cell office:value-type="float" office:value="987.75">
                <text:p>987.75</text:p>
              </table:table-cell>
              <table:table-cell office:value-type="float" office:value="870">
                <text:p>870</text:p>
              </table:table-cell>
              <table:table-cell office:value-type="float" office:value="705.3">
                <text:p>705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3.064cm" svg:y="2.803cm" svg:width="35.135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Graph.D2:Graph.D23</svg:desc>
                </draw:g>
              </table:table-cell>
              <table:table-cell office:value-type="float" office:value="165">
                <text:p>165</text:p>
                <draw:g>
                  <svg:desc>Graph.I2:Graph.I23</svg:desc>
                </draw:g>
              </table:table-cell>
              <table:table-cell office:value-type="float" office:value="280">
                <text:p>280</text:p>
                <draw:g>
                  <svg:desc>Graph.N2:Graph.N23</svg:desc>
                </draw:g>
              </table:table-cell>
              <table:table-cell office:value-type="float" office:value="185">
                <text:p>185</text:p>
                <draw:g>
                  <svg:desc>Graph.S2:Graph.S23</svg:desc>
                </draw:g>
              </table:table-cell>
              <table:table-cell office:value-type="float" office:value="110">
                <text:p>110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171.25">
                <text:p>171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5">
                <text:p>237.5</text:p>
              </table:table-cell>
              <table:table-cell office:value-type="float" office:value="130.714285714286">
                <text:p>130.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6.25">
                <text:p>386.25</text:p>
              </table:table-cell>
              <table:table-cell office:value-type="float" office:value="335">
                <text:p>335</text:p>
              </table:table-cell>
              <table:table-cell office:value-type="float" office:value="306.666666666666">
                <text:p>306.666666666666</text:p>
              </table:table-cell>
              <table:table-cell office:value-type="float" office:value="225">
                <text:p>225</text:p>
              </table:table-cell>
              <table:table-cell office:value-type="float" office:value="349.52380952381">
                <text:p>349.5238095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.940476190476">
                <text:p>439.940476190476</text:p>
              </table:table-cell>
              <table:table-cell office:value-type="float" office:value="445.3">
                <text:p>445.3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391.25">
                <text:p>391.25</text:p>
              </table:table-cell>
              <table:table-cell office:value-type="float" office:value="448.316195709053">
                <text:p>448.316195709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2.166666666667">
                <text:p>582.166666666667</text:p>
              </table:table-cell>
              <table:table-cell office:value-type="float" office:value="551.25">
                <text:p>551.25</text:p>
              </table:table-cell>
              <table:table-cell office:value-type="float" office:value="596.75">
                <text:p>596.75</text:p>
              </table:table-cell>
              <table:table-cell office:value-type="float" office:value="570.166666666667">
                <text:p>570.166666666667</text:p>
              </table:table-cell>
              <table:table-cell office:value-type="float" office:value="522.087762237762">
                <text:p>522.087762237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6.751700680272">
                <text:p>466.751700680272</text:p>
              </table:table-cell>
              <table:table-cell office:value-type="float" office:value="751.041666666667">
                <text:p>751.041666666667</text:p>
              </table:table-cell>
              <table:table-cell office:value-type="float" office:value="557.976190476191">
                <text:p>557.976190476191</text:p>
              </table:table-cell>
              <table:table-cell office:value-type="float" office:value="599.4">
                <text:p>599.4</text:p>
              </table:table-cell>
              <table:table-cell office:value-type="float" office:value="650.064425770308">
                <text:p>650.064425770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9.972222222222">
                <text:p>789.972222222222</text:p>
              </table:table-cell>
              <table:table-cell office:value-type="float" office:value="816.465608465609">
                <text:p>816.465608465609</text:p>
              </table:table-cell>
              <table:table-cell office:value-type="float" office:value="768.343915343915">
                <text:p>768.343915343915</text:p>
              </table:table-cell>
              <table:table-cell office:value-type="float" office:value="839.3125">
                <text:p>839.3125</text:p>
              </table:table-cell>
              <table:table-cell office:value-type="float" office:value="802.933245857265">
                <text:p>802.933245857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3.34784382284">
                <text:p>1003.34784382284</text:p>
              </table:table-cell>
              <table:table-cell office:value-type="float" office:value="977.713440725941">
                <text:p>977.713440725941</text:p>
              </table:table-cell>
              <table:table-cell office:value-type="float" office:value="984.067025862069">
                <text:p>984.067025862069</text:p>
              </table:table-cell>
              <table:table-cell office:value-type="float" office:value="973.892045454546">
                <text:p>973.892045454546</text:p>
              </table:table-cell>
              <table:table-cell office:value-type="float" office:value="991.105618495097">
                <text:p>991.105618495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6.92857142857">
                <text:p>1176.92857142857</text:p>
              </table:table-cell>
              <table:table-cell office:value-type="float" office:value="1056.33333333333">
                <text:p>1056.33333333333</text:p>
              </table:table-cell>
              <table:table-cell office:value-type="float" office:value="1063.125">
                <text:p>1063.125</text:p>
              </table:table-cell>
              <table:table-cell office:value-type="float" office:value="1196.66666666667">
                <text:p>1196.66666666667</text:p>
              </table:table-cell>
              <table:table-cell office:value-type="float" office:value="1206.32142857143">
                <text:p>1206.32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.61117216117">
                <text:p>1440.61117216117</text:p>
              </table:table-cell>
              <table:table-cell office:value-type="float" office:value="1363.91923076923">
                <text:p>1363.91923076923</text:p>
              </table:table-cell>
              <table:table-cell office:value-type="float" office:value="1510.587999963">
                <text:p>1510.587999963</text:p>
              </table:table-cell>
              <table:table-cell office:value-type="float" office:value="1441.66015406162">
                <text:p>1441.66015406162</text:p>
              </table:table-cell>
              <table:table-cell office:value-type="float" office:value="1391.37194125444">
                <text:p>1391.37194125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7.97593795094">
                <text:p>1707.97593795094</text:p>
              </table:table-cell>
              <table:table-cell office:value-type="float" office:value="1690.87091012886">
                <text:p>1690.87091012886</text:p>
              </table:table-cell>
              <table:table-cell office:value-type="float" office:value="1759.33571373088">
                <text:p>1759.33571373088</text:p>
              </table:table-cell>
              <table:table-cell office:value-type="float" office:value="1696.30659476539">
                <text:p>1696.30659476539</text:p>
              </table:table-cell>
              <table:table-cell office:value-type="float" office:value="1702.3689133749">
                <text:p>1702.3689133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1.91623185857">
                <text:p>2071.91623185857</text:p>
              </table:table-cell>
              <table:table-cell office:value-type="float" office:value="2059.71798461197">
                <text:p>2059.71798461197</text:p>
              </table:table-cell>
              <table:table-cell office:value-type="float" office:value="2085.77183969809">
                <text:p>2085.77183969809</text:p>
              </table:table-cell>
              <table:table-cell office:value-type="float" office:value="2043.46068920353">
                <text:p>2043.46068920353</text:p>
              </table:table-cell>
              <table:table-cell office:value-type="float" office:value="2027.3043736883">
                <text:p>2027.3043736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2.70871049052">
                <text:p>2452.70871049052</text:p>
              </table:table-cell>
              <table:table-cell office:value-type="float" office:value="2459.18030360574">
                <text:p>2459.18030360574</text:p>
              </table:table-cell>
              <table:table-cell office:value-type="float" office:value="2437.64650396836">
                <text:p>2437.64650396836</text:p>
              </table:table-cell>
              <table:table-cell office:value-type="float" office:value="2419.22322073121">
                <text:p>2419.22322073121</text:p>
              </table:table-cell>
              <table:table-cell office:value-type="float" office:value="2403.41753440972">
                <text:p>2403.417534409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77.58544053985">
                <text:p>2877.58544053985</text:p>
              </table:table-cell>
              <table:table-cell office:value-type="float" office:value="2868.93444444445">
                <text:p>2868.93444444445</text:p>
              </table:table-cell>
              <table:table-cell office:value-type="float" office:value="2849.59187245974">
                <text:p>2849.59187245974</text:p>
              </table:table-cell>
              <table:table-cell office:value-type="float" office:value="2850.97560772561">
                <text:p>2850.97560772561</text:p>
              </table:table-cell>
              <table:table-cell office:value-type="float" office:value="2805.13396561465">
                <text:p>2805.13396561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34.66188447793">
                <text:p>3434.66188447793</text:p>
              </table:table-cell>
              <table:table-cell office:value-type="float" office:value="3411.73776399622">
                <text:p>3411.73776399622</text:p>
              </table:table-cell>
              <table:table-cell office:value-type="float" office:value="3444.8028068975">
                <text:p>3444.8028068975</text:p>
              </table:table-cell>
              <table:table-cell office:value-type="float" office:value="3256.52754088562">
                <text:p>3256.52754088562</text:p>
              </table:table-cell>
              <table:table-cell office:value-type="float" office:value="3300.11969726743">
                <text:p>3300.11969726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4.60440791149">
                <text:p>3984.60440791149</text:p>
              </table:table-cell>
              <table:table-cell office:value-type="float" office:value="4067.92187558818">
                <text:p>4067.92187558818</text:p>
              </table:table-cell>
              <table:table-cell office:value-type="float" office:value="3977.95641794636">
                <text:p>3977.95641794636</text:p>
              </table:table-cell>
              <table:table-cell office:value-type="float" office:value="3924.44690458261">
                <text:p>3924.44690458261</text:p>
              </table:table-cell>
              <table:table-cell office:value-type="float" office:value="3860.86400581804">
                <text:p>3860.86400581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61.27312080334">
                <text:p>4661.27312080334</text:p>
              </table:table-cell>
              <table:table-cell office:value-type="float" office:value="4646.75515873016">
                <text:p>4646.75515873016</text:p>
              </table:table-cell>
              <table:table-cell office:value-type="float" office:value="4629.87996031746">
                <text:p>4629.87996031746</text:p>
              </table:table-cell>
              <table:table-cell office:value-type="float" office:value="4616.18716931217">
                <text:p>4616.18716931217</text:p>
              </table:table-cell>
              <table:table-cell office:value-type="float" office:value="4566.36481299059">
                <text:p>4566.36481299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16.26313131313">
                <text:p>5416.26313131313</text:p>
              </table:table-cell>
              <table:table-cell office:value-type="float" office:value="5470.4033008658">
                <text:p>5470.4033008658</text:p>
              </table:table-cell>
              <table:table-cell office:value-type="float" office:value="5578.47001262626">
                <text:p>5578.47001262626</text:p>
              </table:table-cell>
              <table:table-cell office:value-type="float" office:value="5382.74325236167">
                <text:p>5382.74325236167</text:p>
              </table:table-cell>
              <table:table-cell office:value-type="float" office:value="5347.90693192">
                <text:p>5347.90693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04.64285714286">
                <text:p>6304.64285714286</text:p>
              </table:table-cell>
              <table:table-cell office:value-type="float" office:value="6548.75">
                <text:p>6548.75</text:p>
              </table:table-cell>
              <table:table-cell office:value-type="float" office:value="7265">
                <text:p>7265</text:p>
              </table:table-cell>
              <table:table-cell office:value-type="float" office:value="6695.76388888889">
                <text:p>6695.76388888889</text:p>
              </table:table-cell>
              <table:table-cell office:value-type="float" office:value="6363.23389886258">
                <text:p>6363.23389886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95">
                <text:p>8195</text:p>
              </table:table-cell>
              <table:table-cell office:value-type="float" office:value="7060">
                <text:p>7060</text:p>
              </table:table-cell>
              <table:table-cell office:value-type="float" office:value="8921.25">
                <text:p>8921.25</text:p>
              </table:table-cell>
              <table:table-cell office:value-type="float" office:value="8740">
                <text:p>8740</text:p>
              </table:table-cell>
              <table:table-cell office:value-type="float" office:value="7676.25">
                <text:p>7676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Graph.E2:Graph.E23</svg:desc>
                </draw:g>
              </table:table-cell>
              <table:table-cell office:value-type="float" office:value="13">
                <text:p>13</text:p>
                <draw:g>
                  <svg:desc>Graph.J2:Graph.J23</svg:desc>
                </draw:g>
              </table:table-cell>
              <table:table-cell office:value-type="float" office:value="12">
                <text:p>12</text:p>
                <draw:g>
                  <svg:desc>Graph.O2:Graph.O23</svg:desc>
                </draw:g>
              </table:table-cell>
              <table:table-cell office:value-type="float" office:value="16">
                <text:p>16</text:p>
                <draw:g>
                  <svg:desc>Graph.T2:Graph.T23</svg:desc>
                </draw:g>
              </table:table-cell>
              <table:table-cell office:value-type="float" office:value="3.5">
                <text:p>3.5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2.1428571428571">
                <text:p>32.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5">
                <text:p>38.5</text:p>
              </table:table-cell>
              <table:table-cell office:value-type="float" office:value="49">
                <text:p>49</text:p>
              </table:table-cell>
              <table:table-cell office:value-type="float" office:value="49.3333333333334">
                <text:p>49.3333333333334</text:p>
              </table:table-cell>
              <table:table-cell office:value-type="float" office:value="20">
                <text:p>20</text:p>
              </table:table-cell>
              <table:table-cell office:value-type="float" office:value="54.531746031746">
                <text:p>54.531746031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5071428571429">
                <text:p>64.5071428571429</text:p>
              </table:table-cell>
              <table:table-cell office:value-type="float" office:value="62.7866666666667">
                <text:p>62.7866666666667</text:p>
              </table:table-cell>
              <table:table-cell office:value-type="float" office:value="58.4761904761905">
                <text:p>58.4761904761905</text:p>
              </table:table-cell>
              <table:table-cell office:value-type="float" office:value="60.75">
                <text:p>60.75</text:p>
              </table:table-cell>
              <table:table-cell office:value-type="float" office:value="59.5855311355311">
                <text:p>59.5855311355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.5333333333333">
                <text:p>74.5333333333333</text:p>
              </table:table-cell>
              <table:table-cell office:value-type="float" office:value="61">
                <text:p>61</text:p>
              </table:table-cell>
              <table:table-cell office:value-type="float" office:value="77.7833333333333">
                <text:p>77.7833333333333</text:p>
              </table:table-cell>
              <table:table-cell office:value-type="float" office:value="71.7333333333333">
                <text:p>71.7333333333333</text:p>
              </table:table-cell>
              <table:table-cell office:value-type="float" office:value="68.2531818181818">
                <text:p>68.253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7414965986395">
                <text:p>62.7414965986395</text:p>
              </table:table-cell>
              <table:table-cell office:value-type="float" office:value="86.75">
                <text:p>86.75</text:p>
              </table:table-cell>
              <table:table-cell office:value-type="float" office:value="81.5952380952381">
                <text:p>81.5952380952381</text:p>
              </table:table-cell>
              <table:table-cell office:value-type="float" office:value="74.48">
                <text:p>74.48</text:p>
              </table:table-cell>
              <table:table-cell office:value-type="float" office:value="82.9414449112979">
                <text:p>82.9414449112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6157407407408">
                <text:p>97.6157407407408</text:p>
              </table:table-cell>
              <table:table-cell office:value-type="float" office:value="99.9410052910053">
                <text:p>99.9410052910053</text:p>
              </table:table-cell>
              <table:table-cell office:value-type="float" office:value="94.4149029982364">
                <text:p>94.4149029982364</text:p>
              </table:table-cell>
              <table:table-cell office:value-type="float" office:value="98.55">
                <text:p>98.55</text:p>
              </table:table-cell>
              <table:table-cell office:value-type="float" office:value="90.9271200567769">
                <text:p>90.9271200567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.592011322011">
                <text:p>112.592011322011</text:p>
              </table:table-cell>
              <table:table-cell office:value-type="float" office:value="109.372694805195">
                <text:p>109.372694805195</text:p>
              </table:table-cell>
              <table:table-cell office:value-type="float" office:value="108.939034961686">
                <text:p>108.939034961686</text:p>
              </table:table-cell>
              <table:table-cell office:value-type="float" office:value="112.093636363636">
                <text:p>112.093636363636</text:p>
              </table:table-cell>
              <table:table-cell office:value-type="float" office:value="104.867453075636">
                <text:p>104.867453075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.219047619048">
                <text:p>125.219047619048</text:p>
              </table:table-cell>
              <table:table-cell office:value-type="float" office:value="111.566666666667">
                <text:p>111.566666666667</text:p>
              </table:table-cell>
              <table:table-cell office:value-type="float" office:value="106.625">
                <text:p>106.625</text:p>
              </table:table-cell>
              <table:table-cell office:value-type="float" office:value="119">
                <text:p>119</text:p>
              </table:table-cell>
              <table:table-cell office:value-type="float" office:value="102.510714285714">
                <text:p>102.510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427399267399">
                <text:p>127.427399267399</text:p>
              </table:table-cell>
              <table:table-cell office:value-type="float" office:value="117.862628205128">
                <text:p>117.862628205128</text:p>
              </table:table-cell>
              <table:table-cell office:value-type="float" office:value="130.61241998742">
                <text:p>130.61241998742</text:p>
              </table:table-cell>
              <table:table-cell office:value-type="float" office:value="129.07010270775">
                <text:p>129.07010270775</text:p>
              </table:table-cell>
              <table:table-cell office:value-type="float" office:value="119.684421941671">
                <text:p>119.684421941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.166374458874">
                <text:p>139.166374458874</text:p>
              </table:table-cell>
              <table:table-cell office:value-type="float" office:value="136.308823108377">
                <text:p>136.308823108377</text:p>
              </table:table-cell>
              <table:table-cell office:value-type="float" office:value="141.513046602908">
                <text:p>141.513046602908</text:p>
              </table:table-cell>
              <table:table-cell office:value-type="float" office:value="136.539377046325">
                <text:p>136.539377046325</text:p>
              </table:table-cell>
              <table:table-cell office:value-type="float" office:value="133.732960978065">
                <text:p>133.732960978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.169993374188">
                <text:p>149.169993374188</text:p>
              </table:table-cell>
              <table:table-cell office:value-type="float" office:value="145.210377144878">
                <text:p>145.210377144878</text:p>
              </table:table-cell>
              <table:table-cell office:value-type="float" office:value="150.539294987536">
                <text:p>150.539294987536</text:p>
              </table:table-cell>
              <table:table-cell office:value-type="float" office:value="144.794613155841">
                <text:p>144.794613155841</text:p>
              </table:table-cell>
              <table:table-cell office:value-type="float" office:value="143.02715911605">
                <text:p>143.02715911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.062698715004">
                <text:p>161.062698715004</text:p>
              </table:table-cell>
              <table:table-cell office:value-type="float" office:value="160.104014329745">
                <text:p>160.104014329745</text:p>
              </table:table-cell>
              <table:table-cell office:value-type="float" office:value="165.351871733639">
                <text:p>165.351871733639</text:p>
              </table:table-cell>
              <table:table-cell office:value-type="float" office:value="157.879793841282">
                <text:p>157.879793841282</text:p>
              </table:table-cell>
              <table:table-cell office:value-type="float" office:value="155.290561819617">
                <text:p>155.290561819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.316312494695">
                <text:p>171.316312494695</text:p>
              </table:table-cell>
              <table:table-cell office:value-type="float" office:value="167.070166666667">
                <text:p>167.070166666667</text:p>
              </table:table-cell>
              <table:table-cell office:value-type="float" office:value="174.433972342268">
                <text:p>174.433972342268</text:p>
              </table:table-cell>
              <table:table-cell office:value-type="float" office:value="167.110685425685">
                <text:p>167.110685425685</text:p>
              </table:table-cell>
              <table:table-cell office:value-type="float" office:value="164.672543792446">
                <text:p>164.672543792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.149089769465">
                <text:p>190.149089769465</text:p>
              </table:table-cell>
              <table:table-cell office:value-type="float" office:value="186.59031667038">
                <text:p>186.59031667038</text:p>
              </table:table-cell>
              <table:table-cell office:value-type="float" office:value="197.085573932184">
                <text:p>197.085573932184</text:p>
              </table:table-cell>
              <table:table-cell office:value-type="float" office:value="179.831281761717">
                <text:p>179.831281761717</text:p>
              </table:table-cell>
              <table:table-cell office:value-type="float" office:value="179.534713918027">
                <text:p>179.534713918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.355699055273">
                <text:p>202.355699055273</text:p>
              </table:table-cell>
              <table:table-cell office:value-type="float" office:value="207.039879540749">
                <text:p>207.039879540749</text:p>
              </table:table-cell>
              <table:table-cell office:value-type="float" office:value="208.548175196094">
                <text:p>208.548175196094</text:p>
              </table:table-cell>
              <table:table-cell office:value-type="float" office:value="199.024471249914">
                <text:p>199.024471249914</text:p>
              </table:table-cell>
              <table:table-cell office:value-type="float" office:value="195.439804548652">
                <text:p>195.439804548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.00609283905">
                <text:p>218.00609283905</text:p>
              </table:table-cell>
              <table:table-cell office:value-type="float" office:value="212.849444444444">
                <text:p>212.849444444444</text:p>
              </table:table-cell>
              <table:table-cell office:value-type="float" office:value="216.992301587302">
                <text:p>216.992301587302</text:p>
              </table:table-cell>
              <table:table-cell office:value-type="float" office:value="217.079445246112">
                <text:p>217.079445246112</text:p>
              </table:table-cell>
              <table:table-cell office:value-type="float" office:value="212.187531381931">
                <text:p>212.187531381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2.529343434343">
                <text:p>232.529343434343</text:p>
              </table:table-cell>
              <table:table-cell office:value-type="float" office:value="223.220732323232">
                <text:p>223.220732323232</text:p>
              </table:table-cell>
              <table:table-cell office:value-type="float" office:value="241.371590909091">
                <text:p>241.371590909091</text:p>
              </table:table-cell>
              <table:table-cell office:value-type="float" office:value="214.925772604588">
                <text:p>214.925772604588</text:p>
              </table:table-cell>
              <table:table-cell office:value-type="float" office:value="219.130685209119">
                <text:p>219.130685209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.964285714286">
                <text:p>234.964285714286</text:p>
              </table:table-cell>
              <table:table-cell office:value-type="float" office:value="212.433333333333">
                <text:p>212.433333333333</text:p>
              </table:table-cell>
              <table:table-cell office:value-type="float" office:value="295.638888888889">
                <text:p>295.638888888889</text:p>
              </table:table-cell>
              <table:table-cell office:value-type="float" office:value="253.236111111111">
                <text:p>253.236111111111</text:p>
              </table:table-cell>
              <table:table-cell office:value-type="float" office:value="214.927936932349">
                <text:p>214.927936932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.166666666667">
                <text:p>289.166666666667</text:p>
              </table:table-cell>
              <table:table-cell office:value-type="float" office:value="223">
                <text:p>223</text:p>
              </table:table-cell>
              <table:table-cell office:value-type="float" office:value="258.75">
                <text:p>258.75</text:p>
              </table:table-cell>
              <table:table-cell office:value-type="float" office:value="294">
                <text:p>294</text:p>
              </table:table-cell>
              <table:table-cell office:value-type="float" office:value="252.9">
                <text:p>25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F2:Graph.F23</svg:desc>
                </draw:g>
              </table:table-cell>
              <table:table-cell office:value-type="float" office:value="0">
                <text:p>0</text:p>
                <draw:g>
                  <svg:desc>Graph.K2:Graph.K23</svg:desc>
                </draw:g>
              </table:table-cell>
              <table:table-cell office:value-type="float" office:value="0">
                <text:p>0</text:p>
                <draw:g>
                  <svg:desc>Graph.P2:Graph.P23</svg:desc>
                </draw:g>
              </table:table-cell>
              <table:table-cell office:value-type="float" office:value="0">
                <text:p>0</text:p>
                <draw:g>
                  <svg:desc>Graph.U2:Graph.U23</svg:desc>
                </draw:g>
              </table:table-cell>
              <table:table-cell office:value-type="float" office:value="9">
                <text:p>9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4.39682539682541">
                <text:p>4.39682539682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6428571428571">
                <text:p>4.26428571428571</text:p>
              </table:table-cell>
              <table:table-cell office:value-type="float" office:value="6.72">
                <text:p>6.72</text:p>
              </table:table-cell>
              <table:table-cell office:value-type="float" office:value="14.5238095238095">
                <text:p>14.5238095238095</text:p>
              </table:table-cell>
              <table:table-cell office:value-type="float" office:value="6">
                <text:p>6</text:p>
              </table:table-cell>
              <table:table-cell office:value-type="float" office:value="8.76650968079539">
                <text:p>8.76650968079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">
                <text:p>4.3</text:p>
              </table:table-cell>
              <table:table-cell office:value-type="float" office:value="14.75">
                <text:p>14.75</text:p>
              </table:table-cell>
              <table:table-cell office:value-type="float" office:value="4.68333333333333">
                <text:p>4.68333333333333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12.1710664335664">
                <text:p>12.1710664335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219387755102">
                <text:p>20.219387755102</text:p>
              </table:table-cell>
              <table:table-cell office:value-type="float" office:value="7.52777777777778">
                <text:p>7.52777777777778</text:p>
              </table:table-cell>
              <table:table-cell office:value-type="float" office:value="10.7619047619048">
                <text:p>10.7619047619048</text:p>
              </table:table-cell>
              <table:table-cell office:value-type="float" office:value="13.88">
                <text:p>13.88</text:p>
              </table:table-cell>
              <table:table-cell office:value-type="float" office:value="12.7955765639589">
                <text:p>12.7955765639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637037037037">
                <text:p>10.637037037037</text:p>
              </table:table-cell>
              <table:table-cell office:value-type="float" office:value="7.07724867724868">
                <text:p>7.07724867724868</text:p>
              </table:table-cell>
              <table:table-cell office:value-type="float" office:value="13.5649911816579">
                <text:p>13.5649911816579</text:p>
              </table:table-cell>
              <table:table-cell office:value-type="float" office:value="6.26666666666667">
                <text:p>6.26666666666667</text:p>
              </table:table-cell>
              <table:table-cell office:value-type="float" office:value="11.675064369182">
                <text:p>11.675064369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9812687312687">
                <text:p>7.39812687312687</text:p>
              </table:table-cell>
              <table:table-cell office:value-type="float" office:value="8.70849567099567">
                <text:p>8.70849567099567</text:p>
              </table:table-cell>
              <table:table-cell office:value-type="float" office:value="10.3316235632184">
                <text:p>10.3316235632184</text:p>
              </table:table-cell>
              <table:table-cell office:value-type="float" office:value="10.7363636363636">
                <text:p>10.7363636363636</text:p>
              </table:table-cell>
              <table:table-cell office:value-type="float" office:value="12.1560718345122">
                <text:p>12.1560718345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666666666667">
                <text:p>12.2666666666667</text:p>
              </table:table-cell>
              <table:table-cell office:value-type="float" office:value="5.53333333333333">
                <text:p>5.53333333333333</text:p>
              </table:table-cell>
              <table:table-cell office:value-type="float" office:value="7.25">
                <text:p>7.25</text:p>
              </table:table-cell>
              <table:table-cell office:value-type="float" office:value="8.75">
                <text:p>8.75</text:p>
              </table:table-cell>
              <table:table-cell office:value-type="float" office:value="20.7785714285714">
                <text:p>20.77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3238461538462">
                <text:p>10.3238461538462</text:p>
              </table:table-cell>
              <table:table-cell office:value-type="float" office:value="12.5621794871795">
                <text:p>12.5621794871795</text:p>
              </table:table-cell>
              <table:table-cell office:value-type="float" office:value="17.9017834017834">
                <text:p>17.9017834017834</text:p>
              </table:table-cell>
              <table:table-cell office:value-type="float" office:value="9.05181605975724">
                <text:p>9.05181605975724</text:p>
              </table:table-cell>
              <table:table-cell office:value-type="float" office:value="13.1735254768568">
                <text:p>13.17352547685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4610137085137">
                <text:p>11.4610137085137</text:p>
              </table:table-cell>
              <table:table-cell office:value-type="float" office:value="11.834794740531">
                <text:p>11.834794740531</text:p>
              </table:table-cell>
              <table:table-cell office:value-type="float" office:value="12.5631073889658">
                <text:p>12.5631073889658</text:p>
              </table:table-cell>
              <table:table-cell office:value-type="float" office:value="13.5364694357367">
                <text:p>13.5364694357367</text:p>
              </table:table-cell>
              <table:table-cell office:value-type="float" office:value="14.9473916040986">
                <text:p>14.9473916040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41697054302684">
                <text:p>9.41697054302684</text:p>
              </table:table-cell>
              <table:table-cell office:value-type="float" office:value="11.6814912692076">
                <text:p>11.6814912692076</text:p>
              </table:table-cell>
              <table:table-cell office:value-type="float" office:value="11.0936797851806">
                <text:p>11.0936797851806</text:p>
              </table:table-cell>
              <table:table-cell office:value-type="float" office:value="12.828982391059">
                <text:p>12.828982391059</text:p>
              </table:table-cell>
              <table:table-cell office:value-type="float" office:value="14.6020892625396">
                <text:p>14.6020892625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171514851744">
                <text:p>13.2171514851744</text:p>
              </table:table-cell>
              <table:table-cell office:value-type="float" office:value="11.221042654241">
                <text:p>11.221042654241</text:p>
              </table:table-cell>
              <table:table-cell office:value-type="float" office:value="12.248583333309">
                <text:p>12.248583333309</text:p>
              </table:table-cell>
              <table:table-cell office:value-type="float" office:value="13.8841615828267">
                <text:p>13.8841615828267</text:p>
              </table:table-cell>
              <table:table-cell office:value-type="float" office:value="16.9179247770915">
                <text:p>16.9179247770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54697181903">
                <text:p>12.554697181903</text:p>
              </table:table-cell>
              <table:table-cell office:value-type="float" office:value="14.2023333333333">
                <text:p>14.2023333333333</text:p>
              </table:table-cell>
              <table:table-cell office:value-type="float" office:value="11.6651411611874">
                <text:p>11.6651411611874</text:p>
              </table:table-cell>
              <table:table-cell office:value-type="float" office:value="17.6480663780664">
                <text:p>17.6480663780664</text:p>
              </table:table-cell>
              <table:table-cell office:value-type="float" office:value="18.3781208327748">
                <text:p>18.3781208327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7499395206696">
                <text:p>15.7499395206696</text:p>
              </table:table-cell>
              <table:table-cell office:value-type="float" office:value="16.2419491724363">
                <text:p>16.2419491724363</text:p>
              </table:table-cell>
              <table:table-cell office:value-type="float" office:value="16.7463783127448">
                <text:p>16.7463783127448</text:p>
              </table:table-cell>
              <table:table-cell office:value-type="float" office:value="20.6702747769829">
                <text:p>20.6702747769829</text:p>
              </table:table-cell>
              <table:table-cell office:value-type="float" office:value="22.7007269449993">
                <text:p>22.7007269449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1420604951178">
                <text:p>19.1420604951178</text:p>
              </table:table-cell>
              <table:table-cell office:value-type="float" office:value="14.1103773762469">
                <text:p>14.1103773762469</text:p>
              </table:table-cell>
              <table:table-cell office:value-type="float" office:value="15.7896957768">
                <text:p>15.7896957768</text:p>
              </table:table-cell>
              <table:table-cell office:value-type="float" office:value="20.3027113140691">
                <text:p>20.3027113140691</text:p>
              </table:table-cell>
              <table:table-cell office:value-type="float" office:value="23.1844254451118">
                <text:p>23.1844254451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1558077680833">
                <text:p>20.1558077680833</text:p>
              </table:table-cell>
              <table:table-cell office:value-type="float" office:value="21.6971428571429">
                <text:p>21.6971428571429</text:p>
              </table:table-cell>
              <table:table-cell office:value-type="float" office:value="20.3689285714286">
                <text:p>20.3689285714286</text:p>
              </table:table-cell>
              <table:table-cell office:value-type="float" office:value="20.6512145262145">
                <text:p>20.6512145262145</text:p>
              </table:table-cell>
              <table:table-cell office:value-type="float" office:value="23.3164045720361">
                <text:p>23.3164045720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0335858585859">
                <text:p>22.0335858585859</text:p>
              </table:table-cell>
              <table:table-cell office:value-type="float" office:value="22.0955808080808">
                <text:p>22.0955808080808</text:p>
              </table:table-cell>
              <table:table-cell office:value-type="float" office:value="20.4578553391053">
                <text:p>20.4578553391053</text:p>
              </table:table-cell>
              <table:table-cell office:value-type="float" office:value="25.242375168691">
                <text:p>25.242375168691</text:p>
              </table:table-cell>
              <table:table-cell office:value-type="float" office:value="26.3533050054024">
                <text:p>26.3533050054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75">
                <text:p>22.75</text:p>
              </table:table-cell>
              <table:table-cell office:value-type="float" office:value="23.9833333333333">
                <text:p>23.9833333333333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25.1523194126135">
                <text:p>25.1523194126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5.4856983655275">
                <text:p>15.4856983655275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0.6287147102526">
                <text:p>10.6287147102526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3.4565378900446">
                <text:p>13.4565378900446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0.5265601783061">
                <text:p>10.5265601783061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9.9024888558692">
                <text:p>49.90248885586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5.6821589205397">
                <text:p>55.6821589205397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5.133245958934">
                <text:p>55.133245958934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7.0738440303658">
                <text:p>57.0738440303658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50.6396118217909">
                <text:p>50.6396118217909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5.1195682516051">
                <text:p>45.11956825160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009cm" svg:height="22.181cm" xlink:href=".." xlink:type="simple" chart:class="chart:bar" chart:style-name="ch1">
        <chart:title svg:x="19.108cm" svg:y="0.579cm" chart:style-name="ch2">
          <text:p>Lvl game ended on</text:p>
        </chart:title>
        <chart:plot-area chart:style-name="ch3" table:cell-range-address="Graph.V376:Graph.V396" svg:x="1.878cm" svg:y="2.687cm" svg:width="38.451cm" svg:height="18.043cm">
          <chartooo:coordinate-region svg:x="2.499cm" svg:y="2.899cm" svg:width="37.83cm" svg:height="17.158cm"/>
          <chart:axis chart:dimension="x" chart:name="primary-x" chart:style-name="ch4">
            <chart:title svg:x="20.662cm" svg:y="21.174cm" chart:style-name="ch5">
              <text:p>Level</text:p>
            </chart:title>
          </chart:axis>
          <chart:axis chart:dimension="y" chart:name="primary-y" chart:style-name="ch6">
            <chart:title svg:x="0.451cm" svg:y="12.308cm" chart:style-name="ch7">
              <text:p>Games</text:p>
            </chart:title>
            <chart:grid chart:style-name="ch8" chart:class="major"/>
          </chart:axis>
          <chart:series chart:style-name="ch9" chart:values-cell-range-address="Graph.V376:Graph.V396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Graph.V376:Graph.V3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